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Multipl.xml" manifest:media-type="text/xml"/>
  <manifest:file-entry manifest:full-path="Basic/Standard/Module2.xml" manifest:media-type="text/xml"/>
  <manifest:file-entry manifest:full-path="Basic/Standard/Superindice.xml" manifest:media-type="text/xml"/>
  <manifest:file-entry manifest:full-path="Basic/Standard/script-lb.xml" manifest:media-type="text/xml"/>
  <manifest:file-entry manifest:full-path="Basic/script-lc.xml" manifest:media-type="text/xml"/>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ObjectReplacements/Object 3" manifest:media-type=""/>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
  <manifest:file-entry manifest:full-path="Object 1/styles.xml" manifest:media-type="text/xml"/>
  <manifest:file-entry manifest:full-path="Object 1/meta.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lbany" svg:font-family="Albany" style:font-family-generic="swiss" style:font-pitch="variable"/>
    <style:font-face style:name="Andale Sans UI" svg:font-family="'Andale Sans UI'" style:font-pitch="variable"/>
    <style:font-face style:name="Andale Sans UI1" svg:font-family="'Andale Sans UI', 'Arial Unicode MS'" style:font-pitch="variable"/>
    <style:font-face style:name="Arial" svg:font-family="Arial" style:font-family-generic="swiss" style:font-pitch="variable"/>
    <style:font-face style:name="Arial Unicode MS" svg:font-family="'Arial Unicode MS'"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adornments="Normal" style:font-pitch="variable"/>
    <style:font-face style:name="Linux Biolinum G1" svg:font-family="'Linux Biolinum G'" style:font-adornments="Negrita cursiva" style:font-pitch="variable"/>
    <style:font-face style:name="Linux Biolinum G2" svg:font-family="'Linux Biolinum G'" style:font-pitch="variable"/>
    <style:font-face style:name="Linux Biolinum G3" svg:font-family="'Linux Biolinum G'"/>
    <style:font-face style:name="Linux Biolinum G4" svg:font-family="'Linux Biolinum G'" style:font-adornments="Regular"/>
    <style:font-face style:name="Linux Libertine G" svg:font-family="'Linux Libertine G'"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wiss" style:font-pitch="variable"/>
    <style:font-face style:name="Segoe UI Symbol" svg:font-family="'Segoe UI Symbol'" style:font-family-generic="swiss" style:font-pitch="variable"/>
    <style:font-face style:name="Segoe UI Symbol1" svg:font-family="'Segoe UI Symbol'"/>
    <style:font-face style:name="Segoe UI1" svg:font-family="'Segoe UI'" style:font-pitch="variable"/>
    <style:font-face style:name="Segoe UI2" svg:font-family="'Segoe UI'" style:font-family-generic="system" style:font-pitch="variable"/>
    <style:font-face style:name="StarSymbol" svg:font-family="StarSymbol, 'Arial Unicode MS'" style:font-charset="x-symbol"/>
    <style:font-face style:name="Tahoma" svg:font-family="Tahoma" style:font-family-generic="swiss" style:font-pitch="variable"/>
    <style:font-face style:name="Tahoma1" svg:font-family="Tahoma"/>
    <style:font-face style:name="Tahoma2" svg:font-family="Tahoma" style:font-pitch="variable"/>
    <style:font-face style:name="Tahoma3"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2.792cm"/>
    </style:style>
    <style:style style:name="co2" style:family="table-column">
      <style:table-column-properties fo:break-before="auto" style:column-width="2.902cm"/>
    </style:style>
    <style:style style:name="co3" style:family="table-column">
      <style:table-column-properties fo:break-before="auto" style:column-width="4.8cm"/>
    </style:style>
    <style:style style:name="co4" style:family="table-column">
      <style:table-column-properties fo:break-before="auto" style:column-width="2.26cm"/>
    </style:style>
    <style:style style:name="co5" style:family="table-column">
      <style:table-column-properties fo:break-before="auto" style:column-width="2.575cm"/>
    </style:style>
    <style:style style:name="co6" style:family="table-column">
      <style:table-column-properties fo:break-before="auto" style:column-width="0.54cm"/>
    </style:style>
    <style:style style:name="co7" style:family="table-column">
      <style:table-column-properties fo:break-before="auto" style:column-width="0.951cm"/>
    </style:style>
    <style:style style:name="co8" style:family="table-column">
      <style:table-column-properties fo:break-before="auto" style:column-width="3.101cm"/>
    </style:style>
    <style:style style:name="co9" style:family="table-column">
      <style:table-column-properties fo:break-before="auto" style:column-width="0.503cm"/>
    </style:style>
    <style:style style:name="co10" style:family="table-column">
      <style:table-column-properties fo:break-before="auto" style:column-width="1.304cm"/>
    </style:style>
    <style:style style:name="co11" style:family="table-column">
      <style:table-column-properties fo:break-before="auto" style:column-width="2.258cm"/>
    </style:style>
    <style:style style:name="co12" style:family="table-column">
      <style:table-column-properties fo:break-before="auto" style:column-width="2.424cm"/>
    </style:style>
    <style:style style:name="co13" style:family="table-column">
      <style:table-column-properties fo:break-before="auto" style:column-width="3.016cm"/>
    </style:style>
    <style:style style:name="co14" style:family="table-column">
      <style:table-column-properties fo:break-before="auto" style:column-width="3.022cm"/>
    </style:style>
    <style:style style:name="co15" style:family="table-column">
      <style:table-column-properties fo:break-before="auto" style:column-width="0.7cm"/>
    </style:style>
    <style:style style:name="co16" style:family="table-column">
      <style:table-column-properties fo:break-before="auto" style:column-width="1.214cm"/>
    </style:style>
    <style:style style:name="co17" style:family="table-column">
      <style:table-column-properties fo:break-before="auto" style:column-width="3.53cm"/>
    </style:style>
    <style:style style:name="co18" style:family="table-column">
      <style:table-column-properties fo:break-before="auto" style:column-width="3cm"/>
    </style:style>
    <style:style style:name="co19" style:family="table-column">
      <style:table-column-properties fo:break-before="auto" style:column-width="1cm"/>
    </style:style>
    <style:style style:name="co20" style:family="table-column">
      <style:table-column-properties fo:break-before="auto" style:column-width="2.732cm"/>
    </style:style>
    <style:style style:name="co21" style:family="table-column">
      <style:table-column-properties fo:break-before="auto" style:column-width="11cm"/>
    </style:style>
    <style:style style:name="co22" style:family="table-column">
      <style:table-column-properties fo:break-before="auto" style:column-width="1.49cm"/>
    </style:style>
    <style:style style:name="co23" style:family="table-column">
      <style:table-column-properties fo:break-before="auto" style:column-width="2.529cm"/>
    </style:style>
    <style:style style:name="co24" style:family="table-column">
      <style:table-column-properties fo:break-before="auto" style:column-width="2.505cm"/>
    </style:style>
    <style:style style:name="co25" style:family="table-column">
      <style:table-column-properties fo:break-before="auto" style:column-width="2.401cm"/>
    </style:style>
    <style:style style:name="co26" style:family="table-column">
      <style:table-column-properties fo:break-before="auto" style:column-width="1.6cm"/>
    </style:style>
    <style:style style:name="co27" style:family="table-column">
      <style:table-column-properties fo:break-before="auto" style:column-width="0.697cm"/>
    </style:style>
    <style:style style:name="co28" style:family="table-column">
      <style:table-column-properties fo:break-before="auto" style:column-width="0.695cm"/>
    </style:style>
    <style:style style:name="co29" style:family="table-column">
      <style:table-column-properties fo:break-before="auto" style:column-width="2.477cm"/>
    </style:style>
    <style:style style:name="co30" style:family="table-column">
      <style:table-column-properties fo:break-before="auto" style:column-width="2.45cm"/>
    </style:style>
    <style:style style:name="co31" style:family="table-column">
      <style:table-column-properties fo:break-before="auto" style:column-width="1.859cm"/>
    </style:style>
    <style:style style:name="co32" style:family="table-column">
      <style:table-column-properties fo:break-before="auto" style:column-width="2.866cm"/>
    </style:style>
    <style:style style:name="co33" style:family="table-column">
      <style:table-column-properties fo:break-before="auto" style:column-width="9.999cm"/>
    </style:style>
    <style:style style:name="co34" style:family="table-column">
      <style:table-column-properties fo:break-before="auto" style:column-width="2.267cm"/>
    </style:style>
    <style:style style:name="co35" style:family="table-column">
      <style:table-column-properties fo:break-before="auto" style:column-width="2.812cm"/>
    </style:style>
    <style:style style:name="co36" style:family="table-column">
      <style:table-column-properties fo:break-before="auto" style:column-width="2.062cm"/>
    </style:style>
    <style:style style:name="co37" style:family="table-column">
      <style:table-column-properties fo:break-before="auto" style:column-width="1.642cm"/>
    </style:style>
    <style:style style:name="co38" style:family="table-column">
      <style:table-column-properties fo:break-before="auto" style:column-width="1.231cm"/>
    </style:style>
    <style:style style:name="co39" style:family="table-column">
      <style:table-column-properties fo:break-before="auto" style:column-width="0.586cm"/>
    </style:style>
    <style:style style:name="co40" style:family="table-column">
      <style:table-column-properties fo:break-before="auto" style:column-width="4.2cm"/>
    </style:style>
    <style:style style:name="co41" style:family="table-column">
      <style:table-column-properties fo:break-before="auto" style:column-width="1.644cm"/>
    </style:style>
    <style:style style:name="co42" style:family="table-column">
      <style:table-column-properties fo:break-before="auto" style:column-width="1.101cm"/>
    </style:style>
    <style:style style:name="co43" style:family="table-column">
      <style:table-column-properties fo:break-before="auto" style:column-width="0.533cm"/>
    </style:style>
    <style:style style:name="co44" style:family="table-column">
      <style:table-column-properties fo:break-before="auto" style:column-width="2.755cm"/>
    </style:style>
    <style:style style:name="co45" style:family="table-column">
      <style:table-column-properties fo:break-before="auto" style:column-width="0.944cm"/>
    </style:style>
    <style:style style:name="co46" style:family="table-column">
      <style:table-column-properties fo:break-before="auto" style:column-width="2.2cm"/>
    </style:style>
    <style:style style:name="co47" style:family="table-column">
      <style:table-column-properties fo:break-before="auto" style:column-width="2.988cm"/>
    </style:style>
    <style:style style:name="co48" style:family="table-column">
      <style:table-column-properties fo:break-before="auto" style:column-width="0.6cm"/>
    </style:style>
    <style:style style:name="co49" style:family="table-column">
      <style:table-column-properties fo:break-before="auto" style:column-width="1.102cm"/>
    </style:style>
    <style:style style:name="co50" style:family="table-column">
      <style:table-column-properties fo:break-before="auto" style:column-width="2.859cm"/>
    </style:style>
    <style:style style:name="co51" style:family="table-column">
      <style:table-column-properties fo:break-before="auto" style:column-width="2.701cm"/>
    </style:style>
    <style:style style:name="co52" style:family="table-column">
      <style:table-column-properties fo:break-before="auto" style:column-width="2.35cm"/>
    </style:style>
    <style:style style:name="co53" style:family="table-column">
      <style:table-column-properties fo:break-before="auto" style:column-width="2.298cm"/>
    </style:style>
    <style:style style:name="co54" style:family="table-column">
      <style:table-column-properties fo:break-before="auto" style:column-width="2.626cm"/>
    </style:style>
    <style:style style:name="co55" style:family="table-column">
      <style:table-column-properties fo:break-before="auto" style:column-width="0.792cm"/>
    </style:style>
    <style:style style:name="co56" style:family="table-column">
      <style:table-column-properties fo:break-before="auto" style:column-width="2.633cm"/>
    </style:style>
    <style:style style:name="co57" style:family="table-column">
      <style:table-column-properties fo:break-before="auto" style:column-width="1.342cm"/>
    </style:style>
    <style:style style:name="co58" style:family="table-column">
      <style:table-column-properties fo:break-before="auto" style:column-width="2.549cm"/>
    </style:style>
    <style:style style:name="co59" style:family="table-column">
      <style:table-column-properties fo:break-before="auto" style:column-width="2.76cm"/>
    </style:style>
    <style:style style:name="co60" style:family="table-column">
      <style:table-column-properties fo:break-before="auto" style:column-width="2.3cm"/>
    </style:style>
    <style:style style:name="co61" style:family="table-column">
      <style:table-column-properties fo:break-before="auto" style:column-width="0.4cm"/>
    </style:style>
    <style:style style:name="co62" style:family="table-column">
      <style:table-column-properties fo:break-before="auto" style:column-width="0.471cm"/>
    </style:style>
    <style:style style:name="co63" style:family="table-column">
      <style:table-column-properties fo:break-before="auto" style:column-width="2.427cm"/>
    </style:style>
    <style:style style:name="co64" style:family="table-column">
      <style:table-column-properties fo:break-before="auto" style:column-width="1.316cm"/>
    </style:style>
    <style:style style:name="co65" style:family="table-column">
      <style:table-column-properties fo:break-before="auto" style:column-width="2.551cm"/>
    </style:style>
    <style:style style:name="co66" style:family="table-column">
      <style:table-column-properties fo:break-before="auto" style:column-width="0.499cm"/>
    </style:style>
    <style:style style:name="co67" style:family="table-column">
      <style:table-column-properties fo:break-before="auto" style:column-width="1.051cm"/>
    </style:style>
    <style:style style:name="co68" style:family="table-column">
      <style:table-column-properties fo:break-before="auto" style:column-width="2.653cm"/>
    </style:style>
    <style:style style:name="co69" style:family="table-column">
      <style:table-column-properties fo:break-before="auto" style:column-width="2.499cm"/>
    </style:style>
    <style:style style:name="co70" style:family="table-column">
      <style:table-column-properties fo:break-before="auto" style:column-width="3.228cm"/>
    </style:style>
    <style:style style:name="ro1" style:family="table-row">
      <style:table-row-properties style:row-height="0.48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5cm" fo:break-before="auto" style:use-optimal-row-height="false"/>
    </style:style>
    <style:style style:name="ro4" style:family="table-row">
      <style:table-row-properties style:row-height="0.487cm" fo:break-before="auto" style:use-optimal-row-height="true"/>
    </style:style>
    <style:style style:name="ro5" style:family="table-row">
      <style:table-row-properties style:row-height="0.452cm" fo:break-before="auto" style:use-optimal-row-height="true"/>
    </style:style>
    <style:style style:name="ro6" style:family="table-row">
      <style:table-row-properties style:row-height="5.422cm" fo:break-before="auto" style:use-optimal-row-height="true"/>
    </style:style>
    <style:style style:name="ro7" style:family="table-row">
      <style:table-row-properties style:row-height="0.499cm" fo:break-before="auto" style:use-optimal-row-height="false"/>
    </style:style>
    <style:style style:name="ro8" style:family="table-row">
      <style:table-row-properties style:row-height="17.955cm" fo:break-before="auto" style:use-optimal-row-height="true"/>
    </style:style>
    <style:style style:name="ro9" style:family="table-row">
      <style:table-row-properties style:row-height="0.526cm" fo:break-before="auto" style:use-optimal-row-height="true"/>
    </style:style>
    <style:style style:name="ro10" style:family="table-row">
      <style:table-row-properties style:row-height="0.57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number-style style:name="N80">
      <number:scientific-number number:decimal-places="2" number:min-decimal-places="2" number:min-integer-digits="1" number:min-exponent-digits="3" number:exponent-interval="1" number:forced-exponent-sign="true"/>
    </number:number-style>
    <number:number-style style:name="N81">
      <number:scientific-number number:decimal-places="2" number:min-decimal-places="2" number:min-integer-digits="1" number:min-exponent-digits="2" number:exponent-interval="1" number:forced-exponent-sign="true"/>
    </number:number-style>
    <number:boolean-style style:name="N99">
      <number:boolean/>
    </number:boolean-style>
    <style:style style:name="ce77" style:family="table-cell" style:parent-style-name="Default">
      <style:table-cell-properties fo:background-color="#e6e6ff"/>
      <style:text-properties style:font-name="Linux Biolinum G2" fo:font-size="11pt" fo:font-weight="bold" style:font-size-asian="11pt" style:font-weight-asian="bold" style:font-size-complex="11pt" style:font-weight-complex="bold"/>
    </style:style>
    <style:style style:name="ce81" style:family="table-cell" style:parent-style-name="Default">
      <style:table-cell-properties fo:background-color="#e6e6ff"/>
      <style:text-properties style:font-name="Linux Biolinum G2" fo:font-size="11pt" fo:language="gl" fo:country="ES" fo:font-weight="normal" style:font-size-asian="11pt" style:font-weight-asian="normal" style:font-size-complex="11pt" style:font-weight-complex="normal"/>
    </style:style>
    <style:style style:name="ce82" style:family="table-cell" style:parent-style-name="Default">
      <style:table-cell-properties fo:background-color="#e6e6ff"/>
      <style:text-properties style:font-name="Linux Biolinum G2" fo:font-size="11pt" fo:language="gl" fo:country="ES" style:font-size-asian="11pt" style:font-size-complex="11pt"/>
    </style:style>
    <style:style style:name="ce83" style:family="table-cell" style:parent-style-name="Default">
      <style:table-cell-properties fo:background-color="#e6e6ff"/>
      <style:text-properties style:font-name="Tahoma" fo:font-size="11pt" fo:language="gl" fo:country="ES" style:font-size-asian="11pt" style:font-size-complex="11pt"/>
    </style:style>
    <style:style style:name="ce85" style:family="table-cell" style:parent-style-name="Default">
      <style:table-cell-properties fo:background-color="#e6e6ff"/>
      <style:text-properties style:font-name="Linux Biolinum G2" fo:font-size="11pt" style:font-size-asian="11pt" style:font-size-complex="11pt"/>
    </style:style>
    <style:style style:name="ce90" style:family="table-cell" style:parent-style-name="Default">
      <style:table-cell-properties fo:background-color="#e6e6ff"/>
      <style:text-properties style:font-name="Linux Biolinum G2" fo:font-size="11pt" fo:language="gl" fo:country="ES" fo:font-weight="bold" style:font-size-asian="11pt" style:font-size-complex="11pt" style:font-weight-complex="bold"/>
    </style:style>
    <style:style style:name="ce89" style:family="table-cell" style:parent-style-name="Default">
      <style:table-cell-properties fo:background-color="#e6e6ff"/>
      <style:text-properties style:font-name="Linux Biolinum G2" fo:font-size="11pt" fo:language="gl" fo:country="ES" fo:font-weight="bold" style:font-size-asian="11pt" style:font-weight-asian="bold" style:font-size-complex="11pt" style:font-weight-complex="bold"/>
    </style:style>
    <style:style style:name="ce9" style:family="table-cell" style:parent-style-name="Default">
      <style:table-cell-properties fo:background-color="#fffacd"/>
      <style:text-properties style:font-name="Linux Biolinum G2" fo:font-size="11pt" fo:language="gl" fo:country="ES" style:font-size-asian="11pt" style:font-size-complex="11pt"/>
    </style:style>
    <style:style style:name="ce71" style:family="table-cell" style:parent-style-name="Default">
      <style:table-cell-properties fo:background-color="#e6e6ff"/>
      <style:text-properties style:font-name="Linux Biolinum G2" fo:font-size="11pt" fo:font-style="italic" fo:font-weight="bold" style:font-size-asian="11pt" style:font-style-asian="italic" style:font-weight-asian="bold" style:font-size-complex="11pt" style:font-style-complex="italic" style:font-weight-complex="bold"/>
    </style:style>
    <style:style style:name="ce106" style:family="table-cell" style:parent-style-name="Default">
      <style:table-cell-properties fo:background-color="#e6e6ff" style:text-align-source="fix" style:repeat-content="false"/>
      <style:paragraph-properties fo:text-align="end" fo:margin-left="0cm"/>
      <style:text-properties style:font-name="Linux Biolinum G2" fo:font-size="11pt" style:font-size-asian="11pt" style:font-size-complex="11pt"/>
    </style:style>
    <style:style style:name="ce10" style:family="table-cell" style:parent-style-name="Default">
      <style:table-cell-properties fo:background-color="#e6e6ff" style:text-align-source="fix" style:repeat-content="false"/>
      <style:paragraph-properties fo:text-align="end" fo:margin-left="0cm"/>
      <style:text-properties style:font-name="Linux Biolinum G2" fo:font-size="11pt" fo:language="gl" fo:country="ES" style:font-size-asian="11pt" style:font-size-complex="11pt"/>
    </style:style>
    <style:style style:name="ce92" style:family="table-cell" style:parent-style-name="Default">
      <style:table-cell-properties fo:background-color="#e6e6ff" style:text-align-source="value-type" style:repeat-content="false"/>
      <style:text-properties style:font-name="Linux Biolinum G2" fo:font-size="11pt" style:font-size-asian="11pt" style:font-size-complex="11pt"/>
    </style:style>
    <style:style style:name="ce14" style:family="table-cell" style:parent-style-name="Default">
      <style:table-cell-properties fo:background-color="#e6e6ff" style:text-align-source="value-type" style:repeat-content="false"/>
      <style:text-properties style:font-name="Linux Biolinum G2" fo:font-size="11pt" fo:font-style="italic" fo:font-weight="bold" style:font-size-asian="11pt" style:font-style-asian="italic" style:font-weight-asian="bold" style:font-size-complex="11pt" style:font-style-complex="italic" style:font-weight-complex="bold"/>
    </style:style>
    <style:style style:name="ce93" style:family="table-cell" style:parent-style-name="Default">
      <style:text-properties style:font-name="Linux Biolinum G2" fo:font-size="11pt" style:font-size-asian="11pt" style:font-size-complex="11pt"/>
    </style:style>
    <style:style style:name="ce94" style:family="table-cell" style:parent-style-name="Default">
      <style:table-cell-properties fo:background-color="#e6e6ff" style:text-align-source="fix" style:repeat-content="false"/>
      <style:paragraph-properties fo:text-align="center" fo:margin-left="0cm"/>
      <style:text-properties style:font-name="Linux Biolinum G2" fo:font-size="11pt" style:font-size-asian="11pt" style:font-size-complex="11pt"/>
    </style:style>
    <style:style style:name="ce91" style:family="table-cell" style:parent-style-name="Default">
      <style:table-cell-properties fo:background-color="#e6e6ff"/>
      <style:text-properties style:font-name="Linux Biolinum G2" fo:font-size="11pt" fo:font-style="italic" style:font-size-asian="11pt" style:font-style-asian="italic" style:font-size-complex="11pt" style:font-style-complex="italic"/>
    </style:style>
    <style:style style:name="ce15" style:family="table-cell" style:parent-style-name="Default">
      <style:table-cell-properties fo:background-color="#e6e6ff" style:text-align-source="value-type" style:repeat-content="false"/>
      <style:paragraph-properties fo:margin-left="0cm"/>
      <style:text-properties style:font-name="Linux Biolinum G2" fo:font-size="11pt" fo:language="gl" fo:country="ES" style:font-size-asian="11pt" style:font-size-complex="11pt"/>
    </style:style>
    <style:style style:name="ce16" style:family="table-cell" style:parent-style-name="Default">
      <style:table-cell-properties fo:background-color="#e6e6ff"/>
      <style:text-properties style:font-name="Linux Biolinum G2" fo:font-size="11pt" fo:font-style="italic" style:text-underline-style="none" style:font-size-asian="11pt" style:font-style-asian="italic" style:font-size-complex="11pt" style:font-style-complex="italic"/>
    </style:style>
    <style:style style:name="ce95" style:family="table-cell" style:parent-style-name="Default" style:data-style-name="N37">
      <style:table-cell-properties fo:background-color="#e6e6ff"/>
      <style:text-properties style:font-name="Linux Biolinum G2" fo:font-size="11pt" style:font-size-asian="11pt" style:font-size-complex="11pt"/>
    </style:style>
    <style:style style:name="ce98" style:family="table-cell" style:parent-style-name="Default" style:data-style-name="N37">
      <style:text-properties style:font-name="Linux Biolinum G2" fo:font-size="11pt" style:font-size-asian="11pt" style:font-size-complex="11pt"/>
    </style:style>
    <style:style style:name="ce5" style:family="table-cell" style:parent-style-name="Default">
      <style:table-cell-properties fo:background-color="#fffacd"/>
      <style:text-properties style:font-name="Linux Biolinum G2" fo:font-size="11pt" style:font-size-complex="11pt"/>
    </style:style>
    <style:style style:name="ce101" style:family="table-cell" style:parent-style-name="Default">
      <style:table-cell-properties fo:background-color="#e6e6ff" style:text-align-source="value-type" style:repeat-content="false"/>
      <style:text-properties style:font-name="Linux Biolinum G2" fo:font-size="11pt" fo:language="gl" fo:country="ES" style:font-size-asian="11pt" style:font-size-complex="11pt"/>
    </style:style>
    <style:style style:name="ce161" style:family="table-cell" style:parent-style-name="Default">
      <style:table-cell-properties fo:background-color="#fffacd"/>
    </style:style>
    <style:style style:name="ce20" style:family="table-cell" style:parent-style-name="Default">
      <style:table-cell-properties fo:background-color="#fffacd"/>
      <style:text-properties style:font-name="Linux Biolinum G2" fo:font-size="11pt" style:font-size-asian="11pt" style:font-size-complex="11pt"/>
    </style:style>
    <style:style style:name="ce102" style:family="table-cell" style:parent-style-name="Default">
      <style:table-cell-properties fo:background-color="#e6e6ff"/>
      <style:text-properties style:font-name="Linux Biolinum G2" fo:font-size="11pt" style:font-name-asian="Lucida Sans Unicode" style:font-size-asian="11pt" style:font-name-complex="Lucida Sans Unicode" style:font-size-complex="11pt"/>
    </style:style>
    <style:style style:name="ce104" style:family="table-cell" style:parent-style-name="Default">
      <style:table-cell-properties fo:background-color="#e6e6ff" style:text-align-source="fix" style:repeat-content="false"/>
      <style:paragraph-properties fo:text-align="center" fo:margin-left="0cm"/>
      <style:text-properties style:font-name="Linux Biolinum G2" fo:font-size="11pt" style:text-underline-style="solid" style:text-underline-width="auto" style:text-underline-color="font-color" style:font-size-asian="11pt" style:font-size-complex="11pt"/>
    </style:style>
    <style:style style:name="ce107" style:family="table-cell" style:parent-style-name="DatoEntrada">
      <style:table-cell-properties style:text-align-source="value-type" style:repeat-content="false"/>
      <style:text-properties style:font-name="Linux Biolinum G2" fo:font-size="11pt" style:font-size-asian="11pt" style:font-size-complex="11pt"/>
    </style:style>
    <style:style style:name="ce118" style:family="table-cell" style:parent-style-name="Default">
      <style:table-cell-properties fo:background-color="#e6e6ff" style:text-align-source="fix" style:repeat-content="false"/>
      <style:paragraph-properties fo:text-align="start" fo:margin-left="0cm"/>
      <style:text-properties style:font-name="Linux Biolinum G2" fo:font-size="11pt" style:font-size-asian="11pt" style:font-size-complex="11pt"/>
    </style:style>
    <style:style style:name="ce31" style:family="table-cell" style:parent-style-name="DatoTexto">
      <style:text-properties style:font-size-asian="11pt" style:font-size-complex="11pt"/>
    </style:style>
    <style:style style:name="ce35" style:family="table-cell" style:parent-style-name="DatoEntrada" style:data-style-name="N0">
      <style:text-properties style:font-name="Linux Biolinum G2" fo:font-size="11pt" style:font-size-asian="11pt" style:font-size-complex="11pt"/>
    </style:style>
    <style:style style:name="ce41" style:family="table-cell" style:parent-style-name="DatoEntrada" style:data-style-name="N37">
      <style:table-cell-properties style:cell-protect="none" style:print-content="true" style:text-align-source="value-type" style:repeat-content="false"/>
      <style:text-properties style:font-name="Linux Biolinum G2" fo:font-size="11pt" style:font-size-asian="11pt" style:font-size-complex="11pt"/>
    </style:style>
    <style:style style:name="ce69" style:family="table-cell" style:parent-style-name="DatoEntrada" style:data-style-name="N81">
      <style:table-cell-properties style:text-align-source="value-type" style:repeat-content="false"/>
      <style:text-properties style:font-name="Linux Biolinum G2" fo:font-size="11pt" style:font-size-asian="11pt" style:font-size-complex="11pt"/>
    </style:style>
    <style:style style:name="ce151" style:family="table-cell" style:parent-style-name="DatoEntrada">
      <style:table-cell-properties style:text-align-source="fix" style:repeat-content="false"/>
      <style:paragraph-properties fo:text-align="center" fo:margin-left="0cm"/>
      <style:text-properties style:font-name="Linux Biolinum G2" fo:font-size="11pt" style:font-size-asian="11pt" style:font-size-complex="11pt"/>
    </style:style>
    <style:style style:name="ce57" style:family="table-cell" style:parent-style-name="DatoEntrada" style:data-style-name="N0">
      <style:table-cell-properties style:cell-protect="none" style:print-content="true" style:text-align-source="value-type" style:repeat-content="false"/>
      <style:text-properties style:font-name="Linux Biolinum G2" fo:font-size="11pt" style:font-size-asian="11pt" style:font-size-complex="11pt"/>
    </style:style>
    <style:style style:name="ce136" style:family="table-cell" style:parent-style-name="Default">
      <style:table-cell-properties style:text-align-source="fix" style:repeat-content="false"/>
      <style:paragraph-properties fo:text-align="start" fo:margin-left="0cm"/>
      <style:text-properties style:font-name="Linux Biolinum G2" fo:font-size="11pt" style:font-size-asian="11pt" style:font-size-complex="11pt"/>
    </style:style>
    <style:style style:name="ce111" style:family="table-cell" style:parent-style-name="DatoEntrada">
      <style:table-cell-properties style:text-align-source="value-type" style:repeat-content="false"/>
      <style:text-properties style:font-name="Linux Biolinum G3" fo:font-size="11pt" style:font-size-asian="11pt" style:font-size-complex="11pt"/>
    </style:style>
    <style:style style:name="ce135" style:family="table-cell" style:parent-style-name="Default">
      <style:table-cell-properties fo:background-color="#e6e6ff"/>
    </style:style>
    <style:style style:name="ce186" style:family="table-cell" style:parent-style-name="DatoEntrada">
      <style:table-cell-properties style:cell-protect="none" style:print-content="true"/>
    </style:style>
    <style:style style:name="ce79" style:family="table-cell" style:parent-style-name="Default">
      <style:table-cell-properties fo:background-color="#e6e6ff" style:text-align-source="fix" style:repeat-content="false"/>
      <style:paragraph-properties fo:text-align="end" fo:margin-left="0cm"/>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84" style:family="table-cell" style:parent-style-name="Default">
      <style:table-cell-properties fo:background-color="#e6e6ff"/>
      <style:text-properties style:font-name="Linux Biolinum G2" fo:font-size="11pt" fo:font-weight="normal" style:font-size-asian="11pt" style:font-weight-asian="normal" style:font-size-complex="11pt" style:font-weight-complex="normal"/>
    </style:style>
    <style:style style:name="ce37" style:family="table-cell" style:parent-style-name="Default">
      <style:table-cell-properties fo:background-color="#e6e6ff"/>
      <style:text-properties fo:language="gl" fo:country="ES" fo:font-weight="bold" style:font-size-asian="10pt" style:font-size-complex="10pt" style:font-weight-complex="bold"/>
    </style:style>
    <style:style style:name="ce216" style:family="table-cell" style:parent-style-name="Default">
      <style:table-cell-properties fo:background-color="#e6e6ff"/>
      <style:text-properties style:font-name="Tahoma" fo:font-size="11pt" style:font-size-asian="11pt" style:font-size-complex="11pt"/>
    </style:style>
    <style:style style:name="ce39" style:family="table-cell" style:parent-style-name="Default">
      <style:table-cell-properties fo:background-color="#e6e6ff"/>
      <style:text-properties fo:language="gl" fo:country="ES" style:font-size-asian="10pt" style:font-size-complex="10pt"/>
    </style:style>
    <style:style style:name="ce38" style:family="table-cell" style:parent-style-name="Default">
      <style:table-cell-properties fo:background-color="#e6e6ff"/>
      <style:text-properties fo:font-weight="bold" style:font-weight-complex="bold"/>
    </style:style>
    <style:style style:name="ce66" style:family="table-cell" style:parent-style-name="Default">
      <style:table-cell-properties fo:background-color="#e6e6ff" style:cell-protect="protected" style:print-content="true"/>
      <style:text-properties style:font-name="Linux Biolinum G2" fo:font-size="11pt" style:font-size-asian="11pt" style:font-size-complex="11pt"/>
    </style:style>
    <style:style style:name="ce70" style:family="table-cell" style:parent-style-name="Default">
      <style:table-cell-properties fo:background-color="#e6e6ff" style:cell-protect="protected" style:print-content="true"/>
      <style:text-properties style:font-name="Linux Biolinum G2" fo:font-size="11pt" style:font-size-complex="11pt"/>
    </style:style>
    <style:style style:name="ce46" style:family="table-cell" style:parent-style-name="Default">
      <style:table-cell-properties fo:background-color="#e6e6ff"/>
      <style:text-properties style:font-name="Tahoma" fo:font-size="11pt" style:font-size-complex="11pt"/>
    </style:style>
    <style:style style:name="ce47" style:family="table-cell" style:parent-style-name="Default">
      <style:table-cell-properties fo:background-color="#e6e6ff"/>
      <style:text-properties style:font-name="Tahoma" fo:language="gl" fo:country="ES" style:font-size-asian="10pt" style:font-size-complex="10pt"/>
    </style:style>
    <style:style style:name="ce48" style:family="table-cell" style:parent-style-name="Default">
      <style:table-cell-properties fo:background-color="#e6e6ff"/>
      <style:text-properties style:font-name="Tahoma"/>
    </style:style>
    <style:style style:name="ce52" style:family="table-cell" style:parent-style-name="Default">
      <style:table-cell-properties fo:background-color="#e6e6ff" style:text-align-source="fix" style:repeat-content="false"/>
      <style:paragraph-properties fo:text-align="start" fo:margin-left="0cm"/>
      <style:text-properties style:font-name="Linux Biolinum G2" fo:font-size="11pt" fo:language="gl" fo:country="ES" fo:font-weight="bold" style:font-size-asian="10pt" style:font-weight-asian="bold" style:font-size-complex="11pt" style:font-weight-complex="bold"/>
    </style:style>
    <style:style style:name="ce53" style:family="table-cell" style:parent-style-name="Default">
      <style:table-cell-properties fo:background-color="#e6e6ff"/>
      <style:text-properties fo:language="en" fo:country="PH" style:font-size-asian="10pt" style:font-size-complex="10pt"/>
    </style:style>
    <style:style style:name="ce109" style:family="table-cell" style:parent-style-name="Default">
      <style:table-cell-properties fo:background-color="#e6e6ff"/>
      <style:text-properties fo:language="gd" fo:country="GB" style:font-size-asian="10pt" style:font-size-complex="10pt"/>
    </style:style>
    <style:style style:name="ce110" style:family="table-cell" style:parent-style-name="Default">
      <style:table-cell-properties fo:background-color="#e6e6ff"/>
      <style:text-properties fo:language="gl" fo:country="ES" fo:font-weight="bold" style:font-size-asian="10pt" style:font-weight-asian="bold" style:font-size-complex="10pt" style:font-weight-complex="bold"/>
    </style:style>
    <style:style style:name="ce283" style:family="table-cell" style:parent-style-name="Default">
      <style:table-cell-properties fo:background-color="#e6e6ff" style:text-align-source="fix" style:repeat-content="false" fo:border="1.5pt solid #000000"/>
      <style:paragraph-properties fo:text-align="center" fo:margin-left="0cm"/>
      <style:text-properties fo:color="#000000" style:text-outline="false" style:text-line-through-style="none" style:text-line-through-type="none" style:font-name="Tahoma" fo:font-size="11pt" fo:language="gl"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285" style:family="table-cell" style:parent-style-name="Desplegable">
      <style:table-cell-properties style:text-align-source="fix" style:repeat-content="false" style:vertical-align="middle"/>
      <style:paragraph-properties fo:text-align="center"/>
      <style:text-properties fo:language="gl" fo:country="ES" style:font-size-asian="10pt" style:font-size-complex="10pt"/>
    </style:style>
    <style:style style:name="ce88" style:family="table-cell" style:parent-style-name="Default">
      <style:table-cell-properties fo:background-color="#e6e6fa"/>
      <style:text-properties fo:language="gl" fo:country="ES" style:font-size-asian="10pt" style:font-size-complex="10pt"/>
    </style:style>
    <style:style style:name="ce96" style:family="table-cell" style:parent-style-name="Default">
      <style:table-cell-properties fo:background-color="#23ff23" style:cell-protect="protected" style:print-content="true" style:text-align-source="fix" style:repeat-content="false" style:vertical-align="middle"/>
      <style:paragraph-properties fo:text-align="center" fo:margin-left="0cm"/>
      <style:text-properties fo:color="#000000" style:font-name="Linux Biolinum G2" fo:font-size="11pt" style:font-size-asian="11pt" style:font-size-complex="11pt"/>
    </style:style>
    <style:style style:name="ce99"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2" fo:font-size="11pt" style:font-size-asian="11pt" style:font-size-complex="11pt"/>
    </style:style>
    <style:style style:name="ce141" style:family="table-cell" style:parent-style-name="Default" style:data-style-name="N100">
      <style:table-cell-properties fo:background-color="#e6e6ff"/>
    </style:style>
    <style:style style:name="ce142" style:family="table-cell" style:parent-style-name="Default">
      <style:table-cell-properties fo:background-color="#e6e6ff" style:text-align-source="fix" style:repeat-content="false"/>
      <style:paragraph-properties fo:text-align="center" fo:margin-left="0cm"/>
    </style:style>
    <style:style style:name="ce116" style:family="table-cell" style:parent-style-name="Default">
      <style:table-cell-properties fo:background-color="#e6e6ff"/>
      <style:text-properties style:font-name="Linux Biolinum G2"/>
    </style:style>
    <style:style style:name="ce108" style:family="table-cell" style:parent-style-name="Default">
      <style:table-cell-properties fo:background-color="#e6e6fa"/>
      <style:text-properties style:font-name="Linux Biolinum G2"/>
    </style:style>
    <style:style style:name="ce159" style:family="table-cell" style:parent-style-name="DatoEntrada">
      <style:table-cell-properties style:cell-protect="none" style:print-content="true"/>
      <style:text-properties style:font-name="Linux Biolinum G2" fo:font-size="11pt" style:font-size-complex="11pt"/>
    </style:style>
    <style:style style:name="ce114" style:family="table-cell" style:parent-style-name="Default">
      <style:table-cell-properties fo:background-color="#23ff23" style:cell-protect="protected" style:print-content="true" style:text-align-source="fix" style:repeat-content="false"/>
      <style:paragraph-properties fo:text-align="center" fo:margin-left="0cm"/>
      <style:text-properties fo:color="#000000" style:font-name="Linux Biolinum G2" fo:font-size="11pt" style:font-size-asian="11pt" style:font-size-complex="11pt"/>
    </style:style>
    <style:style style:name="ce115" style:family="table-cell" style:parent-style-name="DatoTexto">
      <style:table-cell-properties style:cell-protect="none" style:print-content="true"/>
      <style:text-properties style:font-size-asian="11pt" style:font-size-complex="11pt"/>
    </style:style>
    <style:style style:name="ce143" style:family="table-cell" style:parent-style-name="Default">
      <style:table-cell-properties fo:background-color="#fffacd"/>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2" style:font-size-complex="10pt" style:language-complex="zxx" style:country-complex="none" style:font-style-complex="normal" style:font-weight-complex="normal" style:text-emphasize="none" style:font-relief="none" style:text-overline-style="none" style:text-overline-color="font-color"/>
    </style:style>
    <style:style style:name="ce172" style:family="table-cell" style:parent-style-name="Default">
      <style:table-cell-properties fo:background-color="#e6e6ff"/>
      <style:text-properties style:font-name="Linux Biolinum G2" fo:language="gl" fo:country="ES" style:font-size-asian="10pt" style:font-size-complex="10pt"/>
    </style:style>
    <style:style style:name="ce173" style:family="table-cell" style:parent-style-name="Default">
      <style:table-cell-properties fo:background-color="#e6e6ff"/>
      <style:text-properties style:font-name="Linux Biolinum G2" style:font-name-complex="Lucida Sans Unicode"/>
    </style:style>
    <style:style style:name="ce145" style:family="table-cell" style:parent-style-name="Default">
      <style:table-cell-properties fo:background-color="#e6e6ff" style:cell-protect="hidden-and-protected" style:print-content="true"/>
    </style:style>
    <style:style style:name="ce217" style:family="table-cell" style:parent-style-name="Default">
      <style:table-cell-properties fo:background-color="#e6e6ff"/>
      <style:text-properties style:font-name="Arial" fo:font-size="10pt" style:font-size-complex="10pt"/>
    </style:style>
    <style:style style:name="ce122" style:family="table-cell" style:parent-style-name="Default">
      <style:table-cell-properties fo:background-color="#e6e6fa" style:text-align-source="fix" style:repeat-content="false"/>
      <style:paragraph-properties fo:text-align="center" fo:margin-left="0cm"/>
      <style:text-properties style:font-name="Linux Biolinum G2"/>
    </style:style>
    <style:style style:name="ce123"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124" style:family="table-cell" style:parent-style-name="Default">
      <style:table-cell-properties fo:background-color="#e6e6ff"/>
      <style:text-properties style:font-name="Linux Biolinum G2" fo:font-size="11pt" style:font-size-complex="11pt"/>
    </style:style>
    <style:style style:name="ce220" style:family="table-cell" style:parent-style-name="Default">
      <style:table-cell-properties fo:background-color="#e6e6ff" style:text-align-source="fix" style:repeat-content="false"/>
      <style:paragraph-properties fo:text-align="start" fo:margin-left="0cm"/>
      <style:text-properties style:font-name="Arial" fo:font-size="10pt" style:font-size-complex="10pt"/>
    </style:style>
    <style:style style:name="ce126" style:family="table-cell" style:parent-style-name="Default">
      <style:table-cell-properties fo:background-color="#e6e6fa" style:text-align-source="fix" style:repeat-content="false"/>
      <style:paragraph-properties fo:text-align="center" fo:margin-left="0cm"/>
    </style:style>
    <style:style style:name="ce222" style:family="table-cell" style:parent-style-name="Default">
      <style:table-cell-properties fo:background-color="#e6e6ff" style:text-align-source="fix" style:repeat-content="false"/>
      <style:paragraph-properties fo:text-align="end" fo:margin-left="0cm"/>
    </style:style>
    <style:style style:name="ce128"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129" style:family="table-cell" style:parent-style-name="Default">
      <style:table-cell-properties fo:background-color="#e6e6fa"/>
    </style:style>
    <style:style style:name="ce130"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207" style:family="table-cell" style:parent-style-name="Default">
      <style:table-cell-properties fo:background-color="#fffacd"/>
      <style:text-properties style:font-name="Linux Biolinum G2"/>
    </style:style>
    <style:style style:name="ce214" style:family="table-cell" style:parent-style-name="Default">
      <style:table-cell-properties fo:background-color="#fffacd"/>
      <style:text-properties fo:font-weight="normal" style:font-weight-complex="normal"/>
    </style:style>
    <style:style style:name="ce228" style:family="table-cell" style:parent-style-name="Default">
      <style:text-properties style:font-name="Linux Biolinum G2" fo:font-size="11pt" fo:language="gl" fo:country="ES" style:font-size-asian="11pt" style:font-size-complex="11pt"/>
    </style:style>
    <style:style style:name="ce234" style:family="table-cell" style:parent-style-name="Default">
      <style:table-cell-properties fo:background-color="#bce4e5"/>
      <style:text-properties style:font-name="Linux Biolinum G2" fo:font-size="11pt" style:font-size-asian="11pt" style:font-size-complex="11pt"/>
    </style:style>
    <style:style style:name="ce235" style:family="table-cell" style:parent-style-name="Default" style:data-style-name="N0">
      <style:table-cell-properties fo:background-color="#e0efd4"/>
      <style:text-properties style:font-name="Linux Biolinum G2" fo:font-size="11pt" style:font-size-asian="11pt" style:font-size-complex="11pt"/>
    </style:style>
    <style:style style:name="ce166" style:family="table-cell" style:parent-style-name="Default">
      <style:table-cell-properties fo:background-color="#9999ff" style:text-align-source="fix" style:repeat-content="false" style:vertical-align="middle"/>
      <style:paragraph-properties fo:text-align="center" fo:margin-left="0cm"/>
      <style:text-properties fo:color="#ffff99" style:font-name="Linux Biolinum G2" fo:font-size="11pt" style:font-size-asian="11pt" style:font-size-complex="11pt"/>
    </style:style>
    <style:style style:name="ce167"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2" fo:font-size="11pt" style:font-size-asian="11pt" style:font-size-complex="11pt"/>
    </style:style>
    <style:style style:name="ce241" style:family="table-cell" style:parent-style-name="Default" style:data-style-name="N0">
      <style:table-cell-properties fo:background-color="#bce4e5"/>
      <style:text-properties style:font-name="Linux Biolinum G2" fo:font-size="11pt" style:font-size-asian="11pt" style:font-size-complex="11pt"/>
    </style:style>
    <style:style style:name="ce242" style:family="table-cell" style:parent-style-name="Default" style:data-style-name="N0">
      <style:table-cell-properties fo:background-color="#bce4e5" style:text-align-source="fix" style:repeat-content="false"/>
      <style:paragraph-properties fo:text-align="end" fo:margin-left="0cm"/>
      <style:text-properties style:font-name="Linux Biolinum G2" fo:font-size="11pt" style:font-size-asian="11pt" style:font-size-complex="11pt"/>
    </style:style>
    <style:style style:name="ce169" style:family="table-cell" style:parent-style-name="Default">
      <style:table-cell-properties fo:background-color="#23ff23" style:cell-protect="protected" style:print-content="true" style:text-align-source="fix" style:repeat-content="false" style:vertical-align="middle"/>
      <style:paragraph-properties fo:text-align="center" fo:margin-left="0cm"/>
      <style:text-properties fo:color="#000000" style:font-name="Linux Biolinum G2" fo:font-size="11pt" style:font-size-asian="11pt" style:font-size-complex="11pt"/>
    </style:style>
    <style:style style:name="ce176" style:family="table-cell" style:parent-style-name="Default" style:data-style-name="N0">
      <style:table-cell-properties fo:background-color="#e6e6ff"/>
      <style:text-properties style:font-name="Linux Biolinum G2" fo:font-size="11pt" style:font-size-asian="11pt" style:font-size-complex="11pt"/>
    </style:style>
    <style:style style:name="ce170" style:family="table-cell" style:parent-style-name="Default">
      <style:table-cell-properties fo:background-color="#0000ff"/>
      <style:text-properties style:font-name="Linux Biolinum G2" fo:font-size="11pt" style:font-size-asian="11pt" style:font-size-complex="11pt"/>
    </style:style>
    <style:style style:name="ce255" style:family="table-cell" style:parent-style-name="Default" style:data-style-name="N0">
      <style:table-cell-properties fo:background-color="#bce4e5" style:text-align-source="fix" style:repeat-content="false"/>
      <style:paragraph-properties fo:text-align="end" fo:margin-left="0cm"/>
      <style:text-properties style:font-name="Linux Biolinum G2" fo:font-size="11pt" fo:language="gl" fo:country="ES" style:font-size-asian="11pt" style:font-size-complex="11pt"/>
    </style:style>
    <style:style style:name="ce171" style:family="table-cell" style:parent-style-name="Desplegable" style:data-style-name="N0"/>
    <style:style style:name="ce262" style:family="table-cell" style:parent-style-name="Default">
      <style:table-cell-properties fo:background-color="#e0efd4" style:cell-protect="protected" style:print-content="true" style:text-align-source="fix" style:repeat-content="false"/>
      <style:paragraph-properties fo:text-align="center" fo:margin-left="0cm"/>
      <style:text-properties style:font-name="Linux Biolinum G2" fo:font-size="11pt" style:font-size-asian="11pt" style:font-size-complex="11pt"/>
    </style:style>
    <style:style style:name="ce263" style:family="table-cell" style:parent-style-name="Default" style:data-style-name="N0">
      <style:table-cell-properties fo:background-color="#e0efd4" style:text-align-source="fix" style:repeat-content="false"/>
      <style:paragraph-properties fo:text-align="center" fo:margin-left="0cm"/>
      <style:text-properties style:font-name="Linux Biolinum G2" fo:font-size="11pt" style:font-size-asian="11pt" style:font-size-complex="11pt"/>
    </style:style>
    <style:style style:name="ce291" style:family="table-cell" style:parent-style-name="Default" style:data-style-name="N0">
      <style:table-cell-properties fo:background-color="#e0efd4" style:text-align-source="fix" style:repeat-content="false"/>
      <style:paragraph-properties fo:text-align="end" fo:margin-left="0cm"/>
      <style:text-properties style:font-name="Linux Biolinum G2" fo:font-size="11pt" style:font-size-asian="11pt" style:font-size-complex="11pt"/>
    </style:style>
    <style:style style:name="ce342" style:family="table-cell" style:parent-style-name="Desplegable">
      <style:text-properties fo:language="gl" fo:country="ES" style:font-size-asian="10pt" style:font-size-complex="10pt"/>
    </style:style>
    <style:style style:name="ce289" style:family="table-cell" style:parent-style-name="Default">
      <style:table-cell-properties fo:background-color="#bce4e5" style:cell-protect="protected" style:print-content="true" style:text-align-source="fix" style:repeat-content="false"/>
      <style:paragraph-properties fo:text-align="end" fo:margin-left="0cm"/>
      <style:text-properties style:font-name="Linux Biolinum G2" fo:font-size="11pt" style:font-size-asian="11pt" style:font-size-complex="11pt"/>
    </style:style>
    <style:style style:name="ce184" style:family="table-cell" style:parent-style-name="DatoEntrada">
      <style:table-cell-properties fo:background-color="transparent"/>
    </style:style>
    <style:style style:name="ce165" style:family="table-cell" style:parent-style-name="Default">
      <style:table-cell-properties style:cell-protect="protected" style:print-content="true"/>
      <style:text-properties style:font-name="Linux Biolinum G2" fo:font-size="11pt" style:font-size-asian="11pt" style:font-size-complex="11pt"/>
    </style:style>
    <style:style style:name="ce296" style:family="table-cell" style:parent-style-name="Default" style:data-style-name="N0">
      <style:table-cell-properties fo:background-color="#bce4e5"/>
      <style:text-properties style:font-name="Linux Biolinum G4" fo:font-size="11pt" style:font-size-asian="11pt" style:font-size-complex="11pt"/>
    </style:style>
    <style:style style:name="ce298" style:family="table-cell" style:parent-style-name="Default" style:data-style-name="N0">
      <style:table-cell-properties fo:background-color="#e0efd4" style:text-align-source="fix" style:repeat-content="false"/>
      <style:paragraph-properties fo:text-align="start" fo:margin-left="0cm"/>
      <style:text-properties style:font-name="Linux Biolinum G2" fo:font-size="11pt" style:font-size-asian="11pt" style:font-size-complex="11pt"/>
    </style:style>
    <style:style style:name="ce198" style:family="table-cell" style:parent-style-name="Default" style:data-style-name="N37">
      <style:table-cell-properties style:cell-protect="protected" style:print-content="true"/>
      <style:text-properties style:font-name="Linux Biolinum G2" fo:font-size="11pt" style:font-size-asian="11pt" style:font-size-complex="11pt"/>
    </style:style>
    <style:style style:name="ce204" style:family="table-cell" style:parent-style-name="Default">
      <style:table-cell-properties style:cell-protect="hidden-and-protected" style:print-content="true"/>
    </style:style>
    <style:style style:name="ce270" style:family="table-cell" style:parent-style-name="Desplegable">
      <style:table-cell-properties style:text-align-source="fix" style:repeat-content="false"/>
      <style:paragraph-properties fo:text-align="center" fo:margin-left="0cm"/>
    </style:style>
    <style:style style:name="ce271" style:family="table-cell" style:parent-style-name="Text">
      <style:table-cell-properties fo:background-color="#e6e6ff" style:text-align-source="fix" style:repeat-content="false" fo:wrap-option="wrap" style:direction="ltr" style:rotation-angle="0" style:shrink-to-fit="false" style:vertical-align="middl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0" style:apply-style-name="Accent" style:base-cell-address="Coords.K2"/>
    </style:style>
    <style:style style:name="ce272" style:family="table-cell" style:parent-style-name="Text">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277" style:family="table-cell" style:parent-style-name="Bad" style:data-style-name="N0">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279" style:family="table-cell" style:parent-style-name="Text" style:data-style-name="N0">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280" style:family="table-cell" style:parent-style-name="Text" style:data-style-name="N0">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style:font-name="Tahoma1" fo:text-shadow="none" style:text-underline-style="none" style:font-name-asian="Tahoma1" style:font-style-asian="normal" style:font-weight-asian="normal" style:font-name-complex="Tahoma1" style:font-style-complex="normal" style:font-weight-complex="normal"/>
    </style:style>
    <style:style style:name="ce281" style:family="table-cell" style:parent-style-name="Hyperlink" style:data-style-name="N0">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text-shadow="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82" style:family="table-cell" style:parent-style-name="Text">
      <style:table-cell-properties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290" style:family="table-cell" style:parent-style-name="Default">
      <style:table-cell-properties style:cell-protect="hidden-and-protected" style:print-content="true"/>
      <style:text-properties fo:language="gl" fo:country="ES" style:font-size-asian="10pt" style:font-size-complex="10pt"/>
    </style:style>
    <style:style style:name="ce206" style:family="table-cell" style:parent-style-name="Default">
      <style:table-cell-properties style:cell-protect="hidden-and-protected" style:print-content="true"/>
      <style:text-properties style:font-name="Linux Biolinum G2" fo:font-size="11pt" style:font-size-asian="11pt" style:font-size-complex="11pt"/>
    </style:style>
    <style:style style:name="ce208" style:family="table-cell" style:parent-style-name="Default">
      <style:table-cell-properties style:cell-protect="hidden-and-protected" style:print-content="true" style:text-align-source="fix" style:repeat-content="false"/>
      <style:paragraph-properties fo:text-align="end" fo:margin-left="0cm"/>
    </style:style>
    <style:style style:name="ce209"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style:font-size-asian="11pt" style:font-size-complex="11pt"/>
    </style:style>
    <style:style style:name="ce297" style:family="table-cell" style:parent-style-name="Default">
      <style:table-cell-properties style:cell-protect="hidden-and-protected" style:print-content="true" style:text-align-source="fix" style:repeat-content="false"/>
      <style:paragraph-properties fo:text-align="end" fo:margin-left="0cm"/>
      <style:text-properties fo:language="gl" fo:country="ES" style:font-size-asian="10pt" style:font-size-complex="10pt"/>
    </style:style>
    <style:style style:name="ce218" style:family="table-cell" style:parent-style-name="Default" style:data-style-name="N0">
      <style:table-cell-properties style:cell-protect="hidden-and-protected" style:print-content="true" fo:background-color="transparent"/>
      <style:text-properties style:font-name="Linux Biolinum G2" fo:font-size="11pt" style:font-size-asian="11pt" style:font-size-complex="11pt"/>
    </style:style>
    <style:style style:name="ce221"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3" style:font-name-asian="Linux Biolinum G3" style:font-name-complex="Linux Biolinum G3"/>
    </style:style>
    <style:style style:name="ce223" style:family="table-cell" style:parent-style-name="Default" style:data-style-name="N99"/>
    <style:style style:name="ce236" style:family="table-cell" style:parent-style-name="Default">
      <style:table-cell-properties style:cell-protect="hidden-and-protected" style:print-content="true"/>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2" style:font-size-complex="10pt" style:language-complex="zxx" style:country-complex="none" style:font-style-complex="normal" style:font-weight-complex="normal" style:text-emphasize="none" style:font-relief="none" style:text-overline-style="none" style:text-overline-color="font-color"/>
    </style:style>
    <style:style style:name="ce305" style:family="table-cell" style:parent-style-name="Default">
      <style:table-cell-properties style:cell-protect="hidden-and-protected" style:print-content="true" style:text-align-source="fix" style:repeat-content="false" style:vertical-align="middle"/>
      <style:paragraph-properties fo:text-align="center"/>
      <style:text-properties fo:language="gl" fo:country="ES" style:font-size-asian="10pt" style:font-size-complex="10pt"/>
    </style:style>
    <style:style style:name="ce243" style:family="table-cell" style:parent-style-name="Default" style:data-style-name="N0">
      <style:table-cell-properties style:cell-protect="hidden-and-protected" style:print-content="true"/>
    </style:style>
    <style:style style:name="ce244" style:family="table-cell" style:parent-style-name="Default">
      <style:table-cell-properties style:cell-protect="hidden-and-protected" style:print-content="true"/>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245" style:family="table-cell" style:parent-style-name="Default" style:data-style-name="N99">
      <style:table-cell-properties style:cell-protect="hidden-and-protected" style:print-content="true"/>
    </style:style>
    <style:style style:name="ce312" style:family="table-cell" style:parent-style-name="Default" style:data-style-name="N0">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fo:language="gl" fo:country="ES" style:font-size-asian="11pt" style:font-size-complex="11pt"/>
    </style:style>
    <style:style style:name="ce251" style:family="table-cell" style:parent-style-name="Default" style:data-style-name="N0">
      <style:table-cell-properties style:cell-protect="hidden-and-protected" style:print-content="true" style:text-align-source="fix" style:repeat-content="false" fo:background-color="transparent"/>
      <style:paragraph-properties fo:text-align="start" fo:margin-left="0cm"/>
      <style:text-properties style:font-name="Linux Biolinum G2" fo:font-size="11pt" style:font-size-asian="11pt" style:font-size-complex="11pt"/>
    </style:style>
    <style:style style:name="ce250" style:family="table-cell" style:parent-style-name="Default" style:data-style-name="N0">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style:font-size-asian="11pt" style:font-size-complex="11pt"/>
    </style:style>
    <style:style style:name="ce253" style:family="table-cell" style:parent-style-name="Default">
      <style:table-cell-properties style:cell-protect="hidden-and-protected" style:print-content="true"/>
      <style:text-properties style:font-name="Linux Biolinum G4"/>
    </style:style>
    <style:style style:name="ce257" style:family="table-cell" style:parent-style-name="Default">
      <style:table-cell-properties fo:background-color="#bce4e5"/>
    </style:style>
    <style:style style:name="ce259" style:family="table-cell" style:parent-style-name="Default">
      <style:table-cell-properties fo:background-color="#bce4e5" style:text-align-source="fix" style:repeat-content="false"/>
      <style:paragraph-properties fo:text-align="end" fo:margin-left="0cm"/>
      <style:text-properties style:font-name="Linux Biolinum G2" fo:font-size="11pt" style:font-size-asian="11pt" style:font-size-complex="11pt"/>
    </style:style>
    <style:style style:name="ce260" style:family="table-cell" style:parent-style-name="Default">
      <style:table-cell-properties fo:background-color="#bce4e5" style:text-align-source="fix" style:repeat-content="false" fo:border="none"/>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341" style:family="table-cell" style:parent-style-name="Default">
      <style:table-cell-properties fo:background-color="#e0efd4"/>
      <style:text-properties style:font-name="Linux Biolinum G2" fo:font-size="11pt" style:font-size-asian="11pt" style:font-size-complex="11pt"/>
    </style:style>
    <style:style style:name="ce345" style:family="table-cell" style:parent-style-name="Default">
      <style:table-cell-properties fo:background-color="#e0efd4"/>
      <style:text-properties style:use-window-font-color="true" style:text-outline="false" style:text-line-through-style="none" style:text-line-through-type="none" style:font-name="Linux Biolinum G2" fo:font-size="11pt" fo:font-style="italic"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2" style:font-size-complex="11pt" style:font-style-complex="normal" style:font-weight-complex="bold" style:text-emphasize="none" style:font-relief="none"/>
    </style:style>
    <style:style style:name="ce347" style:family="table-cell" style:parent-style-name="Default">
      <style:table-cell-properties fo:background-color="#e0efd4" style:text-align-source="fix" style:repeat-content="false"/>
      <style:paragraph-properties fo:text-align="end" fo:margin-left="0cm"/>
      <style:text-properties style:font-name="Segoe UI Symbol" fo:font-size="11pt" fo:font-style="normal" fo:font-weight="normal" style:font-size-asian="11pt" style:font-style-asian="normal" style:font-weight-asian="normal" style:font-size-complex="11pt" style:font-style-complex="normal" style:font-weight-complex="normal"/>
    </style:style>
    <style:style style:name="ce348" style:family="table-cell" style:parent-style-name="Vector">
      <style:table-cell-properties fo:background-color="#e0efd4" style:text-align-source="fix" style:repeat-content="false"/>
      <style:paragraph-properties fo:text-align="end" fo:margin-left="0cm"/>
      <style:text-properties style:font-name="Segoe UI Symbol" fo:font-style="normal" fo:font-weight="normal" style:font-size-asian="11pt" style:font-style-asian="normal" style:font-weight-asian="normal" style:font-size-complex="11pt" style:font-style-complex="normal" style:font-weight-complex="normal" style:text-overline-style="none" style:text-overline-color="font-color"/>
    </style:style>
    <style:style style:name="ce349" style:family="table-cell" style:parent-style-name="Default">
      <style:table-cell-properties fo:background-color="#e0efd4" style:text-align-source="fix" style:repeat-content="false"/>
      <style:paragraph-properties fo:text-align="end" fo:margin-left="0cm"/>
      <style:text-properties style:font-name="Linux Biolinum G2" fo:font-size="11pt" fo:font-weight="bold" style:font-size-asian="11pt" style:font-size-complex="11pt"/>
    </style:style>
    <style:style style:name="ce350" style:family="table-cell" style:parent-style-name="Default">
      <style:table-cell-properties fo:background-color="#e0efd4" style:text-align-source="fix" style:repeat-content="false"/>
      <style:paragraph-properties fo:text-align="end" fo:margin-left="0cm"/>
      <style:text-properties style:font-name="Linux Biolinum G2" fo:font-size="11pt" fo:font-style="normal" style:font-name-asian="Segoe UI Symbol1" style:font-size-asian="11pt" style:font-style-asian="normal" style:font-name-complex="Segoe UI Symbol1" style:font-size-complex="11pt" style:font-style-complex="normal"/>
    </style:style>
    <style:style style:name="ce354" style:family="table-cell" style:parent-style-name="Default">
      <style:table-cell-properties fo:background-color="#e0efd4" style:text-align-source="fix" style:repeat-content="false"/>
      <style:paragraph-properties fo:text-align="end" fo:margin-left="0cm"/>
      <style:text-properties style:font-name="Linux Biolinum G2" fo:font-size="11pt" fo:font-style="normal" style:font-size-asian="11pt" style:font-style-asian="normal" style:font-size-complex="11pt" style:font-style-complex="normal"/>
    </style:style>
    <style:style style:name="ce355" style:family="table-cell" style:parent-style-name="Default">
      <style:table-cell-properties fo:background-color="#e0efd4" fo:border="none"/>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382" style:family="table-cell" style:parent-style-name="Default">
      <style:table-cell-properties fo:background-color="transparent"/>
      <style:text-properties style:font-name="Linux Biolinum G2" fo:font-size="11pt" style:font-size-asian="11pt" style:font-size-complex="11pt"/>
    </style:style>
    <style:style style:name="ce266" style:family="table-cell" style:parent-style-name="Default">
      <style:table-cell-properties fo:background-color="#bce4e5"/>
      <style:text-properties style:font-name="Linux Biolinum G2" fo:font-size="11pt" fo:font-weight="bold" style:font-size-asian="11pt" style:font-weight-asian="bold" style:font-size-complex="11pt" style:font-weight-complex="bold"/>
    </style:style>
    <style:style style:name="ce393" style:family="table-cell" style:parent-style-name="Default">
      <style:table-cell-properties fo:background-color="#bce4e5"/>
      <style:text-properties style:use-window-font-color="true"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268" style:family="table-cell" style:parent-style-name="Default">
      <style:table-cell-properties fo:background-color="#bce4e5"/>
      <style:text-properties fo:color="#ce181e" style:font-name="Linux Biolinum G2" fo:font-size="11pt" style:font-size-asian="11pt" style:font-size-complex="11pt"/>
    </style:style>
    <style:style style:name="ce267" style:family="table-cell" style:parent-style-name="Default">
      <style:table-cell-properties fo:background-color="#bce4e5"/>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284" style:family="table-cell" style:parent-style-name="Default" style:data-style-name="N0">
      <style:table-cell-properties fo:background-color="#bce4e5"/>
      <style:text-properties style:font-name="Linux Biolinum G2" fo:font-size="11pt" fo:language="gl" fo:country="ES" style:font-size-asian="11pt" style:font-size-complex="11pt"/>
    </style:style>
    <style:style style:name="ce343" style:family="table-cell" style:parent-style-name="Default">
      <style:table-cell-properties fo:background-color="#bce4e5" style:text-align-source="fix" style:repeat-content="false" style:vertical-align="middle"/>
      <style:paragraph-properties fo:text-align="end" fo:margin-left="0cm"/>
      <style:text-properties style:font-name="Linux Biolinum G2" fo:font-size="11pt" fo:language="gl" fo:country="ES" style:font-size-asian="11pt" style:font-size-complex="11pt"/>
    </style:style>
    <style:style style:name="ce398" style:family="table-cell" style:parent-style-name="Default">
      <style:table-cell-properties fo:background-color="#bce4e5" style:text-align-source="fix" style:repeat-content="false" fo:border="none"/>
      <style:paragraph-properties fo:text-align="start" fo:margin-left="0cm"/>
      <style:text-properties style:use-window-font-color="true"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269" style:family="table-cell" style:parent-style-name="Default">
      <style:table-cell-properties fo:background-color="#bce4e5" style:text-align-source="fix" style:repeat-content="false" fo:border="none"/>
      <style:paragraph-properties fo:text-align="start"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371" style:family="table-cell" style:parent-style-name="Default">
      <style:table-cell-properties fo:background-color="#e0efd4"/>
      <style:text-properties style:use-window-font-color="true" style:text-outline="false" style:text-line-through-style="none" style:text-line-through-type="none" style:font-name="Linux Biolinum G2" fo:font-size="11pt" fo:language="gl" fo:country="ES" fo:font-style="normal"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2" style:font-size-complex="11pt" style:font-style-complex="normal" style:font-weight-complex="bold" style:text-emphasize="none" style:font-relief="none"/>
    </style:style>
    <style:style style:name="ce372" style:family="table-cell" style:parent-style-name="Default" style:data-style-name="N80">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Linux Biolinum G3" fo:font-size="11pt" fo:language="gl" fo:country="ES"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373" style:family="table-cell" style:parent-style-name="Default" style:data-style-name="N80">
      <style:table-cell-properties fo:background-color="#e0efd4" style:text-align-source="fix" style:repeat-content="false"/>
      <style:paragraph-properties fo:text-align="end" fo:margin-left="0cm"/>
      <style:text-properties style:font-name="Linux Biolinum G2" fo:font-size="11pt" style:font-size-asian="11pt" style:font-size-complex="11pt"/>
    </style:style>
    <style:style style:name="ce379" style:family="table-cell" style:parent-style-name="Default">
      <style:table-cell-properties fo:background-color="#e0efd4"/>
      <style:text-properties fo:color="#000000" style:font-name="Linux Biolinum G2" fo:font-size="11pt" style:font-size-asian="11pt" style:font-size-complex="11pt"/>
      <style:map style:condition="is-true-formula(ISERROR([.$Z$9]))" style:apply-style-name="Aviso" style:base-cell-address="Enunciado.B24"/>
    </style:style>
    <style:style style:name="ce381" style:family="table-cell" style:parent-style-name="Default">
      <style:table-cell-properties fo:background-color="#e0efd4" style:text-align-source="fix" style:repeat-content="false"/>
      <style:paragraph-properties fo:text-align="end" fo:margin-left="0cm"/>
      <style:text-properties style:font-name="Linux Biolinum G2" fo:font-size="11pt" style:font-size-asian="11pt" style:font-size-complex="11pt"/>
    </style:style>
    <style:style style:name="ce273" style:family="table-cell" style:parent-style-name="Default">
      <style:table-cell-properties fo:background-color="#bce4e5" style:text-align-source="fix" style:repeat-content="false"/>
      <style:paragraph-properties fo:text-align="end" fo:margin-left="0cm"/>
      <style:text-properties style:font-name="Linux Biolinum G2" fo:font-size="11pt" fo:font-weight="bold" style:font-size-asian="11pt" style:font-weight-asian="bold" style:font-size-complex="11pt" style:font-weight-complex="bold"/>
    </style:style>
    <style:style style:name="ce274" style:family="table-cell" style:parent-style-name="Default">
      <style:table-cell-properties fo:background-color="#bce4e5" style:text-align-source="fix" style:repeat-content="false" fo:border="non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351" style:family="table-cell" style:parent-style-name="Default">
      <style:table-cell-properties fo:background-color="#bce4e5" style:text-align-source="fix" style:repeat-content="false"/>
      <style:paragraph-properties fo:text-align="end" fo:margin-left="0cm"/>
      <style:text-properties style:use-window-font-color="true"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2" style:font-size-complex="11pt" style:font-style-complex="normal" style:font-weight-complex="normal" style:text-emphasize="none" style:font-relief="none"/>
    </style:style>
    <style:style style:name="ce275" style:family="table-cell" style:parent-style-name="Default">
      <style:table-cell-properties fo:background-color="#bce4e5" style:text-align-source="fix" style:repeat-content="false"/>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2" style:font-size-complex="11pt" style:font-style-complex="normal" style:font-weight-complex="normal" style:text-emphasize="none" style:font-relief="none"/>
    </style:style>
    <style:style style:name="ce276" style:family="table-cell" style:parent-style-name="Default">
      <style:table-cell-properties fo:background-color="#bce4e5" style:cell-protect="protected" style:print-content="true" style:text-align-source="fix" style:repeat-content="false" fo:border="non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340" style:family="table-cell" style:parent-style-name="Desplegable">
      <style:table-cell-properties style:text-align-source="fix" style:repeat-content="false" style:vertical-align="middle"/>
      <style:paragraph-properties fo:text-align="start"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style>
    <style:style style:name="ce411" style:family="table-cell" style:parent-style-name="Default">
      <style:table-cell-properties fo:background-color="#e0efd4" style:cell-protect="protected" style:print-content="true" style:text-align-source="fix" style:repeat-content="false" fo:border="none"/>
      <style:paragraph-properties fo:text-align="center" fo:margin-left="0cm"/>
      <style:text-properties fo:color="#ff0000"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412" style:family="table-cell" style:parent-style-name="Default" style:data-style-name="N99">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414" style:family="table-cell" style:parent-style-name="Default">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415" style:family="table-cell" style:parent-style-name="Default">
      <style:table-cell-properties fo:background-color="#e0efd4" style:text-align-source="fix" style:repeat-content="false"/>
      <style:paragraph-properties fo:text-align="end" fo:margin-left="0cm"/>
      <style:text-properties style:font-name="Linux Biolinum G2" fo:font-size="11pt" fo:font-style="italic" style:font-size-asian="11pt" style:font-style-asian="italic" style:font-size-complex="11pt" style:font-style-complex="italic"/>
    </style:style>
    <style:style style:name="ce416" style:family="table-cell" style:parent-style-name="Default" style:data-style-name="N37">
      <style:table-cell-properties fo:background-color="transparent"/>
      <style:text-properties style:font-name="Linux Biolinum G2" fo:font-size="11pt" style:font-size-asian="11pt" style:font-size-complex="11pt"/>
    </style:style>
    <style:style style:name="ce278" style:family="table-cell" style:parent-style-name="Desplegable" style:data-style-name="N80">
      <style:table-cell-properties style:text-align-source="fix" style:repeat-content="false"/>
      <style:paragraph-properties fo:text-align="end" fo:margin-left="0cm"/>
    </style:style>
    <style:style style:name="ce43" style:family="table-cell" style:parent-style-name="DatoEntrada">
      <style:table-cell-properties style:text-align-source="fix" style:repeat-content="false"/>
      <style:paragraph-properties fo:text-align="end"/>
      <style:text-properties style:use-window-font-color="true" style:text-outline="false" style:text-line-through-style="none" style:text-line-through-type="none" fo:language="es" fo:country="ES" fo:font-style="normal" fo:text-shadow="none" style:text-underline-style="none" fo:font-weight="normal" style:text-underline-mode="continuous" style:text-overline-mode="continuous" style:text-line-through-mode="continuous" style:language-asian="zxx" style:country-asian="none" style:font-style-asian="normal" style:font-weight-asian="normal" style:font-name-complex="Tahoma3" style:language-complex="en" style:country-complex="US" style:font-style-complex="normal" style:font-weight-complex="normal" style:text-emphasize="none" style:font-relief="none" style:text-overline-style="none" style:text-overline-color="font-color"/>
    </style:style>
    <style:style style:name="ce391" style:family="table-cell" style:parent-style-name="Default">
      <style:table-cell-properties fo:background-color="#bce4e5" fo:border="none"/>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346" style:family="table-cell" style:parent-style-name="DatoEntrada">
      <style:text-properties style:use-window-font-color="true"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Segoe UI2" style:language-asian="none" style:country-asian="none" style:font-style-asian="normal" style:font-weight-asian="normal" style:font-name-complex="StarSymbol" style:language-complex="none" style:country-complex="none" style:font-style-complex="normal" style:font-weight-complex="normal" style:text-emphasize="none" style:font-relief="none" style:text-overline-style="none" style:text-overline-color="font-color"/>
    </style:style>
    <style:style style:name="ce424" style:family="table-cell" style:parent-style-name="Default">
      <style:table-cell-properties fo:background-color="#e0efd4" style:cell-protect="protected" style:print-content="true" style:text-align-source="fix" style:repeat-content="false" fo:border="non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430" style:family="table-cell" style:parent-style-name="Default" style:data-style-name="N99">
      <style:table-cell-properties fo:background-color="#e0efd4" style:text-align-source="fix" style:repeat-content="false"/>
      <style:paragraph-properties fo:text-align="end" fo:margin-left="0cm"/>
      <style:text-properties style:font-name="Linux Biolinum G2" fo:font-size="11pt" style:font-size-asian="11pt" style:font-size-complex="11pt"/>
    </style:style>
    <style:style style:name="ce438" style:family="table-cell" style:parent-style-name="Default" style:data-style-name="N81">
      <style:table-cell-properties fo:background-color="#e0efd4" style:text-align-source="fix" style:repeat-content="false"/>
      <style:paragraph-properties fo:text-align="end" fo:margin-left="0cm"/>
      <style:text-properties style:font-name="Linux Biolinum G2" fo:font-size="11pt" fo:font-style="normal" style:font-size-asian="11pt" style:font-style-asian="normal" style:font-size-complex="11pt" style:font-style-complex="normal"/>
    </style:style>
    <style:style style:name="ce287" style:family="table-cell" style:parent-style-name="Default">
      <style:table-cell-properties fo:background-color="#bce4e5" style:text-align-source="fix" style:repeat-content="false"/>
      <style:paragraph-properties fo:text-align="center" fo:margin-left="0cm"/>
      <style:text-properties fo:color="#ff0000"/>
    </style:style>
    <style:style style:name="ce352" style:family="table-cell" style:parent-style-name="Desplegable">
      <style:table-cell-properties style:text-align-source="value-type" style:repeat-content="false"/>
      <style:paragraph-properties fo:margin-left="0cm"/>
    </style:style>
    <style:style style:name="ce353" style:family="table-cell" style:parent-style-name="Desplegable">
      <style:table-cell-properties style:text-align-source="fix" style:repeat-content="false"/>
      <style:paragraph-properties fo:text-align="start" fo:margin-left="0cm"/>
      <style:text-properties style:use-window-font-color="true" style:text-outline="false" style:text-line-through-style="none" style:text-line-through-type="none" fo:language="gl" fo:country="ES" fo:font-style="normal" fo:text-shadow="none" style:text-underline-style="none" fo:font-weight="normal" style:text-underline-mode="continuous" style:text-overline-mode="continuous" style:text-line-through-mode="continuous" style:font-name-asian="Segoe UI2"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288" style:family="table-cell" style:parent-style-name="Default" style:data-style-name="N99">
      <style:table-cell-properties fo:background-color="#bce4e5" style:text-align-source="fix" style:repeat-content="false"/>
      <style:paragraph-properties fo:text-align="center" fo:margin-left="0cm"/>
      <style:text-properties fo:color="#ff0000"/>
    </style:style>
    <style:style style:name="ce422" style:family="table-cell" style:parent-style-name="Default">
      <style:table-cell-properties fo:background-color="#bce4e5" fo:border="none"/>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333" style:family="table-cell" style:parent-style-name="Desplegable">
      <style:table-cell-properties style:text-align-source="fix" style:repeat-content="false"/>
      <style:paragraph-properties fo:text-align="start" fo:margin-left="0cm"/>
    </style:style>
    <style:style style:name="ce356" style:family="table-cell" style:parent-style-name="Desplegable">
      <style:table-cell-properties style:text-align-source="value-type" style:repeat-content="false"/>
      <style:paragraph-properties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style>
    <style:style style:name="ce459" style:family="table-cell" style:parent-style-name="Default">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460" style:family="table-cell" style:parent-style-name="Default">
      <style:table-cell-properties fo:background-color="#e0efd4"/>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466" style:family="table-cell" style:parent-style-name="Default" style:data-style-name="N80">
      <style:table-cell-properties fo:background-color="#e0efd4" style:text-align-source="fix" style:repeat-content="false"/>
      <style:paragraph-properties fo:text-align="start" fo:margin-left="0cm"/>
      <style:text-properties style:font-name="Linux Biolinum G2" fo:font-size="11pt" style:font-size-asian="11pt" style:font-size-complex="11pt"/>
    </style:style>
    <style:style style:name="ce385" style:family="table-cell" style:parent-style-name="Default">
      <style:table-cell-properties fo:background-color="#bce4e5" style:text-align-source="fix" style:repeat-content="false"/>
      <style:paragraph-properties fo:text-align="end" fo:margin-left="0cm"/>
      <style:text-properties style:font-name="Linux Biolinum G2" fo:font-size="11pt" style:font-size-asian="11pt" style:font-size-complex="11pt"/>
      <style:map style:condition="is-true-formula([.$P$21])" style:apply-style-name="Aviso" style:base-cell-address="Enunciado.F5"/>
    </style:style>
    <style:style style:name="ce374" style:family="table-cell" style:parent-style-name="Default">
      <style:table-cell-properties fo:background-color="#bce4e5" style:text-align-source="fix" style:repeat-content="false"/>
      <style:paragraph-properties fo:text-align="end" fo:margin-left="0cm"/>
      <style:text-properties fo:color="#000000"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378" style:family="table-cell" style:parent-style-name="Default" style:data-style-name="N80">
      <style:table-cell-properties fo:background-color="#bce4e5" style:cell-protect="protected" style:print-content="true" style:text-align-source="fix" style:repeat-content="false" fo:border="none"/>
      <style:paragraph-properties fo:text-align="start"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361" style:family="table-cell" style:parent-style-name="Default" style:data-style-name="N0">
      <style:table-cell-properties fo:background-color="#bce4e5" style:text-align-source="fix" style:repeat-content="false"/>
      <style:paragraph-properties fo:text-align="end" fo:margin-left="0cm"/>
      <style:text-properties fo:color="#000000"/>
      <style:map style:condition="is-true-formula(AND(NOT(ISBLANK([.E13])~[.E13]&lt;&gt;[.Y24]~[.E13]&lt;&gt;[.Z24])))" style:apply-style-name="Aviso" style:base-cell-address="Enunciado.F13"/>
    </style:style>
    <style:style style:name="ce390" style:family="table-cell" style:parent-style-name="Default">
      <style:table-cell-properties fo:background-color="#bce4e5" style:text-align-source="fix" style:repeat-content="false"/>
      <style:paragraph-properties fo:text-align="end" fo:margin-left="0cm"/>
      <style:text-properties fo:color="#000000"/>
    </style:style>
    <style:style style:name="ce473" style:family="table-cell" style:parent-style-name="Default">
      <style:table-cell-properties fo:background-color="#e0efd4"/>
      <style:text-properties style:font-name="Linux Biolinum G2" fo:font-size="11pt" fo:language="gl" fo:country="ES" style:font-size-asian="11pt" style:font-size-complex="11pt"/>
    </style:style>
    <style:style style:name="ce394" style:family="table-cell" style:parent-style-name="Default">
      <style:table-cell-properties fo:background-color="#bce4e5" style:text-align-source="fix" style:repeat-content="false" fo:border="0.99pt solid #000000"/>
      <style:paragraph-properties fo:text-align="center" fo:margin-left="0cm"/>
      <style:text-properties style:use-window-font-color="true" style:text-outline="false" style:text-line-through-style="none" style:text-line-through-type="none" style:font-name="Segoe UI Symbol" fo:font-size="11pt" fo:font-style="normal" fo:text-shadow="none" style:text-underline-style="none"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395" style:family="table-cell" style:parent-style-name="Default">
      <style:table-cell-properties fo:background-color="#bce4e5" style:text-align-source="fix" style:repeat-content="false" fo:border="0.99pt solid #000000"/>
      <style:paragraph-properties fo:text-align="center" fo:margin-left="0cm"/>
      <style:text-properties style:use-window-font-color="true" style:text-outline="false" style:text-line-through-style="none" style:text-line-through-type="none" style:font-name="Segoe UI Symbol" fo:font-size="11pt" fo:font-style="normal" fo:text-shadow="none" style:text-underline-style="none" style:text-underline-mode="continuous" style:text-overline-mode="continuous" style:text-line-through-mode="continuous" style:font-name-asian="Linux Biolinum G2" style:font-size-asian="11pt" style:font-style-asian="normal" style:font-weight-asian="normal" style:font-name-complex="Linux Biolinum G2" style:font-size-complex="11pt" style:font-style-complex="normal" style:font-weight-complex="normal" style:text-emphasize="none" style:font-relief="none"/>
    </style:style>
    <style:style style:name="ce293" style:family="table-cell" style:parent-style-name="Default">
      <style:table-cell-properties fo:background-color="#bce4e5" fo:border="none"/>
      <style:text-properties style:font-name="Linux Biolinum G2" fo:font-size="11pt" style:font-size-asian="11pt" style:font-size-complex="11pt"/>
    </style:style>
    <style:style style:name="ce295" style:family="table-cell" style:parent-style-name="Default">
      <style:table-cell-properties fo:background-color="#bce4e5" style:text-align-source="fix" style:repeat-content="false" fo:border="0.99pt solid #000000"/>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386" style:family="table-cell" style:parent-style-name="DatoEntrada">
      <style:table-cell-properties style:text-align-source="fix" style:repeat-content="false"/>
      <style:paragraph-properties fo:text-align="end"/>
      <style:text-properties style:use-window-font-color="true"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Segoe UI2" style:language-asian="none" style:country-asian="none" style:font-style-asian="normal" style:font-weight-asian="normal" style:font-name-complex="StarSymbol" style:language-complex="none" style:country-complex="none" style:font-style-complex="normal" style:font-weight-complex="normal" style:text-emphasize="none" style:font-relief="none" style:text-overline-style="none" style:text-overline-color="font-color"/>
    </style:style>
    <style:style style:name="ce392" style:family="table-cell" style:parent-style-name="DatoEntrada">
      <style:table-cell-properties style:text-align-source="fix" style:repeat-content="false"/>
      <style:paragraph-properties fo:text-align="end"/>
      <style:text-properties style:use-window-font-color="true"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Segoe UI2"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397" style:family="table-cell" style:parent-style-name="DatoEntrada">
      <style:text-properties style:use-window-font-color="true"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Segoe UI2"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387" style:family="table-cell" style:parent-style-name="DatoEntrada">
      <style:table-cell-properties style:cell-protect="none" style:print-content="true" style:text-align-source="fix" style:repeat-content="false"/>
      <style:paragraph-properties fo:text-align="end"/>
      <style:text-properties style:use-window-font-color="true"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Segoe UI2" style:language-asian="none" style:country-asian="none" style:font-style-asian="normal" style:font-weight-asian="normal" style:font-name-complex="StarSymbol" style:language-complex="none" style:country-complex="none" style:font-style-complex="normal" style:font-weight-complex="normal" style:text-emphasize="none" style:font-relief="none" style:text-overline-style="none" style:text-overline-color="font-color"/>
    </style:style>
    <style:style style:name="ce388" style:family="table-cell" style:parent-style-name="DatoEntrada">
      <style:table-cell-properties style:cell-protect="none" style:print-content="true" style:text-align-source="fix" style:repeat-content="false"/>
      <style:paragraph-properties fo:text-align="end"/>
      <style:text-properties style:use-window-font-color="true"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Segoe UI2"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377" style:family="table-cell" style:parent-style-name="Default">
      <style:table-cell-properties fo:background-color="#bce4e5" style:text-align-source="fix" style:repeat-content="false" fo:wrap-option="wrap" fo:border="none" style:vertical-align="middle"/>
      <style:paragraph-properties fo:text-align="start"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486" style:family="table-cell" style:parent-style-name="Desplegable">
      <style:text-properties fo:language="gl" fo:country="ES" style:font-name-asian="Segoe UI Symbol1" style:font-name-complex="Segoe UI Symbol1"/>
    </style:style>
    <style:style style:name="ce487" style:family="table-cell" style:parent-style-name="Default">
      <style:table-cell-properties fo:background-color="#e0efd4"/>
      <style:text-properties style:font-name="Linux Biolinum G2" fo:font-size="11pt" style:font-name-asian="Segoe UI Symbol1" style:font-size-asian="11pt" style:font-name-complex="Segoe UI Symbol1" style:font-size-complex="11pt"/>
    </style:style>
    <style:style style:name="ce404" style:family="table-cell" style:parent-style-name="DatoEntrada">
      <style:table-cell-properties style:cell-protect="none" style:print-content="true"/>
      <style:text-properties style:use-window-font-color="true" style:text-outline="false" style:text-line-through-style="none" style:text-line-through-type="none" fo:language="es" fo:country="ES" fo:font-style="normal" fo:text-shadow="none" style:text-underline-style="none" fo:font-weight="normal" style:text-underline-mode="continuous" style:text-overline-mode="continuous" style:text-line-through-mode="continuous" style:font-name-asian="Segoe UI2" style:language-asian="none" style:country-asian="none" style:font-style-asian="normal" style:font-weight-asian="normal" style:font-name-complex="StarSymbol" style:language-complex="none" style:country-complex="none" style:font-style-complex="normal" style:font-weight-complex="normal" style:text-emphasize="none" style:font-relief="none" style:text-overline-style="none" style:text-overline-color="font-color"/>
    </style:style>
    <style:style style:name="ce380" style:family="table-cell" style:parent-style-name="Gris">
      <style:table-cell-properties fo:background-color="#bce4e5"/>
    </style:style>
    <style:style style:name="ce461" style:family="table-cell" style:parent-style-name="Default" style:data-style-name="N80">
      <style:table-cell-properties fo:background-color="#fffacd"/>
      <style:text-properties style:font-name="Linux Biolinum G2" fo:font-size="11pt" style:font-size-asian="11pt" style:font-size-complex="11pt"/>
    </style:style>
    <style:style style:name="ce465" style:family="table-cell" style:parent-style-name="Default">
      <style:table-cell-properties fo:background-color="#fffacd"/>
      <style:text-properties style:font-name="Linux Biolinum G2" fo:font-size="11pt" fo:font-weight="normal" style:font-size-asian="11pt" style:font-weight-asian="normal" style:font-size-complex="11pt" style:font-weight-complex="normal"/>
    </style:style>
    <style:style style:name="ce402" style:family="table-cell" style:parent-style-name="Text">
      <style:table-cell-properties fo:background-color="#e6e6ff" style:text-align-source="fix" style:repeat-content="false" fo:wrap-option="wrap" style:direction="ltr" style:rotation-angle="0" style:shrink-to-fit="false" style:vertical-align="middl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0" style:apply-style-name="Accent" style:base-cell-address="Enunciado.M2"/>
    </style:style>
    <style:style style:name="ce456" style:family="table-cell" style:parent-style-name="Default">
      <style:table-cell-properties style:cell-protect="hidden-and-protected" style:print-content="true" fo:background-color="transparent"/>
      <style:text-properties style:font-name="Linux Biolinum G2" fo:font-size="11pt" style:font-size-asian="11pt" style:font-size-complex="11pt"/>
    </style:style>
    <style:style style:name="ce457" style:family="table-cell" style:parent-style-name="Default">
      <style:table-cell-properties style:cell-protect="hidden-and-protected" style:print-content="true" fo:wrap-option="wrap"/>
      <style:text-properties style:font-name="Linux Biolinum G2" fo:font-size="11pt" style:font-size-asian="11pt" style:font-size-complex="11pt"/>
    </style:style>
    <style:style style:name="ce501" style:family="table-cell" style:parent-style-name="Default">
      <style:table-cell-properties fo:background-color="transparent"/>
      <style:text-properties style:text-outline="false" style:text-line-through-style="none" style:text-line-through-type="none" style:font-name="Linux Biolinum G4" fo:font-size="11pt" fo:language="gl" fo:country="ES"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507" style:family="table-cell" style:parent-style-name="Default">
      <style:table-cell-properties fo:background-color="transparent"/>
      <style:text-properties style:text-outline="false" style:text-line-through-style="none" style:text-line-through-type="none" style:font-name="Linux Biolinum G4" fo:font-size="11pt" fo:language="gl"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509" style:family="table-cell" style:parent-style-name="Default">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510" style:family="table-cell" style:parent-style-name="Default">
      <style:text-properties style:text-outline="false" style:text-line-through-style="none" style:text-line-through-type="none" style:font-name="Linux Biolinum G4"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518" style:family="table-cell" style:parent-style-name="Default">
      <style:text-properties style:text-outline="false" style:text-line-through-style="none" style:text-line-through-type="none" style:font-name="Linux Biolinum G4" fo:font-size="11pt"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522" style:family="table-cell" style:parent-style-name="Default">
      <style:text-properties style:text-outline="false" style:text-line-through-style="none" style:text-line-through-type="none" style:font-name="Linux Biolinum G2" fo:font-size="11pt" fo:language="gl" fo:country="ES" fo:font-style="normal" fo:text-shadow="none" style:text-underline-style="none" fo:font-weight="bold" style:text-underline-mode="continuous" style:text-overline-mode="continuous" style:text-line-through-mode="continuous" style:font-name-asian="Andale Sans UI" style:font-size-asian="11pt" style:language-asian="zxx" style:country-asian="none" style:font-style-asian="normal" style:font-weight-asian="bold" style:font-name-complex="Tahoma2" style:font-size-complex="11pt" style:language-complex="zxx" style:country-complex="none" style:font-style-complex="normal" style:font-weight-complex="bold" style:text-emphasize="none" style:font-relief="none" style:text-overline-style="none" style:text-overline-color="font-color"/>
    </style:style>
    <style:style style:name="ce524" style:family="table-cell" style:parent-style-name="Default">
      <style:table-cell-properties style:cell-protect="hidden-and-protected" style:print-content="true" fo:background-color="transparent"/>
      <style:text-properties style:font-name="Linux Biolinum G2" fo:font-size="11pt" fo:language="gl" fo:country="ES" style:font-size-asian="11pt" style:font-size-complex="11pt"/>
    </style:style>
    <style:style style:name="ce525" style:family="table-cell" style:parent-style-name="Default">
      <style:table-cell-properties style:cell-protect="hidden-and-protected" style:print-content="true" fo:background-color="transparent"/>
      <style:text-properties style:font-name="Linux Biolinum G2" fo:font-size="11pt" style:font-name-asian="Microsoft YaHei" style:font-size-asian="11pt" style:language-asian="zh" style:country-asian="CN" style:font-name-complex="Mangal" style:font-size-complex="11pt" style:language-complex="hi" style:country-complex="IN"/>
    </style:style>
    <style:style style:name="ce526" style:family="table-cell" style:parent-style-name="Default" style:data-style-name="N80">
      <style:table-cell-properties style:cell-protect="hidden-and-protected" style:print-content="true" fo:background-color="transparent"/>
      <style:text-properties style:font-size-asian="11pt" style:font-size-complex="11pt"/>
    </style:style>
    <style:style style:name="ce527" style:family="table-cell" style:parent-style-name="Default" style:data-style-name="N99">
      <style:table-cell-properties style:cell-protect="hidden-and-protected" style:print-content="true" fo:background-color="transparent"/>
    </style:style>
    <style:style style:name="ce528" style:family="table-cell" style:parent-style-name="Default" style:data-style-name="N99">
      <style:table-cell-properties style:cell-protect="hidden-and-protected" style:print-content="true" fo:background-color="transparent"/>
      <style:text-properties style:font-name="Linux Biolinum G2" fo:font-size="11pt" style:font-size-asian="11pt" style:font-size-complex="11pt"/>
    </style:style>
    <style:style style:name="ce529" style:family="table-cell" style:parent-style-name="Default" style:data-style-name="N99">
      <style:table-cell-properties style:cell-protect="hidden-and-protected" style:print-content="true" fo:background-color="transparent"/>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1"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530" style:family="table-cell" style:parent-style-name="Default">
      <style:table-cell-properties style:cell-protect="hidden-and-protected" style:print-content="true" fo:background-color="transparent"/>
      <style:text-properties style:font-name="Linux Biolinum G4" fo:font-size="11pt" style:font-size-asian="11pt" style:font-size-complex="11pt"/>
    </style:style>
    <style:style style:name="ce531" style:family="table-cell" style:parent-style-name="Default">
      <style:table-cell-properties style:cell-protect="hidden-and-protected" style:print-content="true" fo:background-color="transparent"/>
      <style:text-properties fo:color="#000000"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533"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fo:font-style="normal" style:font-size-asian="11pt" style:font-style-asian="normal" style:font-size-complex="11pt" style:font-style-complex="normal"/>
    </style:style>
    <style:style style:name="ce534" style:family="table-cell" style:parent-style-name="Default" style:data-style-name="N80">
      <style:table-cell-properties style:cell-protect="hidden-and-protected" style:print-content="true" fo:background-color="transparent"/>
      <style:text-properties style:font-name="Linux Biolinum G2" fo:font-size="11pt" style:font-size-asian="11pt" style:font-size-complex="11pt"/>
    </style:style>
    <style:style style:name="ce536" style:family="table-cell" style:parent-style-name="Default">
      <style:table-cell-properties style:cell-protect="hidden-and-protected" style:print-content="true" fo:background-color="transparent"/>
      <style:text-properties style:text-outline="false" style:text-line-through-style="none" style:text-line-through-type="none" style:font-name="Linux Biolinum G4"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540" style:family="table-cell" style:parent-style-name="Default">
      <style:table-cell-properties style:cell-protect="hidden-and-protected" style:print-content="true" fo:background-color="transparent"/>
      <style:text-properties style:text-outline="false" style:text-line-through-style="none" style:text-line-through-type="none" style:font-name="Linux Biolinum G4" fo:font-size="11pt" fo:language="es" fo:country="ES" fo:font-style="normal" fo:text-shadow="none" style:text-underline-style="none" fo:font-weight="normal" style:text-underline-mode="continuous" style:text-overline-mode="continuous" style:text-line-through-mode="continuous" style:font-name-asian="Linux Biolinum G4" style:font-size-asian="11pt" style:language-asian="zxx" style:country-asian="none" style:font-style-asian="normal" style:font-weight-asian="normal" style:font-name-complex="Linux Biolinum G4" style:font-size-complex="11pt" style:language-complex="zxx" style:country-complex="none" style:font-style-complex="normal" style:font-weight-complex="normal" style:text-emphasize="none" style:font-relief="none" style:text-overline-style="none" style:text-overline-color="font-color"/>
    </style:style>
    <style:style style:name="ce543" style:family="table-cell" style:parent-style-name="Default">
      <style:table-cell-properties style:cell-protect="hidden-and-protected" style:print-content="true" fo:background-color="transparent"/>
      <style:text-properties style:font-name="Linux Biolinum G4" fo:font-size="11pt" style:font-name-asian="Linux Biolinum G4" style:font-size-asian="11pt" style:font-name-complex="Linux Biolinum G4" style:font-size-complex="11pt"/>
    </style:style>
    <style:style style:name="ce548" style:family="table-cell" style:parent-style-name="Default">
      <style:table-cell-properties style:cell-protect="hidden-and-protected" style:print-content="true" style:text-align-source="fix" style:repeat-content="false" fo:background-color="transparent" fo:border="none"/>
      <style:paragraph-properties fo:text-align="start"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549" style:family="table-cell" style:parent-style-name="Default">
      <style:table-cell-properties style:cell-protect="hidden-and-protected" style:print-content="true" fo:background-color="transparent"/>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550" style:family="table-cell" style:parent-style-name="Default">
      <style:table-cell-properties style:cell-protect="hidden-and-protected" style:print-content="true" fo:background-color="transparent"/>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554" style:family="table-cell" style:parent-style-name="Default">
      <style:table-cell-properties style:cell-protect="hidden-and-protected" style:print-content="true" fo:background-color="transparent"/>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1"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559"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fo:font-style="italic" fo:font-weight="bold" style:font-size-asian="11pt" style:font-style-asian="italic" style:font-weight-asian="bold" style:font-size-complex="11pt" style:font-style-complex="italic" style:font-weight-complex="bold"/>
    </style:style>
    <style:style style:name="ce560"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fo:font-style="italic" style:font-size-asian="11pt" style:font-style-asian="italic" style:font-size-complex="11pt" style:font-style-complex="italic"/>
    </style:style>
    <style:style style:name="ce561"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fo:language="gl" fo:country="ES" style:font-size-asian="11pt" style:font-size-complex="11pt"/>
    </style:style>
    <style:style style:name="ce562" style:family="table-cell" style:parent-style-name="Default" style:data-style-name="N99">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style:font-size-asian="11pt" style:font-size-complex="11pt"/>
    </style:style>
    <style:style style:name="ce310" style:family="table-cell" style:parent-style-name="Default">
      <style:table-cell-properties fo:background-color="#fedcc6"/>
      <style:text-properties style:font-name="Linux Biolinum G2" fo:font-size="11pt" fo:font-weight="bold" style:font-size-asian="11pt" style:font-weight-asian="bold" style:font-size-complex="11pt" style:font-weight-complex="bold"/>
    </style:style>
    <style:style style:name="ce564" style:family="table-cell" style:parent-style-name="Default">
      <style:table-cell-properties fo:background-color="#bce4e5" style:text-align-source="fix" style:repeat-content="false" fo:border="none"/>
      <style:paragraph-properties fo:text-align="start" fo:margin-left="0cm"/>
      <style:text-properties style:use-window-font-color="true" style:text-outline="false" style:text-line-through-style="none" style:text-line-through-type="none" style:font-name="Linux Biolinum G2" fo:font-size="11pt" fo:font-style="italic" fo:text-shadow="none" style:text-underline-style="none" fo:font-weight="bold"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565" style:family="table-cell" style:parent-style-name="Default">
      <style:table-cell-properties fo:background-color="#bce4e5" style:text-align-source="fix" style:repeat-content="false" fo:border="none"/>
      <style:paragraph-properties fo:text-align="end" fo:margin-left="0cm"/>
      <style:text-properties style:font-name="Linux Biolinum G2" fo:font-size="11pt" style:font-size-asian="11pt" style:font-size-complex="11pt"/>
    </style:style>
    <style:style style:name="ce566" style:family="table-cell" style:parent-style-name="Default">
      <style:table-cell-properties fo:background-color="#bce4e5" style:text-align-source="fix" style:repeat-content="false" fo:border="0.99pt solid #000000"/>
      <style:paragraph-properties fo:text-align="center" fo:margin-left="0cm"/>
      <style:text-properties style:font-name="Linux Biolinum G2" fo:font-size="11pt" style:font-size-asian="11pt" style:font-size-complex="11pt"/>
    </style:style>
    <style:style style:name="ce567" style:family="table-cell" style:parent-style-name="Default">
      <style:table-cell-properties fo:background-color="#e0efd4"/>
      <style:text-properties style:use-window-font-color="true" style:text-outline="false" style:text-line-through-style="none" style:text-line-through-type="none" style:font-name="Linux Biolinum G2" fo:font-size="11pt" fo:font-style="italic" fo:text-shadow="none" style:text-underline-style="none" fo:font-weight="bold" style:text-underline-mode="continuous" style:text-overline-mode="continuous" style:text-line-through-mode="continuous" style:font-name-asian="Andale Sans UI1" style:font-size-asian="11pt" style:font-style-asian="italic" style:font-weight-asian="bold" style:font-name-complex="Tahoma2" style:font-size-complex="11pt" style:font-style-complex="italic" style:font-weight-complex="bold" style:text-emphasize="none" style:font-relief="none"/>
    </style:style>
    <style:style style:name="ce568" style:family="table-cell" style:parent-style-name="Default">
      <style:table-cell-properties fo:background-color="#e0efd4" style:text-align-source="fix" style:repeat-content="false" style:vertical-align="middle"/>
      <style:paragraph-properties fo:text-align="start" fo:margin-left="0cm"/>
      <style:text-properties style:use-window-font-color="true"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458" style:family="table-cell" style:parent-style-name="Default">
      <style:table-cell-properties fo:background-color="#e0efd4" style:text-align-source="fix" style:repeat-content="false" style:vertical-align="middle"/>
      <style:paragraph-properties fo:text-align="start" fo:margin-left="0cm"/>
      <style:text-properties style:use-window-font-color="true"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571"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Segoe UI Symbol" fo:font-style="normal" fo:text-shadow="none" style:text-underline-style="none"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574" style:family="table-cell" style:parent-style-name="Default">
      <style:table-cell-properties fo:background-color="#e0efd4" style:vertical-align="middle"/>
      <style:text-properties style:text-outline="false" style:text-line-through-style="none" style:text-line-through-type="none" style:font-name="Linux Biolinum G2" fo:font-size="11pt" fo:font-style="italic" fo:text-shadow="none" style:text-underline-style="none" fo:font-weight="bold" style:text-underline-mode="continuous" style:text-overline-mode="continuous" style:text-line-through-mode="continuous" style:font-size-asian="11pt" style:font-style-asian="italic" style:font-weight-asian="bold" style:font-size-complex="11pt" style:font-style-complex="italic" style:font-weight-complex="bold" style:text-emphasize="none" style:font-relief="none"/>
    </style:style>
    <style:style style:name="ce575" style:family="table-cell" style:parent-style-name="Default">
      <style:table-cell-properties fo:background-color="#e0efd4"/>
      <style:text-properties style:font-name="Linux Biolinum G2" fo:font-size="11pt" fo:font-style="italic" fo:font-weight="bold" style:font-size-asian="11pt" style:font-style-asian="italic" style:font-weight-asian="bold" style:font-size-complex="11pt" style:font-style-complex="italic" style:font-weight-complex="bold"/>
    </style:style>
    <style:style style:name="ce576" style:family="table-cell" style:parent-style-name="Default">
      <style:table-cell-properties fo:background-color="#e0efd4" style:text-align-source="fix" style:repeat-content="false" style:vertical-align="middle"/>
      <style:paragraph-properties fo:text-align="start" fo:margin-left="0cm"/>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577" style:family="table-cell" style:parent-style-name="Default" style:data-style-name="N0">
      <style:table-cell-properties fo:background-color="#e0efd4" style:text-align-source="fix" style:repeat-content="false"/>
      <style:paragraph-properties fo:text-align="end" fo:margin-left="0cm"/>
      <style:text-properties style:font-name="Segoe UI Symbol" fo:font-size="11pt" fo:font-style="normal" fo:font-weight="normal" style:font-size-asian="11pt" style:font-style-asian="normal" style:font-weight-asian="normal" style:font-size-complex="11pt" style:font-style-complex="normal" style:font-weight-complex="normal"/>
    </style:style>
    <style:style style:name="ce582" style:family="table-cell" style:parent-style-name="Default">
      <style:table-cell-properties fo:background-color="#e0efd4" style:text-align-source="fix" style:repeat-content="false" style:vertical-align="middle"/>
      <style:paragraph-properties fo:text-align="start" fo:margin-left="0cm"/>
      <style:text-properties style:font-name="Linux Biolinum G2" fo:font-size="11pt" fo:language="gl" fo:country="ES" style:font-size-asian="11pt" style:font-size-complex="11pt"/>
    </style:style>
    <style:style style:name="ce583" style:family="table-cell" style:parent-style-name="Default">
      <style:table-cell-properties fo:background-color="#e0efd4" style:text-align-source="fix" style:repeat-content="false" style:vertical-align="middle"/>
      <style:paragraph-properties fo:text-align="end" fo:margin-left="0cm"/>
      <style:text-properties style:font-name="Segoe UI Symbol" fo:font-size="11pt" fo:font-style="normal" fo:font-weight="normal" style:font-size-asian="11pt" style:font-style-asian="normal" style:font-weight-asian="normal" style:font-size-complex="11pt" style:font-style-complex="normal" style:font-weight-complex="normal"/>
    </style:style>
    <style:style style:name="ce325" style:family="table-cell" style:parent-style-name="Default">
      <style:table-cell-properties fo:background-color="#fedcc6"/>
      <style:text-properties style:font-name="Linux Biolinum G2" fo:font-size="11pt" style:font-size-asian="11pt" style:font-size-complex="11pt"/>
    </style:style>
    <style:style style:name="ce585" style:family="table-cell" style:parent-style-name="Default">
      <style:table-cell-properties fo:background-color="#bce4e5" style:cell-protect="protected" style:print-content="true" style:text-align-source="fix" style:repeat-content="false" fo:border="0.99pt solid #000000"/>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586"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fo:font-style="normal" fo:text-shadow="none" style:text-underline-style="none"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587" style:family="table-cell" style:parent-style-name="Default" style:data-style-name="N80">
      <style:table-cell-properties fo:background-color="#e0efd4"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588"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E15])" style:apply-style-name="RespRayaSup" style:base-cell-address="Campo.B20"/>
    </style:style>
    <style:style style:name="ce589"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E17])" style:apply-style-name="RespRayaSup" style:base-cell-address="Campo.B22"/>
    </style:style>
    <style:style style:name="ce590"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E19])" style:apply-style-name="RespRayaSup" style:base-cell-address="Campo.B24"/>
    </style:style>
    <style:style style:name="ce591"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E21])" style:apply-style-name="RespRayaSup" style:base-cell-address="Campo.B26"/>
    </style:style>
    <style:style style:name="ce593" style:family="table-cell" style:parent-style-name="Default">
      <style:table-cell-properties fo:background-color="#bce4e5" style:text-align-source="fix" style:repeat-content="false" style:vertical-align="middle"/>
      <style:paragraph-properties fo:text-align="start" fo:margin-left="0cm"/>
      <style:text-properties style:font-name="Linux Biolinum G2" fo:font-size="11pt" style:font-size-asian="11pt" style:font-size-complex="11pt"/>
    </style:style>
    <style:style style:name="ce594"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D15])" style:apply-style-name="RespRayaSup" style:base-cell-address="Campo.C14"/>
    </style:style>
    <style:style style:name="ce595"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D16])" style:apply-style-name="RespRayaSup" style:base-cell-address="Campo.C15"/>
    </style:style>
    <style:style style:name="ce596"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D17])" style:apply-style-name="RespRayaSup" style:base-cell-address="Campo.C16"/>
    </style:style>
    <style:style style:name="ce597"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D18])" style:apply-style-name="RespRayaSup" style:base-cell-address="Campo.C17"/>
    </style:style>
    <style:style style:name="ce592" style:family="table-cell" style:parent-style-name="Default"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488"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600" style:family="table-cell" style:parent-style-name="Default" style:data-style-name="N80">
      <style:table-cell-properties fo:background-color="#e0efd4"/>
      <style:text-properties style:font-name="Linux Biolinum G2" fo:font-size="11pt" style:font-size-asian="11pt" style:font-size-complex="11pt"/>
    </style:style>
    <style:style style:name="ce601" style:family="table-cell" style:parent-style-name="Default">
      <style:table-cell-properties fo:background-color="#bce4e5" style:text-align-source="fix" style:repeat-content="false"/>
      <style:paragraph-properties fo:text-align="center" fo:margin-left="0cm"/>
    </style:style>
    <style:style style:name="ce602" style:family="table-cell" style:parent-style-name="Default">
      <style:table-cell-properties fo:background-color="#bce4e5"/>
      <style:text-properties style:font-name="Linux Biolinum G2" fo:font-size="11pt" fo:font-style="italic" style:font-size-asian="11pt" style:font-style-asian="italic" style:font-size-complex="11pt" style:font-style-complex="italic"/>
    </style:style>
    <style:style style:name="ce603"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D15])" style:apply-style-name="RespRayaSup" style:base-cell-address="Campo.C14"/>
    </style:style>
    <style:style style:name="ce608"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D16])" style:apply-style-name="RespRayaSup" style:base-cell-address="Campo.C15"/>
    </style:style>
    <style:style style:name="ce609"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D17])" style:apply-style-name="RespRayaSup" style:base-cell-address="Campo.C16"/>
    </style:style>
    <style:style style:name="ce610"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D18])" style:apply-style-name="RespRayaSup" style:base-cell-address="Campo.C17"/>
    </style:style>
    <style:style style:name="ce611" style:family="table-cell" style:parent-style-name="Default" style:data-style-name="N80">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612" style:family="table-cell" style:parent-style-name="Default" style:data-style-name="N80">
      <style:table-cell-properties fo:background-color="#e0efd4" style:text-align-source="fix" style:repeat-content="false"/>
      <style:paragraph-properties fo:text-align="start"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613" style:family="table-cell" style:parent-style-name="Default">
      <style:table-cell-properties fo:background-color="#bce4e5" style:text-align-source="fix" style:repeat-content="false"/>
      <style:paragraph-properties fo:text-align="center" fo:margin-left="0cm"/>
      <style:text-properties style:font-name="Linux Biolinum G2" fo:font-size="11pt" style:font-size-asian="11pt" style:font-size-complex="11pt"/>
    </style:style>
    <style:style style:name="ce619" style:family="table-cell" style:parent-style-name="Default" style:data-style-name="N80">
      <style:table-cell-properties fo:background-color="#e0efd4"/>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map style:condition="is-true-formula([.$AE15])" style:apply-style-name="RespRayaSup" style:base-cell-address="Campo.E20"/>
    </style:style>
    <style:style style:name="ce621" style:family="table-cell" style:parent-style-name="Default" style:data-style-name="N80">
      <style:table-cell-properties fo:background-color="#e0efd4"/>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map style:condition="is-true-formula([.$AE17])" style:apply-style-name="RespRayaSup" style:base-cell-address="Campo.E22"/>
    </style:style>
    <style:style style:name="ce622" style:family="table-cell" style:parent-style-name="Default" style:data-style-name="N80">
      <style:table-cell-properties fo:background-color="#e0efd4"/>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map style:condition="is-true-formula([.$AE19])" style:apply-style-name="RespRayaSup" style:base-cell-address="Campo.E24"/>
    </style:style>
    <style:style style:name="ce623" style:family="table-cell" style:parent-style-name="Default" style:data-style-name="N80">
      <style:table-cell-properties fo:background-color="#e0efd4"/>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map style:condition="is-true-formula([.$AE21])" style:apply-style-name="RespRayaSup" style:base-cell-address="Campo.E26"/>
    </style:style>
    <style:style style:name="ce626" style:family="table-cell" style:parent-style-name="RespRayaSup">
      <style:text-properties style:font-size-asian="11pt" style:font-size-complex="11pt"/>
      <style:map style:condition="is-true-formula([.$X$12])" style:apply-style-name="RespRayaSup" style:base-cell-address="Campo.E32"/>
    </style:style>
    <style:style style:name="ce628" style:family="table-cell" style:parent-style-name="Default">
      <style:table-cell-properties fo:background-color="#bce4e5" style:text-align-source="fix" style:repeat-content="false"/>
      <style:paragraph-properties fo:text-align="end" fo:margin-left="0cm"/>
      <style:text-properties style:font-name="Segoe UI Symbol1" fo:font-size="11pt" fo:font-style="normal" style:font-name-asian="Segoe UI Symbol1" style:font-size-asian="11pt" style:font-style-asian="normal" style:font-name-complex="Segoe UI Symbol1" style:font-size-complex="11pt" style:font-style-complex="normal"/>
    </style:style>
    <style:style style:name="ce630"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D15])" style:apply-style-name="RespRayaSup" style:base-cell-address="Campo.C14"/>
    </style:style>
    <style:style style:name="ce631"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D16])" style:apply-style-name="RespRayaSup" style:base-cell-address="Campo.C15"/>
    </style:style>
    <style:style style:name="ce632"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D17])" style:apply-style-name="RespRayaSup" style:base-cell-address="Campo.C16"/>
    </style:style>
    <style:style style:name="ce633"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D18])" style:apply-style-name="RespRayaSup" style:base-cell-address="Campo.C17"/>
    </style:style>
    <style:style style:name="ce634" style:family="table-cell" style:parent-style-name="Default" style:data-style-name="N80">
      <style:table-cell-properties fo:background-color="#e0efd4" style:text-align-source="fix" style:repeat-content="false" fo:border="none"/>
      <style:paragraph-properties fo:text-align="start" fo:margin-left="0cm"/>
      <style:text-properties style:use-window-font-color="true" style:text-outline="false" style:text-line-through-style="none" style:text-line-through-type="none" style:font-name="Linux Biolinum G2" fo:font-size="11pt"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2" style:font-size-complex="11pt" style:font-style-complex="normal" style:font-weight-complex="bold" style:text-emphasize="none" style:font-relief="none"/>
    </style:style>
    <style:style style:name="ce636"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E15])" style:apply-style-name="RespRayaSup" style:base-cell-address="Campo.E20"/>
    </style:style>
    <style:style style:name="ce637"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E17])" style:apply-style-name="RespRayaSup" style:base-cell-address="Campo.E22"/>
    </style:style>
    <style:style style:name="ce639"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E19])" style:apply-style-name="RespRayaSup" style:base-cell-address="Campo.E24"/>
    </style:style>
    <style:style style:name="ce640"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E21])" style:apply-style-name="RespRayaSup" style:base-cell-address="Campo.E26"/>
    </style:style>
    <style:style style:name="ce641" style:family="table-cell" style:parent-style-name="Default" style:data-style-name="N80">
      <style:table-cell-properties fo:background-color="#e0efd4" style:text-align-source="fix" style:repeat-content="false" fo:border="none"/>
      <style:paragraph-properties fo:text-align="start" fo:margin-left="0cm"/>
      <style:text-properties style:use-window-font-color="true" style:text-outline="false" style:text-line-through-style="none" style:text-line-through-type="none" style:font-name="Albany" fo:font-size="10pt" fo:language="none" fo:country="none" fo:text-shadow="none" style:text-underline-style="none" fo:font-weight="bold" style:text-underline-mode="continuous" style:text-overline-mode="continuous" style:text-line-through-mode="continuous" style:font-name-asian="Andale Sans UI1" style:font-size-asian="12pt" style:language-asian="none" style:country-asian="none" style:font-style-asian="normal" style:font-weight-asian="bold" style:font-name-complex="Tahoma2" style:font-size-complex="12pt" style:font-style-complex="normal" style:font-weight-complex="bold" style:text-emphasize="none" style:font-relief="none"/>
    </style:style>
    <style:style style:name="ce643" style:family="table-cell" style:parent-style-name="Default" style:data-style-name="N0">
      <style:table-cell-properties fo:background-color="#bce4e5" style:cell-protect="protected" style:print-content="true" style:text-align-source="fix" style:repeat-content="false" fo:border="0.99pt solid #000000"/>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375" style:family="table-cell" style:parent-style-name="Default">
      <style:table-cell-properties fo:background-color="#fedcc6"/>
      <style:text-properties style:font-name="Linux Biolinum G2" fo:font-size="11pt" fo:font-style="italic" fo:font-weight="bold" style:font-size-asian="11pt" style:font-size-complex="11pt"/>
    </style:style>
    <style:style style:name="ce646" style:family="table-cell" style:parent-style-name="Default">
      <style:table-cell-properties fo:background-color="#bce4e5"/>
      <style:text-properties style:font-name="Linux Biolinum G2" fo:font-size="11pt" fo:language="gl" fo:country="ES" fo:font-style="italic" fo:font-weight="bold" style:font-size-asian="11pt" style:font-size-complex="11pt"/>
    </style:style>
    <style:style style:name="ce647" style:family="table-cell" style:parent-style-name="Default">
      <style:table-cell-properties fo:background-color="#bce4e5" style:vertical-align="middle"/>
      <style:text-properties style:text-outline="false" style:text-line-through-style="none" style:text-line-through-type="none" style:font-name="Segoe UI Symbol" fo:font-size="11pt" fo:font-style="normal" fo:text-shadow="none" style:text-underline-style="none"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649" style:family="table-cell" style:parent-style-name="Default">
      <style:table-cell-properties fo:background-color="#bce4e5" style:vertical-align="middle"/>
      <style:text-properties style:font-name="Segoe UI Symbol" fo:font-size="11pt" fo:font-style="normal" fo:font-weight="normal" style:font-size-asian="11pt" style:font-style-asian="normal" style:font-weight-asian="normal" style:font-size-complex="11pt" style:font-style-complex="normal" style:font-weight-complex="normal"/>
    </style:style>
    <style:style style:name="ce651" style:family="table-cell" style:parent-style-name="Default">
      <style:table-cell-properties fo:background-color="#e0efd4"/>
      <style:text-properties style:text-outline="false" style:text-line-through-style="none" style:text-line-through-type="none" style:font-name="Segoe UI Symbol" fo:font-size="11pt" fo:language="es" fo:country="ES" fo:font-style="italic" fo:text-shadow="none" style:text-underline-style="none" fo:font-weight="bold" style:text-underline-mode="continuous" style:text-overline-mode="continuous" style:text-line-through-mode="continuous" style:font-name-asian="Andale Sans UI" style:font-size-asian="11pt" style:language-asian="zxx" style:country-asian="none" style:font-style-asian="italic" style:font-weight-asian="bold" style:font-name-complex="Tahoma2" style:font-size-complex="11pt" style:language-complex="zxx" style:country-complex="none" style:font-style-complex="italic" style:font-weight-complex="bold" style:text-emphasize="none" style:font-relief="none" style:text-overline-style="none" style:text-overline-color="font-color"/>
    </style:style>
    <style:style style:name="ce652" style:family="table-cell" style:parent-style-name="Default" style:data-style-name="N80">
      <style:table-cell-properties fo:background-color="#e0efd4" fo:border="none"/>
      <style:text-properties style:text-outline="false" style:text-line-through-style="none" style:text-line-through-type="none" style:font-name="Linux Biolinum G2" fo:font-size="11pt" fo:text-shadow="none" style:text-underline-style="none" fo:font-weight="bold" style:text-underline-mode="continuous" style:text-overline-mode="continuous" style:text-line-through-mode="continuous" style:font-size-asian="11pt" style:font-style-asian="normal" style:font-size-complex="11pt" style:font-style-complex="normal" style:text-emphasize="none" style:font-relief="none"/>
    </style:style>
    <style:style style:name="ce653" style:family="table-cell" style:parent-style-name="Default" style:data-style-name="N80">
      <style:table-cell-properties fo:background-color="#e0efd4" style:text-align-source="fix" style:repeat-content="false"/>
      <style:paragraph-properties fo:text-align="end" fo:margin-left="0cm"/>
      <style:text-properties style:font-name="Segoe UI Symbol" fo:font-style="normal" fo:font-weight="normal" style:font-size-asian="11pt" style:font-style-asian="normal" style:font-weight-asian="normal" style:font-size-complex="11pt" style:font-style-complex="normal" style:font-weight-complex="normal"/>
    </style:style>
    <style:style style:name="ce656" style:family="table-cell" style:parent-style-name="Default" style:data-style-name="N80">
      <style:table-cell-properties fo:background-color="#e0efd4" fo:border="none"/>
      <style:text-properties style:text-outline="false" style:text-line-through-style="none" style:text-line-through-type="none" style:font-name="Albany" fo:font-size="10pt" fo:text-shadow="none" style:text-underline-style="none" fo:font-weight="bold" style:text-underline-mode="continuous" style:text-overline-mode="continuous" style:text-line-through-mode="continuous" style:font-size-asian="11pt" style:font-style-asian="normal" style:font-size-complex="11pt" style:font-style-complex="normal" style:text-emphasize="none" style:font-relief="none"/>
    </style:style>
    <style:style style:name="ce660" style:family="table-cell" style:parent-style-name="Default">
      <style:table-cell-properties fo:border-bottom="0.99pt solid #000000" fo:background-color="#bce4e5" style:text-align-source="fix" style:repeat-content="false" fo:border-left="none" fo:border-right="none" fo:border-top="none"/>
      <style:paragraph-properties fo:text-align="center" fo:margin-left="0cm"/>
      <style:text-properties style:font-name="Linux Biolinum G2" fo:font-size="11pt" fo:font-style="italic" style:font-size-asian="11pt" style:font-size-complex="11pt"/>
    </style:style>
    <style:style style:name="ce662" style:family="table-cell" style:parent-style-name="Default">
      <style:table-cell-properties fo:background-color="#bce4e5" style:text-align-source="fix" style:repeat-content="false"/>
      <style:paragraph-properties fo:text-align="center" fo:margin-left="0cm"/>
      <style:text-properties style:use-window-font-color="true" style:text-outline="false" style:text-line-through-style="none" style:text-line-through-type="none" style:font-name="Linux Biolinum G2" fo:font-size="11pt" fo:font-style="italic"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2" style:font-size-complex="11pt" style:font-style-complex="normal" style:font-weight-complex="normal" style:text-emphasize="none" style:font-relief="none"/>
    </style:style>
    <style:style style:name="ce669" style:family="table-cell" style:parent-style-name="Default">
      <style:table-cell-properties fo:background-color="#bce4e5" style:text-align-source="fix" style:repeat-content="false"/>
      <style:paragraph-properties fo:text-align="center" fo:margin-left="0cm"/>
      <style:text-properties style:font-name="Segoe UI Symbol" fo:font-size="11pt" fo:font-style="normal" style:font-size-asian="11pt" style:font-style-asian="normal" style:font-size-complex="11pt" style:font-style-complex="normal"/>
    </style:style>
    <style:style style:name="ce676" style:family="table-cell" style:parent-style-name="Default">
      <style:table-cell-properties fo:border-bottom="0.06pt solid #000000" fo:background-color="#bce4e5" style:text-align-source="fix" style:repeat-content="false" fo:border-left="none" fo:border-right="none" fo:border-top="none"/>
      <style:paragraph-properties fo:text-align="center" fo:margin-left="0cm"/>
      <style:text-properties style:font-name="Segoe UI Symbol" fo:font-size="11pt" fo:font-style="normal" fo:font-weight="normal" style:font-size-asian="11pt" style:font-style-asian="normal" style:font-weight-asian="normal" style:font-size-complex="11pt" style:font-style-complex="normal" style:font-weight-complex="normal" style:text-overline-style="none" style:text-overline-color="font-color"/>
    </style:style>
    <style:style style:name="ce680" style:family="table-cell" style:parent-style-name="Default">
      <style:table-cell-properties fo:background-color="#bce4e5" style:text-align-source="fix" style:repeat-content="false"/>
      <style:paragraph-properties fo:text-align="center" fo:margin-left="0cm"/>
      <style:text-properties style:font-name="Linux Biolinum G2" fo:font-size="11pt" fo:font-style="italic" style:font-size-asian="11pt" style:font-style-asian="italic" style:font-size-complex="11pt" style:font-style-complex="italic"/>
    </style:style>
    <style:style style:name="ce685"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D15])" style:apply-style-name="RespRayaSup" style:base-cell-address="Campo.C14"/>
    </style:style>
    <style:style style:name="ce687"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D16])" style:apply-style-name="RespRayaSup" style:base-cell-address="Campo.C15"/>
    </style:style>
    <style:style style:name="ce688"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D17])" style:apply-style-name="RespRayaSup" style:base-cell-address="Campo.C16"/>
    </style:style>
    <style:style style:name="ce689"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D18])" style:apply-style-name="RespRayaSup" style:base-cell-address="Campo.C17"/>
    </style:style>
    <style:style style:name="ce694" style:family="table-cell" style:parent-style-name="Default" style:data-style-name="N80">
      <style:table-cell-properties fo:background-color="#e0efd4" style:text-align-source="fix" style:repeat-content="false" style:vertical-align="middle"/>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695" style:family="table-cell" style:parent-style-name="Default" style:data-style-name="N80">
      <style:table-cell-properties fo:background-color="#e0efd4"/>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703" style:family="table-cell" style:parent-style-name="Default">
      <style:table-cell-properties fo:border-bottom="0.06pt solid #000000" fo:background-color="#bce4e5" style:text-align-source="fix" style:repeat-content="false" fo:border-left="none" fo:border-right="none" fo:border-top="none"/>
      <style:paragraph-properties fo:text-align="start" fo:margin-left="0cm"/>
      <style:text-properties style:font-name="Segoe UI Symbol" fo:font-size="11pt" fo:font-style="italic" fo:font-weight="bold" style:font-size-asian="11pt" style:font-style-asian="italic" style:font-weight-asian="bold" style:font-size-complex="11pt" style:font-style-complex="italic" style:font-weight-complex="bold" style:text-overline-style="none" style:text-overline-color="font-color"/>
    </style:style>
    <style:style style:name="ce707" style:family="table-cell" style:parent-style-name="Default">
      <style:table-cell-properties fo:background-color="#bce4e5"/>
      <style:text-properties style:font-name="Linux Biolinum G2" fo:font-size="11pt" fo:font-style="italic" style:font-size-asian="11pt" style:font-size-complex="11pt"/>
    </style:style>
    <style:style style:name="ce720" style:family="table-cell" style:parent-style-name="Gris" style:data-style-name="N80">
      <style:table-cell-properties fo:background-color="#e0efd4" style:text-align-source="fix" style:repeat-content="false" fo:border="none"/>
      <style:paragraph-properties fo:text-align="center" fo:margin-left="0cm"/>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style>
    <style:style style:name="ce725" style:family="table-cell" style:parent-style-name="Default" style:data-style-name="N80">
      <style:table-cell-properties fo:background-color="#e0efd4"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Linux Biolinum G2" fo:font-size="11pt"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2" style:font-size-complex="11pt" style:font-style-complex="normal" style:font-weight-complex="bold" style:text-emphasize="none" style:font-relief="none"/>
    </style:style>
    <style:style style:name="ce726" style:family="table-cell" style:parent-style-name="Default" style:data-style-name="N80">
      <style:table-cell-properties fo:background-color="#e0efd4" style:text-align-source="fix" style:repeat-content="false" fo:border="none" style:vertical-align="middle"/>
      <style:paragraph-properties fo:text-align="center"/>
      <style:text-properties style:use-window-font-color="true" style:text-outline="false" style:text-line-through-style="none" style:text-line-through-type="none" style:font-name="Linux Biolinum G2" fo:font-size="11pt"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2" style:font-size-complex="11pt" style:font-style-complex="normal" style:font-weight-complex="bold" style:text-emphasize="none" style:font-relief="none"/>
    </style:style>
    <style:style style:name="ce727" style:family="table-cell" style:parent-style-name="Default"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style:font-name="Linux Biolinum G2" fo:font-size="11pt"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2" style:font-size-complex="11pt" style:font-style-complex="normal" style:font-weight-complex="bold" style:text-emphasize="none" style:font-relief="none"/>
    </style:style>
    <style:style style:name="ce728" style:family="table-cell" style:parent-style-name="Default">
      <style:table-cell-properties fo:background-color="#e0efd4"/>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733"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2" style:font-size-complex="11pt" style:font-style-complex="normal" style:font-weight-complex="bold" style:text-emphasize="none" style:font-relief="none"/>
    </style:style>
    <style:style style:name="ce737" style:family="table-cell" style:parent-style-name="Default" style:data-style-name="N0">
      <style:table-cell-properties fo:background-color="#e0efd4"/>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738" style:family="table-cell" style:parent-style-name="Default" style:data-style-name="N80">
      <style:table-cell-properties fo:background-color="#e0efd4" style:text-align-source="fix" style:repeat-content="fals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2" style:font-size-complex="11pt" style:font-style-complex="normal" style:font-weight-complex="bold" style:text-emphasize="none" style:font-relief="none"/>
    </style:style>
    <style:style style:name="ce747" style:family="table-cell" style:parent-style-name="Default" style:data-style-name="N80">
      <style:table-cell-properties fo:background-color="#e0efd4" style:text-align-source="fix" style:repeat-content="false"/>
      <style:paragraph-properties fo:text-align="center" fo:margin-left="0cm"/>
      <style:text-properties style:font-name="Linux Biolinum G2" fo:font-size="11pt" style:font-size-asian="11pt" style:font-size-complex="11pt"/>
    </style:style>
    <style:style style:name="ce748" style:family="table-cell" style:parent-style-name="Default" style:data-style-name="N80">
      <style:table-cell-properties fo:background-color="#e0efd4" style:text-align-source="fix" style:repeat-content="false" fo:border="none"/>
      <style:paragraph-properties fo:text-align="center" fo:margin-left="0cm"/>
      <style:text-properties style:text-outline="false" style:text-line-through-style="none" style:text-line-through-type="none" style:font-name="Albany" fo:font-size="10pt" fo:text-shadow="none" style:text-underline-style="none" fo:font-weight="bold" style:text-underline-mode="continuous" style:text-overline-mode="continuous" style:text-line-through-mode="continuous" style:font-size-asian="11pt" style:font-style-asian="normal" style:font-size-complex="11pt" style:font-style-complex="normal" style:text-emphasize="none" style:font-relief="none"/>
    </style:style>
    <style:style style:name="ce752" style:family="table-cell" style:parent-style-name="Default" style:data-style-name="N0">
      <style:table-cell-properties fo:background-color="#e0efd4" style:text-align-source="fix" style:repeat-content="false" style:vertical-align="middle"/>
      <style:paragraph-properties fo:text-align="start"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756" style:family="table-cell" style:parent-style-name="Default" style:data-style-name="N80">
      <style:table-cell-properties fo:background-color="#e0efd4"/>
      <style:text-properties style:font-name="Linux Biolinum G2" fo:font-size="11pt" fo:font-style="normal" fo:font-weight="normal" style:font-size-asian="11pt" style:font-style-asian="normal" style:font-weight-asian="normal" style:font-size-complex="11pt" style:font-style-complex="normal" style:font-weight-complex="normal"/>
    </style:style>
    <style:style style:name="ce757" style:family="table-cell" style:parent-style-name="Default">
      <style:table-cell-properties fo:background-color="#e0efd4"/>
      <style:text-properties style:font-name="Linux Biolinum G2" fo:font-size="11pt" fo:font-style="italic" fo:font-weight="bold" style:font-size-asian="11pt" style:font-size-complex="11pt"/>
    </style:style>
    <style:style style:name="ce763" style:family="table-cell" style:parent-style-name="Default" style:data-style-name="N99">
      <style:table-cell-properties fo:background-color="#e0efd4"/>
      <style:text-properties style:font-name="Linux Biolinum G2" fo:font-size="11pt" style:font-size-asian="11pt" style:font-size-complex="11pt"/>
    </style:style>
    <style:style style:name="ce606" style:family="table-cell" style:parent-style-name="Default" style:data-style-name="N0">
      <style:table-cell-properties fo:background-color="#e6e6ff"/>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770" style:family="table-cell" style:parent-style-name="Default">
      <style:table-cell-properties fo:background-color="#e0efd4" style:text-align-source="fix" style:repeat-content="false"/>
      <style:paragraph-properties fo:text-align="center" fo:margin-left="0cm"/>
      <style:text-properties style:font-name="Linux Biolinum G2" fo:font-size="11pt" style:font-size-asian="11pt" style:font-size-complex="11pt"/>
    </style:style>
    <style:style style:name="ce771" style:family="table-cell" style:parent-style-name="Default" style:data-style-name="N0">
      <style:table-cell-properties fo:background-color="#e0efd4"/>
      <style:text-properties style:font-name="Linux Biolinum G2" fo:font-size="11pt" style:font-size-asian="11pt" style:font-size-complex="11pt"/>
      <style:map style:condition="is-true-formula(AND([.$U$12];[.$X$10]))" style:apply-style-name="RespRayaSup" style:base-cell-address="Campo.O28"/>
    </style:style>
    <style:style style:name="ce772" style:family="table-cell" style:parent-style-name="Default">
      <style:table-cell-properties fo:background-color="#e0efd4"/>
      <style:text-properties style:font-name="Linux Biolinum G2" fo:font-size="11pt" style:font-size-asian="11pt" style:font-size-complex="11pt"/>
      <style:map style:condition="is-true-formula(AND([.$U$12];[.$X$11]))" style:apply-style-name="RespRayaSup" style:base-cell-address="Campo.O30"/>
    </style:style>
    <style:style style:name="ce773" style:family="table-cell" style:parent-style-name="Default">
      <style:table-cell-properties fo:background-color="#e0efd4"/>
      <style:text-properties style:font-name="Linux Biolinum G2" fo:font-size="11pt" style:font-size-asian="11pt" style:font-size-complex="11pt"/>
      <style:map style:condition="is-true-formula([.$X$12])" style:apply-style-name="RespRayaSup" style:base-cell-address="Campo.E32"/>
    </style:style>
    <style:style style:name="ce783" style:family="table-cell" style:parent-style-name="Default">
      <style:table-cell-properties fo:background-color="#e0efd4"/>
      <style:text-properties style:font-name="Linux Biolinum G2" fo:font-size="11pt" style:font-size-asian="11pt" style:font-size-complex="11pt"/>
      <style:map style:condition="is-true-formula(AND([.$U$12];[.$X$10]))" style:apply-style-name="RespRayaSup" style:base-cell-address="Campo.O28"/>
    </style:style>
    <style:style style:name="ce784" style:family="table-cell" style:parent-style-name="Default">
      <style:table-cell-properties fo:background-color="#e0efd4" style:text-align-source="fix" style:repeat-content="false"/>
      <style:paragraph-properties fo:text-align="start" fo:margin-left="0cm"/>
      <style:text-properties style:font-name="Linux Biolinum G2" fo:font-size="11pt" style:font-size-asian="11pt" style:font-size-complex="11pt"/>
    </style:style>
    <style:style style:name="ce788" style:family="table-cell" style:parent-style-name="Default">
      <style:table-cell-properties fo:background-color="#e0efd4" style:text-align-source="fix" style:repeat-content="false"/>
      <style:paragraph-properties fo:text-align="start" fo:margin-left="0cm"/>
    </style:style>
    <style:style style:name="ce648" style:family="table-cell" style:parent-style-name="Default">
      <style:table-cell-properties fo:background-color="#e6e6ff" style:cell-protect="hidden-and-protected" style:print-content="true"/>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 style:font-size-asian="11pt" style:language-asian="none"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408" style:family="table-cell" style:parent-style-name="Default">
      <style:table-cell-properties fo:background-color="#e6e6ff" style:cell-protect="hidden-and-protected" style:print-content="true"/>
      <style:text-properties style:font-name="Linux Biolinum G2" fo:font-size="11pt" style:font-size-asian="11pt" style:font-size-complex="11pt"/>
    </style:style>
    <style:style style:name="ce146" style:family="table-cell" style:parent-style-name="Default">
      <style:table-cell-properties fo:background-color="#e6e6ff" style:cell-protect="hidden-and-protected" style:print-content="true" style:text-align-source="fix" style:repeat-content="false"/>
      <style:paragraph-properties fo:text-align="center" fo:margin-left="0cm"/>
    </style:style>
    <style:style style:name="ce147" style:family="table-cell" style:parent-style-name="Default">
      <style:table-cell-properties fo:background-color="#e6e6ff" style:cell-protect="hidden-and-protected" style:print-content="true"/>
      <style:text-properties style:font-name="Linux Biolinum G4" style:font-name-asian="Linux Biolinum G4" style:font-name-complex="Linux Biolinum G4"/>
    </style:style>
    <style:style style:name="ce308" style:family="table-cell" style:parent-style-name="Default" style:data-style-name="N99">
      <style:table-cell-properties fo:background-color="#e6e6ff" style:cell-protect="hidden-and-protected" style:print-content="true"/>
      <style:text-properties style:font-name="Linux Biolinum G2" fo:font-size="11pt" style:font-size-asian="11pt" style:font-size-complex="11pt"/>
    </style:style>
    <style:style style:name="ce624" style:family="table-cell" style:parent-style-name="Default" style:data-style-name="N0">
      <style:table-cell-properties fo:background-color="#e6e6ff" style:cell-protect="hidden-and-protected" style:print-content="true"/>
    </style:style>
    <style:style style:name="ce429" style:family="table-cell" style:parent-style-name="Default" style:data-style-name="N99">
      <style:table-cell-properties fo:background-color="#e6e6ff" style:cell-protect="hidden-and-protected" style:print-content="true"/>
    </style:style>
    <style:style style:name="ce148" style:family="table-cell" style:parent-style-name="Default">
      <style:table-cell-properties fo:background-color="#e6e6ff" style:cell-protect="hidden-and-protected" style:print-content="true" style:text-align-source="fix" style:repeat-content="false"/>
      <style:paragraph-properties fo:text-align="end" fo:margin-left="0cm"/>
    </style:style>
    <style:style style:name="ce426" style:family="table-cell" style:parent-style-name="Default">
      <style:table-cell-properties fo:background-color="#e6e6ff" style:cell-protect="hidden-and-protected" style:print-content="true" style:text-align-source="fix" style:repeat-content="false"/>
      <style:paragraph-properties fo:text-align="end" fo:margin-left="0cm"/>
      <style:text-properties style:font-name="Linux Biolinum G2" fo:font-size="11pt" style:font-size-asian="11pt" style:font-size-complex="11pt"/>
    </style:style>
    <style:style style:name="ce450" style:family="table-cell" style:parent-style-name="Default" style:data-style-name="N80">
      <style:table-cell-properties fo:background-color="#e6e6ff" style:cell-protect="hidden-and-protected" style:print-content="true"/>
      <style:text-properties style:font-name="Linux Biolinum G2" fo:font-size="11pt" style:font-size-asian="11pt" style:font-size-complex="11pt"/>
    </style:style>
    <style:style style:name="ce625" style:family="table-cell" style:parent-style-name="Default">
      <style:table-cell-properties fo:background-color="#e6e6ff" style:cell-protect="hidden-and-protected" style:print-content="true" style:text-align-source="fix" style:repeat-content="false"/>
      <style:paragraph-properties fo:text-align="end" fo:margin-left="0cm"/>
      <style:text-properties style:font-name="Segoe UI Symbol1" style:font-name-asian="Segoe UI Symbol1" style:font-name-complex="Segoe UI Symbol1"/>
    </style:style>
    <style:style style:name="ce309" style:family="table-cell" style:parent-style-name="Default" style:data-style-name="N0">
      <style:table-cell-properties fo:background-color="#e6e6ff" style:cell-protect="hidden-and-protected" style:print-content="true"/>
      <style:text-properties style:font-name="Linux Biolinum G2" fo:font-size="11pt" style:font-size-asian="11pt" style:font-size-complex="11pt"/>
    </style:style>
    <style:style style:name="ce672" style:family="table-cell" style:parent-style-name="Default">
      <style:table-cell-properties fo:background-color="#e6e6ff" style:cell-protect="hidden-and-protected" style:print-content="true" style:text-align-source="fix" style:repeat-content="false"/>
      <style:paragraph-properties fo:text-align="start" fo:margin-left="0cm"/>
      <style:text-properties style:font-name="Linux Biolinum G2" fo:font-size="11pt" style:font-size-asian="11pt" style:font-size-complex="11pt"/>
    </style:style>
    <style:style style:name="ce677" style:family="table-cell" style:parent-style-name="Default">
      <style:table-cell-properties fo:background-color="#e6e6ff" style:cell-protect="hidden-and-protected" style:print-content="true"/>
      <style:text-properties style:font-name="Segoe UI Symbol" fo:font-size="11pt" style:font-size-asian="11pt" style:font-size-complex="11pt"/>
    </style:style>
    <style:style style:name="ce629" style:family="table-cell" style:parent-style-name="Default">
      <style:table-cell-properties fo:background-color="#e6e6ff" style:cell-protect="hidden-and-protected" style:print-content="true" style:text-align-source="fix" style:repeat-content="false"/>
      <style:paragraph-properties fo:text-align="end" fo:margin-left="0cm"/>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655" style:family="table-cell" style:parent-style-name="Default">
      <style:table-cell-properties fo:background-color="#e6e6ff" style:cell-protect="hidden-and-protected" style:print-content="true"/>
      <style:text-properties style:text-outline="false" style:text-line-through-style="none" style:text-line-through-type="none" style:font-name="Segoe UI Symbol" fo:font-size="11pt" fo:language="es" fo:country="E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Lucida Sans" style:font-size-complex="11pt" style:language-complex="hi" style:country-complex="IN" style:font-style-complex="normal" style:font-weight-complex="normal" style:text-emphasize="none" style:font-relief="none" style:text-overline-style="none" style:text-overline-color="font-color"/>
    </style:style>
    <style:style style:name="ce654" style:family="table-cell" style:parent-style-name="Default">
      <style:table-cell-properties fo:background-color="#e6e6ff" style:cell-protect="hidden-and-protected" style:print-content="true"/>
      <style:text-properties style:font-name="Segoe UI Symbol1" style:font-name-asian="Segoe UI Symbol1" style:font-name-complex="Segoe UI Symbol1"/>
    </style:style>
    <style:style style:name="ce682" style:family="table-cell" style:parent-style-name="Default">
      <style:table-cell-properties fo:background-color="#e6e6ff" style:cell-protect="hidden-and-protected" style:print-content="true" style:text-align-source="fix" style:repeat-content="false" style:vertical-align="middle"/>
      <style:paragraph-properties fo:text-align="center"/>
      <style:text-properties style:font-name="Linux Biolinum G2" fo:font-size="11pt" style:font-size-asian="11pt" style:font-size-complex="11pt"/>
    </style:style>
    <style:style style:name="ce149" style:family="table-cell" style:parent-style-name="Default" style:data-style-name="N80">
      <style:table-cell-properties fo:background-color="#e6e6ff" style:cell-protect="hidden-and-protected" style:print-content="true"/>
    </style:style>
    <style:style style:name="ce635" style:family="table-cell" style:parent-style-name="Default" style:data-style-name="N81">
      <style:table-cell-properties fo:background-color="#e6e6ff" style:cell-protect="hidden-and-protected" style:print-content="true"/>
    </style:style>
    <style:style style:name="ce434" style:family="table-cell" style:parent-style-name="Default">
      <style:table-cell-properties fo:background-color="#e6e6ff" style:cell-protect="hidden-and-protected" style:print-content="true"/>
      <style:text-properties fo:color="#000000"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410" style:family="table-cell" style:parent-style-name="Default">
      <style:table-cell-properties fo:background-color="#e6e6ff" style:cell-protect="hidden-and-protected" style:print-content="true" style:text-align-source="fix" style:repeat-content="false"/>
      <style:paragraph-properties fo:text-align="center" fo:margin-left="0cm"/>
      <style:text-properties style:font-name="Linux Biolinum G3" style:font-name-asian="Linux Biolinum G3" style:font-name-complex="Linux Biolinum G3"/>
    </style:style>
    <style:style style:name="ce435" style:family="table-cell" style:parent-style-name="Default">
      <style:table-cell-properties fo:background-color="#e6e6ff" style:cell-protect="hidden-and-protected" style:print-content="true"/>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455" style:family="table-cell" style:parent-style-name="Default">
      <style:table-cell-properties fo:background-color="#e6e6ff" style:cell-protect="hidden-and-protected" style:print-content="true"/>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657" style:family="table-cell" style:parent-style-name="Default">
      <style:table-cell-properties fo:background-color="#fedcc6"/>
      <style:text-properties style:font-name="Linux Biolinum G2" fo:font-size="11pt" fo:language="gl" fo:country="ES" fo:font-weight="bold" style:font-size-asian="11pt" style:font-weight-asian="bold" style:font-size-complex="11pt" style:font-weight-complex="bold"/>
    </style:style>
    <style:style style:name="ce834" style:family="table-cell" style:parent-style-name="Default" style:data-style-name="N0">
      <style:table-cell-properties fo:background-color="#bce4e5" style:text-align-source="fix" style:repeat-content="false" fo:border="0.99pt solid #000000"/>
      <style:paragraph-properties fo:text-align="center" fo:margin-left="0cm"/>
      <style:text-properties style:use-window-font-color="true" style:text-outline="false" style:text-line-through-style="none" style:text-line-through-type="none" style:font-name="Segoe UI Symbol" fo:font-size="11pt" fo:font-style="normal" fo:text-shadow="none" style:text-underline-style="none"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835" style:family="table-cell" style:parent-style-name="Default" style:data-style-name="N0">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Segoe UI Symbol" fo:font-style="normal" fo:text-shadow="none" style:text-underline-style="none"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840" style:family="table-cell" style:parent-style-name="Default">
      <style:table-cell-properties fo:background-color="#e0efd4" style:text-align-source="fix" style:repeat-content="false" style:vertical-align="middle"/>
      <style:paragraph-properties fo:text-align="center"/>
      <style:text-properties style:font-name="Linux Biolinum G2" fo:font-size="11pt" fo:font-style="normal" style:font-size-asian="11pt" style:font-style-asian="normal" style:font-size-complex="11pt" style:font-style-complex="normal"/>
    </style:style>
    <style:style style:name="ce841" style:family="table-cell" style:parent-style-name="Default">
      <style:table-cell-properties fo:background-color="#bce4e5" style:text-align-source="fix" style:repeat-content="false" fo:border="0.99pt solid #000000"/>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842" style:family="table-cell" style:parent-style-name="Default">
      <style:table-cell-properties fo:background-color="#e0efd4" style:text-align-source="fix" style:repeat-content="false"/>
      <style:paragraph-properties fo:text-align="start" fo:margin-left="0cm"/>
      <style:text-properties style:font-name="Segoe UI" fo:font-size="11pt" fo:font-style="normal" fo:font-weight="normal" style:font-name-asian="Linux Biolinum G3" style:font-size-asian="11pt" style:font-style-asian="normal" style:font-weight-asian="normal" style:font-name-complex="Linux Biolinum G3" style:font-size-complex="11pt" style:font-style-complex="normal" style:font-weight-complex="normal"/>
    </style:style>
    <style:style style:name="ce843"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E15])" style:apply-style-name="RespRayaSup" style:base-cell-address="Equilibrio.B24"/>
    </style:style>
    <style:style style:name="ce857" style:family="table-cell" style:parent-style-name="Default">
      <style:table-cell-properties fo:background-color="#e0efd4"/>
      <style:text-properties style:font-name="Linux Biolinum G2" fo:font-size="11pt" style:font-size-asian="11pt" style:font-size-complex="11pt"/>
      <style:map style:condition="is-true-formula([.$AE27])" style:apply-style-name="RespRayaSup" style:base-cell-address="Equilibrio.B32"/>
    </style:style>
    <style:style style:name="ce858" style:family="table-cell" style:parent-style-name="Default">
      <style:table-cell-properties fo:background-color="#e0efd4"/>
      <style:text-properties style:font-name="Linux Biolinum G2" fo:font-size="11pt" style:font-size-asian="11pt" style:font-size-complex="11pt"/>
      <style:map style:condition="is-true-formula([.$AE18])" style:apply-style-name="RespRayaSup" style:base-cell-address="Equilibrio.B39"/>
    </style:style>
    <style:style style:name="ce862"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E17])" style:apply-style-name="RespRayaSup" style:base-cell-address="Equilibrio.B41"/>
    </style:style>
    <style:style style:name="ce863"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E15])" style:apply-style-name="RespRayaSup" style:base-cell-address="Equilibrio.B24"/>
    </style:style>
    <style:style style:name="ce868" style:family="table-cell" style:parent-style-name="Default">
      <style:table-cell-properties fo:background-color="#e0efd4" style:text-align-source="fix" style:repeat-content="false"/>
      <style:paragraph-properties fo:text-align="center" fo:margin-left="0cm"/>
      <style:text-properties style:font-name="Segoe UI Symbol" fo:font-size="11pt" style:font-size-asian="11pt" style:font-size-complex="11pt"/>
    </style:style>
    <style:style style:name="ce869" style:family="table-cell" style:parent-style-name="GrisRayaSup">
      <style:table-cell-properties fo:background-color="#e0efd4" fo:border="none"/>
      <style:paragraph-properties fo:margin-left="0cm"/>
      <style:text-properties fo:font-style="normal" style:font-style-asian="normal" style:font-style-complex="normal"/>
      <style:map style:condition="is-true-formula([.$AI$12])" style:apply-style-name="RespRayaSup" style:base-cell-address="Equilibrio.B49"/>
    </style:style>
    <style:style style:name="ce870" style:family="table-cell" style:parent-style-name="Default">
      <style:table-cell-properties fo:background-color="#bce4e5" style:text-align-source="fix" style:repeat-content="false" fo:border="none"/>
      <style:paragraph-properties fo:text-align="end" fo:margin-left="0cm"/>
      <style:text-properties style:use-window-font-color="true" style:text-outline="false" style:text-line-through-style="none" style:text-line-through-type="none" style:font-name="Linux Biolinum G2" fo:font-size="11pt" fo:font-style="italic"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710"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C15])" style:apply-style-name="RespRayaSup" style:base-cell-address="Equilibrio.C17"/>
    </style:style>
    <style:style style:name="ce878" style:family="table-cell" style:parent-style-name="Default" style:data-style-name="N0">
      <style:table-cell-properties fo:background-color="#e0efd4"/>
      <style:text-properties style:font-name="Linux Biolinum G2" fo:font-size="11pt" style:font-size-asian="11pt" style:font-size-complex="11pt"/>
      <style:map style:condition="is-true-formula([.$AD23])" style:apply-style-name="RespRayaSup" style:base-cell-address="Equilibrio.C22"/>
    </style:style>
    <style:style style:name="ce879" style:family="table-cell" style:parent-style-name="Default"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D23])" style:apply-style-name="RespRayaSup" style:base-cell-address="Equilibrio.C22"/>
    </style:style>
    <style:style style:name="ce880"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D23])" style:apply-style-name="RespRayaSup" style:base-cell-address="Equilibrio.C22"/>
    </style:style>
    <style:style style:name="ce881"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D16])" style:apply-style-name="RespRayaSup" style:base-cell-address="Equilibrio.C36"/>
    </style:style>
    <style:style style:name="ce892" style:family="table-cell" style:parent-style-name="Default">
      <style:table-cell-properties fo:background-color="#e0efd4"/>
      <style:text-properties style:font-name="Linux Biolinum G2" fo:font-size="11pt" fo:font-style="italic" style:font-size-asian="11pt" style:font-style-asian="italic" style:font-size-complex="11pt" style:font-style-complex="italic"/>
    </style:style>
    <style:style style:name="ce716" style:family="table-cell" style:parent-style-name="Default">
      <style:table-cell-properties fo:background-color="#e0efd4"/>
      <style:text-properties style:font-name="Linux Biolinum G2" fo:font-size="11pt" style:font-size-asian="11pt" style:font-size-complex="11pt"/>
      <style:map style:condition="is-true-formula([.$AD23])" style:apply-style-name="RespRayaSup" style:base-cell-address="Equilibrio.C22"/>
    </style:style>
    <style:style style:name="ce894" style:family="table-cell" style:parent-style-name="Default" style:data-style-name="N80">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D23])" style:apply-style-name="RespRayaSup" style:base-cell-address="Equilibrio.C22"/>
    </style:style>
    <style:style style:name="ce900" style:family="table-cell" style:parent-style-name="Default" style:data-style-name="N80">
      <style:table-cell-properties fo:background-color="#e0efd4" style:text-align-source="fix" style:repeat-content="false"/>
      <style:paragraph-properties fo:text-align="start"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D23])" style:apply-style-name="RespRayaSup" style:base-cell-address="Equilibrio.C22"/>
    </style:style>
    <style:style style:name="ce905" style:family="table-cell" style:parent-style-name="Gris" style:data-style-name="N80">
      <style:table-cell-properties fo:background-color="#e0efd4" style:text-align-source="fix" style:repeat-content="false" fo:border="none" style:vertical-align="middle"/>
      <style:paragraph-properties fo:text-align="center" fo:margin-left="0cm"/>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style>
    <style:style style:name="ce721"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C15])" style:apply-style-name="RespRayaSup" style:base-cell-address="Equilibrio.C17"/>
    </style:style>
    <style:style style:name="ce917" style:family="table-cell" style:parent-style-name="Default"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D23])" style:apply-style-name="RespRayaSup" style:base-cell-address="Equilibrio.C22"/>
    </style:style>
    <style:style style:name="ce919" style:family="table-cell" style:parent-style-name="Default" style:data-style-name="N80">
      <style:table-cell-properties fo:background-color="#e0efd4"/>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map style:condition="is-true-formula([.$AD23])" style:apply-style-name="RespRayaSup" style:base-cell-address="Equilibrio.C22"/>
    </style:style>
    <style:style style:name="ce921" style:family="table-cell" style:parent-style-name="Default" style:data-style-name="N80">
      <style:table-cell-properties fo:background-color="#e0efd4"/>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map style:condition="is-true-formula([.$AE15])" style:apply-style-name="RespRayaSup" style:base-cell-address="Equilibrio.B24"/>
    </style:style>
    <style:style style:name="ce924" style:family="table-cell" style:parent-style-name="Default" style:data-style-name="N80">
      <style:table-cell-properties fo:background-color="#e0efd4"/>
      <style:text-properties style:font-name="Linux Biolinum G2" fo:font-size="11pt" style:font-size-asian="11pt" style:font-size-complex="11pt"/>
      <style:map style:condition="is-true-formula([.$AE27])" style:apply-style-name="RespRayaSup" style:base-cell-address="Equilibrio.B32"/>
    </style:style>
    <style:style style:name="ce925"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D16])" style:apply-style-name="RespRayaSup" style:base-cell-address="Equilibrio.C36"/>
    </style:style>
    <style:style style:name="ce929" style:family="table-cell" style:parent-style-name="Default">
      <style:table-cell-properties fo:background-color="#e0efd4"/>
      <style:text-properties style:font-name="Linux Biolinum G2" fo:font-size="11pt" style:font-size-asian="11pt" style:font-size-complex="11pt"/>
      <style:map style:condition="is-true-formula([.$AE15])" style:apply-style-name="RespRayaSup" style:base-cell-address="Equilibrio.B24"/>
    </style:style>
    <style:style style:name="ce732" style:family="table-cell" style:parent-style-name="Default" style:data-style-name="N80">
      <style:table-cell-properties fo:background-color="#e0efd4"/>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map style:condition="is-true-formula([.$AE17])" style:apply-style-name="RespRayaSup" style:base-cell-address="Equilibrio.B41"/>
    </style:style>
    <style:style style:name="ce933" style:family="table-cell" style:parent-style-name="Default" style:data-style-name="N80">
      <style:table-cell-properties fo:background-color="#e0efd4"/>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map style:condition="is-true-formula([.$AE15])" style:apply-style-name="RespRayaSup" style:base-cell-address="Equilibrio.B24"/>
    </style:style>
    <style:style style:name="ce937" style:family="table-cell" style:parent-style-name="Default">
      <style:table-cell-properties fo:background-color="#e0efd4" style:text-align-source="fix" style:repeat-content="false" style:vertical-align="middle"/>
      <style:paragraph-properties fo:text-align="center"/>
      <style:text-properties style:font-name="Linux Biolinum G2" fo:font-size="11pt" style:font-size-asian="11pt" style:font-size-complex="11pt"/>
    </style:style>
    <style:style style:name="ce938" style:family="table-cell" style:parent-style-name="Default">
      <style:table-cell-properties fo:background-color="#e0efd4"/>
      <style:text-properties style:font-name="Linux Biolinum G2" fo:font-size="11pt" style:font-size-asian="11pt" style:font-size-complex="11pt"/>
      <style:map style:condition="is-true-formula([.$AI$12])" style:apply-style-name="RespRayaSup" style:base-cell-address="Equilibrio.B49"/>
    </style:style>
    <style:style style:name="ce739"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C15])" style:apply-style-name="RespRayaSup" style:base-cell-address="Equilibrio.C17"/>
    </style:style>
    <style:style style:name="ce943" style:family="table-cell" style:parent-style-name="Default" style:data-style-name="N80">
      <style:table-cell-properties fo:background-color="#e0efd4" style:text-align-source="fix" style:repeat-content="false" fo:border="none"/>
      <style:paragraph-properties fo:text-align="start" fo:margin-left="0cm"/>
      <style:text-properties style:use-window-font-color="true" style:text-outline="false" style:text-line-through-style="none" style:text-line-through-type="none" style:font-name="Linux Biolinum G2" fo:font-size="11pt"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2" style:font-size-complex="11pt" style:font-style-complex="normal" style:font-weight-complex="bold" style:text-emphasize="none" style:font-relief="none"/>
      <style:map style:condition="is-true-formula([.$AD23])" style:apply-style-name="RespRayaSup" style:base-cell-address="Equilibrio.C22"/>
    </style:style>
    <style:style style:name="ce947"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D23])" style:apply-style-name="RespRayaSup" style:base-cell-address="Equilibrio.C22"/>
    </style:style>
    <style:style style:name="ce949"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E15])" style:apply-style-name="RespRayaSup" style:base-cell-address="Equilibrio.B24"/>
    </style:style>
    <style:style style:name="ce952"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D16])" style:apply-style-name="RespRayaSup" style:base-cell-address="Equilibrio.C36"/>
    </style:style>
    <style:style style:name="ce744"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E17])" style:apply-style-name="RespRayaSup" style:base-cell-address="Equilibrio.B41"/>
    </style:style>
    <style:style style:name="ce959"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E15])" style:apply-style-name="RespRayaSup" style:base-cell-address="Equilibrio.B24"/>
    </style:style>
    <style:style style:name="ce962"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Segoe UI Symbol"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964" style:family="table-cell" style:parent-style-name="Default" style:data-style-name="N0">
      <style:table-cell-properties fo:background-color="#bce4e5" style:text-align-source="fix" style:repeat-content="false" fo:border="none"/>
      <style:paragraph-properties fo:text-align="end" fo:margin-left="0cm"/>
      <style:text-properties style:use-window-font-color="true"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965" style:family="table-cell" style:parent-style-name="Default" style:data-style-name="N0">
      <style:table-cell-properties fo:background-color="#e0efd4" style:text-align-source="fix" style:repeat-content="false"/>
      <style:paragraph-properties fo:text-align="end" fo:margin-left="0cm"/>
      <style:text-properties style:font-name="Linux Biolinum G2" fo:font-size="11pt" style:font-size-asian="11pt" style:font-size-complex="11pt"/>
      <style:map style:condition="is-true-formula([.$AI$12])" style:apply-style-name="RespRayaSup" style:base-cell-address="Equilibrio.B49"/>
    </style:style>
    <style:style style:name="ce966" style:family="table-cell" style:parent-style-name="Default" style:data-style-name="N80">
      <style:table-cell-properties fo:background-color="#e0efd4" fo:border="none"/>
      <style:text-properties style:text-outline="false" style:text-line-through-style="none" style:text-line-through-type="none" style:font-name="Linux Biolinum G2" fo:font-size="11pt" fo:text-shadow="none" style:text-underline-style="none" fo:font-weight="bold" style:text-underline-mode="continuous" style:text-overline-mode="continuous" style:text-line-through-mode="continuous" style:font-size-asian="11pt" style:font-style-asian="normal" style:font-size-complex="11pt" style:font-style-complex="normal" style:text-emphasize="none" style:font-relief="none"/>
      <style:map style:condition="is-true-formula([.$AD23])" style:apply-style-name="RespRayaSup" style:base-cell-address="Equilibrio.C22"/>
    </style:style>
    <style:style style:name="ce968" style:family="table-cell" style:parent-style-name="Default" style:data-style-name="N80">
      <style:table-cell-properties fo:background-color="#e0efd4" style:text-align-source="fix" style:repeat-content="false"/>
      <style:paragraph-properties fo:text-align="end" fo:margin-left="0cm"/>
      <style:text-properties style:font-name="Segoe UI Symbol" fo:font-style="normal" fo:font-weight="normal" style:font-size-asian="11pt" style:font-style-asian="normal" style:font-weight-asian="normal" style:font-size-complex="11pt" style:font-style-complex="normal" style:font-weight-complex="normal"/>
      <style:map style:condition="is-true-formula([.$AE27])" style:apply-style-name="RespRayaSup" style:base-cell-address="Equilibrio.B32"/>
    </style:style>
    <style:style style:name="ce977" style:family="table-cell" style:parent-style-name="Default" style:data-style-name="N0">
      <style:table-cell-properties fo:background-color="#e0efd4" style:text-align-source="fix" style:repeat-content="false"/>
      <style:paragraph-properties fo:text-align="center" fo:margin-left="0cm"/>
      <style:text-properties style:font-name="Linux Biolinum G2" fo:font-size="11pt" style:font-size-asian="11pt" style:font-size-complex="11pt"/>
      <style:map style:condition="is-true-formula([.$AI$12])" style:apply-style-name="RespRayaSup" style:base-cell-address="Equilibrio.B49"/>
    </style:style>
    <style:style style:name="ce979" style:family="table-cell" style:parent-style-name="GrisRayaSup">
      <style:table-cell-properties fo:background-color="#bce4e5"/>
      <style:text-properties style:font-name="Segoe UI Symbol"/>
    </style:style>
    <style:style style:name="ce758"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C15])" style:apply-style-name="RespRayaSup" style:base-cell-address="Equilibrio.C17"/>
    </style:style>
    <style:style style:name="ce988" style:family="table-cell" style:parent-style-name="Default" style:data-style-name="N80">
      <style:table-cell-properties fo:background-color="#e0efd4" style:text-align-source="fix" style:repeat-content="false" style:vertical-align="middle"/>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D23])" style:apply-style-name="RespRayaSup" style:base-cell-address="Equilibrio.C22"/>
    </style:style>
    <style:style style:name="ce989" style:family="table-cell" style:parent-style-name="Default" style:data-style-name="N80">
      <style:table-cell-properties fo:background-color="#e0efd4"/>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D23])" style:apply-style-name="RespRayaSup" style:base-cell-address="Equilibrio.C22"/>
    </style:style>
    <style:style style:name="ce991"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D16])" style:apply-style-name="RespRayaSup" style:base-cell-address="Equilibrio.C36"/>
    </style:style>
    <style:style style:name="ce997" style:family="table-cell" style:parent-style-name="Default" style:data-style-name="N0">
      <style:table-cell-properties fo:background-color="#e0efd4"/>
      <style:text-properties style:font-name="Linux Biolinum G2" fo:font-size="11pt" style:font-size-asian="11pt" style:font-size-complex="11pt"/>
      <style:map style:condition="is-true-formula([.$AI$12])" style:apply-style-name="RespRayaSup" style:base-cell-address="Equilibrio.B49"/>
    </style:style>
    <style:style style:name="ce998" style:family="table-cell" style:parent-style-name="Gris" style:data-style-name="N80">
      <style:table-cell-properties fo:background-color="#e0efd4" style:text-align-source="fix" style:repeat-content="false" fo:border="none" style:vertical-align="middle"/>
      <style:paragraph-properties fo:text-align="end" fo:margin-left="0cm"/>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style>
    <style:style style:name="ce1001" style:family="table-cell" style:parent-style-name="Default" style:data-style-name="N99">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2" style:font-size-complex="11pt" style:font-style-complex="normal" style:font-weight-complex="bold" style:text-emphasize="none" style:font-relief="none"/>
    </style:style>
    <style:style style:name="ce1002" style:family="table-cell" style:parent-style-name="Default" style:data-style-name="N99">
      <style:table-cell-properties fo:background-color="#e0efd4" style:text-align-source="fix" style:repeat-content="false" style:vertical-align="middle"/>
      <style:paragraph-properties fo:text-align="start"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113" style:family="table-cell" style:parent-style-name="Default">
      <style:table-cell-properties fo:background-color="#e6e6ff"/>
      <style:text-properties style:font-name="Linux Biolinum G2" fo:font-size="11pt" fo:font-style="italic" fo:font-weight="bold" style:font-size-asian="11pt" style:font-size-complex="11pt"/>
    </style:style>
    <style:style style:name="ce137" style:family="table-cell" style:parent-style-name="Default" style:data-style-name="N99">
      <style:table-cell-properties fo:background-color="#e6e6ff"/>
      <style:text-properties style:font-name="Linux Biolinum G2" fo:font-size="11pt" style:font-size-asian="11pt" style:font-size-complex="11pt"/>
    </style:style>
    <style:style style:name="ce889" style:family="table-cell" style:parent-style-name="Default">
      <style:table-cell-properties fo:background-color="#e6e6ff" style:cell-protect="hidden-and-protected" style:print-content="true"/>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928" style:family="table-cell" style:parent-style-name="Default">
      <style:table-cell-properties fo:background-color="#e6e6ff" style:cell-protect="hidden-and-protected" style:print-content="true" style:text-align-source="fix" style:repeat-content="false"/>
      <style:paragraph-properties fo:text-align="start" fo:margin-left="0cm"/>
    </style:style>
    <style:style style:name="ce963" style:family="table-cell" style:parent-style-name="Default" style:data-style-name="N81">
      <style:table-cell-properties fo:background-color="#e6e6ff" style:cell-protect="hidden-and-protected" style:print-content="true"/>
      <style:text-properties style:font-name="Linux Biolinum G2" fo:font-size="11pt" style:font-size-asian="11pt" style:font-size-complex="11pt"/>
    </style:style>
    <style:style style:name="ce776" style:family="table-cell" style:parent-style-name="Default" style:data-style-name="N0">
      <style:table-cell-properties fo:background-color="#e6e6ff" style:cell-protect="hidden-and-protected" style:print-content="true" style:text-align-source="fix" style:repeat-content="false"/>
      <style:paragraph-properties fo:text-align="start" fo:margin-left="0cm"/>
      <style:text-properties style:font-name="Linux Biolinum G2" fo:font-size="11pt" style:font-size-asian="11pt" style:font-size-complex="11pt"/>
    </style:style>
    <style:style style:name="ce777" style:family="table-cell" style:parent-style-name="Default" style:data-style-name="N0">
      <style:table-cell-properties fo:background-color="#e6e6ff" style:cell-protect="hidden-and-protected" style:print-content="true"/>
      <style:text-properties style:font-name="Segoe UI Symbol" fo:font-size="11pt" style:font-size-asian="11pt" style:font-size-complex="11pt"/>
    </style:style>
    <style:style style:name="ce974" style:family="table-cell" style:parent-style-name="Default">
      <style:table-cell-properties fo:background-color="#e6e6ff" style:cell-protect="hidden-and-protected" style:print-content="true" style:text-align-source="fix" style:repeat-content="false" style:vertical-align="middle"/>
      <style:paragraph-properties fo:text-align="start" fo:margin-left="0cm"/>
      <style:text-properties style:use-window-font-color="true"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978" style:family="table-cell" style:parent-style-name="Default" style:data-style-name="N0">
      <style:table-cell-properties fo:background-color="#fedcc6"/>
      <style:text-properties style:font-name="Linux Biolinum G2" fo:font-size="11pt" fo:font-style="normal" fo:font-weight="bold" style:font-size-asian="11pt" style:font-style-asian="normal" style:font-size-complex="11pt" style:font-style-complex="normal"/>
    </style:style>
    <style:style style:name="ce946" style:family="table-cell" style:parent-style-name="Default">
      <style:table-cell-properties fo:background-color="#e0efd4" fo:border="none"/>
      <style:text-properties style:font-name="Linux Biolinum G2" fo:font-size="11pt" style:font-size-asian="11pt" style:font-size-complex="11pt"/>
    </style:style>
    <style:style style:name="ce948" style:family="table-cell" style:parent-style-name="Default">
      <style:table-cell-properties fo:background-color="#e0efd4" style:text-align-source="fix" style:repeat-content="false" style:vertical-align="middle"/>
      <style:paragraph-properties fo:text-align="start" fo:margin-left="0cm"/>
      <style:text-properties style:use-window-font-color="true" style:text-outline="false" style:text-line-through-style="none" style:text-line-through-type="none" style:font-name="Linux Biolinum G2" fo:font-size="11pt" fo:language="none" fo:country="none" fo:text-shadow="none" style:text-underline-style="none" style:text-underline-mode="continuous" style:text-overline-mode="continuous" style:text-line-through-mode="continuous" style:font-size-asian="11pt" style:language-asian="none" style:country-asian="none" style:font-weight-asian="normal" style:font-size-complex="11pt" style:font-weight-complex="normal" style:text-emphasize="none" style:font-relief="none"/>
    </style:style>
    <style:style style:name="ce950" style:family="table-cell" style:parent-style-name="Default">
      <style:table-cell-properties fo:background-color="#e0efd4" style:vertical-align="middle"/>
      <style:text-properties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951" style:family="table-cell" style:parent-style-name="Default">
      <style:table-cell-properties fo:background-color="#e0efd4"/>
      <style:text-properties fo:font-style="normal" style:font-style-asian="normal" style:font-style-complex="normal"/>
    </style:style>
    <style:style style:name="ce953" style:family="table-cell" style:parent-style-name="Default">
      <style:table-cell-properties fo:background-color="#e0efd4"/>
    </style:style>
    <style:style style:name="ce954" style:family="table-cell" style:parent-style-name="Default">
      <style:table-cell-properties fo:background-color="#e0efd4"/>
      <style:text-properties style:text-outline="false" style:text-line-through-style="none" style:text-line-through-type="none" style:font-name="Linux Biolinum G2" fo:font-size="11pt" fo:language="none" fo:country="none" fo:font-style="normal" fo:text-shadow="none" style:text-underline-style="none" fo:font-weight="normal" style:text-underline-mode="continuous" style:text-overline-mode="continuous" style:text-line-through-mode="continuous" style:font-name-asian="Andale Sans UI" style:font-size-asian="11pt" style:language-asian="none"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955" style:family="table-cell" style:parent-style-name="Default">
      <style:table-cell-properties fo:background-color="#e0efd4" style:text-align-source="fix" style:repeat-content="false" style:vertical-align="middle"/>
      <style:paragraph-properties fo:text-align="start" fo:margin-left="0cm"/>
      <style:text-properties style:use-window-font-color="true" style:text-outline="false" style:text-line-through-style="none" style:text-line-through-type="none" style:font-name="Linux Biolinum G2" fo:font-size="11pt" fo:language="gl" fo:country="ES" fo:text-shadow="none" style:text-underline-style="none" style:text-underline-mode="continuous" style:text-overline-mode="continuous" style:text-line-through-mode="continuous" style:font-size-asian="11pt" style:font-weight-asian="normal" style:font-size-complex="11pt" style:font-weight-complex="normal" style:text-emphasize="none" style:font-relief="none"/>
    </style:style>
    <style:style style:name="ce956" style:family="table-cell" style:parent-style-name="Default">
      <style:table-cell-properties fo:background-color="#e0efd4" style:text-align-source="fix" style:repeat-content="false" style:vertical-align="middle"/>
      <style:paragraph-properties fo:text-align="center"/>
      <style:text-properties style:font-name="Linux Biolinum G2" fo:font-size="11pt" fo:font-style="normal" fo:font-weight="normal" style:font-size-asian="11pt" style:font-style-asian="normal" style:font-weight-asian="normal" style:font-size-complex="11pt" style:font-style-complex="normal" style:font-weight-complex="normal"/>
    </style:style>
    <style:style style:name="ce957" style:family="table-cell" style:parent-style-name="Default">
      <style:table-cell-properties fo:background-color="#e0efd4"/>
      <style:text-properties style:font-name="Segoe UI Symbol" fo:font-size="11pt" fo:font-style="normal" fo:font-weight="normal" style:font-size-asian="11pt" style:font-style-asian="normal" style:font-weight-asian="normal" style:font-size-complex="11pt" style:font-style-complex="normal" style:font-weight-complex="normal"/>
    </style:style>
    <style:style style:name="ce798" style:family="table-cell" style:parent-style-name="Default">
      <style:table-cell-properties fo:background-color="#e0efd4" style:text-align-source="fix" style:repeat-content="false" style:vertical-align="middle"/>
      <style:paragraph-properties fo:text-align="start" fo:margin-left="0cm"/>
      <style:text-properties style:font-name="Linux Biolinum G2" fo:font-size="11pt" style:font-size-asian="11pt" style:font-size-complex="11pt"/>
    </style:style>
    <style:style style:name="ce960" style:family="table-cell" style:parent-style-name="Default">
      <style:table-cell-properties fo:background-color="#e0efd4"/>
      <style:text-properties style:font-name="Linux Biolinum G2" fo:font-size="11pt" fo:font-style="normal" style:font-size-asian="11pt" style:font-style-asian="normal" style:font-size-complex="11pt" style:font-style-complex="normal"/>
    </style:style>
    <style:style style:name="ce961" style:family="table-cell" style:parent-style-name="Default">
      <style:table-cell-properties fo:background-color="#e0efd4"/>
      <style:text-properties style:font-name="Linux Biolinum G2" fo:font-size="11pt" fo:font-style="normal" fo:font-weight="normal" style:font-size-asian="11pt" style:font-style-asian="normal" style:font-weight-asian="normal" style:font-size-complex="11pt" style:font-style-complex="normal" style:font-weight-complex="normal"/>
    </style:style>
    <style:style style:name="ce967"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2" fo:font-size="11pt" fo:font-style="normal" style:font-size-asian="11pt" style:font-style-asian="normal" style:font-size-complex="11pt" style:font-style-complex="normal"/>
    </style:style>
    <style:style style:name="ce969" style:family="table-cell" style:parent-style-name="Default">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Segoe UI Symbol"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970" style:family="table-cell" style:parent-style-name="Default" style:data-style-name="N80">
      <style:table-cell-properties fo:background-color="#e0efd4" style:text-align-source="fix" style:repeat-content="false" fo:border="none" style:vertical-align="middle"/>
      <style:paragraph-properties fo:text-align="center"/>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810"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ND([.$W$10];[.$AB3]))" style:apply-style-name="RespRayaSup" style:base-cell-address="Potencial.B21"/>
    </style:style>
    <style:style style:name="ce812"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ND([.$W$10];[.$AB4]))" style:apply-style-name="RespRayaSup" style:base-cell-address="Potencial.B23"/>
    </style:style>
    <style:style style:name="ce980"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ND([.$W$10];[.$AB5]))" style:apply-style-name="RespRayaSup" style:base-cell-address="Potencial.B25"/>
    </style:style>
    <style:style style:name="ce981"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ND([.$W$10];[.$AB6]))" style:apply-style-name="RespRayaSup" style:base-cell-address="Potencial.B27"/>
    </style:style>
    <style:style style:name="ce982" style:family="table-cell" style:parent-style-name="Default">
      <style:table-cell-properties fo:background-color="#e0efd4" style:text-align-source="fix" style:repeat-content="false"/>
      <style:paragraph-properties fo:text-align="center" fo:margin-left="0cm"/>
      <style:text-properties style:font-name="Linux Biolinum G2" fo:font-size="11pt" style:font-name-asian="Segoe UI Symbol1" style:font-size-asian="11pt" style:font-name-complex="Segoe UI Symbol1" style:font-size-complex="11pt"/>
    </style:style>
    <style:style style:name="ce983" style:family="table-cell" style:parent-style-name="Default">
      <style:table-cell-properties fo:background-color="#e0efd4" style:text-align-source="fix" style:repeat-content="false"/>
      <style:paragraph-properties fo:text-align="center" fo:margin-left="0cm"/>
      <style:text-properties style:font-name="Linux Biolinum G2" fo:font-size="11pt" fo:font-style="italic" style:font-size-asian="11pt" style:font-style-asian="italic" style:font-size-complex="11pt" style:font-style-complex="italic"/>
    </style:style>
    <style:style style:name="ce990" style:family="table-cell" style:parent-style-name="Default">
      <style:table-cell-properties fo:background-color="#e0efd4" style:text-align-source="fix" style:repeat-content="false" style:vertical-align="middle"/>
      <style:paragraph-properties fo:text-align="end" fo:margin-left="0cm"/>
      <style:text-properties style:font-name="Linux Biolinum G2" fo:font-size="32pt" style:font-size-asian="32pt" style:font-size-complex="32pt"/>
    </style:style>
    <style:style style:name="ce992"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ND([.$W$23];[.$W3]))" style:apply-style-name="RespRayaSup" style:base-cell-address="Potencial.C15"/>
    </style:style>
    <style:style style:name="ce993"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ND([.$W$23];[.$W4]))" style:apply-style-name="RespRayaSup" style:base-cell-address="Potencial.C16"/>
    </style:style>
    <style:style style:name="ce994"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ND([.$W$23];[.$W5]))" style:apply-style-name="RespRayaSup" style:base-cell-address="Potencial.C17"/>
    </style:style>
    <style:style style:name="ce995"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ND([.$W$23];[.$W6]))" style:apply-style-name="RespRayaSup" style:base-cell-address="Potencial.C18"/>
    </style:style>
    <style:style style:name="ce996"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ND([.$W$10];[.$AB3]))" style:apply-style-name="RespRayaSup" style:base-cell-address="Potencial.B21"/>
    </style:style>
    <style:style style:name="ce1003"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B$4])" style:apply-style-name="GrisRayaSup" style:base-cell-address="Potencial.C23"/>
    </style:style>
    <style:style style:name="ce1004"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B$5])" style:apply-style-name="GrisRayaSup" style:base-cell-address="Potencial.C25"/>
    </style:style>
    <style:style style:name="ce1005"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B$6])" style:apply-style-name="GrisRayaSup" style:base-cell-address="Potencial.C27"/>
    </style:style>
    <style:style style:name="ce1006" style:family="table-cell" style:parent-style-name="Default">
      <style:table-cell-properties fo:background-color="#e0efd4"/>
      <style:text-properties fo:color="#000000"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1007" style:family="table-cell" style:parent-style-name="Default">
      <style:table-cell-properties fo:background-color="#e0efd4" style:text-align-source="fix" style:repeat-content="false" style:vertical-align="middle"/>
      <style:paragraph-properties fo:text-align="center"/>
      <style:text-properties style:font-name="Linux Biolinum G2" fo:font-size="11pt" style:font-size-asian="11pt" style:font-size-complex="11pt"/>
      <style:map style:condition="is-true-formula([.$W$16])" style:apply-style-name="RespRayaSup" style:base-cell-address="Potencial.C41"/>
    </style:style>
    <style:style style:name="ce1008"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ND([.$W$23];[.$W3]))" style:apply-style-name="RespRayaSup" style:base-cell-address="Potencial.C15"/>
    </style:style>
    <style:style style:name="ce1011"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ND([.$W$23];[.$W4]))" style:apply-style-name="RespRayaSup" style:base-cell-address="Potencial.C16"/>
    </style:style>
    <style:style style:name="ce1012"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ND([.$W$23];[.$W5]))" style:apply-style-name="RespRayaSup" style:base-cell-address="Potencial.C17"/>
    </style:style>
    <style:style style:name="ce1013"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ND([.$W$23];[.$W6]))" style:apply-style-name="RespRayaSup" style:base-cell-address="Potencial.C18"/>
    </style:style>
    <style:style style:name="ce1014" style:family="table-cell" style:parent-style-name="Default" style:data-style-name="N80">
      <style:table-cell-properties fo:background-color="#e0efd4" style:text-align-source="fix" style:repeat-content="fals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1015" style:family="table-cell" style:parent-style-name="Default" style:data-style-name="N0">
      <style:table-cell-properties fo:background-color="#e0efd4" style:text-align-source="fix" style:repeat-content="false"/>
      <style:paragraph-properties fo:text-align="start" fo:margin-left="0cm"/>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1016" style:family="table-cell" style:parent-style-name="Default"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1017" style:family="table-cell" style:parent-style-name="Default" style:data-style-name="N80">
      <style:table-cell-properties fo:background-color="#e0efd4" style:text-align-source="fix" style:repeat-content="fals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style>
    <style:style style:name="ce1018" style:family="table-cell" style:parent-style-name="Default" style:data-style-name="N80">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map style:condition="is-true-formula([.$W$10])" style:apply-style-name="RespRayaSup" style:base-cell-address="Potencial.E28"/>
    </style:style>
    <style:style style:name="ce1019" style:family="table-cell" style:parent-style-name="Default">
      <style:table-cell-properties fo:background-color="#bce4e5" style:text-align-source="fix" style:repeat-content="false"/>
      <style:paragraph-properties fo:text-align="end" fo:margin-left="0cm"/>
      <style:text-properties style:font-name="Linux Biolinum G2" fo:font-size="11pt" fo:font-style="normal" style:font-size-asian="11pt" style:font-style-asian="normal" style:font-size-complex="11pt" style:font-style-complex="normal"/>
    </style:style>
    <style:style style:name="ce1022" style:family="table-cell" style:parent-style-name="Default">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1023"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ND([.$W$23];[.$W3]))" style:apply-style-name="RespRayaSup" style:base-cell-address="Potencial.C15"/>
    </style:style>
    <style:style style:name="ce1024"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ND([.$W$23];[.$W4]))" style:apply-style-name="RespRayaSup" style:base-cell-address="Potencial.C16"/>
    </style:style>
    <style:style style:name="ce1025"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ND([.$W$23];[.$W5]))" style:apply-style-name="RespRayaSup" style:base-cell-address="Potencial.C17"/>
    </style:style>
    <style:style style:name="ce1026"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ND([.$W$23];[.$W6]))" style:apply-style-name="RespRayaSup" style:base-cell-address="Potencial.C18"/>
    </style:style>
    <style:style style:name="ce1027" style:family="table-cell" style:parent-style-name="Default" style:data-style-name="N80">
      <style:table-cell-properties fo:background-color="#e0efd4"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Linux Biolinum G2" fo:font-size="11pt" fo:text-shadow="none" style:text-underline-style="none" style:text-underline-mode="continuous" style:text-overline-mode="continuous" style:text-line-through-mode="continuous" style:font-name-asian="Andale Sans UI1" style:font-size-asian="11pt" style:font-style-asian="normal" style:font-name-complex="Tahoma2" style:font-size-complex="11pt" style:font-style-complex="normal" style:text-emphasize="none" style:font-relief="none"/>
    </style:style>
    <style:style style:name="ce850" style:family="table-cell" style:parent-style-name="Default" style:data-style-name="N80">
      <style:table-cell-properties fo:background-color="#e0efd4" style:text-align-source="fix" style:repeat-content="false" fo:border="none"/>
      <style:paragraph-properties fo:text-align="start" fo:margin-left="0cm"/>
      <style:text-properties style:use-window-font-color="true" style:text-outline="false" style:text-line-through-style="none" style:text-line-through-type="none" style:font-name="Linux Biolinum G2" fo:font-size="11pt" fo:text-shadow="none" style:text-underline-style="none" style:text-underline-mode="continuous" style:text-overline-mode="continuous" style:text-line-through-mode="continuous" style:font-name-asian="Andale Sans UI1" style:font-size-asian="11pt" style:font-style-asian="normal" style:font-name-complex="Tahoma2" style:font-size-complex="11pt" style:font-style-complex="normal" style:text-emphasize="none" style:font-relief="none"/>
    </style:style>
    <style:style style:name="ce1029" style:family="table-cell" style:parent-style-name="Default" style:data-style-name="N80">
      <style:table-cell-properties fo:background-color="#e0efd4" style:text-align-source="fix" style:repeat-content="false" fo:border="none"/>
      <style:paragraph-properties fo:text-align="start" fo:margin-left="0cm"/>
      <style:text-properties style:use-window-font-color="true" style:text-outline="false" style:text-line-through-style="none" style:text-line-through-type="none" style:font-name="Linux Biolinum G2" fo:font-size="11pt" fo:text-shadow="none" style:text-underline-style="none" style:text-underline-mode="continuous" style:text-overline-mode="continuous" style:text-line-through-mode="continuous" style:font-name-asian="Andale Sans UI" style:font-size-asian="11pt" style:font-style-asian="normal" style:font-name-complex="Tahoma2" style:font-size-complex="11pt" style:font-style-complex="normal" style:text-emphasize="none" style:font-relief="none"/>
    </style:style>
    <style:style style:name="ce1030" style:family="table-cell" style:parent-style-name="Default">
      <style:table-cell-properties fo:background-color="#e0efd4" style:text-align-source="fix" style:repeat-content="false"/>
      <style:paragraph-properties fo:text-align="center" fo:margin-left="0cm"/>
      <style:text-properties style:font-name="Linux Biolinum G2" fo:font-size="11pt" style:font-name-asian="Times New Roman" style:font-size-asian="11pt" style:font-name-complex="Times New Roman" style:font-size-complex="11pt"/>
    </style:style>
    <style:style style:name="ce1031" style:family="table-cell" style:parent-style-name="GrisRayaSup">
      <style:table-cell-properties fo:background-color="#e0efd4" fo:border="none"/>
      <style:text-properties style:font-name="Segoe UI Symbol"/>
    </style:style>
    <style:style style:name="ce1032"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1037" style:family="table-cell" style:parent-style-name="Default">
      <style:table-cell-properties fo:background-color="#e0efd4" style:text-align-source="fix" style:repeat-content="false"/>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2" style:font-size-complex="11pt" style:font-style-complex="normal" style:font-weight-complex="bold" style:text-emphasize="none" style:font-relief="none"/>
    </style:style>
    <style:style style:name="ce1038" style:family="table-cell" style:parent-style-name="Default">
      <style:table-cell-properties fo:background-color="#e0efd4" style:text-align-source="fix" style:repeat-content="false"/>
      <style:paragraph-properties fo:text-align="start" fo:margin-left="0cm"/>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1039" style:family="table-cell" style:parent-style-name="Default" style:data-style-name="N80">
      <style:table-cell-properties fo:background-color="#e0efd4" style:text-align-source="fix" style:repeat-content="false"/>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style>
    <style:style style:name="ce1040" style:family="table-cell" style:parent-style-name="Default" style:data-style-name="N80">
      <style:table-cell-properties fo:background-color="#e0efd4" style:text-align-source="fix" style:repeat-content="false" style:vertical-align="middle"/>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style>
    <style:style style:name="ce1041" style:family="table-cell" style:parent-style-name="Default" style:data-style-name="N0">
      <style:table-cell-properties fo:background-color="#bce4e5" style:text-align-source="fix" style:repeat-content="false" fo:border="none"/>
      <style:paragraph-properties fo:text-align="end" fo:margin-left="0cm"/>
      <style:text-properties style:use-window-font-color="true" style:text-outline="false" style:text-line-through-style="none" style:text-line-through-type="none" style:font-name="Segoe UI Symbol"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1042" style:family="table-cell" style:parent-style-name="Default">
      <style:table-cell-properties fo:background-color="#bce4e5" style:text-align-source="fix" style:repeat-content="false" style:vertical-align="middle"/>
      <style:paragraph-properties fo:text-align="end" fo:margin-left="0cm"/>
      <style:text-properties style:text-outline="false" style:text-line-through-style="none" style:text-line-through-type="none" style:font-name="Linux Biolinum G2" fo:font-size="11pt" fo:text-shadow="none" style:text-underline-style="none"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1043" style:family="table-cell" style:parent-style-name="Default">
      <style:table-cell-properties fo:background-color="#bce4e5" style:text-align-source="fix" style:repeat-content="false"/>
      <style:paragraph-properties fo:text-align="end" fo:margin-left="0cm"/>
      <style:text-properties style:font-name="Linux Biolinum G2" fo:font-size="11pt" fo:font-style="normal" fo:font-weight="normal" style:font-size-asian="11pt" style:font-style-asian="normal" style:font-weight-asian="normal" style:font-size-complex="11pt" style:font-style-complex="normal" style:font-weight-complex="normal"/>
    </style:style>
    <style:style style:name="ce1044" style:family="table-cell" style:parent-style-name="Default">
      <style:table-cell-properties fo:background-color="#bce4e5" style:text-align-source="fix" style:repeat-content="false"/>
      <style:paragraph-properties fo:text-align="end" fo:margin-left="0cm"/>
      <style:text-properties style:font-name="Linux Biolinum G2" fo:font-size="11pt" fo:font-weight="normal" style:font-size-asian="11pt" style:font-weight-asian="normal" style:font-size-complex="11pt" style:font-weight-complex="normal"/>
    </style:style>
    <style:style style:name="ce1045" style:family="table-cell" style:parent-style-name="Default">
      <style:table-cell-properties fo:background-color="#e0efd4"/>
      <style:text-properties fo:color="#000000" style:text-outline="false" style:text-line-through-style="none" style:text-line-through-type="none" style:font-name="Segoe UI1" fo:font-size="5.09999990463257pt" fo:language="es" fo:country="ES" fo:font-style="normal" fo:text-shadow="none" style:text-underline-style="none" fo:font-weight="normal" style:text-underline-mode="continuous" style:text-overline-mode="continuous" style:text-line-through-mode="continuous" style:font-name-asian="Segoe UI1" style:font-size-asian="5.09999990463257pt" style:language-asian="zxx" style:country-asian="none" style:font-style-asian="normal" style:font-weight-asian="normal" style:font-name-complex="Segoe UI1" style:font-size-complex="5.09999990463257pt" style:language-complex="zxx" style:country-complex="none" style:font-style-complex="normal" style:font-weight-complex="normal" style:text-emphasize="none" style:font-relief="none" style:text-overline-style="none" style:text-overline-color="font-color"/>
    </style:style>
    <style:style style:name="ce1046" style:family="table-cell" style:parent-style-name="Default">
      <style:table-cell-properties fo:background-color="#e0efd4"/>
      <style:text-properties style:use-window-font-color="true" style:text-outline="false" style:text-line-through-style="none" style:text-line-through-type="none" style:font-name="Linux Biolinum G2" fo:font-size="11pt" fo:language="none" fo:country="none" fo:text-shadow="none" style:text-underline-style="none" style:text-underline-mode="continuous" style:text-overline-mode="continuous" style:text-line-through-mode="continuous" style:font-size-asian="11pt" style:language-asian="none" style:country-asian="none" style:font-weight-asian="normal" style:font-size-complex="11pt" style:font-weight-complex="normal" style:text-emphasize="none" style:font-relief="none"/>
    </style:style>
    <style:style style:name="ce1049" style:family="table-cell" style:parent-style-name="Default" style:data-style-name="N0">
      <style:table-cell-properties fo:background-color="#e0efd4" style:text-align-source="fix" style:repeat-content="false" style:vertical-align="middle"/>
      <style:paragraph-properties fo:text-align="center"/>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ND([.$AB3];[.$W$13]))" style:apply-style-name="RespRayaSup" style:base-cell-address="Potencial.H21"/>
    </style:style>
    <style:style style:name="ce1052" style:family="table-cell" style:parent-style-name="Default" style:data-style-name="N0">
      <style:table-cell-properties fo:background-color="#e0efd4" style:text-align-source="fix" style:repeat-content="false" style:vertical-align="middle"/>
      <style:paragraph-properties fo:text-align="center"/>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ND([.$AB$4];[.$W$13]))" style:apply-style-name="RespRayaSup" style:base-cell-address="Potencial.H23"/>
    </style:style>
    <style:style style:name="ce1055" style:family="table-cell" style:parent-style-name="Default" style:data-style-name="N0">
      <style:table-cell-properties fo:background-color="#e0efd4" style:text-align-source="fix" style:repeat-content="false" style:vertical-align="middle"/>
      <style:paragraph-properties fo:text-align="center"/>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ND([.$AB$5];[.$W$13]))" style:apply-style-name="RespRayaSup" style:base-cell-address="Potencial.H25"/>
    </style:style>
    <style:style style:name="ce1056" style:family="table-cell" style:parent-style-name="Default" style:data-style-name="N0">
      <style:table-cell-properties fo:background-color="#e0efd4" style:text-align-source="fix" style:repeat-content="false" style:vertical-align="middle"/>
      <style:paragraph-properties fo:text-align="center"/>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ND([.$AB$6];[.$W$13]))" style:apply-style-name="RespRayaSup" style:base-cell-address="Potencial.H27"/>
    </style:style>
    <style:style style:name="ce1057" style:family="table-cell" style:parent-style-name="Default">
      <style:table-cell-properties fo:border-bottom="0.99pt solid #000000" fo:background-color="#bce4e5" style:text-align-source="fix" style:repeat-content="false" fo:border-left="none" fo:border-right="none" fo:border-top="none"/>
      <style:paragraph-properties fo:text-align="center" fo:margin-left="0cm"/>
      <style:text-properties style:font-name="Linux Biolinum G2" fo:font-size="11pt" fo:font-style="normal" style:font-size-asian="11pt" style:font-style-asian="normal" style:font-size-complex="11pt" style:font-style-complex="normal"/>
    </style:style>
    <style:style style:name="ce1058" style:family="table-cell" style:parent-style-name="Default">
      <style:table-cell-properties fo:background-color="#bce4e5" style:text-align-source="fix" style:repeat-content="fals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2" style:font-size-complex="11pt" style:font-style-complex="normal" style:font-weight-complex="normal" style:text-emphasize="none" style:font-relief="none"/>
    </style:style>
    <style:style style:name="ce1059" style:family="table-cell" style:parent-style-name="Default">
      <style:table-cell-properties fo:background-color="#bce4e5" style:text-align-source="fix" style:repeat-content="false"/>
      <style:paragraph-properties fo:text-align="start" fo:margin-left="0cm"/>
      <style:text-properties style:font-name="Segoe UI" fo:font-size="11pt" fo:font-style="normal" fo:font-weight="normal" style:font-name-asian="Linux Biolinum G3" style:font-size-asian="11pt" style:font-style-asian="normal" style:font-weight-asian="normal" style:font-name-complex="Linux Biolinum G3" style:font-size-complex="11pt" style:font-style-complex="normal" style:font-weight-complex="normal"/>
    </style:style>
    <style:style style:name="ce1060" style:family="table-cell" style:parent-style-name="Default">
      <style:table-cell-properties fo:background-color="#bce4e5" style:text-align-source="fix" style:repeat-content="false"/>
      <style:paragraph-properties fo:text-align="start" fo:margin-left="0cm"/>
      <style:text-properties style:font-name="Segoe UI Symbol" fo:font-size="11pt" fo:font-style="normal" style:font-size-asian="11pt" style:font-style-asian="normal" style:font-size-complex="11pt" style:font-style-complex="normal"/>
    </style:style>
    <style:style style:name="ce1061" style:family="table-cell" style:parent-style-name="Default">
      <style:table-cell-properties fo:background-color="#bce4e5" style:text-align-source="fix" style:repeat-content="false" fo:border="none"/>
      <style:paragraph-properties fo:text-align="center" fo:margin-left="0cm"/>
      <style:text-properties style:font-name="Linux Biolinum G2" fo:font-size="11pt" fo:font-style="normal" style:font-size-asian="11pt" style:font-style-asian="normal" style:font-size-complex="11pt" style:font-style-complex="normal"/>
    </style:style>
    <style:style style:name="ce1062" style:family="table-cell" style:parent-style-name="Gris">
      <style:table-cell-properties fo:background-color="#bce4e5" style:text-align-source="fix" style:repeat-content="fals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 style:font-style-asian="normal" style:font-weight-asian="normal" style:font-name-complex="Tahoma2" style:font-style-complex="normal" style:font-weight-complex="normal" style:text-emphasize="none" style:font-relief="none"/>
    </style:style>
    <style:style style:name="ce1064"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ND([.$W$23];[.$W3]))" style:apply-style-name="RespRayaSup" style:base-cell-address="Potencial.C15"/>
    </style:style>
    <style:style style:name="ce1065"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ND([.$W$23];[.$W4]))" style:apply-style-name="RespRayaSup" style:base-cell-address="Potencial.C16"/>
    </style:style>
    <style:style style:name="ce1066"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ND([.$W$23];[.$W5]))" style:apply-style-name="RespRayaSup" style:base-cell-address="Potencial.C17"/>
    </style:style>
    <style:style style:name="ce1067"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ND([.$W$23];[.$W6]))" style:apply-style-name="RespRayaSup" style:base-cell-address="Potencial.C18"/>
    </style:style>
    <style:style style:name="ce1068"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ND([.$AB3];[.$W$13]))" style:apply-style-name="RespRayaSup" style:base-cell-address="Potencial.H21"/>
    </style:style>
    <style:style style:name="ce1069"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ND([.$AB$4];[.$W$13]))" style:apply-style-name="RespRayaSup" style:base-cell-address="Potencial.H23"/>
    </style:style>
    <style:style style:name="ce1070"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ND([.$AB$5];[.$W$13]))" style:apply-style-name="RespRayaSup" style:base-cell-address="Potencial.H25"/>
    </style:style>
    <style:style style:name="ce1072"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ND([.$AB$6];[.$W$13]))" style:apply-style-name="RespRayaSup" style:base-cell-address="Potencial.H27"/>
    </style:style>
    <style:style style:name="ce1073" style:family="table-cell" style:parent-style-name="Default" style:data-style-name="N80">
      <style:table-cell-properties fo:background-color="#e0efd4" style:text-align-source="fix" style:repeat-content="false"/>
      <style:paragraph-properties fo:text-align="start"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2" style:font-size-complex="11pt" style:font-style-complex="normal" style:font-weight-complex="normal" style:text-emphasize="none" style:font-relief="none"/>
    </style:style>
    <style:style style:name="ce1074" style:family="table-cell" style:parent-style-name="Default" style:data-style-name="N99">
      <style:table-cell-properties fo:background-color="#e0efd4"/>
      <style:text-properties fo:color="#ff0000" style:font-name="Linux Biolinum G2" fo:font-size="11pt" style:font-size-asian="11pt" style:font-size-complex="11pt"/>
    </style:style>
    <style:style style:name="ce1076" style:family="table-cell" style:parent-style-name="Default">
      <style:table-cell-properties fo:background-color="#bce4e5" fo:border="none"/>
      <style:text-properties style:font-name="Linux Biolinum G2" fo:font-size="11pt" fo:font-weight="bold" style:font-size-asian="11pt" style:font-size-complex="11pt"/>
    </style:style>
    <style:style style:name="ce1078" style:family="table-cell" style:parent-style-name="Default" style:data-style-name="N80">
      <style:table-cell-properties fo:background-color="#e0efd4" fo:border="none"/>
      <style:text-properties style:use-window-font-color="true" style:text-outline="false" style:text-line-through-style="none" style:text-line-through-type="none" style:font-name="Linux Biolinum G2" fo:font-size="11pt" fo:text-shadow="none" style:text-underline-style="none" style:text-underline-mode="continuous" style:text-overline-mode="continuous" style:text-line-through-mode="continuous" style:font-name-asian="Andale Sans UI1" style:font-size-asian="11pt" style:font-style-asian="normal" style:font-name-complex="Tahoma2" style:font-size-complex="11pt" style:font-style-complex="normal" style:text-emphasize="none" style:font-relief="none"/>
    </style:style>
    <style:style style:name="ce1079" style:family="table-cell" style:parent-style-name="Default" style:data-style-name="N80">
      <style:table-cell-properties fo:background-color="#e0efd4" style:text-align-source="fix" style:repeat-content="false"/>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map style:condition="is-true-formula([.$W$13])" style:apply-style-name="RespRayaSup" style:base-cell-address="Potencial.K28"/>
    </style:style>
    <style:style style:name="ce1082" style:family="table-cell" style:parent-style-name="Default" style:data-style-name="N80">
      <style:table-cell-properties fo:background-color="#e0efd4"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506" style:family="table-cell" style:parent-style-name="Default" style:data-style-name="N80">
      <style:table-cell-properties fo:background-color="#e6e6ff"/>
      <style:text-properties style:font-name="Linux Biolinum G2" fo:font-size="11pt" style:font-size-asian="11pt" style:font-size-complex="11pt"/>
    </style:style>
    <style:style style:name="ce793" style:family="table-cell" style:parent-style-name="Default">
      <style:table-cell-properties fo:background-color="#e6e6ff" style:cell-protect="hidden-and-protected" style:print-content="true" style:text-align-source="fix" style:repeat-content="false"/>
      <style:paragraph-properties fo:text-align="center" fo:margin-left="0cm"/>
      <style:text-properties style:font-name="Linux Biolinum G4" style:font-name-asian="Linux Biolinum G4" style:font-name-complex="Linux Biolinum G4"/>
    </style:style>
    <style:style style:name="ce796" style:family="table-cell" style:parent-style-name="Default">
      <style:table-cell-properties fo:background-color="#e6e6ff" style:cell-protect="hidden-and-protected" style:print-content="true" style:text-align-source="fix" style:repeat-content="false"/>
      <style:paragraph-properties fo:text-align="center" fo:margin-left="0cm"/>
      <style:text-properties style:font-name="Segoe UI Symbol1" style:font-name-asian="Segoe UI Symbol1" style:font-name-complex="Segoe UI Symbol1"/>
    </style:style>
    <style:style style:name="ce797" style:family="table-cell" style:parent-style-name="Default" style:data-style-name="N80">
      <style:table-cell-properties fo:background-color="#e6e6ff" style:cell-protect="hidden-and-protected" style:print-content="true" style:text-align-source="fix" style:repeat-content="false"/>
      <style:paragraph-properties fo:text-align="center" fo:margin-left="0cm"/>
    </style:style>
    <style:style style:name="ce799" style:family="table-cell" style:parent-style-name="Default" style:data-style-name="N99">
      <style:table-cell-properties fo:background-color="#e6e6ff" style:cell-protect="hidden-and-protected" style:print-content="true" style:text-align-source="fix" style:repeat-content="false"/>
      <style:paragraph-properties fo:text-align="center" fo:margin-left="0cm"/>
    </style:style>
    <style:style style:name="ce1063" style:family="table-cell" style:parent-style-name="Default">
      <style:table-cell-properties fo:background-color="#e6e6ff" style:cell-protect="hidden-and-protected" style:print-content="true" style:text-align-source="value-type" style:repeat-content="false"/>
      <style:paragraph-properties fo:margin-left="0cm"/>
    </style:style>
    <style:style style:name="ce802" style:family="table-cell" style:parent-style-name="Default">
      <style:table-cell-properties fo:background-color="#e6e6ff" style:cell-protect="hidden-and-protected" style:print-content="true" style:text-align-source="fix" style:repeat-content="false" style:vertical-align="middle"/>
      <style:paragraph-properties fo:text-align="center"/>
      <style:text-properties style:font-name="Linux Biolinum G2" fo:font-size="11pt" style:font-size-asian="11pt" style:font-size-complex="11pt"/>
    </style:style>
    <style:style style:name="ce1077" style:family="table-cell" style:parent-style-name="Default">
      <style:table-cell-properties fo:background-color="#e6e6ff" style:cell-protect="hidden-and-protected" style:print-content="true" style:text-align-source="fix" style:repeat-content="false"/>
      <style:paragraph-properties fo:text-align="end" fo:margin-left="0cm"/>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806" style:family="table-cell" style:parent-style-name="Default">
      <style:table-cell-properties fo:background-color="#e6e6ff" style:cell-protect="hidden-and-protected" style:print-content="true"/>
      <style:text-properties style:font-name="Linux Biolinum G3" fo:font-size="11pt" style:font-name-asian="Linux Biolinum G3" style:font-size-asian="11pt" style:font-name-complex="Linux Biolinum G3" style:font-size-complex="11pt"/>
    </style:style>
    <style:style style:name="ce808" style:family="table-cell" style:parent-style-name="Default">
      <style:table-cell-properties fo:background-color="#e6e6ff" style:cell-protect="hidden-and-protected" style:print-content="true" style:text-align-source="fix" style:repeat-content="false" style:vertical-align="middle"/>
      <style:paragraph-properties fo:text-align="end" fo:margin-left="0cm"/>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1080" style:family="table-cell" style:parent-style-name="Default">
      <style:table-cell-properties fo:background-color="#e6e6ff" style:cell-protect="hidden-and-protected" style:print-content="true" style:text-align-source="fix" style:repeat-content="false"/>
      <style:paragraph-properties fo:text-align="center" fo:margin-left="0cm"/>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794" style:family="table-cell" style:parent-style-name="Default">
      <style:table-cell-properties fo:background-color="#e6e6ff" style:cell-protect="hidden-and-protected" style:print-content="true" style:text-align-source="fix" style:repeat-content="false"/>
      <style:paragraph-properties fo:text-align="center" fo:margin-left="0cm"/>
      <style:text-properties style:font-name="Linux Biolinum G2" fo:font-size="11pt" style:font-size-asian="11pt" style:font-size-complex="11pt"/>
    </style:style>
    <style:style style:name="ce1081" style:family="table-cell" style:parent-style-name="Default">
      <style:table-cell-properties fo:background-color="#e6e6ff" style:cell-protect="hidden-and-protected" style:print-content="true" style:text-align-source="fix" style:repeat-content="false" style:vertical-align="middle"/>
      <style:paragraph-properties fo:text-align="center" fo:margin-left="0cm"/>
      <style:text-properties style:font-name="Linux Biolinum G3" fo:font-size="11pt" style:font-name-asian="Linux Biolinum G3" style:font-size-asian="11pt" style:font-name-complex="Linux Biolinum G3" style:font-size-complex="11pt"/>
    </style:style>
    <style:style style:name="ce1071" style:family="table-cell" style:parent-style-name="Default" style:data-style-name="N81">
      <style:table-cell-properties fo:background-color="#e6e6ff" style:cell-protect="hidden-and-protected" style:print-content="true" style:text-align-source="fix" style:repeat-content="false" style:vertical-align="middle"/>
      <style:paragraph-properties fo:text-align="end" fo:margin-left="0cm"/>
      <style:text-properties style:text-outline="false" style:text-line-through-style="none" style:text-line-through-type="none" style:font-name="Linux Biolinum G3" fo:font-size="11pt" fo:language="es" fo:country="ES" fo:font-style="normal" fo:text-shadow="none" style:text-underline-style="none" fo:font-weight="normal" style:text-underline-mode="continuous" style:text-overline-mode="continuous" style:text-line-through-mode="continuous" style:font-name-asian="Linux Biolinum G3" style:font-size-asian="11pt" style:language-asian="zxx" style:country-asian="none" style:font-style-asian="normal" style:font-weight-asian="normal" style:font-name-complex="Linux Biolinum G3" style:font-size-complex="11pt" style:language-complex="zxx" style:country-complex="none" style:font-style-complex="normal" style:font-weight-complex="normal" style:text-emphasize="none" style:font-relief="none" style:text-overline-style="none" style:text-overline-color="font-color"/>
    </style:style>
    <style:style style:name="ce1075" style:family="table-cell" style:parent-style-name="Default" style:data-style-name="N0">
      <style:table-cell-properties fo:background-color="#e6e6ff" style:cell-protect="hidden-and-protected" style:print-content="true" style:text-align-source="fix" style:repeat-content="false"/>
      <style:paragraph-properties fo:text-align="center" fo:margin-left="0cm"/>
    </style:style>
    <style:style style:name="ce1084" style:family="table-cell" style:parent-style-name="Default">
      <style:table-cell-properties fo:background-color="#e6e6ff" style:cell-protect="hidden-and-protected" style:print-content="true" style:text-align-source="fix" style:repeat-content="false"/>
      <style:paragraph-properties fo:text-align="center" fo:margin-left="0cm"/>
      <style:text-properties fo:color="#000000"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801" style:family="table-cell" style:parent-style-name="Default">
      <style:table-cell-properties fo:background-color="#e6e6ff" style:cell-protect="hidden-and-protected" style:print-content="true"/>
      <style:text-properties style:text-outline="false" style:text-line-through-style="none" style:text-line-through-type="none" style:font-name="Linux Biolinum G2" fo:font-size="11pt" fo:language="none" fo:country="none" fo:font-style="normal" fo:text-shadow="none" style:text-underline-style="none" fo:font-weight="normal" style:text-underline-mode="continuous" style:text-overline-mode="continuous" style:text-line-through-mode="continuous" style:font-name-asian="Andale Sans UI" style:font-size-asian="11pt" style:language-asian="none"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425" style:family="table-cell" style:parent-style-name="Default">
      <style:table-cell-properties fo:background-color="#e6e6ff" style:cell-protect="hidden-and-protected" style:print-content="true"/>
      <style:text-properties style:font-name="Linux Biolinum G2" fo:font-size="11pt" fo:language="gl" fo:country="ES" style:font-size-asian="11pt" style:font-size-complex="11pt"/>
    </style:style>
    <style:style style:name="ce807" style:family="table-cell" style:parent-style-name="Default">
      <style:table-cell-properties fo:background-color="#fedcc6"/>
      <style:text-properties style:font-name="Linux Biolinum G2" fo:font-size="11pt" fo:language="gl" fo:country="ES" fo:font-style="normal" fo:font-weight="bold" style:font-size-asian="11pt" style:font-style-asian="normal" style:font-size-complex="11pt" style:font-style-complex="normal"/>
    </style:style>
    <style:style style:name="ce1105" style:family="table-cell" style:parent-style-name="Default" style:data-style-name="N0">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Segoe UI Symbol"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1106" style:family="table-cell" style:parent-style-name="Default" style:data-style-name="N0">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1107"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A$7])" style:apply-style-name="RespRayaSup" style:base-cell-address="Enerxía_Potencial.B12"/>
    </style:style>
    <style:style style:name="ce935"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A$8])" style:apply-style-name="RespRayaSup" style:base-cell-address="Enerxía_Potencial.B13"/>
    </style:style>
    <style:style style:name="ce941"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A$8])" style:apply-style-name="RespRayaSup" style:base-cell-address="Enerxía_Potencial.B14"/>
    </style:style>
    <style:style style:name="ce939"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A$9])" style:apply-style-name="RespRayaSup" style:base-cell-address="Enerxía_Potencial.B15"/>
    </style:style>
    <style:style style:name="ce1111"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B$9])" style:apply-style-name="RespRayaSup" style:base-cell-address="Enerxía_Potencial.B16"/>
    </style:style>
    <style:style style:name="ce1113"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A7])" style:apply-style-name="RespRayaSup" style:base-cell-address="Enerxía_Potencial.B21"/>
    </style:style>
    <style:style style:name="ce1114"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A8])" style:apply-style-name="RespRayaSup" style:base-cell-address="Enerxía_Potencial.B23"/>
    </style:style>
    <style:style style:name="ce1115"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B8])" style:apply-style-name="RespRayaSup" style:base-cell-address="Enerxía_Potencial.B25"/>
    </style:style>
    <style:style style:name="ce973"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A9])" style:apply-style-name="RespRayaSup" style:base-cell-address="Enerxía_Potencial.B27"/>
    </style:style>
    <style:style style:name="ce975"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B9])" style:apply-style-name="RespRayaSup" style:base-cell-address="Enerxía_Potencial.B29"/>
    </style:style>
    <style:style style:name="ce976" style:family="table-cell" style:parent-style-name="Default" style:data-style-name="N8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C$9])" style:apply-style-name="RespRayaSup" style:base-cell-address="Enerxía_Potencial.B31"/>
    </style:style>
    <style:style style:name="ce1119" style:family="table-cell" style:parent-style-name="Default" style:data-style-name="N8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168" style:family="table-cell" style:parent-style-name="Default" style:data-style-name="N0">
      <style:table-cell-properties fo:background-color="#e6e6ff" style:text-align-source="fix" style:repeat-content="false"/>
      <style:paragraph-properties fo:text-align="end" fo:margin-left="0cm"/>
      <style:text-properties style:font-name="Linux Biolinum G2" fo:font-size="11pt" style:font-size-asian="11pt" style:font-size-complex="11pt"/>
    </style:style>
    <style:style style:name="ce1121"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A$7])" style:apply-style-name="RespRayaSup" style:base-cell-address="Enerxía_Potencial.B12"/>
    </style:style>
    <style:style style:name="ce987"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A$8])" style:apply-style-name="RespRayaSup" style:base-cell-address="Enerxía_Potencial.B13"/>
    </style:style>
    <style:style style:name="ce999"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A$8])" style:apply-style-name="RespRayaSup" style:base-cell-address="Enerxía_Potencial.B14"/>
    </style:style>
    <style:style style:name="ce1009"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A$9])" style:apply-style-name="RespRayaSup" style:base-cell-address="Enerxía_Potencial.B15"/>
    </style:style>
    <style:style style:name="ce1128"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B$9])" style:apply-style-name="RespRayaSup" style:base-cell-address="Enerxía_Potencial.B16"/>
    </style:style>
    <style:style style:name="ce1130"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A$7])" style:apply-style-name="RespRayaSup" style:base-cell-address="Enerxía_Potencial.B12"/>
    </style:style>
    <style:style style:name="ce1021"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A$8])" style:apply-style-name="RespRayaSup" style:base-cell-address="Enerxía_Potencial.B13"/>
    </style:style>
    <style:style style:name="ce1028"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A$8])" style:apply-style-name="RespRayaSup" style:base-cell-address="Enerxía_Potencial.B14"/>
    </style:style>
    <style:style style:name="ce1034"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A$9])" style:apply-style-name="RespRayaSup" style:base-cell-address="Enerxía_Potencial.B15"/>
    </style:style>
    <style:style style:name="ce1134"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B$9])" style:apply-style-name="RespRayaSup" style:base-cell-address="Enerxía_Potencial.B16"/>
    </style:style>
    <style:style style:name="ce1136"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1137" style:family="table-cell" style:parent-style-name="Default">
      <style:table-cell-properties fo:background-color="#e0efd4" style:text-align-source="fix" style:repeat-content="fals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2" style:font-size-complex="11pt" style:font-style-complex="normal" style:font-weight-complex="bold" style:text-emphasize="none" style:font-relief="none"/>
    </style:style>
    <style:style style:name="ce1138"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A$7])" style:apply-style-name="RespRayaSup" style:base-cell-address="Enerxía_Potencial.B12"/>
    </style:style>
    <style:style style:name="ce1050"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A$8])" style:apply-style-name="RespRayaSup" style:base-cell-address="Enerxía_Potencial.B13"/>
    </style:style>
    <style:style style:name="ce1051"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A$8])" style:apply-style-name="RespRayaSup" style:base-cell-address="Enerxía_Potencial.B14"/>
    </style:style>
    <style:style style:name="ce1054"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A$9])" style:apply-style-name="RespRayaSup" style:base-cell-address="Enerxía_Potencial.B15"/>
    </style:style>
    <style:style style:name="ce1142"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B$9])" style:apply-style-name="RespRayaSup" style:base-cell-address="Enerxía_Potencial.B16"/>
    </style:style>
    <style:style style:name="ce1144"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1145" style:family="table-cell" style:parent-style-name="Default">
      <style:table-cell-properties fo:background-color="#e0efd4" style:text-align-source="fix" style:repeat-content="false"/>
      <style:paragraph-properties fo:text-align="end" fo:margin-left="0cm"/>
      <style:text-properties style:font-name="Linux Biolinum G2" fo:font-size="11pt" style:font-size-asian="11pt" style:font-size-complex="11pt"/>
      <style:map style:condition="is-true-formula([.U7]&gt;1)" style:apply-style-name="RespRayaSup" style:base-cell-address="Enerxía_Potencial.H32"/>
    </style:style>
    <style:style style:name="ce1146" style:family="table-cell" style:parent-style-name="Default">
      <style:table-cell-properties fo:background-color="#bce4e5" style:text-align-source="fix" style:repeat-content="false"/>
      <style:paragraph-properties fo:text-align="start" fo:margin-left="0cm"/>
      <style:text-properties style:font-name="Linux Biolinum G2" fo:font-size="11pt" fo:font-style="normal" fo:font-weight="normal" style:font-name-asian="Linux Biolinum G3" style:font-size-asian="11pt" style:font-style-asian="normal" style:font-weight-asian="normal" style:font-name-complex="Linux Biolinum G3" style:font-size-complex="11pt" style:font-style-complex="normal" style:font-weight-complex="normal"/>
    </style:style>
    <style:style style:name="ce29" style:family="table-cell" style:parent-style-name="Default">
      <style:table-cell-properties fo:background-color="#e6e6ff"/>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544" style:family="table-cell" style:parent-style-name="Default" style:data-style-name="N80">
      <style:table-cell-properties fo:background-color="#e6e6ff"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1101" style:family="table-cell" style:parent-style-name="Default" style:data-style-name="N80">
      <style:table-cell-properties fo:background-color="#e6e6ff"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1150" style:family="table-cell" style:parent-style-name="Default" style:data-style-name="N80">
      <style:table-cell-properties fo:background-color="#e6e6ff" style:text-align-source="fix" style:repeat-content="false" fo:border="none"/>
      <style:paragraph-properties fo:text-align="start" fo:margin-left="0cm"/>
      <style:text-properties style:use-window-font-color="true" style:text-outline="false" style:text-line-through-style="none" style:text-line-through-type="none" style:font-name="Linux Biolinum G2" fo:font-size="11pt" fo:text-shadow="none" style:text-underline-style="none" style:text-underline-mode="continuous" style:text-overline-mode="continuous" style:text-line-through-mode="continuous" style:font-name-asian="Andale Sans UI1" style:font-size-asian="11pt" style:font-style-asian="normal" style:font-name-complex="Tahoma2" style:font-size-complex="11pt" style:font-style-complex="normal" style:text-emphasize="none" style:font-relief="none"/>
    </style:style>
    <style:style style:name="ce97" style:family="table-cell" style:parent-style-name="Default" style:data-style-name="N80">
      <style:table-cell-properties fo:background-color="#e6e6ff" style:text-align-source="fix" style:repeat-content="false"/>
      <style:paragraph-properties fo:text-align="start"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1125" style:family="table-cell" style:parent-style-name="Default">
      <style:table-cell-properties fo:background-color="#e6e6ff" style:cell-protect="hidden-and-protected" style:print-content="true" style:text-align-source="fix" style:repeat-content="false"/>
      <style:paragraph-properties fo:text-align="end" fo:margin-left="0cm"/>
      <style:text-properties fo:font-style="italic" style:font-style-asian="italic" style:font-style-complex="italic"/>
    </style:style>
    <style:style style:name="ce811" style:family="table-cell" style:parent-style-name="Default">
      <style:table-cell-properties fo:background-color="#e6e6ff" style:cell-protect="hidden-and-protected" style:print-content="true"/>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2" style:font-size-complex="10pt" style:language-complex="zxx" style:country-complex="none" style:font-style-complex="normal" style:font-weight-complex="normal" style:text-emphasize="none" style:font-relief="none" style:text-overline-style="none" style:text-overline-color="font-color"/>
    </style:style>
    <style:style style:name="ce1123" style:family="table-cell" style:parent-style-name="Default" style:data-style-name="N0">
      <style:table-cell-properties fo:background-color="#e6e6ff" style:cell-protect="hidden-and-protected" style:print-content="true" style:text-align-source="value-type" style:repeat-content="false"/>
      <style:text-properties style:font-name="Linux Biolinum G2" fo:font-size="11pt" style:font-size-asian="11pt" style:font-size-complex="11pt"/>
    </style:style>
    <style:style style:name="ce1124" style:family="table-cell" style:parent-style-name="Default">
      <style:table-cell-properties fo:background-color="#e6e6ff" style:cell-protect="hidden-and-protected" style:print-content="true" style:text-align-source="value-type" style:repeat-content="false"/>
      <style:text-properties style:font-name="Linux Biolinum G2" fo:font-size="11pt" style:font-size-asian="11pt" style:font-size-complex="11pt"/>
    </style:style>
    <style:style style:name="gr1" style:family="graphic">
      <style:graphic-properties fo:background-color="#ff0000"/>
    </style:style>
    <style:style style:name="gr2" style:family="graphic">
      <style:graphic-properties draw:marker-start="Arrow" draw:marker-start-width="0.2cm" draw:marker-start-center="false" draw:fill="solid" draw:fill-color="#ffffc0" draw:auto-grow-height="true" draw:auto-grow-width="false" fo:min-height="2.216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text-position="0% 100%" style:font-name="Segoe UI1"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1" style:font-size-asian="5.09999990463257pt" style:language-asian="zxx" style:country-asian="none" style:font-style-asian="normal" style:font-weight-asian="normal" style:font-name-complex="Segoe UI1"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gr3" style:family="graphic">
      <style:graphic-properties draw:marker-start="Fin_20_de_20_línea_20_6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4" style:family="graphic">
      <style:graphic-properties draw:marker-start="Fin_20_de_20_línea_20_56"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5" style:family="graphic">
      <style:graphic-properties draw:marker-start="Fin_20_de_20_línea_20_58"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6" style:family="graphic">
      <style:graphic-properties draw:marker-start="Fin_20_de_20_línea_20_62"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7" style:family="graphic">
      <style:graphic-properties draw:stroke="none" draw:fill="none" draw:textarea-horizontal-align="center" draw:textarea-vertical-align="middle" draw:ole-draw-aspect="1"/>
      <style:paragraph-properties fo:text-align="center"/>
    </style:style>
    <style:style style:name="gr8" style:family="graphic">
      <style:graphic-properties draw:marker-start="Fin_20_de_20_línea_20_1" draw:marker-start-width="0.2cm" draw:marker-start-center="false" draw:fill="solid" draw:fill-color="#ffffc0" draw:auto-grow-height="true" draw:auto-grow-width="false" fo:max-width="12cm" fo:min-height="1.773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text-position="0% 100%" style:font-name="Linux Biolinum G" fo:font-size="11pt" fo:letter-spacing="normal" fo:language="es" fo:country="ES" fo:font-style="normal" fo:text-shadow="none" style:text-underline-style="none" fo:font-weight="normal" style:text-underline-mode="continuous" style:text-overline-mode="continuous" style:text-line-through-mode="continuous" style:letter-kerning="false" style:font-name-asian="Andale Sans UI" style:font-size-asian="10pt" style:language-asian="zxx" style:country-asian="none" style:font-style-asian="normal" style:font-weight-asian="normal" style:font-name-complex="Tahoma2" style:font-size-complex="10pt" style:language-complex="zxx" style:country-complex="none" style:font-style-complex="normal" style:font-weight-complex="normal" style:text-emphasize="none" style:text-scale="100%" style:font-relief="none" style:text-overline-style="none" style:text-overline-color="font-color" fo:hyphenate="false"/>
    </style:style>
    <style:style style:name="gr9" style:family="graphic">
      <style:graphic-properties draw:marker-start="Arrow" draw:marker-start-width="0.2cm" draw:marker-start-center="false" draw:fill="solid" draw:fill-color="#ffffc0" draw:auto-grow-height="true" draw:auto-grow-width="false" fo:min-height="1.33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10" style:family="graphic">
      <style:graphic-properties draw:stroke="none" draw:fill="none" draw:textarea-horizontal-align="center" draw:textarea-vertical-align="middle" draw:ole-draw-aspect="1" style:protect="size"/>
      <style:paragraph-properties fo:text-align="center"/>
    </style:style>
    <style:style style:name="P1" style:family="paragraph">
      <style:paragraph-properties fo:text-align="center"/>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text-position="0% 100%" style:font-name="Segoe UI1"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1" style:font-size-asian="5.09999990463257pt" style:language-asian="zxx" style:country-asian="none" style:font-style-asian="normal" style:font-weight-asian="normal" style:font-name-complex="Segoe UI1"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fo:color="#000000" loext:opacity="100%" loext:color-lum-mod="100%" loext:color-lum-off="0%" style:text-outline="false" style:text-line-through-style="none" style:text-line-through-type="none" style:text-position="0% 100%" style:font-name="Segoe UI1"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1" style:font-size-asian="5.09999990463257pt" style:language-asian="zxx" style:country-asian="none" style:font-style-asian="normal" style:font-weight-asian="normal" style:font-name-complex="Segoe UI1"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6" style:family="paragraph">
      <loext:graphic-properties draw:fill="none"/>
      <style:paragraph-properties fo:text-align="center"/>
    </style:style>
    <style:style style:name="P7" style:family="paragraph">
      <style:paragraph-properties style:text-autospace="none" style:line-break="normal" style:writing-mode="page"/>
      <style:text-properties fo:color="#000000" loext:opacity="100%" style:text-outline="false" style:text-line-through-style="none" style:text-line-through-type="none" style:text-position="0% 100%" style:font-name="Linux Biolinum G" fo:font-size="11pt" fo:letter-spacing="normal" fo:language="es" fo:country="ES" fo:font-style="normal" fo:text-shadow="none" style:text-underline-style="none" fo:font-weight="normal" style:text-underline-mode="continuous" style:text-overline-mode="continuous" style:text-line-through-mode="continuous" style:letter-kerning="false" style:font-name-asian="Andale Sans UI" style:font-size-asian="10pt" style:language-asian="zxx" style:country-asian="none" style:font-style-asian="normal" style:font-weight-asian="normal" style:font-name-complex="Tahoma2" style:font-size-complex="10pt" style:language-complex="zxx" style:country-complex="none"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fo:color="#000000" loext:opacity="100%" loext:color-lum-mod="100%" loext:color-lum-off="0%" style:text-outline="false" style:text-line-through-style="none" style:text-line-through-type="none" style:text-position="0% 100%" style:font-name="Linux Biolinum G" fo:font-size="11pt" fo:letter-spacing="normal" fo:language="es" fo:country="ES" fo:font-style="normal" fo:text-shadow="none" style:text-underline-style="none" fo:font-weight="normal" style:text-underline-mode="continuous" style:text-overline-mode="continuous" style:text-line-through-mode="continuous" style:letter-kerning="false" style:font-name-asian="Andale Sans UI" style:font-size-asian="10pt" style:language-asian="zxx" style:country-asian="none" style:font-style-asian="normal" style:font-weight-asian="normal" style:font-name-complex="Tahoma2" style:font-size-complex="10pt" style:language-complex="zxx" style:country-complex="none" style:font-style-complex="normal" style:font-weight-complex="normal" style:text-emphasize="none" style:text-scale="100%" style:font-relief="none" style:text-overline-style="none" style:text-overline-color="font-color" fo:hyphenate="false"/>
    </style:style>
    <style:style style:name="P9" style:family="paragraph">
      <style:paragraph-properties style:text-autospace="none" style:line-break="normal" style:writing-mode="page"/>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10"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style:font-name="Linux Biolinum G2" fo:font-size="11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2" style:family="text">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T4" style:family="text">
      <style:text-properties style:font-name="Tahoma" style:font-name-asian="Tahoma" style:font-name-complex="Tahoma"/>
    </style:style>
    <style:style style:name="T5" style:family="text">
      <style:text-properties style:font-name="Linux Biolinum G3"/>
    </style:style>
    <style:style style:name="T6"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Andale Sans UI" style:font-name-complex="Tahoma"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Andale Sans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text-underline-style="solid" style:text-underline-width="auto" style:text-underline-color="font-color" style:text-overline-style="solid" style:text-overline-width="auto" style:text-overline-color="font-color"/>
    </style:style>
    <style:style style:name="T9" style:family="text">
      <style:text-properties fo:language="gl" fo:country="ES"/>
    </style:style>
    <style:style style:name="T10" style:family="text">
      <style:text-properties style:font-name="Segoe UI Symbol1" style:font-name-asian="Segoe UI Symbol1" style:font-name-complex="Segoe UI Symbol1"/>
    </style:style>
    <style:style style:name="T11" style:family="text">
      <style:text-properties fo:font-weight="normal" fo:font-style="italic" style:font-weight-asian="normal" style:font-weight-complex="normal" style:font-style-asian="italic" style:font-style-complex="italic"/>
    </style:style>
    <style:style style:name="T12" style:family="text">
      <style:text-properties fo:font-style="italic"/>
    </style:style>
    <style:style style:name="T13"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Andale Sans UI" style:font-name-complex="Tahoma"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size-asian="11pt" style:font-size-complex="11pt" style:font-weight-asian="normal" style:font-weight-complex="normal" style:font-style-asian="normal" style:font-style-complex="normal" style:text-emphasize="none" style:font-relief="none" style:text-overline-style="none" style:text-overline-color="font-color" style:font-name-asian="HG Mincho Light J" style:font-name-complex="Arial Unicode MS"/>
    </style:style>
    <style:style style:name="T15" style:family="text">
      <style:text-properties style:font-name-asian="Linux Biolinum G3" style:font-name-complex="Linux Biolinum G3"/>
    </style:style>
    <style:style style:name="T16" style:family="text">
      <style:text-properties style:font-name="Albany"/>
    </style:style>
    <style:style style:name="T17" style:family="text">
      <style:text-properties style:font-name="Linux Biolinum G3" style:font-name-asian="Linux Biolinum G3" style:font-name-complex="Linux Biolinum G3"/>
    </style:style>
    <style:style style:name="T18" style:family="text">
      <style:text-properties fo:font-style="italic" style:font-style-asian="italic" style:font-style-complex="italic"/>
    </style:style>
    <style:style style:name="T19" style:family="text">
      <style:text-properties style:font-name="Segoe UI1"/>
    </style:style>
  </office:automatic-styles>
  <office:body>
    <office:spreadsheet table:structure-protected="true">
      <table:calculation-settings>
        <table:iteration table:status="enable" table:steps="200" table:maximum-difference="1E-038"/>
      </table:calculation-settings>
      <table:content-validations>
        <table:content-validation table:name="val1" table:condition="of:cell-content-is-in-list([$Introd.$A$132:$Introd.$A$133])" table:allow-empty-cell="true" table:display-list="unsorted" table:base-cell-address="Introd.D24">
          <table:error-message table:message-type="stop" table:display="true"/>
        </table:content-validation>
        <table:content-validation table:name="val2" table:condition="of:cell-content-is-in-list([$Axuda.$AA$1:$Axuda.$AA$2])" table:allow-empty-cell="false" table:display-list="unsorted" table:base-cell-address="Axuda.B24">
          <table:error-message table:message-type="stop" table:display="true"/>
        </table:content-validation>
        <table:content-validation table:name="val3" table:condition="of:cell-content-is-whole-number() and cell-content-is-between(1,6)" table:allow-empty-cell="true" table:base-cell-address="Axuda.A1">
          <table:error-message table:message-type="stop" table:title="No se admite" table:display="true">
            <text:p>Entre 1 y <text:s/>6</text:p>
          </table:error-message>
        </table:content-validation>
        <table:content-validation table:name="val4" table:condition="of:cell-content-is-in-list([$Coords.$T$27:$Coords.$T$31])" table:allow-empty-cell="true" table:display-list="unsorted" table:base-cell-address="Coords.C8">
          <table:error-message table:message-type="stop" table:display="true"/>
        </table:content-validation>
        <table:content-validation table:name="val5" table:condition="of:cell-content-is-whole-number() and cell-content-is-between(1,12)" table:allow-empty-cell="true" table:base-cell-address="Coords.A1">
          <table:error-message table:message-type="stop" table:title="No se admite" table:display="true">
            <text:p>Entre 1 e <text:s/>12</text:p>
          </table:error-message>
        </table:content-validation>
        <table:content-validation table:name="val6" table:condition="of:cell-content-is-in-list([$Coords.$S$1:$Coords.$S$2])" table:allow-empty-cell="true" table:display-list="unsorted" table:base-cell-address="Coords.E4">
          <table:error-message table:message-type="stop" table:display="true"/>
        </table:content-validation>
        <table:content-validation table:name="val7" table:condition="of:cell-content-is-in-list([$Coords.$T$1:$Coords.$T$3])" table:allow-empty-cell="true" table:display-list="unsorted" table:base-cell-address="Coords.E6">
          <table:error-message table:message-type="stop" table:display="true"/>
        </table:content-validation>
        <table:content-validation table:name="val8" table:condition="of:cell-content-is-in-list([$Coords.$V$1:$Coords.$V$15])" table:allow-empty-cell="true" table:display-list="unsorted" table:base-cell-address="Coords.G6">
          <table:error-message table:message-type="stop" table:display="true"/>
        </table:content-validation>
        <table:content-validation table:name="val9" table:condition="of:cell-content-is-in-list([$Coords.$K$48:$Coords.$K$49])" table:allow-empty-cell="true" table:display-list="unsorted" table:base-cell-address="Coords.K1">
          <table:help-message table:title="Axuda" table:display="true">
            <text:p>Faga clic na ↆ e elixa</text:p>
            <text:p>"Axuda" para amosala</text:p>
            <text:p><text:s text:c="5"/>"_" <text:s text:c="5"/>para ocultala</text:p>
          </table:help-message>
          <table:error-message table:message-type="stop" table:display="true"/>
        </table:content-validation>
        <table:content-validation table:name="val10" table:condition="of:cell-content-is-in-list([$Enunciado.$Z$3:$Enunciado.$Z$8])" table:allow-empty-cell="false" table:display-list="unsorted" table:base-cell-address="Enunciado.C12">
          <table:error-message table:message-type="stop" table:display="true"/>
        </table:content-validation>
        <table:content-validation table:name="val11" table:condition="of:cell-content-is-in-list([$Enunciado.$O$4:$Enunciado.$O$5])" table:allow-empty-cell="false" table:display-list="unsorted" table:base-cell-address="Enunciado.C16">
          <table:error-message table:message-type="stop" table:display="true"/>
        </table:content-validation>
        <table:content-validation table:name="val12" table:condition="of:cell-content-is-in-list([$Enunciado.$S$3:$Enunciado.$S$8])" table:allow-empty-cell="false" table:display-list="unsorted" table:base-cell-address="Enunciado.E5">
          <table:error-message table:message-type="stop" table:display="true"/>
        </table:content-validation>
        <table:content-validation table:name="val13" table:condition="of:cell-content-is-in-list([$Enunciado.$U$3:$Enunciado.$U$9])" table:allow-empty-cell="false" table:display-list="unsorted" table:base-cell-address="Enunciado.E2">
          <table:error-message table:message-type="stop" table:display="true"/>
        </table:content-validation>
        <table:content-validation table:name="val14" table:condition="of:cell-content-is-in-list([$Enunciado.$W$12:$Enunciado.$W$13])" table:allow-empty-cell="false" table:display-list="unsorted" table:base-cell-address="Enunciado.E5">
          <table:error-message table:message-type="stop" table:display="true"/>
        </table:content-validation>
        <table:content-validation table:name="val15" table:condition="of:cell-content-is-in-list([$Enunciado.$S$3:$Enunciado.$S$8])" table:allow-empty-cell="true" table:display-list="unsorted" table:base-cell-address="Enunciado.E7">
          <table:error-message table:message-type="stop" table:display="true"/>
        </table:content-validation>
        <table:content-validation table:name="val16" table:condition="of:cell-content-is-in-list([$Enunciado.$Q$3:$Enunciado.$Q$9])" table:allow-empty-cell="false" table:display-list="unsorted" table:base-cell-address="Enunciado.E8">
          <table:error-message table:message-type="stop" table:display="true"/>
        </table:content-validation>
        <table:content-validation table:name="val17" table:condition="of:cell-content-is-in-list([$Enunciado.$X$12:$Enunciado.$X$13])" table:allow-empty-cell="false" table:display-list="unsorted" table:base-cell-address="Enunciado.E13">
          <table:error-message table:message-type="stop" table:display="true"/>
        </table:content-validation>
        <table:content-validation table:name="val18" table:condition="of:cell-content-is-in-list([$Enunciado.$Y$12:$Enunciado.$Y$13])" table:allow-empty-cell="false" table:display-list="unsorted" table:base-cell-address="Enunciado.E14">
          <table:error-message table:message-type="stop" table:display="true"/>
        </table:content-validation>
        <table:content-validation table:name="val19" table:condition="of:cell-content-is-whole-number() and cell-content-is-between(2,6)" table:allow-empty-cell="true" table:base-cell-address="Enunciado.G16">
          <table:error-message table:message-type="stop" table:display="true">
            <text:p>Entre 2 e 6</text:p>
          </table:error-message>
        </table:content-validation>
        <table:content-validation table:name="val20" table:condition="of:cell-content-is-in-list([$Enunciado.$Y$17:$Enunciado.$Y$23])" table:allow-empty-cell="true" table:display-list="unsorted" table:base-cell-address="Enunciado.G8">
          <table:error-message table:message-type="stop" table:display="true"/>
        </table:content-validation>
        <table:content-validation table:name="val21" table:condition="of:cell-content-is-in-list([$Enunciado.$Z$17:$Enunciado.$Z$23])" table:allow-empty-cell="true" table:display-list="unsorted" table:base-cell-address="Enunciado.G9">
          <table:error-message table:message-type="stop" table:display="true"/>
        </table:content-validation>
        <table:content-validation table:name="val22" table:condition="of:cell-content-is-in-list([$Enunciado.$Z$12:$Enunciado.$Z$13])" table:allow-empty-cell="true" table:display-list="unsorted" table:base-cell-address="Enunciado.H18">
          <table:error-message table:message-type="stop" table:display="true"/>
        </table:content-validation>
        <table:content-validation table:name="val23" table:base-cell-address="Enunciado.P6">
          <table:error-message table:message-type="stop" table:display="true"/>
        </table:content-validation>
      </table:content-validations>
      <table:table table:name="Introd" table:style-name="ta1" table:protected="true">
        <loext:table-protection loext:select-protected-cells="true" loext:select-unprotected-cells="true"/>
        <office:forms form:automatic-focus="false" form:apply-design-mode="false"/>
        <table:table-column table:style-name="co1" table:default-cell-style-name="ce93"/>
        <table:table-column table:style-name="co2" table:default-cell-style-name="ce93"/>
        <table:table-column table:style-name="co3" table:default-cell-style-name="ce93"/>
        <table:table-column table:style-name="co4" table:number-columns-repeated="2" table:default-cell-style-name="ce93"/>
        <table:table-column table:style-name="co5" table:default-cell-style-name="ce93"/>
        <table:table-column table:style-name="co6" table:default-cell-style-name="ce136"/>
        <table:table-column table:style-name="co7" table:default-cell-style-name="ce93"/>
        <table:table-column table:style-name="co4" table:default-cell-style-name="ce93"/>
        <table:table-column table:style-name="co8" table:default-cell-style-name="ce93"/>
        <table:table-column table:style-name="co9" table:default-cell-style-name="ce93"/>
        <table:table-column table:style-name="co10" table:default-cell-style-name="ce93"/>
        <table:table-column table:style-name="co9" table:default-cell-style-name="ce93"/>
        <table:table-column table:style-name="co11" table:number-columns-repeated="51" table:default-cell-style-name="ce93"/>
        <table:table-row table:style-name="ro1">
          <table:table-cell table:style-name="ce77" office:value-type="string" calcext:value-type="string">
            <text:p>Advertencia</text:p>
          </table:table-cell>
          <table:table-cell table:style-name="ce85" table:number-columns-repeated="4"/>
          <table:table-cell table:style-name="ce85" office:value-type="string" calcext:value-type="string">
            <text:p>Ir a…</text:p>
          </table:table-cell>
          <table:table-cell table:style-name="ce118"/>
          <table:table-cell table:style-name="ce85" table:number-columns-repeated="7"/>
          <table:table-cell table:style-name="ce85" office:value-type="float" office:value="1" calcext:value-type="float">
            <text:p>1</text:p>
          </table:table-cell>
          <table:table-cell table:style-name="ce85" table:number-columns-repeated="2"/>
          <table:table-cell table:number-columns-repeated="9"/>
          <table:table-cell office:value-type="string" calcext:value-type="string">
            <text:p>Clic e picar na frecha</text:p>
          </table:table-cell>
          <table:table-cell table:number-columns-repeated="37"/>
        </table:table-row>
        <table:table-row table:style-name="ro1">
          <table:table-cell table:style-name="ce77"/>
          <table:table-cell table:style-name="ce85" table:number-columns-repeated="3"/>
          <table:table-cell table:style-name="ce104"/>
          <table:table-cell table:style-name="ce20" office:value-type="string" calcext:value-type="string">
            <text:p><text:a xlink:href="#Enunciado" xlink:type="simple">Enunciado</text:a></text:p>
          </table:table-cell>
          <table:table-cell table:style-name="ce118"/>
          <table:table-cell table:style-name="ce85" table:number-columns-repeated="10"/>
          <table:table-cell table:number-columns-repeated="9"/>
          <table:table-cell office:value-type="string" calcext:value-type="string">
            <text:p>Despregar</text:p>
          </table:table-cell>
          <table:table-cell table:number-columns-repeated="37"/>
        </table:table-row>
        <table:table-row table:style-name="ro1">
          <table:table-cell table:style-name="ce81" office:value-type="string" calcext:value-type="string">
            <text:p>Este documento contén macros asociadas a</text:p>
          </table:table-cell>
          <table:table-cell table:style-name="ce85" table:number-columns-repeated="2"/>
          <table:table-cell table:style-name="ce161" office:value-type="string" calcext:value-type="string">
            <text:p><text:a xlink:href="#DescrFunc" xlink:type="simple">funcións</text:a></text:p>
          </table:table-cell>
          <table:table-cell table:style-name="ce104"/>
          <table:table-cell table:style-name="ce161" office:value-type="string" calcext:value-type="string">
            <text:p><text:a xlink:href="#NotasAyuda" xlink:type="simple">Axuda</text:a></text:p>
          </table:table-cell>
          <table:table-cell table:style-name="ce118"/>
          <table:table-cell table:style-name="ce85" table:number-columns-repeated="10"/>
          <table:table-cell table:number-columns-repeated="47"/>
        </table:table-row>
        <table:table-row table:style-name="ro1">
          <table:table-cell table:style-name="ce82" office:value-type="string" calcext:value-type="string">
            <text:p>Se os cálculos non funcionan, faga clic no menú</text:p>
          </table:table-cell>
          <table:table-cell table:style-name="ce85" table:number-columns-repeated="3"/>
          <table:table-cell table:style-name="ce104"/>
          <table:table-cell table:style-name="ce85"/>
          <table:table-cell table:style-name="ce118"/>
          <table:table-cell table:style-name="ce85" table:number-columns-repeated="10"/>
          <table:table-cell table:number-columns-repeated="47"/>
        </table:table-row>
        <table:table-row table:style-name="ro1">
          <table:table-cell table:style-name="ce83" office:value-type="string" calcext:value-type="string">
            <text:p>Ferramentas → Opcións → LibreOffice → Seguranza → Seguranza de macros</text:p>
          </table:table-cell>
          <table:table-cell table:style-name="ce85" table:number-columns-repeated="3"/>
          <table:table-cell table:style-name="ce104"/>
          <table:table-cell table:style-name="ce85"/>
          <table:table-cell table:style-name="ce118"/>
          <table:table-cell table:style-name="ce85" table:number-columns-repeated="10"/>
          <table:table-cell table:number-columns-repeated="47"/>
        </table:table-row>
        <table:table-row table:style-name="ro1">
          <table:table-cell table:style-name="ce82" office:value-type="string" calcext:value-type="string">
            <text:p>Faga clic no botón</text:p>
          </table:table-cell>
          <table:table-cell table:style-name="ce85" table:number-columns-repeated="3"/>
          <table:table-cell table:style-name="ce104"/>
          <table:table-cell table:style-name="ce85"/>
          <table:table-cell table:style-name="ce118"/>
          <table:table-cell table:style-name="ce85" table:number-columns-repeated="10"/>
          <table:table-cell table:number-columns-repeated="47"/>
        </table:table-row>
        <table:table-row table:style-name="ro1">
          <table:table-cell table:style-name="ce83" office:value-type="string" calcext:value-type="string">
            <text:p>Seguranza das macros</text:p>
          </table:table-cell>
          <table:table-cell table:style-name="ce85" table:number-columns-repeated="3"/>
          <table:table-cell table:style-name="ce104"/>
          <table:table-cell table:style-name="ce85"/>
          <table:table-cell table:style-name="ce118"/>
          <table:table-cell table:style-name="ce85" table:number-columns-repeated="10"/>
          <table:table-cell table:number-columns-repeated="47"/>
        </table:table-row>
        <table:table-row table:style-name="ro1">
          <table:table-cell table:style-name="ce82" office:value-type="string" calcext:value-type="string">
            <text:p>e poña a seguranza en «Media».</text:p>
          </table:table-cell>
          <table:table-cell table:style-name="ce85" table:number-columns-repeated="3"/>
          <table:table-cell table:style-name="ce104"/>
          <table:table-cell table:style-name="ce85"/>
          <table:table-cell table:style-name="ce118"/>
          <table:table-cell table:style-name="ce85" table:number-columns-repeated="10"/>
          <table:table-cell table:number-columns-repeated="47"/>
        </table:table-row>
        <table:table-row table:style-name="ro1">
          <table:table-cell table:style-name="ce82" office:value-type="string" calcext:value-type="string">
            <text:p>Peche o documento e volva a abrilo activando as macros.</text:p>
          </table:table-cell>
          <table:table-cell table:style-name="ce85" table:number-columns-repeated="3"/>
          <table:table-cell table:style-name="ce104"/>
          <table:table-cell table:style-name="ce85"/>
          <table:table-cell table:style-name="ce118"/>
          <table:table-cell table:style-name="ce85" table:number-columns-repeated="10"/>
          <table:table-cell table:number-columns-repeated="47"/>
        </table:table-row>
        <table:table-row table:style-name="ro1">
          <table:table-cell table:style-name="ce82" office:value-type="string" calcext:value-type="string">
            <text:p>Isto fai máis vulnerable o computador.</text:p>
          </table:table-cell>
          <table:table-cell table:style-name="ce85" table:number-columns-repeated="3"/>
          <table:table-cell table:style-name="ce104"/>
          <table:table-cell table:style-name="ce85"/>
          <table:table-cell table:style-name="ce118"/>
          <table:table-cell table:style-name="ce85" table:number-columns-repeated="10"/>
          <table:table-cell table:number-columns-repeated="47"/>
        </table:table-row>
        <table:table-row table:style-name="ro1">
          <table:table-cell table:style-name="ce82" office:value-type="string" calcext:value-type="string">
            <text:p>Se descargou esta folla de:</text:p>
          </table:table-cell>
          <table:table-cell table:style-name="ce85"/>
          <table:table-cell table:style-name="ce5" office:value-type="string" calcext:value-type="string">
            <text:p><text:a xlink:href="http://www.xente.mundo-r.com/alfonbarba/calculo.html" xlink:type="simple">Follas de cálculo</text:a></text:p>
          </table:table-cell>
          <table:table-cell table:style-name="ce85"/>
          <table:table-cell table:style-name="ce104"/>
          <table:table-cell table:style-name="ce85"/>
          <table:table-cell table:style-name="ce118"/>
          <table:table-cell table:style-name="ce85" table:number-columns-repeated="10"/>
          <table:table-cell table:number-columns-repeated="47"/>
        </table:table-row>
        <table:table-row table:style-name="ro1">
          <table:table-cell table:style-name="ce82" office:value-type="string" calcext:value-type="string">
            <text:p>as macros que contén só desenvolven unha serie de funcións para manexar formatos de números</text:p>
          </table:table-cell>
          <table:table-cell table:style-name="ce85" table:number-columns-repeated="5"/>
          <table:table-cell table:style-name="ce118"/>
          <table:table-cell table:style-name="ce85" table:number-columns-repeated="10"/>
          <table:table-cell table:number-columns-repeated="47"/>
        </table:table-row>
        <table:table-row table:style-name="ro1">
          <table:table-cell table:style-name="ce82" office:value-type="string" calcext:value-type="string">
            <text:p>e non son perigosas. Se descargouna doutro lado, non garanto a súa seguridade.</text:p>
          </table:table-cell>
          <table:table-cell table:style-name="ce85" table:number-columns-repeated="5"/>
          <table:table-cell table:style-name="ce118"/>
          <table:table-cell table:style-name="ce85" table:number-columns-repeated="10"/>
          <table:table-cell table:number-columns-repeated="47"/>
        </table:table-row>
        <table:table-row table:style-name="ro1">
          <table:table-cell table:style-name="ce85" table:number-columns-repeated="6"/>
          <table:table-cell table:style-name="ce118"/>
          <table:table-cell table:style-name="ce85" table:number-columns-repeated="10"/>
          <table:table-cell table:number-columns-repeated="47"/>
        </table:table-row>
        <table:table-row table:style-name="ro1">
          <table:table-cell table:style-name="ce90" office:value-type="string" calcext:value-type="string">
            <text:p>Instrucións</text:p>
          </table:table-cell>
          <table:table-cell table:style-name="ce85" table:number-columns-repeated="5"/>
          <table:table-cell table:style-name="ce118"/>
          <table:table-cell table:style-name="ce85" table:number-columns-repeated="10"/>
          <table:table-cell table:number-columns-repeated="47"/>
        </table:table-row>
        <table:table-row table:style-name="ro1">
          <table:table-cell table:style-name="ce85" table:number-columns-repeated="6"/>
          <table:table-cell table:style-name="ce118"/>
          <table:table-cell table:style-name="ce85" table:number-columns-repeated="10"/>
          <table:table-cell table:number-columns-repeated="47"/>
        </table:table-row>
        <table:table-row table:style-name="ro1">
          <table:table-cell table:style-name="ce89" office:value-type="string" calcext:value-type="string">
            <text:p>Faga unha copia de seguridade deste documento antes de empezar a usalo!</text:p>
          </table:table-cell>
          <table:table-cell table:style-name="ce85" table:number-columns-repeated="5"/>
          <table:table-cell table:style-name="ce118"/>
          <table:table-cell table:style-name="ce85" table:number-columns-repeated="10"/>
          <table:table-cell table:number-columns-repeated="47"/>
        </table:table-row>
        <table:table-row table:style-name="ro1">
          <table:table-cell table:style-name="ce90" office:value-type="string" calcext:value-type="string">
            <text:p>Non copie nunca unha cela de Menú (fondo salmón) en outra! Desaparecerán os menús.</text:p>
          </table:table-cell>
          <table:table-cell table:style-name="ce85" table:number-columns-repeated="5"/>
          <table:table-cell table:style-name="ce118"/>
          <table:table-cell table:style-name="ce85" table:number-columns-repeated="10"/>
          <table:table-cell table:number-columns-repeated="47"/>
        </table:table-row>
        <table:table-row table:style-name="ro1">
          <table:table-cell table:style-name="ce82" office:value-type="string" calcext:value-type="string">
            <text:p>Se non fixo a copia de seguridade, a única solución é</text:p>
          </table:table-cell>
          <table:table-cell table:style-name="ce85" table:number-columns-repeated="2"/>
          <table:table-cell table:style-name="ce20" office:value-type="string" calcext:value-type="string">
            <text:p><text:a xlink:href="http://www.xente.mundo-r.com/alfonbarba/calculo.html" xlink:type="simple">descargar</text:a></text:p>
          </table:table-cell>
          <table:table-cell table:style-name="ce82" office:value-type="string" calcext:value-type="string">
            <text:p>outra vez este documento.</text:p>
          </table:table-cell>
          <table:table-cell table:style-name="ce85"/>
          <table:table-cell table:style-name="ce118"/>
          <table:table-cell table:style-name="ce85" table:number-columns-repeated="10"/>
          <table:table-cell table:number-columns-repeated="47"/>
        </table:table-row>
        <table:table-row table:style-name="ro1">
          <table:table-cell table:style-name="ce82"/>
          <table:table-cell table:style-name="ce85" table:number-columns-repeated="3"/>
          <table:table-cell table:style-name="ce82"/>
          <table:table-cell table:style-name="ce85"/>
          <table:table-cell table:style-name="ce118"/>
          <table:table-cell table:style-name="ce85" table:number-columns-repeated="10"/>
          <table:table-cell table:number-columns-repeated="47"/>
        </table:table-row>
        <table:table-row table:style-name="ro1">
          <table:table-cell table:style-name="ce82" office:value-type="string" calcext:value-type="string">
            <text:p>Faga clic abaixo na pestana Enunciado ou</text:p>
          </table:table-cell>
          <table:table-cell table:style-name="ce85" table:number-columns-repeated="3"/>
          <table:table-cell table:style-name="ce82"/>
          <table:table-cell table:style-name="ce85"/>
          <table:table-cell table:style-name="ce118"/>
          <table:table-cell table:style-name="ce85" table:number-columns-repeated="10"/>
          <table:table-cell table:number-columns-repeated="47"/>
        </table:table-row>
        <table:table-row table:style-name="ro1">
          <table:table-cell table:style-name="ce82" office:value-type="string" calcext:value-type="string">
            <text:p>pulse a tecla Ctrl mentres fai clic na ligazón</text:p>
          </table:table-cell>
          <table:table-cell table:style-name="ce85" table:number-columns-repeated="2"/>
          <table:table-cell table:style-name="ce20" office:value-type="string" calcext:value-type="string">
            <text:p><text:a xlink:href="#Enunciado" xlink:type="simple">Enunciado</text:a></text:p>
          </table:table-cell>
          <table:table-cell table:style-name="ce82"/>
          <table:table-cell table:style-name="ce85"/>
          <table:table-cell table:style-name="ce118"/>
          <table:table-cell table:style-name="ce85" table:number-columns-repeated="10"/>
          <table:table-cell table:number-columns-repeated="47"/>
        </table:table-row>
        <table:table-row table:style-name="ro1">
          <table:table-cell table:style-name="ce82" office:value-type="string" calcext:value-type="string">
            <text:p>Teclee os datos nas celas de cor branca e borde azul</text:p>
          </table:table-cell>
          <table:table-cell table:style-name="ce85" table:number-columns-repeated="2"/>
          <table:table-cell table:style-name="DatoEntrada"/>
          <table:table-cell table:style-name="ce82"/>
          <table:table-cell table:style-name="ce85"/>
          <table:table-cell table:style-name="ce118"/>
          <table:table-cell table:style-name="ce85" table:number-columns-repeated="10"/>
          <table:table-cell table:number-columns-repeated="47"/>
        </table:table-row>
        <table:table-row table:style-name="ro1">
          <table:table-cell table:style-name="ce82" office:value-type="string" calcext:value-type="string">
            <text:p>Elixa algunha das opcións nas celas de cor salmón</text:p>
          </table:table-cell>
          <table:table-cell table:style-name="ce85" table:number-columns-repeated="2"/>
          <table:table-cell table:style-name="Desplegable" table:content-validation-name="val1"/>
          <table:table-cell table:style-name="ce82"/>
          <table:table-cell table:style-name="ce85"/>
          <table:table-cell table:style-name="ce118"/>
          <table:table-cell table:style-name="ce85" table:number-columns-repeated="10"/>
          <table:table-cell table:number-columns-repeated="47"/>
        </table:table-row>
        <table:table-row table:style-name="ro1">
          <table:table-cell table:style-name="ce82" office:value-type="string" calcext:value-type="string">
            <text:p>Para máis axuda, faga clic abaixo na pestana Axuda ou</text:p>
          </table:table-cell>
          <table:table-cell table:style-name="ce85" table:number-columns-repeated="3"/>
          <table:table-cell table:style-name="ce82"/>
          <table:table-cell table:style-name="ce85"/>
          <table:table-cell table:style-name="ce118"/>
          <table:table-cell table:style-name="ce85" table:number-columns-repeated="10"/>
          <table:table-cell table:number-columns-repeated="47"/>
        </table:table-row>
        <table:table-row table:style-name="ro1">
          <table:table-cell table:style-name="ce82" office:value-type="string" calcext:value-type="string">
            <text:p>pulse a tecla Ctrl mentres fai clic na ligazón</text:p>
          </table:table-cell>
          <table:table-cell table:style-name="ce85" table:number-columns-repeated="2"/>
          <table:table-cell table:style-name="ce161" office:value-type="string" calcext:value-type="string">
            <text:p><text:a xlink:href="#NotasAyuda" xlink:type="simple">Axuda</text:a></text:p>
          </table:table-cell>
          <table:table-cell table:style-name="ce82"/>
          <table:table-cell table:style-name="ce85"/>
          <table:table-cell table:style-name="ce118"/>
          <table:table-cell table:style-name="ce85" table:number-columns-repeated="10"/>
          <table:table-cell table:number-columns-repeated="47"/>
        </table:table-row>
        <table:table-row table:style-name="ro1">
          <table:table-cell table:style-name="ce90"/>
          <table:table-cell table:style-name="ce85" table:number-columns-repeated="3"/>
          <table:table-cell table:style-name="ce82"/>
          <table:table-cell table:style-name="ce85"/>
          <table:table-cell table:style-name="ce118"/>
          <table:table-cell table:style-name="ce85" table:number-columns-repeated="10"/>
          <table:table-cell table:number-columns-repeated="47"/>
        </table:table-row>
        <table:table-row table:style-name="ro1">
          <table:table-cell table:style-name="ce81" office:value-type="string" calcext:value-type="string">
            <text:p>Se lle molesta o punto roxo na cela de cifras significativas, vaia ao menú</text:p>
          </table:table-cell>
          <table:table-cell table:style-name="ce85" table:number-columns-repeated="3"/>
          <table:table-cell table:style-name="ce82"/>
          <table:table-cell table:style-name="ce85"/>
          <table:table-cell table:style-name="ce118"/>
          <table:table-cell table:style-name="ce85" table:number-columns-repeated="10"/>
          <table:table-cell table:number-columns-repeated="47"/>
        </table:table-row>
        <table:table-row table:style-name="ro1">
          <table:table-cell table:style-name="ce83" office:value-type="string" calcext:value-type="string">
            <text:p>Ferramentas → Opcións → OpenOffice ou LibreOffice → Calc → Ver</text:p>
          </table:table-cell>
          <table:table-cell table:style-name="ce85" table:number-columns-repeated="3"/>
          <table:table-cell table:style-name="ce82"/>
          <table:table-cell table:style-name="ce85"/>
          <table:table-cell table:style-name="ce118"/>
          <table:table-cell table:style-name="ce85" table:number-columns-repeated="10"/>
          <table:table-cell table:number-columns-repeated="47"/>
        </table:table-row>
        <table:table-row table:style-name="ro1">
          <table:table-cell table:style-name="ce81" office:value-type="string" calcext:value-type="string">
            <text:p>e quite a marca</text:p>
          </table:table-cell>
          <table:table-cell table:style-name="ce83" office:value-type="string" calcext:value-type="string">
            <text:p><text:span text:style-name="T4">□</text:span> Indicador de comentario</text:p>
          </table:table-cell>
          <table:table-cell table:style-name="ce85" table:number-columns-repeated="2"/>
          <table:table-cell table:style-name="ce82"/>
          <table:table-cell table:style-name="ce85"/>
          <table:table-cell table:style-name="ce118"/>
          <table:table-cell table:style-name="ce85" table:number-columns-repeated="10"/>
          <table:table-cell table:number-columns-repeated="47"/>
        </table:table-row>
        <table:table-row table:style-name="ro1">
          <table:table-cell table:style-name="ce90"/>
          <table:table-cell table:style-name="ce85" table:number-columns-repeated="5"/>
          <table:table-cell table:style-name="ce118"/>
          <table:table-cell table:style-name="ce85" table:number-columns-repeated="10"/>
          <table:table-cell table:number-columns-repeated="47"/>
        </table:table-row>
        <table:table-row table:style-name="ro1">
          <table:table-cell table:style-name="ce90" office:value-type="string" calcext:value-type="string">
            <text:p>Aclaracións</text:p>
          </table:table-cell>
          <table:table-cell table:style-name="ce85" table:number-columns-repeated="5"/>
          <table:table-cell table:style-name="ce118"/>
          <table:table-cell table:style-name="ce85" table:number-columns-repeated="10"/>
          <table:table-cell table:number-columns-repeated="47"/>
        </table:table-row>
        <table:table-row table:style-name="ro1">
          <table:table-cell table:style-name="ce85" table:number-columns-repeated="6"/>
          <table:table-cell table:style-name="ce118"/>
          <table:table-cell table:style-name="ce85" table:number-columns-repeated="10"/>
          <table:table-cell table:number-columns-repeated="47"/>
        </table:table-row>
        <table:table-row table:style-name="ro1">
          <table:table-cell table:style-name="ce82" office:value-type="string" calcext:value-type="string">
            <text:p>Para ver ben os subíndices ou superíndices necesítase unha fonte UNICODE.</text:p>
          </table:table-cell>
          <table:table-cell table:style-name="ce85" table:number-columns-repeated="5"/>
          <table:table-cell table:style-name="ce118"/>
          <table:table-cell table:style-name="ce85" table:number-columns-repeated="10"/>
          <table:table-cell table:number-columns-repeated="47"/>
        </table:table-row>
        <table:table-row table:style-name="ro1">
          <table:table-cell table:style-name="ce82" office:value-type="string" calcext:value-type="string">
            <text:p>(un tipo de letra que contén máis símbolos que os normais)</text:p>
          </table:table-cell>
          <table:table-cell table:style-name="ce85" table:number-columns-repeated="5"/>
          <table:table-cell table:style-name="ce118"/>
          <table:table-cell table:style-name="ce85" table:number-columns-repeated="10"/>
          <table:table-cell table:number-columns-repeated="47"/>
        </table:table-row>
        <table:table-row table:style-name="ro1">
          <table:table-cell table:style-name="ce82" office:value-type="string" calcext:value-type="string">
            <text:p>Este documento utiliza as fontes Linux Biolinum G que agrupa as cifras de tres en tres</text:p>
          </table:table-cell>
          <table:table-cell table:style-name="ce85" table:number-columns-repeated="4"/>
          <table:table-cell table:style-name="ce85" office:value-type="float" office:value="1234567890" calcext:value-type="float">
            <text:p>1234567890</text:p>
          </table:table-cell>
          <table:table-cell table:style-name="ce118"/>
          <table:table-cell table:style-name="ce85" table:number-columns-repeated="10"/>
          <table:table-cell table:number-columns-repeated="47"/>
        </table:table-row>
        <table:table-row table:style-name="ro1">
          <table:table-cell table:style-name="ce9" office:value-type="string" calcext:value-type="string">
            <text:p>e Linux Libertine G para escribir os superíndices das potencias de 10 (10³ p. ex.)</text:p>
          </table:table-cell>
          <table:table-cell table:style-name="ce85" table:number-columns-repeated="5"/>
          <table:table-cell table:style-name="ce118"/>
          <table:table-cell table:style-name="ce85" table:number-columns-repeated="10"/>
          <table:table-cell table:number-columns-repeated="47"/>
        </table:table-row>
        <table:table-row table:style-name="ro1">
          <table:table-cell table:style-name="ce82" office:value-type="string" calcext:value-type="string">
            <text:p>Se aparece</text:p>
          </table:table-cell>
          <table:table-cell table:style-name="ce94" table:formula="of:=NA()" office:value-type="string" office:string-value="" calcext:value-type="error">
            <text:p>#N/D</text:p>
          </table:table-cell>
          <table:table-cell table:style-name="ce82" office:value-type="string" calcext:value-type="string">
            <text:p>nalgunha cela haberá que revisar os menús despregables.</text:p>
          </table:table-cell>
          <table:table-cell table:style-name="ce85" table:number-columns-repeated="3"/>
          <table:table-cell table:style-name="ce118"/>
          <table:table-cell table:style-name="ce85" table:number-columns-repeated="10"/>
          <table:table-cell table:number-columns-repeated="47"/>
        </table:table-row>
        <table:table-row table:style-name="ro1">
          <table:table-cell table:style-name="ce82" office:value-type="string" calcext:value-type="string">
            <text:p>O máis probable é que queden opcións dun problema anterior que xa non son válidas </text:p>
          </table:table-cell>
          <table:table-cell table:style-name="ce85" table:number-columns-repeated="2"/>
          <table:table-cell table:style-name="ce102"/>
          <table:table-cell table:style-name="ce85" table:number-columns-repeated="2"/>
          <table:table-cell table:style-name="ce118"/>
          <table:table-cell table:style-name="ce85" table:number-columns-repeated="10"/>
          <table:table-cell table:number-columns-repeated="47"/>
        </table:table-row>
        <table:table-row table:style-name="ro1">
          <table:table-cell table:style-name="ce82" office:value-type="string" calcext:value-type="string">
            <text:p>para o problema actual. Despregue os menús en cor salmón e elixa un dos ítems da lista.</text:p>
          </table:table-cell>
          <table:table-cell table:style-name="ce85" table:number-columns-repeated="3"/>
          <table:table-cell table:style-name="ce102"/>
          <table:table-cell table:style-name="ce85"/>
          <table:table-cell table:style-name="ce118"/>
          <table:table-cell table:style-name="ce85" table:number-columns-repeated="10"/>
          <table:table-cell table:number-columns-repeated="47"/>
        </table:table-row>
        <table:table-row table:style-name="ro1">
          <table:table-cell table:style-name="ce82" office:value-type="string" calcext:value-type="string">
            <text:p>Pódense ver máis decimais nos datos de entrada coa opción</text:p>
          </table:table-cell>
          <table:table-cell table:style-name="ce85" table:number-columns-repeated="3"/>
          <table:table-cell table:style-name="ce102"/>
          <table:table-cell table:style-name="ce85"/>
          <table:table-cell table:style-name="ce118"/>
          <table:table-cell table:style-name="ce85" table:number-columns-repeated="10"/>
          <table:table-cell table:number-columns-repeated="47"/>
        </table:table-row>
        <table:table-row table:style-name="ro1">
          <table:table-cell table:style-name="ce83" office:value-type="string" calcext:value-type="string">
            <text:p>Ferramentas → Opcións→ Calc → Calcular → Limitar <text:s/>os decimais</text:p>
          </table:table-cell>
          <table:table-cell table:style-name="ce85" table:number-columns-repeated="3"/>
          <table:table-cell table:style-name="ce102"/>
          <table:table-cell table:style-name="ce85"/>
          <table:table-cell table:style-name="ce118"/>
          <table:table-cell table:style-name="ce85" table:number-columns-repeated="10"/>
          <table:table-cell table:number-columns-repeated="47"/>
        </table:table-row>
        <table:table-row table:style-name="ro1">
          <table:table-cell table:style-name="ce82" office:value-type="string" calcext:value-type="string">
            <text:p>poñendo máis decimais ou quitando a marca.</text:p>
          </table:table-cell>
          <table:table-cell table:style-name="ce85" table:number-columns-repeated="3"/>
          <table:table-cell table:style-name="ce102"/>
          <table:table-cell table:style-name="ce161" office:value-type="string" calcext:value-type="string">
            <text:p><text:a xlink:href="#NotasAyuda" xlink:type="simple">Axuda</text:a></text:p>
          </table:table-cell>
          <table:table-cell table:style-name="ce118"/>
          <table:table-cell table:style-name="ce85" table:number-columns-repeated="10"/>
          <table:table-cell table:number-columns-repeated="47"/>
        </table:table-row>
        <table:table-row table:style-name="ro1">
          <table:table-cell table:style-name="ce85" table:number-columns-repeated="6"/>
          <table:table-cell table:style-name="ce118"/>
          <table:table-cell table:style-name="ce85" table:number-columns-repeated="10"/>
          <table:table-cell table:number-columns-repeated="47"/>
        </table:table-row>
        <table:table-row table:style-name="ro1">
          <table:table-cell table:style-name="ce89" office:value-type="string" calcext:value-type="string">
            <text:p>Funcións</text:p>
          </table:table-cell>
          <table:table-cell table:style-name="ce85" table:number-columns-repeated="4"/>
          <table:table-cell table:style-name="ce89" office:value-type="string" calcext:value-type="string">
            <text:p>Exemplos</text:p>
          </table:table-cell>
          <table:table-cell table:style-name="ce118"/>
          <table:table-cell table:style-name="ce85" table:number-columns-repeated="10"/>
          <table:table-cell table:number-columns-repeated="47"/>
        </table:table-row>
        <table:table-row table:style-name="ro1">
          <table:table-cell table:style-name="ce89"/>
          <table:table-cell table:style-name="ce85" table:number-columns-repeated="4"/>
          <table:table-cell table:style-name="ce106" office:value-type="string" calcext:value-type="string">
            <text:p>número</text:p>
          </table:table-cell>
          <table:table-cell table:style-name="ce118" office:value-type="string" calcext:value-type="string">
            <text:p>signif</text:p>
          </table:table-cell>
          <table:table-cell table:style-name="ce85"/>
          <table:table-cell table:style-name="ce94" office:value-type="string" calcext:value-type="string">
            <text:p>resultado</text:p>
          </table:table-cell>
          <table:table-cell table:style-name="ce84" office:value-type="string" calcext:value-type="string">
            <text:p>fórmula</text:p>
          </table:table-cell>
          <table:table-cell table:style-name="ce85" table:number-columns-repeated="7"/>
          <table:table-cell table:number-columns-repeated="47"/>
        </table:table-row>
        <table:table-row table:style-name="ro1">
          <table:table-cell table:style-name="ce71" office:value-type="string" calcext:value-type="string">
            <text:p>NotaCien(número; signif; aspa)</text:p>
          </table:table-cell>
          <table:table-cell table:style-name="ce85"/>
          <table:table-cell table:style-name="ce15" office:value-type="string" calcext:value-type="string">
            <text:p>Da un texto co número en notación científica</text:p>
          </table:table-cell>
          <table:table-cell table:style-name="ce85" table:number-columns-repeated="2"/>
          <table:table-cell table:style-name="ce107" office:value-type="float" office:value="0.000025898" calcext:value-type="float">
            <text:p>0,000025898</text:p>
          </table:table-cell>
          <table:table-cell table:style-name="ce151" office:value-type="float" office:value="6" calcext:value-type="float">
            <text:p>6</text:p>
          </table:table-cell>
          <table:table-cell table:style-name="ce92"/>
          <table:table-cell table:style-name="ce106" table:formula="of:=NOTACIEN([.F47];[.G47])" office:value-type="string" office:string-value="2,58980·10⁻⁵" calcext:value-type="string">
            <text:p>2,58980·10⁻⁵</text:p>
          </table:table-cell>
          <table:table-cell table:style-name="ce92" table:formula="of:=FORMULA([.I47])" office:value-type="string" office:string-value="=NOTACIEN(F47;G47)" calcext:value-type="string">
            <text:p>=NOTACIEN(F47;G47)</text:p>
          </table:table-cell>
          <table:table-cell table:style-name="ce85" table:number-columns-repeated="7"/>
          <table:table-cell table:number-columns-repeated="47"/>
        </table:table-row>
        <table:table-row table:style-name="ro1">
          <table:table-cell table:style-name="ce106" office:value-type="string" calcext:value-type="string">
            <text:p>(optativo) </text:p>
          </table:table-cell>
          <table:table-cell table:style-name="ce91" office:value-type="string" calcext:value-type="string">
            <text:p>signif</text:p>
          </table:table-cell>
          <table:table-cell table:style-name="ce85" office:value-type="string" calcext:value-type="string">
            <text:p>O n.º de cifras significativas (se non se pon, usa 3)</text:p>
          </table:table-cell>
          <table:table-cell table:style-name="ce85" table:number-columns-repeated="2"/>
          <table:table-cell table:style-name="ce107" table:formula="of:=[.F47]" office:value-type="float" office:value="0.000025898" calcext:value-type="float">
            <text:p>0,000025898</text:p>
          </table:table-cell>
          <table:table-cell table:style-name="ce85"/>
          <table:table-cell table:style-name="ce94" office:value-type="string" calcext:value-type="string">
            <text:p>aspa</text:p>
          </table:table-cell>
          <table:table-cell table:style-name="ce106" table:formula="of:=NOTACIEN([.F48])" office:value-type="string" office:string-value="2,59·10⁻⁵" calcext:value-type="string">
            <text:p>2,59·10⁻⁵</text:p>
          </table:table-cell>
          <table:table-cell table:style-name="ce92" table:formula="of:=FORMULA([.I48])" office:value-type="string" office:string-value="=NOTACIEN(F48)" calcext:value-type="string">
            <text:p>=NOTACIEN(F48)</text:p>
          </table:table-cell>
          <table:table-cell table:style-name="ce85" table:number-columns-repeated="7"/>
          <table:table-cell table:number-columns-repeated="47"/>
        </table:table-row>
        <table:table-row table:style-name="ro1">
          <table:table-cell table:style-name="ce106" office:value-type="string" calcext:value-type="string">
            <text:p>(optativo) </text:p>
          </table:table-cell>
          <table:table-cell table:style-name="ce91" office:value-type="string" calcext:value-type="string">
            <text:p>aspa</text:p>
          </table:table-cell>
          <table:table-cell table:style-name="ce15" office:value-type="string" calcext:value-type="string">
            <text:p>Se non se pon ou é 0: «·10». Se se pon e non é 0: «×10»</text:p>
          </table:table-cell>
          <table:table-cell table:style-name="ce85" table:number-columns-repeated="2"/>
          <table:table-cell table:style-name="ce107" office:value-type="float" office:value="2013" calcext:value-type="float">
            <text:p>2013</text:p>
          </table:table-cell>
          <table:table-cell table:style-name="ce151" office:value-type="float" office:value="2" calcext:value-type="float">
            <text:p>2</text:p>
          </table:table-cell>
          <table:table-cell table:style-name="ce151" office:value-type="float" office:value="1" calcext:value-type="float">
            <text:p>1</text:p>
          </table:table-cell>
          <table:table-cell table:style-name="ce106" table:formula="of:=NOTACIEN([.F49];[.G49];[.H49])" office:value-type="string" office:string-value="2,0×10³" calcext:value-type="string">
            <text:p>2,0×10³</text:p>
          </table:table-cell>
          <table:table-cell table:style-name="ce92" table:formula="of:=FORMULA([.I49])" office:value-type="string" office:string-value="=NOTACIEN(F49;G49;H49)" calcext:value-type="string">
            <text:p>=NOTACIEN(F49;G49;H49)</text:p>
          </table:table-cell>
          <table:table-cell table:style-name="ce85" table:number-columns-repeated="7"/>
          <table:table-cell table:number-columns-repeated="47"/>
        </table:table-row>
        <table:table-row table:style-name="ro1">
          <table:table-cell table:style-name="ce85" table:number-columns-repeated="5"/>
          <table:table-cell table:style-name="ce106" office:value-type="string" calcext:value-type="string">
            <text:p>número</text:p>
          </table:table-cell>
          <table:table-cell table:style-name="ce94" office:value-type="string" calcext:value-type="string">
            <text:p>sig</text:p>
          </table:table-cell>
          <table:table-cell table:style-name="ce118" office:value-type="string" calcext:value-type="string">
            <text:p>cifras</text:p>
          </table:table-cell>
          <table:table-cell table:style-name="ce94" office:value-type="string" calcext:value-type="string">
            <text:p>resultado</text:p>
          </table:table-cell>
          <table:table-cell table:style-name="ce84" office:value-type="string" calcext:value-type="string">
            <text:p>fórmula</text:p>
          </table:table-cell>
          <table:table-cell table:style-name="ce85" table:number-columns-repeated="2"/>
          <table:table-cell table:style-name="ce92" table:number-columns-repeated="2"/>
          <table:table-cell table:style-name="ce85" table:number-columns-repeated="3"/>
          <table:table-cell table:number-columns-repeated="47"/>
        </table:table-row>
        <table:table-row table:style-name="ro1">
          <table:table-cell table:style-name="ce71" office:value-type="string" calcext:value-type="string">
            <text:p>NumForma(número; signif; cifras)</text:p>
          </table:table-cell>
          <table:table-cell table:style-name="ce85"/>
          <table:table-cell table:style-name="ce15" office:value-type="string" calcext:value-type="string">
            <text:p>Da un texto co número en notación decimal ou científica</text:p>
          </table:table-cell>
          <table:table-cell table:style-name="ce85" table:number-columns-repeated="2"/>
          <table:table-cell table:style-name="ce107" office:value-type="float" office:value="0.0123456" calcext:value-type="float">
            <text:p>0,0123456</text:p>
          </table:table-cell>
          <table:table-cell table:style-name="ce151" office:value-type="float" office:value="4" calcext:value-type="float">
            <text:p>4</text:p>
          </table:table-cell>
          <table:table-cell table:style-name="ce151" office:value-type="float" office:value="2" calcext:value-type="float">
            <text:p>2</text:p>
          </table:table-cell>
          <table:table-cell table:style-name="ce106" table:formula="of:=NUMFORMA([.F51];[.G51];[.H51])" office:value-type="string" office:string-value="0,01235" calcext:value-type="string">
            <text:p>0,01235</text:p>
          </table:table-cell>
          <table:table-cell table:style-name="ce92" table:formula="of:=FORMULA([.I51])" office:value-type="string" office:string-value="=NUMFORMA(F51;G51;H51)" calcext:value-type="string">
            <text:p>=NUMFORMA(F51;G51;H51)</text:p>
          </table:table-cell>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10" office:value-type="string" calcext:value-type="string">
            <text:p>decimal</text:p>
          </table:table-cell>
          <table:table-cell table:style-name="ce15" office:value-type="string" calcext:value-type="string">
            <text:p>se |número|&lt;1 e a 1ª posición decimal é menor ou igual que «cifras»</text:p>
          </table:table-cell>
          <table:table-cell table:style-name="ce15"/>
          <table:table-cell table:style-name="ce85" table:number-columns-repeated="2"/>
          <table:table-cell table:style-name="ce107" table:formula="of:=[.F51]" office:value-type="float" office:value="0.0123456" calcext:value-type="float">
            <text:p>0,0123456</text:p>
          </table:table-cell>
          <table:table-cell table:style-name="ce151" office:value-type="float" office:value="4" calcext:value-type="float">
            <text:p>4</text:p>
          </table:table-cell>
          <table:table-cell table:style-name="ce151" office:value-type="float" office:value="1" calcext:value-type="float">
            <text:p>1</text:p>
          </table:table-cell>
          <table:table-cell table:style-name="ce106" table:formula="of:=NUMFORMA([.F52];[.G52];[.H52])" office:value-type="string" office:string-value="1,235·10⁻²" calcext:value-type="string">
            <text:p>1,235·10⁻²</text:p>
          </table:table-cell>
          <table:table-cell table:style-name="ce92" table:formula="of:=FORMULA([.I52])" office:value-type="string" office:string-value="=NUMFORMA(F52;G52;H52)" calcext:value-type="string">
            <text:p>=NUMFORMA(F52;G52;H52)</text:p>
          </table:table-cell>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10" office:value-type="string" calcext:value-type="string">
            <text:p>decimal</text:p>
          </table:table-cell>
          <table:table-cell table:style-name="ce15" office:value-type="string" calcext:value-type="string">
            <text:p>se |número|&gt;1 e o n.º de cifras da parte enteira é menor ou igual que «cifras»</text:p>
          </table:table-cell>
          <table:table-cell table:style-name="ce15"/>
          <table:table-cell table:style-name="ce85" table:number-columns-repeated="2"/>
          <table:table-cell table:style-name="ce107" office:value-type="float" office:value="1234" calcext:value-type="float">
            <text:p>1234</text:p>
          </table:table-cell>
          <table:table-cell table:style-name="ce151"/>
          <table:table-cell table:style-name="ce151" office:value-type="float" office:value="4" calcext:value-type="float">
            <text:p>4</text:p>
          </table:table-cell>
          <table:table-cell table:style-name="ce106" table:formula="of:=NUMFORMA([.F53];[.G53];[.H53])" office:value-type="string" office:string-value="1230" calcext:value-type="string">
            <text:p>1230</text:p>
          </table:table-cell>
          <table:table-cell table:style-name="ce92" table:formula="of:=FORMULA([.I53])" office:value-type="string" office:string-value="=NUMFORMA(F53;G53;H53)" calcext:value-type="string">
            <text:p>=NUMFORMA(F53;G53;H53)</text:p>
          </table:table-cell>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10" office:value-type="string" calcext:value-type="string">
            <text:p>científica</text:p>
          </table:table-cell>
          <table:table-cell table:style-name="ce15" office:value-type="string" calcext:value-type="string">
            <text:p>no resto dos casos</text:p>
          </table:table-cell>
          <table:table-cell table:style-name="ce85" table:number-columns-repeated="3"/>
          <table:table-cell table:style-name="ce107" table:formula="of:=[.F53]" office:value-type="float" office:value="1234" calcext:value-type="float">
            <text:p>1234</text:p>
          </table:table-cell>
          <table:table-cell table:style-name="ce151"/>
          <table:table-cell table:style-name="ce151" office:value-type="float" office:value="3" calcext:value-type="float">
            <text:p>3</text:p>
          </table:table-cell>
          <table:table-cell table:style-name="ce106" table:formula="of:=NUMFORMA([.F54];[.G54];[.H54])" office:value-type="string" office:string-value="1,23·10³" calcext:value-type="string">
            <text:p>1,23·10³</text:p>
          </table:table-cell>
          <table:table-cell table:style-name="ce92" table:formula="of:=FORMULA([.I54])" office:value-type="string" office:string-value="=NUMFORMA(F54;G54;H54)" calcext:value-type="string">
            <text:p>=NUMFORMA(F54;G54;H54)</text:p>
          </table:table-cell>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85"/>
          <table:table-cell table:style-name="ce16" office:value-type="string" calcext:value-type="string">
            <text:p>número</text:p>
          </table:table-cell>
          <table:table-cell table:style-name="ce15" office:value-type="string" calcext:value-type="string">
            <text:p>O número que se vai converter en texto</text:p>
          </table:table-cell>
          <table:table-cell table:style-name="ce85" table:number-columns-repeated="2"/>
          <table:table-cell table:style-name="ce107" office:value-type="float" office:value="-0.0014" calcext:value-type="float">
            <text:p>-0,0014</text:p>
          </table:table-cell>
          <table:table-cell table:style-name="ce151"/>
          <table:table-cell table:style-name="ce151" office:value-type="float" office:value="2" calcext:value-type="float">
            <text:p>2</text:p>
          </table:table-cell>
          <table:table-cell table:style-name="ce106" table:formula="of:=NUMFORMA([.F55];[.G55];[.H55])" office:value-type="string" office:string-value="-1,40·10⁻³" calcext:value-type="string">
            <text:p>-1,40·10⁻³</text:p>
          </table:table-cell>
          <table:table-cell table:style-name="ce92" table:formula="of:=FORMULA([.I55])" office:value-type="string" office:string-value="=NUMFORMA(F55;G55;H55)" calcext:value-type="string">
            <text:p>=NUMFORMA(F55;G55;H55)</text:p>
          </table:table-cell>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106" office:value-type="string" calcext:value-type="string">
            <text:p>(optativo) </text:p>
          </table:table-cell>
          <table:table-cell table:style-name="ce16" office:value-type="string" calcext:value-type="string">
            <text:p>signif</text:p>
          </table:table-cell>
          <table:table-cell table:style-name="ce15" office:value-type="string" calcext:value-type="string">
            <text:p>N.º de cifras significativas (por defecto, 3)</text:p>
          </table:table-cell>
          <table:table-cell table:style-name="ce85" table:number-columns-repeated="2"/>
          <table:table-cell table:style-name="ce118" table:number-columns-repeated="3"/>
          <table:table-cell table:style-name="ce106"/>
          <table:table-cell table:style-name="ce92"/>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106" office:value-type="string" calcext:value-type="string">
            <text:p>(optativo) </text:p>
          </table:table-cell>
          <table:table-cell table:style-name="ce16" office:value-type="string" calcext:value-type="string">
            <text:p>cifras</text:p>
          </table:table-cell>
          <table:table-cell table:style-name="ce15" office:value-type="string" calcext:value-type="string">
            <text:p>Decide entre notación decimal ou científica (por defecto, 3)</text:p>
          </table:table-cell>
          <table:table-cell table:style-name="ce85" table:number-columns-repeated="2"/>
          <table:table-cell table:style-name="ce118" table:number-columns-repeated="3"/>
          <table:table-cell table:style-name="ce106"/>
          <table:table-cell table:style-name="ce92"/>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85" table:number-columns-repeated="5"/>
          <table:table-cell table:style-name="ce106" office:value-type="string" calcext:value-type="string">
            <text:p>textoNum</text:p>
          </table:table-cell>
          <table:table-cell table:style-name="ce94"/>
          <table:table-cell table:style-name="ce85"/>
          <table:table-cell table:style-name="ce94" office:value-type="string" calcext:value-type="string">
            <text:p>resultado</text:p>
          </table:table-cell>
          <table:table-cell table:style-name="ce84" office:value-type="string" calcext:value-type="string">
            <text:p>fórmula</text:p>
          </table:table-cell>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71" office:value-type="string" calcext:value-type="string">
            <text:p>AValor(textoNum)</text:p>
          </table:table-cell>
          <table:table-cell table:style-name="ce85"/>
          <table:table-cell table:style-name="ce15" office:value-type="string" calcext:value-type="string">
            <text:p>Calcula o valor dun texto numérico</text:p>
          </table:table-cell>
          <table:table-cell table:style-name="ce85" table:number-columns-repeated="2"/>
          <table:table-cell table:style-name="ce31" office:value-type="string" calcext:value-type="string">
            <text:p>2,00·10⁻³</text:p>
          </table:table-cell>
          <table:table-cell table:style-name="ce94"/>
          <table:table-cell table:style-name="ce85"/>
          <table:table-cell table:style-name="ce135" table:formula="of:=AVALOR([.F59])" office:value-type="float" office:value="0.002" calcext:value-type="float">
            <text:p>0,002</text:p>
          </table:table-cell>
          <table:table-cell table:style-name="ce92" table:formula="of:=FORMULA([.I59])" office:value-type="string" office:string-value="=AVALOR(F59)" calcext:value-type="string">
            <text:p>=AVALOR(F59)</text:p>
          </table:table-cell>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85"/>
          <table:table-cell table:style-name="ce91" office:value-type="string" calcext:value-type="string">
            <text:p>textoNum</text:p>
          </table:table-cell>
          <table:table-cell table:style-name="ce15" office:value-type="string" calcext:value-type="string">
            <text:p>Número en formato de texto</text:p>
          </table:table-cell>
          <table:table-cell table:style-name="ce85" table:number-columns-repeated="5"/>
          <table:table-cell table:style-name="ce118"/>
          <table:table-cell table:style-name="ce92"/>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85" table:number-columns-repeated="2"/>
          <table:table-cell table:style-name="ce15"/>
          <table:table-cell table:style-name="ce85" table:number-columns-repeated="2"/>
          <table:table-cell table:style-name="ce106" office:value-type="string" calcext:value-type="string">
            <text:p>número</text:p>
          </table:table-cell>
          <table:table-cell table:style-name="ce118" office:value-type="string" calcext:value-type="string">
            <text:p>signif</text:p>
          </table:table-cell>
          <table:table-cell table:style-name="ce85"/>
          <table:table-cell table:style-name="ce94" office:value-type="string" calcext:value-type="string">
            <text:p>resultado</text:p>
          </table:table-cell>
          <table:table-cell table:style-name="ce84" office:value-type="string" calcext:value-type="string">
            <text:p>fórmula</text:p>
          </table:table-cell>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71" office:value-type="string" calcext:value-type="string">
            <text:p>AValor(NumForma(número; signif))</text:p>
          </table:table-cell>
          <table:table-cell table:style-name="ce85"/>
          <table:table-cell table:style-name="ce15" office:value-type="string" calcext:value-type="string">
            <text:p>Da o número recortado ás cifras significativas</text:p>
          </table:table-cell>
          <table:table-cell table:style-name="ce85" table:number-columns-repeated="2"/>
          <table:table-cell table:style-name="ce107" office:value-type="float" office:value="1234567890" calcext:value-type="float">
            <text:p>1234567890</text:p>
          </table:table-cell>
          <table:table-cell table:style-name="ce151" office:value-type="float" office:value="4" calcext:value-type="float">
            <text:p>4</text:p>
          </table:table-cell>
          <table:table-cell table:style-name="ce85"/>
          <table:table-cell table:style-name="ce92" table:formula="of:=AVALOR(NUMFORMA([.F62];[.G62]))" office:value-type="float" office:value="1235000000" calcext:value-type="float">
            <text:p>1235000000</text:p>
          </table:table-cell>
          <table:table-cell table:style-name="ce92" table:formula="of:=FORMULA([.I62])" office:value-type="string" office:string-value="=AVALOR(NUMFORMA(F62;G62))" calcext:value-type="string">
            <text:p>=AVALOR(NUMFORMA(F62;G62))</text:p>
          </table:table-cell>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71"/>
          <table:table-cell table:style-name="ce85"/>
          <table:table-cell table:style-name="ce15" office:value-type="string" calcext:value-type="string">
            <text:p>pero non amosa os ceros decimais á dereita</text:p>
          </table:table-cell>
          <table:table-cell table:style-name="ce85" table:number-columns-repeated="2"/>
          <table:table-cell table:style-name="ce35" office:value-type="float" office:value="0.082" calcext:value-type="float">
            <text:p>0,082</text:p>
          </table:table-cell>
          <table:table-cell table:style-name="ce151" office:value-type="float" office:value="4" calcext:value-type="float">
            <text:p>4</text:p>
          </table:table-cell>
          <table:table-cell table:style-name="ce85"/>
          <table:table-cell table:style-name="ce92" table:formula="of:=AVALOR(NUMFORMA([.F63];[.G63]))" office:value-type="float" office:value="0.082" calcext:value-type="float">
            <text:p>0,082</text:p>
          </table:table-cell>
          <table:table-cell table:style-name="ce92" table:formula="of:=FORMULA([.I63])" office:value-type="string" office:string-value="=AVALOR(NUMFORMA(F63;G63))" calcext:value-type="string">
            <text:p>=AVALOR(NUMFORMA(F63;G63))</text:p>
          </table:table-cell>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85"/>
          <table:table-cell table:style-name="ce91" office:value-type="string" calcext:value-type="string">
            <text:p>número</text:p>
          </table:table-cell>
          <table:table-cell table:style-name="ce15" office:value-type="string" calcext:value-type="string">
            <text:p>O número que se vai recortar ou ampliar</text:p>
          </table:table-cell>
          <table:table-cell table:style-name="ce85" table:number-columns-repeated="2"/>
          <table:table-cell table:style-name="DatoEntrada" office:value-type="float" office:value="299792458" calcext:value-type="float">
            <text:p>299792458</text:p>
          </table:table-cell>
          <table:table-cell table:style-name="ce85" table:number-columns-repeated="2"/>
          <table:table-cell table:style-name="ce92" table:formula="of:=AVALOR(NUMFORMA([.F64]))" office:value-type="float" office:value="300000000" calcext:value-type="float">
            <text:p>300000000</text:p>
          </table:table-cell>
          <table:table-cell table:style-name="ce92" table:formula="of:=FORMULA([.I64])" office:value-type="string" office:string-value="=AVALOR(NUMFORMA(F64))" calcext:value-type="string">
            <text:p>=AVALOR(NUMFORMA(F64))</text:p>
          </table:table-cell>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106" office:value-type="string" calcext:value-type="string">
            <text:p>(optativo) </text:p>
          </table:table-cell>
          <table:table-cell table:style-name="ce91" office:value-type="string" calcext:value-type="string">
            <text:p>signif</text:p>
          </table:table-cell>
          <table:table-cell table:style-name="ce15" office:value-type="string" calcext:value-type="string">
            <text:p>N.º de cifras significativas (por defecto, 3)</text:p>
          </table:table-cell>
          <table:table-cell table:style-name="ce85" table:number-columns-repeated="2"/>
          <table:table-cell table:style-name="ce107" table:formula="of:=PI()" office:value-type="float" office:value="3.14159265358979" calcext:value-type="float">
            <text:p>3,14159265358979</text:p>
          </table:table-cell>
          <table:table-cell table:style-name="ce151" office:value-type="float" office:value="6" calcext:value-type="float">
            <text:p>6</text:p>
          </table:table-cell>
          <table:table-cell table:style-name="ce85"/>
          <table:table-cell table:style-name="ce92" table:formula="of:=AVALOR(NUMFORMA([.F65];[.G65]))" office:value-type="float" office:value="3.14159" calcext:value-type="float">
            <text:p>3,14159</text:p>
          </table:table-cell>
          <table:table-cell table:style-name="ce92" table:formula="of:=FORMULA([.I65])" office:value-type="string" office:string-value="=AVALOR(NUMFORMA(F65;G65))" calcext:value-type="string">
            <text:p>=AVALOR(NUMFORMA(F65;G65))</text:p>
          </table:table-cell>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85" table:number-columns-repeated="2"/>
          <table:table-cell table:style-name="ce15"/>
          <table:table-cell table:style-name="ce85" table:number-columns-repeated="2"/>
          <table:table-cell table:style-name="ce106" office:value-type="string" calcext:value-type="string">
            <text:p>número</text:p>
          </table:table-cell>
          <table:table-cell table:style-name="ce92"/>
          <table:table-cell table:style-name="ce85"/>
          <table:table-cell table:style-name="ce94" office:value-type="string" calcext:value-type="string">
            <text:p>resultado</text:p>
          </table:table-cell>
          <table:table-cell table:style-name="ce84" office:value-type="string" calcext:value-type="string">
            <text:p>fórmula</text:p>
          </table:table-cell>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71" office:value-type="string" calcext:value-type="string">
            <text:p>ExpandeTexto(Texto, nEspazos)</text:p>
          </table:table-cell>
          <table:table-cell table:style-name="ce85"/>
          <table:table-cell table:style-name="ce15" office:value-type="string" calcext:value-type="string">
            <text:p>Da un texto coas letras separadas por espazos</text:p>
          </table:table-cell>
          <table:table-cell table:style-name="ce85" table:number-columns-repeated="2"/>
          <table:table-cell table:style-name="ce107" office:value-type="string" calcext:value-type="string">
            <text:p>Cálculo</text:p>
          </table:table-cell>
          <table:table-cell table:style-name="ce92"/>
          <table:table-cell table:style-name="ce85"/>
          <table:table-cell table:style-name="ce106" table:formula="of:=EXPANDETEXTO([.F67])" office:value-type="string" office:string-value="C á l c u l o" calcext:value-type="string">
            <text:p>C á l c u l o</text:p>
          </table:table-cell>
          <table:table-cell table:style-name="ce92" table:formula="of:=FORMULA([.I67])" office:value-type="string" office:string-value="=EXPANDETEXTO(F67)" calcext:value-type="string">
            <text:p>=EXPANDETEXTO(F67)</text:p>
          </table:table-cell>
          <table:table-cell table:style-name="ce85" table:number-columns-repeated="7"/>
          <table:table-cell table:number-columns-repeated="47"/>
        </table:table-row>
        <table:table-row table:style-name="ro1">
          <table:table-cell table:style-name="ce106" office:value-type="string" calcext:value-type="string">
            <text:p>(optativo) </text:p>
          </table:table-cell>
          <table:table-cell table:style-name="ce16" office:value-type="string" calcext:value-type="string">
            <text:p>nEspazos</text:p>
          </table:table-cell>
          <table:table-cell table:style-name="ce15" office:value-type="string" calcext:value-type="string">
            <text:p>N.º de espazos entre as letras (por defecto, 1)</text:p>
          </table:table-cell>
          <table:table-cell table:style-name="ce85" table:number-columns-repeated="2"/>
          <table:table-cell table:style-name="ce107" office:value-type="string" calcext:value-type="string">
            <text:p>Cálculo</text:p>
          </table:table-cell>
          <table:table-cell table:style-name="ce57" office:value-type="float" office:value="3" calcext:value-type="float">
            <text:p>3</text:p>
          </table:table-cell>
          <table:table-cell table:style-name="ce85"/>
          <table:table-cell table:style-name="ce106" table:formula="of:=EXPANDETEXTO([.F68];[.G68])" office:value-type="string" office:string-value="C   á   l   c   u   l   o" calcext:value-type="string">
            <text:p>C <text:s text:c="2"/>á <text:s text:c="2"/>l <text:s text:c="2"/>c <text:s text:c="2"/>u <text:s text:c="2"/>l <text:s text:c="2"/>o</text:p>
          </table:table-cell>
          <table:table-cell table:style-name="ce92" table:formula="of:=FORMULA([.I68])" office:value-type="string" office:string-value="=EXPANDETEXTO(F68;G68)" calcext:value-type="string">
            <text:p>=EXPANDETEXTO(F68;G68)</text:p>
          </table:table-cell>
          <table:table-cell table:style-name="ce85" table:number-columns-repeated="7"/>
          <table:table-cell table:number-columns-repeated="47"/>
        </table:table-row>
        <table:table-row table:style-name="ro1">
          <table:table-cell table:style-name="ce85" table:number-columns-repeated="5"/>
          <table:table-cell table:style-name="ce85" office:value-type="string" calcext:value-type="string">
            <text:p>Seleccione un rango e faga clic en Borrar datos</text:p>
          </table:table-cell>
          <table:table-cell table:style-name="ce85" table:number-columns-repeated="2"/>
          <table:table-cell table:style-name="ce94"/>
          <table:table-cell table:style-name="ce84"/>
          <table:table-cell table:style-name="ce85" table:number-columns-repeated="7"/>
          <table:table-cell table:number-columns-repeated="47"/>
        </table:table-row>
        <table:table-row table:style-name="ro1">
          <table:table-cell table:style-name="ce71" office:value-type="string" calcext:value-type="string">
            <text:p>VaciarCeldasNoProteg</text:p>
          </table:table-cell>
          <table:table-cell table:style-name="ce85"/>
          <table:table-cell table:style-name="ce15" office:value-type="string" calcext:value-type="string">
            <text:p>Borra as celas non protexidas no rango</text:p>
          </table:table-cell>
          <table:table-cell table:style-name="ce85" table:number-columns-repeated="2"/>
          <table:table-cell table:style-name="ce41" table:formula="of:=TODAY()" office:value-type="date" office:date-value="2023-08-25" calcext:value-type="date">
            <text:p>25/08/23</text:p>
          </table:table-cell>
          <table:table-cell table:style-name="ce57" table:formula="of:=2" office:value-type="float" office:value="2" calcext:value-type="float">
            <text:p>2</text:p>
          </table:table-cell>
          <table:table-cell table:style-name="ce57" table:formula="of:=SQRT([.G70])" office:value-type="float" office:value="1.4142135623731" calcext:value-type="float">
            <text:p>1,4142135623731</text:p>
          </table:table-cell>
          <table:table-cell table:style-name="ce186" table:formula="of:=[.C70]" office:value-type="string" office:string-value="Borra as celas non protexidas no rango" calcext:value-type="string">
            <text:p>Borra as celas non protexidas no rango</text:p>
          </table:table-cell>
          <table:table-cell table:style-name="ce92"/>
          <table:table-cell table:style-name="ce85" table:number-columns-repeated="7"/>
          <table:table-cell table:number-columns-repeated="47"/>
        </table:table-row>
        <table:table-row table:style-name="ro1">
          <table:table-cell table:style-name="ce106"/>
          <table:table-cell table:style-name="ce91"/>
          <table:table-cell table:style-name="ce15" office:value-type="string" calcext:value-type="string">
            <text:p>seleccionado. Se non hai nada seleccionado</text:p>
          </table:table-cell>
          <table:table-cell table:style-name="ce85" table:number-columns-repeated="2"/>
          <table:table-cell table:style-name="ce41" table:formula="of:=[.F70]+[.G70]" office:value-type="date" office:date-value="2023-08-27" calcext:value-type="date">
            <text:p>27/08/23</text:p>
          </table:table-cell>
          <table:table-cell table:style-name="ce57" office:value-type="float" office:value="3" calcext:value-type="float">
            <text:p>3</text:p>
          </table:table-cell>
          <table:table-cell table:style-name="ce57" table:formula="of:=SQRT([.G71])" office:value-type="float" office:value="1.73205080756888" calcext:value-type="float">
            <text:p>1,73205080756888</text:p>
          </table:table-cell>
          <table:table-cell table:style-name="ce186" table:formula="of:=[.C71]" office:value-type="string" office:string-value="seleccionado. Se non hai nada seleccionado" calcext:value-type="string">
            <text:p>seleccionado. Se non hai nada seleccionado</text:p>
          </table:table-cell>
          <table:table-cell table:style-name="ce92"/>
          <table:table-cell table:style-name="ce85" table:number-columns-repeated="7"/>
          <table:table-cell table:number-columns-repeated="47"/>
        </table:table-row>
        <table:table-row table:style-name="ro1">
          <table:table-cell table:style-name="ce85" table:number-columns-repeated="2"/>
          <table:table-cell table:style-name="ce15" office:value-type="string" calcext:value-type="string">
            <text:p>Borra as celas non protexidas no rango</text:p>
          </table:table-cell>
          <table:table-cell table:style-name="ce85"/>
          <table:table-cell table:style-name="ce85" office:value-type="string" calcext:value-type="string">
            <text:p>A1:J40</text:p>
          </table:table-cell>
          <table:table-cell table:style-name="ce41" table:formula="of:=[.F71]+[.G71]" office:value-type="date" office:date-value="2023-08-30" calcext:value-type="date">
            <text:p>30/08/23</text:p>
          </table:table-cell>
          <table:table-cell table:style-name="ce57" office:value-type="float" office:value="4" calcext:value-type="float">
            <text:p>4</text:p>
          </table:table-cell>
          <table:table-cell table:style-name="ce57" table:formula="of:=SQRT([.G72])" office:value-type="float" office:value="2" calcext:value-type="float">
            <text:p>2</text:p>
          </table:table-cell>
          <table:table-cell table:style-name="ce186" table:formula="of:=[.C72]" office:value-type="string" office:string-value="Borra as celas non protexidas no rango" calcext:value-type="string">
            <text:p>Borra as celas non protexidas no rango</text:p>
          </table:table-cell>
          <table:table-cell table:style-name="ce92"/>
          <table:table-cell table:style-name="ce85" table:number-columns-repeated="7"/>
          <table:table-cell table:number-columns-repeated="47"/>
        </table:table-row>
        <table:table-row table:style-name="ro1">
          <table:table-cell table:style-name="ce92" table:number-columns-repeated="2"/>
          <table:table-cell table:style-name="ce15" office:value-type="string" calcext:value-type="string">
            <text:p>Borra números, fechas/horas, textos e fórmulas.</text:p>
          </table:table-cell>
          <table:table-cell table:style-name="ce92" table:number-columns-repeated="2"/>
          <table:table-cell table:style-name="ce41" table:formula="of:=[.F72]+[.G72]" office:value-type="date" office:date-value="2023-09-03" calcext:value-type="date">
            <text:p>03/09/23</text:p>
          </table:table-cell>
          <table:table-cell table:style-name="ce57" office:value-type="float" office:value="5" calcext:value-type="float">
            <text:p>5</text:p>
          </table:table-cell>
          <table:table-cell table:style-name="ce57" table:formula="of:=SQRT([.G73])" office:value-type="float" office:value="2.23606797749979" calcext:value-type="float">
            <text:p>2,23606797749979</text:p>
          </table:table-cell>
          <table:table-cell table:style-name="ce186" table:formula="of:=[.C73]" office:value-type="string" office:string-value="Borra números, fechas/horas, textos e fórmulas." calcext:value-type="string">
            <text:p>Borra números, fechas/horas, textos e fórmulas.</text:p>
          </table:table-cell>
          <table:table-cell table:style-name="ce92"/>
          <table:table-cell table:style-name="ce85" table:number-columns-repeated="7"/>
          <table:table-cell table:number-columns-repeated="47"/>
        </table:table-row>
        <table:table-row table:style-name="ro1">
          <table:table-cell table:style-name="ce85" table:number-columns-repeated="2"/>
          <table:table-cell table:style-name="ce15"/>
          <table:table-cell table:style-name="ce85" table:number-columns-repeated="2"/>
          <table:table-cell table:style-name="ce41" table:formula="of:=[.F73]+[.G73]" office:value-type="date" office:date-value="2023-09-08" calcext:value-type="date">
            <text:p>08/09/23</text:p>
          </table:table-cell>
          <table:table-cell table:style-name="ce57" office:value-type="float" office:value="6" calcext:value-type="float">
            <text:p>6</text:p>
          </table:table-cell>
          <table:table-cell table:style-name="ce57" table:formula="of:=SQRT([.G74])" office:value-type="float" office:value="2.44948974278318" calcext:value-type="float">
            <text:p>2,44948974278318</text:p>
          </table:table-cell>
          <table:table-cell table:style-name="ce186" table:formula="of:=[.C74]" office:value-type="float" office:value="0" calcext:value-type="float">
            <text:p>0</text:p>
          </table:table-cell>
          <table:table-cell table:style-name="ce85" table:number-columns-repeated="8"/>
          <table:table-cell table:number-columns-repeated="47"/>
        </table:table-row>
        <table:table-row table:style-name="ro1">
          <table:table-cell table:style-name="ce85" table:number-columns-repeated="2"/>
          <table:table-cell table:style-name="ce15"/>
          <table:table-cell table:style-name="ce85" table:number-columns-repeated="2"/>
          <table:table-cell table:style-name="ce106" office:value-type="string" calcext:value-type="string">
            <text:p>número</text:p>
          </table:table-cell>
          <table:table-cell table:style-name="ce118"/>
          <table:table-cell table:style-name="ce92"/>
          <table:table-cell table:style-name="ce94" office:value-type="string" calcext:value-type="string">
            <text:p>resultado</text:p>
          </table:table-cell>
          <table:table-cell table:style-name="ce84" office:value-type="string" calcext:value-type="string">
            <text:p>fórmula</text:p>
          </table:table-cell>
          <table:table-cell table:style-name="ce85" table:number-columns-repeated="7"/>
          <table:table-cell table:number-columns-repeated="47"/>
        </table:table-row>
        <table:table-row table:style-name="ro1">
          <table:table-cell table:style-name="ce71" office:value-type="string" calcext:value-type="string">
            <text:p>EntreParent(número, expoñente)</text:p>
          </table:table-cell>
          <table:table-cell table:style-name="ce91"/>
          <table:table-cell table:style-name="ce15" office:value-type="string" calcext:value-type="string">
            <text:p>Da un texto co número entre paréntese se é negativo</text:p>
          </table:table-cell>
          <table:table-cell table:style-name="ce85" table:number-columns-repeated="2"/>
          <table:table-cell table:style-name="ce107" office:value-type="float" office:value="-6.28" calcext:value-type="float">
            <text:p>-6,28</text:p>
          </table:table-cell>
          <table:table-cell table:style-name="ce118" office:value-type="string" calcext:value-type="string">
            <text:p>expoñente</text:p>
          </table:table-cell>
          <table:table-cell table:style-name="ce92"/>
          <table:table-cell table:style-name="ce106" table:formula="of:=ENTREPARENT([.F76])" office:value-type="string" office:string-value="(-6,28)" calcext:value-type="string">
            <text:p>(-6,28)</text:p>
          </table:table-cell>
          <table:table-cell table:style-name="ce92" table:formula="of:=FORMULA([.I76])" office:value-type="string" office:string-value="=ENTREPARENT(F76)" calcext:value-type="string">
            <text:p>=ENTREPARENT(F76)</text:p>
          </table:table-cell>
          <table:table-cell table:style-name="ce85" table:number-columns-repeated="7"/>
          <table:table-cell table:number-columns-repeated="47"/>
        </table:table-row>
        <table:table-row table:style-name="ro1">
          <table:table-cell table:style-name="ce85"/>
          <table:table-cell table:style-name="ce91"/>
          <table:table-cell table:style-name="ce15" office:value-type="string" calcext:value-type="string">
            <text:p>ou está en notación científica e vai elevarse a un expoñente</text:p>
          </table:table-cell>
          <table:table-cell table:style-name="ce85" table:number-columns-repeated="2"/>
          <table:table-cell table:style-name="ce107" office:value-type="string" calcext:value-type="string">
            <text:p>2,59·10⁻⁵</text:p>
          </table:table-cell>
          <table:table-cell table:style-name="ce151" office:value-type="float" office:value="3" calcext:value-type="float">
            <text:p>3</text:p>
          </table:table-cell>
          <table:table-cell table:style-name="ce92"/>
          <table:table-cell table:style-name="ce106" table:formula="of:=ENTREPARENT([.F77];[.G77])" office:value-type="string" office:string-value="(2,59·10⁻⁵)³" calcext:value-type="string">
            <text:p>(2,59·10⁻⁵)³</text:p>
          </table:table-cell>
          <table:table-cell table:style-name="ce92" table:formula="of:=FORMULA([.I77])" office:value-type="string" office:string-value="=ENTREPARENT(F77;G77)" calcext:value-type="string">
            <text:p>=ENTREPARENT(F77;G77)</text:p>
          </table:table-cell>
          <table:table-cell table:style-name="ce85" table:number-columns-repeated="7"/>
          <table:table-cell table:number-columns-repeated="47"/>
        </table:table-row>
        <table:table-row table:style-name="ro1">
          <table:table-cell table:style-name="ce106" office:value-type="string" calcext:value-type="string">
            <text:p>(optativo) </text:p>
          </table:table-cell>
          <table:table-cell table:style-name="ce91" office:value-type="string" calcext:value-type="string">
            <text:p>expoñente</text:p>
          </table:table-cell>
          <table:table-cell table:style-name="ce15" office:value-type="string" calcext:value-type="string">
            <text:p>O expoñente á que vai aparecer elevado</text:p>
          </table:table-cell>
          <table:table-cell table:style-name="ce85" table:number-columns-repeated="2"/>
          <table:table-cell table:style-name="ce107" office:value-type="float" office:value="-6.28" calcext:value-type="float">
            <text:p>-6,28</text:p>
          </table:table-cell>
          <table:table-cell table:style-name="ce151" office:value-type="float" office:value="2" calcext:value-type="float">
            <text:p>2</text:p>
          </table:table-cell>
          <table:table-cell table:style-name="ce92"/>
          <table:table-cell table:style-name="ce106" table:formula="of:=ENTREPARENT([.F78];[.G78])" office:value-type="string" office:string-value="(-6,28)²" calcext:value-type="string">
            <text:p>(-6,28)²</text:p>
          </table:table-cell>
          <table:table-cell table:style-name="ce92" table:formula="of:=FORMULA([.I78])" office:value-type="string" office:string-value="=ENTREPARENT(F78;G78)" calcext:value-type="string">
            <text:p>=ENTREPARENT(F78;G78)</text:p>
          </table:table-cell>
          <table:table-cell table:style-name="ce85" table:number-columns-repeated="7"/>
          <table:table-cell table:number-columns-repeated="47"/>
        </table:table-row>
        <table:table-row table:style-name="ro1">
          <table:table-cell table:style-name="ce85"/>
          <table:table-cell table:style-name="ce91"/>
          <table:table-cell table:style-name="ce85" table:number-columns-repeated="3"/>
          <table:table-cell table:style-name="ce107" office:value-type="float" office:value="2018" calcext:value-type="float">
            <text:p>2018</text:p>
          </table:table-cell>
          <table:table-cell table:style-name="ce151" office:value-type="float" office:value="2" calcext:value-type="float">
            <text:p>2</text:p>
          </table:table-cell>
          <table:table-cell table:style-name="ce92"/>
          <table:table-cell table:style-name="ce106" table:formula="of:=ENTREPARENT([.F79];[.G79])" office:value-type="string" office:string-value="2018²" calcext:value-type="string">
            <text:p>2018²</text:p>
          </table:table-cell>
          <table:table-cell table:style-name="ce92" table:formula="of:=FORMULA([.I79])" office:value-type="string" office:string-value="=ENTREPARENT(F79;G79)" calcext:value-type="string">
            <text:p>=ENTREPARENT(F79;G79)</text:p>
          </table:table-cell>
          <table:table-cell table:style-name="ce85" table:number-columns-repeated="7"/>
          <table:table-cell table:number-columns-repeated="47"/>
        </table:table-row>
        <table:table-row table:style-name="ro1">
          <table:table-cell table:style-name="ce85" table:number-columns-repeated="2"/>
          <table:table-cell table:style-name="ce15"/>
          <table:table-cell table:style-name="ce85" table:number-columns-repeated="2"/>
          <table:table-cell table:style-name="ce85" office:value-type="string" calcext:value-type="string">
            <text:p>texto</text:p>
          </table:table-cell>
          <table:table-cell table:style-name="ce118"/>
          <table:table-cell table:style-name="ce85"/>
          <table:table-cell table:style-name="ce94" office:value-type="string" calcext:value-type="string">
            <text:p>resultado</text:p>
          </table:table-cell>
          <table:table-cell table:style-name="ce84" office:value-type="string" calcext:value-type="string">
            <text:p>fórmula</text:p>
          </table:table-cell>
          <table:table-cell table:style-name="ce85" table:number-columns-repeated="7"/>
          <table:table-cell table:number-columns-repeated="47"/>
        </table:table-row>
        <table:table-row table:style-name="ro1">
          <table:table-cell table:style-name="ce71" office:value-type="string" calcext:value-type="string">
            <text:p>PrefSM(número)</text:p>
          </table:table-cell>
          <table:table-cell table:style-name="ce92"/>
          <table:table-cell table:style-name="ce15" office:value-type="string" calcext:value-type="string">
            <text:p>Da o prefixo S.I. do múltiplo ou submúltiplo (10³)ⁿ</text:p>
          </table:table-cell>
          <table:table-cell table:style-name="ce92" table:number-columns-repeated="2"/>
          <table:table-cell table:style-name="ce107" office:value-type="float" office:value="2018" calcext:value-type="float">
            <text:p>2018</text:p>
          </table:table-cell>
          <table:table-cell table:style-name="ce118"/>
          <table:table-cell table:style-name="ce85"/>
          <table:table-cell table:style-name="ce92" table:formula="of:=PREFSM([.F81])" office:value-type="string" office:string-value="k" calcext:value-type="string">
            <text:p>k</text:p>
          </table:table-cell>
          <table:table-cell table:style-name="ce92" table:formula="of:=FORMULA([.I81])" office:value-type="string" office:string-value="=PREFSM(F81)" calcext:value-type="string">
            <text:p>=PREFSM(F81)</text:p>
          </table:table-cell>
          <table:table-cell table:style-name="ce92"/>
          <table:table-cell table:style-name="ce85" table:number-columns-repeated="6"/>
          <table:table-cell table:number-columns-repeated="47"/>
        </table:table-row>
        <table:table-row table:style-name="ro1">
          <table:table-cell table:style-name="ce92" table:number-columns-repeated="2"/>
          <table:table-cell table:style-name="ce15" office:value-type="string" calcext:value-type="string">
            <text:p>no que así expresado o resultado é &gt; 1 e &lt; 1000</text:p>
          </table:table-cell>
          <table:table-cell table:style-name="ce92" table:number-columns-repeated="2"/>
          <table:table-cell table:style-name="ce106" table:formula="of:=[.F81]&amp;&quot; J =&quot;" office:value-type="string" office:string-value="2018 J =" calcext:value-type="string">
            <text:p>2018 J =</text:p>
          </table:table-cell>
          <table:table-cell table:style-name="ce85" table:number-columns-repeated="2"/>
          <table:table-cell table:style-name="ce118" table:formula="of:=ASUBMULT([.F81])&amp;&quot;J&quot;" office:value-type="string" office:string-value="2,02 kJ" calcext:value-type="string">
            <text:p>2,02 kJ</text:p>
          </table:table-cell>
          <table:table-cell table:style-name="ce92"/>
          <table:table-cell table:style-name="ce85" table:number-columns-repeated="7"/>
          <table:table-cell table:number-columns-repeated="47"/>
        </table:table-row>
        <table:table-row table:style-name="ro1">
          <table:table-cell table:style-name="ce92" table:number-columns-repeated="2"/>
          <table:table-cell table:style-name="ce15"/>
          <table:table-cell table:style-name="ce92" table:number-columns-repeated="8"/>
          <table:table-cell table:style-name="ce85" table:number-columns-repeated="6"/>
          <table:table-cell table:number-columns-repeated="47"/>
        </table:table-row>
        <table:table-row table:style-name="ro1">
          <table:table-cell table:style-name="ce71" office:value-type="string" calcext:value-type="string">
            <text:p>ASubMult(número, cifras)</text:p>
          </table:table-cell>
          <table:table-cell table:style-name="ce85"/>
          <table:table-cell table:style-name="ce15" office:value-type="string" calcext:value-type="string">
            <text:p>Da un texto co resultado e un prefixo do S.I.</text:p>
          </table:table-cell>
          <table:table-cell table:style-name="ce85" table:number-columns-repeated="2"/>
          <table:table-cell table:style-name="ce107" office:value-type="string" calcext:value-type="string">
            <text:p>7,8241·10⁷</text:p>
          </table:table-cell>
          <table:table-cell table:style-name="ce118"/>
          <table:table-cell table:style-name="ce92"/>
          <table:table-cell table:style-name="ce106" table:formula="of:=ASUBMULT([.F84])" office:value-type="string" office:string-value="78,2 M" calcext:value-type="string">
            <text:p>78,2 M</text:p>
          </table:table-cell>
          <table:table-cell table:style-name="ce92" table:formula="of:=FORMULA([.I84])" office:value-type="string" office:string-value="=ASUBMULT(F84)" calcext:value-type="string">
            <text:p>=ASUBMULT(F84)</text:p>
          </table:table-cell>
          <table:table-cell table:style-name="ce92"/>
          <table:table-cell table:style-name="ce85" table:number-columns-repeated="6"/>
          <table:table-cell table:number-columns-repeated="47"/>
        </table:table-row>
        <table:table-row table:style-name="ro1">
          <table:table-cell table:style-name="ce85" table:number-columns-repeated="2"/>
          <table:table-cell table:style-name="ce15" office:value-type="string" calcext:value-type="string">
            <text:p>co que, así expresado, o resultado é &gt; 1 e &lt; 1000</text:p>
          </table:table-cell>
          <table:table-cell table:style-name="ce85" table:number-columns-repeated="2"/>
          <table:table-cell table:style-name="ce85" table:formula="of:=[.F84]&amp;&quot; J =&quot;" office:value-type="string" office:string-value="7,8241·10⁷ J =" calcext:value-type="string">
            <text:p>7,8241·10⁷ J =</text:p>
          </table:table-cell>
          <table:table-cell table:style-name="ce85" table:number-columns-repeated="2"/>
          <table:table-cell table:style-name="ce118" table:formula="of:=[.I84]&amp;&quot;J&quot;" office:value-type="string" office:string-value="78,2 MJ" calcext:value-type="string">
            <text:p>78,2 MJ</text:p>
          </table:table-cell>
          <table:table-cell table:style-name="ce92" table:number-columns-repeated="2"/>
          <table:table-cell table:style-name="ce85" table:number-columns-repeated="6"/>
          <table:table-cell table:number-columns-repeated="47"/>
        </table:table-row>
        <table:table-row table:style-name="ro1">
          <table:table-cell table:style-name="ce85" table:number-columns-repeated="2"/>
          <table:table-cell table:style-name="ce15" office:value-type="string" calcext:value-type="string">
            <text:p>Se número &lt; 10⁻²⁴ <text:s/>ou número &gt; 10²⁷ <text:s/>da o número.</text:p>
          </table:table-cell>
          <table:table-cell table:style-name="ce85" table:number-columns-repeated="2"/>
          <table:table-cell table:style-name="ce107" office:value-type="string" calcext:value-type="string">
            <text:p>6,6260·10⁻³⁴</text:p>
          </table:table-cell>
          <table:table-cell table:style-name="ce118" office:value-type="string" calcext:value-type="string">
            <text:p>cifras</text:p>
          </table:table-cell>
          <table:table-cell table:style-name="ce92"/>
          <table:table-cell table:style-name="ce106" table:formula="of:=ASUBMULT([.F86])" office:value-type="string" office:string-value="6,63·10⁻³⁴" calcext:value-type="string">
            <text:p>6,63·10⁻³⁴</text:p>
          </table:table-cell>
          <table:table-cell table:style-name="ce92" table:formula="of:=FORMULA([.I86])" office:value-type="string" office:string-value="=ASUBMULT(F86)" calcext:value-type="string">
            <text:p>=ASUBMULT(F86)</text:p>
          </table:table-cell>
          <table:table-cell table:style-name="ce92"/>
          <table:table-cell table:style-name="ce85" table:number-columns-repeated="6"/>
          <table:table-cell table:number-columns-repeated="47"/>
        </table:table-row>
        <table:table-row table:style-name="ro1">
          <table:table-cell table:style-name="ce106" office:value-type="string" calcext:value-type="string">
            <text:p>(optativo) </text:p>
          </table:table-cell>
          <table:table-cell table:style-name="ce91" office:value-type="string" calcext:value-type="string">
            <text:p>cifras</text:p>
          </table:table-cell>
          <table:table-cell table:style-name="ce15" office:value-type="string" calcext:value-type="string">
            <text:p>N.º de cifras significativas (por defecto 3)</text:p>
          </table:table-cell>
          <table:table-cell table:style-name="ce85" table:number-columns-repeated="2"/>
          <table:table-cell table:style-name="ce69" office:value-type="string" calcext:value-type="string">
            <text:p>6,02×10²⁷</text:p>
          </table:table-cell>
          <table:table-cell table:style-name="ce151" office:value-type="float" office:value="4" calcext:value-type="float">
            <text:p>4</text:p>
          </table:table-cell>
          <table:table-cell table:style-name="ce92"/>
          <table:table-cell table:style-name="ce106" table:formula="of:=ASUBMULT([.F87];[.G87])" office:value-type="string" office:string-value="6,020·10²⁷" calcext:value-type="string">
            <text:p>6,020·10²⁷</text:p>
          </table:table-cell>
          <table:table-cell table:style-name="ce92" table:formula="of:=FORMULA([.I87])" office:value-type="string" office:string-value="=ASUBMULT(F87;G87)" calcext:value-type="string">
            <text:p>=ASUBMULT(F87;G87)</text:p>
          </table:table-cell>
          <table:table-cell table:style-name="ce92"/>
          <table:table-cell table:style-name="ce85" table:number-columns-repeated="6"/>
          <table:table-cell table:number-columns-repeated="47"/>
        </table:table-row>
        <table:table-row table:style-name="ro1">
          <table:table-cell table:style-name="ce106"/>
          <table:table-cell table:style-name="ce10" office:value-type="string" calcext:value-type="string">
            <text:p>Prefixos (10³)<text:span text:style-name="T5">ⁿ</text:span>:</text:p>
          </table:table-cell>
          <table:table-cell table:style-name="ce15" office:value-type="string" calcext:value-type="string">
            <text:p>y, z, a, f, p, n, µ, m, k, M, G, T, P, E, Z, Y</text:p>
          </table:table-cell>
          <table:table-cell table:style-name="ce85" table:number-columns-repeated="2"/>
          <table:table-cell table:style-name="ce107" office:value-type="float" office:value="0.00002589" calcext:value-type="float">
            <text:p>0,00002589</text:p>
          </table:table-cell>
          <table:table-cell table:style-name="ce151" office:value-type="float" office:value="3" calcext:value-type="float">
            <text:p>3</text:p>
          </table:table-cell>
          <table:table-cell table:style-name="ce92"/>
          <table:table-cell table:style-name="ce106" table:formula="of:=ASUBMULT([.F88];[.G88])" office:value-type="string" office:string-value="25,9 µ" calcext:value-type="string">
            <text:p>25,9 µ</text:p>
          </table:table-cell>
          <table:table-cell table:style-name="ce92" table:formula="of:=FORMULA([.I88])" office:value-type="string" office:string-value="=ASUBMULT(F88;G88)" calcext:value-type="string">
            <text:p>=ASUBMULT(F88;G88)</text:p>
          </table:table-cell>
          <table:table-cell table:style-name="ce92"/>
          <table:table-cell table:style-name="ce85" table:number-columns-repeated="6"/>
          <table:table-cell table:number-columns-repeated="47"/>
        </table:table-row>
        <table:table-row table:style-name="ro1">
          <table:table-cell table:style-name="ce85" table:number-columns-repeated="2"/>
          <table:table-cell table:style-name="ce15"/>
          <table:table-cell table:style-name="ce85" table:number-columns-repeated="2"/>
          <table:table-cell table:style-name="ce106" office:value-type="string" calcext:value-type="string">
            <text:p>número</text:p>
          </table:table-cell>
          <table:table-cell table:style-name="ce118" office:value-type="string" calcext:value-type="string">
            <text:p>cif</text:p>
          </table:table-cell>
          <table:table-cell table:style-name="ce92"/>
          <table:table-cell table:style-name="ce106" office:value-type="string" calcext:value-type="string">
            <text:p>resultado</text:p>
          </table:table-cell>
          <table:table-cell table:style-name="ce92"/>
          <table:table-cell table:style-name="ce84" office:value-type="string" calcext:value-type="string">
            <text:p>fórmula</text:p>
          </table:table-cell>
          <table:table-cell table:style-name="ce85" table:number-columns-repeated="6"/>
          <table:table-cell table:number-columns-repeated="47"/>
        </table:table-row>
        <table:table-row table:style-name="ro1">
          <table:table-cell table:style-name="ce71" office:value-type="string" calcext:value-type="string">
            <text:p>ASubMultTabla(número, cifras)</text:p>
          </table:table-cell>
          <table:table-cell table:style-name="ce85"/>
          <table:table-cell table:style-name="ce15" office:value-type="string" calcext:value-type="string">
            <text:p>Da unha táboa co resultado e un prefixo do S.I.</text:p>
          </table:table-cell>
          <table:table-cell table:style-name="ce85" table:number-columns-repeated="2"/>
          <table:table-cell table:style-name="ce107" office:value-type="float" office:value="0.000025898" calcext:value-type="float">
            <text:p>0,000025898</text:p>
          </table:table-cell>
          <table:table-cell table:style-name="ce151" office:value-type="float" office:value="2" calcext:value-type="float">
            <text:p>2</text:p>
          </table:table-cell>
          <table:table-cell table:style-name="ce92"/>
          <table:table-cell table:style-name="ce79" table:number-matrix-columns-spanned="2" table:number-matrix-rows-spanned="1" table:formula="of:=ASUBMULTTABLA([.F90];[.G90])" office:value-type="string" office:string-value="26" calcext:value-type="string">
            <text:p>26</text:p>
          </table:table-cell>
          <table:table-cell table:style-name="ce92" office:value-type="string" office:string-value="µ" calcext:value-type="string">
            <text:p>µ</text:p>
          </table:table-cell>
          <table:table-cell table:style-name="ce92" table:formula="of:=FORMULA([.J90])" office:value-type="string" office:string-value="{=ASUBMULTTABLA(F90;G90)}" calcext:value-type="string">
            <text:p>{=ASUBMULTTABLA(F90;G90)}</text:p>
          </table:table-cell>
          <table:table-cell table:style-name="ce85" table:number-columns-repeated="6"/>
          <table:table-cell table:number-columns-repeated="47"/>
        </table:table-row>
        <table:table-row table:style-name="ro1">
          <table:table-cell table:style-name="ce85" table:number-columns-repeated="2"/>
          <table:table-cell table:style-name="ce15" office:value-type="string" calcext:value-type="string">
            <text:p>co que, así expresado, o resultado é &gt; 1 e &lt; 1000</text:p>
          </table:table-cell>
          <table:table-cell table:style-name="ce85" table:number-columns-repeated="2"/>
          <table:table-cell table:style-name="ce69" office:value-type="string" calcext:value-type="string">
            <text:p>6,02×10²⁷</text:p>
          </table:table-cell>
          <table:table-cell table:style-name="ce151" office:value-type="float" office:value="5" calcext:value-type="float">
            <text:p>5</text:p>
          </table:table-cell>
          <table:table-cell table:style-name="ce92"/>
          <table:table-cell table:style-name="ce79" table:number-matrix-columns-spanned="2" table:number-matrix-rows-spanned="1" table:formula="of:=ASUBMULTTABLA([.F91];[.G91])" office:value-type="string" office:string-value="6,0200·10²⁷" calcext:value-type="string">
            <text:p>6,0200·10²⁷</text:p>
          </table:table-cell>
          <table:table-cell table:style-name="ce92">
            <text:p/>
          </table:table-cell>
          <table:table-cell table:style-name="ce92" table:formula="of:=FORMULA([.J91])" office:value-type="string" office:string-value="{=ASUBMULTTABLA(F91;G91)}" calcext:value-type="string">
            <text:p>{=ASUBMULTTABLA(F91;G91)}</text:p>
          </table:table-cell>
          <table:table-cell table:style-name="ce85" table:number-columns-repeated="6"/>
          <table:table-cell table:number-columns-repeated="47"/>
        </table:table-row>
        <table:table-row table:style-name="ro1">
          <table:table-cell table:style-name="ce85" table:number-columns-repeated="2"/>
          <table:table-cell table:style-name="ce15" office:value-type="string" calcext:value-type="string">
            <text:p>A función debe gardarse acabando con Ctrl Mayúsc Intro</text:p>
          </table:table-cell>
          <table:table-cell table:style-name="ce85" table:number-columns-repeated="2"/>
          <table:table-cell table:style-name="ce69" office:value-type="float" office:value="2.359E+017" calcext:value-type="float">
            <text:p>2,36E+17</text:p>
          </table:table-cell>
          <table:table-cell table:style-name="ce151" office:value-type="float" office:value="4" calcext:value-type="float">
            <text:p>4</text:p>
          </table:table-cell>
          <table:table-cell table:style-name="ce92"/>
          <table:table-cell table:style-name="ce79" table:number-matrix-columns-spanned="2" table:number-matrix-rows-spanned="1" table:formula="of:=ASUBMULTTABLA([.F92];[.G92])" office:value-type="string" office:string-value="235,9" calcext:value-type="string">
            <text:p>235,9</text:p>
          </table:table-cell>
          <table:table-cell table:style-name="ce92" office:value-type="string" office:string-value="P" calcext:value-type="string">
            <text:p>P</text:p>
          </table:table-cell>
          <table:table-cell table:style-name="ce92" table:formula="of:=FORMULA([.J92])" office:value-type="string" office:string-value="{=ASUBMULTTABLA(F92;G92)}" calcext:value-type="string">
            <text:p>{=ASUBMULTTABLA(F92;G92)}</text:p>
          </table:table-cell>
          <table:table-cell table:style-name="ce85" table:number-columns-repeated="6"/>
          <table:table-cell table:number-columns-repeated="47"/>
        </table:table-row>
        <table:table-row table:style-name="ro1">
          <table:table-cell table:style-name="ce85" table:number-columns-repeated="2"/>
          <table:table-cell table:style-name="ce15" office:value-type="string" calcext:value-type="string">
            <text:p>e ocupa 1 fila e 2 columnas</text:p>
          </table:table-cell>
          <table:table-cell table:style-name="ce85" table:number-columns-repeated="2"/>
          <table:table-cell table:style-name="ce107" office:value-type="float" office:value="1234567890" calcext:value-type="float">
            <text:p>1234567890</text:p>
          </table:table-cell>
          <table:table-cell table:style-name="ce92" table:number-columns-repeated="2"/>
          <table:table-cell table:style-name="ce79" table:number-matrix-columns-spanned="2" table:number-matrix-rows-spanned="1" table:formula="of:=ASUBMULTTABLA([.F93];[.G93])" office:value-type="string" office:string-value="1" calcext:value-type="string">
            <text:p>1</text:p>
          </table:table-cell>
          <table:table-cell table:style-name="ce92" office:value-type="string" office:string-value="G" calcext:value-type="string">
            <text:p>G</text:p>
          </table:table-cell>
          <table:table-cell table:style-name="ce92" table:formula="of:=FORMULA([.J93])" office:value-type="string" office:string-value="{=ASUBMULTTABLA(F93;G93)}" calcext:value-type="string">
            <text:p>{=ASUBMULTTABLA(F93;G93)}</text:p>
          </table:table-cell>
          <table:table-cell table:style-name="ce85" table:number-columns-repeated="6"/>
          <table:table-cell table:number-columns-repeated="47"/>
        </table:table-row>
        <table:table-row table:style-name="ro1">
          <table:table-cell table:style-name="ce106" office:value-type="string" calcext:value-type="string">
            <text:p>(optativo) </text:p>
          </table:table-cell>
          <table:table-cell table:style-name="ce91" office:value-type="string" calcext:value-type="string">
            <text:p>cifras</text:p>
          </table:table-cell>
          <table:table-cell table:style-name="ce15" office:value-type="string" calcext:value-type="string">
            <text:p>N.º de cifras significativas (por defecto 3)</text:p>
          </table:table-cell>
          <table:table-cell table:style-name="ce85" table:number-columns-repeated="2"/>
          <table:table-cell table:style-name="ce92" table:number-columns-repeated="6"/>
          <table:table-cell table:style-name="ce85" table:number-columns-repeated="6"/>
          <table:table-cell table:number-columns-repeated="47"/>
        </table:table-row>
        <table:table-row table:style-name="ro1">
          <table:table-cell table:style-name="ce106"/>
          <table:table-cell table:style-name="ce91"/>
          <table:table-cell table:style-name="ce15"/>
          <table:table-cell table:style-name="ce85" table:number-columns-repeated="2"/>
          <table:table-cell table:style-name="ce92" office:value-type="string" calcext:value-type="string">
            <text:p>Rango</text:p>
          </table:table-cell>
          <table:table-cell table:style-name="ce92" table:number-columns-repeated="5"/>
          <table:table-cell table:style-name="ce85" table:number-columns-repeated="6"/>
          <table:table-cell table:number-columns-repeated="47"/>
        </table:table-row>
        <table:table-row table:style-name="ro1">
          <table:table-cell table:style-name="ce14" office:value-type="string" calcext:value-type="string">
            <text:p>MaxAbs(Rango)</text:p>
          </table:table-cell>
          <table:table-cell table:style-name="ce92"/>
          <table:table-cell table:style-name="ce15" office:value-type="string" calcext:value-type="string">
            <text:p><text:span text:style-name="T6">Da</text:span> o valor absoluto máximo dun rango</text:p>
          </table:table-cell>
          <table:table-cell table:style-name="ce92" table:number-columns-repeated="2"/>
          <table:table-cell table:style-name="ce69" office:value-type="string" calcext:value-type="string">
            <text:p>-6,02×10⁷</text:p>
          </table:table-cell>
          <table:table-cell table:style-name="ce85" table:number-columns-repeated="2"/>
          <table:table-cell table:style-name="ce85" table:formula="of:=MAXABS([.F96:.F98])" office:value-type="float" office:value="60200000" calcext:value-type="float">
            <text:p>60200000</text:p>
          </table:table-cell>
          <table:table-cell table:style-name="ce92" table:formula="of:=FORMULA([.I96])" office:value-type="string" office:string-value="=MAXABS(F96:F98)" calcext:value-type="string">
            <text:p>=MAXABS(F96:F98)</text:p>
          </table:table-cell>
          <table:table-cell table:style-name="ce92"/>
          <table:table-cell table:style-name="ce85" table:number-columns-repeated="6"/>
          <table:table-cell table:number-columns-repeated="47"/>
        </table:table-row>
        <table:table-row table:style-name="ro1">
          <table:table-cell table:style-name="ce106"/>
          <table:table-cell table:style-name="ce91"/>
          <table:table-cell table:style-name="ce85" table:number-columns-repeated="3"/>
          <table:table-cell table:style-name="ce69" office:value-type="float" office:value="2359000" calcext:value-type="float">
            <text:p>2,36E+06</text:p>
          </table:table-cell>
          <table:table-cell table:style-name="ce92" table:number-columns-repeated="5"/>
          <table:table-cell table:style-name="ce85" table:number-columns-repeated="6"/>
          <table:table-cell table:number-columns-repeated="47"/>
        </table:table-row>
        <table:table-row table:style-name="ro1">
          <table:table-cell table:style-name="ce106"/>
          <table:table-cell table:style-name="ce91"/>
          <table:table-cell table:style-name="ce85" table:number-columns-repeated="3"/>
          <table:table-cell table:style-name="ce107" office:value-type="float" office:value="1234567" calcext:value-type="float">
            <text:p>1234567</text:p>
          </table:table-cell>
          <table:table-cell table:style-name="ce92" table:number-columns-repeated="5"/>
          <table:table-cell table:style-name="ce85" table:number-columns-repeated="6"/>
          <table:table-cell table:number-columns-repeated="47"/>
        </table:table-row>
        <table:table-row table:style-name="ro1">
          <table:table-cell table:style-name="ce85" table:number-columns-repeated="2"/>
          <table:table-cell table:style-name="ce15"/>
          <table:table-cell table:style-name="ce85" table:number-columns-repeated="2"/>
          <table:table-cell table:style-name="ce92"/>
          <table:table-cell table:style-name="ce94"/>
          <table:table-cell table:style-name="ce106" office:value-type="string" calcext:value-type="string">
            <text:p>Prefixo</text:p>
          </table:table-cell>
          <table:table-cell table:style-name="ce94" office:value-type="string" calcext:value-type="string">
            <text:p>resultado</text:p>
          </table:table-cell>
          <table:table-cell table:style-name="ce84" office:value-type="string" calcext:value-type="string">
            <text:p>fórmula</text:p>
          </table:table-cell>
          <table:table-cell table:style-name="ce92"/>
          <table:table-cell table:style-name="ce85" table:number-columns-repeated="6"/>
          <table:table-cell table:number-columns-repeated="47"/>
        </table:table-row>
        <table:table-row table:style-name="ro1">
          <table:table-cell table:style-name="ce71" office:value-type="string" calcext:value-type="string">
            <text:p>FactorSM(prefixo)</text:p>
          </table:table-cell>
          <table:table-cell table:style-name="ce85"/>
          <table:table-cell table:style-name="ce15" office:value-type="string" calcext:value-type="string">
            <text:p>Da o factor que equivale ao prefixo S.I</text:p>
          </table:table-cell>
          <table:table-cell table:style-name="ce85" table:number-columns-repeated="2"/>
          <table:table-cell table:style-name="ce92"/>
          <table:table-cell table:style-name="ce94"/>
          <table:table-cell table:style-name="ce107" office:value-type="string" calcext:value-type="string">
            <text:p>Y</text:p>
          </table:table-cell>
          <table:table-cell table:style-name="ce106" table:formula="of:=FACTORSM([.H100])" office:value-type="float" office:value="1E+024" calcext:value-type="float">
            <text:p>1E+024</text:p>
          </table:table-cell>
          <table:table-cell table:style-name="ce92" table:formula="of:=FORMULA([.I100])" office:value-type="string" office:string-value="=FACTORSM(H100)" calcext:value-type="string">
            <text:p>=FACTORSM(H100)</text:p>
          </table:table-cell>
          <table:table-cell table:style-name="ce92"/>
          <table:table-cell table:style-name="ce85" table:number-columns-repeated="6"/>
          <table:table-cell table:number-columns-repeated="47"/>
        </table:table-row>
        <table:table-row table:style-name="ro1">
          <table:table-cell table:style-name="ce85"/>
          <table:table-cell table:style-name="ce91" office:value-type="string" calcext:value-type="string">
            <text:p>prefixo</text:p>
          </table:table-cell>
          <table:table-cell table:style-name="ce15" office:value-type="string" calcext:value-type="string">
            <text:p>y, z, a, f, p, n, µ, m, c, d, da, h, k, M, G, T, P, E, Z, Y</text:p>
          </table:table-cell>
          <table:table-cell table:style-name="ce85" table:number-columns-repeated="2"/>
          <table:table-cell table:style-name="ce92"/>
          <table:table-cell table:style-name="ce85"/>
          <table:table-cell table:style-name="ce107" office:value-type="string" calcext:value-type="string">
            <text:p>da</text:p>
          </table:table-cell>
          <table:table-cell table:style-name="ce106" table:formula="of:=FACTORSM([.H101])" office:value-type="float" office:value="10" calcext:value-type="float">
            <text:p>10</text:p>
          </table:table-cell>
          <table:table-cell table:style-name="ce92" table:formula="of:=FORMULA([.I101])" office:value-type="string" office:string-value="=FACTORSM(H101)" calcext:value-type="string">
            <text:p>=FACTORSM(H101)</text:p>
          </table:table-cell>
          <table:table-cell table:style-name="ce92"/>
          <table:table-cell table:style-name="ce85" table:number-columns-repeated="6"/>
          <table:table-cell table:number-columns-repeated="47"/>
        </table:table-row>
        <table:table-row table:style-name="ro1">
          <table:table-cell table:style-name="ce85"/>
          <table:table-cell table:style-name="ce91"/>
          <table:table-cell table:style-name="ce15" office:value-type="string" calcext:value-type="string">
            <text:p>Para micro pode usarse «u» ou «µ»</text:p>
          </table:table-cell>
          <table:table-cell table:style-name="ce85" table:number-columns-repeated="2"/>
          <table:table-cell table:style-name="ce92"/>
          <table:table-cell table:style-name="ce85"/>
          <table:table-cell table:style-name="ce111" office:value-type="string" calcext:value-type="string">
            <text:p>u</text:p>
          </table:table-cell>
          <table:table-cell table:style-name="ce106" table:formula="of:=FACTORSM([.H102])" office:value-type="float" office:value="0.000001" calcext:value-type="float">
            <text:p>0,000001</text:p>
          </table:table-cell>
          <table:table-cell table:style-name="ce92" table:formula="of:=FORMULA([.I102])" office:value-type="string" office:string-value="=FACTORSM(H102)" calcext:value-type="string">
            <text:p>=FACTORSM(H102)</text:p>
          </table:table-cell>
          <table:table-cell table:style-name="ce92"/>
          <table:table-cell table:style-name="ce85" table:number-columns-repeated="6"/>
          <table:table-cell table:number-columns-repeated="47"/>
        </table:table-row>
        <table:table-row table:style-name="ro1">
          <table:table-cell table:style-name="ce85" table:number-columns-repeated="5"/>
          <table:table-cell table:style-name="ce92"/>
          <table:table-cell table:style-name="ce85"/>
          <table:table-cell table:style-name="ce111" office:value-type="string" calcext:value-type="string">
            <text:p>µ</text:p>
          </table:table-cell>
          <table:table-cell table:style-name="ce106" table:formula="of:=FACTORSM([.H103])" office:value-type="float" office:value="0.000001" calcext:value-type="float">
            <text:p>0,000001</text:p>
          </table:table-cell>
          <table:table-cell table:style-name="ce92" table:formula="of:=FORMULA([.I103])" office:value-type="string" office:string-value="=FACTORSM(H103)" calcext:value-type="string">
            <text:p>=FACTORSM(H103)</text:p>
          </table:table-cell>
          <table:table-cell table:style-name="ce92"/>
          <table:table-cell table:style-name="ce85" table:number-columns-repeated="6"/>
          <table:table-cell table:number-columns-repeated="47"/>
        </table:table-row>
        <table:table-row table:style-name="ro1">
          <table:table-cell table:style-name="ce92" table:number-columns-repeated="2"/>
          <table:table-cell table:style-name="ce101"/>
          <table:table-cell table:style-name="ce92" table:number-columns-repeated="9"/>
          <table:table-cell table:style-name="ce85" table:number-columns-repeated="5"/>
          <table:table-cell table:number-columns-repeated="47"/>
        </table:table-row>
        <table:table-row table:style-name="ro1">
          <table:table-cell table:style-name="ce85" office:value-type="string" calcext:value-type="string">
            <text:p><text:a xlink:href="mailto:abarbadillomaran@edu.xunta.es" xlink:type="simple">Alfonso J. Barbadillo Marán</text:a></text:p>
          </table:table-cell>
          <table:table-cell table:style-name="ce85" table:number-columns-repeated="5"/>
          <table:table-cell table:style-name="ce118"/>
          <table:table-cell table:style-name="ce85" table:number-columns-repeated="10"/>
          <table:table-cell table:number-columns-repeated="47"/>
        </table:table-row>
        <table:table-row table:style-name="ro1">
          <table:table-cell table:style-name="ce85" office:value-type="string" calcext:value-type="string">
            <text:p>Actualizado</text:p>
          </table:table-cell>
          <table:table-cell table:style-name="ce95" office:value-type="date" office:date-value="2023-08-25" calcext:value-type="date">
            <text:p>25/08/23</text:p>
          </table:table-cell>
          <table:table-cell table:style-name="ce85" table:number-columns-repeated="4"/>
          <table:table-cell table:style-name="ce118"/>
          <table:table-cell table:style-name="ce85" table:number-columns-repeated="10"/>
          <table:table-cell table:number-columns-repeated="47"/>
        </table:table-row>
        <table:table-row table:style-name="ro1" table:number-rows-repeated="22">
          <table:table-cell table:style-name="ce85" table:number-columns-repeated="6"/>
          <table:table-cell table:style-name="ce118"/>
          <table:table-cell table:style-name="ce85" table:number-columns-repeated="10"/>
          <table:table-cell table:number-columns-repeated="47"/>
        </table:table-row>
        <table:table-row table:style-name="ro1" table:number-rows-repeated="3">
          <table:table-cell table:number-columns-repeated="64"/>
        </table:table-row>
        <table:table-row table:style-name="ro1">
          <table:table-cell office:value-type="string" calcext:value-type="string">
            <text:p>Despregar</text:p>
          </table:table-cell>
          <table:table-cell table:number-columns-repeated="63"/>
        </table:table-row>
        <table:table-row table:style-name="ro1">
          <table:table-cell office:value-type="string" calcext:value-type="string">
            <text:p>Clic e picar na frecha</text:p>
          </table:table-cell>
          <table:table-cell table:number-columns-repeated="63"/>
        </table:table-row>
        <table:table-row table:style-name="ro1">
          <table:table-cell/>
          <table:table-cell table:style-name="ce98"/>
          <table:table-cell table:number-columns-repeated="62"/>
        </table:table-row>
        <table:table-row table:style-name="ro1" table:number-rows-repeated="1048432">
          <table:table-cell table:number-columns-repeated="64"/>
        </table:table-row>
        <table:table-row table:style-name="ro2" table:number-rows-repeated="9">
          <table:table-cell table:number-columns-repeated="64"/>
        </table:table-row>
        <table:table-row table:style-name="ro2">
          <table:table-cell table:number-columns-repeated="64"/>
        </table:table-row>
      </table:table>
      <table:table table:name="Axud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 form:id="control1"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2.VaciarCeldasNoProteg?language=Basic&amp;location=document" xlink:type="simple"/>
              </office:event-listeners>
            </form:button>
          </form:form>
        </office:forms>
        <table:table-column table:style-name="co11" table:number-columns-repeated="2" table:default-cell-style-name="Default"/>
        <table:table-column table:style-name="co12" table:default-cell-style-name="Default"/>
        <table:table-column table:style-name="co11" table:number-columns-repeated="6" table:default-cell-style-name="Default"/>
        <table:table-column table:style-name="co13" table:default-cell-style-name="Default"/>
        <table:table-column table:style-name="co11" table:number-columns-repeated="2" table:default-cell-style-name="Default"/>
        <table:table-column table:style-name="co14" table:default-cell-style-name="Default"/>
        <table:table-column table:style-name="co11" table:number-columns-repeated="14" table:default-cell-style-name="Default"/>
        <table:table-row table:style-name="ro3">
          <table:table-cell table:style-name="ce37" office:value-type="string" calcext:value-type="string">
            <text:p>Axuda</text:p>
          </table:table-cell>
          <table:table-cell table:style-name="ce135" table:number-columns-repeated="5"/>
          <table:table-cell table:style-name="ce85"/>
          <table:table-cell table:style-name="ce135" office:value-type="string" calcext:value-type="string">
            <text:p>Ir a…</text:p>
          </table:table-cell>
          <table:table-cell table:style-name="ce135"/>
          <table:table-cell table:style-name="ce135" office:value-type="string" calcext:value-type="string">
            <text:p>Ver documento</text:p>
          </table:table-cell>
          <table:table-cell table:style-name="ce135"/>
          <table:table-cell table:style-name="ce39" office:value-type="string" calcext:value-type="string">
            <text:p>Aclaracións</text:p>
          </table:table-cell>
          <table:table-cell table:style-name="ce135" table:number-columns-repeated="3"/>
          <table:table-cell office:value-type="string" calcext:value-type="string">
            <text:p>↲</text:p>
          </table:table-cell>
          <table:table-cell table:number-columns-repeated="10"/>
          <table:table-cell table:style-name="ce228" office:value-type="string" calcext:value-type="string">
            <text:p>Clic e pinchar na frecha</text:p>
          </table:table-cell>
        </table:table-row>
        <table:table-row table:style-name="ro3">
          <table:table-cell table:style-name="ce82" office:value-type="string" calcext:value-type="string">
            <text:p>Pode empregar este documento para resolver un problema do tipo do que aparece na pestana</text:p>
          </table:table-cell>
          <table:table-cell table:style-name="ce85" table:number-columns-repeated="6"/>
          <table:table-cell table:style-name="ce20" office:value-type="string" calcext:value-type="string">
            <text:p><text:a xlink:href="#Enunciado" xlink:type="simple">Enunciado</text:a></text:p>
          </table:table-cell>
          <table:table-cell table:style-name="ce135"/>
          <table:table-cell table:style-name="ce20" office:value-type="string" calcext:value-type="string">
            <text:p><text:a xlink:href="../ElectroExemplosPAUGal.pdf" xlink:type="simple" office:target-frame-name="_blank">Exemplos PAU</text:a></text:p>
          </table:table-cell>
          <table:table-cell table:style-name="ce135"/>
          <table:table-cell table:style-name="ce207" office:value-type="string" calcext:value-type="string">
            <text:p><text:a xlink:href="#CifrasSign" xlink:type="simple">Cifras significativas</text:a></text:p>
          </table:table-cell>
          <table:table-cell table:style-name="ce161"/>
          <table:table-cell table:style-name="ce135" table:number-columns-repeated="2"/>
          <table:table-cell table:number-columns-repeated="11"/>
          <table:table-cell table:style-name="ce228" office:value-type="string" calcext:value-type="string">
            <text:p>Despregar</text:p>
          </table:table-cell>
        </table:table-row>
        <table:table-row table:style-name="ro3">
          <table:table-cell table:style-name="ce82" office:value-type="string" calcext:value-type="string">
            <text:p>Se quedan datos ou resultados dun problema anterior moi diferente do que quere comprobar</text:p>
          </table:table-cell>
          <table:table-cell table:style-name="ce85" table:number-columns-repeated="6"/>
          <table:table-cell table:style-name="ce5" office:value-type="string" calcext:value-type="string">
            <text:p><text:a xlink:href="#Introd" xlink:type="simple">Introdución</text:a></text:p>
          </table:table-cell>
          <table:table-cell table:style-name="ce135" table:number-columns-repeated="3"/>
          <table:table-cell table:style-name="ce5" office:value-type="string" calcext:value-type="string">
            <text:p><text:a xlink:href="#CopiarResultado" xlink:type="simple">Copiar un resultado noutra cela</text:a></text:p>
          </table:table-cell>
          <table:table-cell table:style-name="ce161"/>
          <table:table-cell table:style-name="ce135" table:number-columns-repeated="2"/>
          <table:table-cell table:number-columns-repeated="12"/>
        </table:table-row>
        <table:table-row table:style-name="ro3">
          <table:table-cell table:style-name="ce82" office:value-type="string" calcext:value-type="string">
            <text:p>agora, faga clic no botón</text:p>
          </table:table-cell>
          <table:table-cell table:style-name="ce85"/>
          <table:table-cell table:style-name="ce85">
            <draw:control table:end-cell-address="Axuda.C4" table:end-x="2.046cm" table:end-y="0.449cm" draw:z-index="6" draw:style-name="gr1" draw:text-style-name="P1" svg:width="1.831cm" svg:height="0.449cm" svg:x="0.215cm" svg:y="0cm" draw:control="control1"/>
          </table:table-cell>
          <table:table-cell table:style-name="ce82" office:value-type="string" calcext:value-type="string">
            <text:p>da pestana</text:p>
          </table:table-cell>
          <table:table-cell table:style-name="ce20" office:value-type="string" calcext:value-type="string">
            <text:p><text:a xlink:href="#Enunciado" xlink:type="simple">Enunciado</text:a></text:p>
          </table:table-cell>
          <table:table-cell table:style-name="ce85" table:number-columns-repeated="2"/>
          <table:table-cell table:style-name="ce161" office:value-type="string" calcext:value-type="string">
            <text:p><text:a xlink:href="#DescrFunc" xlink:type="simple">Funcións</text:a></text:p>
          </table:table-cell>
          <table:table-cell table:style-name="ce135" table:number-columns-repeated="3"/>
          <table:table-cell table:style-name="ce161" office:value-type="string" calcext:value-type="string">
            <text:p><text:a xlink:href="#ErrorResult" xlink:type="simple">Erros nos resultados</text:a></text:p>
          </table:table-cell>
          <table:table-cell table:style-name="ce161"/>
          <table:table-cell table:style-name="ce135" table:number-columns-repeated="2"/>
          <table:table-cell table:number-columns-repeated="12"/>
        </table:table-row>
        <table:table-row table:style-name="ro3">
          <table:table-cell table:style-name="ce82" office:value-type="string" calcext:value-type="string">
            <text:p>e faga clic no botón</text:p>
          </table:table-cell>
          <table:table-cell table:style-name="ce85"/>
          <table:table-cell table:style-name="ce283" office:value-type="string" calcext:value-type="string">
            <text:p>Aceptar</text:p>
          </table:table-cell>
          <table:table-cell table:style-name="ce82" office:value-type="string" calcext:value-type="string">
            <text:p>do cadro de diálogo que aparece</text:p>
          </table:table-cell>
          <table:table-cell table:style-name="ce85" table:number-columns-repeated="3"/>
          <table:table-cell table:style-name="ce135" table:number-columns-repeated="4"/>
          <table:table-cell table:style-name="ce207" office:value-type="string" calcext:value-type="string">
            <text:p><text:a xlink:href="#ElegirOEscribir" xlink:type="simple">Escribir datos</text:a></text:p>
          </table:table-cell>
          <table:table-cell table:style-name="ce161"/>
          <table:table-cell table:style-name="ce135" table:number-columns-repeated="2"/>
          <table:table-cell table:number-columns-repeated="12"/>
        </table:table-row>
        <table:table-row table:style-name="ro3">
          <table:table-cell table:style-name="ce82" office:value-type="string" calcext:value-type="string">
            <text:p>ou vaia ao menú</text:p>
          </table:table-cell>
          <table:table-cell table:style-name="ce85" table:number-columns-repeated="6"/>
          <table:table-cell table:style-name="ce135" table:number-columns-repeated="4"/>
          <table:table-cell table:style-name="ce214" office:value-type="string" calcext:value-type="string">
            <text:p><text:a xlink:href="#Formatos" xlink:type="simple">Formatos</text:a></text:p>
          </table:table-cell>
          <table:table-cell table:style-name="ce161"/>
          <table:table-cell table:style-name="ce135" table:number-columns-repeated="2"/>
          <table:table-cell table:number-columns-repeated="12"/>
        </table:table-row>
        <table:table-row table:style-name="ro3">
          <table:table-cell table:style-name="ce83" office:value-type="string" calcext:value-type="string">
            <text:p>Editar → Seleccionar → Seleccionar as celas desprotexidas</text:p>
          </table:table-cell>
          <table:table-cell table:style-name="ce85" table:number-columns-repeated="6"/>
          <table:table-cell table:style-name="ce135" table:number-columns-repeated="4"/>
          <table:table-cell table:style-name="ce161" office:value-type="string" calcext:value-type="string">
            <text:p><text:a xlink:href="#NoSePueden" xlink:type="simple">Non se pode escribir nas celas</text:a></text:p>
          </table:table-cell>
          <table:table-cell table:style-name="ce161"/>
          <table:table-cell table:style-name="ce135" table:number-columns-repeated="2"/>
          <table:table-cell table:number-columns-repeated="12"/>
        </table:table-row>
        <table:table-row table:style-name="ro3">
          <table:table-cell table:style-name="ce82" office:value-type="string" calcext:value-type="string">
            <text:p>e prema na tecla </text:p>
          </table:table-cell>
          <table:table-cell table:style-name="ce85" table:number-columns-repeated="6"/>
          <table:table-cell table:style-name="ce135" table:number-columns-repeated="4"/>
          <table:table-cell table:style-name="ce161" office:value-type="string" calcext:value-type="string">
            <text:p><text:a xlink:href="#BorrarTodo" xlink:type="simple">O botón «Borrar datos» non vai</text:a></text:p>
          </table:table-cell>
          <table:table-cell table:style-name="ce161"/>
          <table:table-cell table:style-name="ce135" table:number-columns-repeated="2"/>
          <table:table-cell table:number-columns-repeated="12"/>
        </table:table-row>
        <table:table-row table:style-name="ro3">
          <table:table-cell table:style-name="ce216" office:value-type="string" calcext:value-type="string">
            <text:p>Supr</text:p>
          </table:table-cell>
          <table:table-cell table:style-name="ce85" table:number-columns-repeated="6"/>
          <table:table-cell table:style-name="ce135" table:number-columns-repeated="4"/>
          <table:table-cell table:style-name="ce5" office:value-type="string" calcext:value-type="string">
            <text:p><text:a xlink:href="#OtrosCalc" xlink:type="simple">Outros cálculos</text:a></text:p>
          </table:table-cell>
          <table:table-cell table:style-name="ce161"/>
          <table:table-cell table:style-name="ce135" table:number-columns-repeated="2"/>
          <table:table-cell table:number-columns-repeated="12"/>
        </table:table-row>
        <table:table-row table:style-name="ro3">
          <table:table-cell table:style-name="ce82" office:value-type="string" calcext:value-type="string">
            <text:p>Escriba ou elixa os datos segundo o </text:p>
          </table:table-cell>
          <table:table-cell table:style-name="ce85" table:number-columns-repeated="2"/>
          <table:table-cell table:style-name="ce143" office:value-type="string" calcext:value-type="string">
            <text:p><text:span text:style-name="T7"><text:a xlink:href="#ElegirOEscribir" xlink:type="simple">tipo de cela</text:a></text:span></text:p>
          </table:table-cell>
          <table:table-cell table:style-name="ce85" table:number-columns-repeated="3"/>
          <table:table-cell table:style-name="ce135" table:number-columns-repeated="8"/>
          <table:table-cell table:number-columns-repeated="12"/>
        </table:table-row>
        <table:table-row table:style-name="ro3">
          <table:table-cell table:style-name="ce82" office:value-type="string" calcext:value-type="string">
            <text:p>e observe os resultados nos que pode elixir as unidades ou magnitudes que se presentan</text:p>
          </table:table-cell>
          <table:table-cell table:style-name="ce85" table:number-columns-repeated="6"/>
          <table:table-cell table:style-name="ce124"/>
          <table:table-cell table:style-name="ce135" table:number-columns-repeated="7"/>
          <table:table-cell table:number-columns-repeated="12"/>
        </table:table-row>
        <table:table-row table:style-name="ro3">
          <table:table-cell table:style-name="ce82" office:value-type="string" calcext:value-type="string">
            <text:p>Os resultados aparecen na mesma pestana, pero algúns dos cálculos explícanse nas pestanas</text:p>
          </table:table-cell>
          <table:table-cell table:style-name="ce85" table:number-columns-repeated="6"/>
          <table:table-cell table:style-name="ce20" office:value-type="string" calcext:value-type="string">
            <text:p><text:a xlink:href="#Campo" xlink:type="simple">Campo</text:a></text:p>
          </table:table-cell>
          <table:table-cell table:style-name="ce161"/>
          <table:table-cell table:style-name="ce135" table:number-columns-repeated="6"/>
          <table:table-cell table:number-columns-repeated="12"/>
        </table:table-row>
        <table:table-row table:style-name="ro3">
          <table:table-cell table:style-name="ce85" table:number-columns-repeated="7"/>
          <table:table-cell table:style-name="ce161" office:value-type="string" calcext:value-type="string">
            <text:p><text:a xlink:href="#Equilibrio" xlink:type="simple">Equilibrio</text:a></text:p>
          </table:table-cell>
          <table:table-cell table:style-name="ce161"/>
          <table:table-cell table:style-name="ce135" table:number-columns-repeated="6"/>
          <table:table-cell table:number-columns-repeated="12"/>
        </table:table-row>
        <table:table-row table:style-name="ro3">
          <table:table-cell table:style-name="ce37" office:value-type="string" calcext:value-type="string">
            <text:p>Seguir ligazóns</text:p>
          </table:table-cell>
          <table:table-cell table:style-name="ce135" table:number-columns-repeated="4"/>
          <table:table-cell table:style-name="ce217"/>
          <table:table-cell table:style-name="ce220"/>
          <table:table-cell table:style-name="ce20" office:value-type="string" calcext:value-type="string">
            <text:p><text:a xlink:href="#Potencial" xlink:type="simple">Potencial</text:a></text:p>
          </table:table-cell>
          <table:table-cell table:style-name="ce161"/>
          <table:table-cell table:style-name="ce135" table:number-columns-repeated="6"/>
          <table:table-cell table:number-columns-repeated="12"/>
        </table:table-row>
        <table:table-row table:style-name="ro3">
          <table:table-cell table:style-name="ce39" office:value-type="string" calcext:value-type="string">
            <text:p>As ligazóns son celas con este aspecto</text:p>
          </table:table-cell>
          <table:table-cell table:style-name="ce135" table:number-columns-repeated="2"/>
          <table:table-cell table:style-name="ce5" office:value-type="string" calcext:value-type="string">
            <text:p><text:a xlink:href="#EjemploEnlace" xlink:type="simple">Ligazón</text:a></text:p>
          </table:table-cell>
          <table:table-cell table:style-name="ce135"/>
          <table:table-cell table:style-name="ce217"/>
          <table:table-cell table:style-name="ce135"/>
          <table:table-cell table:style-name="ce20" office:value-type="string" calcext:value-type="string">
            <text:p><text:a xlink:href="#Enerxía_Potencial" xlink:type="simple">Enerxía potencial</text:a></text:p>
          </table:table-cell>
          <table:table-cell table:style-name="ce161"/>
          <table:table-cell table:style-name="ce135" table:number-columns-repeated="6"/>
          <table:table-cell table:number-columns-repeated="12"/>
        </table:table-row>
        <table:table-row table:style-name="ro3">
          <table:table-cell table:style-name="ce39" office:value-type="string" calcext:value-type="string">
            <text:p>Para seguir unha ligazón pulse a tecla Control («Ctrl») mentres pincha nel.</text:p>
          </table:table-cell>
          <table:table-cell table:style-name="ce135" table:number-columns-repeated="14"/>
          <table:table-cell table:number-columns-repeated="12"/>
        </table:table-row>
        <table:table-row table:style-name="ro3">
          <table:table-cell table:style-name="ce39" office:value-type="string" calcext:value-type="string">
            <text:p>Se prefire seguir a ligazón sen ter que pulsar a tecla Control, vaia ao menú</text:p>
          </table:table-cell>
          <table:table-cell table:style-name="ce135" table:number-columns-repeated="6"/>
          <table:table-cell table:style-name="ce85" table:number-columns-repeated="2"/>
          <table:table-cell table:style-name="ce135" table:number-columns-repeated="6"/>
          <table:table-cell table:number-columns-repeated="12"/>
        </table:table-row>
        <table:table-row table:style-name="ro3">
          <table:table-cell table:style-name="ce83" office:value-type="string" calcext:value-type="string">
            <text:p>Ferramentas → Opcións → LibreOffice → Seguranza → Opcións de seguranza e advertencias</text:p>
          </table:table-cell>
          <table:table-cell table:style-name="ce83" table:number-columns-repeated="6"/>
          <table:table-cell table:style-name="ce85" table:number-columns-repeated="2"/>
          <table:table-cell table:style-name="ce135" table:number-columns-repeated="6"/>
          <table:table-cell table:number-columns-repeated="12"/>
        </table:table-row>
        <table:table-row table:style-name="ro3">
          <table:table-cell table:style-name="ce82" office:value-type="string" calcext:value-type="string">
            <text:p>faga clic en</text:p>
          </table:table-cell>
          <table:table-cell table:style-name="ce283" office:value-type="string" calcext:value-type="string">
            <text:p><text:s/>Opcións</text:p>
          </table:table-cell>
          <table:table-cell table:style-name="ce106"/>
          <table:table-cell table:style-name="ce106" office:value-type="string" calcext:value-type="string">
            <text:p> e quite a marca [<text:span text:style-name="T8">√</text:span>]  </text:p>
          </table:table-cell>
          <table:table-cell table:style-name="ce216" office:value-type="string" calcext:value-type="string">
            <text:p>Ctrl-clic para abrir as hiperligazóns</text:p>
          </table:table-cell>
          <table:table-cell table:style-name="ce83"/>
          <table:table-cell table:style-name="ce135"/>
          <table:table-cell table:style-name="ce85" table:number-columns-repeated="2"/>
          <table:table-cell table:style-name="ce135" table:number-columns-repeated="6"/>
          <table:table-cell table:number-columns-repeated="12"/>
        </table:table-row>
        <table:table-row table:style-name="ro3">
          <table:table-cell table:style-name="ce39" office:value-type="string" calcext:value-type="string">
            <text:p>Tamén pode ir a outra folla facendo clic nunha das pestanas da parte inferior.</text:p>
          </table:table-cell>
          <table:table-cell table:style-name="ce135" table:number-columns-repeated="6"/>
          <table:table-cell table:style-name="ce85" table:number-columns-repeated="2"/>
          <table:table-cell table:style-name="ce135" table:number-columns-repeated="6"/>
          <table:table-cell table:number-columns-repeated="12"/>
        </table:table-row>
        <table:table-row table:style-name="ro3">
          <table:table-cell table:style-name="ce38"/>
          <table:table-cell table:style-name="ce135"/>
          <table:table-cell table:style-name="ce116" table:number-columns-repeated="4"/>
          <table:table-cell table:style-name="ce124" table:number-columns-repeated="2"/>
          <table:table-cell table:style-name="ce135" table:number-columns-repeated="7"/>
          <table:table-cell table:number-columns-repeated="12"/>
        </table:table-row>
        <table:table-row table:style-name="ro3">
          <table:table-cell table:style-name="ce37" office:value-type="string" calcext:value-type="string">
            <text:p>Elixir ou escribir datos</text:p>
          </table:table-cell>
          <table:table-cell table:style-name="ce135"/>
          <table:table-cell table:style-name="ce116" table:number-columns-repeated="6"/>
          <table:table-cell table:style-name="ce135" table:number-columns-repeated="7"/>
          <table:table-cell table:number-columns-repeated="12"/>
        </table:table-row>
        <table:table-row table:style-name="ro3">
          <table:table-cell table:style-name="ce39" office:value-type="string" calcext:value-type="string">
            <text:p>Na folla de Enunciados existen dous tipos de celas para elixir ou escribir datos</text:p>
          </table:table-cell>
          <table:table-cell table:style-name="ce135"/>
          <table:table-cell table:style-name="ce116" table:number-columns-repeated="6"/>
          <table:table-cell table:style-name="ce135" table:number-columns-repeated="7"/>
          <table:table-cell table:number-columns-repeated="12"/>
        </table:table-row>
        <table:table-row table:style-name="ro3">
          <table:table-cell table:style-name="ce135" office:value-type="string" calcext:value-type="string">
            <text:p>a) Menú</text:p>
          </table:table-cell>
          <table:table-cell table:style-name="ce285" table:content-validation-name="val2" office:value-type="string" calcext:value-type="string" table:number-columns-spanned="2" table:number-rows-spanned="1">
            <text:p>Clic e pinchar na frecha</text:p>
          </table:table-cell>
          <table:covered-table-cell table:style-name="ce116"/>
          <table:table-cell table:style-name="ce172" office:value-type="string" calcext:value-type="string">
            <text:p>As celas con fondo de cor salmón son para elixir nunha lista de opcións.</text:p>
          </table:table-cell>
          <table:table-cell table:style-name="ce116" table:number-columns-repeated="4"/>
          <table:table-cell table:style-name="ce135" table:number-columns-repeated="7"/>
          <table:table-cell table:number-columns-repeated="12"/>
        </table:table-row>
        <table:table-row table:style-name="ro3">
          <table:table-cell table:style-name="ce135"/>
          <table:table-cell table:style-name="ce39" office:value-type="string" calcext:value-type="string">
            <text:p>Faga clic nela e aparecerá ⇓. Ao pulsar nesta frecha despréganse as opcións.</text:p>
          </table:table-cell>
          <table:table-cell table:style-name="ce116"/>
          <table:table-cell table:style-name="ce173"/>
          <table:table-cell table:style-name="ce116" table:number-columns-repeated="4"/>
          <table:table-cell table:style-name="ce135" table:number-columns-repeated="7"/>
          <table:table-cell table:number-columns-repeated="12"/>
        </table:table-row>
        <table:table-row table:style-name="ro3">
          <table:table-cell table:style-name="ce135"/>
          <table:table-cell table:style-name="ce37" office:value-type="string" calcext:value-type="string">
            <text:p>Non copie nunca unha cela de Menú noutra! Desaparecerán os menús.</text:p>
          </table:table-cell>
          <table:table-cell table:style-name="ce116"/>
          <table:table-cell table:style-name="ce173"/>
          <table:table-cell table:style-name="ce116" table:number-columns-repeated="4"/>
          <table:table-cell table:style-name="ce135" table:number-columns-repeated="7"/>
          <table:table-cell table:number-columns-repeated="12"/>
        </table:table-row>
        <table:table-row table:style-name="ro3">
          <table:table-cell table:style-name="ce135"/>
          <table:table-cell table:style-name="ce82" office:value-type="string" calcext:value-type="string">
            <text:p>Se non fixo a copia de seguridade, a única solución é</text:p>
          </table:table-cell>
          <table:table-cell table:style-name="ce85" table:number-columns-repeated="2"/>
          <table:table-cell table:style-name="ce135"/>
          <table:table-cell table:style-name="ce20" office:value-type="string" calcext:value-type="string">
            <text:p><text:a xlink:href="http://www.xente.mundo-r.com/alfonbarba/calculo.html" xlink:type="simple">descargar</text:a></text:p>
          </table:table-cell>
          <table:table-cell table:style-name="ce82" office:value-type="string" calcext:value-type="string">
            <text:p>outra vez este documento.</text:p>
          </table:table-cell>
          <table:table-cell table:style-name="ce116"/>
          <table:table-cell table:style-name="ce135" table:number-columns-repeated="7"/>
          <table:table-cell table:number-columns-repeated="12"/>
        </table:table-row>
        <table:table-row table:style-name="ro3">
          <table:table-cell table:style-name="ce135" office:value-type="string" calcext:value-type="string">
            <text:p>b) Valores</text:p>
          </table:table-cell>
          <table:table-cell table:style-name="DatoEntrada"/>
          <table:table-cell table:style-name="ce116"/>
          <table:table-cell table:style-name="ce172" office:value-type="string" calcext:value-type="string">
            <text:p>As celas con borde azul empréganse para escribir valores numéricos.</text:p>
          </table:table-cell>
          <table:table-cell table:style-name="ce116" table:number-columns-repeated="4"/>
          <table:table-cell table:style-name="ce135" table:number-columns-repeated="7"/>
          <table:table-cell table:number-columns-repeated="12"/>
        </table:table-row>
        <table:table-row table:style-name="ro3">
          <table:table-cell table:style-name="ce135"/>
          <table:table-cell table:style-name="ce88" office:value-type="string" calcext:value-type="string">
            <text:p>Pode escoller na barra de ferramentas o formato</text:p>
          </table:table-cell>
          <table:table-cell table:style-name="ce108" table:number-columns-repeated="3"/>
          <table:table-cell table:style-name="ce122" office:value-type="string" calcext:value-type="string">
            <text:p>científico</text:p>
          </table:table-cell>
          <table:table-cell table:style-name="ce126" office:value-type="string" calcext:value-type="string">
            <text:p>ou xeral</text:p>
          </table:table-cell>
          <table:table-cell table:style-name="ce122" office:value-type="string" calcext:value-type="string">
            <text:p>e engadir ou</text:p>
          </table:table-cell>
          <table:table-cell table:style-name="ce129" office:value-type="string" calcext:value-type="string">
            <text:p>eliminar decimais </text:p>
          </table:table-cell>
          <table:table-cell table:style-name="ce129"/>
          <table:table-cell table:style-name="ce135" table:number-columns-repeated="5"/>
          <table:table-cell table:number-columns-repeated="12"/>
        </table:table-row>
        <table:table-row table:style-name="ro3">
          <table:table-cell table:style-name="ce135"/>
          <table:table-cell table:style-name="ce88" office:value-type="string" calcext:value-type="string">
            <text:p>facendo clic nunha das iconas (LibreOffice 7.3)</text:p>
          </table:table-cell>
          <table:table-cell table:style-name="ce108" table:number-columns-repeated="3"/>
          <table:table-cell table:style-name="ce123" office:value-type="string" calcext:value-type="string">
            <text:p>E</text:p>
          </table:table-cell>
          <table:table-cell table:style-name="ce123" office:value-type="float" office:value="12" calcext:value-type="float">
            <text:p>12</text:p>
          </table:table-cell>
          <table:table-cell table:style-name="ce128" office:value-type="string" calcext:value-type="string">
            <text:p>,00+</text:p>
          </table:table-cell>
          <table:table-cell table:style-name="ce130" office:value-type="string" calcext:value-type="string">
            <text:p>,00<text:span text:style-name="T5">×</text:span></text:p>
          </table:table-cell>
          <table:table-cell table:style-name="ce129"/>
          <table:table-cell table:style-name="ce135" table:number-columns-repeated="5"/>
          <table:table-cell table:number-columns-repeated="12"/>
        </table:table-row>
        <table:table-row table:style-name="ro3">
          <table:table-cell table:style-name="ce135" table:number-columns-repeated="15"/>
          <table:table-cell table:number-columns-repeated="12"/>
        </table:table-row>
        <table:table-row table:style-name="ro3">
          <table:table-cell table:style-name="ce38" office:value-type="string" calcext:value-type="string">
            <text:p>Cifras significativas</text:p>
          </table:table-cell>
          <table:table-cell table:style-name="ce135"/>
          <table:table-cell table:style-name="ce159" table:content-validation-name="val3">
            <office:annotation draw:style-name="gr2" draw:text-style-name="P3" svg:width="3.445cm" svg:height="2.416cm" svg:x="6.929cm" svg:y="13.939cm" draw:caption-point-x="0cm" draw:caption-point-y="0.015cm">
              <dc:date>2018-03-18T00:00:00</dc:date>
              <text:p text:style-name="P2"><text:span text:style-name="T1">Número de cifras significativas (1 a 6) dos resultados. Deixalo en branco supón 3 cifras.</text:span></text:p>
            </office:annotation>
          </table:table-cell>
          <table:table-cell table:style-name="ce145" table:formula="of:=IF(ISBLANK([.C32]);3;[.C32])" office:value-type="float" office:value="3" calcext:value-type="float">
            <text:p>3</text:p>
          </table:table-cell>
          <table:table-cell table:style-name="ce135"/>
          <table:table-cell table:style-name="ce161" office:value-type="string" calcext:value-type="string">
            <text:p><text:a xlink:href="#NotasAyuda" xlink:type="simple">↑ Ir arriba</text:a></text:p>
          </table:table-cell>
          <table:table-cell table:style-name="ce135" table:number-columns-repeated="9"/>
          <table:table-cell table:number-columns-repeated="12"/>
        </table:table-row>
        <table:table-row table:style-name="ro3">
          <table:table-cell table:style-name="ce39" office:value-type="string" calcext:value-type="string">
            <text:p>Pódese elixir o número de cifras significativas (1 a 6)</text:p>
          </table:table-cell>
          <table:table-cell table:style-name="ce135" table:number-columns-repeated="14"/>
          <table:table-cell table:number-columns-repeated="12"/>
        </table:table-row>
        <table:table-row table:style-name="ro3">
          <table:table-cell table:style-name="ce39" office:value-type="string" calcext:value-type="string">
            <text:p>coas que aparecerán os resultados, pero non se usan nos cálculos intermedios.</text:p>
          </table:table-cell>
          <table:table-cell table:style-name="ce135" table:number-columns-repeated="6"/>
          <table:table-cell table:style-name="ce222"/>
          <table:table-cell table:style-name="ce39" office:value-type="string" calcext:value-type="string">
            <text:p>amósase como</text:p>
          </table:table-cell>
          <table:table-cell table:style-name="ce135" table:number-columns-repeated="6"/>
          <table:table-cell table:number-columns-repeated="12"/>
        </table:table-row>
        <table:table-row table:style-name="ro3">
          <table:table-cell table:style-name="ce39" office:value-type="string" calcext:value-type="string">
            <text:p>Se se deixa en branco, presenta os resultados con 3 cifras significativas.</text:p>
          </table:table-cell>
          <table:table-cell table:style-name="ce135" table:number-columns-repeated="6"/>
          <table:table-cell table:style-name="DatoEntrada" office:value-type="float" office:value="123456789" calcext:value-type="float">
            <text:p>123456789</text:p>
          </table:table-cell>
          <table:table-cell table:style-name="ce222" table:formula="of:=NUMFORMA([.H35];[.D32];3)" office:value-type="string" office:string-value="1,23·10⁸" calcext:value-type="string">
            <text:p>1,23·10⁸</text:p>
          </table:table-cell>
          <table:table-cell table:style-name="ce135" table:number-columns-repeated="6"/>
          <table:table-cell table:number-columns-repeated="12"/>
        </table:table-row>
        <table:table-row table:style-name="ro3">
          <table:table-cell table:style-name="ce135" table:number-columns-repeated="15"/>
          <table:table-cell table:number-columns-repeated="12"/>
        </table:table-row>
        <table:table-row table:style-name="ro3">
          <table:table-cell table:style-name="ce37" office:value-type="string" calcext:value-type="string">
            <text:p>OUTROS CÁLCULOS</text:p>
          </table:table-cell>
          <table:table-cell table:style-name="ce135" table:number-columns-repeated="4"/>
          <table:table-cell table:style-name="ce161" office:value-type="string" calcext:value-type="string">
            <text:p><text:a xlink:href="#NotasAyuda" xlink:type="simple">↑ Ir arriba</text:a></text:p>
          </table:table-cell>
          <table:table-cell table:style-name="ce135" table:number-columns-repeated="9"/>
          <table:table-cell table:number-columns-repeated="12"/>
        </table:table-row>
        <table:table-row table:style-name="ro3">
          <table:table-cell table:style-name="ce39" office:value-type="string" calcext:value-type="string">
            <text:p>Son as celas nas que pode facer outros cálculos distintos aos previstos.</text:p>
          </table:table-cell>
          <table:table-cell table:style-name="ce135" table:number-columns-repeated="14"/>
          <table:table-cell table:number-columns-repeated="12"/>
        </table:table-row>
        <table:table-row table:style-name="ro3">
          <table:table-cell table:style-name="ce135" table:number-columns-repeated="15"/>
          <table:table-cell table:number-columns-repeated="12"/>
        </table:table-row>
        <table:table-row table:style-name="ro3">
          <table:table-cell table:style-name="ce85"/>
          <table:table-cell table:style-name="ce96" office:value-type="string" calcext:value-type="string" table:number-columns-spanned="4" table:number-rows-spanned="1">
            <text:p>O <text:s text:c="2"/>U <text:s text:c="2"/>T <text:s text:c="2"/>R <text:s text:c="2"/>O <text:s text:c="2"/>S <text:s text:c="6"/>C <text:s text:c="2"/>Á <text:s text:c="2"/>L <text:s text:c="2"/>C <text:s text:c="2"/>U <text:s text:c="2"/>L <text:s text:c="2"/>O <text:s text:c="2"/>S</text:p>
          </table:table-cell>
          <table:covered-table-cell table:style-name="ce114"/>
          <table:covered-table-cell table:number-columns-repeated="2" table:style-name="ce66"/>
          <table:table-cell table:style-name="ce124" table:number-columns-repeated="2"/>
          <table:table-cell table:style-name="ce135" table:number-columns-repeated="8"/>
          <table:table-cell table:number-columns-repeated="12"/>
        </table:table-row>
        <table:table-row table:style-name="ro3">
          <table:table-cell table:style-name="ce66" table:number-columns-repeated="5"/>
          <table:table-cell table:style-name="ce124" table:number-columns-repeated="2"/>
          <table:table-cell table:style-name="ce135" table:number-columns-repeated="8"/>
          <table:table-cell table:number-columns-repeated="12"/>
        </table:table-row>
        <table:table-row table:style-name="ro3">
          <table:table-cell table:style-name="ce66"/>
          <table:table-cell table:style-name="ce99" office:value-type="string" calcext:value-type="string">
            <text:p>Etiqueta: </text:p>
          </table:table-cell>
          <table:table-cell table:style-name="ce115" table:number-columns-repeated="2"/>
          <table:table-cell table:style-name="ce66"/>
          <table:table-cell table:style-name="ce124" table:number-columns-repeated="2"/>
          <table:table-cell table:style-name="ce135" table:number-columns-repeated="8"/>
          <table:table-cell table:number-columns-repeated="12"/>
        </table:table-row>
        <table:table-row table:style-name="ro3">
          <table:table-cell table:style-name="ce85"/>
          <table:table-cell table:style-name="ce99" office:value-type="string" calcext:value-type="string">
            <text:p>Fórmula: </text:p>
          </table:table-cell>
          <table:table-cell table:style-name="ce186" table:number-columns-repeated="2"/>
          <table:table-cell table:style-name="ce66"/>
          <table:table-cell table:style-name="ce124">
            <office:annotation draw:style-name="gr3" draw:text-style-name="P5" svg:width="3.233cm" svg:height="0.596cm" svg:x="14.312cm" svg:y="16.617cm" draw:caption-point-x="-0.61cm" draw:caption-point-y="2.284cm">
              <dc:date>2013-06-23T00:00:00</dc:date>
              <text:p text:style-name="P4"><text:span text:style-name="T2">Escriba la fórmula</text:span></text:p>
            </office:annotation>
          </table:table-cell>
          <table:table-cell table:style-name="ce124"/>
          <table:table-cell table:style-name="ce135" table:number-columns-repeated="8"/>
          <table:table-cell table:number-columns-repeated="12"/>
        </table:table-row>
        <table:table-row table:style-name="ro3">
          <table:table-cell table:style-name="ce135" table:number-columns-repeated="15"/>
          <table:table-cell table:number-columns-repeated="12"/>
        </table:table-row>
        <table:table-row table:style-name="ro3">
          <table:table-cell table:style-name="ce39" office:value-type="string" calcext:value-type="string">
            <text:p>Escriba as ecuacións de cálculo nas celas de fondo branco.</text:p>
          </table:table-cell>
          <table:table-cell table:style-name="ce135" table:number-columns-repeated="14"/>
          <table:table-cell table:number-columns-repeated="12"/>
        </table:table-row>
        <table:table-row table:style-name="ro3">
          <table:table-cell table:style-name="ce39" office:value-type="string" calcext:value-type="string">
            <text:p>É posible que necesite usar a función AVALOR para converter o contido dunha cela nun número</text:p>
          </table:table-cell>
          <table:table-cell table:style-name="ce135" table:number-columns-repeated="14"/>
          <table:table-cell table:number-columns-repeated="12"/>
        </table:table-row>
        <table:table-row table:style-name="ro3">
          <table:table-cell table:style-name="ce39" office:value-type="string" calcext:value-type="string">
            <text:p>(aínda que o seu aspecto sexa o dun número).</text:p>
          </table:table-cell>
          <table:table-cell table:style-name="ce135" table:number-columns-repeated="14"/>
          <table:table-cell table:number-columns-repeated="12"/>
        </table:table-row>
        <table:table-row table:style-name="ro3">
          <table:table-cell table:style-name="ce39" office:value-type="string" calcext:value-type="string">
            <text:p>Se o desexa, escriba a magnitude calculada nas celas de fondo violeta.</text:p>
          </table:table-cell>
          <table:table-cell table:style-name="ce135" table:number-columns-repeated="5"/>
          <table:table-cell table:style-name="ce135" office:value-type="string" calcext:value-type="string">
            <text:p>Período</text:p>
          </table:table-cell>
          <table:table-cell table:style-name="ce135" table:number-columns-repeated="8"/>
          <table:table-cell table:number-columns-repeated="12"/>
        </table:table-row>
        <table:table-row table:style-name="ro3">
          <table:table-cell table:style-name="ce39" office:value-type="string" calcext:value-type="string">
            <text:p>P. ex. para calcular o número de voltas nun movemento circular</text:p>
          </table:table-cell>
          <table:table-cell table:style-name="ce135" table:number-columns-repeated="4"/>
          <table:table-cell table:style-name="ce135" table:formula="of:=CELL(&quot;address&quot;;[.G49])" office:value-type="string" office:string-value="$G$49" calcext:value-type="string">
            <text:p>$G$49</text:p>
          </table:table-cell>
          <table:table-cell table:style-name="ce222" table:formula="of:=NUMFORMA(5280;3;3)" office:value-type="string" office:string-value="5,28·10³" calcext:value-type="string">
            <text:p>5,28·10³</text:p>
          </table:table-cell>
          <table:table-cell table:style-name="ce135" office:value-type="string" calcext:value-type="string">
            <text:p>s</text:p>
          </table:table-cell>
          <table:table-cell table:style-name="ce135" table:number-columns-repeated="7"/>
          <table:table-cell table:number-columns-repeated="12"/>
        </table:table-row>
        <table:table-row table:style-name="ro3">
          <table:table-cell table:style-name="ce39" office:value-type="string" calcext:value-type="string">
            <text:p>Cela violeta á dereita de Magnitude →</text:p>
          </table:table-cell>
          <table:table-cell table:style-name="ce135" table:number-columns-repeated="2"/>
          <table:table-cell table:style-name="ce39" office:value-type="string" calcext:value-type="string">
            <text:p>N.º voltas</text:p>
          </table:table-cell>
          <table:table-cell table:style-name="ce135" table:number-columns-repeated="11"/>
          <table:table-cell table:number-columns-repeated="12"/>
        </table:table-row>
        <table:table-row table:style-name="ro3">
          <table:table-cell table:style-name="ce39" office:value-type="string" calcext:value-type="string">
            <text:p>Cela de fondo banco debaixo dela:</text:p>
          </table:table-cell>
          <table:table-cell table:style-name="ce135" table:number-columns-repeated="2"/>
          <table:table-cell table:style-name="ce135" table:formula="of:=FORMULA([.C54])" office:value-type="string" office:string-value="=1/AVALOR(G49)" calcext:value-type="string">
            <text:p>=1/AVALOR(G49)</text:p>
          </table:table-cell>
          <table:table-cell table:style-name="ce135" table:number-columns-repeated="11"/>
          <table:table-cell table:number-columns-repeated="12"/>
        </table:table-row>
        <table:table-row table:style-name="ro3">
          <table:table-cell table:style-name="ce70" table:number-columns-repeated="5"/>
          <table:table-cell table:style-name="ce124" table:number-columns-repeated="2"/>
          <table:table-cell table:style-name="ce135" table:number-columns-repeated="8"/>
          <table:table-cell table:number-columns-repeated="12"/>
        </table:table-row>
        <table:table-row table:style-name="ro3">
          <table:table-cell table:style-name="ce70"/>
          <table:table-cell table:style-name="ce99" office:value-type="string" calcext:value-type="string">
            <text:p>Magnitude →</text:p>
          </table:table-cell>
          <table:table-cell table:style-name="ce115" office:value-type="string" calcext:value-type="string">
            <text:p>N.º voltas</text:p>
          </table:table-cell>
          <table:table-cell table:style-name="ce115"/>
          <table:table-cell table:style-name="ce70"/>
          <table:table-cell table:style-name="ce124" table:number-columns-repeated="2"/>
          <table:table-cell table:style-name="ce135" table:number-columns-repeated="8"/>
          <table:table-cell table:number-columns-repeated="12"/>
        </table:table-row>
        <table:table-row table:style-name="ro3">
          <table:table-cell table:style-name="ce70"/>
          <table:table-cell table:style-name="ce99" office:value-type="string" calcext:value-type="string">
            <text:p>Ecuación →</text:p>
          </table:table-cell>
          <table:table-cell table:style-name="ce186" table:formula="of:=1/AVALOR([.G49])" office:value-type="float" office:value="0.000189393939393939" calcext:value-type="float">
            <office:annotation draw:style-name="gr4" draw:text-style-name="P5" svg:width="3.233cm" svg:height="0.596cm" svg:x="7.539cm" svg:y="21.55cm" draw:caption-point-x="-0.61cm" draw:caption-point-y="2.299cm">
              <dc:date>2013-06-23T00:00:00</dc:date>
              <text:p text:style-name="P4"><text:span text:style-name="T2">Escriba la fórmula</text:span></text:p>
            </office:annotation>
            <text:p>0,000189393939393939</text:p>
          </table:table-cell>
          <table:table-cell table:style-name="ce186">
            <office:annotation draw:style-name="gr5" draw:text-style-name="P5" svg:width="3.233cm" svg:height="0.596cm" svg:x="9.796cm" svg:y="21.55cm" draw:caption-point-x="-0.609cm" draw:caption-point-y="2.299cm">
              <dc:date>2013-06-23T00:00:00</dc:date>
              <text:p text:style-name="P4"><text:span text:style-name="T2">Escriba la fórmula</text:span></text:p>
            </office:annotation>
          </table:table-cell>
          <table:table-cell table:style-name="ce70">
            <office:annotation draw:style-name="gr6" draw:text-style-name="P5" svg:width="3.233cm" svg:height="0.596cm" svg:x="0cm" svg:y="2.248cm" draw:caption-point-x="11.445cm" draw:caption-point-y="21.601cm">
              <dc:date>2013-06-23T00:00:00</dc:date>
              <text:p text:style-name="P4"><text:span text:style-name="T2">Escriba la fórmula</text:span></text:p>
            </office:annotation>
          </table:table-cell>
          <table:table-cell table:style-name="ce124">
            <office:annotation draw:style-name="gr6" draw:text-style-name="P5" svg:width="3.233cm" svg:height="0.596cm" svg:x="14.312cm" svg:y="21.55cm" draw:caption-point-x="-0.61cm" draw:caption-point-y="2.299cm">
              <dc:date>2013-06-23T00:00:00</dc:date>
              <text:p text:style-name="P4"><text:span text:style-name="T2">Escriba la fórmula</text:span></text:p>
            </office:annotation>
          </table:table-cell>
          <table:table-cell table:style-name="ce124"/>
          <table:table-cell table:style-name="ce135" table:number-columns-repeated="8"/>
          <table:table-cell table:number-columns-repeated="12"/>
        </table:table-row>
        <table:table-row table:style-name="ro3">
          <table:table-cell table:style-name="ce135" table:number-columns-repeated="15"/>
          <table:table-cell table:number-columns-repeated="12"/>
        </table:table-row>
        <table:table-row table:style-name="ro3">
          <table:table-cell table:style-name="ce38" office:value-type="string" calcext:value-type="string">
            <text:p>Formatos</text:p>
          </table:table-cell>
          <table:table-cell table:style-name="ce135" table:number-columns-repeated="4"/>
          <table:table-cell table:style-name="ce161" office:value-type="string" calcext:value-type="string">
            <text:p><text:a xlink:href="#NotasAyuda" xlink:type="simple">↑ Ir arriba</text:a></text:p>
          </table:table-cell>
          <table:table-cell table:style-name="ce135" table:number-columns-repeated="9"/>
          <table:table-cell table:number-columns-repeated="12"/>
        </table:table-row>
        <table:table-row table:style-name="ro3">
          <table:table-cell table:style-name="ce39" office:value-type="string" calcext:value-type="string">
            <text:p>As celas perden o formato se se copia nelas datos doutro tipo de cela.</text:p>
          </table:table-cell>
          <table:table-cell table:style-name="ce135" table:number-columns-repeated="14"/>
          <table:table-cell table:number-columns-repeated="12"/>
        </table:table-row>
        <table:table-row table:style-name="ro3">
          <table:table-cell table:style-name="ce39" office:value-type="string" calcext:value-type="string">
            <text:p>Se algunha das celas con borde azul perde o formato, só ten que copiar unha cela similar</text:p>
          </table:table-cell>
          <table:table-cell table:style-name="ce135" table:number-columns-repeated="14"/>
          <table:table-cell table:number-columns-repeated="12"/>
        </table:table-row>
        <table:table-row table:style-name="ro3">
          <table:table-cell table:style-name="ce39" office:value-type="string" calcext:value-type="string">
            <text:p>e pegala no sitio da que deixou de funcionar.</text:p>
          </table:table-cell>
          <table:table-cell table:style-name="ce135" table:number-columns-repeated="14"/>
          <table:table-cell table:number-columns-repeated="12"/>
        </table:table-row>
        <table:table-row table:style-name="ro3">
          <table:table-cell table:style-name="ce39" office:value-type="string" calcext:value-type="string">
            <text:p>Para evitar perdas de formato copie e, en vez de pegar, faga un</text:p>
          </table:table-cell>
          <table:table-cell table:style-name="ce135" table:number-columns-repeated="14"/>
          <table:table-cell table:number-columns-repeated="12"/>
        </table:table-row>
        <table:table-row table:style-name="ro3">
          <table:table-cell table:style-name="ce46" office:value-type="string" calcext:value-type="string">
            <text:p>Editar → Pegado especial</text:p>
          </table:table-cell>
          <table:table-cell table:style-name="ce135"/>
          <table:table-cell table:style-name="ce39" office:value-type="string" calcext:value-type="string">
            <text:p>ou pulse a combinación de teclas: </text:p>
          </table:table-cell>
          <table:table-cell table:style-name="ce135" table:number-columns-repeated="2"/>
          <table:table-cell table:style-name="ce135" office:value-type="string" calcext:value-type="string">
            <text:p>Ctrl <text:span text:style-name="T5">⇑ V</text:span></text:p>
          </table:table-cell>
          <table:table-cell table:style-name="ce135" table:number-columns-repeated="9"/>
          <table:table-cell table:number-columns-repeated="12"/>
        </table:table-row>
        <table:table-row table:style-name="ro3">
          <table:table-cell table:style-name="ce39" office:value-type="string" calcext:value-type="string">
            <text:p>e desmarque a opción</text:p>
          </table:table-cell>
          <table:table-cell table:style-name="ce135" table:number-columns-repeated="14"/>
          <table:table-cell table:number-columns-repeated="12"/>
        </table:table-row>
        <table:table-row table:style-name="ro3">
          <table:table-cell table:style-name="ce46" office:value-type="string" calcext:value-type="string">
            <text:p>Formatos</text:p>
          </table:table-cell>
          <table:table-cell table:style-name="ce135" table:number-columns-repeated="14"/>
          <table:table-cell table:number-columns-repeated="12"/>
        </table:table-row>
        <table:table-row table:style-name="ro3">
          <table:table-cell table:style-name="ce39" office:value-type="string" calcext:value-type="string">
            <text:p>Para cambiar o formato numérico dunha cela de borde azul, elixa o tipo de dato da</text:p>
          </table:table-cell>
          <table:table-cell table:style-name="ce135" table:number-columns-repeated="14"/>
          <table:table-cell table:number-columns-repeated="12"/>
        </table:table-row>
        <table:table-row table:style-name="ro3">
          <table:table-cell table:style-name="ce39" office:value-type="string" calcext:value-type="string">
            <text:p>segunda barra de ferramentas. Se non aparecen os formatos que necesita, vaia ao menú</text:p>
          </table:table-cell>
          <table:table-cell table:style-name="ce135" table:number-columns-repeated="14"/>
          <table:table-cell table:number-columns-repeated="12"/>
        </table:table-row>
        <table:table-row table:style-name="ro3">
          <table:table-cell table:style-name="ce47" office:value-type="string" calcext:value-type="string">
            <text:p>Ferramentas → Personalizar → (pestana) Barras de ferramentas </text:p>
          </table:table-cell>
          <table:table-cell table:style-name="ce135" table:number-columns-repeated="14"/>
          <table:table-cell table:number-columns-repeated="12"/>
        </table:table-row>
        <table:table-row table:style-name="ro3">
          <table:table-cell table:style-name="ce39" office:value-type="string" calcext:value-type="string">
            <text:p>e, en Barra de ferramentas (ou Destino), elixa</text:p>
          </table:table-cell>
          <table:table-cell table:style-name="ce135" table:number-columns-repeated="14"/>
          <table:table-cell table:number-columns-repeated="12"/>
        </table:table-row>
        <table:table-row table:style-name="ro3">
          <table:table-cell table:style-name="ce47" office:value-type="string" calcext:value-type="string">
            <text:p>Formatado</text:p>
          </table:table-cell>
          <table:table-cell table:style-name="ce135" table:number-columns-repeated="14"/>
          <table:table-cell table:number-columns-repeated="12"/>
        </table:table-row>
        <table:table-row table:style-name="ro3">
          <table:table-cell table:style-name="ce39" office:value-type="string" calcext:value-type="string">
            <text:p>e marque</text:p>
          </table:table-cell>
          <table:table-cell table:style-name="ce135" table:number-columns-repeated="14"/>
          <table:table-cell table:number-columns-repeated="12"/>
        </table:table-row>
        <table:table-row table:style-name="ro3">
          <table:table-cell table:style-name="ce48" office:value-type="string" calcext:value-type="string">
            <text:p>Científico</text:p>
          </table:table-cell>
          <table:table-cell table:style-name="ce135" table:number-columns-repeated="14"/>
          <table:table-cell table:number-columns-repeated="12"/>
        </table:table-row>
        <table:table-row table:style-name="ro3">
          <table:table-cell table:style-name="ce39" office:value-type="string" calcext:value-type="string">
            <text:p>Se aparecen demasiados decimais o formato exponencial cando non o necesita</text:p>
          </table:table-cell>
          <table:table-cell table:style-name="ce135" table:number-columns-repeated="14"/>
          <table:table-cell table:number-columns-repeated="12"/>
        </table:table-row>
        <table:table-row table:style-name="ro3">
          <table:table-cell table:style-name="ce39" office:value-type="string" calcext:value-type="string">
            <text:p>faga clic na cela e pulse a combinación de teclas</text:p>
          </table:table-cell>
          <table:table-cell table:style-name="ce135" table:number-columns-repeated="3"/>
          <table:table-cell table:style-name="ce135" office:value-type="string" calcext:value-type="string">
            <text:p>Ctrl <text:span text:style-name="T5">M</text:span></text:p>
          </table:table-cell>
          <table:table-cell table:style-name="ce39" office:value-type="string" calcext:value-type="string">
            <text:p>(Eliminar formatado directo)</text:p>
          </table:table-cell>
          <table:table-cell table:style-name="ce135" table:number-columns-repeated="9"/>
          <table:table-cell table:number-columns-repeated="12"/>
        </table:table-row>
        <table:table-row table:style-name="ro3">
          <table:table-cell table:style-name="ce135" table:number-columns-repeated="15"/>
          <table:table-cell table:number-columns-repeated="12"/>
        </table:table-row>
        <table:table-row table:style-name="ro3">
          <table:table-cell table:style-name="ce52" office:value-type="string" calcext:value-type="string">
            <text:p>Copiar un resultado noutra cela</text:p>
          </table:table-cell>
          <table:table-cell table:style-name="ce135" table:number-columns-repeated="4"/>
          <table:table-cell table:style-name="ce161" office:value-type="string" calcext:value-type="string">
            <text:p><text:a xlink:href="#NotasAyuda" xlink:type="simple">↑ Ir arriba</text:a></text:p>
          </table:table-cell>
          <table:table-cell table:style-name="ce135" table:number-columns-repeated="9"/>
          <table:table-cell table:number-columns-repeated="12"/>
        </table:table-row>
        <table:table-row table:style-name="ro3">
          <table:table-cell table:style-name="ce39" office:value-type="string" calcext:value-type="string">
            <text:p>Na cela onde se desexa colocar un valor que é o resultado dun apartado anterior</text:p>
          </table:table-cell>
          <table:table-cell table:style-name="ce135" table:number-columns-repeated="14"/>
          <table:table-cell table:number-columns-repeated="12"/>
        </table:table-row>
        <table:table-row table:style-name="ro3">
          <table:table-cell table:style-name="ce39" office:value-type="string" calcext:value-type="string">
            <text:p>escríbese</text:p>
          </table:table-cell>
          <table:table-cell table:style-name="ce141" office:value-type="string" calcext:value-type="string">
            <text:p>=AVALOR()</text:p>
          </table:table-cell>
          <table:table-cell table:style-name="ce135" office:value-type="string" calcext:value-type="string">
            <text:p><text:s/></text:p>
          </table:table-cell>
          <table:table-cell table:style-name="ce135" table:number-columns-repeated="12"/>
          <table:table-cell table:number-columns-repeated="12"/>
        </table:table-row>
        <table:table-row table:style-name="ro3">
          <table:table-cell table:style-name="ce39" office:value-type="string" calcext:value-type="string">
            <text:p>Faise clic no medio dos parénteses desta fórmula</text:p>
          </table:table-cell>
          <table:table-cell table:style-name="ce135" table:number-columns-repeated="14"/>
          <table:table-cell table:number-columns-repeated="12"/>
        </table:table-row>
        <table:table-row table:style-name="ro3">
          <table:table-cell table:style-name="ce39" office:value-type="string" calcext:value-type="string">
            <text:p>e despois faise clic na cela que contén o resultado que se quere copiar.</text:p>
          </table:table-cell>
          <table:table-cell table:style-name="ce135" table:number-columns-repeated="14"/>
          <table:table-cell table:number-columns-repeated="12"/>
        </table:table-row>
        <table:table-row table:style-name="ro3">
          <table:table-cell table:style-name="ce53" office:value-type="string" calcext:value-type="string">
            <text:p>Lévase o cursor á liña de entrada onde aparece a fórmula, faise clic e púlsase a tecla «F9»</text:p>
          </table:table-cell>
          <table:table-cell table:style-name="ce135" table:number-columns-repeated="14"/>
          <table:table-cell table:number-columns-repeated="12"/>
        </table:table-row>
        <table:table-row table:style-name="ro3">
          <table:table-cell table:style-name="ce39" office:value-type="string" calcext:value-type="string">
            <text:p>Púlsase a tecla ↲ («Intro») dúas veces e o resultado queda gardado na celda.</text:p>
          </table:table-cell>
          <table:table-cell table:style-name="ce135" table:number-columns-repeated="14"/>
          <table:table-cell table:number-columns-repeated="12"/>
        </table:table-row>
        <table:table-row table:style-name="ro3">
          <table:table-cell table:style-name="DatoEntrada"/>
          <table:table-cell table:style-name="ce135"/>
          <table:table-cell table:style-name="ce135" office:value-type="string" calcext:value-type="string">
            <text:p>Resultado:</text:p>
          </table:table-cell>
          <table:table-cell table:style-name="ce135" table:formula="of:=NUMFORMA(PI();5)" office:value-type="string" office:string-value="3,1416" calcext:value-type="string">
            <text:p>3,1416</text:p>
          </table:table-cell>
          <table:table-cell table:style-name="ce135" table:number-columns-repeated="11"/>
          <table:table-cell table:number-columns-repeated="12"/>
        </table:table-row>
        <table:table-row table:style-name="ro3">
          <table:table-cell table:style-name="ce135" table:number-columns-repeated="15"/>
          <table:table-cell table:number-columns-repeated="12"/>
        </table:table-row>
        <table:table-row table:style-name="ro3">
          <table:table-cell table:style-name="ce37" office:value-type="string" calcext:value-type="string">
            <text:p>Que pasa?</text:p>
          </table:table-cell>
          <table:table-cell table:style-name="ce135" table:number-columns-repeated="14"/>
          <table:table-cell table:number-columns-repeated="12"/>
        </table:table-row>
        <table:table-row table:style-name="ro3">
          <table:table-cell table:style-name="ce37" office:value-type="string" calcext:value-type="string">
            <text:p>Non se poden modificar as celas protexidas</text:p>
          </table:table-cell>
          <table:table-cell table:style-name="ce135" table:number-columns-repeated="4"/>
          <table:table-cell table:style-name="ce161" office:value-type="string" calcext:value-type="string">
            <text:p><text:a xlink:href="#NotasAyuda" xlink:type="simple">↑ Ir arriba</text:a></text:p>
          </table:table-cell>
          <table:table-cell table:style-name="ce135" table:number-columns-repeated="9"/>
          <table:table-cell table:number-columns-repeated="12"/>
        </table:table-row>
        <table:table-row table:style-name="ro3">
          <table:table-cell table:style-name="ce39" office:value-type="string" calcext:value-type="string">
            <text:p>Se ao intentar escribir nunha cela de borde azul aparece unha mensaxe</text:p>
          </table:table-cell>
          <table:table-cell table:style-name="ce135" table:number-columns-repeated="14"/>
          <table:table-cell table:number-columns-repeated="12"/>
        </table:table-row>
        <table:table-row table:style-name="ro3">
          <table:table-cell table:style-name="ce47" office:value-type="string" calcext:value-type="string">
            <text:p>Non é posible modificar modificar as celas protexidas.</text:p>
          </table:table-cell>
          <table:table-cell table:style-name="ce135" table:number-columns-repeated="14"/>
          <table:table-cell table:number-columns-repeated="12"/>
        </table:table-row>
        <table:table-row table:style-name="ro3">
          <table:table-cell table:style-name="ce109" office:value-type="string" calcext:value-type="string">
            <text:p>vaia ao menú</text:p>
          </table:table-cell>
          <table:table-cell table:style-name="ce135" table:number-columns-repeated="14"/>
          <table:table-cell table:number-columns-repeated="12"/>
        </table:table-row>
        <table:table-row table:style-name="ro3">
          <table:table-cell table:style-name="ce47" office:value-type="string" calcext:value-type="string">
            <text:p>Ferramentas</text:p>
          </table:table-cell>
          <table:table-cell table:style-name="ce135" table:number-columns-repeated="14"/>
          <table:table-cell table:number-columns-repeated="12"/>
        </table:table-row>
        <table:table-row table:style-name="ro3">
          <table:table-cell table:style-name="ce39" office:value-type="string" calcext:value-type="string">
            <text:p>e faga clic en</text:p>
          </table:table-cell>
          <table:table-cell table:style-name="ce135" table:number-columns-repeated="14"/>
          <table:table-cell table:number-columns-repeated="12"/>
        </table:table-row>
        <table:table-row table:style-name="ro3">
          <table:table-cell table:style-name="ce47" office:value-type="string" calcext:value-type="string">
            <text:p>Protexer folla</text:p>
          </table:table-cell>
          <table:table-cell table:style-name="ce135" table:number-columns-repeated="14"/>
          <table:table-cell table:number-columns-repeated="12"/>
        </table:table-row>
        <table:table-row table:style-name="ro3">
          <table:table-cell table:style-name="ce39" office:value-type="string" calcext:value-type="string">
            <text:p>Copie outra cela de borde azul e péguela na cela na que non podía escribir. </text:p>
          </table:table-cell>
          <table:table-cell table:style-name="ce135" table:number-columns-repeated="14"/>
          <table:table-cell table:number-columns-repeated="12"/>
        </table:table-row>
        <table:table-row table:style-name="ro3">
          <table:table-cell table:style-name="ce39" office:value-type="string" calcext:value-type="string">
            <text:p>Volva ao menú</text:p>
          </table:table-cell>
          <table:table-cell table:style-name="ce135" table:number-columns-repeated="14"/>
          <table:table-cell table:number-columns-repeated="12"/>
        </table:table-row>
        <table:table-row table:style-name="ro3">
          <table:table-cell table:style-name="ce47" office:value-type="string" calcext:value-type="string">
            <text:p>Ferramentas</text:p>
          </table:table-cell>
          <table:table-cell table:style-name="ce135" table:number-columns-repeated="14"/>
          <table:table-cell table:number-columns-repeated="12"/>
        </table:table-row>
        <table:table-row table:style-name="ro3">
          <table:table-cell table:style-name="ce39" office:value-type="string" calcext:value-type="string">
            <text:p>e faga clic en</text:p>
          </table:table-cell>
          <table:table-cell table:style-name="ce135" table:number-columns-repeated="14"/>
          <table:table-cell table:number-columns-repeated="12"/>
        </table:table-row>
        <table:table-row table:style-name="ro3">
          <table:table-cell table:style-name="ce47" office:value-type="string" calcext:value-type="string">
            <text:p>Protexer folla</text:p>
          </table:table-cell>
          <table:table-cell table:style-name="ce135" table:number-columns-repeated="14"/>
          <table:table-cell table:number-columns-repeated="12"/>
        </table:table-row>
        <table:table-row table:style-name="ro3">
          <table:table-cell table:style-name="ce39" office:value-type="string" calcext:value-type="string">
            <text:p>(Se non o fai probablemente perda as ecuacións que fan funcionar a folla)</text:p>
          </table:table-cell>
          <table:table-cell table:style-name="ce135" table:number-columns-repeated="14"/>
          <table:table-cell table:number-columns-repeated="12"/>
        </table:table-row>
        <table:table-row table:style-name="ro3">
          <table:table-cell table:style-name="ce39" office:value-type="string" calcext:value-type="string">
            <text:p>Agora debería poder escribir na cela (ou borrar o seu contido)</text:p>
          </table:table-cell>
          <table:table-cell table:style-name="ce135" table:number-columns-repeated="14"/>
          <table:table-cell table:number-columns-repeated="12"/>
        </table:table-row>
        <table:table-row table:style-name="ro3">
          <table:table-cell table:style-name="ce135" table:number-columns-repeated="15"/>
          <table:table-cell table:number-columns-repeated="12"/>
        </table:table-row>
        <table:table-row table:style-name="ro3">
          <table:table-cell table:style-name="ce37" office:value-type="string" calcext:value-type="string">
            <text:p>Aparecen erros nos resultados</text:p>
          </table:table-cell>
          <table:table-cell table:style-name="ce135" table:number-columns-repeated="4"/>
          <table:table-cell table:style-name="ce161" office:value-type="string" calcext:value-type="string">
            <text:p><text:a xlink:href="#NotasAyuda" xlink:type="simple">↑ Ir arriba</text:a></text:p>
          </table:table-cell>
          <table:table-cell table:style-name="ce135" table:number-columns-repeated="9"/>
          <table:table-cell table:number-columns-repeated="12"/>
        </table:table-row>
        <table:table-row table:style-name="ro3">
          <table:table-cell table:style-name="ce39" office:value-type="string" calcext:value-type="string">
            <text:p>Se aparece</text:p>
          </table:table-cell>
          <table:table-cell table:style-name="ce142" table:formula="of:=NA()" office:value-type="string" office:string-value="" calcext:value-type="error">
            <text:p>#N/D</text:p>
          </table:table-cell>
          <table:table-cell table:style-name="ce39" office:value-type="string" calcext:value-type="string">
            <text:p>ou outros erros nalgunha cela haberá que revisar os menús despregables.</text:p>
          </table:table-cell>
          <table:table-cell table:style-name="ce135" table:number-columns-repeated="12"/>
          <table:table-cell table:number-columns-repeated="12"/>
        </table:table-row>
        <table:table-row table:style-name="ro3">
          <table:table-cell table:style-name="ce39" office:value-type="string" calcext:value-type="string">
            <text:p>O máis probable é que queden opcións dun problema anterior que xa non son válidas </text:p>
          </table:table-cell>
          <table:table-cell table:style-name="ce135" table:number-columns-repeated="14"/>
          <table:table-cell table:number-columns-repeated="12"/>
        </table:table-row>
        <table:table-row table:style-name="ro3">
          <table:table-cell table:style-name="ce39" office:value-type="string" calcext:value-type="string">
            <text:p>para o problema actual. Despregue os menús en fondo salmón e elixa unha das opcións da lista.</text:p>
          </table:table-cell>
          <table:table-cell table:style-name="ce135" table:number-columns-repeated="14"/>
          <table:table-cell table:number-columns-repeated="12"/>
        </table:table-row>
        <table:table-row table:style-name="ro3">
          <table:table-cell table:style-name="ce135" table:number-columns-repeated="15"/>
          <table:table-cell table:number-columns-repeated="12"/>
        </table:table-row>
        <table:table-row table:style-name="ro3">
          <table:table-cell table:style-name="ce110" office:value-type="string" calcext:value-type="string">
            <text:p>O botón «Borrar datos» non vai</text:p>
          </table:table-cell>
          <table:table-cell table:style-name="ce135" table:number-columns-repeated="4"/>
          <table:table-cell table:style-name="ce161" office:value-type="string" calcext:value-type="string">
            <text:p><text:a xlink:href="#NotasAyuda" xlink:type="simple">↑ Ir arriba</text:a></text:p>
          </table:table-cell>
          <table:table-cell table:style-name="ce135" table:number-columns-repeated="9"/>
          <table:table-cell table:number-columns-repeated="12"/>
        </table:table-row>
        <table:table-row table:style-name="ro3">
          <table:table-cell table:style-name="ce39" office:value-type="string" calcext:value-type="string">
            <text:p>É posible que os botóns de formulario estean en modo deseño.</text:p>
          </table:table-cell>
          <table:table-cell table:style-name="ce135" table:number-columns-repeated="14"/>
          <table:table-cell table:number-columns-repeated="12"/>
        </table:table-row>
        <table:table-row table:style-name="ro3">
          <table:table-cell table:style-name="ce39" office:value-type="string" calcext:value-type="string">
            <text:p>Probe con</text:p>
          </table:table-cell>
          <table:table-cell table:style-name="ce135" table:number-columns-repeated="14"/>
          <table:table-cell table:number-columns-repeated="12"/>
        </table:table-row>
        <table:table-row table:style-name="ro3">
          <table:table-cell table:style-name="ce47" office:value-type="string" calcext:value-type="string">
            <text:p>Ver → Barras de ferramentas → Deseño de formulario</text:p>
          </table:table-cell>
          <table:table-cell table:style-name="ce135" table:number-columns-repeated="14"/>
          <table:table-cell table:number-columns-repeated="12"/>
        </table:table-row>
        <table:table-row table:style-name="ro3">
          <table:table-cell table:style-name="ce39" office:value-type="string" calcext:value-type="string">
            <text:p>e comprobe que o modo deseño (a 2ª icona con aspecto dunha man co dedo índice) non está activado.</text:p>
          </table:table-cell>
          <table:table-cell table:style-name="ce135" table:number-columns-repeated="14"/>
          <table:table-cell table:number-columns-repeated="12"/>
        </table:table-row>
        <table:table-row table:style-name="ro3">
          <table:table-cell table:style-name="ce39" office:value-type="string" calcext:value-type="string">
            <text:p>Se o está, desactívelo (clic nesa icona) e peche esa barra de ferramentas.</text:p>
          </table:table-cell>
          <table:table-cell table:style-name="ce135" table:number-columns-repeated="14"/>
          <table:table-cell table:number-columns-repeated="12"/>
        </table:table-row>
        <table:table-row table:style-name="ro3">
          <table:table-cell table:style-name="ce47" office:value-type="string" calcext:value-type="string">
            <text:p>Ver → Barras de ferramentas → Deseño de formulario</text:p>
          </table:table-cell>
          <table:table-cell table:style-name="ce135" table:number-columns-repeated="14"/>
          <table:table-cell table:number-columns-repeated="12"/>
        </table:table-row>
        <table:table-row table:style-name="ro3">
          <table:table-cell table:style-name="ce135" table:number-columns-repeated="15"/>
          <table:table-cell table:number-columns-repeated="12"/>
        </table:table-row>
        <table:table-row table:style-name="ro3">
          <table:table-cell table:style-name="ce110" office:value-type="string" calcext:value-type="string">
            <text:p>Exemplo de ligazón</text:p>
          </table:table-cell>
          <table:table-cell table:style-name="ce135" table:number-columns-repeated="4"/>
          <table:table-cell table:style-name="ce161" office:value-type="string" calcext:value-type="string">
            <text:p><text:a xlink:href="#NotasAyuda" xlink:type="simple">↑ Ir arriba</text:a></text:p>
          </table:table-cell>
          <table:table-cell table:style-name="ce135" table:number-columns-repeated="9"/>
          <table:table-cell table:number-columns-repeated="12"/>
        </table:table-row>
        <table:table-row table:style-name="ro3">
          <table:table-cell table:style-name="ce39" office:value-type="string" calcext:value-type="string">
            <text:p>Esta é unha ligazón</text:p>
          </table:table-cell>
          <table:table-cell table:style-name="ce135"/>
          <table:table-cell table:style-name="ce161" office:value-type="string" calcext:value-type="string">
            <text:p><text:a xlink:href="#DescrFunc" xlink:type="simple">Funcións</text:a></text:p>
          </table:table-cell>
          <table:table-cell table:style-name="ce135" table:number-columns-repeated="12"/>
          <table:table-cell table:number-columns-repeated="12"/>
        </table:table-row>
        <table:table-row table:style-name="ro3">
          <table:table-cell table:style-name="ce135" table:number-columns-repeated="15"/>
          <table:table-cell table:number-columns-repeated="12"/>
        </table:table-row>
        <table:table-row table:style-name="ro3">
          <table:table-cell table:style-name="ce85" office:value-type="string" calcext:value-type="string">
            <text:p>Actualizado</text:p>
          </table:table-cell>
          <table:table-cell table:style-name="ce95" office:value-type="date" office:date-value="2020-03-12" calcext:value-type="date">
            <text:p>12/03/20</text:p>
          </table:table-cell>
          <table:table-cell table:style-name="ce135" table:number-columns-repeated="13"/>
          <table:table-cell table:number-columns-repeated="12"/>
        </table:table-row>
        <table:table-row table:style-name="ro3" table:number-rows-repeated="9">
          <table:table-cell table:style-name="ce135" table:number-columns-repeated="15"/>
          <table:table-cell table:number-columns-repeated="12"/>
        </table:table-row>
        <table:table-row table:style-name="ro4" table:number-rows-repeated="1048447">
          <table:table-cell table:number-columns-repeated="27"/>
        </table:table-row>
        <table:table-row table:style-name="ro4">
          <table:table-cell table:number-columns-repeated="27"/>
        </table:table-row>
      </table:table>
      <table:table table:name="Coords"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2" form:id="control2"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2.VaciarCeldasNoProteg?language=Basic&amp;location=document" xlink:type="simple"/>
              </office:event-listeners>
            </form:button>
          </form:form>
        </office:forms>
        <table:shapes>
          <draw:frame draw:z-index="0" draw:style-name="gr7" draw:text-style-name="P6" svg:width="9.423cm" svg:height="9.423cm" svg:x="12.252cm" svg:y="1.982cm">
            <draw:object draw:notify-on-update-of-ranges="Coords.T28:Coords.T31 Coords.Q28:Coords.Q34 Coords.R28:Coords.R34 Coords.Q28:Coords.Q34 Coords.S28:Coords.S34" xlink:href="./Object 3" xlink:type="simple" xlink:show="embed" xlink:actuate="onLoad">
              <loext:p/>
            </draw:object>
            <draw:image xlink:href="./ObjectReplacements/Object 3" xlink:type="simple" xlink:show="embed" xlink:actuate="onLoad"/>
          </draw:frame>
        </table:shapes>
        <table:table-column table:style-name="co15" table:default-cell-style-name="Default"/>
        <table:table-column table:style-name="co11"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8" table:default-cell-style-name="Default"/>
        <table:table-column table:style-name="co20" table:default-cell-style-name="Default"/>
        <table:table-column table:style-name="co11" table:number-columns-repeated="2" table:default-cell-style-name="Default"/>
        <table:table-column table:style-name="co21" table:default-cell-style-name="Default"/>
        <table:table-column table:style-name="co11" table:number-columns-repeated="19" table:default-cell-style-name="Default"/>
        <table:table-row table:style-name="ro4">
          <table:table-cell table:style-name="ce234"/>
          <table:table-cell table:style-name="ce166" table:formula="of:=EXPANDETEXTO([.X1];3)" office:value-type="string" office:string-value="C   O   O   R   D   E   N   A   D   A   S" calcext:value-type="string" table:number-columns-spanned="5" table:number-rows-spanned="1">
            <text:p>C <text:s text:c="2"/>O <text:s text:c="2"/>O <text:s text:c="2"/>R <text:s text:c="2"/>D <text:s text:c="2"/>E <text:s text:c="2"/>N <text:s text:c="2"/>A <text:s text:c="2"/>D <text:s text:c="2"/>A <text:s text:c="2"/>S</text:p>
          </table:table-cell>
          <table:covered-table-cell table:number-columns-repeated="4" table:style-name="ce170"/>
          <table:table-cell table:style-name="ce176"/>
          <table:table-cell table:style-name="ce85" office:value-type="string" calcext:value-type="string">
            <text:p>Ir a…</text:p>
          </table:table-cell>
          <table:table-cell table:style-name="ce176" table:number-columns-repeated="2"/>
          <table:table-cell table:style-name="ce270" table:content-validation-name="val9" office:value-type="string" calcext:value-type="string">
            <text:p>Axuda</text:p>
          </table:table-cell>
          <table:table-cell table:style-name="ce176"/>
          <table:table-cell table:style-name="ce93" table:number-columns-repeated="3"/>
          <table:table-cell table:style-name="ce206" office:value-type="string" calcext:value-type="string">
            <text:p>Redondear</text:p>
          </table:table-cell>
          <table:table-cell table:style-name="ce206" table:formula="of:=IF(ISBLANK([.C11]);12;[.C11])" office:value-type="float" office:value="12" calcext:value-type="float">
            <text:p>12</text:p>
          </table:table-cell>
          <table:table-cell table:style-name="ce204"/>
          <table:table-cell table:style-name="ce204" office:value-type="string" calcext:value-type="string">
            <text:p>Triángulo equilátero</text:p>
          </table:table-cell>
          <table:table-cell table:style-name="ce243" table:formula="of:=IF([.$S$8]&gt;4;[.U5];[.U1])" office:value-type="string" office:string-value="lado" calcext:value-type="string">
            <text:p>lado</text:p>
          </table:table-cell>
          <table:table-cell table:style-name="ce204" office:value-type="string" calcext:value-type="string">
            <text:p>lado</text:p>
          </table:table-cell>
          <table:table-cell table:style-name="ce204" office:value-type="string" calcext:value-type="string">
            <text:p>pm</text:p>
          </table:table-cell>
          <table:table-cell table:style-name="ce204"/>
          <table:table-cell table:style-name="ce204" office:value-type="string" calcext:value-type="string">
            <text:p>COORDENADAS</text:p>
          </table:table-cell>
          <table:table-cell table:style-name="ce204" table:number-columns-repeated="6"/>
        </table:table-row>
        <table:table-row table:style-name="ro4">
          <table:table-cell table:style-name="ce234"/>
          <table:table-cell table:style-name="ce167" table:formula="of:=EXPANDETEXTO([.X2];3)" office:value-type="string" office:string-value="D   A   T   O   S" calcext:value-type="string" table:number-columns-spanned="5" table:number-rows-spanned="1">
            <text:p>D <text:s text:c="2"/>A <text:s text:c="2"/>T <text:s text:c="2"/>O <text:s text:c="2"/>S</text:p>
          </table:table-cell>
          <table:covered-table-cell table:number-columns-repeated="2" table:style-name="ce85"/>
          <table:covered-table-cell table:style-name="ce85">
            <draw:control table:end-cell-address="Coords.E3" table:end-x="2.294cm" table:end-y="0.494cm" draw:z-index="2" draw:style-name="gr1" draw:text-style-name="P1" svg:width="1.995cm" svg:height="0.487cm" svg:x="0.299cm" svg:y="0.494cm" draw:control="control2"/>
          </table:covered-table-cell>
          <table:covered-table-cell table:style-name="ce85"/>
          <table:table-cell table:style-name="ce176"/>
          <table:table-cell table:style-name="ce20" office:value-type="string" calcext:value-type="string">
            <text:p><text:a xlink:href="#Enunciado" xlink:type="simple">Enunciado</text:a></text:p>
          </table:table-cell>
          <table:table-cell table:style-name="ce176" table:number-columns-repeated="2"/>
          <table:table-cell table:style-name="ce271" table:formula="of:=IF([.K1]=[.K48];[.K51];&quot;&quot;)" office:value-type="string" office:string-value="Elixa «_» en vez de «Axuda» na cela de enriba para ocultala.&#10;&#10;DATOS&#10;Nas celas de cor salmón elixa entre as magnitudes, unidades ou cantidades propostas, ou pulse a tecla «Supr», «Del» ou ⌫ para deixala baleira.&#10;Nas celas de cor branca escriba o valor da magnitude elixida nas unidades que aparecen á súa dereita ou encima.&#10;Á dereita de «Figura:» elixa entre triángulo equilátero ou cadrado.&#10;Á dereita de «Lonxitude de» elixa entre lado, raio e apotema e escriba o seu valor e elixa as unidades.&#10;Se desexa axustar os puntos pode desprazalos ou xiralos arredor do centro.&#10;&#10;RESULTADOS&#10;Á dereita de «Redondear» escriba o número (1 a 12) de cifras decimais ás que se redondean os resultados.  Se o deixa en branco, redondea a 12 cifras.&#10;Cando teña as coordenadas, seleccione os seus valores e pulse Ctrl+C para copialos, pique na pestana «Enunciado», faga clic na cela baixo a coordenada x e pulse Ctrl ⇑ V (pegado especial), desmarque «Fórmulas» e «Formatos», marque «Números» e pique en Aceptar." calcext:value-type="string" table:number-columns-spanned="1" table:number-rows-spanned="22">
            <text:p>Elixa «_» en vez de «Axuda» na cela de enriba para ocultala.</text:p>
            <text:p/>
            <text:p>DATOS</text:p>
            <text:p>Nas celas de cor salmón elixa entre as magnitudes, unidades ou cantidades propostas, ou pulse a tecla «Supr», «Del» ou ⌫ para deixala baleira.</text:p>
            <text:p>Nas celas de cor branca escriba o valor da magnitude elixida nas unidades que aparecen á súa dereita ou encima.</text:p>
            <text:p>Á dereita de «Figura:» elixa entre triángulo equilátero ou cadrado.</text:p>
            <text:p>Á dereita de «Lonxitude de» elixa entre lado, raio e apotema e escriba o seu valor e elixa as unidades.</text:p>
            <text:p>Se desexa axustar os puntos pode desprazalos ou xiralos arredor do centro.</text:p>
            <text:p/>
            <text:p>RESULTADOS</text:p>
            <text:p>Á dereita de «Redondear» escriba o número (1 a 12) de cifras decimais ás que se redondean os resultados.  Se o deixa en branco, redondea a 12 cifras.</text:p>
            <text:p>Cando teña as coordenadas, seleccione os seus valores e pulse Ctrl+C para copialos, pique na pestana «Enunciado», faga clic na cela baixo a coordenada x e pulse Ctrl ⇑ V (pegado especial), desmarque «Fórmulas» e «Formatos», marque «Números» e pique en Aceptar.</text:p>
          </table:table-cell>
          <table:table-cell table:style-name="ce176"/>
          <table:table-cell table:style-name="ce93" table:number-columns-repeated="3"/>
          <table:table-cell table:style-name="ce204" table:number-columns-repeated="3"/>
          <table:table-cell table:style-name="ce204" office:value-type="string" calcext:value-type="string">
            <text:p>Cadrado</text:p>
          </table:table-cell>
          <table:table-cell table:style-name="ce243" table:formula="of:=IF([.$S$8]&gt;4;[.U6];[.U2])" office:value-type="string" office:string-value="raio" calcext:value-type="string">
            <text:p>raio</text:p>
          </table:table-cell>
          <table:table-cell table:style-name="ce204" office:value-type="string" calcext:value-type="string">
            <text:p>raio</text:p>
          </table:table-cell>
          <table:table-cell table:style-name="ce204" office:value-type="string" calcext:value-type="string">
            <text:p>nm</text:p>
          </table:table-cell>
          <table:table-cell table:style-name="ce204"/>
          <table:table-cell table:style-name="ce204" office:value-type="string" calcext:value-type="string">
            <text:p>DATOS</text:p>
          </table:table-cell>
          <table:table-cell table:style-name="ce204" table:number-columns-repeated="6"/>
        </table:table-row>
        <table:table-row table:style-name="ro4">
          <table:table-cell table:style-name="ce234" table:number-columns-repeated="6"/>
          <table:table-cell table:style-name="ce176"/>
          <table:table-cell table:style-name="ce161" office:value-type="string" calcext:value-type="string">
            <text:p><text:a xlink:href="#NotasAyuda" xlink:type="simple">Axuda</text:a></text:p>
          </table:table-cell>
          <table:table-cell table:style-name="ce176" table:number-columns-repeated="2"/>
          <table:covered-table-cell table:style-name="ce272"/>
          <table:table-cell table:style-name="ce176"/>
          <table:table-cell table:number-columns-repeated="3"/>
          <table:table-cell table:style-name="ce204" table:number-columns-repeated="4"/>
          <table:table-cell table:style-name="ce243" table:formula="of:=IF([.$S$8]&gt;4;[.U7];[.U3])" office:value-type="string" office:string-value="apotema" calcext:value-type="string">
            <text:p>apotema</text:p>
          </table:table-cell>
          <table:table-cell table:style-name="ce204" office:value-type="string" calcext:value-type="string">
            <text:p>apotema</text:p>
          </table:table-cell>
          <table:table-cell table:style-name="ce253" office:value-type="string" calcext:value-type="string">
            <text:p>µm</text:p>
          </table:table-cell>
          <table:table-cell table:style-name="ce204"/>
          <table:table-cell table:style-name="ce204" office:value-type="string" calcext:value-type="string">
            <text:p>RESULTADOS</text:p>
          </table:table-cell>
          <table:table-cell table:style-name="ce204" table:number-columns-repeated="6"/>
        </table:table-row>
        <table:table-row table:style-name="ro4">
          <table:table-cell table:style-name="ce234" table:number-columns-repeated="2"/>
          <table:table-cell table:style-name="ce242" office:value-type="string" calcext:value-type="string">
            <text:p>Figura</text:p>
          </table:table-cell>
          <table:table-cell table:style-name="ce342" table:content-validation-name="val6" office:value-type="string" calcext:value-type="string">
            <text:p>Triángulo equilátero</text:p>
          </table:table-cell>
          <table:table-cell table:style-name="ce234" table:number-columns-repeated="2"/>
          <table:table-cell table:style-name="ce176" table:number-columns-repeated="4"/>
          <table:covered-table-cell table:style-name="ce277"/>
          <table:table-cell table:style-name="ce176"/>
          <table:table-cell table:number-columns-repeated="3"/>
          <table:table-cell table:style-name="ce204" table:number-columns-repeated="4"/>
          <table:table-cell table:style-name="ce245" table:formula="of:=ISBLANK([.D5])" office:value-type="boolean" office:boolean-value="false" calcext:value-type="boolean">
            <text:p>FALSO</text:p>
          </table:table-cell>
          <table:table-cell table:style-name="ce204"/>
          <table:table-cell table:style-name="ce204" office:value-type="string" calcext:value-type="string">
            <text:p>mm</text:p>
          </table:table-cell>
          <table:table-cell table:style-name="ce204"/>
          <table:table-cell table:style-name="ce204" office:value-type="string" calcext:value-type="string">
            <text:p>OUTROS CÁLCULOS</text:p>
          </table:table-cell>
          <table:table-cell table:style-name="ce204" table:number-columns-repeated="6"/>
        </table:table-row>
        <table:table-row table:style-name="ro4">
          <table:table-cell table:style-name="ce234"/>
          <table:table-cell table:style-name="ce241"/>
          <table:table-cell table:style-name="ce255" office:value-type="string" calcext:value-type="string">
            <text:p>Lonxitude do</text:p>
          </table:table-cell>
          <table:table-cell table:style-name="Desplegable" table:content-validation-name="val7" office:value-type="string" calcext:value-type="string">
            <text:p>lado</text:p>
          </table:table-cell>
          <table:table-cell table:style-name="ce184" office:value-type="float" office:value="1" calcext:value-type="float">
            <text:p>1</text:p>
          </table:table-cell>
          <table:table-cell table:style-name="Desplegable" table:content-validation-name="val8" office:value-type="string" calcext:value-type="string">
            <text:p>nm</text:p>
          </table:table-cell>
          <table:table-cell table:style-name="ce176"/>
          <table:table-cell table:number-columns-repeated="2"/>
          <table:table-cell table:style-name="ce176"/>
          <table:covered-table-cell table:style-name="ce277"/>
          <table:table-cell table:style-name="ce176"/>
          <table:table-cell table:number-columns-repeated="3"/>
          <table:table-cell table:style-name="ce204" table:number-columns-repeated="4"/>
          <table:table-cell table:style-name="ce204" table:formula="of:=MATCH([.$D$5];[.T1:.T3];0)" office:value-type="float" office:value="1" calcext:value-type="float">
            <text:p>1</text:p>
          </table:table-cell>
          <table:table-cell table:style-name="ce204"/>
          <table:table-cell table:style-name="ce204" office:value-type="string" calcext:value-type="string">
            <text:p>cm</text:p>
          </table:table-cell>
          <table:table-cell table:style-name="ce204" table:number-columns-repeated="8"/>
        </table:table-row>
        <table:table-row table:style-name="ro4">
          <table:table-cell table:style-name="ce234"/>
          <table:table-cell table:style-name="ce241" table:number-columns-repeated="2"/>
          <table:table-cell table:style-name="ce289" table:formula="of:=&quot;x (&quot;&amp;[.$F5]&amp;&quot;)&quot;" office:value-type="string" office:string-value="x (nm)" calcext:value-type="string">
            <text:p>x (nm)</text:p>
          </table:table-cell>
          <table:table-cell table:style-name="ce289" table:formula="of:=&quot;y (&quot;&amp;[.$F5]&amp;&quot;)&quot;" office:value-type="string" office:string-value="y (nm)" calcext:value-type="string">
            <text:p>y (nm)</text:p>
          </table:table-cell>
          <table:table-cell table:style-name="ce241"/>
          <table:table-cell table:style-name="ce176"/>
          <table:table-cell table:number-columns-repeated="2"/>
          <table:table-cell table:style-name="ce176"/>
          <table:covered-table-cell table:style-name="ce279"/>
          <table:table-cell table:style-name="ce176"/>
          <table:table-cell table:number-columns-repeated="3"/>
          <table:table-cell table:style-name="ce204"/>
          <table:table-cell table:style-name="ce204" office:value-type="string" calcext:value-type="string">
            <text:p>Ángulo</text:p>
          </table:table-cell>
          <table:table-cell table:style-name="ce204" office:value-type="string" calcext:value-type="string">
            <text:p>Raio</text:p>
          </table:table-cell>
          <table:table-cell table:style-name="ce204" table:number-columns-repeated="3"/>
          <table:table-cell table:style-name="ce204" office:value-type="string" calcext:value-type="string">
            <text:p>dm</text:p>
          </table:table-cell>
          <table:table-cell table:style-name="ce204" table:number-columns-repeated="8"/>
        </table:table-row>
        <table:table-row table:style-name="ro4">
          <table:table-cell table:style-name="ce234"/>
          <table:table-cell table:style-name="ce242" office:value-type="string" calcext:value-type="string">
            <text:p>Situar o punto</text:p>
          </table:table-cell>
          <table:table-cell table:style-name="ce171" table:content-validation-name="val4" office:value-type="string" calcext:value-type="string">
            <text:p>Centro</text:p>
          </table:table-cell>
          <table:table-cell table:number-columns-repeated="2" table:style-name="ce184" office:value-type="float" office:value="0" calcext:value-type="float">
            <text:p>0</text:p>
          </table:table-cell>
          <table:table-cell table:style-name="ce241" table:formula="of:=[.F5]" office:value-type="string" office:string-value="nm" calcext:value-type="string">
            <text:p>nm</text:p>
          </table:table-cell>
          <table:table-cell table:style-name="ce176"/>
          <table:table-cell table:number-columns-repeated="2"/>
          <table:table-cell table:style-name="ce176"/>
          <table:covered-table-cell table:style-name="ce279"/>
          <table:table-cell table:style-name="ce176"/>
          <table:table-cell table:number-columns-repeated="3"/>
          <table:table-cell table:style-name="ce204" office:value-type="string" calcext:value-type="string">
            <text:p>Central</text:p>
          </table:table-cell>
          <table:table-cell table:style-name="ce204" table:formula="of:=2*PI()/(2+[.S8])" office:value-type="float" office:value="2.0943951023932" calcext:value-type="float">
            <text:p>2,0943951023932</text:p>
          </table:table-cell>
          <table:table-cell table:style-name="ce204" table:formula="of:=CHOOSE([.T5]+1;0;[.E5]/2/SIN([.Q7]/2);[.E5];[.E5]/COS([.Q7]/2))" office:value-type="float" office:value="0.577350269189625" calcext:value-type="float">
            <text:p>0,577350269189625</text:p>
          </table:table-cell>
          <table:table-cell table:style-name="ce245" table:formula="of:=ISBLANK([.D4])" office:value-type="boolean" office:boolean-value="false" calcext:value-type="boolean">
            <text:p>FALSO</text:p>
          </table:table-cell>
          <table:table-cell table:style-name="ce204"/>
          <table:table-cell table:style-name="ce204" office:value-type="string" calcext:value-type="string">
            <text:p><text:s/></text:p>
          </table:table-cell>
          <table:table-cell table:style-name="ce204" office:value-type="string" calcext:value-type="string">
            <text:p>m</text:p>
          </table:table-cell>
          <table:table-cell table:style-name="ce204" table:number-columns-repeated="8"/>
        </table:table-row>
        <table:table-row table:style-name="ro4">
          <table:table-cell table:style-name="ce234" table:number-columns-repeated="2"/>
          <table:table-cell table:style-name="ce242" office:value-type="string" calcext:value-type="string">
            <text:p><text:span text:style-name="T9">Xirar</text:span> </text:p>
          </table:table-cell>
          <table:table-cell table:style-name="ce184" office:value-type="float" office:value="30" calcext:value-type="float">
            <text:p>30</text:p>
          </table:table-cell>
          <table:table-cell table:style-name="ce296" office:value-type="string" calcext:value-type="string">
            <text:p>°</text:p>
          </table:table-cell>
          <table:table-cell table:style-name="ce242"/>
          <table:table-cell table:style-name="ce176"/>
          <table:table-cell table:number-columns-repeated="2"/>
          <table:table-cell table:style-name="ce176"/>
          <table:covered-table-cell table:style-name="ce279"/>
          <table:table-cell table:style-name="ce176"/>
          <table:table-cell table:number-columns-repeated="3"/>
          <table:table-cell table:style-name="ce208" office:value-type="string" calcext:value-type="string">
            <text:p>Virar</text:p>
          </table:table-cell>
          <table:table-cell table:style-name="ce204" table:formula="of:=RADIANS([.D8])" office:value-type="float" office:value="0.523598775598299" calcext:value-type="float">
            <text:p>0,523598775598299</text:p>
          </table:table-cell>
          <table:table-cell table:style-name="ce204"/>
          <table:table-cell table:style-name="ce204" table:formula="of:=IF([.S7];1;MATCH([.D4];[.S1:.S2];0))" office:value-type="float" office:value="1" calcext:value-type="float">
            <text:p>1</text:p>
          </table:table-cell>
          <table:table-cell table:style-name="ce243"/>
          <table:table-cell table:style-name="ce204" office:value-type="string" calcext:value-type="string">
            <text:p>X</text:p>
          </table:table-cell>
          <table:table-cell table:style-name="ce204" office:value-type="string" calcext:value-type="string">
            <text:p>dam</text:p>
          </table:table-cell>
          <table:table-cell table:style-name="ce204" table:number-columns-repeated="8"/>
        </table:table-row>
        <table:table-row table:style-name="ro4">
          <table:table-cell table:style-name="ce234" table:number-columns-repeated="6"/>
          <table:table-cell table:style-name="ce176"/>
          <table:table-cell table:number-columns-repeated="2"/>
          <table:table-cell table:style-name="ce176"/>
          <table:covered-table-cell table:style-name="ce279"/>
          <table:table-cell table:style-name="ce176"/>
          <table:table-cell table:number-columns-repeated="3"/>
          <table:table-cell table:style-name="ce204" office:value-type="string" calcext:value-type="string">
            <text:p>Entre lados</text:p>
          </table:table-cell>
          <table:table-cell table:style-name="ce204" table:formula="of:=[.S8]*PI()/(2+[.S8])" office:value-type="float" office:value="1.0471975511966" calcext:value-type="float">
            <text:p>1,0471975511966</text:p>
          </table:table-cell>
          <table:table-cell table:style-name="ce204" table:number-columns-repeated="2"/>
          <table:table-cell table:style-name="ce243"/>
          <table:table-cell table:style-name="ce204" office:value-type="string" calcext:value-type="string">
            <text:p>Y</text:p>
          </table:table-cell>
          <table:table-cell table:style-name="ce204" office:value-type="string" calcext:value-type="string">
            <text:p>hm</text:p>
          </table:table-cell>
          <table:table-cell table:style-name="ce204"/>
          <table:table-cell table:style-name="ce208"/>
          <table:table-cell table:style-name="ce204" table:number-columns-repeated="6"/>
        </table:table-row>
        <table:table-row table:style-name="ro4">
          <table:table-cell table:style-name="ce235"/>
          <table:table-cell table:style-name="ce167" table:formula="of:=EXPANDETEXTO([.X3];3)" office:value-type="string" office:string-value="R   E   S   U   L   T   A   D   O   S" calcext:value-type="string" table:number-columns-spanned="5" table:number-rows-spanned="1">
            <text:p>R <text:s text:c="2"/>E <text:s text:c="2"/>S <text:s text:c="2"/>U <text:s text:c="2"/>L <text:s text:c="2"/>T <text:s text:c="2"/>A <text:s text:c="2"/>D <text:s text:c="2"/>O <text:s text:c="2"/>S</text:p>
          </table:table-cell>
          <table:covered-table-cell table:number-columns-repeated="4" table:style-name="ce176"/>
          <table:table-cell table:style-name="ce176"/>
          <table:table-cell table:number-columns-repeated="2"/>
          <table:table-cell table:style-name="ce176"/>
          <table:covered-table-cell table:style-name="ce279"/>
          <table:table-cell table:style-name="ce176"/>
          <table:table-cell table:number-columns-repeated="3"/>
          <table:table-cell table:style-name="ce204" table:number-columns-repeated="3"/>
          <table:table-cell table:style-name="ce245"/>
          <table:table-cell table:number-columns-repeated="2" table:style-name="ce204" office:value-type="string" calcext:value-type="string">
            <text:p>Z</text:p>
          </table:table-cell>
          <table:table-cell table:style-name="ce204" office:value-type="string" calcext:value-type="string">
            <text:p>km</text:p>
          </table:table-cell>
          <table:table-cell table:style-name="ce204" table:number-columns-repeated="8"/>
        </table:table-row>
        <table:table-row table:style-name="ro4">
          <table:table-cell table:style-name="ce235"/>
          <table:table-cell table:style-name="ce235" office:value-type="string" calcext:value-type="string">
            <text:p>Redondear a</text:p>
          </table:table-cell>
          <table:table-cell table:style-name="DatoEntrada" table:content-validation-name="val5">
            <office:annotation draw:style-name="gr8" draw:text-style-name="P8" svg:width="2.899cm" svg:height="1.973cm" svg:x="4.161cm" svg:y="4.878cm" draw:caption-point-x="0.001cm" draw:caption-point-y="0cm">
              <dc:date>2018-04-10T00:00:00</dc:date>
              <text:p text:style-name="P7"><text:span text:style-name="T1">Número de decimais (1 a 12) dos resultados. Por defecto 12.</text:span></text:p>
            </office:annotation>
          </table:table-cell>
          <table:table-cell table:style-name="ce291" table:formula="of:=IF(ISBLANK([.C11]);&quot;12  &quot;;&quot;&quot;)&amp;&quot;cifras decimais&quot;&amp;REPT(&quot; &quot;;10)" office:value-type="string" office:string-value="12  cifras decimais          " calcext:value-type="string">
            <text:p>12 <text:s/>cifras decimais <text:s text:c="9"/></text:p>
          </table:table-cell>
          <table:table-cell table:style-name="ce298" office:value-type="string" calcext:value-type="string">
            <text:p>Coordenadas</text:p>
          </table:table-cell>
          <table:table-cell table:style-name="ce235"/>
          <table:table-cell table:style-name="ce176"/>
          <table:table-cell table:number-columns-repeated="2"/>
          <table:table-cell table:style-name="ce176"/>
          <table:covered-table-cell table:style-name="ce272"/>
          <table:table-cell table:style-name="ce176"/>
          <table:table-cell table:number-columns-repeated="3"/>
          <table:table-cell table:style-name="ce209" office:value-type="string" calcext:value-type="string">
            <text:p>Pto.</text:p>
          </table:table-cell>
          <table:table-cell table:style-name="ce204" table:formula="of:=IF(ISBLANK([.C7]);0;MATCH([.C7];[.T27:.T31];1)-1)" office:value-type="float" office:value="0" calcext:value-type="float">
            <text:p>0</text:p>
          </table:table-cell>
          <table:table-cell table:style-name="ce204" office:value-type="string" calcext:value-type="string">
            <text:p>Situar en x</text:p>
          </table:table-cell>
          <table:table-cell table:style-name="ce204" table:formula="of:=&quot;y (&quot;&amp;[.$F$5]&amp;&quot;)&quot;" office:value-type="string" office:string-value="y (nm)" calcext:value-type="string">
            <text:p>y (nm)</text:p>
          </table:table-cell>
          <table:table-cell table:style-name="ce312" office:value-type="string" calcext:value-type="string">
            <text:p>Desprazar x</text:p>
          </table:table-cell>
          <table:table-cell table:style-name="ce250" table:formula="of:=&quot;y (&quot;&amp;[.$F$5]&amp;&quot;)&quot;" office:value-type="string" office:string-value="y (nm)" calcext:value-type="string">
            <text:p>y (nm)</text:p>
          </table:table-cell>
          <table:table-cell table:style-name="ce204" office:value-type="string" calcext:value-type="string">
            <text:p>Mm</text:p>
          </table:table-cell>
          <table:table-cell table:style-name="ce204"/>
          <table:table-cell table:style-name="ce243"/>
          <table:table-cell table:style-name="ce204" table:number-columns-repeated="6"/>
        </table:table-row>
        <table:table-row table:style-name="ro4">
          <table:table-cell table:style-name="ce235" table:number-columns-repeated="2"/>
          <table:table-cell table:style-name="ce262" office:value-type="string" calcext:value-type="string">
            <text:p>Punto</text:p>
          </table:table-cell>
          <table:table-cell table:style-name="ce291" table:formula="of:=&quot;x (&quot;&amp;[.$F$5]&amp;&quot;)&quot;" office:value-type="string" office:string-value="x (nm)" calcext:value-type="string">
            <text:p>x (nm)</text:p>
          </table:table-cell>
          <table:table-cell table:style-name="ce291" table:formula="of:=&quot;y (&quot;&amp;[.$F$5]&amp;&quot;)&quot;" office:value-type="string" office:string-value="y (nm)" calcext:value-type="string">
            <text:p>y (nm)</text:p>
          </table:table-cell>
          <table:table-cell table:style-name="ce235"/>
          <table:table-cell table:style-name="ce176"/>
          <table:table-cell table:number-columns-repeated="2"/>
          <table:table-cell table:style-name="ce176"/>
          <table:covered-table-cell table:style-name="ce272"/>
          <table:table-cell table:style-name="ce176"/>
          <table:table-cell table:number-columns-repeated="3"/>
          <table:table-cell table:style-name="ce297" office:value-type="string" calcext:value-type="string">
            <text:p>Desprazar</text:p>
          </table:table-cell>
          <table:table-cell table:style-name="ce208" office:value-type="string" calcext:value-type="string">
            <text:p>Ángulo</text:p>
          </table:table-cell>
          <table:table-cell table:style-name="ce204" table:formula="of:=[.D7]" office:value-type="float" office:value="0" calcext:value-type="float">
            <text:p>0</text:p>
          </table:table-cell>
          <table:table-cell table:style-name="ce204" table:formula="of:=[.E7]" office:value-type="float" office:value="0" calcext:value-type="float">
            <text:p>0</text:p>
          </table:table-cell>
          <table:table-cell table:style-name="ce204" table:formula="of:=IF([.$Q$11];VLOOKUP([.$Q$11];[.$P$13:.$S$16];3);0)-[.R$12]" office:value-type="float" office:value="0" calcext:value-type="float">
            <text:p>0</text:p>
          </table:table-cell>
          <table:table-cell table:style-name="ce204" table:formula="of:=IF([.$Q$11];VLOOKUP([.$Q$11];[.$P$13:.$S$16];4);0)-[.S$12]" office:value-type="float" office:value="0" calcext:value-type="float">
            <text:p>0</text:p>
          </table:table-cell>
          <table:table-cell table:style-name="ce204" office:value-type="string" calcext:value-type="string">
            <text:p>Gm</text:p>
          </table:table-cell>
          <table:table-cell table:style-name="ce204"/>
          <table:table-cell table:style-name="ce243"/>
          <table:table-cell table:style-name="ce204" table:number-columns-repeated="6"/>
        </table:table-row>
        <table:table-row table:style-name="ro4">
          <table:table-cell table:style-name="ce235" table:number-columns-repeated="2"/>
          <table:table-cell table:style-name="ce263" table:formula="of:=[.T28]" office:value-type="string" office:string-value="A" calcext:value-type="string">
            <text:p>A</text:p>
          </table:table-cell>
          <table:table-cell table:style-name="ce235" table:formula="of:=ROUND([.T13];[.$Q$1])" office:value-type="float" office:value="0.5" calcext:value-type="float">
            <text:p>0,5</text:p>
          </table:table-cell>
          <table:table-cell table:style-name="ce235" table:formula="of:=ROUND([.U13];[.$Q$1])" office:value-type="float" office:value="0.288675134595" calcext:value-type="float">
            <text:p>0,288675134595</text:p>
          </table:table-cell>
          <table:table-cell table:style-name="ce235"/>
          <table:table-cell table:style-name="ce176"/>
          <table:table-cell table:number-columns-repeated="2"/>
          <table:table-cell table:style-name="ce176"/>
          <table:covered-table-cell table:style-name="ce272"/>
          <table:table-cell table:style-name="ce176"/>
          <table:table-cell table:number-columns-repeated="3"/>
          <table:table-cell table:style-name="ce218" office:value-type="float" office:value="1" calcext:value-type="float">
            <text:p>1</text:p>
          </table:table-cell>
          <table:table-cell table:style-name="ce204" table:formula="of:=([.$Q$7]*([.P13]-1)+[.$Q$8])*([.P13]&lt;([.$S$8]+3))" office:value-type="float" office:value="0.523598775598299" calcext:value-type="float">
            <text:p>0,523598775598299</text:p>
          </table:table-cell>
          <table:table-cell table:style-name="ce244" table:formula="of:=[.$R$7]*COS([.Q13])" office:value-type="float" office:value="0.499999999999999" calcext:value-type="float">
            <text:p>0,499999999999999</text:p>
          </table:table-cell>
          <table:table-cell table:style-name="ce244" table:formula="of:=[.$R$7]*SIN([.Q13])" office:value-type="float" office:value="0.288675134594812" calcext:value-type="float">
            <text:p>0,288675134594812</text:p>
          </table:table-cell>
          <table:table-cell table:style-name="ce218" table:formula="of:=[.R13]-[.T$12]" office:value-type="float" office:value="0.499999999999999" calcext:value-type="float">
            <text:p>0,499999999999999</text:p>
          </table:table-cell>
          <table:table-cell table:style-name="ce218" table:formula="of:=[.S13]-[.U$12]" office:value-type="float" office:value="0.288675134594812" calcext:value-type="float">
            <text:p>0,288675134594812</text:p>
          </table:table-cell>
          <table:table-cell table:style-name="ce204" office:value-type="string" calcext:value-type="string">
            <text:p>Tm</text:p>
          </table:table-cell>
          <table:table-cell table:style-name="ce204" table:number-columns-repeated="8"/>
        </table:table-row>
        <table:table-row table:style-name="ro4">
          <table:table-cell table:style-name="ce235" table:number-columns-repeated="2"/>
          <table:table-cell table:style-name="ce263" table:formula="of:=[.T29]" office:value-type="string" office:string-value="B" calcext:value-type="string">
            <text:p>B</text:p>
          </table:table-cell>
          <table:table-cell table:style-name="ce235" table:formula="of:=ROUND([.T14];[.$Q$1])" office:value-type="float" office:value="-0.5" calcext:value-type="float">
            <text:p>-0,5</text:p>
          </table:table-cell>
          <table:table-cell table:style-name="ce235" table:formula="of:=ROUND([.U14];[.$Q$1])" office:value-type="float" office:value="0.288675134595" calcext:value-type="float">
            <text:p>0,288675134595</text:p>
          </table:table-cell>
          <table:table-cell table:style-name="ce235"/>
          <table:table-cell table:style-name="ce176"/>
          <table:table-cell table:number-columns-repeated="2"/>
          <table:table-cell table:style-name="ce176"/>
          <table:covered-table-cell table:style-name="ce272"/>
          <table:table-cell table:style-name="ce176"/>
          <table:table-cell table:number-columns-repeated="3"/>
          <table:table-cell table:style-name="ce218" office:value-type="float" office:value="2" calcext:value-type="float">
            <text:p>2</text:p>
          </table:table-cell>
          <table:table-cell table:style-name="ce204" table:formula="of:=([.$Q$7]*([.P14]-1)+[.$Q$8])*([.P14]&lt;([.$S$8]+3))" office:value-type="float" office:value="2.6179938779915" calcext:value-type="float">
            <text:p>2,6179938779915</text:p>
          </table:table-cell>
          <table:table-cell table:style-name="ce244" table:formula="of:=[.$R$7]*COS([.Q14])" office:value-type="float" office:value="-0.500000000000001" calcext:value-type="float">
            <text:p>-0,500000000000001</text:p>
          </table:table-cell>
          <table:table-cell table:style-name="ce244" table:formula="of:=[.$R$7]*SIN([.Q14])" office:value-type="float" office:value="0.28867513459481" calcext:value-type="float">
            <text:p>0,28867513459481</text:p>
          </table:table-cell>
          <table:table-cell table:style-name="ce218" table:formula="of:=[.R14]-[.T$12]" office:value-type="float" office:value="-0.500000000000001" calcext:value-type="float">
            <text:p>-0,500000000000001</text:p>
          </table:table-cell>
          <table:table-cell table:style-name="ce218" table:formula="of:=[.S14]-[.U$12]" office:value-type="float" office:value="0.28867513459481" calcext:value-type="float">
            <text:p>0,28867513459481</text:p>
          </table:table-cell>
          <table:table-cell table:style-name="ce204" office:value-type="string" calcext:value-type="string">
            <text:p>Pm</text:p>
          </table:table-cell>
          <table:table-cell table:style-name="ce204" table:number-columns-repeated="8"/>
        </table:table-row>
        <table:table-row table:style-name="ro4">
          <table:table-cell table:style-name="ce235" table:number-columns-repeated="2"/>
          <table:table-cell table:style-name="ce263" table:formula="of:=[.T30]" office:value-type="string" office:string-value="C" calcext:value-type="string">
            <text:p>C</text:p>
          </table:table-cell>
          <table:table-cell table:style-name="ce235" table:formula="of:=ROUND([.T15];[.$Q$1])" office:value-type="float" office:value="0" calcext:value-type="float">
            <text:p>0</text:p>
          </table:table-cell>
          <table:table-cell table:style-name="ce235" table:formula="of:=ROUND([.U15];[.$Q$1])" office:value-type="float" office:value="-0.57735026919" calcext:value-type="float">
            <text:p>-0,57735026919</text:p>
          </table:table-cell>
          <table:table-cell table:style-name="ce235"/>
          <table:table-cell table:style-name="ce176"/>
          <table:table-cell table:number-columns-repeated="2"/>
          <table:table-cell table:style-name="ce176"/>
          <table:covered-table-cell table:style-name="ce279"/>
          <table:table-cell table:style-name="ce176"/>
          <table:table-cell table:number-columns-repeated="3"/>
          <table:table-cell table:style-name="ce218" office:value-type="float" office:value="3" calcext:value-type="float">
            <text:p>3</text:p>
          </table:table-cell>
          <table:table-cell table:style-name="ce204" table:formula="of:=([.$Q$7]*([.P15]-1)+[.$Q$8])*([.P15]&lt;([.$S$8]+3))" office:value-type="float" office:value="4.7123889803847" calcext:value-type="float">
            <text:p>4,7123889803847</text:p>
          </table:table-cell>
          <table:table-cell table:style-name="ce244" table:formula="of:=[.$R$7]*COS([.Q15])" office:value-type="float" office:value="5.53463302285262E-015" calcext:value-type="float">
            <text:p>5,53463302285262E-15</text:p>
          </table:table-cell>
          <table:table-cell table:style-name="ce244" table:formula="of:=[.$R$7]*SIN([.Q15])" office:value-type="float" office:value="-0.577350269189625" calcext:value-type="float">
            <text:p>-0,577350269189625</text:p>
          </table:table-cell>
          <table:table-cell table:style-name="ce218" table:formula="of:=[.R15]-[.T$12]" office:value-type="float" office:value="5.53463302285262E-015" calcext:value-type="float">
            <text:p>5,53463302285262E-15</text:p>
          </table:table-cell>
          <table:table-cell table:style-name="ce218" table:formula="of:=[.S15]-[.U$12]" office:value-type="float" office:value="-0.577350269189625" calcext:value-type="float">
            <text:p>-0,577350269189625</text:p>
          </table:table-cell>
          <table:table-cell table:style-name="ce204" office:value-type="string" calcext:value-type="string">
            <text:p>Em</text:p>
          </table:table-cell>
          <table:table-cell table:style-name="ce204" table:number-columns-repeated="8"/>
        </table:table-row>
        <table:table-row table:style-name="ro4">
          <table:table-cell table:style-name="ce235" table:number-columns-repeated="2"/>
          <table:table-cell table:style-name="ce263" table:formula="of:=[.T31]">
            <text:p/>
          </table:table-cell>
          <table:table-cell table:style-name="ce235" table:formula="of:==IF([.S8]&gt;1;ROUND([.T16];[.$Q$1]);&quot;&quot;)">
            <text:p/>
          </table:table-cell>
          <table:table-cell table:style-name="ce235" table:formula="of:==IF([.S8]&gt;1;ROUND([.U16];[.$Q$1]);&quot;&quot;)">
            <text:p/>
          </table:table-cell>
          <table:table-cell table:style-name="ce235"/>
          <table:table-cell table:style-name="ce176"/>
          <table:table-cell table:number-columns-repeated="2"/>
          <table:table-cell table:style-name="ce176"/>
          <table:covered-table-cell table:style-name="ce279"/>
          <table:table-cell table:style-name="ce176"/>
          <table:table-cell table:number-columns-repeated="3"/>
          <table:table-cell table:style-name="ce218" office:value-type="float" office:value="4" calcext:value-type="float">
            <text:p>4</text:p>
          </table:table-cell>
          <table:table-cell table:style-name="ce204" table:formula="of:=([.$Q$7]*([.P16]-1)+[.$Q$8])*([.P16]&lt;([.$S$8]+3))" office:value-type="float" office:value="0" calcext:value-type="float">
            <text:p>0</text:p>
          </table:table-cell>
          <table:table-cell table:style-name="ce244" table:formula="of:=IF([.Q16];[.$R$7]*COS([.Q16]);0)" office:value-type="float" office:value="0" calcext:value-type="float">
            <text:p>0</text:p>
          </table:table-cell>
          <table:table-cell table:style-name="ce244" table:formula="of:=IF([.Q16];[.$R$7]*SIN([.Q16]);0)" office:value-type="float" office:value="0" calcext:value-type="float">
            <text:p>0</text:p>
          </table:table-cell>
          <table:table-cell table:style-name="ce218" table:formula="of:=IF([.$Q16];[.R16]-[.T$12];0)" office:value-type="float" office:value="0" calcext:value-type="float">
            <text:p>0</text:p>
          </table:table-cell>
          <table:table-cell table:style-name="ce218" table:formula="of:=IF([.$Q16];[.S16]-[.U$12];0)" office:value-type="float" office:value="0" calcext:value-type="float">
            <text:p>0</text:p>
          </table:table-cell>
          <table:table-cell table:style-name="ce204" table:number-columns-repeated="9"/>
        </table:table-row>
        <table:table-row table:style-name="ro4">
          <table:table-cell table:style-name="ce235" table:number-columns-repeated="6"/>
          <table:table-cell table:style-name="ce176"/>
          <table:table-cell table:number-columns-repeated="2"/>
          <table:table-cell table:style-name="ce176"/>
          <table:covered-table-cell table:style-name="ce280"/>
          <table:table-cell table:style-name="ce176"/>
          <table:table-cell table:number-columns-repeated="3"/>
          <table:table-cell table:style-name="ce218"/>
          <table:table-cell table:style-name="ce204"/>
          <table:table-cell table:style-name="ce218" table:number-columns-repeated="3"/>
          <table:table-cell table:style-name="ce204" table:number-columns-repeated="10"/>
        </table:table-row>
        <table:table-row table:style-name="ro4">
          <table:table-cell table:style-name="ce235"/>
          <table:table-cell table:style-name="ce169" table:formula="of:=EXPANDETEXTO([.$X$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114"/>
          <table:covered-table-cell table:number-columns-repeated="2" table:style-name="ce66"/>
          <table:covered-table-cell table:style-name="ce93"/>
          <table:table-cell table:style-name="ce176"/>
          <table:table-cell table:number-columns-repeated="2"/>
          <table:table-cell table:style-name="ce176"/>
          <table:covered-table-cell table:style-name="ce279"/>
          <table:table-cell table:style-name="ce176"/>
          <table:table-cell table:number-columns-repeated="3"/>
          <table:table-cell table:style-name="ce218"/>
          <table:table-cell table:style-name="ce204"/>
          <table:table-cell table:style-name="ce218" table:number-columns-repeated="3"/>
          <table:table-cell table:style-name="ce204" table:number-columns-repeated="10"/>
        </table:table-row>
        <table:table-row table:style-name="ro4">
          <table:table-cell table:style-name="ce235" table:number-columns-repeated="6"/>
          <table:table-cell table:style-name="ce176"/>
          <table:table-cell table:number-columns-repeated="2"/>
          <table:table-cell table:style-name="ce176"/>
          <table:covered-table-cell table:style-name="ce281"/>
          <table:table-cell table:style-name="ce176"/>
          <table:table-cell table:number-columns-repeated="3"/>
          <table:table-cell table:style-name="ce204" table:number-columns-repeated="15"/>
        </table:table-row>
        <table:table-row table:style-name="ro4">
          <table:table-cell table:style-name="ce235" table:number-columns-repeated="2"/>
          <table:table-cell table:style-name="ce291" office:value-type="string" calcext:value-type="string">
            <text:p>Etiqueta: </text:p>
          </table:table-cell>
          <table:table-cell table:style-name="ce115" table:number-columns-repeated="2"/>
          <table:table-cell table:style-name="ce235"/>
          <table:table-cell table:style-name="ce176"/>
          <table:table-cell table:number-columns-repeated="2"/>
          <table:table-cell table:style-name="ce176"/>
          <table:covered-table-cell table:style-name="ce281"/>
          <table:table-cell table:style-name="ce176"/>
          <table:table-cell table:number-columns-repeated="3"/>
          <table:table-cell table:style-name="ce204"/>
          <table:table-cell table:style-name="ce204" office:value-type="string" calcext:value-type="string">
            <text:p>x</text:p>
          </table:table-cell>
          <table:table-cell table:style-name="ce204" office:value-type="string" calcext:value-type="string">
            <text:p>y</text:p>
          </table:table-cell>
          <table:table-cell table:style-name="ce204" office:value-type="string" calcext:value-type="string">
            <text:p>Despraz.</text:p>
          </table:table-cell>
          <table:table-cell table:style-name="ce204" table:number-columns-repeated="11"/>
        </table:table-row>
        <table:table-row table:style-name="ro4">
          <table:table-cell table:style-name="ce235" table:number-columns-repeated="2"/>
          <table:table-cell table:style-name="ce291" office:value-type="string" calcext:value-type="string">
            <text:p>Fórmula: </text:p>
          </table:table-cell>
          <table:table-cell table:style-name="ce186" table:number-columns-repeated="2"/>
          <table:table-cell table:style-name="ce235"/>
          <table:table-cell table:style-name="ce176"/>
          <table:table-cell table:number-columns-repeated="2"/>
          <table:table-cell table:style-name="ce176"/>
          <table:covered-table-cell table:style-name="ce282"/>
          <table:table-cell table:style-name="ce176"/>
          <table:table-cell table:number-columns-repeated="3"/>
          <table:table-cell table:style-name="ce208" office:value-type="string" calcext:value-type="string">
            <text:p>Min</text:p>
          </table:table-cell>
          <table:table-cell table:style-name="ce204" table:formula="of:=MIN([.Q28:.Q31])" office:value-type="float" office:value="-0.500000000000001" calcext:value-type="float">
            <text:p>-0,500000000000001</text:p>
          </table:table-cell>
          <table:table-cell table:style-name="ce204" table:formula="of:=MIN([.R28:.R31])" office:value-type="float" office:value="-0.577350269189625" calcext:value-type="float">
            <text:p>-0,577350269189625</text:p>
          </table:table-cell>
          <table:table-cell table:style-name="ce204" office:value-type="float" office:value="0.1" calcext:value-type="float">
            <text:p>0,1</text:p>
          </table:table-cell>
          <table:table-cell table:style-name="ce204" table:number-columns-repeated="11"/>
        </table:table-row>
        <table:table-row table:style-name="ro4">
          <table:table-cell table:style-name="ce235" table:number-columns-repeated="6"/>
          <table:table-cell table:style-name="ce176"/>
          <table:table-cell table:number-columns-repeated="2"/>
          <table:table-cell table:style-name="ce176"/>
          <table:covered-table-cell table:style-name="ce282"/>
          <table:table-cell table:style-name="ce176"/>
          <table:table-cell table:number-columns-repeated="3"/>
          <table:table-cell table:style-name="ce208" office:value-type="string" calcext:value-type="string">
            <text:p>Max</text:p>
          </table:table-cell>
          <table:table-cell table:style-name="ce236" table:formula="of:=MAX([.Q28:.Q31])" office:value-type="float" office:value="0.499999999999999" calcext:value-type="float">
            <text:p>0,499999999999999</text:p>
          </table:table-cell>
          <table:table-cell table:style-name="ce236" table:formula="of:=MAX([.R28:.R31])" office:value-type="float" office:value="0.288675134594812" calcext:value-type="float">
            <text:p>0,288675134594812</text:p>
          </table:table-cell>
          <table:table-cell table:style-name="ce204" office:value-type="string" calcext:value-type="string">
            <text:p>Max</text:p>
          </table:table-cell>
          <table:table-cell table:style-name="ce204" table:number-columns-repeated="11"/>
        </table:table-row>
        <table:table-row table:style-name="ro4">
          <table:table-cell table:style-name="ce66"/>
          <table:table-cell table:style-name="ce176" table:number-columns-repeated="6"/>
          <table:table-cell table:number-columns-repeated="2"/>
          <table:table-cell table:style-name="ce176"/>
          <table:covered-table-cell/>
          <table:table-cell table:style-name="ce176"/>
          <table:table-cell table:number-columns-repeated="3"/>
          <table:table-cell table:style-name="ce221" office:value-type="string" calcext:value-type="string">
            <text:p>∆</text:p>
          </table:table-cell>
          <table:table-cell table:style-name="ce204" table:formula="of:=[.Q22]-[.Q21]" office:value-type="float" office:value="1" calcext:value-type="float">
            <text:p>1</text:p>
          </table:table-cell>
          <table:table-cell table:style-name="ce204" table:formula="of:=[.R22]-[.R21]" office:value-type="float" office:value="0.866025403784437" calcext:value-type="float">
            <text:p>0,866025403784437</text:p>
          </table:table-cell>
          <table:table-cell table:style-name="ce204" table:formula="of:=MAX([.Q23:.R23])" office:value-type="float" office:value="1" calcext:value-type="float">
            <text:p>1</text:p>
          </table:table-cell>
          <table:table-cell table:style-name="ce204" table:number-columns-repeated="11"/>
        </table:table-row>
        <table:table-row table:style-name="ro4">
          <table:table-cell table:style-name="ce66"/>
          <table:table-cell table:style-name="ce176" table:number-columns-repeated="11"/>
          <table:table-cell table:number-columns-repeated="3"/>
          <table:table-cell table:style-name="ce208" office:value-type="string" calcext:value-type="string">
            <text:p>Medio</text:p>
          </table:table-cell>
          <table:table-cell table:style-name="ce236" table:formula="of:=([.Q21]+[.Q22])/2" office:value-type="float" office:value="0" calcext:value-type="float">
            <text:p>0</text:p>
          </table:table-cell>
          <table:table-cell table:style-name="ce236" table:formula="of:=([.R21]+[.R22])/2" office:value-type="float" office:value="-0.144337567297406" calcext:value-type="float">
            <text:p>-0,144337567297406</text:p>
          </table:table-cell>
          <table:table-cell table:style-name="ce204" table:formula="of:=[.S23]/2" office:value-type="float" office:value="0.5" calcext:value-type="float">
            <text:p>0,5</text:p>
          </table:table-cell>
          <table:table-cell table:style-name="ce204" table:number-columns-repeated="11"/>
        </table:table-row>
        <table:table-row table:style-name="ro4">
          <table:table-cell table:style-name="ce66"/>
          <table:table-cell table:style-name="ce176" table:number-columns-repeated="11"/>
          <table:table-cell table:number-columns-repeated="3"/>
          <table:table-cell table:style-name="ce208" office:value-type="string" calcext:value-type="string">
            <text:p>Orixe</text:p>
          </table:table-cell>
          <table:table-cell table:style-name="ce204" table:formula="of:=[.Q24]-[.$S$24]" office:value-type="float" office:value="-0.5" calcext:value-type="float">
            <text:p>-0,5</text:p>
          </table:table-cell>
          <table:table-cell table:style-name="ce204" table:formula="of:=[.R24]-[.$S$24]" office:value-type="float" office:value="-0.644337567297406" calcext:value-type="float">
            <text:p>-0,644337567297406</text:p>
          </table:table-cell>
          <table:table-cell table:style-name="ce204" table:number-columns-repeated="12"/>
        </table:table-row>
        <table:table-row table:style-name="ro4">
          <table:table-cell table:style-name="ce66"/>
          <table:table-cell table:style-name="ce176" table:number-columns-repeated="11"/>
          <table:table-cell table:number-columns-repeated="4"/>
          <table:table-cell table:style-name="ce305" office:value-type="string" calcext:value-type="string" table:number-columns-spanned="2" table:number-rows-spanned="1">
            <text:p>Debuxo xy</text:p>
          </table:table-cell>
          <table:covered-table-cell table:style-name="ce204"/>
          <table:table-cell table:style-name="ce204" table:number-columns-repeated="12"/>
        </table:table-row>
        <table:table-row table:style-name="ro4">
          <table:table-cell table:number-columns-repeated="7"/>
          <table:table-cell table:style-name="ce204"/>
          <table:table-cell table:number-columns-repeated="8"/>
          <table:table-cell table:style-name="ce204" office:value-type="string" calcext:value-type="string">
            <text:p>x</text:p>
          </table:table-cell>
          <table:table-cell table:style-name="ce204" office:value-type="string" calcext:value-type="string">
            <text:p>y</text:p>
          </table:table-cell>
          <table:table-cell table:style-name="ce209"/>
          <table:table-cell table:style-name="ce251" office:value-type="string" calcext:value-type="string">
            <text:p>Centro</text:p>
          </table:table-cell>
          <table:table-cell table:style-name="ce250" table:number-columns-repeated="2"/>
          <table:table-cell table:style-name="ce204" table:number-columns-repeated="8"/>
        </table:table-row>
        <table:table-row table:style-name="ro4">
          <table:table-cell table:number-columns-repeated="3"/>
          <table:table-cell table:style-name="ce165" office:value-type="string" calcext:value-type="string">
            <text:p>Actualizado</text:p>
          </table:table-cell>
          <table:table-cell table:style-name="ce198" office:value-type="date" office:date-value="2020-03-11" calcext:value-type="date">
            <text:p>11/03/20</text:p>
          </table:table-cell>
          <table:table-cell table:number-columns-repeated="2"/>
          <table:table-cell table:style-name="ce204"/>
          <table:table-cell table:number-columns-repeated="8"/>
          <table:table-cell table:style-name="ce204" table:formula="of:=[.T13]" office:value-type="float" office:value="0.499999999999999" calcext:value-type="float">
            <text:p>0,499999999999999</text:p>
          </table:table-cell>
          <table:table-cell table:style-name="ce204" table:formula="of:=[.U13]" office:value-type="float" office:value="0.288675134594812" calcext:value-type="float">
            <text:p>0,288675134594812</text:p>
          </table:table-cell>
          <table:table-cell table:style-name="ce218"/>
          <table:table-cell table:style-name="ce218" office:value-type="string" calcext:value-type="string">
            <text:p>A</text:p>
          </table:table-cell>
          <table:table-cell table:style-name="ce218" table:number-columns-repeated="2"/>
          <table:table-cell table:style-name="ce204" table:number-columns-repeated="8"/>
        </table:table-row>
        <table:table-row table:style-name="ro4">
          <table:table-cell table:number-columns-repeated="7"/>
          <table:table-cell table:style-name="ce204"/>
          <table:table-cell table:number-columns-repeated="8"/>
          <table:table-cell table:style-name="ce204" table:formula="of:=[.T14]" office:value-type="float" office:value="-0.500000000000001" calcext:value-type="float">
            <text:p>-0,500000000000001</text:p>
          </table:table-cell>
          <table:table-cell table:style-name="ce204" table:formula="of:=[.U14]" office:value-type="float" office:value="0.28867513459481" calcext:value-type="float">
            <text:p>0,28867513459481</text:p>
          </table:table-cell>
          <table:table-cell table:style-name="ce218"/>
          <table:table-cell table:style-name="ce218" office:value-type="string" calcext:value-type="string">
            <text:p>B</text:p>
          </table:table-cell>
          <table:table-cell table:style-name="ce218" table:number-columns-repeated="2"/>
          <table:table-cell table:style-name="ce204" table:number-columns-repeated="8"/>
        </table:table-row>
        <table:table-row table:style-name="ro4">
          <table:table-cell table:number-columns-repeated="7"/>
          <table:table-cell table:style-name="ce204"/>
          <table:table-cell table:number-columns-repeated="8"/>
          <table:table-cell table:style-name="ce204" table:formula="of:=[.T15]" office:value-type="float" office:value="5.53463302285262E-015" calcext:value-type="float">
            <text:p>5,53463302285262E-15</text:p>
          </table:table-cell>
          <table:table-cell table:style-name="ce204" table:formula="of:=[.U15]" office:value-type="float" office:value="-0.577350269189625" calcext:value-type="float">
            <text:p>-0,577350269189625</text:p>
          </table:table-cell>
          <table:table-cell table:style-name="ce218"/>
          <table:table-cell table:style-name="ce218" office:value-type="string" calcext:value-type="string">
            <text:p>C</text:p>
          </table:table-cell>
          <table:table-cell table:style-name="ce218" table:number-columns-repeated="2"/>
          <table:table-cell table:style-name="ce204" table:number-columns-repeated="8"/>
        </table:table-row>
        <table:table-row table:style-name="ro4">
          <table:table-cell table:number-columns-repeated="7"/>
          <table:table-cell table:style-name="ce204"/>
          <table:table-cell table:number-columns-repeated="7"/>
          <table:table-cell table:style-name="ce223" table:formula="of:=([.$S$8]=2)" office:value-type="boolean" office:boolean-value="false" calcext:value-type="boolean">
            <text:p>FALSO</text:p>
          </table:table-cell>
          <table:table-cell table:style-name="ce204" table:formula="of:=IF([.$P31];[.T$16];[.Q28])" office:value-type="float" office:value="0.499999999999999" calcext:value-type="float">
            <text:p>0,499999999999999</text:p>
          </table:table-cell>
          <table:table-cell table:style-name="ce204" table:formula="of:=IF([.$P31];[.U$16];[.R28])" office:value-type="float" office:value="0.288675134594812" calcext:value-type="float">
            <text:p>0,288675134594812</text:p>
          </table:table-cell>
          <table:table-cell table:style-name="ce218"/>
          <table:table-cell table:style-name="ce218" table:formula="of:=IF([.S8]&gt;1;&quot;D&quot;;&quot;&quot;)">
            <text:p/>
          </table:table-cell>
          <table:table-cell table:style-name="ce218" table:number-columns-repeated="2"/>
          <table:table-cell table:style-name="ce204" table:number-columns-repeated="8"/>
        </table:table-row>
        <table:table-row table:style-name="ro4">
          <table:table-cell table:number-columns-repeated="15"/>
          <table:table-cell table:style-name="ce223" table:formula="of:=([.$S$8]=2)" office:value-type="boolean" office:boolean-value="false" calcext:value-type="boolean">
            <text:p>FALSO</text:p>
          </table:table-cell>
          <table:table-cell table:style-name="ce204" table:formula="of:=IF([.$P32];[.Q$28];&quot;&quot;)">
            <text:p/>
          </table:table-cell>
          <table:table-cell table:style-name="ce204" table:formula="of:=IF([.$P32];[.R$28];&quot;&quot;)">
            <text:p/>
          </table:table-cell>
          <table:table-cell table:style-name="ce218" table:number-columns-repeated="4"/>
          <table:table-cell table:style-name="ce204" table:number-columns-repeated="8"/>
        </table:table-row>
        <table:table-row table:style-name="ro4">
          <table:table-cell table:number-columns-repeated="15"/>
          <table:table-cell table:style-name="ce204"/>
          <table:table-cell table:style-name="ce243" table:formula="of:=[.Q25]-[.$S$21]" office:value-type="float" office:value="-0.6" calcext:value-type="float">
            <text:p>-0,6</text:p>
          </table:table-cell>
          <table:table-cell table:style-name="ce243"/>
          <table:table-cell table:style-name="ce218" table:formula="of:=[.R25]-[.$S$21]" office:value-type="float" office:value="-0.744337567297406" calcext:value-type="float">
            <text:p>-0,744337567297406</text:p>
          </table:table-cell>
          <table:table-cell table:style-name="ce218" table:number-columns-repeated="3"/>
          <table:table-cell table:style-name="ce204" table:number-columns-repeated="8"/>
        </table:table-row>
        <table:table-row table:style-name="ro4">
          <table:table-cell table:number-columns-repeated="15"/>
          <table:table-cell table:style-name="ce204"/>
          <table:table-cell table:style-name="ce243" table:formula="of:=[.Q33]+[.S23]+[.$S$21]*2" office:value-type="float" office:value="0.6" calcext:value-type="float">
            <text:p>0,6</text:p>
          </table:table-cell>
          <table:table-cell table:style-name="ce243"/>
          <table:table-cell table:style-name="ce204" table:formula="of:=[.S33]+[.S23]+[.$S$21]*2" office:value-type="float" office:value="0.455662432702594" calcext:value-type="float">
            <text:p>0,455662432702594</text:p>
          </table:table-cell>
          <table:table-cell table:style-name="ce204" table:number-columns-repeated="11"/>
        </table:table-row>
        <table:table-row table:style-name="ro4" table:number-rows-repeated="2">
          <table:table-cell table:number-columns-repeated="17"/>
          <table:table-cell table:style-name="ce204" table:number-columns-repeated="8"/>
          <table:table-cell table:number-columns-repeated="3"/>
          <table:table-cell table:style-name="ce204" table:number-columns-repeated="2"/>
        </table:table-row>
        <table:table-row table:style-name="ro4">
          <table:table-cell table:number-columns-repeated="17"/>
          <table:table-cell table:style-name="ce204"/>
          <table:table-cell table:style-name="ce208"/>
          <table:table-cell table:style-name="ce204" table:number-columns-repeated="6"/>
          <table:table-cell table:number-columns-repeated="3"/>
          <table:table-cell table:style-name="ce204" table:number-columns-repeated="2"/>
        </table:table-row>
        <table:table-row table:style-name="ro4" table:number-rows-repeated="4">
          <table:table-cell table:number-columns-repeated="17"/>
          <table:table-cell table:style-name="ce204" table:number-columns-repeated="8"/>
          <table:table-cell table:number-columns-repeated="3"/>
          <table:table-cell table:style-name="ce204" table:number-columns-repeated="2"/>
        </table:table-row>
        <table:table-row table:style-name="ro4" table:number-rows-repeated="6">
          <table:table-cell table:number-columns-repeated="17"/>
          <table:table-cell table:style-name="ce204" table:number-columns-repeated="13"/>
        </table:table-row>
        <table:table-row table:style-name="ro4">
          <table:table-cell table:number-columns-repeated="10"/>
          <table:table-cell table:style-name="ce290" office:value-type="string" calcext:value-type="string">
            <text:p>Axuda</text:p>
          </table:table-cell>
          <table:table-cell table:number-columns-repeated="19"/>
        </table:table-row>
        <table:table-row table:style-name="ro4">
          <table:table-cell table:number-columns-repeated="10"/>
          <table:table-cell table:style-name="ce204" office:value-type="string" calcext:value-type="string">
            <text:p>_</text:p>
          </table:table-cell>
          <table:table-cell table:number-columns-repeated="19"/>
        </table:table-row>
        <table:table-row table:style-name="ro4">
          <table:table-cell table:number-columns-repeated="10"/>
          <table:table-cell table:style-name="ce204"/>
          <table:table-cell table:number-columns-repeated="19"/>
        </table:table-row>
        <table:table-row table:style-name="ro6">
          <table:table-cell table:number-columns-repeated="10"/>
          <table:table-cell table:style-name="ce204" office:value-type="string" calcext:value-type="string">
            <text:p>Elixa «_» en vez de «Axuda» na cela de enriba para ocultala.</text:p>
            <text:p/>
            <text:p>DATOS</text:p>
            <text:p>Nas celas de cor salmón elixa entre as magnitudes, unidades ou cantidades propostas, ou pulse a tecla «Supr», «Del» ou ⌫ para deixala baleira.</text:p>
            <text:p>Nas celas de cor branca escriba o valor da magnitude elixida nas unidades que aparecen á súa dereita ou encima.</text:p>
            <text:p>Á dereita de «Figura:» elixa entre triángulo equilátero ou cadrado.</text:p>
            <text:p>Á dereita de «Lonxitude de» elixa entre lado, raio e apotema e escriba o seu valor e elixa as unidades.</text:p>
            <text:p>Se desexa axustar os puntos pode desprazalos ou xiralos arredor do centro.</text:p>
            <text:p/>
            <text:p>RESULTADOS</text:p>
            <text:p>Á dereita de «Redondear» escriba o número (1 a 12) de cifras decimais ás que se redondean os resultados.  Se o deixa en branco, redondea a 12 cifras.</text:p>
            <text:p>Cando teña as coordenadas, seleccione os seus valores e pulse Ctrl+C para copialos, pique na pestana «Enunciado», faga clic na cela baixo a coordenada x e pulse Ctrl ⇑ V (pegado especial), desmarque «Fórmulas» e «Formatos», marque «Números» e pique en Aceptar.</text:p>
          </table:table-cell>
          <table:table-cell table:number-columns-repeated="19"/>
        </table:table-row>
        <table:table-row table:style-name="ro4" table:number-rows-repeated="1048513">
          <table:table-cell table:number-columns-repeated="30"/>
        </table:table-row>
        <table:table-row table:style-name="ro4">
          <table:table-cell table:number-columns-repeated="30"/>
        </table:table-row>
        <calcext:conditional-formats>
          <calcext:conditional-format calcext:target-range-address="Coords.K2:Coords.K2">
            <calcext:condition calcext:apply-style-name="Accent" calcext:value="=0" calcext:base-cell-address="Coords.K2"/>
          </calcext:conditional-format>
        </calcext:conditional-formats>
      </table:table>
      <table:table table:name="Enunciado" table:style-name="ta1" table:protected="true" table:print-ranges="Enunciado.A1:Enunciado.K28">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3" form:id="control3"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2.VaciarCeldasNoProteg?language=Basic&amp;location=document" xlink:type="simple"/>
              </office:event-listeners>
            </form:button>
          </form:form>
        </office:forms>
        <table:table-column table:style-name="co22" table:default-cell-style-name="ce93"/>
        <table:table-column table:style-name="co23" table:default-cell-style-name="ce93"/>
        <table:table-column table:style-name="co24" table:default-cell-style-name="ce93"/>
        <table:table-column table:style-name="co25" table:default-cell-style-name="ce93"/>
        <table:table-column table:style-name="co26" table:default-cell-style-name="ce93"/>
        <table:table-column table:style-name="co27" table:default-cell-style-name="ce93"/>
        <table:table-column table:style-name="co28" table:default-cell-style-name="ce93"/>
        <table:table-column table:style-name="co29" table:default-cell-style-name="ce93"/>
        <table:table-column table:style-name="co30" table:default-cell-style-name="ce93"/>
        <table:table-column table:style-name="co31" table:default-cell-style-name="ce93"/>
        <table:table-column table:style-name="co19" table:default-cell-style-name="ce93"/>
        <table:table-column table:style-name="co32" table:default-cell-style-name="ce93"/>
        <table:table-column table:style-name="co33" table:default-cell-style-name="ce93"/>
        <table:table-column table:style-name="co34" table:number-columns-repeated="2" table:default-cell-style-name="ce93"/>
        <table:table-column table:style-name="co35" table:default-cell-style-name="ce93"/>
        <table:table-column table:style-name="co19" table:default-cell-style-name="ce93"/>
        <table:table-column table:style-name="co36" table:default-cell-style-name="ce93"/>
        <table:table-column table:style-name="co34" table:number-columns-repeated="2" table:default-cell-style-name="ce93"/>
        <table:table-column table:style-name="co37" table:default-cell-style-name="ce93"/>
        <table:table-column table:style-name="co38" table:default-cell-style-name="ce93"/>
        <table:table-column table:style-name="co39" table:default-cell-style-name="ce93"/>
        <table:table-column table:style-name="co40" table:default-cell-style-name="ce93"/>
        <table:table-column table:style-name="co41" table:default-cell-style-name="ce93"/>
        <table:table-column table:style-name="co34" table:number-columns-repeated="39" table:default-cell-style-name="ce93"/>
        <table:table-row table:style-name="ro4">
          <table:table-cell table:style-name="ce234"/>
          <table:table-cell table:style-name="ce266" office:value-type="string" calcext:value-type="string">
            <text:p>Enunciado</text:p>
          </table:table-cell>
          <table:table-cell table:style-name="ce273" office:value-type="string" calcext:value-type="string">
            <text:p>Datos: <text:span text:style-name="T11">K</text:span> =</text:p>
          </table:table-cell>
          <table:table-cell table:style-name="ce278" table:content-validation-name="val11" office:value-type="string" calcext:value-type="string">
            <text:p>9,00·10⁹</text:p>
          </table:table-cell>
          <table:table-cell table:style-name="ce259" table:formula="of:=IF(ISBLANK([.D1]);[.O4]&amp;&quot; &quot;;&quot;&quot;)&amp;&quot;N·m²·C⁻²&quot;" office:value-type="string" office:string-value="N·m²·C⁻²" calcext:value-type="string">
            <text:p>N·m²·C⁻²</text:p>
          </table:table-cell>
          <table:table-cell table:style-name="ce274" office:value-type="string" calcext:value-type="string">
            <office:annotation draw:style-name="gr9" draw:text-style-name="P10" svg:width="2.899cm" svg:height="1.53cm" svg:x="11.211cm" svg:y="0.01cm" draw:caption-point-x="0.001cm" draw:caption-point-y="0cm">
              <dc:date>2018-04-10T00:00:00</dc:date>
              <text:p text:style-name="P9"><text:span text:style-name="T3">Permitividade eléctrica relativa do medio </text:span></text:p>
            </office:annotation>
            <text:p>ε' =</text:p>
          </table:table-cell>
          <table:table-cell table:style-name="DatoEntrada" office:value-type="float" office:value="1.5" calcext:value-type="float">
            <text:p>1,5</text:p>
          </table:table-cell>
          <table:table-cell table:style-name="ce259" table:formula="of:=IF(ISBLANK([.G1]);&quot;1&quot;&amp;REPT(&quot; &quot;;24);&quot;&quot;)">
            <text:p/>
          </table:table-cell>
          <table:table-cell table:style-name="ce234" table:number-columns-repeated="3"/>
          <table:table-cell table:style-name="ce85" office:value-type="string" calcext:value-type="string">
            <text:p>Ir a…</text:p>
          </table:table-cell>
          <table:table-cell table:style-name="ce270" table:content-validation-name="val9" office:value-type="string" calcext:value-type="string">
            <text:p>Axuda</text:p>
          </table:table-cell>
          <table:table-cell table:style-name="ce85"/>
          <table:table-cell table:style-name="ce456" office:value-type="string" calcext:value-type="string">
            <text:p>N.º cifras sign.</text:p>
          </table:table-cell>
          <table:table-cell table:style-name="ce525" table:formula="of:=IF(ISBLANK([.F17]);3;[.F17])" office:value-type="float" office:value="3" calcext:value-type="float">
            <text:p>3</text:p>
          </table:table-cell>
          <table:table-cell table:style-name="ce456" office:value-type="string" calcext:value-type="string">
            <text:p>menús</text:p>
          </table:table-cell>
          <table:table-cell table:style-name="ce456"/>
          <table:table-cell table:style-name="ce456" office:value-type="string" calcext:value-type="string">
            <text:p>e</text:p>
          </table:table-cell>
          <table:table-cell table:style-name="ce534" office:value-type="float" office:value="1.602176565E-019" calcext:value-type="float">
            <text:p>1,60E-019</text:p>
          </table:table-cell>
          <table:table-cell table:style-name="ce456" table:number-columns-repeated="6"/>
          <table:table-cell table:style-name="ce382"/>
          <table:table-cell table:style-name="ce524" office:value-type="string" calcext:value-type="string">
            <text:p>Compoñente</text:p>
          </table:table-cell>
          <table:table-cell table:style-name="ce382" table:number-columns-repeated="6"/>
          <table:table-cell table:style-name="ce456" office:value-type="string" calcext:value-type="string">
            <text:p>Avisos</text:p>
          </table:table-cell>
          <table:table-cell table:style-name="ce382" table:number-columns-repeated="29"/>
        </table:table-row>
        <table:table-row table:style-name="ro4">
          <table:table-cell table:style-name="ce234"/>
          <table:table-cell table:style-name="ce393" office:value-type="string" calcext:value-type="string">
            <text:p>Dada a seguinte distribución de cargas, (en</text:p>
          </table:table-cell>
          <table:table-cell table:style-name="ce274" table:number-columns-repeated="2"/>
          <table:table-cell table:style-name="Desplegable" table:content-validation-name="val12" office:value-type="string" calcext:value-type="string">
            <text:p>pC</text:p>
          </table:table-cell>
          <table:table-cell table:style-name="ce260" table:formula="of:=IF(ISBLANK([.E2]);&quot;C&quot;&amp;REPT(&quot; &quot;;13);&quot;&quot;)&amp;&quot;)&quot;&amp;REPT(&quot; &quot;;4)" office:value-type="string" office:string-value=")    " calcext:value-type="string">
            <text:p>) <text:s text:c="3"/></text:p>
          </table:table-cell>
          <table:table-cell table:style-name="Aviso"/>
          <table:table-cell table:style-name="ce295" table:formula="of:=&quot;Coord X (&quot;&amp;[.$U$10]&amp;&quot;)&quot;" office:value-type="string" office:string-value="Coord X (nm)" calcext:value-type="string">
            <text:p>Coord X (nm)</text:p>
          </table:table-cell>
          <table:table-cell table:style-name="ce295" table:formula="of:=&quot;Coord Y (&quot;&amp;[.$U$10]&amp;&quot;)&quot;" office:value-type="string" office:string-value="Coord Y (nm)" calcext:value-type="string">
            <text:p>Coord Y (nm)</text:p>
          </table:table-cell>
          <table:table-cell table:style-name="ce295" table:formula="of:=&quot;Carga (&quot;&amp;[.$S$10]&amp;&quot;)&quot;" office:value-type="string" office:string-value="Carga (pC)" calcext:value-type="string">
            <text:p>Carga (pC)</text:p>
          </table:table-cell>
          <table:table-cell table:style-name="ce234"/>
          <table:table-cell table:style-name="ce20" office:value-type="string" calcext:value-type="string">
            <text:p><text:a xlink:href="#Introd" xlink:type="simple">Introdución</text:a></text:p>
          </table:table-cell>
          <table:table-cell table:style-name="ce402" table:formula="of:=IF([.M1]=[.M48];[.M51];&quot;&quot;)" office:value-type="string" office:string-value="DATOS&#10;Se hai datos doutro problema distinto, faga clic en «Borrar datos» e faga clic no botón «Aceptar» do cadro de diálogo que aparecerá.&#10;Nas celas de cor salmón elixa entre as magnitudes, unidades ou cantidades propostas, ou pulse a tecla «Supr» ou ⌫ para deixala en branco.&#10;Nas celas de cor branca escriba o valor da magnitude elixida nas unidades que aparecen nos encabezados da táboa ou á súa dereita.&#10;Se aparecen en formato científico pode volver a formato normal facendo clic na cela e pulsando as teclas Ctrl M.&#10;Pode deixar algunhas celas sen encher. Se non elixe as unidades das cargas fixas ou as unidades de distancia das coordenadas usará «C» e «m».&#10;Na primeira cela de cor salmón pode elixir o valor da constante electrostática. Se non o elixe, emprega o valor máis preciso.&#10;Á súa dereita pode escribir o valor da permitividade relativa do medio, ε'.&#10;Na celas seguintes escriba as coordenadas das cargas fixas e, á dereita, o valor de cada carga nas unidades do encabezamento. Debaixo escriba as coordenadas dos puntos A e B. Pode cambiar a letra deses puntos, pero teña coidado de que as novas letra estean nos apartados a), d) e e).&#10;Se desexa calcular o campo eléctrico nos dous puntos A e B, debe elixir un punto no apartado a) e anotar o resultado. Logo elixa o outro e anote o seu resultado.&#10;Se hai unha partícula que se despraza, escriba a súa carga e elixa as unidades. Para calcular a súa velocidade, é necesario escribir o valor da súa masa coas súas unidades.&#10;Elixa no apartado d) a orixe e destino da carga móbil para calcular o traballo. Se escribiu a masa, para calcular a súa velocidade pode elixir o punto final (entre A e B) e o valor inicial da velocidade no punto de partida.&#10;RESPOSTAS&#10;Á dereita de «Cifras significativas»: Escriba o número (1 a 6) de cifras dos resultados. Se a deixa en branco, amosaranse con 3 cifras significativas." calcext:value-type="string" table:number-columns-spanned="1" table:number-rows-spanned="37">
            <text:p>DATOS</text:p>
            <text:p>Se hai datos doutro problema distinto, faga clic en «Borrar datos» e faga clic no botón «Aceptar» do cadro de diálogo que aparecerá.</text:p>
            <text:p>Nas celas de cor salmón elixa entre as magnitudes, unidades ou cantidades propostas, ou pulse a tecla «Supr» ou ⌫ para deixala en branco.</text:p>
            <text:p>Nas celas de cor branca escriba o valor da magnitude elixida nas unidades que aparecen nos encabezados da táboa ou á súa dereita.</text:p>
            <text:p>Se aparecen en formato científico pode volver a formato normal facendo clic na cela e pulsando as teclas Ctrl M.</text:p>
            <text:p>Pode deixar algunhas celas sen encher. Se non elixe as unidades das cargas fixas ou as unidades de distancia das coordenadas usará «C» e «m».</text:p>
            <text:p>Na primeira cela de cor salmón pode elixir o valor da constante electrostática. Se non o elixe, emprega o valor máis preciso.</text:p>
            <text:p>Á súa dereita pode escribir o valor da permitividade relativa do medio, ε'.</text:p>
            <text:p>Na celas seguintes escriba as coordenadas das cargas fixas e, á dereita, o valor de cada carga nas unidades do encabezamento. Debaixo escriba as coordenadas dos puntos A e B. Pode cambiar a letra deses puntos, pero teña coidado de que as novas letra estean nos apartados a), d) e e).</text:p>
            <text:p>Se desexa calcular o campo eléctrico nos dous puntos A e B, debe elixir un punto no apartado a) e anotar o resultado. Logo elixa o outro e anote o seu resultado.</text:p>
            <text:p>Se hai unha partícula que se despraza, escriba a súa carga e elixa as unidades. Para calcular a súa velocidade, é necesario escribir o valor da súa masa coas súas unidades.</text:p>
            <text:p>Elixa no apartado d) a orixe e destino da carga móbil para calcular o traballo. Se escribiu a masa, para calcular a súa velocidade pode elixir o punto final (entre A e B) e o valor inicial da velocidade no punto de partida.</text:p>
            <text:p>RESPOSTAS</text:p>
            <text:p>Á dereita de «Cifras significativas»: Escriba o número (1 a 6) de cifras dos resultados. Se a deixa en branco, amosaranse con 3 cifras significativas.</text:p>
          </table:table-cell>
          <table:table-cell table:style-name="ce85"/>
          <table:table-cell table:style-name="ce524" office:value-type="string" calcext:value-type="string">
            <text:p>Permitividade eléctrica relativa da medio </text:p>
          </table:table-cell>
          <table:table-cell table:style-name="ce456"/>
          <table:table-cell table:style-name="ce456" office:value-type="string" calcext:value-type="string">
            <text:p>masa</text:p>
          </table:table-cell>
          <table:table-cell table:style-name="ce456"/>
          <table:table-cell table:style-name="ce456" office:value-type="string" calcext:value-type="string">
            <text:p>carga</text:p>
          </table:table-cell>
          <table:table-cell table:style-name="ce456"/>
          <table:table-cell table:style-name="ce524" office:value-type="string" calcext:value-type="string">
            <text:p>lonxitude</text:p>
          </table:table-cell>
          <table:table-cell table:style-name="ce456" table:number-columns-repeated="3"/>
          <table:table-cell table:style-name="ce540" office:value-type="string" calcext:value-type="string">
            <text:p>→</text:p>
          </table:table-cell>
          <table:table-cell table:style-name="ce524" office:value-type="string" calcext:value-type="string">
            <text:p>Menú traballo</text:p>
          </table:table-cell>
          <table:table-cell table:style-name="ce382"/>
          <table:table-cell table:style-name="ce548" office:value-type="string" calcext:value-type="string">
            <text:p>Módulo</text:p>
          </table:table-cell>
          <table:table-cell table:style-name="ce382" table:number-columns-repeated="6"/>
          <table:table-cell table:style-name="ce456" office:value-type="string" calcext:value-type="string">
            <text:p>Faltan unidades! <text:span text:style-name="T15">↗</text:span>  <text:span text:style-name="T15">→</text:span></text:p>
          </table:table-cell>
          <table:table-cell table:style-name="ce456"/>
          <table:table-cell table:style-name="ce382" table:number-columns-repeated="28"/>
        </table:table-row>
        <table:table-row table:style-name="ro4">
          <table:table-cell table:style-name="ce234"/>
          <table:table-cell table:style-name="ce268"/>
          <table:table-cell table:style-name="ce234"/>
          <table:table-cell table:style-name="ce259" office:value-type="string" calcext:value-type="string">
            <text:p>(coordenadas en <text:s/></text:p>
          </table:table-cell>
          <table:table-cell table:style-name="Desplegable" table:content-validation-name="val13" office:value-type="string" calcext:value-type="string">
            <text:p>nm</text:p>
          </table:table-cell>
          <table:table-cell table:style-name="ce260" table:formula="of:=IF(ISBLANK([.E3]);&quot;m&quot;&amp;REPT(&quot; &quot;;13);&quot;&quot;)&amp;&quot;)&quot;&amp;REPT(&quot; &quot;;4)" office:value-type="string" office:string-value=")    " calcext:value-type="string">
            <text:p>) <text:s text:c="3"/></text:p>
          </table:table-cell>
          <table:table-cell table:style-name="ce394" office:value-type="string" calcext:value-type="string">
            <text:p>𝘘₁</text:p>
          </table:table-cell>
          <table:table-cell table:style-name="ce386" office:value-type="float" office:value="0.5" calcext:value-type="float">
            <text:p>0,5</text:p>
          </table:table-cell>
          <table:table-cell table:style-name="ce392" office:value-type="float" office:value="0.288675134595" calcext:value-type="float">
            <text:p>0,288675134595</text:p>
          </table:table-cell>
          <table:table-cell table:style-name="ce392" office:value-type="float" office:value="-2" calcext:value-type="float">
            <text:p>-2</text:p>
          </table:table-cell>
          <table:table-cell table:style-name="ce234"/>
          <table:table-cell table:style-name="ce161" office:value-type="string" calcext:value-type="string">
            <text:p><text:a xlink:href="#NotasAyuda" xlink:type="simple">Axuda</text:a></text:p>
          </table:table-cell>
          <table:covered-table-cell table:style-name="ce85"/>
          <table:table-cell table:style-name="ce85"/>
          <table:table-cell table:style-name="ce456" table:formula="of:=IF([.G1];[.G1];1)" office:value-type="float" office:value="1.5" calcext:value-type="float">
            <text:p>1,5</text:p>
          </table:table-cell>
          <table:table-cell table:style-name="ce456"/>
          <table:table-cell table:style-name="ce456" office:value-type="string" calcext:value-type="string">
            <text:p>u</text:p>
          </table:table-cell>
          <table:table-cell table:style-name="ce456"/>
          <table:table-cell table:style-name="ce456" office:value-type="string" calcext:value-type="string">
            <text:p>e</text:p>
          </table:table-cell>
          <table:table-cell table:style-name="ce456"/>
          <table:table-cell table:style-name="ce456" office:value-type="string" calcext:value-type="string">
            <text:p>pm</text:p>
          </table:table-cell>
          <table:table-cell table:style-name="ce540" table:formula="of:=[.Y24]" office:value-type="string" office:string-value="A" calcext:value-type="string">
            <text:p>A</text:p>
          </table:table-cell>
          <table:table-cell table:style-name="ce540" table:formula="of:=[.Z24]" office:value-type="string" office:string-value="B" calcext:value-type="string">
            <text:p>B</text:p>
          </table:table-cell>
          <table:table-cell table:style-name="ce456" table:formula="of:=IF([.V3]=&quot;∞&quot;;[.$AB$18];[.AB$16]&amp;[.V3])&amp;[.$AB$17]&amp;IF([.W3]=&quot;∞&quot;;[.$AB$18];[.AB$16]&amp;[.W3])" office:value-type="string" office:string-value="o punto A ata o punto B" calcext:value-type="string">
            <text:p>o punto A ata o punto B</text:p>
          </table:table-cell>
          <table:table-cell table:style-name="ce543" table:formula="of:=[.V3]&amp;[.$Y$2]&amp;[.W3]" office:value-type="string" office:string-value="A→B" calcext:value-type="string">
            <text:p>A→B</text:p>
          </table:table-cell>
          <table:table-cell table:style-name="ce456" table:formula="of:=IF(AND([.$P$14];[.$P$15]);[.X3];&quot;&quot;)" office:value-type="string" office:string-value="o punto A ata o punto B" calcext:value-type="string">
            <text:p>o punto A ata o punto B</text:p>
          </table:table-cell>
          <table:table-cell table:style-name="ce382"/>
          <table:table-cell table:style-name="ce549" office:value-type="string" calcext:value-type="string">
            <text:p>O vector forza sobre</text:p>
          </table:table-cell>
          <table:table-cell table:style-name="ce382" table:number-columns-repeated="36"/>
        </table:table-row>
        <table:table-row table:style-name="ro4">
          <table:table-cell table:style-name="ce257"/>
          <table:table-cell table:style-name="ce257" table:formula="of:=[.AB13]&amp;[.Y24]&amp;&quot; &quot;&amp;[.AB14]&amp;&quot; &quot;&amp;[.Z24]&amp;[.AB15]" office:value-type="string" office:string-value="e os puntos A e B, calcula:" calcext:value-type="string">
            <text:p>e os puntos A e B, calcula:</text:p>
          </table:table-cell>
          <table:table-cell table:style-name="ce257" table:number-columns-repeated="2"/>
          <table:table-cell table:style-name="ce287"/>
          <table:table-cell table:style-name="ce257"/>
          <table:table-cell table:style-name="ce394" office:value-type="string" calcext:value-type="string">
            <text:p>𝘘₂</text:p>
          </table:table-cell>
          <table:table-cell table:style-name="ce392" office:value-type="float" office:value="-0.5" calcext:value-type="float">
            <text:p>-0,5</text:p>
          </table:table-cell>
          <table:table-cell table:style-name="ce392" office:value-type="float" office:value="0.288675134595" calcext:value-type="float">
            <text:p>0,288675134595</text:p>
          </table:table-cell>
          <table:table-cell table:style-name="ce392" office:value-type="float" office:value="-2" calcext:value-type="float">
            <text:p>-2</text:p>
          </table:table-cell>
          <table:table-cell table:style-name="ce234"/>
          <table:table-cell table:style-name="ce461" office:value-type="string" calcext:value-type="string">
            <text:p><text:a xlink:href="#Coords" xlink:type="simple">Coordenadas</text:a></text:p>
          </table:table-cell>
          <table:covered-table-cell table:style-name="ce85"/>
          <table:table-cell table:style-name="ce85"/>
          <table:table-cell table:style-name="ce209" table:formula="of:=NUMFORMA([.P4];8)" office:value-type="string" office:string-value="8,9875518·10⁹" calcext:value-type="string">
            <text:p>8,9875518·10⁹</text:p>
          </table:table-cell>
          <table:table-cell table:style-name="ce525" office:value-type="float" office:value="8987551788" calcext:value-type="float">
            <text:p>8987551788</text:p>
          </table:table-cell>
          <table:table-cell table:style-name="ce456" office:value-type="string" calcext:value-type="string">
            <text:p>pg</text:p>
          </table:table-cell>
          <table:table-cell table:style-name="ce456"/>
          <table:table-cell table:style-name="ce456" office:value-type="string" calcext:value-type="string">
            <text:p>pC</text:p>
          </table:table-cell>
          <table:table-cell table:style-name="ce456"/>
          <table:table-cell table:style-name="ce456" office:value-type="string" calcext:value-type="string">
            <text:p>nm</text:p>
          </table:table-cell>
          <table:table-cell table:style-name="ce456" table:formula="of:=[.Y24]" office:value-type="string" office:string-value="A" calcext:value-type="string">
            <text:p>A</text:p>
          </table:table-cell>
          <table:table-cell table:style-name="ce540" office:value-type="string" calcext:value-type="string">
            <text:p>∞</text:p>
          </table:table-cell>
          <table:table-cell table:style-name="ce456" table:formula="of:=IF([.V4]=&quot;∞&quot;;[.$AB$18];[.AB$16]&amp;[.V4])&amp;[.$AB$17]&amp;IF([.W4]=&quot;∞&quot;;[.$AB$18];[.AB$16]&amp;[.W4])" office:value-type="string" office:string-value="o punto A ata o infinito" calcext:value-type="string">
            <text:p>o punto A ata o infinito</text:p>
          </table:table-cell>
          <table:table-cell table:style-name="ce543" table:formula="of:=[.V4]&amp;[.$Y$2]&amp;[.W4]" office:value-type="string" office:string-value="A→∞" calcext:value-type="string">
            <text:p>A→∞</text:p>
          </table:table-cell>
          <table:table-cell table:style-name="ce456" table:formula="of:=IF([.$P$14];[.X4];&quot;&quot;)" office:value-type="string" office:string-value="o punto A ata o infinito" calcext:value-type="string">
            <text:p>o punto A ata o infinito</text:p>
          </table:table-cell>
          <table:table-cell table:style-name="ce382"/>
          <table:table-cell table:style-name="ce524" office:value-type="string" calcext:value-type="string">
            <text:p>A aceleración da partícula nese punto.</text:p>
          </table:table-cell>
          <table:table-cell table:style-name="ce382" table:number-columns-repeated="36"/>
        </table:table-row>
        <table:table-row table:style-name="ro4">
          <table:table-cell table:style-name="ce259" office:value-type="string" calcext:value-type="string">
            <text:p>a)</text:p>
          </table:table-cell>
          <table:table-cell table:style-name="ce267" office:value-type="string" calcext:value-type="string">
            <text:p>O vector campo eléctrico no punto</text:p>
          </table:table-cell>
          <table:table-cell table:style-name="ce234" table:number-columns-repeated="2"/>
          <table:table-cell table:style-name="ce352" table:content-validation-name="val14" office:value-type="string" calcext:value-type="string">
            <text:p>A</text:p>
          </table:table-cell>
          <table:table-cell table:style-name="ce385" table:formula="of:=IF(ISBLANK([.E5]);IF([.P14];[.Y24]&amp;REPT(&quot; &quot;;12);IF([.P15];[.Z24]&amp;REPT(&quot; &quot;;12);&quot;←?&quot;));IF([.P21];&quot;←?&quot;;&quot;&quot;))">
            <text:p/>
          </table:table-cell>
          <table:table-cell table:style-name="ce395" office:value-type="string" calcext:value-type="string">
            <text:p>𝘘₃</text:p>
          </table:table-cell>
          <table:table-cell table:style-name="ce392" office:value-type="float" office:value="0" calcext:value-type="float">
            <text:p>0</text:p>
          </table:table-cell>
          <table:table-cell table:style-name="ce392" office:value-type="float" office:value="-0.57735026919" calcext:value-type="float">
            <text:p>-0,57735026919</text:p>
          </table:table-cell>
          <table:table-cell table:style-name="ce392" office:value-type="float" office:value="3" calcext:value-type="float">
            <text:p>3</text:p>
          </table:table-cell>
          <table:table-cell table:style-name="ce234"/>
          <table:table-cell table:style-name="ce135"/>
          <table:covered-table-cell table:style-name="ce85"/>
          <table:table-cell table:style-name="ce85"/>
          <table:table-cell table:style-name="ce209" table:formula="of:=NUMFORMA([.P5];[.$P$1])" office:value-type="string" office:string-value="9,00·10⁹" calcext:value-type="string">
            <text:p>9,00·10⁹</text:p>
          </table:table-cell>
          <table:table-cell table:style-name="ce525" office:value-type="float" office:value="9000000000" calcext:value-type="float">
            <text:p>9000000000</text:p>
          </table:table-cell>
          <table:table-cell table:style-name="ce456" office:value-type="string" calcext:value-type="string">
            <text:p>ng</text:p>
          </table:table-cell>
          <table:table-cell table:style-name="ce456"/>
          <table:table-cell table:style-name="ce456" office:value-type="string" calcext:value-type="string">
            <text:p>nC</text:p>
          </table:table-cell>
          <table:table-cell table:style-name="ce456"/>
          <table:table-cell table:style-name="ce530" office:value-type="string" calcext:value-type="string">
            <text:p>µm</text:p>
          </table:table-cell>
          <table:table-cell table:style-name="ce456" table:formula="of:=[.Z24]" office:value-type="string" office:string-value="B" calcext:value-type="string">
            <text:p>B</text:p>
          </table:table-cell>
          <table:table-cell table:style-name="ce456" table:formula="of:=[.Y24]" office:value-type="string" office:string-value="A" calcext:value-type="string">
            <text:p>A</text:p>
          </table:table-cell>
          <table:table-cell table:style-name="ce456" table:formula="of:=IF([.V5]=&quot;∞&quot;;[.$AB$18];[.AB$16]&amp;[.V5])&amp;[.$AB$17]&amp;IF([.W5]=&quot;∞&quot;;[.$AB$18];[.AB$16]&amp;[.W5])" office:value-type="string" office:string-value="o punto B ata o punto A" calcext:value-type="string">
            <text:p>o punto B ata o punto A</text:p>
          </table:table-cell>
          <table:table-cell table:style-name="ce543" table:formula="of:=[.Z24]&amp;&quot;→&quot;&amp;[.Y24]" office:value-type="string" office:string-value="B→A" calcext:value-type="string">
            <text:p>B→A</text:p>
          </table:table-cell>
          <table:table-cell table:style-name="ce456" table:formula="of:=IF(AND([.$P$14];[.$P$15]);[.X5];&quot;&quot;)" office:value-type="string" office:string-value="o punto B ata o punto A" calcext:value-type="string">
            <text:p>o punto B ata o punto A</text:p>
          </table:table-cell>
          <table:table-cell table:style-name="ce382"/>
          <table:table-cell table:style-name="ce550" office:value-type="string" calcext:value-type="string">
            <text:p>O traballo necesario para desprazar a partícula</text:p>
          </table:table-cell>
          <table:table-cell table:style-name="ce382" table:number-columns-repeated="36"/>
        </table:table-row>
        <table:table-row table:style-name="ro4">
          <table:table-cell table:style-name="ce259" table:formula="of:=IF([.P19];&quot;b)&quot;;&quot;&quot;)" office:value-type="string" office:string-value="b)" calcext:value-type="string">
            <text:p>b)</text:p>
          </table:table-cell>
          <table:table-cell table:style-name="ce284" table:formula="of:=IF([.P19];[.$AB$3];&quot;&quot;)" office:value-type="string" office:string-value="O vector forza sobre" calcext:value-type="string">
            <text:p>O vector forza sobre</text:p>
          </table:table-cell>
          <table:table-cell table:style-name="ce234" table:number-columns-repeated="4"/>
          <table:table-cell table:style-name="ce395" office:value-type="string" calcext:value-type="string">
            <text:p>𝘘₄</text:p>
          </table:table-cell>
          <table:table-cell table:style-name="ce397" table:number-columns-repeated="3"/>
          <table:table-cell table:style-name="ce234"/>
          <table:table-cell table:style-name="ce20" office:value-type="string" calcext:value-type="string">
            <text:p><text:a xlink:href="#Campo" xlink:type="simple">Campo</text:a></text:p>
          </table:table-cell>
          <table:covered-table-cell table:style-name="ce85"/>
          <table:table-cell table:style-name="ce85"/>
          <table:table-cell table:style-name="ce456"/>
          <table:table-cell table:style-name="ce526" table:content-validation-name="val23" table:formula="of:=IF(ISBLANK([.D1]);[.P4];AVALOR([.D1]))" office:value-type="float" office:value="9000000000" calcext:value-type="float">
            <text:p>9,00E+009</text:p>
          </table:table-cell>
          <table:table-cell table:style-name="ce530" office:value-type="string" calcext:value-type="string">
            <text:p>µg</text:p>
          </table:table-cell>
          <table:table-cell table:style-name="ce456"/>
          <table:table-cell table:style-name="ce530" office:value-type="string" calcext:value-type="string">
            <text:p>µC</text:p>
          </table:table-cell>
          <table:table-cell table:style-name="ce456"/>
          <table:table-cell table:style-name="ce456" office:value-type="string" calcext:value-type="string">
            <text:p>mm</text:p>
          </table:table-cell>
          <table:table-cell table:style-name="ce456" table:formula="of:=[.Z24]" office:value-type="string" office:string-value="B" calcext:value-type="string">
            <text:p>B</text:p>
          </table:table-cell>
          <table:table-cell table:style-name="ce540" office:value-type="string" calcext:value-type="string">
            <text:p>∞</text:p>
          </table:table-cell>
          <table:table-cell table:style-name="ce456" table:formula="of:=IF([.V6]=&quot;∞&quot;;[.$AB$18];[.AB$16]&amp;[.V6])&amp;[.$AB$17]&amp;IF([.W6]=&quot;∞&quot;;[.$AB$18];[.AB$16]&amp;[.W6])" office:value-type="string" office:string-value="o punto B ata o infinito" calcext:value-type="string">
            <text:p>o punto B ata o infinito</text:p>
          </table:table-cell>
          <table:table-cell table:style-name="ce543" table:formula="of:=[.Z24]&amp;&quot;→∞&quot;" office:value-type="string" office:string-value="B→∞" calcext:value-type="string">
            <text:p>B→∞</text:p>
          </table:table-cell>
          <table:table-cell table:style-name="ce218" table:formula="of:=IF([.$P$15];[.X6];&quot;&quot;)" office:value-type="string" office:string-value="o punto B ata o infinito" calcext:value-type="string">
            <text:p>o punto B ata o infinito</text:p>
          </table:table-cell>
          <table:table-cell table:style-name="ce382"/>
          <table:table-cell table:style-name="ce554" office:value-type="string" calcext:value-type="string">
            <text:p>anterior desde</text:p>
          </table:table-cell>
          <table:table-cell table:style-name="ce382" table:number-columns-repeated="36"/>
        </table:table-row>
        <table:table-row table:style-name="ro7">
          <table:table-cell table:style-name="ce259"/>
          <table:table-cell table:style-name="ce343" office:value-type="string" calcext:value-type="string" table:number-columns-spanned="2" table:number-rows-spanned="1">
            <text:p>unha partícula de carga <text:span text:style-name="T10">𝘲</text:span> = </text:p>
          </table:table-cell>
          <table:covered-table-cell table:style-name="ce351"/>
          <table:table-cell table:style-name="ce186" office:value-type="float" office:value="2" calcext:value-type="float">
            <text:p>2</text:p>
          </table:table-cell>
          <table:table-cell table:style-name="ce353" table:content-validation-name="val15" office:value-type="string" calcext:value-type="string">
            <text:p>e</text:p>
          </table:table-cell>
          <table:table-cell table:style-name="ce374" table:formula="of:=IF(AND(ISBLANK([.E7]);NOT(ISBLANK([.D7])));&quot;C&quot;&amp;REPT(&quot; &quot;;12);&quot;&quot;)">
            <text:p/>
          </table:table-cell>
          <table:table-cell table:style-name="ce288" table:number-columns-repeated="4"/>
          <table:table-cell table:style-name="ce234"/>
          <table:table-cell table:style-name="ce465" office:value-type="string" calcext:value-type="string">
            <text:p><text:a xlink:href="#Equilibrio" xlink:type="simple">Equilibrio</text:a></text:p>
          </table:table-cell>
          <table:covered-table-cell table:style-name="ce85"/>
          <table:table-cell table:style-name="ce85"/>
          <table:table-cell table:style-name="ce456" table:number-columns-repeated="2"/>
          <table:table-cell table:style-name="ce456" office:value-type="string" calcext:value-type="string">
            <text:p>mg</text:p>
          </table:table-cell>
          <table:table-cell table:style-name="ce456"/>
          <table:table-cell table:style-name="ce456" office:value-type="string" calcext:value-type="string">
            <text:p>mC</text:p>
          </table:table-cell>
          <table:table-cell table:style-name="ce456"/>
          <table:table-cell table:style-name="ce456" office:value-type="string" calcext:value-type="string">
            <text:p>cm</text:p>
          </table:table-cell>
          <table:table-cell table:style-name="ce540" office:value-type="string" calcext:value-type="string">
            <text:p>∞</text:p>
          </table:table-cell>
          <table:table-cell table:style-name="ce456" table:formula="of:=[.Y24]" office:value-type="string" office:string-value="A" calcext:value-type="string">
            <text:p>A</text:p>
          </table:table-cell>
          <table:table-cell table:style-name="ce456" table:formula="of:=IF([.V7]=&quot;∞&quot;;[.$AB$18];[.AB$16]&amp;[.V7])&amp;[.$AB$17]&amp;IF([.W7]=&quot;∞&quot;;[.$AB$18];[.AB$16]&amp;[.W7])" office:value-type="string" office:string-value="o infinito ata o punto A" calcext:value-type="string">
            <text:p>o infinito ata o punto A</text:p>
          </table:table-cell>
          <table:table-cell table:style-name="ce456" table:formula="of:=&quot;∞→&quot;&amp;[.Y24]" office:value-type="string" office:string-value="∞→A" calcext:value-type="string">
            <text:p>∞→A</text:p>
          </table:table-cell>
          <table:table-cell table:style-name="ce456" table:formula="of:=IF([.$P$14];[.X7];&quot;&quot;)" office:value-type="string" office:string-value="o infinito ata o punto A" calcext:value-type="string">
            <text:p>o infinito ata o punto A</text:p>
          </table:table-cell>
          <table:table-cell table:style-name="ce382"/>
          <table:table-cell table:style-name="ce524" office:value-type="string" calcext:value-type="string">
            <text:p>A velocidade coa que pasa polo punto</text:p>
          </table:table-cell>
          <table:table-cell table:style-name="ce382" table:number-columns-repeated="36"/>
        </table:table-row>
        <table:table-row table:style-name="ro4">
          <table:table-cell table:style-name="ce259"/>
          <table:table-cell table:style-name="ce234"/>
          <table:table-cell table:style-name="ce275" office:value-type="string" calcext:value-type="string">
            <text:p>e masa <text:span text:style-name="T12">m</text:span> = </text:p>
          </table:table-cell>
          <table:table-cell table:style-name="ce43" office:value-type="float" office:value="4" calcext:value-type="float">
            <text:p>4</text:p>
          </table:table-cell>
          <table:table-cell table:style-name="Desplegable" table:content-validation-name="val16" office:value-type="string" calcext:value-type="string">
            <text:p>u</text:p>
          </table:table-cell>
          <table:table-cell table:style-name="ce374" table:formula="of:=IF(AND(ISBLANK([.E8]);NOT(ISBLANK([.D8])));&quot;kg&quot;&amp;REPT(&quot; &quot;;11);&quot;&quot;)">
            <text:p/>
          </table:table-cell>
          <table:table-cell table:style-name="ce293"/>
          <table:table-cell table:style-name="ce295" table:formula="of:=[.H2]" office:value-type="string" office:string-value="Coord X (nm)" calcext:value-type="string">
            <text:p>Coord X (nm)</text:p>
          </table:table-cell>
          <table:table-cell table:style-name="ce295" table:formula="of:=[.I2]" office:value-type="string" office:string-value="Coord Y (nm)" calcext:value-type="string">
            <text:p>Coord Y (nm)</text:p>
          </table:table-cell>
          <table:table-cell table:style-name="ce234" table:number-columns-repeated="2"/>
          <table:table-cell table:style-name="ce20" office:value-type="string" calcext:value-type="string">
            <text:p><text:a xlink:href="#Potencial" xlink:type="simple">Potencial</text:a></text:p>
          </table:table-cell>
          <table:covered-table-cell table:style-name="ce85"/>
          <table:table-cell table:style-name="ce85"/>
          <table:table-cell table:style-name="ce456" table:number-columns-repeated="2"/>
          <table:table-cell table:style-name="ce456" office:value-type="string" calcext:value-type="string">
            <text:p>g</text:p>
          </table:table-cell>
          <table:table-cell table:style-name="ce456"/>
          <table:table-cell table:style-name="ce456" office:value-type="string" calcext:value-type="string">
            <text:p>C</text:p>
          </table:table-cell>
          <table:table-cell table:style-name="ce456"/>
          <table:table-cell table:style-name="ce456" office:value-type="string" calcext:value-type="string">
            <text:p>dm</text:p>
          </table:table-cell>
          <table:table-cell table:style-name="ce540" office:value-type="string" calcext:value-type="string">
            <text:p>∞</text:p>
          </table:table-cell>
          <table:table-cell table:style-name="ce456" table:formula="of:=[.Z24]" office:value-type="string" office:string-value="B" calcext:value-type="string">
            <text:p>B</text:p>
          </table:table-cell>
          <table:table-cell table:style-name="ce456" table:formula="of:=IF([.V8]=&quot;∞&quot;;[.$AB$18];[.AB$16]&amp;[.V8])&amp;[.$AB$17]&amp;IF([.W8]=&quot;∞&quot;;[.$AB$18];[.AB$16]&amp;[.W8])" office:value-type="string" office:string-value="o infinito ata o punto B" calcext:value-type="string">
            <text:p>o infinito ata o punto B</text:p>
          </table:table-cell>
          <table:table-cell table:style-name="ce456" table:formula="of:=&quot;∞→&quot;&amp;[.Z24]" office:value-type="string" office:string-value="∞→B" calcext:value-type="string">
            <text:p>∞→B</text:p>
          </table:table-cell>
          <table:table-cell table:style-name="ce218" table:formula="of:=IF([.$P$15];[.X8];&quot;&quot;)" office:value-type="string" office:string-value="o infinito ata o punto B" calcext:value-type="string">
            <text:p>o infinito ata o punto B</text:p>
          </table:table-cell>
          <table:table-cell table:style-name="ce382"/>
          <table:table-cell table:style-name="ce524" office:value-type="string" calcext:value-type="string">
            <text:p>se a velocidade</text:p>
          </table:table-cell>
          <table:table-cell table:style-name="ce382" table:number-columns-repeated="36"/>
        </table:table-row>
        <table:table-row table:style-name="ro4">
          <table:table-cell table:style-name="ce259"/>
          <table:table-cell table:style-name="ce398" office:value-type="string" calcext:value-type="string">
            <text:p>situada nese punto.</text:p>
          </table:table-cell>
          <table:table-cell table:style-name="ce276" table:number-columns-repeated="2"/>
          <table:table-cell table:style-name="ce288"/>
          <table:table-cell table:style-name="ce378" table:formula="of:=IF(ISBLANK([.G9]);REPT(&quot; &quot;;7)&amp;&quot;A&quot;;&quot;&quot;)" office:value-type="string" office:string-value="       A" calcext:value-type="string">
            <text:p><text:s text:c="7"/>A</text:p>
          </table:table-cell>
          <table:table-cell table:style-name="ce333" table:content-validation-name="val20"/>
          <table:table-cell table:style-name="ce387" office:value-type="float" office:value="0" calcext:value-type="float">
            <text:p>0</text:p>
          </table:table-cell>
          <table:table-cell table:style-name="ce388" table:formula="of:=[.I3]" office:value-type="float" office:value="0.288675134595" calcext:value-type="float">
            <text:p>0,288675134595</text:p>
          </table:table-cell>
          <table:table-cell table:style-name="ce268" table:formula="of:=IF([.P14];&quot;&quot;;&quot;←?&quot;)">
            <text:p/>
          </table:table-cell>
          <table:table-cell table:style-name="ce234"/>
          <table:table-cell table:style-name="ce20" office:value-type="string" calcext:value-type="string">
            <text:p><text:a xlink:href="#Enerxía_Potencial" xlink:type="simple">Enerxía potencial</text:a></text:p>
          </table:table-cell>
          <table:covered-table-cell table:style-name="ce85"/>
          <table:table-cell table:style-name="ce85"/>
          <table:table-cell table:style-name="ce456" table:number-columns-repeated="2"/>
          <table:table-cell table:style-name="ce456" office:value-type="string" calcext:value-type="string">
            <text:p>kg</text:p>
          </table:table-cell>
          <table:table-cell table:style-name="ce456" office:value-type="string" calcext:value-type="string">
            <text:p>factor</text:p>
          </table:table-cell>
          <table:table-cell table:style-name="ce456"/>
          <table:table-cell table:style-name="ce456" office:value-type="string" calcext:value-type="string">
            <text:p>factor</text:p>
          </table:table-cell>
          <table:table-cell table:style-name="ce456" office:value-type="string" calcext:value-type="string">
            <text:p>m</text:p>
          </table:table-cell>
          <table:table-cell table:style-name="ce456" office:value-type="string" calcext:value-type="string">
            <text:p>factor</text:p>
          </table:table-cell>
          <table:table-cell table:style-name="ce456" table:number-columns-repeated="3"/>
          <table:table-cell table:style-name="ce382" table:formula="of:=IF(ISBLANK([.C12]);0;MATCH([.C12];[.X3:.X8];0))" office:value-type="float" office:value="2" calcext:value-type="float">
            <text:p>2</text:p>
          </table:table-cell>
          <table:table-cell table:style-name="ce382" table:formula="of:=IF([.P14];IF([.P15];1;2);IF([.P15];4;0))" office:value-type="float" office:value="1" calcext:value-type="float">
            <text:p>1</text:p>
          </table:table-cell>
          <table:table-cell table:style-name="ce550" office:value-type="string" calcext:value-type="string">
            <text:p>A enerxía potencial do conxunto de cargas fixas</text:p>
          </table:table-cell>
          <table:table-cell table:style-name="ce382" table:number-columns-repeated="36"/>
        </table:table-row>
        <table:table-row table:style-name="ro4">
          <table:table-cell table:style-name="ce260" table:formula="of:=IF(AVALOR([.$D$8]);&quot;c)&quot;;&quot;&quot;)" office:value-type="string" office:string-value="c)" calcext:value-type="string">
            <text:p>c)</text:p>
          </table:table-cell>
          <table:table-cell table:style-name="ce269" table:formula="of:=IF(AVALOR([.$D$8]);[.AB4];&quot;&quot;)" office:value-type="string" office:string-value="A aceleración da partícula nese punto." calcext:value-type="string">
            <text:p>A aceleración da partícula nese punto.</text:p>
          </table:table-cell>
          <table:table-cell table:style-name="ce234" table:number-columns-repeated="2"/>
          <table:table-cell table:style-name="ce422"/>
          <table:table-cell table:style-name="ce378" table:formula="of:=IF(ISBLANK([.G10]);REPT(&quot; &quot;;7)&amp;&quot;B&quot;;&quot;&quot;)" office:value-type="string" office:string-value="       B" calcext:value-type="string">
            <text:p><text:s text:c="7"/>B</text:p>
          </table:table-cell>
          <table:table-cell table:style-name="ce333" table:content-validation-name="val21"/>
          <table:table-cell table:style-name="ce388" office:value-type="float" office:value="0" calcext:value-type="float">
            <text:p>0</text:p>
          </table:table-cell>
          <table:table-cell table:style-name="ce404" office:value-type="float" office:value="0" calcext:value-type="float">
            <text:p>0</text:p>
            <draw:control table:end-cell-address="Enunciado.J11" table:end-x="1.826cm" table:end-y="0.428cm" draw:z-index="1" draw:style-name="gr1" draw:text-style-name="P1" svg:width="1.888cm" svg:height="0.5cm" svg:x="2.388cm" svg:y="0.415cm" draw:control="control3"/>
          </table:table-cell>
          <table:table-cell table:style-name="ce268" table:formula="of:=IF(OR([.P15];[.P14]);&quot;&quot;;&quot;←?&quot;)">
            <text:p/>
          </table:table-cell>
          <table:table-cell table:style-name="ce234"/>
          <table:table-cell table:style-name="ce135"/>
          <table:covered-table-cell table:style-name="ce85"/>
          <table:table-cell table:style-name="ce85"/>
          <table:table-cell table:style-name="ce456"/>
          <table:table-cell table:style-name="ce524" office:value-type="string" calcext:value-type="string">
            <text:p>elixido</text:p>
          </table:table-cell>
          <table:table-cell table:style-name="ce531" table:formula="of:=IF(ISBLANK([.E8]);[.Q9];[.E8])" office:value-type="string" office:string-value="u" calcext:value-type="string">
            <text:p>u</text:p>
          </table:table-cell>
          <table:table-cell table:style-name="ce456" table:formula="of:=IF([.Q10]=[.Q6];0.000001;CONVERT(1;[.Q10];[.Q9]))" office:value-type="float" office:value="1.66054010395313E-027" calcext:value-type="float">
            <text:p>1,66054010395313E-27</text:p>
          </table:table-cell>
          <table:table-cell table:style-name="ce456" table:formula="of:=IF(ISBLANK([.E2]);[.$S$8];[.E2])" office:value-type="string" office:string-value="pC" calcext:value-type="string">
            <text:p>pC</text:p>
          </table:table-cell>
          <table:table-cell table:style-name="ce456" table:formula="of:=IF([.S10]=[.S1];[.T1];IF([.S10]=[.S8];1;FACTORSM(LEFT([.S10];1))))" office:value-type="float" office:value="0.000000000001" calcext:value-type="float">
            <text:p>1E-12</text:p>
          </table:table-cell>
          <table:table-cell table:style-name="ce456" table:formula="of:=IF(ISBLANK([.E3]);[.U9];[.E3])" office:value-type="string" office:string-value="nm" calcext:value-type="string">
            <text:p>nm</text:p>
          </table:table-cell>
          <table:table-cell table:style-name="ce456" table:formula="of:=IF([.U10]=[.U5];0.000001;CONVERT(1;[.U10];[.U9]))" office:value-type="float" office:value="0.000000001" calcext:value-type="float">
            <text:p>0,000000001</text:p>
          </table:table-cell>
          <table:table-cell table:style-name="ce456"/>
          <table:table-cell table:style-name="ce218" table:formula="of:=IF(OR(ISBLANK([.E13]);[.E13]=[.Y24]);[.Z24];[.Y24])" office:value-type="string" office:string-value="A" calcext:value-type="string">
            <text:p>A</text:p>
          </table:table-cell>
          <table:table-cell table:style-name="ce456" table:formula="of:=IF([.X10]=[.Y24];[.Z24];[.Y24])" office:value-type="string" office:string-value="B" calcext:value-type="string">
            <text:p>B</text:p>
          </table:table-cell>
          <table:table-cell table:style-name="ce456" table:formula="of:=IF(ISBLANK([.C12]);0;IF(ISERROR([.Z9]);[.AA9];[.Z9]))" office:value-type="float" office:value="2" calcext:value-type="float">
            <text:p>2</text:p>
          </table:table-cell>
          <table:table-cell table:style-name="ce382"/>
          <table:table-cell table:style-name="ce456" office:value-type="string" calcext:value-type="string">
            <text:p>Coordenada</text:p>
          </table:table-cell>
          <table:table-cell table:style-name="ce456" table:number-columns-repeated="10"/>
          <table:table-cell table:style-name="ce382" table:number-columns-repeated="26"/>
        </table:table-row>
        <table:table-row table:style-name="ro4">
          <table:table-cell table:style-name="ce259" table:formula="of:=IF([.P19];&quot;d)&quot;;&quot;&quot;)" office:value-type="string" office:string-value="d)" calcext:value-type="string">
            <text:p>d)</text:p>
          </table:table-cell>
          <table:table-cell table:style-name="ce393" table:formula="of:=IF([.P19];[.$AB$5];&quot;&quot;)" office:value-type="string" office:string-value="O traballo necesario para desprazar a partícula" calcext:value-type="string">
            <text:p>O traballo necesario para desprazar a partícula</text:p>
          </table:table-cell>
          <table:table-cell table:style-name="ce234" table:number-columns-repeated="2"/>
          <table:table-cell table:style-name="ce422" table:number-columns-repeated="2"/>
          <table:table-cell table:style-name="ce257"/>
          <table:table-cell table:style-name="ce234" table:number-columns-repeated="4"/>
          <table:table-cell table:style-name="ce135" office:value-type="string" calcext:value-type="string">
            <text:p>Ver o documento</text:p>
          </table:table-cell>
          <table:covered-table-cell table:style-name="ce85"/>
          <table:table-cell table:style-name="ce85"/>
          <table:table-cell table:style-name="ce456" table:number-columns-repeated="2"/>
          <table:table-cell table:style-name="ce531"/>
          <table:table-cell table:style-name="ce524"/>
          <table:table-cell table:style-name="ce456" table:formula="of:=IF(ISBLANK([.E7]);[.$S$8];[.E7])" office:value-type="string" office:string-value="e" calcext:value-type="string">
            <text:p>e</text:p>
          </table:table-cell>
          <table:table-cell table:style-name="ce534" table:formula="of:=IF([.S11]=[.S1];[.T1];IF([.S11]=[.S8];1;FACTORSM(LEFT([.S11];1))))" office:value-type="float" office:value="1.602176565E-019" calcext:value-type="float">
            <text:p>1,60E-019</text:p>
          </table:table-cell>
          <table:table-cell table:style-name="ce456" table:number-columns-repeated="2"/>
          <table:table-cell table:style-name="ce209" office:value-type="string" calcext:value-type="string">
            <text:p>Menú Pto.</text:p>
          </table:table-cell>
          <table:table-cell table:style-name="ce456" office:value-type="string" calcext:value-type="string">
            <text:p>Menú d)</text:p>
          </table:table-cell>
          <table:table-cell table:style-name="ce456" office:value-type="string" calcext:value-type="string">
            <text:p>M. veloc.</text:p>
          </table:table-cell>
          <table:table-cell table:style-name="ce456" office:value-type="string" calcext:value-type="string">
            <text:p>Menú unidades</text:p>
          </table:table-cell>
          <table:table-cell table:style-name="ce382"/>
          <table:table-cell table:style-name="ce550" office:value-type="string" calcext:value-type="string">
            <text:p>Carga que equilibra</text:p>
          </table:table-cell>
          <table:table-cell table:style-name="ce456" table:number-columns-repeated="10"/>
          <table:table-cell table:style-name="ce382" table:number-columns-repeated="26"/>
        </table:table-row>
        <table:table-row table:style-name="ro4">
          <table:table-cell table:style-name="ce259"/>
          <table:table-cell table:style-name="ce267" table:formula="of:=IF([.P19];[.$AB$6];&quot;&quot;)" office:value-type="string" office:string-value="anterior desde" calcext:value-type="string">
            <text:p>anterior desde</text:p>
          </table:table-cell>
          <table:table-cell table:style-name="ce340" table:content-validation-name="val10" office:value-type="string" calcext:value-type="string" table:number-columns-spanned="2" table:number-rows-spanned="1">
            <text:p>o punto A ata o infinito</text:p>
          </table:table-cell>
          <table:covered-table-cell table:style-name="ce391"/>
          <table:table-cell table:style-name="ce287" table:formula="of:=IF(OR(ISERROR([.Z9]);AND([.P17];ISBLANK([.C12])));&quot;←?&quot;;&quot;&quot;)">
            <text:p/>
          </table:table-cell>
          <table:table-cell table:style-name="ce422"/>
          <table:table-cell table:style-name="ce260" table:formula="of:=IF([.P20]&gt;1;IF([.$P$24];&quot;g) &quot;;&quot;&quot;);&quot;&quot;)">
            <text:p/>
          </table:table-cell>
          <table:table-cell table:style-name="ce377" table:formula="of:=IF([.P20]&gt;1;IF([.$P$24];[.AB12];&quot;&quot;);&quot;&quot;)" table:number-columns-spanned="3" table:number-rows-spanned="4">
            <text:p/>
          </table:table-cell>
          <table:covered-table-cell table:number-columns-repeated="2" table:style-name="ce234"/>
          <table:table-cell table:style-name="ce234"/>
          <table:table-cell table:style-name="ce20" office:value-type="string" calcext:value-type="string">
            <text:p><text:a xlink:href="../ElectroExemplosPAUGal.pdf" xlink:type="simple" office:target-frame-name="_blank">Exemplos PAU</text:a></text:p>
          </table:table-cell>
          <table:covered-table-cell table:style-name="ce85"/>
          <table:table-cell table:style-name="ce85"/>
          <table:table-cell table:style-name="ce456" table:number-columns-repeated="4"/>
          <table:table-cell table:style-name="ce456" office:value-type="string" calcext:value-type="string">
            <text:p>DATOS</text:p>
          </table:table-cell>
          <table:table-cell table:style-name="ce456" table:number-columns-repeated="3"/>
          <table:table-cell table:style-name="ce456" table:formula="of:=IF([.P14];[.Y24];&quot;&quot;)" office:value-type="string" office:string-value="A" calcext:value-type="string">
            <text:p>A</text:p>
          </table:table-cell>
          <table:table-cell table:style-name="ce218" table:formula="of:=IF([.$P$17];[.Y24];&quot;&quot;)" office:value-type="string" office:string-value="A" calcext:value-type="string">
            <text:p>A</text:p>
          </table:table-cell>
          <table:table-cell table:style-name="ce456" office:value-type="string" calcext:value-type="string">
            <text:p>m/s</text:p>
          </table:table-cell>
          <table:table-cell table:style-name="ce456" office:value-type="string" calcext:value-type="string">
            <text:p>S.I.</text:p>
          </table:table-cell>
          <table:table-cell table:style-name="ce382"/>
          <table:table-cell table:style-name="ce550" office:value-type="string" calcext:value-type="string">
            <text:p>Onde debe colocarse unha nova carga <text:s/>e cal debe ser o seu valor para que o sistema <text:s/>formado por tódalas cargas estea en equilibrio.</text:p>
          </table:table-cell>
          <table:table-cell table:style-name="ce456" table:number-columns-repeated="10"/>
          <table:table-cell table:style-name="ce382" table:number-columns-repeated="26"/>
        </table:table-row>
        <table:table-row table:style-name="ro4">
          <table:table-cell table:style-name="ce260" table:formula="of:=IF([.$P$17];&quot;e)&quot;;&quot;&quot;)" office:value-type="string" office:string-value="e)" calcext:value-type="string">
            <text:p>e)</text:p>
          </table:table-cell>
          <table:table-cell table:style-name="ce269" table:formula="of:=IF([.$P$17];[.$AB$7];&quot;&quot;)" office:value-type="string" office:string-value="A velocidade coa que pasa polo punto" calcext:value-type="string">
            <text:p>A velocidade coa que pasa polo punto</text:p>
          </table:table-cell>
          <table:table-cell table:style-name="ce276" table:number-columns-repeated="2"/>
          <table:table-cell table:style-name="ce333" table:content-validation-name="val17" office:value-type="string" calcext:value-type="string">
            <text:p>B</text:p>
          </table:table-cell>
          <table:table-cell table:style-name="ce361" table:formula="of:=IF(AND(ISBLANK([.E13]);[.$P$17]);[.Y10]&amp;REPT(&quot; &quot;;13);IF(AND([.E13]&lt;&gt;[.Y24];[.E13]&lt;&gt;[.Z24]);&quot;←?&quot;;&quot;&quot;))">
            <text:p/>
          </table:table-cell>
          <table:table-cell table:style-name="ce422"/>
          <table:covered-table-cell table:style-name="ce284"/>
          <table:covered-table-cell table:number-columns-repeated="2" table:style-name="ce234"/>
          <table:table-cell table:style-name="ce234"/>
          <table:table-cell table:style-name="ce135"/>
          <table:covered-table-cell table:style-name="ce85"/>
          <table:table-cell table:style-name="ce85"/>
          <table:table-cell table:style-name="ce456" table:number-columns-repeated="3"/>
          <table:table-cell table:style-name="ce533" office:value-type="string" calcext:value-type="string">
            <text:p>x (m)</text:p>
          </table:table-cell>
          <table:table-cell table:style-name="ce533" office:value-type="string" calcext:value-type="string">
            <text:p>y (m)</text:p>
          </table:table-cell>
          <table:table-cell table:style-name="ce533" office:value-type="string" calcext:value-type="string">
            <text:p>q (C )</text:p>
          </table:table-cell>
          <table:table-cell table:style-name="ce456" table:number-columns-repeated="2"/>
          <table:table-cell table:style-name="ce456" table:formula="of:=IF([.P15];[.Z24];&quot;&quot;)" office:value-type="string" office:string-value="B" calcext:value-type="string">
            <text:p>B</text:p>
          </table:table-cell>
          <table:table-cell table:style-name="ce218" table:formula="of:=IF([.$P$17];[.Z24];&quot;&quot;)" office:value-type="string" office:string-value="B" calcext:value-type="string">
            <text:p>B</text:p>
          </table:table-cell>
          <table:table-cell table:style-name="ce456" office:value-type="string" calcext:value-type="string">
            <text:p>km/h</text:p>
          </table:table-cell>
          <table:table-cell table:style-name="ce524" office:value-type="string" calcext:value-type="string">
            <text:p>Axustadas</text:p>
          </table:table-cell>
          <table:table-cell table:style-name="ce382"/>
          <table:table-cell table:style-name="ce456" office:value-type="string" calcext:value-type="string">
            <text:p>e os puntos </text:p>
          </table:table-cell>
          <table:table-cell table:style-name="ce456" table:number-columns-repeated="10"/>
          <table:table-cell table:style-name="ce382" table:number-columns-repeated="26"/>
        </table:table-row>
        <table:table-row table:style-name="ro4">
          <table:table-cell table:style-name="ce234"/>
          <table:table-cell table:style-name="ce269" table:formula="of:=IF([.$P$17];[.$AB$8];&quot;&quot;)" office:value-type="string" office:string-value="se a velocidade" calcext:value-type="string">
            <text:p>se a velocidade</text:p>
          </table:table-cell>
          <table:table-cell table:style-name="ce275" table:formula="of:=IF([.$P$17];&quot;en &quot;&amp;[.X10]&amp;&quot; é 𝘷(&quot;&amp;[.X10]&amp;&quot;) =&quot;;&quot;&quot;)" office:value-type="string" office:string-value="en A é 𝘷(A) =" calcext:value-type="string">
            <text:p>en A é 𝘷(A) =</text:p>
          </table:table-cell>
          <table:table-cell table:style-name="ce346" office:value-type="string" calcext:value-type="string">
            <text:p>43,6·10⁶</text:p>
          </table:table-cell>
          <table:table-cell table:style-name="ce356" table:content-validation-name="val18" office:value-type="string" calcext:value-type="string">
            <text:p>m/s</text:p>
          </table:table-cell>
          <table:table-cell table:style-name="ce390" table:formula="of:=IF(AND(ISBLANK([.E14]);NOT(ISBLANK([.D14])));&quot;m/s&quot;&amp;REPT(&quot; &quot;;9);&quot;&quot;)">
            <text:p/>
          </table:table-cell>
          <table:table-cell table:style-name="ce422"/>
          <table:covered-table-cell table:style-name="ce284"/>
          <table:covered-table-cell table:style-name="ce380"/>
          <table:covered-table-cell table:style-name="ce234"/>
          <table:table-cell table:style-name="ce234"/>
          <table:table-cell table:style-name="ce85"/>
          <table:covered-table-cell table:style-name="ce85"/>
          <table:table-cell table:style-name="ce85"/>
          <table:table-cell table:style-name="ce456" table:formula="of:=[.$AB$19]&amp;&quot; &quot;&amp;[.Q18]" office:value-type="string" office:string-value="Punto A" calcext:value-type="string">
            <text:p>Punto A</text:p>
          </table:table-cell>
          <table:table-cell table:style-name="ce527" table:formula="of:=NOT(OR(ISBLANK([.H9]);ISBLANK([.I9])))" office:value-type="boolean" office:boolean-value="true" calcext:value-type="boolean">
            <text:p>VERDADERO</text:p>
          </table:table-cell>
          <table:table-cell table:style-name="ce456" office:value-type="float" office:value="1" calcext:value-type="float">
            <text:p>1</text:p>
          </table:table-cell>
          <table:table-cell table:style-name="ce456" table:formula="of:=AVALOR([.H3])*[.$V$10]" office:value-type="float" office:value="0.0000000005" calcext:value-type="float">
            <text:p>5E-10</text:p>
          </table:table-cell>
          <table:table-cell table:style-name="ce456" table:formula="of:=AVALOR([.I3])*[.$V$10]" office:value-type="float" office:value="0.0000000002886751346" calcext:value-type="float">
            <text:p>2,88675134595E-10</text:p>
          </table:table-cell>
          <table:table-cell table:style-name="ce456" table:formula="of:=AVALOR([.J3])*[.$T$10]" office:value-type="float" office:value="-0.000000000002" calcext:value-type="float">
            <text:p>-2E-12</text:p>
          </table:table-cell>
          <table:table-cell table:style-name="ce456" table:number-columns-repeated="5"/>
          <table:table-cell table:style-name="ce456" table:formula="of:=IF(AND([.P20];[.H18]=[.Z13]);2;1)" office:value-type="float" office:value="2" calcext:value-type="float">
            <text:p>2</text:p>
          </table:table-cell>
          <table:table-cell table:style-name="ce382"/>
          <table:table-cell table:style-name="ce456" table:formula="of:=LEFT([.AB13])" office:value-type="string" office:string-value="e" calcext:value-type="string">
            <text:p>e</text:p>
          </table:table-cell>
          <table:table-cell table:style-name="ce456" table:number-columns-repeated="10"/>
          <table:table-cell table:style-name="ce382" table:number-columns-repeated="26"/>
        </table:table-row>
        <table:table-row table:style-name="ro4">
          <table:table-cell table:style-name="ce259" table:formula="of:=IF([.P20]&gt;1;&quot;f)&quot;;&quot;&quot;)" office:value-type="string" office:string-value="f)" calcext:value-type="string">
            <text:p>f)</text:p>
          </table:table-cell>
          <table:table-cell table:style-name="ce398" table:formula="of:=IF([.P20]&gt;1;[.$AB$9];&quot;&quot;)" office:value-type="string" office:string-value="A enerxía potencial do conxunto de cargas fixas" calcext:value-type="string">
            <text:p>A enerxía potencial do conxunto de cargas fixas</text:p>
          </table:table-cell>
          <table:table-cell table:style-name="ce275" table:number-columns-repeated="3"/>
          <table:table-cell table:style-name="ce287"/>
          <table:table-cell table:style-name="ce422"/>
          <table:covered-table-cell table:number-columns-repeated="3" table:style-name="ce234"/>
          <table:table-cell table:style-name="ce234"/>
          <table:table-cell table:style-name="ce85"/>
          <table:covered-table-cell table:style-name="ce85"/>
          <table:table-cell table:style-name="ce85"/>
          <table:table-cell table:style-name="ce456" table:formula="of:=[.$AB$19]&amp;&quot; &quot;&amp;[.Q19]" office:value-type="string" office:string-value="Punto B" calcext:value-type="string">
            <text:p>Punto B</text:p>
          </table:table-cell>
          <table:table-cell table:style-name="ce527" table:formula="of:=NOT(OR(ISBLANK([.H10]);ISBLANK([.I10])))" office:value-type="boolean" office:boolean-value="true" calcext:value-type="boolean">
            <text:p>VERDADERO</text:p>
          </table:table-cell>
          <table:table-cell table:style-name="ce456" office:value-type="float" office:value="2" calcext:value-type="float">
            <text:p>2</text:p>
          </table:table-cell>
          <table:table-cell table:style-name="ce456" table:formula="of:=AVALOR([.H4])*[.$V$10]" office:value-type="float" office:value="-0.0000000005" calcext:value-type="float">
            <text:p>-5E-10</text:p>
          </table:table-cell>
          <table:table-cell table:style-name="ce456" table:formula="of:=AVALOR([.I4])*[.$V$10]" office:value-type="float" office:value="0.0000000002886751346" calcext:value-type="float">
            <text:p>2,88675134595E-10</text:p>
          </table:table-cell>
          <table:table-cell table:style-name="ce456" table:formula="of:=AVALOR([.J4])*[.$T$10]" office:value-type="float" office:value="-0.000000000002" calcext:value-type="float">
            <text:p>-2E-12</text:p>
          </table:table-cell>
          <table:table-cell table:style-name="ce456" table:number-columns-repeated="2"/>
          <table:table-cell table:style-name="ce524"/>
          <table:table-cell table:style-name="ce456"/>
          <table:table-cell table:style-name="ce209"/>
          <table:table-cell table:style-name="ce456"/>
          <table:table-cell table:style-name="ce382"/>
          <table:table-cell table:style-name="ce456" office:value-type="string" calcext:value-type="string">
            <text:p>, calcula:</text:p>
          </table:table-cell>
          <table:table-cell table:style-name="ce456" table:number-columns-repeated="10"/>
          <table:table-cell table:style-name="ce382" table:number-columns-repeated="26"/>
        </table:table-row>
        <table:table-row table:style-name="ro4">
          <table:table-cell table:style-name="ce257" table:number-columns-repeated="6"/>
          <table:table-cell table:style-name="ce422"/>
          <table:table-cell table:style-name="ce234" table:number-columns-repeated="4"/>
          <table:table-cell table:style-name="ce85"/>
          <table:covered-table-cell table:style-name="ce85"/>
          <table:table-cell table:style-name="ce85"/>
          <table:table-cell table:style-name="ce456" office:value-type="string" calcext:value-type="string">
            <text:p>Ver 2º W?</text:p>
          </table:table-cell>
          <table:table-cell table:style-name="ce528" table:formula="of:=[$Potencial.W18]" office:value-type="boolean" office:boolean-value="true" calcext:value-type="boolean">
            <text:p>VERDADERO</text:p>
          </table:table-cell>
          <table:table-cell table:style-name="ce456" office:value-type="float" office:value="3" calcext:value-type="float">
            <text:p>3</text:p>
          </table:table-cell>
          <table:table-cell table:style-name="ce456" table:formula="of:=AVALOR([.H5])*[.$V$10]" office:value-type="float" office:value="0" calcext:value-type="float">
            <text:p>0</text:p>
          </table:table-cell>
          <table:table-cell table:style-name="ce456" table:formula="of:=AVALOR([.I5])*[.$V$10]" office:value-type="float" office:value="-0.00000000057735026919" calcext:value-type="float">
            <text:p>-5,7735026919E-10</text:p>
          </table:table-cell>
          <table:table-cell table:style-name="ce456" table:formula="of:=AVALOR([.J5])*[.$T$10]" office:value-type="float" office:value="0.000000000003" calcext:value-type="float">
            <text:p>3E-12</text:p>
          </table:table-cell>
          <table:table-cell table:style-name="ce456" table:number-columns-repeated="2"/>
          <table:table-cell table:style-name="ce456" office:value-type="string" calcext:value-type="string">
            <text:p>Pto.</text:p>
          </table:table-cell>
          <table:table-cell table:style-name="ce456"/>
          <table:table-cell table:style-name="ce209" office:value-type="string" calcext:value-type="string">
            <text:p>Menú A</text:p>
          </table:table-cell>
          <table:table-cell table:style-name="ce456" office:value-type="string" calcext:value-type="string">
            <text:p>Menú B</text:p>
          </table:table-cell>
          <table:table-cell table:style-name="ce382"/>
          <table:table-cell table:style-name="ce456" office:value-type="string" calcext:value-type="string">
            <text:p>o punto </text:p>
          </table:table-cell>
          <table:table-cell table:style-name="ce456" table:number-columns-repeated="10"/>
          <table:table-cell table:style-name="ce382" table:number-columns-repeated="26"/>
        </table:table-row>
        <table:table-row table:style-name="ro4">
          <table:table-cell table:style-name="ce341"/>
          <table:table-cell table:style-name="ce371" office:value-type="string" calcext:value-type="string">
            <text:p>Respostas</text:p>
          </table:table-cell>
          <table:table-cell table:style-name="ce411"/>
          <table:table-cell table:style-name="ce424"/>
          <table:table-cell table:style-name="ce459" office:value-type="string" calcext:value-type="string">
            <text:p>Cifras significativas: </text:p>
          </table:table-cell>
          <table:table-cell table:style-name="DatoEntrada" table:content-validation-name="val19"/>
          <table:table-cell table:style-name="ce414" table:formula="of:=IF(ISBLANK([.F17]);&quot;3&quot;&amp;REPT(&quot; &quot;;7);&quot;&quot;)" office:value-type="string" office:string-value="3       " calcext:value-type="string">
            <text:p>3 <text:s text:c="6"/></text:p>
          </table:table-cell>
          <table:table-cell table:style-name="ce341" table:number-columns-repeated="4"/>
          <table:table-cell table:style-name="ce85"/>
          <table:covered-table-cell table:style-name="ce85"/>
          <table:table-cell table:style-name="ce85"/>
          <table:table-cell table:style-name="ce456" office:value-type="string" calcext:value-type="string">
            <text:p>Ver d)?</text:p>
          </table:table-cell>
          <table:table-cell table:style-name="ce529" table:formula="of:=AND([.$P$15];[.$P$19];NOT(ISBLANK([.$D$7]));NOT(ISBLANK([.$D$8])))" office:value-type="boolean" office:boolean-value="true" calcext:value-type="boolean">
            <text:p>VERDADERO</text:p>
          </table:table-cell>
          <table:table-cell table:style-name="ce456" office:value-type="float" office:value="4" calcext:value-type="float">
            <text:p>4</text:p>
          </table:table-cell>
          <table:table-cell table:style-name="ce456" table:formula="of:=AVALOR([.H6])*[.$V$10]" office:value-type="float" office:value="0" calcext:value-type="float">
            <text:p>0</text:p>
          </table:table-cell>
          <table:table-cell table:style-name="ce456" table:formula="of:=AVALOR([.I6])*[.$V$10]" office:value-type="float" office:value="0" calcext:value-type="float">
            <text:p>0</text:p>
          </table:table-cell>
          <table:table-cell table:style-name="ce456" table:formula="of:=AVALOR([.J6])*[.$T$10]" office:value-type="float" office:value="0" calcext:value-type="float">
            <text:p>0</text:p>
          </table:table-cell>
          <table:table-cell table:style-name="ce456" table:number-columns-repeated="2"/>
          <table:table-cell table:style-name="ce456" office:value-type="string" calcext:value-type="string">
            <text:p>A</text:p>
          </table:table-cell>
          <table:table-cell table:style-name="ce456"/>
          <table:table-cell table:style-name="ce209" table:formula="of:=IF([.W17]=[.$Z$24];&quot;&quot;;[.W17])" office:value-type="string" office:string-value="A" calcext:value-type="string">
            <text:p>A</text:p>
          </table:table-cell>
          <table:table-cell table:style-name="ce209" table:formula="of:=IF([.W17]=[.$Y$24];&quot;&quot;;[.W17])">
            <text:p/>
          </table:table-cell>
          <table:table-cell table:style-name="ce382"/>
          <table:table-cell table:style-name="ce456" office:value-type="string" calcext:value-type="string">
            <text:p><text:s/>ata </text:p>
          </table:table-cell>
          <table:table-cell table:style-name="ce456" table:number-columns-repeated="5"/>
          <table:table-cell table:style-name="ce456" office:value-type="string" calcext:value-type="string">
            <text:p>Resultados ajustados</text:p>
          </table:table-cell>
          <table:table-cell table:style-name="ce456" table:number-columns-repeated="4"/>
          <table:table-cell table:style-name="ce382" table:number-columns-repeated="26"/>
        </table:table-row>
        <table:table-row table:style-name="ro4">
          <table:table-cell table:style-name="ce345"/>
          <table:table-cell table:style-name="ce372" table:formula="of:=IF(AND([.$P$20];NOT([.$P$21]));[.$AB$1]&amp;&quot; x&quot;;&quot;&quot;)" office:value-type="string" office:string-value="Compoñente x" calcext:value-type="string">
            <text:p>Compoñente x</text:p>
          </table:table-cell>
          <table:table-cell table:style-name="ce372" table:formula="of:=IF(AND([.$P$20];NOT([.$P$21]));[.$AB$1]&amp;&quot; y&quot;;&quot;&quot;)" office:value-type="string" office:string-value="Compoñente y" calcext:value-type="string">
            <text:p>Compoñente y</text:p>
          </table:table-cell>
          <table:table-cell table:style-name="ce372" table:formula="of:=IF(AND([.$P$20];NOT([.$P$21]));[.$AB$2];&quot;&quot;)" office:value-type="string" office:string-value="Módulo" calcext:value-type="string">
            <text:p>Módulo</text:p>
          </table:table-cell>
          <table:table-cell table:style-name="ce341" office:value-type="string" calcext:value-type="string">
            <text:p>Unidades</text:p>
          </table:table-cell>
          <table:table-cell table:style-name="ce355" table:number-columns-repeated="2"/>
          <table:table-cell table:style-name="ce486" table:content-validation-name="val22" office:value-type="string" calcext:value-type="string">
            <text:p>Axustadas</text:p>
          </table:table-cell>
          <table:table-cell table:style-name="ce341" table:number-columns-repeated="3"/>
          <table:table-cell table:style-name="ce85"/>
          <table:covered-table-cell table:style-name="ce85"/>
          <table:table-cell table:style-name="ce85"/>
          <table:table-cell table:style-name="ce456" office:value-type="string" calcext:value-type="string">
            <text:p>Calculo v?</text:p>
          </table:table-cell>
          <table:table-cell table:style-name="ce528" table:formula="of:=AND([.P14];[.P15];NOT(ISBLANK([.D8])))" office:value-type="boolean" office:boolean-value="true" calcext:value-type="boolean">
            <text:p>VERDADERO</text:p>
          </table:table-cell>
          <table:table-cell table:style-name="ce209" table:formula="of:=[.Y24]" office:value-type="string" office:string-value="A" calcext:value-type="string">
            <text:p>A</text:p>
          </table:table-cell>
          <table:table-cell table:style-name="ce456" table:formula="of:=AVALOR([.H9])*[.$V$10]" office:value-type="float" office:value="0" calcext:value-type="float">
            <text:p>0</text:p>
          </table:table-cell>
          <table:table-cell table:style-name="ce456" table:formula="of:=AVALOR([.I9])*[.$V$10]" office:value-type="float" office:value="0.0000000002886751346" calcext:value-type="float">
            <text:p>2,88675134595E-10</text:p>
          </table:table-cell>
          <table:table-cell table:style-name="ce456" table:formula="of:=AVALOR([.D7])*[.$T$11]" office:value-type="float" office:value="3.20435313E-019" calcext:value-type="float">
            <text:p>3,20435313E-19</text:p>
          </table:table-cell>
          <table:table-cell table:style-name="ce456" table:number-columns-repeated="2"/>
          <table:table-cell table:style-name="ce456" office:value-type="string" calcext:value-type="string">
            <text:p>B</text:p>
          </table:table-cell>
          <table:table-cell table:style-name="ce456"/>
          <table:table-cell table:style-name="ce209" table:formula="of:=IF([.W18]=[.$Z$24];&quot;&quot;;[.W18])">
            <text:p/>
          </table:table-cell>
          <table:table-cell table:style-name="ce209" table:formula="of:=IF([.W18]=[.$Y$24];&quot;&quot;;[.W18])" office:value-type="string" office:string-value="B" calcext:value-type="string">
            <text:p>B</text:p>
          </table:table-cell>
          <table:table-cell table:style-name="ce382"/>
          <table:table-cell table:style-name="ce540" office:value-type="string" calcext:value-type="string">
            <text:p>o infinito</text:p>
          </table:table-cell>
          <table:table-cell table:style-name="ce456" table:number-columns-repeated="4"/>
          <table:table-cell table:style-name="ce561" office:value-type="string" calcext:value-type="string">
            <text:p>Comp. x</text:p>
          </table:table-cell>
          <table:table-cell table:style-name="ce209" office:value-type="string" calcext:value-type="string">
            <text:p>Comp. y</text:p>
          </table:table-cell>
          <table:table-cell table:style-name="ce209" office:value-type="string" calcext:value-type="string">
            <text:p>Módulo|Valor</text:p>
          </table:table-cell>
          <table:table-cell table:style-name="ce456" office:value-type="string" calcext:value-type="string">
            <text:p>Múlt.|Subm.</text:p>
          </table:table-cell>
          <table:table-cell table:style-name="ce456" office:value-type="string" calcext:value-type="string">
            <text:p>Unidad</text:p>
          </table:table-cell>
          <table:table-cell table:style-name="ce456" office:value-type="string" calcext:value-type="string">
            <text:p>Ver?</text:p>
          </table:table-cell>
          <table:table-cell table:style-name="ce382" table:number-columns-repeated="26"/>
        </table:table-row>
        <table:table-row table:style-name="ro4">
          <table:table-cell table:style-name="ce347" table:formula="of:=[Campo.H28]" office:value-type="string" office:string-value="𝙀⃗(A) =" calcext:value-type="string">
            <text:p>𝙀⃗(A) =</text:p>
          </table:table-cell>
          <table:table-cell table:style-name="ce373" table:formula="of:=IF([.$Z$14]=2;[.AG19];[$Campo.I28])" office:value-type="string" office:string-value="0" calcext:value-type="string">
            <text:p>0</text:p>
          </table:table-cell>
          <table:table-cell table:style-name="ce373" table:formula="of:=IF([.$Z$14]=2;[.AH19];[$Campo.K28])" office:value-type="string" office:string-value="24,0" calcext:value-type="string">
            <text:p>24,0</text:p>
          </table:table-cell>
          <table:table-cell table:style-name="ce373" table:formula="of:=IF([.$Z$14]=2;[.AI19];MID([$Campo.Q28];3;12))" office:value-type="string" office:string-value="24,0" calcext:value-type="string">
            <text:p>24,0</text:p>
          </table:table-cell>
          <table:table-cell table:style-name="ce341" table:formula="of:=IF([.AL19];IF([.$Z$14]=2;[.AJ19];&quot;&quot;)&amp;&quot;N/C&quot;;&quot;&quot;)" office:value-type="string" office:string-value="PN/C" calcext:value-type="string">
            <text:p>PN/C</text:p>
          </table:table-cell>
          <table:table-cell table:style-name="ce355" table:number-columns-repeated="2"/>
          <table:table-cell table:style-name="ce487"/>
          <table:table-cell table:style-name="ce341" table:number-columns-repeated="3"/>
          <table:table-cell table:style-name="ce85"/>
          <table:covered-table-cell table:style-name="ce85"/>
          <table:table-cell table:style-name="ce85"/>
          <table:table-cell table:style-name="ce456" office:value-type="string" calcext:value-type="string">
            <text:p>Carga q?</text:p>
          </table:table-cell>
          <table:table-cell table:style-name="ce528" table:formula="of:=NOT(ISBLANK([.D7]))" office:value-type="boolean" office:boolean-value="true" calcext:value-type="boolean">
            <text:p>VERDADERO</text:p>
          </table:table-cell>
          <table:table-cell table:style-name="ce209" table:formula="of:=[.Z24]" office:value-type="string" office:string-value="B" calcext:value-type="string">
            <text:p>B</text:p>
          </table:table-cell>
          <table:table-cell table:style-name="ce456" table:formula="of:=AVALOR([.H10])*[.$V$10]" office:value-type="float" office:value="0" calcext:value-type="float">
            <text:p>0</text:p>
          </table:table-cell>
          <table:table-cell table:style-name="ce456" table:formula="of:=AVALOR([.I10])*[.$V$10]" office:value-type="float" office:value="0" calcext:value-type="float">
            <text:p>0</text:p>
          </table:table-cell>
          <table:table-cell table:style-name="ce456" table:number-columns-repeated="3"/>
          <table:table-cell table:style-name="ce456" office:value-type="string" calcext:value-type="string">
            <text:p>C</text:p>
          </table:table-cell>
          <table:table-cell table:style-name="ce456"/>
          <table:table-cell table:style-name="ce209" table:formula="of:=IF([.W19]=[.$Z$24];&quot;&quot;;[.W19])" office:value-type="string" office:string-value="C" calcext:value-type="string">
            <text:p>C</text:p>
          </table:table-cell>
          <table:table-cell table:style-name="ce209" table:formula="of:=IF([.W19]=[.$Y$24];&quot;&quot;;[.W19])" office:value-type="string" office:string-value="C" calcext:value-type="string">
            <text:p>C</text:p>
          </table:table-cell>
          <table:table-cell table:style-name="ce382"/>
          <table:table-cell table:style-name="ce456" office:value-type="string" calcext:value-type="string">
            <text:p>Punto</text:p>
          </table:table-cell>
          <table:table-cell table:style-name="ce456" table:number-columns-repeated="3"/>
          <table:table-cell table:style-name="ce559" office:value-type="string" calcext:value-type="string">
            <text:p>E =</text:p>
          </table:table-cell>
          <table:table-cell table:style-name="ce209" table:formula="of:=IF([.AL19];NUMFORMA([$Campo.AC7]/FACTORSM([.$AJ19]);[.$P$1]);&quot;&quot;)" office:value-type="string" office:string-value="0" calcext:value-type="string">
            <text:p>0</text:p>
          </table:table-cell>
          <table:table-cell table:style-name="ce209" table:formula="of:=IF([.AL19];NUMFORMA([$Campo.AD7]/FACTORSM([.$AJ19]);[.$P$1]);&quot;&quot;)" office:value-type="string" office:string-value="24,0" calcext:value-type="string">
            <text:p>24,0</text:p>
          </table:table-cell>
          <table:table-cell table:style-name="ce209" table:formula="of:=IF([.AL19];NUMFORMA([$Campo.Z7]/FACTORSM([.$AJ19]);[.$P$1]);&quot;&quot;)" office:value-type="string" office:string-value="24,0" calcext:value-type="string">
            <text:p>24,0</text:p>
          </table:table-cell>
          <table:table-cell table:style-name="ce209" table:formula="of:=PREFSM([$Campo.Z7])" office:value-type="string" office:string-value="P" calcext:value-type="string">
            <text:p>P</text:p>
          </table:table-cell>
          <table:table-cell table:style-name="ce218" table:formula="of:=IF([.AL19];IF([.$Z$14]=2;[.AJ19];&quot;&quot;)&amp;&quot;N/C&quot;;&quot;&quot;)" office:value-type="string" office:string-value="PN/C" calcext:value-type="string">
            <text:p>PN/C</text:p>
          </table:table-cell>
          <table:table-cell table:style-name="ce528" table:formula="of:=AND([.P20];NOT([.P21]))" office:value-type="boolean" office:boolean-value="true" calcext:value-type="boolean">
            <text:p>VERDADERO</text:p>
          </table:table-cell>
          <table:table-cell table:style-name="ce382" table:number-columns-repeated="26"/>
        </table:table-row>
        <table:table-row table:style-name="ro4">
          <table:table-cell table:style-name="ce348" table:formula="of:=[$Campo.A30]" office:value-type="string" office:string-value="𝙁⃗ =" calcext:value-type="string">
            <text:p>𝙁⃗ =</text:p>
          </table:table-cell>
          <table:table-cell table:style-name="ce373" table:formula="of:=IF([.$Z$14]=2;[.AG20];[$Campo.I30])" office:value-type="string" office:string-value="0" calcext:value-type="string">
            <text:p>0</text:p>
          </table:table-cell>
          <table:table-cell table:style-name="ce373" table:formula="of:=IF([.$Z$14]=2;[.AH20];[$Campo.K30])" office:value-type="string" office:string-value="7,69" calcext:value-type="string">
            <text:p>7,69</text:p>
          </table:table-cell>
          <table:table-cell table:style-name="ce373" table:formula="of:=IF([.$Z$14]=2;[.AI20];MID([$Campo.Q30];3;12))" office:value-type="string" office:string-value="7,69" calcext:value-type="string">
            <text:p>7,69</text:p>
          </table:table-cell>
          <table:table-cell table:style-name="ce341" table:formula="of:=IF([.AL20];IF([.$Z$14]=2;[.AJ20];&quot;&quot;)&amp;&quot;N&quot;;&quot;&quot;)" office:value-type="string" office:string-value="mN" calcext:value-type="string">
            <text:p>mN</text:p>
          </table:table-cell>
          <table:table-cell table:style-name="ce355" table:number-columns-repeated="2"/>
          <table:table-cell table:style-name="ce487"/>
          <table:table-cell table:style-name="ce341" table:number-columns-repeated="3"/>
          <table:table-cell table:style-name="ce85"/>
          <table:covered-table-cell table:style-name="ce85"/>
          <table:table-cell table:style-name="ce85"/>
          <table:table-cell table:style-name="ce456" office:value-type="string" calcext:value-type="string">
            <text:p>Cantas Q?</text:p>
          </table:table-cell>
          <table:table-cell table:style-name="ce456" table:formula="of:=([.J3]&lt;&gt;0)+([.J4]&lt;&gt;0)+([.J5]&lt;&gt;0)+([.J6]&lt;&gt;0)" office:value-type="float" office:value="3" calcext:value-type="float">
            <text:p>3</text:p>
          </table:table-cell>
          <table:table-cell table:style-name="ce456" table:number-columns-repeated="2"/>
          <table:table-cell table:style-name="ce209" office:value-type="string" calcext:value-type="string">
            <text:p>v (m/s)</text:p>
          </table:table-cell>
          <table:table-cell table:style-name="ce209" office:value-type="string" calcext:value-type="string">
            <text:p>m (kg)</text:p>
          </table:table-cell>
          <table:table-cell table:style-name="ce456" table:number-columns-repeated="2"/>
          <table:table-cell table:style-name="ce456" office:value-type="string" calcext:value-type="string">
            <text:p>D</text:p>
          </table:table-cell>
          <table:table-cell table:style-name="ce456"/>
          <table:table-cell table:style-name="ce209" table:formula="of:=IF([.W20]=[.$Z$24];&quot;&quot;;[.W20])" office:value-type="string" office:string-value="D" calcext:value-type="string">
            <text:p>D</text:p>
          </table:table-cell>
          <table:table-cell table:style-name="ce209" table:formula="of:=IF([.W20]=[.$Y$24];&quot;&quot;;[.W20])" office:value-type="string" office:string-value="D" calcext:value-type="string">
            <text:p>D</text:p>
          </table:table-cell>
          <table:table-cell table:style-name="ce382"/>
          <table:table-cell table:style-name="ce550" office:value-type="string" calcext:value-type="string">
            <text:p>Puntos descoñecidos no traballo</text:p>
          </table:table-cell>
          <table:table-cell table:style-name="ce456" table:number-columns-repeated="3"/>
          <table:table-cell table:style-name="ce559" office:value-type="string" calcext:value-type="string">
            <text:p>F =</text:p>
          </table:table-cell>
          <table:table-cell table:style-name="ce209" table:formula="of:=IF([.AL20];NUMFORMA([$Campo.AC8]/FACTORSM([.$AJ20]);[.$P$1]);&quot;&quot;)" office:value-type="string" office:string-value="0" calcext:value-type="string">
            <text:p>0</text:p>
          </table:table-cell>
          <table:table-cell table:style-name="ce209" table:formula="of:=IF([.AL20];NUMFORMA([$Campo.AD8]/FACTORSM([.$AJ20]);[.$P$1]);&quot;&quot;)" office:value-type="string" office:string-value="7,69" calcext:value-type="string">
            <text:p>7,69</text:p>
          </table:table-cell>
          <table:table-cell table:style-name="ce209" table:formula="of:=IF([.AL20];NUMFORMA([$Campo.Z8]/FACTORSM([.$AJ20]);[.$P$1]);&quot;&quot;)" office:value-type="string" office:string-value="7,69" calcext:value-type="string">
            <text:p>7,69</text:p>
          </table:table-cell>
          <table:table-cell table:style-name="ce209" table:formula="of:=PREFSM([$Campo.Z8])" office:value-type="string" office:string-value="m" calcext:value-type="string">
            <text:p>m</text:p>
          </table:table-cell>
          <table:table-cell table:style-name="ce456"/>
          <table:table-cell table:style-name="ce528" table:formula="of:=AND([.AL19];[.P19])" office:value-type="boolean" office:boolean-value="true" calcext:value-type="boolean">
            <text:p>VERDADERO</text:p>
          </table:table-cell>
          <table:table-cell table:style-name="ce382" table:number-columns-repeated="26"/>
        </table:table-row>
        <table:table-row table:style-name="ro4">
          <table:table-cell table:style-name="ce348" table:formula="of:=[$Campo.A32]" office:value-type="string" office:string-value="𝙖⃗ =" calcext:value-type="string">
            <text:p>𝙖⃗ =</text:p>
          </table:table-cell>
          <table:table-cell table:style-name="ce373" table:formula="of:=IF([.$Z$14]=2;[.AG21];[$Campo.I32])" office:value-type="string" office:string-value="0" calcext:value-type="string">
            <text:p>0</text:p>
          </table:table-cell>
          <table:table-cell table:style-name="ce373" table:formula="of:=IF([.$Z$14]=2;[.AH21];[$Campo.K32])" office:value-type="string" office:string-value="1,16" calcext:value-type="string">
            <text:p>1,16</text:p>
          </table:table-cell>
          <table:table-cell table:style-name="ce373" table:formula="of:=IF([.$Z$14]=2;[.AI21];MID([$Campo.Q32];3;12))" office:value-type="string" office:string-value="1,16" calcext:value-type="string">
            <text:p>1,16</text:p>
          </table:table-cell>
          <table:table-cell table:style-name="ce341" table:formula="of:=IF([.$AL$21];IF([.$Z$14]=2;[.AJ21];&quot;&quot;)&amp;&quot;m/s²&quot;;&quot;&quot;)" office:value-type="string" office:string-value="Ym/s²" calcext:value-type="string">
            <text:p>Ym/s²</text:p>
          </table:table-cell>
          <table:table-cell table:style-name="ce355" table:number-columns-repeated="2"/>
          <table:table-cell table:style-name="ce487"/>
          <table:table-cell table:style-name="ce341" table:number-columns-repeated="3"/>
          <table:table-cell table:style-name="ce85"/>
          <table:covered-table-cell table:style-name="ce85"/>
          <table:table-cell table:style-name="ce85"/>
          <table:table-cell table:style-name="ce456" office:value-type="string" calcext:value-type="string">
            <text:p>Aviso Pto.</text:p>
          </table:table-cell>
          <table:table-cell table:style-name="ce528" table:formula="of:=OR(AND(ISBLANK([.E5]);NOT([.P14]);NOT([.P15]));AND(NOT(ISBLANK([.E5]));NOT([.P14]);NOT([.P15]));AND([.E5]=[.Y24];NOT([.P14]));AND([.E5]=[.Z24];NOT([.P15]));AND(NOT(ISBLANK([.E5]));[.E5]&lt;&gt;[.Y24];[.E5]&lt;&gt;[.Z24]))" office:value-type="boolean" office:boolean-value="false" calcext:value-type="boolean">
            <text:p>FALSO</text:p>
          </table:table-cell>
          <table:table-cell table:style-name="ce456" table:number-columns-repeated="2"/>
          <table:table-cell table:style-name="ce456" table:formula="of:=AVALOR([.D14])*IF(ISBLANK([.D14]);0;IF(ISBLANK([.E14]);1;CONVERT(1;[.E14];[.Y12])))" office:value-type="float" office:value="43600000" calcext:value-type="float">
            <text:p>43600000</text:p>
          </table:table-cell>
          <table:table-cell table:style-name="ce456" table:formula="of:=AVALOR([.D8])*[.$R$10]" office:value-type="float" office:value="6.64216041581253E-027" calcext:value-type="float">
            <text:p>6,64216041581253E-27</text:p>
          </table:table-cell>
          <table:table-cell table:style-name="ce456" table:number-columns-repeated="2"/>
          <table:table-cell table:style-name="ce456" office:value-type="string" calcext:value-type="string">
            <text:p>E</text:p>
          </table:table-cell>
          <table:table-cell table:style-name="ce456"/>
          <table:table-cell table:style-name="ce209" table:formula="of:=IF([.W21]=[.$Z$24];&quot;&quot;;[.W21])" office:value-type="string" office:string-value="E" calcext:value-type="string">
            <text:p>E</text:p>
          </table:table-cell>
          <table:table-cell table:style-name="ce209" table:formula="of:=IF([.W21]=[.$Y$24];&quot;&quot;;[.W21])" office:value-type="string" office:string-value="E" calcext:value-type="string">
            <text:p>E</text:p>
          </table:table-cell>
          <table:table-cell table:style-name="ce382"/>
          <table:table-cell table:style-name="ce456" table:number-columns-repeated="4"/>
          <table:table-cell table:style-name="ce559" office:value-type="string" calcext:value-type="string">
            <text:p>a =</text:p>
          </table:table-cell>
          <table:table-cell table:style-name="ce562" table:formula="of:=IF([.AL21];NUMFORMA([$Campo.AC9]/FACTORSM([.$AJ21]);[.$P$1]);&quot;&quot;)" office:value-type="string" office:string-value="0" calcext:value-type="string">
            <text:p>0</text:p>
          </table:table-cell>
          <table:table-cell table:style-name="ce562" table:formula="of:=IF([.AL21];NUMFORMA([$Campo.AD9]/FACTORSM([.$AJ21]);[.$P$1]);&quot;&quot;)" office:value-type="string" office:string-value="1,16" calcext:value-type="string">
            <text:p>1,16</text:p>
          </table:table-cell>
          <table:table-cell table:style-name="ce562" table:formula="of:=IF([.AL21];NUMFORMA([$Campo.Z9]/FACTORSM([.$AJ21]);[.$P$1]);&quot;&quot;)" office:value-type="string" office:string-value="1,16" calcext:value-type="string">
            <text:p>1,16</text:p>
          </table:table-cell>
          <table:table-cell table:style-name="ce209" table:formula="of:=PREFSM([$Campo.Z9])" office:value-type="string" office:string-value="Y" calcext:value-type="string">
            <text:p>Y</text:p>
          </table:table-cell>
          <table:table-cell table:style-name="ce456"/>
          <table:table-cell table:style-name="ce528" table:formula="of:=AND([.AL19];[.P23])" office:value-type="boolean" office:boolean-value="true" calcext:value-type="boolean">
            <text:p>VERDADERO</text:p>
          </table:table-cell>
          <table:table-cell table:style-name="ce382" table:number-columns-repeated="26"/>
        </table:table-row>
        <table:table-row table:style-name="ro4">
          <table:table-cell table:style-name="ce349" table:number-columns-repeated="5"/>
          <table:table-cell table:style-name="ce355" table:number-columns-repeated="2"/>
          <table:table-cell table:style-name="ce487"/>
          <table:table-cell table:style-name="ce341" table:number-columns-repeated="3"/>
          <table:table-cell table:style-name="ce85"/>
          <table:covered-table-cell table:style-name="ce85"/>
          <table:table-cell table:style-name="ce85"/>
          <table:table-cell table:style-name="ce524" office:value-type="string" calcext:value-type="string">
            <text:p>Traballo?</text:p>
          </table:table-cell>
          <table:table-cell table:style-name="ce528" table:formula="of:=IF(ISERROR([.Z9]);0;AND([.P19];[.P20];[.Z10];OR([.P14];[.P15])))" office:value-type="boolean" office:boolean-value="true" calcext:value-type="boolean">
            <text:p>VERDADERO</text:p>
          </table:table-cell>
          <table:table-cell table:style-name="ce456" table:number-columns-repeated="4"/>
          <table:table-cell table:style-name="ce536"/>
          <table:table-cell table:style-name="ce456"/>
          <table:table-cell table:style-name="ce456" office:value-type="string" calcext:value-type="string">
            <text:p>F</text:p>
          </table:table-cell>
          <table:table-cell table:style-name="ce456"/>
          <table:table-cell table:style-name="ce209" table:formula="of:=IF([.W22]=[.$Z$24];&quot;&quot;;[.W22])" office:value-type="string" office:string-value="F" calcext:value-type="string">
            <text:p>F</text:p>
          </table:table-cell>
          <table:table-cell table:style-name="ce209" table:formula="of:=IF([.W22]=[.$Y$24];&quot;&quot;;[.W22])" office:value-type="string" office:string-value="F" calcext:value-type="string">
            <text:p>F</text:p>
          </table:table-cell>
          <table:table-cell table:style-name="ce382"/>
          <table:table-cell table:style-name="ce456" table:number-columns-repeated="4"/>
          <table:table-cell table:style-name="ce209" office:value-type="string" calcext:value-type="string">
            <text:p>V (A) =</text:p>
          </table:table-cell>
          <table:table-cell table:style-name="ce531"/>
          <table:table-cell table:style-name="ce456"/>
          <table:table-cell table:style-name="ce209" table:formula="of:=NUMFORMA([$Potencial.Z7]/FACTORSM([.$AJ22]);[.$P$1])" office:value-type="string" office:string-value="-27,2" calcext:value-type="string">
            <text:p>-27,2</text:p>
          </table:table-cell>
          <table:table-cell table:style-name="ce209" table:formula="of:=PREFSM(IF(AND([.P14];[.P15]);MAXABS([$Potencial.$Z$7:$Potencial.$AA$7]);IF([.P14];[$Potencial.$Z$7];IF([.P15];[$Potencial.$AA$7];0))))" office:value-type="string" office:string-value="M" calcext:value-type="string">
            <text:p>M</text:p>
          </table:table-cell>
          <table:table-cell table:style-name="ce456" table:number-columns-repeated="2"/>
          <table:table-cell table:style-name="ce382" table:number-columns-repeated="26"/>
        </table:table-row>
        <table:table-row table:style-name="ro4">
          <table:table-cell table:style-name="ce350" table:formula="of:=IF([.P14];&quot;𝘝(&quot;&amp;[.Y24]&amp;&quot;) =&quot;;&quot;&quot;)" office:value-type="string" office:string-value="𝘝(A) =" calcext:value-type="string">
            <text:p>𝘝(A) =</text:p>
          </table:table-cell>
          <table:table-cell table:style-name="ce373" table:formula="of:=IF([.P14];IF([.$Z$14]=2;[.AI22];[Potencial.E28]);&quot;&quot;)" office:value-type="string" office:string-value="-27,2" calcext:value-type="string">
            <text:p>-27,2</text:p>
          </table:table-cell>
          <table:table-cell table:style-name="ce354" table:formula="of:=IF([.P15];&quot;𝘝(&quot;&amp;[.Z24]&amp;&quot;) =&quot;;&quot;&quot;)" office:value-type="string" office:string-value="𝘝(B) =" calcext:value-type="string">
            <text:p>𝘝(B) =</text:p>
          </table:table-cell>
          <table:table-cell table:style-name="ce373" table:formula="of:=IF([.P15];IF([.$Z$14]=2;[.AI23];[$Potencial.K28]);&quot;&quot;)" office:value-type="string" office:string-value="-10,4" calcext:value-type="string">
            <text:p>-10,4</text:p>
          </table:table-cell>
          <table:table-cell table:style-name="ce460" table:formula="of:=IF(OR([.P14];[.P15]);IF([.$Z$14]=2;[.AJ22];&quot;&quot;)&amp;&quot;V&quot;;&quot;&quot;)" office:value-type="string" office:string-value="MV" calcext:value-type="string">
            <text:p>MV</text:p>
          </table:table-cell>
          <table:table-cell table:style-name="ce341"/>
          <table:table-cell table:style-name="ce355"/>
          <table:table-cell table:style-name="ce341" table:number-columns-repeated="4"/>
          <table:table-cell table:style-name="ce85"/>
          <table:covered-table-cell table:style-name="ce85"/>
          <table:table-cell table:style-name="ce85"/>
          <table:table-cell table:style-name="ce456" office:value-type="string" calcext:value-type="string">
            <text:p>Acelera?</text:p>
          </table:table-cell>
          <table:table-cell table:style-name="ce528" table:formula="of:=NOT(ISBLANK([.D8]))" office:value-type="boolean" office:boolean-value="true" calcext:value-type="boolean">
            <text:p>VERDADERO</text:p>
          </table:table-cell>
          <table:table-cell table:style-name="ce456" table:number-columns-repeated="6"/>
          <table:table-cell table:style-name="ce456" office:value-type="string" calcext:value-type="string">
            <text:p>G</text:p>
          </table:table-cell>
          <table:table-cell table:style-name="ce456"/>
          <table:table-cell table:style-name="ce209" table:formula="of:=IF([.W23]=[.$Z$24];&quot;&quot;;[.W23])" office:value-type="string" office:string-value="G" calcext:value-type="string">
            <text:p>G</text:p>
          </table:table-cell>
          <table:table-cell table:style-name="ce209" table:formula="of:=IF([.W23]=[.$Y$24];&quot;&quot;;[.W23])" office:value-type="string" office:string-value="G" calcext:value-type="string">
            <text:p>G</text:p>
          </table:table-cell>
          <table:table-cell table:style-name="ce382"/>
          <table:table-cell table:style-name="ce456" table:number-columns-repeated="4"/>
          <table:table-cell table:style-name="ce209" office:value-type="string" calcext:value-type="string">
            <text:p>V (B) =</text:p>
          </table:table-cell>
          <table:table-cell table:style-name="ce531"/>
          <table:table-cell table:style-name="ce456"/>
          <table:table-cell table:style-name="ce209" table:formula="of:=NUMFORMA([$Potencial.AA7]/FACTORSM([.$AJ22]);[.$P$1])" office:value-type="string" office:string-value="-10,4" calcext:value-type="string">
            <text:p>-10,4</text:p>
          </table:table-cell>
          <table:table-cell table:style-name="ce209"/>
          <table:table-cell table:style-name="ce456" table:number-columns-repeated="2"/>
          <table:table-cell table:style-name="ce382" table:number-columns-repeated="26"/>
        </table:table-row>
        <table:table-row table:style-name="ro4">
          <table:table-cell table:style-name="ce341"/>
          <table:table-cell table:style-name="ce379" table:formula="of:=IF(ISERROR([.Z9]);[.AB20];IF([.Z10];&quot;𝘞(ext.) = - 𝘞(campo &quot;&amp;INDEX([.Y3:.Y8];[.Z10])&amp;&quot;) =&quot;;&quot;&quot;))" office:value-type="string" office:string-value="𝘞(ext.) = - 𝘞(campo A→∞) =" calcext:value-type="string">
            <text:p>𝘞(ext.) = - 𝘞(campo A→∞) =</text:p>
          </table:table-cell>
          <table:table-cell table:style-name="ce354"/>
          <table:table-cell table:style-name="ce373" table:formula="of:=IF([.P22];IF([.$Z$14]=2;[.AI24];[$Potencial.C33]);&quot;&quot;)" office:value-type="string" office:string-value="8,72" calcext:value-type="string">
            <text:p>8,72</text:p>
          </table:table-cell>
          <table:table-cell table:style-name="ce466" table:formula="of:=IF([.P22];IF(LEN([Potencial.D33])&gt;0;IF([.$Z$14]=2;[.AJ24];&quot;&quot;)&amp;[Potencial.D33];&quot;&quot;);&quot;&quot;)" office:value-type="string" office:string-value="pJ" calcext:value-type="string">
            <text:p>pJ</text:p>
          </table:table-cell>
          <table:table-cell table:style-name="ce341"/>
          <table:table-cell table:style-name="ce355"/>
          <table:table-cell table:style-name="ce341" table:number-columns-repeated="4"/>
          <table:table-cell table:style-name="ce85"/>
          <table:covered-table-cell table:style-name="ce85"/>
          <table:table-cell table:style-name="ce85"/>
          <table:table-cell table:style-name="ce456" office:value-type="string" calcext:value-type="string">
            <text:p>Equilibra?</text:p>
          </table:table-cell>
          <table:table-cell table:style-name="ce528" table:formula="of:=[$Equilibrio.AI12]" office:value-type="boolean" office:boolean-value="false" calcext:value-type="boolean">
            <text:p>FALSO</text:p>
          </table:table-cell>
          <table:table-cell table:style-name="ce456" table:number-columns-repeated="6"/>
          <table:table-cell table:style-name="ce456" office:value-type="string" calcext:value-type="string">
            <text:p>elegido</text:p>
          </table:table-cell>
          <table:table-cell table:style-name="ce456"/>
          <table:table-cell table:style-name="ce209" table:formula="of:=IF(ISBLANK([.G9]);[.W17];[.G9])" office:value-type="string" office:string-value="A" calcext:value-type="string">
            <text:p>A</text:p>
          </table:table-cell>
          <table:table-cell table:style-name="ce209" table:formula="of:=IF(ISBLANK([.G10]);[.W18];[.G10])" office:value-type="string" office:string-value="B" calcext:value-type="string">
            <text:p>B</text:p>
          </table:table-cell>
          <table:table-cell table:style-name="ce382"/>
          <table:table-cell table:style-name="ce456" table:number-columns-repeated="4"/>
          <table:table-cell table:style-name="ce209" office:value-type="string" calcext:value-type="string">
            <text:p>W d) =</text:p>
          </table:table-cell>
          <table:table-cell table:style-name="ce531"/>
          <table:table-cell table:style-name="ce456"/>
          <table:table-cell table:style-name="ce250" table:formula="of:=NUMFORMA(-[$Potencial.AB14]/FACTORSM([.$AJ24]);[.$P$1])" office:value-type="string" office:string-value="8,72" calcext:value-type="string">
            <text:p>8,72</text:p>
          </table:table-cell>
          <table:table-cell table:style-name="ce250" table:formula="of:=IF([.P22];PREFSM([$Potencial.AB14]);&quot;&quot;)" office:value-type="string" office:string-value="p" calcext:value-type="string">
            <text:p>p</text:p>
          </table:table-cell>
          <table:table-cell table:style-name="ce456" table:number-columns-repeated="2"/>
          <table:table-cell table:style-name="ce382" table:number-columns-repeated="26"/>
        </table:table-row>
        <table:table-row table:style-name="ro4">
          <table:table-cell table:style-name="ce341" table:number-columns-repeated="2"/>
          <table:table-cell table:style-name="ce412" table:formula="of:=IF(OR(NOT([.P16]);NOT([.P18]));&quot;&quot;;&quot;𝘞(campo &quot;&amp;[$Potencial.Z16]&amp;&quot;→&quot;&amp;[$Potencial.AA16]&amp;&quot;) =&quot;)" office:value-type="string" office:string-value="𝘞(campo A→B) =" calcext:value-type="string">
            <text:p>𝘞(campo A→B) =</text:p>
          </table:table-cell>
          <table:table-cell table:style-name="ce430" table:formula="of:=IF(AND([.P16];[.P18]);IF([.$Z$14]=2;[.AI25];[$Potencial.H37]);&quot;&quot;)" office:value-type="string" office:string-value="-5,38" calcext:value-type="string">
            <text:p>-5,38</text:p>
          </table:table-cell>
          <table:table-cell table:style-name="ce341" table:formula="of:=IF(AND([.P16];[.P18]);IF([.$Z$14]=2;[.AJ25];&quot;&quot;)&amp;&quot;J&quot;;&quot;&quot;)" office:value-type="string" office:string-value="pJ" calcext:value-type="string">
            <text:p>pJ</text:p>
          </table:table-cell>
          <table:table-cell table:style-name="ce341"/>
          <table:table-cell table:style-name="ce355"/>
          <table:table-cell table:style-name="ce341" table:number-columns-repeated="4"/>
          <table:table-cell table:style-name="ce85"/>
          <table:covered-table-cell table:style-name="ce85"/>
          <table:table-cell table:style-name="ce85"/>
          <table:table-cell table:style-name="ce382" table:number-columns-repeated="13"/>
          <table:table-cell table:style-name="ce456" table:number-columns-repeated="4"/>
          <table:table-cell table:style-name="ce209" office:value-type="string" calcext:value-type="string">
            <text:p>W A→B =</text:p>
          </table:table-cell>
          <table:table-cell table:style-name="ce531"/>
          <table:table-cell table:style-name="ce456"/>
          <table:table-cell table:style-name="ce209" table:formula="of:=NUMFORMA([$Potencial.AB17]/FACTORSM([.$AJ25]);[.$P$1])" office:value-type="string" office:string-value="-5,38" calcext:value-type="string">
            <text:p>-5,38</text:p>
          </table:table-cell>
          <table:table-cell table:style-name="ce209" table:formula="of:=PREFSM([$Potencial.AB17])" office:value-type="string" office:string-value="p" calcext:value-type="string">
            <text:p>p</text:p>
          </table:table-cell>
          <table:table-cell table:style-name="ce456" table:number-columns-repeated="2"/>
          <table:table-cell table:style-name="ce382" table:number-columns-repeated="26"/>
        </table:table-row>
        <table:table-row table:style-name="ro4">
          <table:table-cell table:style-name="ce354" table:formula="of:=IF([.P18];&quot;𝘌(&quot;&amp;[.X10]&amp;&quot;) =&quot;;&quot;&quot;)" office:value-type="string" office:string-value="𝘌(A) =" calcext:value-type="string">
            <text:p>𝘌(A) =</text:p>
          </table:table-cell>
          <table:table-cell table:style-name="ce373" table:formula="of:=IF([.$P$18];IF([.$Z$14]=2;[.AI26];[$Potencial.G35]);&quot;&quot;)" office:value-type="string" office:string-value="6,31" calcext:value-type="string">
            <text:p>6,31</text:p>
          </table:table-cell>
          <table:table-cell table:style-name="ce354" table:formula="of:=IF([.P18];&quot;𝘌(&quot;&amp;[.Y10]&amp;&quot;) =&quot;;&quot;&quot;)" office:value-type="string" office:string-value="𝘌(B) =" calcext:value-type="string">
            <text:p>𝘌(B) =</text:p>
          </table:table-cell>
          <table:table-cell table:style-name="ce373" table:formula="of:=IF([.$P$18];IF([.$Z$14]=2;[.AI27];[$Potencial.G39]);&quot;&quot;)" office:value-type="string" office:string-value="0,923" calcext:value-type="string">
            <text:p>0,923</text:p>
          </table:table-cell>
          <table:table-cell table:style-name="ce341" table:formula="of:=IF([.P18];IF([.$Z$14]=2;[.AJ26];&quot;&quot;)&amp;&quot;J&quot;;&quot;&quot;)" office:value-type="string" office:string-value="pJ" calcext:value-type="string">
            <text:p>pJ</text:p>
          </table:table-cell>
          <table:table-cell table:style-name="ce341" table:number-columns-repeated="6"/>
          <table:table-cell table:style-name="ce85"/>
          <table:covered-table-cell table:style-name="ce85"/>
          <table:table-cell table:style-name="ce85"/>
          <table:table-cell table:style-name="ce382" table:number-columns-repeated="13"/>
          <table:table-cell table:style-name="ce456" table:number-columns-repeated="4"/>
          <table:table-cell table:style-name="ce209" office:value-type="string" calcext:value-type="string">
            <text:p>𝘌 ₀ =</text:p>
          </table:table-cell>
          <table:table-cell table:style-name="ce531"/>
          <table:table-cell table:style-name="ce456"/>
          <table:table-cell table:style-name="ce209" table:formula="of:=NUMFORMA([$Potencial.Z8]/FACTORSM([.$AJ26]);[.$P$1])" office:value-type="string" office:string-value="6,31" calcext:value-type="string">
            <text:p>6,31</text:p>
          </table:table-cell>
          <table:table-cell table:style-name="ce209" table:formula="of:=PREFSM(MAXABS([$Potencial.$Z$8:$Potencial.$AA$8]))" office:value-type="string" office:string-value="p" calcext:value-type="string">
            <text:p>p</text:p>
          </table:table-cell>
          <table:table-cell table:style-name="ce456" table:number-columns-repeated="2"/>
          <table:table-cell table:style-name="ce382" table:number-columns-repeated="26"/>
        </table:table-row>
        <table:table-row table:style-name="ro4">
          <table:table-cell table:style-name="ce355" table:number-columns-repeated="2"/>
          <table:table-cell table:style-name="ce414" table:formula="of:=IF([.$P$18];&quot;𝘷(&quot;&amp;[.Y10]&amp;&quot;) =&quot;;&quot;&quot;)" office:value-type="string" office:string-value="𝘷(B) =" calcext:value-type="string">
            <text:p>𝘷(B) =</text:p>
          </table:table-cell>
          <table:table-cell table:style-name="ce373" table:formula="of:=IF([.$P$18];IF([.$Z$14]=2;[.AI28];[Potencial.G41]);&quot;&quot;)" office:value-type="string" office:string-value="16,7" calcext:value-type="string">
            <text:p>16,7</text:p>
          </table:table-cell>
          <table:table-cell table:style-name="ce341" table:formula="of:=IF(OR(LEFT([.D26];1)=&quot;-&quot;;NOT([.$P$18]));&quot;&quot;;IF([.$Z$14]=2;[.AJ28];&quot;&quot;)&amp;&quot;m/s&quot;)" office:value-type="string" office:string-value="Mm/s" calcext:value-type="string">
            <text:p>Mm/s</text:p>
          </table:table-cell>
          <table:table-cell table:style-name="ce341" table:number-columns-repeated="6"/>
          <table:table-cell table:style-name="ce85"/>
          <table:covered-table-cell table:style-name="ce85"/>
          <table:table-cell table:style-name="ce85"/>
          <table:table-cell table:style-name="ce382" table:number-columns-repeated="13"/>
          <table:table-cell table:style-name="ce456" table:number-columns-repeated="4"/>
          <table:table-cell table:style-name="ce209" office:value-type="string" calcext:value-type="string">
            <text:p>𝘌 =</text:p>
          </table:table-cell>
          <table:table-cell table:style-name="ce531"/>
          <table:table-cell table:style-name="ce456"/>
          <table:table-cell table:style-name="ce209" table:formula="of:=NUMFORMA([$Potencial.AA8]/FACTORSM([.$AJ26]);[.$P$1])" office:value-type="string" office:string-value="0,923" calcext:value-type="string">
            <text:p>0,923</text:p>
          </table:table-cell>
          <table:table-cell table:style-name="ce250"/>
          <table:table-cell table:style-name="ce456" table:number-columns-repeated="2"/>
          <table:table-cell table:style-name="ce382" table:number-columns-repeated="26"/>
        </table:table-row>
        <table:table-row table:style-name="ro4">
          <table:table-cell table:style-name="ce354" table:number-columns-repeated="2"/>
          <table:table-cell table:style-name="ce354" table:formula="of:=&quot;Conxunto &quot;&amp;[.AF29]" office:value-type="string" office:string-value="Conxunto 𝘌 =" calcext:value-type="string">
            <text:p>Conxunto 𝘌 =</text:p>
          </table:table-cell>
          <table:table-cell table:style-name="ce354" table:formula="of:=IF([.$Z$14]=2;[.AI29];[$Enerxía_Potencial.H32])" office:value-type="string" office:string-value="-48,0" calcext:value-type="string">
            <text:p>-48,0</text:p>
          </table:table-cell>
          <table:table-cell table:style-name="ce341" table:formula="of:=IF([.$Z$14]=2;[.AJ29];&quot;&quot;)&amp;IF([.P20];&quot;J&quot;;&quot;&quot;)" office:value-type="string" office:string-value="µJ" calcext:value-type="string">
            <text:p>µJ</text:p>
          </table:table-cell>
          <table:table-cell table:style-name="ce473"/>
          <table:table-cell table:style-name="ce341" table:number-columns-repeated="5"/>
          <table:table-cell table:style-name="ce85"/>
          <table:covered-table-cell table:style-name="ce85"/>
          <table:table-cell table:style-name="ce85"/>
          <table:table-cell table:style-name="ce382" table:number-columns-repeated="13"/>
          <table:table-cell table:style-name="ce456" table:number-columns-repeated="4"/>
          <table:table-cell table:style-name="ce560" office:value-type="string" calcext:value-type="string">
            <text:p>v =</text:p>
          </table:table-cell>
          <table:table-cell table:style-name="ce531"/>
          <table:table-cell table:style-name="ce456"/>
          <table:table-cell table:style-name="ce250" table:formula="of:=IF(LEFT([.AI27];1)=&quot;-&quot;;&quot;Imposible!&quot;;NUMFORMA([$Potencial.X8]/FACTORSM([.$AJ28]);[.$P$1]))" office:value-type="string" office:string-value="16,7" calcext:value-type="string">
            <text:p>16,7</text:p>
          </table:table-cell>
          <table:table-cell table:style-name="ce250" table:formula="of:=PREFSM([$Potencial.X8])" office:value-type="string" office:string-value="M" calcext:value-type="string">
            <text:p>M</text:p>
          </table:table-cell>
          <table:table-cell table:style-name="ce456" table:number-columns-repeated="2"/>
          <table:table-cell table:style-name="ce382" table:number-columns-repeated="26"/>
        </table:table-row>
        <table:table-row table:style-name="ro4">
          <table:table-cell table:style-name="ce341" table:formula="of:=IF([.$P$24];[.AB11];&quot;&quot;)">
            <text:p/>
          </table:table-cell>
          <table:table-cell table:style-name="ce341"/>
          <table:table-cell table:style-name="ce415" table:formula="of:=IF([.$P$24];&quot;Q =&quot;;&quot;&quot;)">
            <text:p/>
          </table:table-cell>
          <table:table-cell table:style-name="ce438" table:formula="of:=IF([.$P$24];IF([.$Z$14]=2;[.AI32];[$Equilibrio.I51]);&quot;&quot;)">
            <text:p/>
          </table:table-cell>
          <table:table-cell table:style-name="ce235" table:formula="of:=IF([.$P$24];IF([.$Z$14]=2;[.AJ32];&quot;&quot;)&amp;&quot;C&quot;;&quot;&quot;)">
            <text:p/>
          </table:table-cell>
          <table:table-cell table:style-name="ce341" table:number-columns-repeated="6"/>
          <table:table-cell table:style-name="ce85"/>
          <table:covered-table-cell table:style-name="ce85"/>
          <table:table-cell table:style-name="ce85"/>
          <table:table-cell table:style-name="ce382" table:number-columns-repeated="13"/>
          <table:table-cell table:style-name="ce456" table:number-columns-repeated="4"/>
          <table:table-cell table:style-name="ce209" office:value-type="string" calcext:value-type="string">
            <text:p>𝘌 =</text:p>
          </table:table-cell>
          <table:table-cell table:style-name="ce531"/>
          <table:table-cell table:style-name="ce456"/>
          <table:table-cell table:style-name="ce250" table:formula="of:=NUMFORMA([$Enerxía_Potencial.AD10]/FACTORSM([.$AJ29]);[.$P$1])" office:value-type="string" office:string-value="-48,0" calcext:value-type="string">
            <text:p>-48,0</text:p>
          </table:table-cell>
          <table:table-cell table:style-name="ce250" table:formula="of:=PREFSM([$Enerxía_Potencial.AD10])" office:value-type="string" office:string-value="µ" calcext:value-type="string">
            <text:p>µ</text:p>
          </table:table-cell>
          <table:table-cell table:style-name="ce456" table:number-columns-repeated="2"/>
          <table:table-cell table:style-name="ce382" table:number-columns-repeated="26"/>
        </table:table-row>
        <table:table-row table:style-name="ro4">
          <table:table-cell table:style-name="ce341" table:formula="of:=IF([.$P$24];&quot;en&quot;;&quot;&quot;)">
            <text:p/>
          </table:table-cell>
          <table:table-cell table:style-name="ce341" table:formula="of:=IF([.$P$24];[.AB10]&amp;&quot; x&quot;;&quot;&quot;)">
            <text:p/>
          </table:table-cell>
          <table:table-cell table:style-name="ce341" table:formula="of:=IF([.$P$24];[.AB10]&amp;&quot; y&quot;;&quot;&quot;)">
            <text:p/>
          </table:table-cell>
          <table:table-cell table:style-name="ce341" table:number-columns-repeated="8"/>
          <table:table-cell table:style-name="ce85"/>
          <table:covered-table-cell table:style-name="ce85"/>
          <table:table-cell table:style-name="ce85"/>
          <table:table-cell table:style-name="ce382" table:number-columns-repeated="13"/>
          <table:table-cell table:style-name="ce456" table:number-columns-repeated="4"/>
          <table:table-cell table:style-name="ce560" office:value-type="string" calcext:value-type="string">
            <text:p>x (M) =</text:p>
          </table:table-cell>
          <table:table-cell table:style-name="ce456" table:number-columns-repeated="2"/>
          <table:table-cell table:style-name="ce250" table:formula="of:=NUMFORMA([$Equilibrio.AK21]/FACTORSM([.$AJ30]);[.$P$1])" office:value-type="string" office:string-value="0" calcext:value-type="string">
            <text:p>0</text:p>
          </table:table-cell>
          <table:table-cell table:style-name="ce250" table:formula="of:=PREFSM(MAXABS([$Equilibrio.AK21:$Equilibrio.AL21]))">
            <text:p/>
          </table:table-cell>
          <table:table-cell table:style-name="ce456"/>
          <table:table-cell table:style-name="ce456" table:formula="of:=[.$P$24]" office:value-type="float" office:value="0" calcext:value-type="float">
            <text:p>0</text:p>
          </table:table-cell>
          <table:table-cell table:style-name="ce382" table:number-columns-repeated="26"/>
        </table:table-row>
        <table:table-row table:style-name="ro4">
          <table:table-cell table:style-name="ce341" table:formula="of:=IF([.$P$24];&quot;M&quot;;&quot;&quot;)">
            <text:p/>
          </table:table-cell>
          <table:table-cell table:style-name="ce381" table:formula="of:=IF([.$P$24];IF([.$Z$14]=2;[.AI30];[$Equilibrio.E14]);&quot;&quot;)">
            <text:p/>
          </table:table-cell>
          <table:table-cell table:style-name="ce381" table:formula="of:=IF([.$P$24];IF([.$Z$14]=2;[.AI31];[$Equilibrio.E15]);&quot;&quot;)">
            <text:p/>
          </table:table-cell>
          <table:table-cell table:style-name="ce341"/>
          <table:table-cell table:style-name="ce341" table:formula="of:=IF([.$Z$14]=2;[.AJ30];&quot;&quot;)&amp;IF([.$P$24];&quot;m&quot;;&quot;&quot;)">
            <text:p/>
          </table:table-cell>
          <table:table-cell table:style-name="ce341" table:number-columns-repeated="6"/>
          <table:table-cell table:style-name="ce85"/>
          <table:covered-table-cell table:style-name="ce85"/>
          <table:table-cell table:style-name="ce85"/>
          <table:table-cell table:style-name="ce382" table:number-columns-repeated="13"/>
          <table:table-cell table:style-name="ce456" table:number-columns-repeated="4"/>
          <table:table-cell table:style-name="ce560" office:value-type="string" calcext:value-type="string">
            <text:p>y (M) =</text:p>
          </table:table-cell>
          <table:table-cell table:style-name="ce456" table:number-columns-repeated="2"/>
          <table:table-cell table:style-name="ce250" table:formula="of:=NUMFORMA([$Equilibrio.AL21]/FACTORSM([.$AJ30]);[.$P$1])" office:value-type="string" office:string-value="0" calcext:value-type="string">
            <text:p>0</text:p>
          </table:table-cell>
          <table:table-cell table:style-name="ce456" table:number-columns-repeated="3"/>
          <table:table-cell table:style-name="ce382" table:number-columns-repeated="26"/>
        </table:table-row>
        <table:table-row table:style-name="ro4">
          <table:table-cell table:style-name="ce341" table:number-columns-repeated="11"/>
          <table:table-cell table:style-name="ce85"/>
          <table:covered-table-cell table:style-name="ce85"/>
          <table:table-cell table:style-name="ce85"/>
          <table:table-cell table:style-name="ce382" table:number-columns-repeated="13"/>
          <table:table-cell table:style-name="ce456" table:number-columns-repeated="4"/>
          <table:table-cell table:style-name="ce560" office:value-type="string" calcext:value-type="string">
            <text:p>Q =</text:p>
          </table:table-cell>
          <table:table-cell table:style-name="ce456" table:number-columns-repeated="2"/>
          <table:table-cell table:style-name="ce250" table:formula="of:=NUMFORMA([$Equilibrio.AN18]/FACTORSM([.$AJ32]);[.$P$1])" office:value-type="string" office:string-value="882" calcext:value-type="string">
            <text:p>882</text:p>
          </table:table-cell>
          <table:table-cell table:style-name="ce250" table:formula="of:=PREFSM([$Equilibrio.AN18])" office:value-type="string" office:string-value="f" calcext:value-type="string">
            <text:p>f</text:p>
          </table:table-cell>
          <table:table-cell table:style-name="ce456"/>
          <table:table-cell table:style-name="ce456" table:formula="of:=[.$P$24]" office:value-type="float" office:value="0" calcext:value-type="float">
            <text:p>0</text:p>
          </table:table-cell>
          <table:table-cell table:style-name="ce382" table:number-columns-repeated="26"/>
        </table:table-row>
        <table:table-row table:style-name="ro4">
          <table:table-cell table:style-name="ce85" table:number-columns-repeated="12"/>
          <table:covered-table-cell table:style-name="ce85"/>
          <table:table-cell table:style-name="ce85"/>
          <table:table-cell table:style-name="ce382" table:number-columns-repeated="50"/>
        </table:table-row>
        <table:table-row table:style-name="ro4">
          <table:table-cell table:style-name="ce85" table:number-columns-repeated="12"/>
          <table:covered-table-cell table:style-name="ce85"/>
          <table:table-cell table:style-name="ce85"/>
          <table:table-cell table:style-name="ce382" table:number-columns-repeated="50"/>
        </table:table-row>
        <table:table-row table:style-name="ro4">
          <table:table-cell table:style-name="ce85" table:number-columns-repeated="12"/>
          <table:covered-table-cell table:style-name="ce85"/>
          <table:table-cell table:style-name="ce85"/>
          <table:table-cell table:style-name="ce382" table:number-columns-repeated="50"/>
        </table:table-row>
        <table:table-row table:style-name="ro4">
          <table:table-cell table:style-name="ce85" table:number-columns-repeated="12"/>
          <table:covered-table-cell table:style-name="ce85"/>
          <table:table-cell table:style-name="ce85"/>
          <table:table-cell table:style-name="ce382" table:number-columns-repeated="50"/>
        </table:table-row>
        <table:table-row table:style-name="ro4">
          <table:table-cell table:style-name="ce85" table:number-columns-repeated="12"/>
          <table:covered-table-cell table:style-name="ce85"/>
          <table:table-cell table:style-name="ce85"/>
          <table:table-cell table:style-name="ce382" table:number-columns-repeated="50"/>
        </table:table-row>
        <table:table-row table:style-name="ro4">
          <table:table-cell table:style-name="ce85" table:number-columns-repeated="12"/>
          <table:covered-table-cell table:style-name="ce85"/>
          <table:table-cell table:style-name="ce85"/>
          <table:table-cell table:style-name="ce382" table:number-columns-repeated="50"/>
        </table:table-row>
        <table:table-row table:style-name="ro4" table:number-rows-repeated="9">
          <table:table-cell table:style-name="ce85" table:number-columns-repeated="14"/>
          <table:table-cell table:style-name="ce382" table:number-columns-repeated="50"/>
        </table:table-row>
        <table:table-row table:style-name="ro4">
          <table:table-cell table:style-name="ce382" table:number-columns-repeated="12"/>
          <table:table-cell table:style-name="ce290" office:value-type="string" calcext:value-type="string">
            <text:p>Axuda</text:p>
          </table:table-cell>
          <table:table-cell table:style-name="ce382" table:number-columns-repeated="51"/>
        </table:table-row>
        <table:table-row table:style-name="ro4">
          <table:table-cell table:style-name="ce382"/>
          <table:table-cell table:style-name="ce382" office:value-type="string" calcext:value-type="string">
            <text:p>Actualizado</text:p>
          </table:table-cell>
          <table:table-cell table:style-name="ce416" office:value-type="date" office:date-value="2020-03-11" calcext:value-type="date">
            <text:p>11/03/20</text:p>
          </table:table-cell>
          <table:table-cell table:style-name="ce382" table:number-columns-repeated="9"/>
          <table:table-cell table:style-name="ce204" office:value-type="string" calcext:value-type="string">
            <text:p>_</text:p>
          </table:table-cell>
          <table:table-cell table:style-name="ce382" table:number-columns-repeated="51"/>
        </table:table-row>
        <table:table-row table:style-name="ro4">
          <table:table-cell table:style-name="ce382" table:number-columns-repeated="12"/>
          <table:table-cell table:style-name="ce456"/>
          <table:table-cell table:style-name="ce382" table:number-columns-repeated="51"/>
        </table:table-row>
        <table:table-row table:style-name="ro8">
          <table:table-cell table:style-name="ce382" table:number-columns-repeated="12"/>
          <table:table-cell table:style-name="ce457" office:value-type="string" calcext:value-type="string">
            <text:p><text:span text:style-name="T9">DATOS</text:span></text:p>
            <text:p><text:span text:style-name="T13">Se hai datos doutro problema distinto, faga clic en «Borrar datos» e</text:span><text:span text:style-name="T14"> faga clic no botón «Aceptar» do cadro de diálogo que aparecerá.</text:span></text:p>
            <text:p><text:span text:style-name="T9">Nas celas de cor salmón elixa entre as magnitudes, unidades ou cantidades propostas, ou pulse a tecla «Supr» ou ⌫ para deixala en branco.</text:span></text:p>
            <text:p><text:span text:style-name="T9">Nas celas de cor branca escriba o valor da magnitude elixida nas unidades que aparecen nos encabezados da táboa ou á súa dereita.</text:span></text:p>
            <text:p><text:span text:style-name="T9">Se aparecen en formato científico pode volver a formato normal facendo clic na cela e pulsando as teclas Ctrl M.</text:span></text:p>
            <text:p><text:span text:style-name="T9">Pode deixar algunhas celas sen encher. Se non elixe as unidades das cargas fixas ou as unidades de distancia das coordenadas usará «C» e «m».</text:span></text:p>
            <text:p><text:span text:style-name="T9">Na primeira cela de cor salmón pode elixir o valor da constante electrostática. Se non o elixe, emprega o valor máis preciso.</text:span></text:p>
            <text:p><text:span text:style-name="T9">Á súa dereita pode escribir o valor da permitividade relativa do medio, ε'.</text:span></text:p>
            <text:p><text:span text:style-name="T9">Na celas seguintes escriba as coordenadas das cargas fixas e, á dereita, o valor de cada carga nas unidades do encabezamento. Debaixo escriba as coordenadas dos puntos A e B. Pode cambiar a letra deses puntos, pero teña coidado de que as novas letra estean nos apartados a), d) e e).</text:span></text:p>
            <text:p><text:span text:style-name="T9">Se desexa calcular o campo eléctrico nos dous puntos A e B, debe elixir un punto no apartado a) e anotar o resultado. Logo elixa o outro e anote o seu resultado.</text:span></text:p>
            <text:p><text:span text:style-name="T9">Se hai unha partícula que se despraza, escriba a súa carga e elixa as unidades. Para calcular a súa velocidade, é necesario escribir o valor da súa masa coas súas unidades.</text:span></text:p>
            <text:p><text:span text:style-name="T9">Elixa no apartado d) a orixe e destino da carga móbil para calcular o traballo. Se escribiu a masa, para calcular a súa velocidade pode elixir o punto final (entre A e B) e o valor inicial da ve</text:span>locidade no punto de partida.</text:p>
            <text:p>RESPOSTAS</text:p>
            <text:p>Á dereita de «Cifras significativas»: Escriba o número (1 a 6) de cifras dos resultados. Se a deixa en branco, amosaranse con 3 cifras significativas.</text:p>
          </table:table-cell>
          <table:table-cell table:style-name="ce382" table:number-columns-repeated="51"/>
        </table:table-row>
        <table:table-row table:style-name="ro4" table:number-rows-repeated="2">
          <table:table-cell table:style-name="ce382" table:number-columns-repeated="64"/>
        </table:table-row>
        <table:table-row table:style-name="ro4">
          <table:table-cell table:style-name="ce382" table:number-columns-repeated="12"/>
          <table:table-cell table:style-name="ce501"/>
          <table:table-cell table:style-name="ce382" table:number-columns-repeated="51"/>
        </table:table-row>
        <table:table-row table:style-name="ro4">
          <table:table-cell table:style-name="Default" table:number-columns-repeated="12"/>
          <table:table-cell table:style-name="ce507"/>
          <table:table-cell table:style-name="ce382" table:number-columns-repeated="51"/>
        </table:table-row>
        <table:table-row table:style-name="ro4">
          <table:table-cell table:style-name="Default" table:number-columns-repeated="12"/>
          <table:table-cell table:style-name="ce509"/>
          <table:table-cell table:style-name="ce382" table:number-columns-repeated="51"/>
        </table:table-row>
        <table:table-row table:style-name="ro4">
          <table:table-cell table:style-name="Default" table:number-columns-repeated="12"/>
          <table:table-cell table:style-name="ce510"/>
          <table:table-cell table:style-name="ce382" table:number-columns-repeated="51"/>
        </table:table-row>
        <table:table-row table:style-name="ro4">
          <table:table-cell table:number-columns-repeated="12"/>
          <table:table-cell table:style-name="ce518"/>
          <table:table-cell table:number-columns-repeated="51"/>
        </table:table-row>
        <table:table-row table:style-name="ro4" table:number-rows-repeated="4">
          <table:table-cell table:number-columns-repeated="64"/>
        </table:table-row>
        <table:table-row table:style-name="ro4">
          <table:table-cell table:number-columns-repeated="12"/>
          <table:table-cell table:style-name="ce522"/>
          <table:table-cell table:number-columns-repeated="51"/>
        </table:table-row>
        <table:table-row table:style-name="ro4">
          <table:table-cell table:number-columns-repeated="12"/>
          <table:table-cell table:style-name="ce510"/>
          <table:table-cell table:number-columns-repeated="51"/>
        </table:table-row>
        <table:table-row table:style-name="ro4">
          <table:table-cell table:number-columns-repeated="64"/>
        </table:table-row>
        <table:table-row table:style-name="ro4">
          <table:table-cell table:number-columns-repeated="12"/>
          <table:table-cell table:style-name="Default"/>
          <table:table-cell table:number-columns-repeated="51"/>
        </table:table-row>
        <table:table-row table:style-name="ro4" table:number-rows-repeated="1048509">
          <table:table-cell table:number-columns-repeated="64"/>
        </table:table-row>
        <table:table-row table:style-name="ro4">
          <table:table-cell table:number-columns-repeated="64"/>
        </table:table-row>
        <calcext:conditional-formats>
          <calcext:conditional-format calcext:target-range-address="Enunciado.F5:Enunciado.F5">
            <calcext:condition calcext:apply-style-name="Aviso" calcext:value="formula-is([.$P$21])" calcext:base-cell-address="Enunciado.F5"/>
          </calcext:conditional-format>
          <calcext:conditional-format calcext:target-range-address="Enunciado.B24:Enunciado.B24">
            <calcext:condition calcext:apply-style-name="Aviso" calcext:value="formula-is(ISERROR([.$Z$9]))" calcext:base-cell-address="Enunciado.B24"/>
          </calcext:conditional-format>
          <calcext:conditional-format calcext:target-range-address="Enunciado.F13:Enunciado.F13">
            <calcext:condition calcext:apply-style-name="Aviso" calcext:value="formula-is(AND(NOT(ISBLANK([.E13])~[.E13]&lt;&gt;[.Y24]~[.E13]&lt;&gt;[.Z24])))" calcext:base-cell-address="Enunciado.F13"/>
          </calcext:conditional-format>
          <calcext:conditional-format calcext:target-range-address="Enunciado.M2:Enunciado.M2">
            <calcext:condition calcext:apply-style-name="Accent" calcext:value="=0" calcext:base-cell-address="Enunciado.M2"/>
          </calcext:conditional-format>
        </calcext:conditional-formats>
      </table:table>
      <table:table table:name="Campo" table:style-name="ta1" table:protected="true" table:print="false">
        <loext:table-protection loext:select-protected-cells="true" loext:select-unprotected-cells="true"/>
        <table:shapes>
          <draw:frame draw:z-index="0" draw:style-name="gr7" draw:text-style-name="P6" svg:width="9cm" svg:height="9cm" svg:x="20.551cm" svg:y="3.972cm">
            <draw:object draw:notify-on-update-of-ranges="Campo.Y21:Campo.Y25 Campo.Z17:Campo.Z20 Campo.Z16:Campo.Z16 Campo.AA17:Campo.AA20 Campo.Z21:Campo.Z25 Campo.Y20:Campo.Y20 Campo.AB21:Campo.AB25 Campo.Z26:Campo.Z49 Campo.AC26:Campo.AC49 Campo.Z50:Campo.Z54 Campo.AD50:Campo.AD54" xlink:href="./Object 1" xlink:type="simple" xlink:show="embed" xlink:actuate="onLoad">
              <loext:p/>
            </draw:object>
            <draw:image xlink:href="./ObjectReplacements/Object 1" xlink:type="simple" xlink:show="embed" xlink:actuate="onLoad"/>
          </draw:frame>
        </table:shapes>
        <table:table-column table:style-name="co42" table:default-cell-style-name="ce93"/>
        <table:table-column table:style-name="co25" table:number-columns-repeated="2" table:default-cell-style-name="ce93"/>
        <table:table-column table:style-name="co43" table:default-cell-style-name="ce93"/>
        <table:table-column table:style-name="co44" table:default-cell-style-name="ce93"/>
        <table:table-column table:style-name="co45" table:default-cell-style-name="ce93"/>
        <table:table-column table:style-name="co46" table:default-cell-style-name="ce93"/>
        <table:table-column table:style-name="co27" table:default-cell-style-name="ce93"/>
        <table:table-column table:style-name="co47" table:default-cell-style-name="ce93"/>
        <table:table-column table:style-name="co48" table:default-cell-style-name="ce93"/>
        <table:table-column table:style-name="co46" table:default-cell-style-name="ce93"/>
        <table:table-column table:style-name="co48" table:default-cell-style-name="ce93"/>
        <table:table-column table:style-name="co49" table:default-cell-style-name="ce93"/>
        <table:table-column table:style-name="co34" table:default-cell-style-name="ce93"/>
        <table:table-column table:style-name="co50" table:default-cell-style-name="ce93"/>
        <table:table-column table:style-name="co51" table:number-columns-repeated="2" table:default-cell-style-name="ce93"/>
        <table:table-column table:style-name="co34" table:number-columns-repeated="2" table:default-cell-style-name="ce93"/>
        <table:table-column table:style-name="co52" table:default-cell-style-name="ce93"/>
        <table:table-column table:style-name="co53" table:default-cell-style-name="ce93"/>
        <table:table-column table:style-name="co34" table:number-columns-repeated="43" table:default-cell-style-name="ce93"/>
        <table:table-row table:style-name="ro4">
          <table:table-cell table:style-name="ce310" table:formula="of:=IF(AND([.X10];[.U12]);[.AF1]&amp;IF([.X11];IF([.X12];&quot;,&quot;;&quot; e&quot;)&amp;[.AF2];&quot;&quot;)&amp;IF([.X12];[.AF3];&quot;&quot;);&quot;&quot;)" office:value-type="string" office:string-value="Cálculo do campo electrostático, da forza e da aceleración" calcext:value-type="string">
            <text:p>Cálculo do campo electrostático, da forza e da aceleración</text:p>
          </table:table-cell>
          <table:table-cell table:style-name="ce325" table:number-columns-repeated="6"/>
          <table:table-cell table:style-name="ce375"/>
          <table:table-cell table:style-name="ce325" table:number-columns-repeated="2"/>
          <table:table-cell table:style-name="ce85" office:value-type="string" calcext:value-type="string">
            <text:p>Ir a…</text:p>
          </table:table-cell>
          <table:table-cell table:style-name="ce85"/>
          <table:table-cell table:style-name="ce341"/>
          <table:table-cell table:style-name="ce757"/>
          <table:table-cell table:style-name="ce341" table:number-columns-repeated="4"/>
          <table:table-cell table:style-name="ce85" table:number-columns-repeated="2"/>
          <table:table-cell table:style-name="ce146" table:formula="of:=[$Enunciado.$P$1]" office:value-type="float" office:value="3" calcext:value-type="float">
            <text:p>3</text:p>
          </table:table-cell>
          <table:table-cell table:style-name="ce145" table:formula="of:=[Enunciado.P6]/IF([$Enunciado.G1];[$Enunciado.G1];1)" office:value-type="float" office:value="6000000000" calcext:value-type="float">
            <text:p>6000000000</text:p>
          </table:table-cell>
          <table:table-cell table:style-name="ce145"/>
          <table:table-cell table:style-name="ce625" office:value-type="string" calcext:value-type="string">
            <text:p>𝘘</text:p>
          </table:table-cell>
          <table:table-cell table:style-name="ce625" office:value-type="string" calcext:value-type="string">
            <text:p>𝘳</text:p>
          </table:table-cell>
          <table:table-cell table:style-name="ce629" office:value-type="string" calcext:value-type="string">
            <text:p>𝘌</text:p>
          </table:table-cell>
          <table:table-cell table:style-name="ce145" table:number-columns-repeated="5"/>
          <table:table-cell table:style-name="ce408" office:value-type="string" calcext:value-type="string">
            <text:p>Cálculo do campo electrostático</text:p>
          </table:table-cell>
          <table:table-cell table:style-name="ce85" table:number-columns-repeated="32"/>
        </table:table-row>
        <table:table-row table:style-name="ro4">
          <table:table-cell table:style-name="ce564" office:value-type="string" calcext:value-type="string">
            <text:p>DATOS</text:p>
          </table:table-cell>
          <table:table-cell table:style-name="ce234" table:number-columns-repeated="6"/>
          <table:table-cell table:style-name="ce646" office:value-type="string" calcext:value-type="string">
            <text:p>ECUACIÓNS</text:p>
          </table:table-cell>
          <table:table-cell table:style-name="ce234" table:number-columns-repeated="2"/>
          <table:table-cell table:style-name="ce20" office:value-type="string" calcext:value-type="string">
            <text:p><text:a xlink:href="#Introd" xlink:type="simple">Introdución</text:a></text:p>
          </table:table-cell>
          <table:table-cell table:style-name="ce20"/>
          <table:table-cell table:style-name="ce341"/>
          <table:table-cell table:style-name="ce763"/>
          <table:table-cell table:style-name="ce341" table:number-columns-repeated="4"/>
          <table:table-cell table:style-name="ce85" table:number-columns-repeated="2"/>
          <table:table-cell table:style-name="ce145" office:value-type="string" calcext:value-type="string">
            <text:p>Cálculos</text:p>
          </table:table-cell>
          <table:table-cell table:style-name="ce148" office:value-type="string" calcext:value-type="string">
            <text:p>X (m)</text:p>
          </table:table-cell>
          <table:table-cell table:style-name="ce148" office:value-type="string" calcext:value-type="string">
            <text:p>Y (m)</text:p>
          </table:table-cell>
          <table:table-cell table:style-name="ce148" office:value-type="string" calcext:value-type="string">
            <text:p>(C )</text:p>
          </table:table-cell>
          <table:table-cell table:style-name="ce148" office:value-type="string" calcext:value-type="string">
            <text:p>(m)</text:p>
          </table:table-cell>
          <table:table-cell table:style-name="ce148" office:value-type="string" calcext:value-type="string">
            <text:p>(N/C)</text:p>
          </table:table-cell>
          <table:table-cell table:style-name="ce148" office:value-type="string" calcext:value-type="string">
            <text:p>uₓ</text:p>
          </table:table-cell>
          <table:table-cell table:style-name="ce148" office:value-type="string" calcext:value-type="string">
            <text:p>u</text:p>
          </table:table-cell>
          <table:table-cell table:style-name="ce146" office:value-type="string" calcext:value-type="string">
            <text:p>E<text:span text:style-name="T5">ₓ</text:span></text:p>
          </table:table-cell>
          <table:table-cell table:style-name="ce410" office:value-type="string" calcext:value-type="string">
            <text:p>E</text:p>
          </table:table-cell>
          <table:table-cell table:style-name="ce145"/>
          <table:table-cell table:style-name="ce435" office:value-type="string" calcext:value-type="string">
            <text:p><text:s/>da forza</text:p>
          </table:table-cell>
          <table:table-cell table:style-name="ce85" table:number-columns-repeated="32"/>
        </table:table-row>
        <table:table-row table:style-name="ro4">
          <table:table-cell table:style-name="ce260" office:value-type="string" calcext:value-type="string">
            <text:p><text:span text:style-name="T12">K'</text:span> =</text:p>
          </table:table-cell>
          <table:table-cell table:style-name="ce276" table:formula="of:=NUMFORMA([$Enunciado.P6];[$Enunciado.$P$1])" office:value-type="string" office:string-value="9,00·10⁹" calcext:value-type="string">
            <text:p>9,00·10⁹</text:p>
          </table:table-cell>
          <table:table-cell table:style-name="ce593" table:formula="of:=IF([$Enunciado.G1];&quot;/ &quot;&amp;NUMFORMA([$Enunciado.G1];[$Enunciado.$P$1]);&quot;&quot;)" office:value-type="string" office:string-value="/ 1,50" calcext:value-type="string">
            <text:p>/ 1,50</text:p>
          </table:table-cell>
          <table:table-cell table:style-name="ce601" office:value-type="string" calcext:value-type="string">
            <text:p>=</text:p>
          </table:table-cell>
          <table:table-cell table:style-name="ce276" table:formula="of:=NUMFORMA([.V1];[.U1])" office:value-type="string" office:string-value="6,00·10⁹" calcext:value-type="string">
            <text:p>6,00·10⁹</text:p>
          </table:table-cell>
          <table:table-cell table:style-name="ce234" office:value-type="string" calcext:value-type="string">
            <text:p>N·m²·C⁻²</text:p>
          </table:table-cell>
          <table:table-cell table:style-name="ce234"/>
          <table:table-cell table:style-name="ce647" table:formula="of:=[.Z10]&amp;&quot; =&quot;" office:value-type="string" office:string-value="𝙀⃗ =" calcext:value-type="string" table:number-columns-spanned="1" table:number-rows-spanned="2">
            <text:p>𝙀⃗ =</text:p>
          </table:table-cell>
          <table:table-cell table:style-name="ce660" office:value-type="string" calcext:value-type="string">
            <text:p>K' · Q</text:p>
          </table:table-cell>
          <table:table-cell table:style-name="ce703" office:value-type="string" calcext:value-type="string">
            <text:p>r⃗</text:p>
          </table:table-cell>
          <table:table-cell table:style-name="ce161" office:value-type="string" calcext:value-type="string">
            <text:p><text:a xlink:href="#NotasAyuda" xlink:type="simple">Axuda</text:a></text:p>
          </table:table-cell>
          <table:table-cell table:style-name="ce20"/>
          <table:table-cell table:style-name="ce341" table:number-columns-repeated="6"/>
          <table:table-cell table:style-name="ce85" table:number-columns-repeated="2"/>
          <table:table-cell table:style-name="ce147" office:value-type="string" calcext:value-type="string">
            <text:p>₁</text:p>
          </table:table-cell>
          <table:table-cell table:style-name="ce145" table:formula="of:=[$Enunciado.R14]" office:value-type="float" office:value="0.0000000005" calcext:value-type="float">
            <text:p>5E-10</text:p>
          </table:table-cell>
          <table:table-cell table:style-name="ce145" table:formula="of:=[$Enunciado.S14]" office:value-type="float" office:value="0.0000000002886751346" calcext:value-type="float">
            <text:p>2,88675134595E-10</text:p>
          </table:table-cell>
          <table:table-cell table:style-name="ce145" table:formula="of:=[$Enunciado.T14]" office:value-type="float" office:value="-0.000000000002" calcext:value-type="float">
            <text:p>-2E-12</text:p>
          </table:table-cell>
          <table:table-cell table:style-name="ce145" table:formula="of:=SQRT(([.$V$9]-[.V3])^2+([.$W$9]-[.W3])^2)" office:value-type="float" office:value="0.0000000005" calcext:value-type="float">
            <text:p>5E-10</text:p>
          </table:table-cell>
          <table:table-cell table:style-name="ce145" table:formula="of:=IF([.Y3];[.$V$1]*[.X3]/[.Y3]^2;0)" office:value-type="float" office:value="-4.8E+016" calcext:value-type="float">
            <text:p>-4,8E+016</text:p>
          </table:table-cell>
          <table:table-cell table:style-name="ce145" table:formula="of:=[.V$9]-[.V3]" office:value-type="float" office:value="-0.0000000005" calcext:value-type="float">
            <text:p>-5E-10</text:p>
          </table:table-cell>
          <table:table-cell table:style-name="ce145" table:formula="of:=([.W$9]-[.W3])" office:value-type="float" office:value="0" calcext:value-type="float">
            <text:p>0</text:p>
          </table:table-cell>
          <table:table-cell table:style-name="ce149" table:formula="of:=IF([.$Y3];[.$Z3]*[.AA3]/[.$Y3])" office:value-type="float" office:value="4.8E+016" calcext:value-type="float">
            <text:p>4,80E+016</text:p>
          </table:table-cell>
          <table:table-cell table:style-name="ce149" table:formula="of:=IF([.$Y3];[.$Z3]*[.AB3]/[.$Y3])" office:value-type="float" office:value="-0" calcext:value-type="float">
            <text:p>-0,00E+000</text:p>
          </table:table-cell>
          <table:table-cell table:style-name="ce145"/>
          <table:table-cell table:style-name="ce408" office:value-type="string" calcext:value-type="string">
            <text:p><text:s/>e da aceleración</text:p>
          </table:table-cell>
          <table:table-cell table:style-name="ce85" table:number-columns-repeated="32"/>
        </table:table-row>
        <table:table-row table:style-name="ro9">
          <table:table-cell table:style-name="ce391"/>
          <table:table-cell table:style-name="ce295" office:value-type="string" calcext:value-type="string">
            <text:p>Coord X (m)</text:p>
          </table:table-cell>
          <table:table-cell table:style-name="ce295" office:value-type="string" calcext:value-type="string">
            <text:p>Coord Y (m)</text:p>
          </table:table-cell>
          <table:table-cell table:style-name="ce234"/>
          <table:table-cell table:style-name="ce295" office:value-type="string" calcext:value-type="string">
            <text:p>Carga (C) </text:p>
          </table:table-cell>
          <table:table-cell table:style-name="ce234" table:number-columns-repeated="2"/>
          <table:covered-table-cell table:style-name="ce234"/>
          <table:table-cell table:style-name="ce662" office:value-type="string" calcext:value-type="string">
            <text:p>r<text:span text:style-name="T16">²</text:span></text:p>
          </table:table-cell>
          <table:table-cell table:style-name="ce707" office:value-type="string" calcext:value-type="string">
            <text:p>r</text:p>
          </table:table-cell>
          <table:table-cell table:style-name="ce461" office:value-type="string" calcext:value-type="string">
            <text:p><text:a xlink:href="#Coords" xlink:type="simple">Coordenadas</text:a></text:p>
          </table:table-cell>
          <table:table-cell table:style-name="ce20"/>
          <table:table-cell table:style-name="ce341" table:number-columns-repeated="6"/>
          <table:table-cell table:style-name="ce85" table:number-columns-repeated="2"/>
          <table:table-cell table:style-name="ce147" office:value-type="string" calcext:value-type="string">
            <text:p>₂</text:p>
          </table:table-cell>
          <table:table-cell table:style-name="ce145" table:formula="of:=[$Enunciado.R15]" office:value-type="float" office:value="-0.0000000005" calcext:value-type="float">
            <text:p>-5E-10</text:p>
          </table:table-cell>
          <table:table-cell table:style-name="ce145" table:formula="of:=[$Enunciado.S15]" office:value-type="float" office:value="0.0000000002886751346" calcext:value-type="float">
            <text:p>2,88675134595E-10</text:p>
          </table:table-cell>
          <table:table-cell table:style-name="ce145" table:formula="of:=[$Enunciado.T15]" office:value-type="float" office:value="-0.000000000002" calcext:value-type="float">
            <text:p>-2E-12</text:p>
          </table:table-cell>
          <table:table-cell table:style-name="ce145" table:formula="of:=SQRT(([.$V$9]-[.V4])^2+([.$W$9]-[.W4])^2)" office:value-type="float" office:value="0.0000000005" calcext:value-type="float">
            <text:p>5E-10</text:p>
          </table:table-cell>
          <table:table-cell table:style-name="ce145" table:formula="of:=IF([.Y4];[.$V$1]*[.X4]/[.Y4]^2;0)" office:value-type="float" office:value="-4.8E+016" calcext:value-type="float">
            <text:p>-4,8E+016</text:p>
          </table:table-cell>
          <table:table-cell table:style-name="ce145" table:formula="of:=[.V$9]-[.V4]" office:value-type="float" office:value="0.0000000005" calcext:value-type="float">
            <text:p>5E-10</text:p>
          </table:table-cell>
          <table:table-cell table:style-name="ce145" table:formula="of:=([.W$9]-[.W4])" office:value-type="float" office:value="0" calcext:value-type="float">
            <text:p>0</text:p>
          </table:table-cell>
          <table:table-cell table:style-name="ce149" table:formula="of:=IF([.$Y4];[.$Z4]*[.AA4]/[.$Y4])" office:value-type="float" office:value="-4.8E+016" calcext:value-type="float">
            <text:p>-4,80E+016</text:p>
          </table:table-cell>
          <table:table-cell table:style-name="ce149" table:formula="of:=IF([.$Y4];[.$Z4]*[.AB4]/[.$Y4])" office:value-type="float" office:value="-0" calcext:value-type="float">
            <text:p>-0,00E+000</text:p>
          </table:table-cell>
          <table:table-cell table:style-name="ce145"/>
          <table:table-cell table:style-name="ce435" office:value-type="string" calcext:value-type="string">
            <text:p>Distancia de cada carga ao punto </text:p>
          </table:table-cell>
          <table:table-cell table:style-name="ce85" table:number-columns-repeated="32"/>
        </table:table-row>
        <table:table-row table:style-name="ro4">
          <table:table-cell table:style-name="ce394" table:formula="of:=IF([.$X3];[.$X$1]&amp;[.U3];&quot;&quot;)" office:value-type="string" office:string-value="𝘘₁" calcext:value-type="string">
            <text:p>𝘘₁</text:p>
          </table:table-cell>
          <table:table-cell table:style-name="ce585" table:formula="of:=IF([.$X3];NUMFORMA([.V3];[.$U$1]);&quot;&quot;)" office:value-type="string" office:string-value="5,00·10⁻¹⁰" calcext:value-type="string">
            <text:p>5,00·10⁻¹⁰</text:p>
          </table:table-cell>
          <table:table-cell table:style-name="ce585" table:formula="of:=IF([.$X3];NUMFORMA([.W3];[.$U$1]);&quot;&quot;)" office:value-type="string" office:string-value="2,89·10⁻¹⁰" calcext:value-type="string">
            <text:p>2,89·10⁻¹⁰</text:p>
          </table:table-cell>
          <table:table-cell table:style-name="ce234"/>
          <table:table-cell table:style-name="ce585" table:formula="of:=IF([.$X3];NUMFORMA([.$X3];[.$U$1]);&quot;&quot;)" office:value-type="string" office:string-value="-2,00·10⁻¹²" calcext:value-type="string">
            <text:p>-2,00·10⁻¹²</text:p>
          </table:table-cell>
          <table:table-cell table:style-name="ce234" table:number-columns-repeated="5"/>
          <table:table-cell table:style-name="ce20" office:value-type="string" calcext:value-type="string">
            <text:p><text:a xlink:href="#Enunciado" xlink:type="simple">Enunciado</text:a></text:p>
          </table:table-cell>
          <table:table-cell table:style-name="ce20"/>
          <table:table-cell table:style-name="ce341" table:number-columns-repeated="6"/>
          <table:table-cell table:style-name="ce85" table:number-columns-repeated="2"/>
          <table:table-cell table:style-name="ce147" office:value-type="string" calcext:value-type="string">
            <text:p>₃</text:p>
          </table:table-cell>
          <table:table-cell table:style-name="ce145" table:formula="of:=[$Enunciado.R16]" office:value-type="float" office:value="0" calcext:value-type="float">
            <text:p>0</text:p>
          </table:table-cell>
          <table:table-cell table:style-name="ce145" table:formula="of:=[$Enunciado.S16]" office:value-type="float" office:value="-0.00000000057735026919" calcext:value-type="float">
            <text:p>-5,7735026919E-10</text:p>
          </table:table-cell>
          <table:table-cell table:style-name="ce145" table:formula="of:=[$Enunciado.T16]" office:value-type="float" office:value="0.000000000003" calcext:value-type="float">
            <text:p>3E-12</text:p>
          </table:table-cell>
          <table:table-cell table:style-name="ce145" table:formula="of:=SQRT(([.$V$9]-[.V5])^2+([.$W$9]-[.W5])^2)" office:value-type="float" office:value="0.00000000086602540379" calcext:value-type="float">
            <text:p>8,66025403785E-10</text:p>
          </table:table-cell>
          <table:table-cell table:style-name="ce145" table:formula="of:=IF([.Y5];[.$V$1]*[.X5]/[.Y5]^2;0)" office:value-type="float" office:value="2.39999999999689E+016" calcext:value-type="float">
            <text:p>2,39999999999689E+016</text:p>
          </table:table-cell>
          <table:table-cell table:style-name="ce145" table:formula="of:=[.V$9]-[.V5]" office:value-type="float" office:value="0" calcext:value-type="float">
            <text:p>0</text:p>
          </table:table-cell>
          <table:table-cell table:style-name="ce145" table:formula="of:=([.W$9]-[.W5])" office:value-type="float" office:value="0.00000000086602540379" calcext:value-type="float">
            <text:p>8,66025403785E-10</text:p>
          </table:table-cell>
          <table:table-cell table:style-name="ce149" table:formula="of:=IF([.$Y5];[.$Z5]*[.AA5]/[.$Y5])" office:value-type="float" office:value="0" calcext:value-type="float">
            <text:p>0,00E+000</text:p>
          </table:table-cell>
          <table:table-cell table:style-name="ce149" table:formula="of:=IF([.$Y5];[.$Z5]*[.AB5]/[.$Y5])" office:value-type="float" office:value="2.39999999999689E+016" calcext:value-type="float">
            <text:p>2,40E+016</text:p>
          </table:table-cell>
          <table:table-cell table:style-name="ce145"/>
          <table:table-cell table:style-name="ce648" office:value-type="string" calcext:value-type="string">
            <text:p>Vector intensidade de campo electrostático creado por cada unha das cargas no punto </text:p>
          </table:table-cell>
          <table:table-cell table:style-name="ce85" table:number-columns-repeated="32"/>
        </table:table-row>
        <table:table-row table:style-name="ro4">
          <table:table-cell table:style-name="ce394" table:formula="of:=IF([.$X4];[.$X$1]&amp;[.U4];&quot;&quot;)" office:value-type="string" office:string-value="𝘘₂" calcext:value-type="string">
            <text:p>𝘘₂</text:p>
          </table:table-cell>
          <table:table-cell table:style-name="ce585" table:formula="of:=IF([.$X4];NUMFORMA([.V4];[.$U$1]);&quot;&quot;)" office:value-type="string" office:string-value="-5,00·10⁻¹⁰" calcext:value-type="string">
            <text:p>-5,00·10⁻¹⁰</text:p>
          </table:table-cell>
          <table:table-cell table:style-name="ce585" table:formula="of:=IF([.$X4];NUMFORMA([.W4];[.$U$1]);&quot;&quot;)" office:value-type="string" office:string-value="2,89·10⁻¹⁰" calcext:value-type="string">
            <text:p>2,89·10⁻¹⁰</text:p>
          </table:table-cell>
          <table:table-cell table:style-name="ce234"/>
          <table:table-cell table:style-name="ce585" table:formula="of:=IF([.$X4];NUMFORMA([.$X4];[.$U$1]);&quot;&quot;)" office:value-type="string" office:string-value="-2,00·10⁻¹²" calcext:value-type="string">
            <text:p>-2,00·10⁻¹²</text:p>
          </table:table-cell>
          <table:table-cell table:style-name="ce234" table:number-columns-repeated="2"/>
          <table:table-cell table:style-name="ce647" table:formula="of:=[.Z11]&amp;&quot; =&quot;" office:value-type="string" office:string-value="𝙁⃗ =" calcext:value-type="string">
            <text:p>𝙁⃗ =</text:p>
          </table:table-cell>
          <table:table-cell table:style-name="ce669" table:formula="of:=&quot;𝘲 · &quot;&amp;[.Z10]" office:value-type="string" office:string-value="𝘲 · 𝙀⃗" calcext:value-type="string">
            <text:p>𝘲 · 𝙀⃗</text:p>
          </table:table-cell>
          <table:table-cell table:style-name="ce234"/>
          <table:table-cell table:style-name="ce135"/>
          <table:table-cell table:style-name="ce85"/>
          <table:table-cell table:style-name="ce341" table:number-columns-repeated="6"/>
          <table:table-cell table:style-name="ce85" table:number-columns-repeated="2"/>
          <table:table-cell table:style-name="ce147" office:value-type="string" calcext:value-type="string">
            <text:p>₄</text:p>
          </table:table-cell>
          <table:table-cell table:style-name="ce145" table:formula="of:=[$Enunciado.R17]" office:value-type="float" office:value="0" calcext:value-type="float">
            <text:p>0</text:p>
          </table:table-cell>
          <table:table-cell table:style-name="ce145" table:formula="of:=[$Enunciado.S17]" office:value-type="float" office:value="0" calcext:value-type="float">
            <text:p>0</text:p>
          </table:table-cell>
          <table:table-cell table:style-name="ce145" table:formula="of:=[$Enunciado.T17]" office:value-type="float" office:value="0" calcext:value-type="float">
            <text:p>0</text:p>
          </table:table-cell>
          <table:table-cell table:style-name="ce145" table:formula="of:=SQRT(([.$V$9]-[.V6])^2+([.$W$9]-[.W6])^2)" office:value-type="float" office:value="0.0000000002886751346" calcext:value-type="float">
            <text:p>2,88675134595E-10</text:p>
          </table:table-cell>
          <table:table-cell table:style-name="ce145" table:formula="of:=IF([.Y6];[.$V$1]*[.X6]/[.Y6]^2;0)" office:value-type="float" office:value="0" calcext:value-type="float">
            <text:p>0</text:p>
          </table:table-cell>
          <table:table-cell table:style-name="ce145" table:formula="of:=[.V$9]-[.V6]" office:value-type="float" office:value="0" calcext:value-type="float">
            <text:p>0</text:p>
          </table:table-cell>
          <table:table-cell table:style-name="ce145" table:formula="of:=([.W$9]-[.W6])" office:value-type="float" office:value="0.0000000002886751346" calcext:value-type="float">
            <text:p>2,88675134595E-10</text:p>
          </table:table-cell>
          <table:table-cell table:style-name="ce149" table:formula="of:=IF([.$Y6];[.$Z6]*[.AA6]/[.$Y6])" office:value-type="float" office:value="0" calcext:value-type="float">
            <text:p>0,00E+000</text:p>
          </table:table-cell>
          <table:table-cell table:style-name="ce149" table:formula="of:=IF([.$Y6];[.$Z6]*[.AB6]/[.$Y6])" office:value-type="float" office:value="0" calcext:value-type="float">
            <text:p>0,00E+000</text:p>
          </table:table-cell>
          <table:table-cell table:style-name="ce145"/>
          <table:table-cell table:style-name="ce648" office:value-type="string" calcext:value-type="string">
            <text:p>Vector intensidade de campo electrostático resultante no punto </text:p>
          </table:table-cell>
          <table:table-cell table:style-name="ce85" table:number-columns-repeated="32"/>
        </table:table-row>
        <table:table-row table:style-name="ro4">
          <table:table-cell table:style-name="ce394" table:formula="of:=IF([.$X5];[.$X$1]&amp;[.U5];&quot;&quot;)" office:value-type="string" office:string-value="𝘘₃" calcext:value-type="string">
            <text:p>𝘘₃</text:p>
          </table:table-cell>
          <table:table-cell table:style-name="ce585" table:formula="of:=IF([.$X5];NUMFORMA([.V5];[.$U$1]);&quot;&quot;)" office:value-type="string" office:string-value="0" calcext:value-type="string">
            <text:p>0</text:p>
          </table:table-cell>
          <table:table-cell table:style-name="ce585" table:formula="of:=IF([.$X5];NUMFORMA([.W5];[.$U$1]);&quot;&quot;)" office:value-type="string" office:string-value="-5,77·10⁻¹⁰" calcext:value-type="string">
            <text:p>-5,77·10⁻¹⁰</text:p>
          </table:table-cell>
          <table:table-cell table:style-name="ce234"/>
          <table:table-cell table:style-name="ce585" table:formula="of:=IF([.$X5];NUMFORMA([.$X5];[.$U$1]);&quot;&quot;)" office:value-type="string" office:string-value="3,00·10⁻¹²" calcext:value-type="string">
            <text:p>3,00·10⁻¹²</text:p>
          </table:table-cell>
          <table:table-cell table:style-name="ce234" table:number-columns-repeated="5"/>
          <table:table-cell table:style-name="ce465" office:value-type="string" calcext:value-type="string">
            <text:p><text:a xlink:href="#Equilibrio" xlink:type="simple">Equilibrio</text:a></text:p>
          </table:table-cell>
          <table:table-cell table:style-name="ce20"/>
          <table:table-cell table:style-name="ce341" table:number-columns-repeated="6"/>
          <table:table-cell table:style-name="ce85" table:number-columns-repeated="2"/>
          <table:table-cell table:style-name="ce145" table:formula="of:=[$Enunciado.Q18]" office:value-type="string" office:string-value="A" calcext:value-type="string">
            <text:p>A</text:p>
          </table:table-cell>
          <table:table-cell table:style-name="ce145" table:formula="of:=[$Enunciado.R18]" office:value-type="float" office:value="0" calcext:value-type="float">
            <text:p>0</text:p>
          </table:table-cell>
          <table:table-cell table:style-name="ce145" table:formula="of:=[$Enunciado.S18]" office:value-type="float" office:value="0.0000000002886751346" calcext:value-type="float">
            <text:p>2,88675134595E-10</text:p>
          </table:table-cell>
          <table:table-cell table:style-name="ce145" table:formula="of:=[$Enunciado.T18]" office:value-type="float" office:value="3.20435313E-019" calcext:value-type="float">
            <text:p>3,20435313E-19</text:p>
          </table:table-cell>
          <table:table-cell table:style-name="ce145"/>
          <table:table-cell table:style-name="ce145" table:formula="of:=SQRT([.AC7]^2+[.AD7]^2)" office:value-type="float" office:value="2.39999999999689E+016" calcext:value-type="float">
            <text:p>2,39999999999689E+016</text:p>
          </table:table-cell>
          <table:table-cell table:style-name="ce648" office:value-type="string" calcext:value-type="string">
            <text:p>Campo Axustado →</text:p>
          </table:table-cell>
          <table:table-cell table:style-name="ce145"/>
          <table:table-cell table:style-name="ce149" table:formula="of:=IF([.AC12]&lt;[.$AE$12];0;[.AC10])" office:value-type="float" office:value="0" calcext:value-type="float">
            <text:p>0,00E+000</text:p>
          </table:table-cell>
          <table:table-cell table:style-name="ce149" table:formula="of:=IF([.AD12]&lt;[.$AE$12];0;[.AD10])" office:value-type="float" office:value="2.39999999999689E+016" calcext:value-type="float">
            <text:p>2,40E+016</text:p>
          </table:table-cell>
          <table:table-cell table:style-name="ce145"/>
          <table:table-cell table:style-name="ce455" office:value-type="string" calcext:value-type="string">
            <text:p>Forza resultante sobre a carga no punto </text:p>
          </table:table-cell>
          <table:table-cell table:style-name="ce85" table:number-columns-repeated="32"/>
        </table:table-row>
        <table:table-row table:style-name="ro4">
          <table:table-cell table:style-name="ce394" table:formula="of:=IF([.$X6];[.$X$1]&amp;[.U6];&quot;&quot;)">
            <text:p/>
          </table:table-cell>
          <table:table-cell table:style-name="ce585" table:formula="of:=IF([.$X6];NUMFORMA([.V6];[.$U$1]);&quot;&quot;)">
            <text:p/>
          </table:table-cell>
          <table:table-cell table:style-name="ce585" table:formula="of:=IF([.$X6];NUMFORMA([.W6];[.$U$1]);&quot;&quot;)">
            <text:p/>
          </table:table-cell>
          <table:table-cell table:style-name="ce234"/>
          <table:table-cell table:style-name="ce585" table:formula="of:=IF([.$X6];NUMFORMA([.$X6];[.$U$1]);&quot;&quot;)">
            <text:p/>
          </table:table-cell>
          <table:table-cell table:style-name="ce234" table:number-columns-repeated="2"/>
          <table:table-cell table:style-name="ce649" table:formula="of:=[.Z12]&amp;&quot; =&quot;" office:value-type="string" office:string-value="𝙖⃗ =" calcext:value-type="string" table:number-columns-spanned="1" table:number-rows-spanned="2">
            <text:p>𝙖⃗ =</text:p>
          </table:table-cell>
          <table:table-cell table:style-name="ce676" table:formula="of:=[.Z11]" office:value-type="string" office:string-value="𝙁⃗" calcext:value-type="string">
            <text:p>𝙁⃗</text:p>
          </table:table-cell>
          <table:table-cell table:style-name="ce234"/>
          <table:table-cell table:style-name="ce20" office:value-type="string" calcext:value-type="string">
            <text:p><text:a xlink:href="#Potencial" xlink:type="simple">Potencial</text:a></text:p>
          </table:table-cell>
          <table:table-cell table:style-name="ce20"/>
          <table:table-cell table:style-name="ce341"/>
          <table:table-cell table:style-name="ce757" office:value-type="string" calcext:value-type="string">
            <text:p>ESQUEMA</text:p>
          </table:table-cell>
          <table:table-cell table:style-name="ce341" table:formula="of:=&quot;(&quot;&amp;[.X28]&amp;&quot;m)&quot;" office:value-type="string" office:string-value="(pm)" calcext:value-type="string">
            <text:p>(pm)</text:p>
          </table:table-cell>
          <table:table-cell table:style-name="ce341" table:number-columns-repeated="3"/>
          <table:table-cell table:style-name="ce85" table:number-columns-repeated="2"/>
          <table:table-cell table:style-name="ce145" table:formula="of:=[$Enunciado.Q19]" office:value-type="string" office:string-value="B" calcext:value-type="string">
            <text:p>B</text:p>
          </table:table-cell>
          <table:table-cell table:style-name="ce145" table:formula="of:=[$Enunciado.R19]" office:value-type="float" office:value="0" calcext:value-type="float">
            <text:p>0</text:p>
          </table:table-cell>
          <table:table-cell table:style-name="ce145" table:formula="of:=[$Enunciado.S19]" office:value-type="float" office:value="0" calcext:value-type="float">
            <text:p>0</text:p>
          </table:table-cell>
          <table:table-cell table:style-name="ce145" table:formula="of:=[$Enunciado.T21]" office:value-type="float" office:value="6.64216041581253E-027" calcext:value-type="float">
            <text:p>6,64216041581253E-27</text:p>
          </table:table-cell>
          <table:table-cell table:style-name="ce145" office:value-type="string" calcext:value-type="string">
            <text:p>← masa (kg)</text:p>
          </table:table-cell>
          <table:table-cell table:style-name="ce145" table:formula="of:=ABS([.$X$7]*[.Z7])" office:value-type="float" office:value="0.00769044751199003" calcext:value-type="float">
            <text:p>0,00769044751199003</text:p>
          </table:table-cell>
          <table:table-cell table:style-name="ce648" office:value-type="string" calcext:value-type="string">
            <text:p>← Forza →</text:p>
          </table:table-cell>
          <table:table-cell table:style-name="ce145"/>
          <table:table-cell table:style-name="ce145" table:formula="of:=[.$X$7]*[.AC7]" office:value-type="float" office:value="0" calcext:value-type="float">
            <text:p>0</text:p>
          </table:table-cell>
          <table:table-cell table:style-name="ce145" table:formula="of:=[.$X$7]*[.AD7]" office:value-type="float" office:value="0.00769044751199003" calcext:value-type="float">
            <text:p>0,00769044751199003</text:p>
          </table:table-cell>
          <table:table-cell table:style-name="ce145"/>
          <table:table-cell table:style-name="ce455" office:value-type="string" calcext:value-type="string">
            <text:p>Aceleración da partícula situada no punto </text:p>
          </table:table-cell>
          <table:table-cell table:style-name="ce85" table:number-columns-repeated="32"/>
        </table:table-row>
        <table:table-row table:style-name="ro10">
          <table:table-cell table:style-name="ce565" office:value-type="string" calcext:value-type="string">
            <text:p>Punto</text:p>
          </table:table-cell>
          <table:table-cell table:style-name="ce295" office:value-type="string" calcext:value-type="string">
            <text:p>Coord X (m)</text:p>
          </table:table-cell>
          <table:table-cell table:style-name="ce295" office:value-type="string" calcext:value-type="string">
            <text:p>Coord Y (m)</text:p>
          </table:table-cell>
          <table:table-cell table:style-name="ce234"/>
          <table:table-cell table:style-name="ce613" office:value-type="string" calcext:value-type="string">
            <text:p><text:span text:style-name="T10">𝘲</text:span> partícula (C)</text:p>
          </table:table-cell>
          <table:table-cell table:style-name="ce234"/>
          <table:table-cell table:style-name="ce234" office:value-type="string" calcext:value-type="string">
            <text:p>masa (kg)</text:p>
          </table:table-cell>
          <table:covered-table-cell table:style-name="ce234"/>
          <table:table-cell table:style-name="ce680" office:value-type="string" calcext:value-type="string">
            <text:p>m</text:p>
          </table:table-cell>
          <table:table-cell table:style-name="ce234"/>
          <table:table-cell table:style-name="ce20" office:value-type="string" calcext:value-type="string">
            <text:p><text:a xlink:href="#Enerxía_Potencial" xlink:type="simple">Enerxía potencial</text:a></text:p>
          </table:table-cell>
          <table:table-cell table:style-name="ce20"/>
          <table:table-cell table:style-name="ce341"/>
          <table:table-cell table:style-name="ce85" table:number-columns-repeated="3"/>
          <table:table-cell table:style-name="ce341" table:number-columns-repeated="2"/>
          <table:table-cell table:style-name="ce85"/>
          <table:table-cell table:style-name="ce648" office:value-type="string" calcext:value-type="string">
            <text:p>elixido</text:p>
          </table:table-cell>
          <table:table-cell table:style-name="ce145" table:formula="of:=IF([.U10];[.U7];IF([.U11];[.U8];&quot;&quot;))" office:value-type="string" office:string-value="A" calcext:value-type="string">
            <text:p>A</text:p>
          </table:table-cell>
          <table:table-cell table:style-name="ce145" table:formula="of:=IF([.$U$11];[.V8];[.V7])" office:value-type="float" office:value="0" calcext:value-type="float">
            <text:p>0</text:p>
          </table:table-cell>
          <table:table-cell table:style-name="ce145" table:formula="of:=IF([.$U$11];[.W8];[.W7])" office:value-type="float" office:value="0.0000000002886751346" calcext:value-type="float">
            <text:p>2,88675134595E-10</text:p>
          </table:table-cell>
          <table:table-cell table:style-name="ce145" table:number-columns-repeated="2"/>
          <table:table-cell table:style-name="ce145" table:formula="of:=IF([.$X$8];[.Z8]/ABS([.$X$8]);0)" office:value-type="float" office:value="1.15782321271283E+024" calcext:value-type="float">
            <text:p>1,15782321271283E+024</text:p>
          </table:table-cell>
          <table:table-cell table:style-name="ce145" office:value-type="string" calcext:value-type="string">
            <text:p>← Aceleración →</text:p>
          </table:table-cell>
          <table:table-cell table:style-name="ce145"/>
          <table:table-cell table:style-name="ce145" table:formula="of:=IF([.$X$8];[.AC8]/[.$X$8];0)" office:value-type="float" office:value="0" calcext:value-type="float">
            <text:p>0</text:p>
          </table:table-cell>
          <table:table-cell table:style-name="ce145" table:formula="of:=IF([.$X$8];[.AD8]/[.$X$8];0)" office:value-type="float" office:value="1.15782321271283E+024" calcext:value-type="float">
            <text:p>1,15782321271283E+024</text:p>
          </table:table-cell>
          <table:table-cell table:style-name="ce145" table:number-columns-repeated="2"/>
          <table:table-cell table:style-name="ce85" table:number-columns-repeated="32"/>
        </table:table-row>
        <table:table-row table:style-name="ro4">
          <table:table-cell table:style-name="ce566" table:formula="of:=[.$U$9]" office:value-type="string" office:string-value="A" calcext:value-type="string">
            <text:p>A</text:p>
          </table:table-cell>
          <table:table-cell table:style-name="ce585" table:formula="of:=IF([.U12];NUMFORMA([.V9];[.$U$1]);&quot;&quot;)" office:value-type="string" office:string-value="0" calcext:value-type="string">
            <text:p>0</text:p>
          </table:table-cell>
          <table:table-cell table:style-name="ce585" table:formula="of:=IF([.U12];NUMFORMA([.W9];[.$U$1]);&quot;&quot;)" office:value-type="string" office:string-value="2,89·10⁻¹⁰" calcext:value-type="string">
            <text:p>2,89·10⁻¹⁰</text:p>
          </table:table-cell>
          <table:table-cell table:style-name="ce234"/>
          <table:table-cell table:style-name="ce585" table:formula="of:=IF([.$X7];NUMFORMA([.$X7];[.$U$1]);&quot;&quot;)" office:value-type="string" office:string-value="3,20·10⁻¹⁹" calcext:value-type="string">
            <text:p>3,20·10⁻¹⁹</text:p>
          </table:table-cell>
          <table:table-cell table:style-name="ce628" office:value-type="string" calcext:value-type="string">
            <text:p>𝘮 =</text:p>
          </table:table-cell>
          <table:table-cell table:style-name="ce643" table:formula="of:=IF([.$X$8];NUMFORMA([.X8];[.$U$1]);&quot;&quot;)" office:value-type="string" office:string-value="6,64·10⁻²⁷" calcext:value-type="string">
            <text:p>6,64·10⁻²⁷</text:p>
          </table:table-cell>
          <table:table-cell table:style-name="ce234" table:number-columns-repeated="3"/>
          <table:table-cell table:style-name="ce135"/>
          <table:table-cell table:style-name="ce85"/>
          <table:table-cell table:style-name="ce341"/>
          <table:table-cell table:style-name="ce85" table:number-columns-repeated="3"/>
          <table:table-cell table:style-name="ce341" table:number-columns-repeated="2"/>
          <table:table-cell table:style-name="ce85"/>
          <table:table-cell table:style-name="ce648" office:value-type="string" calcext:value-type="string">
            <text:p>Elixido Pto. 1?</text:p>
          </table:table-cell>
          <table:table-cell table:style-name="ce308" table:formula="of:=AND([.$U$13];OR([$Enunciado.$E$5]=[.U7];ISBLANK([$Enunciado.$E$5])))" office:value-type="boolean" office:boolean-value="true" calcext:value-type="boolean">
            <text:p>VERDADERO</text:p>
          </table:table-cell>
          <table:table-cell table:style-name="ce145"/>
          <table:table-cell table:style-name="ce145" office:value-type="string" calcext:value-type="string">
            <text:p>Cargas fixas?</text:p>
          </table:table-cell>
          <table:table-cell table:style-name="ce145" table:formula="of:=OR([.X3];[.X4];[.X5];[.X6])" office:value-type="float" office:value="1" calcext:value-type="float">
            <text:p>1</text:p>
          </table:table-cell>
          <table:table-cell table:style-name="ce145"/>
          <table:table-cell table:style-name="ce655" office:value-type="string" calcext:value-type="string">
            <text:p>𝙀⃗</text:p>
          </table:table-cell>
          <table:table-cell table:style-name="ce145" office:value-type="string" calcext:value-type="string">
            <text:p>Campo Suma →</text:p>
          </table:table-cell>
          <table:table-cell table:style-name="ce145"/>
          <table:table-cell table:style-name="ce635" table:formula="of:=SUM([.AC3:.AC6])" office:value-type="float" office:value="0" calcext:value-type="float">
            <text:p>0,00E+00</text:p>
          </table:table-cell>
          <table:table-cell table:style-name="ce635" table:formula="of:=SUM([.AD3:.AD6])" office:value-type="float" office:value="2.39999999999689E+016" calcext:value-type="float">
            <text:p>2,40E+16</text:p>
          </table:table-cell>
          <table:table-cell table:style-name="ce145" table:number-columns-repeated="2"/>
          <table:table-cell table:style-name="ce85" table:number-columns-repeated="32"/>
        </table:table-row>
        <table:table-row table:style-name="ro4">
          <table:table-cell table:style-name="ce234" table:number-columns-repeated="2"/>
          <table:table-cell table:style-name="ce259"/>
          <table:table-cell table:style-name="ce602"/>
          <table:table-cell table:style-name="ce234" table:number-columns-repeated="6"/>
          <table:table-cell table:style-name="ce135" office:value-type="string" calcext:value-type="string">
            <text:p>Ver o documento</text:p>
          </table:table-cell>
          <table:table-cell table:style-name="ce85"/>
          <table:table-cell table:style-name="ce341"/>
          <table:table-cell table:style-name="ce85" table:number-columns-repeated="3"/>
          <table:table-cell table:style-name="ce341" table:number-columns-repeated="2"/>
          <table:table-cell table:style-name="ce85"/>
          <table:table-cell table:style-name="ce648" office:value-type="string" calcext:value-type="string">
            <text:p>Elixido Pto. 2?</text:p>
          </table:table-cell>
          <table:table-cell table:style-name="ce308" table:formula="of:=AND([.$U$14];OR([$Enunciado.$E$5]=[.U8];ISBLANK([$Enunciado.$E$5]));NOT([.U10]))" office:value-type="boolean" office:boolean-value="false" calcext:value-type="boolean">
            <text:p>FALSO</text:p>
          </table:table-cell>
          <table:table-cell table:style-name="ce145"/>
          <table:table-cell table:style-name="ce648" office:value-type="string" calcext:value-type="string">
            <text:p>Algunha carga?</text:p>
          </table:table-cell>
          <table:table-cell table:style-name="ce429" table:formula="of:=AND([.X10];[.X7])" office:value-type="boolean" office:boolean-value="true" calcext:value-type="boolean">
            <text:p>VERDADERO</text:p>
          </table:table-cell>
          <table:table-cell table:style-name="ce145"/>
          <table:table-cell table:style-name="ce654" office:value-type="string" calcext:value-type="string">
            <text:p>𝙁⃗</text:p>
          </table:table-cell>
          <table:table-cell table:style-name="ce145" office:value-type="string" calcext:value-type="string">
            <text:p>Máximos</text:p>
          </table:table-cell>
          <table:table-cell table:style-name="ce145"/>
          <table:table-cell table:style-name="ce145" table:formula="of:=MAXABS([.AC3:.AC6])" office:value-type="float" office:value="4.8E+016" calcext:value-type="float">
            <text:p>4,8E+016</text:p>
          </table:table-cell>
          <table:table-cell table:style-name="ce145" table:formula="of:=MAXABS([.AD3:.AD6])" office:value-type="float" office:value="2.39999999999689E+016" calcext:value-type="float">
            <text:p>2,39999999999689E+016</text:p>
          </table:table-cell>
          <table:table-cell table:style-name="ce145" office:value-type="string" calcext:value-type="string">
            <text:p>Discrepancia máx.</text:p>
          </table:table-cell>
          <table:table-cell table:style-name="ce145"/>
          <table:table-cell table:style-name="ce85" table:number-columns-repeated="32"/>
        </table:table-row>
        <table:table-row table:style-name="ro4">
          <table:table-cell table:style-name="ce567" office:value-type="string" calcext:value-type="string">
            <text:p>Cálculos</text:p>
          </table:table-cell>
          <table:table-cell table:style-name="ce341" table:number-columns-repeated="6"/>
          <table:table-cell table:style-name="ce651"/>
          <table:table-cell table:style-name="ce341" table:number-columns-repeated="2"/>
          <table:table-cell table:style-name="ce20" office:value-type="string" calcext:value-type="string">
            <text:p><text:a xlink:href="../ElectroExemplosPAUGal.pdf" xlink:type="simple" office:target-frame-name="_blank">Exemplos PAU</text:a></text:p>
          </table:table-cell>
          <table:table-cell table:style-name="ce20"/>
          <table:table-cell table:style-name="ce341"/>
          <table:table-cell table:style-name="ce85" table:number-columns-repeated="3"/>
          <table:table-cell table:style-name="ce341" table:number-columns-repeated="2"/>
          <table:table-cell table:style-name="ce85"/>
          <table:table-cell table:style-name="ce648" office:value-type="string" calcext:value-type="string">
            <text:p>Hai punto?</text:p>
          </table:table-cell>
          <table:table-cell table:style-name="ce624" table:formula="of:=LEN([.U9])" office:value-type="float" office:value="1" calcext:value-type="float">
            <text:p>1</text:p>
          </table:table-cell>
          <table:table-cell table:style-name="ce145"/>
          <table:table-cell table:style-name="ce145" office:value-type="string" calcext:value-type="string">
            <text:p>Acelera?</text:p>
          </table:table-cell>
          <table:table-cell table:style-name="ce429" table:formula="of:=AND([.X11];[.X8];[.U12])" office:value-type="boolean" office:boolean-value="true" calcext:value-type="boolean">
            <text:p>VERDADERO</text:p>
          </table:table-cell>
          <table:table-cell table:style-name="ce145"/>
          <table:table-cell table:style-name="ce654" office:value-type="string" calcext:value-type="string">
            <text:p>𝙖⃗</text:p>
          </table:table-cell>
          <table:table-cell table:style-name="ce145" office:value-type="string" calcext:value-type="string">
            <text:p>Discrepancia</text:p>
          </table:table-cell>
          <table:table-cell table:style-name="ce429"/>
          <table:table-cell table:style-name="ce145" table:formula="of:=ABS([.AC10])/IF([.AC11];[.AC11];1)" office:value-type="float" office:value="0" calcext:value-type="float">
            <text:p>0</text:p>
          </table:table-cell>
          <table:table-cell table:style-name="ce145" table:formula="of:=ABS([.AD10])/IF([.AD11];[.AD11];1)" office:value-type="float" office:value="0.999999999999999" calcext:value-type="float">
            <text:p>0,999999999999999</text:p>
          </table:table-cell>
          <table:table-cell table:style-name="ce635" office:value-type="float" office:value="0.0000001" calcext:value-type="float">
            <text:p>1,00E-07</text:p>
          </table:table-cell>
          <table:table-cell table:style-name="ce145"/>
          <table:table-cell table:style-name="ce85" table:number-columns-repeated="32"/>
        </table:table-row>
        <table:table-row table:style-name="ro4">
          <table:table-cell table:style-name="ce568" table:formula="of:=IF([.U12];[.AF4]&amp;[.A10];&quot;&quot;)" office:value-type="string" office:string-value="Distancia de cada carga ao punto A" calcext:value-type="string" table:number-columns-spanned="8" table:number-rows-spanned="1">
            <text:p>Distancia de cada carga ao punto A</text:p>
          </table:table-cell>
          <table:covered-table-cell table:number-columns-repeated="2" table:style-name="ce341"/>
          <table:covered-table-cell table:style-name="ce341" table:formula="of:=[.A10]" office:value-type="string" office:string-value="A" calcext:value-type="string">
            <text:p>A</text:p>
          </table:covered-table-cell>
          <table:covered-table-cell table:number-columns-repeated="4" table:style-name="ce341"/>
          <table:table-cell table:style-name="ce341" table:number-columns-repeated="2"/>
          <table:table-cell table:style-name="ce135"/>
          <table:table-cell table:style-name="ce85"/>
          <table:table-cell table:style-name="ce341"/>
          <table:table-cell table:style-name="ce85" table:number-columns-repeated="3"/>
          <table:table-cell table:style-name="ce341" table:number-columns-repeated="2"/>
          <table:table-cell table:style-name="ce85"/>
          <table:table-cell table:style-name="ce408" office:value-type="string" calcext:value-type="string">
            <text:p>Punto 1</text:p>
          </table:table-cell>
          <table:table-cell table:style-name="ce429" table:formula="of:=[$Enunciado.P14]" office:value-type="boolean" office:boolean-value="true" calcext:value-type="boolean">
            <text:p>VERDADERO</text:p>
          </table:table-cell>
          <table:table-cell table:style-name="ce145" table:number-columns-repeated="11"/>
          <table:table-cell table:style-name="ce85" table:number-columns-repeated="32"/>
        </table:table-row>
        <table:table-row table:style-name="ro4">
          <table:table-cell table:style-name="ce341"/>
          <table:table-cell table:style-name="ce586" table:formula="of:=IF([.$AD15];[.$Y$1]&amp;[.U3]&amp;&quot; = √&quot;;&quot;&quot;)" office:value-type="string" office:string-value="𝘳₁ = √" calcext:value-type="string">
            <text:p>𝘳₁ = √</text:p>
          </table:table-cell>
          <table:table-cell table:style-name="ce594" table:formula="of:=IF([.$AD15];&quot;(&quot;&amp;[.$B$10];&quot;&quot;)" office:value-type="string" office:string-value="(0" calcext:value-type="string">
            <text:p>(0</text:p>
          </table:table-cell>
          <table:table-cell table:style-name="ce603" table:formula="of:=IF([.$AD15];&quot;–&quot;;&quot;&quot;)" office:value-type="string" office:string-value="–" calcext:value-type="string">
            <text:p>–</text:p>
          </table:table-cell>
          <table:table-cell table:style-name="ce594" table:formula="of:=IF([.$AD15];ENTREPARENT([.B5]);&quot;&quot;)" office:value-type="string" office:string-value="5,00·10⁻¹⁰" calcext:value-type="string">
            <text:p>5,00·10⁻¹⁰</text:p>
          </table:table-cell>
          <table:table-cell table:style-name="ce630" table:formula="of:=IF([.$AD15];&quot;)² + (&quot;;&quot;&quot;)" office:value-type="string" office:string-value=")² + (" calcext:value-type="string">
            <text:p>)² + (</text:p>
          </table:table-cell>
          <table:table-cell table:style-name="ce594" table:formula="of:=IF([.$AD15];[.$C$10];&quot;&quot;)" office:value-type="string" office:string-value="2,89·10⁻¹⁰" calcext:value-type="string">
            <text:p>2,89·10⁻¹⁰</text:p>
          </table:table-cell>
          <table:table-cell table:style-name="ce603" table:formula="of:=IF([.$AD15];&quot;–&quot;;&quot;&quot;)" office:value-type="string" office:string-value="–" calcext:value-type="string">
            <text:p>–</text:p>
          </table:table-cell>
          <table:table-cell table:style-name="ce685" table:formula="of:=IF([.$AD15];ENTREPARENT([.C5])&amp;IF([.$X3];&quot;)²&quot;;&quot;&quot;);&quot;&quot;)" office:value-type="string" office:string-value="2,89·10⁻¹⁰)²" calcext:value-type="string">
            <text:p>2,89·10⁻¹⁰)²</text:p>
          </table:table-cell>
          <table:table-cell table:style-name="ce720" table:formula="of:=IF([.$AD15];&quot;=&quot;;&quot;&quot;)" office:value-type="string" office:string-value="=" calcext:value-type="string">
            <text:p>=</text:p>
          </table:table-cell>
          <table:table-cell table:style-name="ce488" table:formula="of:=IF([.$AD15];NUMFORMA([.Y3];[.$U$1]);&quot;&quot;)" office:value-type="string" office:string-value="5,00·10⁻¹⁰" calcext:value-type="string">
            <text:p>5,00·10⁻¹⁰</text:p>
          </table:table-cell>
          <table:table-cell table:style-name="ce728" table:formula="of:=IF([.$AD15];&quot;m&quot;;&quot;&quot;)" office:value-type="string" office:string-value="m" calcext:value-type="string">
            <text:p>m</text:p>
          </table:table-cell>
          <table:table-cell table:style-name="ce728"/>
          <table:table-cell table:style-name="ce85" table:number-columns-repeated="3"/>
          <table:table-cell table:style-name="ce341" table:number-columns-repeated="2"/>
          <table:table-cell table:style-name="ce85"/>
          <table:table-cell table:style-name="ce408" office:value-type="string" calcext:value-type="string">
            <text:p>Punto 2</text:p>
          </table:table-cell>
          <table:table-cell table:style-name="ce429" table:formula="of:=[$Enunciado.P15]" office:value-type="boolean" office:boolean-value="true" calcext:value-type="boolean">
            <text:p>VERDADERO</text:p>
          </table:table-cell>
          <table:table-cell table:style-name="ce145" table:number-columns-repeated="6"/>
          <table:table-cell table:style-name="ce148"/>
          <table:table-cell table:style-name="ce408" office:value-type="string" calcext:value-type="string">
            <text:p>Visible?</text:p>
          </table:table-cell>
          <table:table-cell table:style-name="ce308"/>
          <table:table-cell table:style-name="ce145" table:number-columns-repeated="2"/>
          <table:table-cell table:style-name="ce85" table:number-columns-repeated="32"/>
        </table:table-row>
        <table:table-row table:style-name="ro4">
          <table:table-cell table:style-name="ce341"/>
          <table:table-cell table:style-name="ce586" table:formula="of:=IF([.$AD16];[.$Y$1]&amp;[.U4]&amp;&quot; = √&quot;;&quot;&quot;)" office:value-type="string" office:string-value="𝘳₂ = √" calcext:value-type="string">
            <text:p>𝘳₂ = √</text:p>
          </table:table-cell>
          <table:table-cell table:style-name="ce595" table:formula="of:=IF([.$AD16];&quot;(&quot;&amp;[.$B$10];&quot;&quot;)" office:value-type="string" office:string-value="(0" calcext:value-type="string">
            <text:p>(0</text:p>
          </table:table-cell>
          <table:table-cell table:style-name="ce608" table:formula="of:=IF([.$AD16];&quot;–&quot;;&quot;&quot;)" office:value-type="string" office:string-value="–" calcext:value-type="string">
            <text:p>–</text:p>
          </table:table-cell>
          <table:table-cell table:style-name="ce595" table:formula="of:=IF([.$AD16];ENTREPARENT([.B6]);&quot;&quot;)" office:value-type="string" office:string-value="(-5,00·10⁻¹⁰)" calcext:value-type="string">
            <text:p>(-5,00·10⁻¹⁰)</text:p>
          </table:table-cell>
          <table:table-cell table:style-name="ce631" table:formula="of:=IF([.$AD16];&quot;)² + (&quot;;&quot;&quot;)" office:value-type="string" office:string-value=")² + (" calcext:value-type="string">
            <text:p>)² + (</text:p>
          </table:table-cell>
          <table:table-cell table:style-name="ce595" table:formula="of:=IF([.$AD16];[.$C$10];&quot;&quot;)" office:value-type="string" office:string-value="2,89·10⁻¹⁰" calcext:value-type="string">
            <text:p>2,89·10⁻¹⁰</text:p>
          </table:table-cell>
          <table:table-cell table:style-name="ce608" table:formula="of:=IF([.$AD16];&quot;–&quot;;&quot;&quot;)" office:value-type="string" office:string-value="–" calcext:value-type="string">
            <text:p>–</text:p>
          </table:table-cell>
          <table:table-cell table:style-name="ce687" table:formula="of:=IF([.$AD16];ENTREPARENT([.C6])&amp;IF([.$X4];&quot;)²&quot;;&quot;&quot;);&quot;&quot;)" office:value-type="string" office:string-value="2,89·10⁻¹⁰)²" calcext:value-type="string">
            <text:p>2,89·10⁻¹⁰)²</text:p>
          </table:table-cell>
          <table:table-cell table:style-name="ce720" table:formula="of:=IF([.$AD16];&quot;=&quot;;&quot;&quot;)" office:value-type="string" office:string-value="=" calcext:value-type="string">
            <text:p>=</text:p>
          </table:table-cell>
          <table:table-cell table:style-name="ce488" table:formula="of:=IF([.$AD16];NUMFORMA([.Y4];[.$U$1]);&quot;&quot;)" office:value-type="string" office:string-value="5,00·10⁻¹⁰" calcext:value-type="string">
            <text:p>5,00·10⁻¹⁰</text:p>
          </table:table-cell>
          <table:table-cell table:style-name="ce728" table:formula="of:=IF([.$AD16];&quot;m&quot;;&quot;&quot;)" office:value-type="string" office:string-value="m" calcext:value-type="string">
            <text:p>m</text:p>
          </table:table-cell>
          <table:table-cell table:style-name="ce728"/>
          <table:table-cell table:style-name="ce85" table:number-columns-repeated="3"/>
          <table:table-cell table:style-name="ce341" table:number-columns-repeated="2"/>
          <table:table-cell table:style-name="ce85"/>
          <table:table-cell table:style-name="ce408"/>
          <table:table-cell table:style-name="ce308"/>
          <table:table-cell table:style-name="ce145" table:number-columns-repeated="7"/>
          <table:table-cell table:style-name="ce408" office:value-type="float" office:value="1" calcext:value-type="float">
            <text:p>1</text:p>
          </table:table-cell>
          <table:table-cell table:style-name="ce308" table:formula="of:=AND([.$U$12];[.$X3])" office:value-type="boolean" office:boolean-value="true" calcext:value-type="boolean">
            <text:p>VERDADERO</text:p>
          </table:table-cell>
          <table:table-cell table:style-name="ce429" table:formula="of:=[.AD15]" office:value-type="boolean" office:boolean-value="true" calcext:value-type="boolean">
            <text:p>VERDADERO</text:p>
          </table:table-cell>
          <table:table-cell table:style-name="ce145" office:value-type="float" office:value="1" calcext:value-type="float">
            <text:p>1</text:p>
          </table:table-cell>
          <table:table-cell table:style-name="ce85" table:number-columns-repeated="32"/>
        </table:table-row>
        <table:table-row table:style-name="ro4">
          <table:table-cell table:style-name="ce341"/>
          <table:table-cell table:style-name="ce586" table:formula="of:=IF([.$AD17];[.$Y$1]&amp;[.U5]&amp;&quot; = √&quot;;&quot;&quot;)" office:value-type="string" office:string-value="𝘳₃ = √" calcext:value-type="string">
            <text:p>𝘳₃ = √</text:p>
          </table:table-cell>
          <table:table-cell table:style-name="ce596" table:formula="of:=IF([.$AD17];&quot;(&quot;&amp;[.$B$10];&quot;&quot;)" office:value-type="string" office:string-value="(0" calcext:value-type="string">
            <text:p>(0</text:p>
          </table:table-cell>
          <table:table-cell table:style-name="ce609" table:formula="of:=IF([.$AD17];&quot;–&quot;;&quot;&quot;)" office:value-type="string" office:string-value="–" calcext:value-type="string">
            <text:p>–</text:p>
          </table:table-cell>
          <table:table-cell table:style-name="ce596" table:formula="of:=IF([.$AD17];ENTREPARENT([.B7]);&quot;&quot;)" office:value-type="string" office:string-value="0" calcext:value-type="string">
            <text:p>0</text:p>
          </table:table-cell>
          <table:table-cell table:style-name="ce632" table:formula="of:=IF([.$AD17];&quot;)² + (&quot;;&quot;&quot;)" office:value-type="string" office:string-value=")² + (" calcext:value-type="string">
            <text:p>)² + (</text:p>
          </table:table-cell>
          <table:table-cell table:style-name="ce596" table:formula="of:=IF([.$AD17];[.$C$10];&quot;&quot;)" office:value-type="string" office:string-value="2,89·10⁻¹⁰" calcext:value-type="string">
            <text:p>2,89·10⁻¹⁰</text:p>
          </table:table-cell>
          <table:table-cell table:style-name="ce609" table:formula="of:=IF([.$AD17];&quot;–&quot;;&quot;&quot;)" office:value-type="string" office:string-value="–" calcext:value-type="string">
            <text:p>–</text:p>
          </table:table-cell>
          <table:table-cell table:style-name="ce688" table:formula="of:=IF([.$AD17];ENTREPARENT([.C7])&amp;IF([.$X5];&quot;)²&quot;;&quot;&quot;);&quot;&quot;)" office:value-type="string" office:string-value="(-5,77·10⁻¹⁰))²" calcext:value-type="string">
            <text:p>(-5,77·10⁻¹⁰))²</text:p>
          </table:table-cell>
          <table:table-cell table:style-name="ce720" table:formula="of:=IF([.$AD17];&quot;=&quot;;&quot;&quot;)" office:value-type="string" office:string-value="=" calcext:value-type="string">
            <text:p>=</text:p>
          </table:table-cell>
          <table:table-cell table:style-name="ce488" table:formula="of:=IF([.$AD17];NUMFORMA([.Y5];[.$U$1]);&quot;&quot;)" office:value-type="string" office:string-value="8,66·10⁻¹⁰" calcext:value-type="string">
            <text:p>8,66·10⁻¹⁰</text:p>
          </table:table-cell>
          <table:table-cell table:style-name="ce728" table:formula="of:=IF([.$AD17];&quot;m&quot;;&quot;&quot;)" office:value-type="string" office:string-value="m" calcext:value-type="string">
            <text:p>m</text:p>
          </table:table-cell>
          <table:table-cell table:style-name="ce728"/>
          <table:table-cell table:style-name="ce85" table:number-columns-repeated="3"/>
          <table:table-cell table:style-name="ce341" table:number-columns-repeated="2"/>
          <table:table-cell table:style-name="ce85"/>
          <table:table-cell table:style-name="ce408" office:value-type="string" calcext:value-type="string">
            <text:p>algún Eₓ#0?</text:p>
          </table:table-cell>
          <table:table-cell table:style-name="ce408" office:value-type="string" calcext:value-type="string">
            <text:p>algún E<text:span text:style-name="T17"></text:span>#0?</text:p>
          </table:table-cell>
          <table:table-cell table:style-name="ce408" table:number-columns-repeated="3"/>
          <table:table-cell table:style-name="ce672" office:value-type="string" calcext:value-type="string">
            <text:p>Etiquetas</text:p>
          </table:table-cell>
          <table:table-cell table:style-name="ce682" office:value-type="string" calcext:value-type="string" table:number-columns-spanned="2" table:number-rows-spanned="1">
            <text:p>Recuadro</text:p>
          </table:table-cell>
          <table:covered-table-cell table:style-name="ce408"/>
          <table:table-cell table:style-name="ce408"/>
          <table:table-cell table:style-name="ce408" office:value-type="float" office:value="2" calcext:value-type="float">
            <text:p>2</text:p>
          </table:table-cell>
          <table:table-cell table:style-name="ce308" table:formula="of:=AND([.$U$12];[.$X4])" office:value-type="boolean" office:boolean-value="true" calcext:value-type="boolean">
            <text:p>VERDADERO</text:p>
          </table:table-cell>
          <table:table-cell table:style-name="ce408" table:number-columns-repeated="2"/>
          <table:table-cell table:style-name="ce85" table:number-columns-repeated="32"/>
        </table:table-row>
        <table:table-row table:style-name="ro4">
          <table:table-cell table:style-name="ce341"/>
          <table:table-cell table:style-name="ce586" table:formula="of:=IF([.$AD18];[.$Y$1]&amp;[.U6]&amp;&quot; = √&quot;;&quot;&quot;)">
            <text:p/>
          </table:table-cell>
          <table:table-cell table:style-name="ce597" table:formula="of:=IF([.$AD18];&quot;(&quot;&amp;[.$B$10];&quot;&quot;)">
            <text:p/>
          </table:table-cell>
          <table:table-cell table:style-name="ce610" table:formula="of:=IF([.$AD18];&quot;–&quot;;&quot;&quot;)">
            <text:p/>
          </table:table-cell>
          <table:table-cell table:style-name="ce597" table:formula="of:=IF([.$AD18];ENTREPARENT([.B8]);&quot;&quot;)">
            <text:p/>
          </table:table-cell>
          <table:table-cell table:style-name="ce633" table:formula="of:=IF([.$AD18];&quot;)² + (&quot;;&quot;&quot;)">
            <text:p/>
          </table:table-cell>
          <table:table-cell table:style-name="ce597" table:formula="of:=IF([.$AD18];[.$C$10];&quot;&quot;)">
            <text:p/>
          </table:table-cell>
          <table:table-cell table:style-name="ce610" table:formula="of:=IF([.$AD18];&quot;–&quot;;&quot;&quot;)">
            <text:p/>
          </table:table-cell>
          <table:table-cell table:style-name="ce689" table:formula="of:=IF([.$AD18];ENTREPARENT([.C8])&amp;IF([.$X6];&quot;)²&quot;;&quot;&quot;);&quot;&quot;)">
            <text:p/>
          </table:table-cell>
          <table:table-cell table:style-name="ce720" table:formula="of:=IF([.$AD18];&quot;=&quot;;&quot;&quot;)">
            <text:p/>
          </table:table-cell>
          <table:table-cell table:style-name="ce488" table:formula="of:=IF([.$AD18];NUMFORMA([.Y6];[.$U$1]);&quot;&quot;)">
            <text:p/>
          </table:table-cell>
          <table:table-cell table:style-name="ce728" table:formula="of:=IF([.$AD18];&quot;m&quot;;&quot;&quot;)">
            <text:p/>
          </table:table-cell>
          <table:table-cell table:style-name="ce728"/>
          <table:table-cell table:style-name="ce85" table:number-columns-repeated="3"/>
          <table:table-cell table:style-name="ce341" table:number-columns-repeated="2"/>
          <table:table-cell table:style-name="ce85"/>
          <table:table-cell table:style-name="ce408" table:formula="of:=LEN([.I19])+LEN([.I21])+LEN([.I23])+LEN([.I25])" office:value-type="float" office:value="23" calcext:value-type="float">
            <text:p>23</text:p>
          </table:table-cell>
          <table:table-cell table:style-name="ce408" table:formula="of:=LEN([.L19])+LEN([.L21])+LEN([.L23])+LEN([.L25])" office:value-type="float" office:value="1" calcext:value-type="float">
            <text:p>1</text:p>
          </table:table-cell>
          <table:table-cell table:style-name="ce408" table:number-columns-repeated="4"/>
          <table:table-cell table:style-name="ce408" table:formula="of:=[.W28]" office:value-type="float" office:value="-577.35026919" calcext:value-type="float">
            <text:p>-577,35026919</text:p>
          </table:table-cell>
          <table:table-cell table:style-name="ce408" table:formula="of:=[.Z17]" office:value-type="float" office:value="-577.35026919" calcext:value-type="float">
            <text:p>-577,35026919</text:p>
          </table:table-cell>
          <table:table-cell table:style-name="ce408"/>
          <table:table-cell table:style-name="ce408" office:value-type="float" office:value="3" calcext:value-type="float">
            <text:p>3</text:p>
          </table:table-cell>
          <table:table-cell table:style-name="ce308" table:formula="of:=AND([.$U$12];[.$X5])" office:value-type="boolean" office:boolean-value="true" calcext:value-type="boolean">
            <text:p>VERDADERO</text:p>
          </table:table-cell>
          <table:table-cell table:style-name="ce308" table:formula="of:=[.AD16]" office:value-type="boolean" office:boolean-value="true" calcext:value-type="boolean">
            <text:p>VERDADERO</text:p>
          </table:table-cell>
          <table:table-cell table:style-name="ce408" office:value-type="float" office:value="2" calcext:value-type="float">
            <text:p>2</text:p>
          </table:table-cell>
          <table:table-cell table:style-name="ce85" table:number-columns-repeated="32"/>
        </table:table-row>
        <table:table-row table:style-name="ro4">
          <table:table-cell table:style-name="ce458" table:formula="of:=IF([.U12];[.AF5]&amp;[.A10];&quot;&quot;)" office:value-type="string" office:string-value="Vector intensidade de campo electrostático creado por cada unha das cargas no punto A" calcext:value-type="string" table:number-columns-spanned="10" table:number-rows-spanned="1">
            <text:p>Vector intensidade de campo electrostático creado por cada unha das cargas no punto A</text:p>
          </table:table-cell>
          <table:covered-table-cell table:number-columns-repeated="9" table:style-name="ce341"/>
          <table:table-cell table:style-name="ce341" table:number-columns-repeated="3"/>
          <table:table-cell table:style-name="ce85" table:number-columns-repeated="3"/>
          <table:table-cell table:style-name="ce341" table:number-columns-repeated="2"/>
          <table:table-cell table:style-name="ce85"/>
          <table:table-cell table:style-name="ce408" table:number-columns-repeated="6"/>
          <table:table-cell table:style-name="ce408" table:formula="of:=[.Z17]" office:value-type="float" office:value="-577.35026919" calcext:value-type="float">
            <text:p>-577,35026919</text:p>
          </table:table-cell>
          <table:table-cell table:style-name="ce408" table:formula="of:=[.V28]" office:value-type="float" office:value="538.675134594676" calcext:value-type="float">
            <text:p>538,675134594676</text:p>
          </table:table-cell>
          <table:table-cell table:style-name="ce408"/>
          <table:table-cell table:style-name="ce408" office:value-type="float" office:value="4" calcext:value-type="float">
            <text:p>4</text:p>
          </table:table-cell>
          <table:table-cell table:style-name="ce308" table:formula="of:=AND([.$U$12];[.$X6])" office:value-type="boolean" office:boolean-value="false" calcext:value-type="boolean">
            <text:p>FALSO</text:p>
          </table:table-cell>
          <table:table-cell table:style-name="ce408" table:number-columns-repeated="2"/>
          <table:table-cell table:style-name="ce85" table:number-columns-repeated="32"/>
        </table:table-row>
        <table:table-row table:style-name="ro4">
          <table:table-cell table:style-name="ce571" table:formula="of:=IF([.$AE15];[.$Z$10]&amp;[.U3]&amp;&quot; =&quot;;&quot;&quot;)" office:value-type="string" office:string-value="𝙀⃗₁ =" calcext:value-type="string" table:number-columns-spanned="1" table:number-rows-spanned="2">
            <text:p>𝙀⃗₁ =</text:p>
          </table:table-cell>
          <table:table-cell table:style-name="ce587" table:formula="of:=IF([.$AE15];[.$E$3]&amp;&quot; · &quot;&amp;ENTREPARENT([.E5]);&quot;&quot;)" office:value-type="string" office:string-value="6,00·10⁹ · (-2,00·10⁻¹²)" calcext:value-type="string" table:number-columns-spanned="2" table:number-rows-spanned="1">
            <text:p>6,00·10⁹ · (-2,00·10⁻¹²)</text:p>
          </table:table-cell>
          <table:covered-table-cell table:style-name="ce592"/>
          <table:table-cell table:style-name="ce611" table:formula="of:=IF([.$AE15];&quot;(&quot;;&quot;&quot;)" office:value-type="string" office:string-value="(" calcext:value-type="string">
            <text:p>(</text:p>
          </table:table-cell>
          <table:table-cell table:style-name="ce592" table:formula="of:=IF([.$AE15];NUMFORMA([.AA3];[.$U$1]);&quot;&quot;)" office:value-type="string" office:string-value="-5,00·10⁻¹⁰" calcext:value-type="string">
            <text:p>-5,00·10⁻¹⁰</text:p>
          </table:table-cell>
          <table:table-cell table:style-name="ce634" table:formula="of:=IF([.$AE15];&quot;i&quot;&amp;IF([.AB3]&gt;=0;&quot; +&quot;;&quot; – &quot;);&quot;&quot;)" office:value-type="string" office:string-value="i +" calcext:value-type="string">
            <text:p>i +</text:p>
          </table:table-cell>
          <table:table-cell table:style-name="ce592" table:formula="of:=IF([.$AE15];NUMFORMA(ABS([.AB3]);[.$U$1]);&quot;&quot;)" office:value-type="string" office:string-value="0" calcext:value-type="string">
            <text:p>0</text:p>
          </table:table-cell>
          <table:table-cell table:style-name="ce652" table:formula="of:=IF([.$AE15];&quot;j )&quot;;&quot;&quot;)" office:value-type="string" office:string-value="j )" calcext:value-type="string">
            <text:p>j )</text:p>
          </table:table-cell>
          <table:table-cell table:style-name="ce694" table:formula="of:=IF(AND([.$AE15];[.AC3]&lt;&gt;0);&quot;= &quot;&amp;NUMFORMA([.AC3];[.$U$1]);&quot;&quot;)" office:value-type="string" office:string-value="= 4,80·10¹⁶" calcext:value-type="string" table:number-columns-spanned="1" table:number-rows-spanned="2">
            <text:p>= 4,80·10¹⁶</text:p>
          </table:table-cell>
          <table:table-cell table:style-name="ce725" table:formula="of:=IF([.$AE15];IF([.AC3]&lt;&gt;0;&quot;i&quot;&amp;IF([.AD3]&gt;0;&quot; +&quot;;&quot;&quot;);&quot;=&quot;);&quot;&quot;)" office:value-type="string" office:string-value="i" calcext:value-type="string" table:number-columns-spanned="1" table:number-rows-spanned="2">
            <text:p>i</text:p>
          </table:table-cell>
          <table:table-cell table:style-name="ce694" table:formula="of:=IF(AND([.$AE15];[.AD3]&lt;&gt;0);NUMFORMA([.AD3];[.$U$1]);&quot;&quot;)" table:number-columns-spanned="1" table:number-rows-spanned="2">
            <text:p/>
          </table:table-cell>
          <table:table-cell table:style-name="ce733" table:formula="of:=IF(AND([.$AE15];[.AD3]&lt;&gt;0);&quot;j&quot;;&quot;&quot;)" table:number-columns-spanned="1" table:number-rows-spanned="2">
            <text:p/>
          </table:table-cell>
          <table:table-cell table:style-name="ce752" table:formula="of:=IF(AND([.$AE15];[.Z3]);&quot;N/C&quot;;&quot;&quot;)" office:value-type="string" office:string-value="N/C" calcext:value-type="string" table:number-columns-spanned="1" table:number-rows-spanned="2">
            <text:p>N/C</text:p>
          </table:table-cell>
          <table:table-cell table:style-name="ce85" table:number-columns-repeated="3"/>
          <table:table-cell table:style-name="ce341" table:number-columns-repeated="2"/>
          <table:table-cell table:style-name="ce85"/>
          <table:table-cell table:style-name="ce408" table:number-columns-repeated="6"/>
          <table:table-cell table:style-name="ce408" table:formula="of:=[.AA18]" office:value-type="float" office:value="538.675134594676" calcext:value-type="float">
            <text:p>538,675134594676</text:p>
          </table:table-cell>
          <table:table-cell table:style-name="ce408" table:formula="of:=[.Z19]" office:value-type="float" office:value="538.675134594676" calcext:value-type="float">
            <text:p>538,675134594676</text:p>
          </table:table-cell>
          <table:table-cell table:style-name="ce408" table:number-columns-repeated="3"/>
          <table:table-cell table:style-name="ce308" table:formula="of:=[.AD17]" office:value-type="boolean" office:boolean-value="true" calcext:value-type="boolean">
            <text:p>VERDADERO</text:p>
          </table:table-cell>
          <table:table-cell table:style-name="ce408" office:value-type="float" office:value="3" calcext:value-type="float">
            <text:p>3</text:p>
          </table:table-cell>
          <table:table-cell table:style-name="ce85" table:number-columns-repeated="32"/>
        </table:table-row>
        <table:table-row table:style-name="ro4">
          <table:covered-table-cell table:style-name="ce574" table:formula="of:=IF([.$X4];&quot;E&quot;&amp;[.U4]&amp;&quot; =&quot;;&quot;&quot;)" office:value-type="string" office:string-value="E₂ =" calcext:value-type="string">
            <text:p>E₂ =</text:p>
          </table:covered-table-cell>
          <table:table-cell table:style-name="ce588" table:formula="of:=IF([.$AE15];ENTREPARENT([.K14];2);&quot;&quot;)" office:value-type="string" office:string-value="(5,00·10⁻¹⁰)²" calcext:value-type="string" table:number-columns-spanned="2" table:number-rows-spanned="1">
            <text:p>(5,00·10⁻¹⁰)²</text:p>
          </table:table-cell>
          <table:covered-table-cell table:style-name="ce488"/>
          <table:table-cell table:style-name="ce612"/>
          <table:table-cell table:style-name="ce619"/>
          <table:table-cell table:style-name="ce636" table:formula="of:=IF([.$AE15];[.K14];&quot;&quot;)" office:value-type="string" office:string-value="5,00·10⁻¹⁰" calcext:value-type="string">
            <text:p>5,00·10⁻¹⁰</text:p>
          </table:table-cell>
          <table:table-cell table:style-name="ce636" table:number-columns-repeated="2"/>
          <table:covered-table-cell table:number-columns-repeated="3" table:style-name="ce695"/>
          <table:covered-table-cell table:number-columns-repeated="2" table:style-name="ce737"/>
          <table:table-cell table:style-name="ce606"/>
          <table:table-cell table:style-name="ce85" table:number-columns-repeated="2"/>
          <table:table-cell table:style-name="ce341" table:number-columns-repeated="2"/>
          <table:table-cell table:style-name="ce85"/>
          <table:table-cell table:style-name="ce408" table:number-columns-repeated="5"/>
          <table:table-cell table:style-name="ce408" office:value-type="string" calcext:value-type="string">
            <text:p>Puntos</text:p>
          </table:table-cell>
          <table:table-cell table:style-name="ce408" table:formula="of:=[.Z19]" office:value-type="float" office:value="538.675134594676" calcext:value-type="float">
            <text:p>538,675134594676</text:p>
          </table:table-cell>
          <table:table-cell table:style-name="ce408" table:formula="of:=[.AA17]" office:value-type="float" office:value="-577.35026919" calcext:value-type="float">
            <text:p>-577,35026919</text:p>
          </table:table-cell>
          <table:table-cell table:style-name="ce408" table:number-columns-repeated="5"/>
          <table:table-cell table:style-name="ce85" table:number-columns-repeated="32"/>
        </table:table-row>
        <table:table-row table:style-name="ro4">
          <table:table-cell table:style-name="ce571" table:formula="of:=IF([.$AE17];[.$Z$10]&amp;[.U4]&amp;&quot; =&quot;;&quot;&quot;)" office:value-type="string" office:string-value="𝙀⃗₂ =" calcext:value-type="string" table:number-columns-spanned="1" table:number-rows-spanned="2">
            <text:p>𝙀⃗₂ =</text:p>
          </table:table-cell>
          <table:table-cell table:style-name="ce587" table:formula="of:=IF([.$AE17];[.$E$3]&amp;&quot; · &quot;&amp;ENTREPARENT([.E6]);&quot;&quot;)" office:value-type="string" office:string-value="6,00·10⁹ · (-2,00·10⁻¹²)" calcext:value-type="string" table:number-columns-spanned="2" table:number-rows-spanned="1">
            <text:p>6,00·10⁹ · (-2,00·10⁻¹²)</text:p>
          </table:table-cell>
          <table:covered-table-cell table:style-name="ce592"/>
          <table:table-cell table:style-name="ce611" table:formula="of:=IF([.$AE17];&quot;(&quot;;&quot;&quot;)" office:value-type="string" office:string-value="(" calcext:value-type="string">
            <text:p>(</text:p>
          </table:table-cell>
          <table:table-cell table:style-name="ce592" table:formula="of:=IF([.$AE17];NUMFORMA([.AA4];[.$U$1]);&quot;&quot;)" office:value-type="string" office:string-value="5,00·10⁻¹⁰" calcext:value-type="string">
            <text:p>5,00·10⁻¹⁰</text:p>
          </table:table-cell>
          <table:table-cell table:style-name="ce634" table:formula="of:=IF([.$AE17];&quot;i&quot;&amp;IF([.AB4]&gt;=0;&quot; +&quot;;&quot; – &quot;);&quot;&quot;)" office:value-type="string" office:string-value="i +" calcext:value-type="string">
            <text:p>i +</text:p>
          </table:table-cell>
          <table:table-cell table:style-name="ce592" table:formula="of:=IF([.$AE17];NUMFORMA(ABS([.AB4]);[.$U$1]);&quot;&quot;)" office:value-type="string" office:string-value="0" calcext:value-type="string">
            <text:p>0</text:p>
          </table:table-cell>
          <table:table-cell table:style-name="ce652" table:formula="of:=IF([.$AE17];&quot;j )&quot;;&quot;&quot;)" office:value-type="string" office:string-value="j )" calcext:value-type="string">
            <text:p>j )</text:p>
          </table:table-cell>
          <table:table-cell table:style-name="ce694" table:formula="of:=IF(AND([.$AE17];[.AC4]&lt;&gt;0);&quot;= &quot;&amp;NUMFORMA([.AC4];[.$U$1]);&quot;&quot;)" office:value-type="string" office:string-value="= -4,80·10¹⁶" calcext:value-type="string" table:number-columns-spanned="1" table:number-rows-spanned="2">
            <text:p>= -4,80·10¹⁶</text:p>
          </table:table-cell>
          <table:table-cell table:style-name="ce725" table:formula="of:=IF([.$AE17];IF([.AC4]&lt;&gt;0;&quot;i&quot;&amp;IF([.AD4]&gt;0;&quot; +&quot;;&quot;&quot;);&quot;=&quot;);&quot;&quot;)" office:value-type="string" office:string-value="i" calcext:value-type="string" table:number-columns-spanned="1" table:number-rows-spanned="2">
            <text:p>i</text:p>
          </table:table-cell>
          <table:table-cell table:style-name="ce694" table:formula="of:=IF(AND([.$AE17];[.AD4]&lt;&gt;0);NUMFORMA([.AD4];[.$U$1]);&quot;&quot;)" table:number-columns-spanned="1" table:number-rows-spanned="2">
            <text:p/>
          </table:table-cell>
          <table:table-cell table:style-name="ce733" table:formula="of:=IF(AND([.$AE17];[.AD4]&lt;&gt;0);&quot;j&quot;;&quot;&quot;)" table:number-columns-spanned="1" table:number-rows-spanned="2">
            <text:p/>
          </table:table-cell>
          <table:table-cell table:style-name="ce752" table:formula="of:=IF(AND([.$AE17];[.Z4]);&quot;N/C&quot;;&quot;&quot;)" office:value-type="string" office:string-value="N/C" calcext:value-type="string" table:number-columns-spanned="1" table:number-rows-spanned="2">
            <text:p>N/C</text:p>
          </table:table-cell>
          <table:table-cell table:style-name="ce85" table:number-columns-repeated="3"/>
          <table:table-cell table:style-name="ce341" table:number-columns-repeated="2"/>
          <table:table-cell table:style-name="ce85"/>
          <table:table-cell table:style-name="ce408"/>
          <table:table-cell table:style-name="ce408" office:value-type="string" calcext:value-type="string">
            <text:p>Representación</text:p>
          </table:table-cell>
          <table:table-cell table:style-name="ce426" office:value-type="string" calcext:value-type="string">
            <text:p>máx</text:p>
          </table:table-cell>
          <table:table-cell table:style-name="ce426" office:value-type="string" calcext:value-type="string">
            <text:p>mín</text:p>
          </table:table-cell>
          <table:table-cell table:style-name="ce408"/>
          <table:table-cell table:style-name="ce672" table:formula="of:=[.A10]" office:value-type="string" office:string-value="A" calcext:value-type="string">
            <text:p>A</text:p>
          </table:table-cell>
          <table:table-cell table:style-name="ce408" table:formula="of:=[.V9]*[.$U$28]" office:value-type="float" office:value="0" calcext:value-type="float">
            <text:p>0</text:p>
          </table:table-cell>
          <table:table-cell table:style-name="ce145"/>
          <table:table-cell table:style-name="ce408" table:formula="of:=[.W9]*[.$U$28]" office:value-type="float" office:value="288.675134595" calcext:value-type="float">
            <text:p>288,675134595</text:p>
          </table:table-cell>
          <table:table-cell table:style-name="ce408" table:number-columns-repeated="2"/>
          <table:table-cell table:style-name="ce308" table:formula="of:=[.AD18]" office:value-type="boolean" office:boolean-value="false" calcext:value-type="boolean">
            <text:p>FALSO</text:p>
          </table:table-cell>
          <table:table-cell table:style-name="ce408" office:value-type="float" office:value="4" calcext:value-type="float">
            <text:p>4</text:p>
          </table:table-cell>
          <table:table-cell table:style-name="ce85" table:number-columns-repeated="32"/>
        </table:table-row>
        <table:table-row table:style-name="ro4">
          <table:covered-table-cell table:style-name="ce574" table:formula="of:=IF([.$X6];&quot;E&quot;&amp;[.U6]&amp;&quot; =&quot;;&quot;&quot;)">
            <text:p/>
          </table:covered-table-cell>
          <table:table-cell table:style-name="ce589" table:formula="of:=IF([.$AE17];ENTREPARENT([.K15];2);&quot;&quot;)" office:value-type="string" office:string-value="(5,00·10⁻¹⁰)²" calcext:value-type="string" table:number-columns-spanned="2" table:number-rows-spanned="1">
            <text:p>(5,00·10⁻¹⁰)²</text:p>
          </table:table-cell>
          <table:covered-table-cell table:style-name="ce488"/>
          <table:table-cell table:style-name="ce612"/>
          <table:table-cell table:style-name="ce621"/>
          <table:table-cell table:style-name="ce637" table:formula="of:=IF([.$AE17];[.K15];&quot;&quot;)" office:value-type="string" office:string-value="5,00·10⁻¹⁰" calcext:value-type="string">
            <text:p>5,00·10⁻¹⁰</text:p>
          </table:table-cell>
          <table:table-cell table:style-name="ce637" table:number-columns-repeated="2"/>
          <table:covered-table-cell table:number-columns-repeated="3" table:style-name="ce695"/>
          <table:covered-table-cell table:number-columns-repeated="2" table:style-name="ce737"/>
          <table:table-cell table:style-name="ce85" table:number-columns-repeated="3"/>
          <table:table-cell table:style-name="ce341" table:number-columns-repeated="2"/>
          <table:table-cell table:style-name="ce85"/>
          <table:table-cell table:style-name="ce408"/>
          <table:table-cell table:style-name="ce408" office:value-type="string" calcext:value-type="string">
            <text:p>Campo</text:p>
          </table:table-cell>
          <table:table-cell table:style-name="ce450" table:formula="of:=MAX([.Z3:.Z7];[.AC3:.AD7])" office:value-type="float" office:value="4.8E+016" calcext:value-type="float">
            <text:p>4,80E+016</text:p>
          </table:table-cell>
          <table:table-cell table:style-name="ce450" table:formula="of:=MIN([.Z3:.Z7];[.AC3:.AD7])" office:value-type="float" office:value="-4.8E+016" calcext:value-type="float">
            <text:p>-4,80E+016</text:p>
          </table:table-cell>
          <table:table-cell table:style-name="ce408" table:formula="of:=MAX(ABS([.V22]);ABS([.W22]))" office:value-type="float" office:value="4.8E+016" calcext:value-type="float">
            <text:p>4,8E+016</text:p>
          </table:table-cell>
          <table:table-cell table:style-name="ce677" table:formula="of:=[.A5]" office:value-type="string" office:string-value="𝘘₁" calcext:value-type="string">
            <text:p>𝘘₁</text:p>
          </table:table-cell>
          <table:table-cell table:style-name="ce408" table:formula="of:=IF(LEN([.B5]);[.V3]*[.$U$28];&quot;&quot;)" office:value-type="float" office:value="500" calcext:value-type="float">
            <text:p>500</text:p>
          </table:table-cell>
          <table:table-cell table:style-name="ce145"/>
          <table:table-cell table:style-name="ce408" table:formula="of:=IF(LEN([.C5]);[.W3]*[.$U$28];&quot;&quot;)" office:value-type="float" office:value="288.675134595" calcext:value-type="float">
            <text:p>288,675134595</text:p>
          </table:table-cell>
          <table:table-cell table:style-name="ce408" table:number-columns-repeated="4"/>
          <table:table-cell table:style-name="ce85" table:number-columns-repeated="32"/>
        </table:table-row>
        <table:table-row table:style-name="ro4">
          <table:table-cell table:style-name="ce571" table:formula="of:=IF([.$AE19];[.$Z$10]&amp;[.U5]&amp;&quot; =&quot;;&quot;&quot;)" office:value-type="string" office:string-value="𝙀⃗₃ =" calcext:value-type="string" table:number-columns-spanned="1" table:number-rows-spanned="2">
            <text:p>𝙀⃗₃ =</text:p>
          </table:table-cell>
          <table:table-cell table:style-name="ce587" table:formula="of:=IF([.$AE19];[.$E$3]&amp;&quot; · &quot;&amp;ENTREPARENT([.E7]);&quot;&quot;)" office:value-type="string" office:string-value="6,00·10⁹ · 3,00·10⁻¹²" calcext:value-type="string" table:number-columns-spanned="2" table:number-rows-spanned="1">
            <text:p>6,00·10⁹ · 3,00·10⁻¹²</text:p>
          </table:table-cell>
          <table:covered-table-cell table:style-name="ce592"/>
          <table:table-cell table:style-name="ce611" table:formula="of:=IF([.$AE19];&quot;(&quot;;&quot;&quot;)" office:value-type="string" office:string-value="(" calcext:value-type="string">
            <text:p>(</text:p>
          </table:table-cell>
          <table:table-cell table:style-name="ce592" table:formula="of:=IF([.$AE19];NUMFORMA([.AA5];[.$U$1]);&quot;&quot;)" office:value-type="string" office:string-value="0" calcext:value-type="string">
            <text:p>0</text:p>
          </table:table-cell>
          <table:table-cell table:style-name="ce634" table:formula="of:=IF([.$AE19];&quot;i&quot;&amp;IF([.AB5]&gt;=0;&quot; +&quot;;&quot; – &quot;);&quot;&quot;)" office:value-type="string" office:string-value="i +" calcext:value-type="string">
            <text:p>i +</text:p>
          </table:table-cell>
          <table:table-cell table:style-name="ce592" table:formula="of:=IF([.$AE19];NUMFORMA(ABS([.AB5]);[.$U$1]);&quot;&quot;)" office:value-type="string" office:string-value="8,66·10⁻¹⁰" calcext:value-type="string">
            <text:p>8,66·10⁻¹⁰</text:p>
          </table:table-cell>
          <table:table-cell table:style-name="ce652" table:formula="of:=IF([.$AE19];&quot;j )&quot;;&quot;&quot;)" office:value-type="string" office:string-value="j )" calcext:value-type="string">
            <text:p>j )</text:p>
          </table:table-cell>
          <table:table-cell table:style-name="ce694" table:formula="of:=IF(AND([.$AE19];[.AC5]&lt;&gt;0);&quot;= &quot;&amp;NUMFORMA([.AC5];[.$U$1]);&quot;&quot;)" table:number-columns-spanned="1" table:number-rows-spanned="2">
            <text:p/>
          </table:table-cell>
          <table:table-cell table:style-name="ce725" table:formula="of:=IF([.$AE19];IF([.AC5]&lt;&gt;0;&quot;i&quot;&amp;IF([.AD5]&gt;0;&quot; +&quot;;&quot;&quot;);&quot;=&quot;);&quot;&quot;)" office:value-type="string" office:string-value="=" calcext:value-type="string" table:number-columns-spanned="1" table:number-rows-spanned="2">
            <text:p>=</text:p>
          </table:table-cell>
          <table:table-cell table:style-name="ce694" table:formula="of:=IF(AND([.$AE19];[.AD5]&lt;&gt;0);NUMFORMA([.AD5];[.$U$1]);&quot;&quot;)" office:value-type="string" office:string-value="2,40·10¹⁶" calcext:value-type="string" table:number-columns-spanned="1" table:number-rows-spanned="2">
            <text:p>2,40·10¹⁶</text:p>
          </table:table-cell>
          <table:table-cell table:style-name="ce733" table:formula="of:=IF(AND([.$AE19];[.AD5]&lt;&gt;0);&quot;j&quot;;&quot;&quot;)" office:value-type="string" office:string-value="j" calcext:value-type="string" table:number-columns-spanned="1" table:number-rows-spanned="2">
            <text:p>j</text:p>
          </table:table-cell>
          <table:table-cell table:style-name="ce752" table:formula="of:=IF(AND([.$AE19];[.Z5]);&quot;N/C&quot;;&quot;&quot;)" office:value-type="string" office:string-value="N/C" calcext:value-type="string" table:number-columns-spanned="1" table:number-rows-spanned="2">
            <text:p>N/C</text:p>
          </table:table-cell>
          <table:table-cell table:style-name="ce85" table:number-columns-repeated="3"/>
          <table:table-cell table:style-name="ce341" table:number-columns-repeated="2"/>
          <table:table-cell table:style-name="ce85"/>
          <table:table-cell table:style-name="ce408"/>
          <table:table-cell table:style-name="ce408" office:value-type="string" calcext:value-type="string">
            <text:p>Coord x</text:p>
          </table:table-cell>
          <table:table-cell table:style-name="ce408" table:formula="of:=MAX([.V3:.V6];[.V9])" office:value-type="float" office:value="0.0000000005" calcext:value-type="float">
            <text:p>5E-10</text:p>
          </table:table-cell>
          <table:table-cell table:style-name="ce408" table:formula="of:=MIN([.V3:.V6];[.V9])" office:value-type="float" office:value="-0.0000000005" calcext:value-type="float">
            <text:p>-5E-10</text:p>
          </table:table-cell>
          <table:table-cell table:style-name="ce408" table:formula="of:=MAX([.V23]-[.W23];[.V24]-[.W24])" office:value-type="float" office:value="0.000000001" calcext:value-type="float">
            <text:p>0,000000001</text:p>
          </table:table-cell>
          <table:table-cell table:style-name="ce677" table:formula="of:=[.A6]" office:value-type="string" office:string-value="𝘘₂" calcext:value-type="string">
            <text:p>𝘘₂</text:p>
          </table:table-cell>
          <table:table-cell table:style-name="ce408" table:formula="of:=IF(LEN([.B6]);[.V4]*[.$U$28];&quot;&quot;)" office:value-type="float" office:value="-500" calcext:value-type="float">
            <text:p>-500</text:p>
          </table:table-cell>
          <table:table-cell table:style-name="ce145"/>
          <table:table-cell table:style-name="ce408" table:formula="of:=IF(LEN([.C6]);[.W4]*[.$U$28];&quot;&quot;)" office:value-type="float" office:value="288.675134595" calcext:value-type="float">
            <text:p>288,675134595</text:p>
          </table:table-cell>
          <table:table-cell table:style-name="ce408" table:number-columns-repeated="4"/>
          <table:table-cell table:style-name="ce85" table:number-columns-repeated="32"/>
        </table:table-row>
        <table:table-row table:style-name="ro4">
          <table:covered-table-cell table:style-name="ce574" table:formula="of:=IF([.$X8];&quot;E&quot;&amp;[.U8]&amp;&quot; =&quot;;&quot;&quot;)" office:value-type="string" office:string-value="EB =" calcext:value-type="string">
            <text:p>EB =</text:p>
          </table:covered-table-cell>
          <table:table-cell table:style-name="ce590" table:formula="of:=IF([.$AE19];ENTREPARENT([.K16];2);&quot;&quot;)" office:value-type="string" office:string-value="(8,66·10⁻¹⁰)²" calcext:value-type="string" table:number-columns-spanned="2" table:number-rows-spanned="1">
            <text:p>(8,66·10⁻¹⁰)²</text:p>
          </table:table-cell>
          <table:covered-table-cell table:style-name="ce488"/>
          <table:table-cell table:style-name="ce612"/>
          <table:table-cell table:style-name="ce622"/>
          <table:table-cell table:style-name="ce639" table:formula="of:=IF([.$AE19];[.K16];&quot;&quot;)" office:value-type="string" office:string-value="8,66·10⁻¹⁰" calcext:value-type="string">
            <text:p>8,66·10⁻¹⁰</text:p>
          </table:table-cell>
          <table:table-cell table:style-name="ce639" table:number-columns-repeated="2"/>
          <table:covered-table-cell table:number-columns-repeated="3" table:style-name="ce695"/>
          <table:covered-table-cell table:number-columns-repeated="2" table:style-name="ce737"/>
          <table:table-cell table:style-name="ce85" table:number-columns-repeated="3"/>
          <table:table-cell table:style-name="ce341" table:number-columns-repeated="2"/>
          <table:table-cell table:style-name="ce85"/>
          <table:table-cell table:style-name="ce408"/>
          <table:table-cell table:style-name="ce408" office:value-type="string" calcext:value-type="string">
            <text:p>Coord y</text:p>
          </table:table-cell>
          <table:table-cell table:style-name="ce408" table:formula="of:=MAX([.W3:.W6];[.W9])" office:value-type="float" office:value="0.0000000002886751346" calcext:value-type="float">
            <text:p>2,88675134595E-10</text:p>
          </table:table-cell>
          <table:table-cell table:style-name="ce408" table:formula="of:=MIN([.W3:.W6];[.W9])" office:value-type="float" office:value="-0.00000000057735026919" calcext:value-type="float">
            <text:p>-5,7735026919E-10</text:p>
          </table:table-cell>
          <table:table-cell table:style-name="ce408"/>
          <table:table-cell table:style-name="ce677" table:formula="of:=[.A7]" office:value-type="string" office:string-value="𝘘₃" calcext:value-type="string">
            <text:p>𝘘₃</text:p>
          </table:table-cell>
          <table:table-cell table:style-name="ce408" table:formula="of:=IF(LEN([.B7]);[.V5]*[.$U$28];&quot;&quot;)" office:value-type="float" office:value="0" calcext:value-type="float">
            <text:p>0</text:p>
          </table:table-cell>
          <table:table-cell table:style-name="ce145"/>
          <table:table-cell table:style-name="ce408" table:formula="of:=IF(LEN([.C7]);[.W5]*[.$U$28];&quot;&quot;)" office:value-type="float" office:value="-577.35026919" calcext:value-type="float">
            <text:p>-577,35026919</text:p>
          </table:table-cell>
          <table:table-cell table:style-name="ce408" table:number-columns-repeated="4"/>
          <table:table-cell table:style-name="ce85" table:number-columns-repeated="32"/>
        </table:table-row>
        <table:table-row table:style-name="ro4">
          <table:table-cell table:style-name="ce571" table:formula="of:=IF([.$AE21];[.$Z$10]&amp;[.U6]&amp;&quot; =&quot;;&quot;&quot;)" table:number-columns-spanned="1" table:number-rows-spanned="2">
            <text:p/>
          </table:table-cell>
          <table:table-cell table:style-name="ce587" table:formula="of:=IF([.$AE21];[.$E$3]&amp;&quot; · &quot;&amp;ENTREPARENT([.E8]);&quot;&quot;)" table:number-columns-spanned="2" table:number-rows-spanned="1">
            <text:p/>
          </table:table-cell>
          <table:covered-table-cell table:style-name="ce592"/>
          <table:table-cell table:style-name="ce611" table:formula="of:=IF([.$AE21];&quot;(&quot;;&quot;&quot;)">
            <text:p/>
          </table:table-cell>
          <table:table-cell table:style-name="ce592" table:formula="of:=IF([.$AE21];NUMFORMA([.AA6];[.$U$1]);&quot;&quot;)">
            <text:p/>
          </table:table-cell>
          <table:table-cell table:style-name="ce634" table:formula="of:=IF([.$AE21];&quot;i&quot;&amp;IF([.AB6]&gt;=0;&quot; +&quot;;&quot; – &quot;);&quot;&quot;)">
            <text:p/>
          </table:table-cell>
          <table:table-cell table:style-name="ce592" table:formula="of:=IF([.$AE21];NUMFORMA(ABS([.AB6]);[.$U$1]);&quot;&quot;)">
            <text:p/>
          </table:table-cell>
          <table:table-cell table:style-name="ce652" table:formula="of:=IF([.$AE21];&quot;j )&quot;;&quot;&quot;)">
            <text:p/>
          </table:table-cell>
          <table:table-cell table:style-name="ce694" table:formula="of:=IF(AND([.$AE21];[.AC6]&lt;&gt;0);&quot;= &quot;&amp;NUMFORMA([.AC6];[.$U$1]);&quot;&quot;)" table:number-columns-spanned="1" table:number-rows-spanned="2">
            <text:p/>
          </table:table-cell>
          <table:table-cell table:style-name="ce725" table:formula="of:=IF([.$AE21];IF([.AC6]&lt;&gt;0;&quot;i&quot;&amp;IF([.AD6]&gt;0;&quot; +&quot;;&quot;&quot;);&quot;=&quot;);&quot;&quot;)" table:number-columns-spanned="1" table:number-rows-spanned="2">
            <text:p/>
          </table:table-cell>
          <table:table-cell table:style-name="ce694" table:formula="of:=IF(AND([.$AE21];[.AD6]&lt;&gt;0);NUMFORMA([.AD6];[.$U$1]);&quot;&quot;)" table:number-columns-spanned="1" table:number-rows-spanned="2">
            <text:p/>
          </table:table-cell>
          <table:table-cell table:style-name="ce733" table:formula="of:=IF(AND([.$AE21];[.AD6]&lt;&gt;0);&quot;j&quot;;&quot;&quot;)" table:number-columns-spanned="1" table:number-rows-spanned="2">
            <text:p/>
          </table:table-cell>
          <table:table-cell table:style-name="ce752" table:formula="of:=IF(AND([.$AE21];[.Z6]);&quot;N/C&quot;;&quot;&quot;)" table:number-columns-spanned="1" table:number-rows-spanned="2">
            <text:p/>
          </table:table-cell>
          <table:table-cell table:style-name="ce85" table:number-columns-repeated="3"/>
          <table:table-cell table:style-name="ce341" table:number-columns-repeated="2"/>
          <table:table-cell table:style-name="ce85"/>
          <table:table-cell table:style-name="ce408"/>
          <table:table-cell table:style-name="ce408" office:value-type="string" calcext:value-type="string">
            <text:p>Factor</text:p>
          </table:table-cell>
          <table:table-cell table:style-name="ce408" office:value-type="float" office:value="0.5" calcext:value-type="float">
            <text:p>0,5</text:p>
          </table:table-cell>
          <table:table-cell table:style-name="ce408" office:value-type="string" calcext:value-type="string">
            <text:p>Conversor</text:p>
          </table:table-cell>
          <table:table-cell table:style-name="ce450" table:formula="of:=[.X23]/[.X22]*[.V25]*[.U28]" office:value-type="float" office:value="0.00000000000001041667" calcext:value-type="float">
            <text:p>1,04E-014</text:p>
          </table:table-cell>
          <table:table-cell table:style-name="ce677" table:formula="of:=[.A8]">
            <text:p/>
          </table:table-cell>
          <table:table-cell table:style-name="ce408" table:formula="of:=IF(LEN([.B8]);[.V6]*[.$U$28];&quot;&quot;)">
            <text:p/>
          </table:table-cell>
          <table:table-cell table:style-name="ce145"/>
          <table:table-cell table:style-name="ce408" table:formula="of:=IF(LEN([.C8]);[.W6]*[.$U$28];&quot;&quot;)">
            <text:p/>
          </table:table-cell>
          <table:table-cell table:style-name="ce408" table:number-columns-repeated="2"/>
          <table:table-cell table:style-name="ce408" office:value-type="string" calcext:value-type="string">
            <text:p>ángulos</text:p>
          </table:table-cell>
          <table:table-cell table:style-name="ce408"/>
          <table:table-cell table:style-name="ce85" table:number-columns-repeated="32"/>
        </table:table-row>
        <table:table-row table:style-name="ro4">
          <table:covered-table-cell table:style-name="ce574" table:formula="of:=IF([.$X10];&quot;E&quot;&amp;[.U11]&amp;&quot; =&quot;;&quot;&quot;)" office:value-type="string" office:string-value="E0 =" calcext:value-type="string">
            <text:p>E0 =</text:p>
          </table:covered-table-cell>
          <table:table-cell table:style-name="ce591" table:formula="of:=IF([.$AE21];ENTREPARENT([.K17];2);&quot;&quot;)" table:number-columns-spanned="2" table:number-rows-spanned="1">
            <text:p/>
          </table:table-cell>
          <table:covered-table-cell table:style-name="ce488"/>
          <table:table-cell table:style-name="ce612"/>
          <table:table-cell table:style-name="ce623"/>
          <table:table-cell table:style-name="ce640" table:formula="of:=IF([.$AE21];[.K17];&quot;&quot;)">
            <text:p/>
          </table:table-cell>
          <table:table-cell table:style-name="ce640" table:number-columns-repeated="2"/>
          <table:covered-table-cell table:number-columns-repeated="3" table:style-name="ce695"/>
          <table:covered-table-cell table:number-columns-repeated="2" table:style-name="ce737"/>
          <table:table-cell table:style-name="ce85" table:number-columns-repeated="3"/>
          <table:table-cell table:style-name="ce341" table:number-columns-repeated="2"/>
          <table:table-cell table:style-name="ce85"/>
          <table:table-cell table:style-name="ce408"/>
          <table:table-cell table:style-name="ce408" office:value-type="string" calcext:value-type="string">
            <text:p>Gráfico x</text:p>
          </table:table-cell>
          <table:table-cell table:style-name="ce408" table:formula="of:=MAX([.Z21:.Z35])" office:value-type="float" office:value="500" calcext:value-type="float">
            <text:p>500</text:p>
          </table:table-cell>
          <table:table-cell table:style-name="ce408" table:formula="of:=MIN([.Z21:.Z35])" office:value-type="float" office:value="-500" calcext:value-type="float">
            <text:p>-500</text:p>
          </table:table-cell>
          <table:table-cell table:style-name="ce408" table:number-columns-repeated="2"/>
          <table:table-cell table:style-name="ce408" table:formula="of:=[.$Z$21]" office:value-type="float" office:value="0" calcext:value-type="float">
            <text:p>0</text:p>
          </table:table-cell>
          <table:table-cell table:style-name="ce145"/>
          <table:table-cell table:style-name="ce408"/>
          <table:table-cell table:style-name="ce408" table:formula="of:=[.$AB$21]" office:value-type="float" office:value="288.675134595" calcext:value-type="float">
            <text:p>288,675134595</text:p>
          </table:table-cell>
          <table:table-cell table:style-name="ce408"/>
          <table:table-cell table:style-name="ce408" table:formula="of:=ATAN2([.Z27]-[.Z26];[.AC27]-[.AC26])" office:value-type="float" office:value="0" calcext:value-type="float">
            <text:p>0</text:p>
          </table:table-cell>
          <table:table-cell table:style-name="ce408"/>
          <table:table-cell table:style-name="ce85" table:number-columns-repeated="32"/>
        </table:table-row>
        <table:table-row table:style-name="ro4">
          <table:table-cell table:style-name="ce458" table:formula="of:=IF([.U12];[.AF6]&amp;[.A10];&quot;&quot;)" office:value-type="string" office:string-value="Vector intensidade de campo electrostático resultante no punto A" calcext:value-type="string" table:number-columns-spanned="8" table:number-rows-spanned="1">
            <text:p>Vector intensidade de campo electrostático resultante no punto A</text:p>
          </table:table-cell>
          <table:covered-table-cell table:number-columns-repeated="7" table:style-name="ce341"/>
          <table:table-cell table:style-name="ce341" table:number-columns-repeated="5"/>
          <table:table-cell table:style-name="ce770" office:value-type="string" calcext:value-type="string">
            <text:p>Módulo</text:p>
          </table:table-cell>
          <table:table-cell table:style-name="ce770"/>
          <table:table-cell table:style-name="ce341" table:number-columns-repeated="3"/>
          <table:table-cell table:style-name="ce85"/>
          <table:table-cell table:style-name="ce408"/>
          <table:table-cell table:style-name="ce408" office:value-type="string" calcext:value-type="string">
            <text:p>Gráfico y</text:p>
          </table:table-cell>
          <table:table-cell table:style-name="ce408" table:formula="of:=MAX([.AB21:.AB25];[.AC26:.AC33];[.AD50:.AD51])" office:value-type="float" office:value="538.675134594676" calcext:value-type="float">
            <text:p>538,675134594676</text:p>
          </table:table-cell>
          <table:table-cell table:style-name="ce408" table:formula="of:=MIN([.AB21:.AB25];[.AC26:.AC33];[.AD50:.AD51])" office:value-type="float" office:value="-577.35026919" calcext:value-type="float">
            <text:p>-577,35026919</text:p>
          </table:table-cell>
          <table:table-cell table:style-name="ce408"/>
          <table:table-cell table:style-name="ce408" table:formula="of:=[.A19]" office:value-type="string" office:string-value="𝙀⃗₁ =" calcext:value-type="string">
            <text:p>𝙀⃗₁ =</text:p>
          </table:table-cell>
          <table:table-cell table:style-name="ce408" table:formula="of:=[.Z26]+[.AC3]*[.$X$25]" office:value-type="float" office:value="500" calcext:value-type="float">
            <text:p>500</text:p>
          </table:table-cell>
          <table:table-cell table:style-name="ce145"/>
          <table:table-cell table:style-name="ce408"/>
          <table:table-cell table:style-name="ce408" table:formula="of:=[.AC26]+[.AD3]*[.$X$25]" office:value-type="float" office:value="288.675134595" calcext:value-type="float">
            <text:p>288,675134595</text:p>
          </table:table-cell>
          <table:table-cell table:style-name="ce408" table:number-columns-repeated="3"/>
          <table:table-cell table:style-name="ce85" table:number-columns-repeated="32"/>
        </table:table-row>
        <table:table-row table:style-name="ro4">
          <table:table-cell table:style-name="ce575"/>
          <table:table-cell table:style-name="ce341"/>
          <table:table-cell table:style-name="ce600" table:number-columns-repeated="5"/>
          <table:table-cell table:style-name="ce653" table:formula="of:=IF(AND([.$U$12];[.$X$10]);[.Z10]&amp;&quot;(&quot;&amp;[.U9]&amp;&quot;) =&quot;;&quot;&quot;)" office:value-type="string" office:string-value="𝙀⃗(A) =" calcext:value-type="string">
            <text:p>𝙀⃗(A) =</text:p>
          </table:table-cell>
          <table:table-cell table:style-name="ce373" table:formula="of:=IF(AND([.$U$12];[.$X$10]);IF([.AC7]&lt;&gt;0;NUMFORMA([.AC7];[.$U$1]);IF([.T17];&quot;0&quot;;&quot;&quot;));&quot;&quot;)" office:value-type="string" office:string-value="0" calcext:value-type="string">
            <text:p>0</text:p>
          </table:table-cell>
          <table:table-cell table:style-name="ce726" table:formula="of:=IF(AND([.$U$12];[.$X$10];[.$T$17]);&quot;i&quot;&amp;IF(AND([.AD7]&gt;=0;[.U17]);&quot; +&quot;;&quot;&quot;);&quot;&quot;)" office:value-type="string" office:string-value="i +" calcext:value-type="string">
            <text:p>i +</text:p>
          </table:table-cell>
          <table:table-cell table:style-name="ce373" table:formula="of:=IF(AND([.$U$12];[.$X$10]);IF([.AD7]&lt;&gt;0;NUMFORMA([.AD7];[.$U$1]);IF([.U17];&quot;0&quot;;&quot;&quot;));&quot;&quot;)" office:value-type="string" office:string-value="2,40·10¹⁶" calcext:value-type="string">
            <text:p>2,40·10¹⁶</text:p>
          </table:table-cell>
          <table:table-cell table:style-name="ce738" table:formula="of:=IF(AND([.$U$12];[.$X$10];[.$U$17]);&quot;j&quot;;&quot;&quot;)" office:value-type="string" office:string-value="j" calcext:value-type="string">
            <text:p>j</text:p>
          </table:table-cell>
          <table:table-cell table:style-name="ce756" table:formula="of:=IF(AND([.$U$12];[.$X$10]);&quot;N/C&quot;;&quot;&quot;)" office:value-type="string" office:string-value="N/C" calcext:value-type="string">
            <text:p>N/C</text:p>
          </table:table-cell>
          <table:table-cell table:style-name="ce347" table:formula="of:=IF(AND([.$U$12];[.$X$10]);&quot;|&quot;&amp;[.Z10]&amp;&quot;| = √&quot;;&quot;&quot;)" office:value-type="string" office:string-value="|𝙀⃗| = √" calcext:value-type="string">
            <text:p>|𝙀⃗| = √</text:p>
          </table:table-cell>
          <table:table-cell table:style-name="ce771" table:formula="of:=IF(AND([.$U$12];[.$X$10]);IF([.AC7]&lt;&gt;0;&quot;(&quot;&amp;[.I28]&amp;IF([.AC7]&lt;&gt;0;&quot;)²&quot;&amp;IF([.AD7]&lt;&gt;0;&quot; +&quot;;&quot;&quot;);&quot;&quot;);IF([.Z7];&quot;&quot;;&quot;0² + 0²&quot;));&quot;&quot;)">
            <text:p/>
          </table:table-cell>
          <table:table-cell table:style-name="ce783" table:formula="of:=IF(AND([.$U$12];[.$X$10]);IF([.AD7]&lt;&gt;0;&quot;(&quot;&amp;[.K28]&amp;IF([.AD7]&lt;&gt;0;&quot;)²&quot;;&quot;&quot;);&quot;&quot;);&quot;&quot;)" office:value-type="string" office:string-value="(2,40·10¹⁶)²" calcext:value-type="string">
            <text:p>(2,40·10¹⁶)²</text:p>
          </table:table-cell>
          <table:table-cell table:style-name="ce373" table:formula="of:=IF(AND([.$U$12];[.$X$10]);&quot;= &quot;&amp;NUMFORMA([.Z7];[.$U$1]);&quot;&quot;)" office:value-type="string" office:string-value="= 2,40·10¹⁶" calcext:value-type="string">
            <text:p>= 2,40·10¹⁶</text:p>
          </table:table-cell>
          <table:table-cell table:style-name="ce784" table:formula="of:=[.M28]" office:value-type="string" office:string-value="N/C" calcext:value-type="string">
            <text:p>N/C</text:p>
          </table:table-cell>
          <table:table-cell table:style-name="ce85"/>
          <table:table-cell table:style-name="ce408"/>
          <table:table-cell table:style-name="ce408" table:formula="of:=1/FACTORSM([.X28])" office:value-type="float" office:value="1000000000000" calcext:value-type="float">
            <text:p>1000000000000</text:p>
          </table:table-cell>
          <table:table-cell table:style-name="ce408" table:formula="of:=MAX([.V26:.V27])" office:value-type="float" office:value="538.675134594676" calcext:value-type="float">
            <text:p>538,675134594676</text:p>
          </table:table-cell>
          <table:table-cell table:style-name="ce408" table:formula="of:=MIN([.W26:.W27])" office:value-type="float" office:value="-577.35026919" calcext:value-type="float">
            <text:p>-577,35026919</text:p>
          </table:table-cell>
          <table:table-cell table:style-name="ce309" table:formula="of:=PREFSM((MAXABS([.V23:.W24])))" office:value-type="string" office:string-value="p" calcext:value-type="string">
            <text:p>p</text:p>
          </table:table-cell>
          <table:table-cell table:style-name="ce408"/>
          <table:table-cell table:style-name="ce408" table:formula="of:=[.Z27]+IF([.Z3];[.$X$29]*COS([.AE26]+[.$V$30]);0)" office:value-type="float" office:value="456.698729810778" calcext:value-type="float">
            <text:p>456,698729810778</text:p>
          </table:table-cell>
          <table:table-cell table:style-name="ce408" table:number-columns-repeated="2"/>
          <table:table-cell table:style-name="ce434" table:formula="of:=[.AC27]+IF([.Z3];[.$X$29]*SIN([.AE26]+[.$V$30]);0)" office:value-type="float" office:value="313.675134595" calcext:value-type="float">
            <text:p>313,675134595</text:p>
          </table:table-cell>
          <table:table-cell table:style-name="ce408" table:number-columns-repeated="3"/>
          <table:table-cell table:style-name="ce85" table:number-columns-repeated="32"/>
        </table:table-row>
        <table:table-row table:style-name="ro4">
          <table:table-cell table:style-name="ce576" table:formula="of:=IF(AND([.U12];[.X11]);[.AF7]&amp;[.A10];&quot;&quot;)" office:value-type="string" office:string-value="Forza resultante sobre a carga no punto A" calcext:value-type="string" table:number-columns-spanned="8" table:number-rows-spanned="1">
            <text:p>Forza resultante sobre a carga no punto A</text:p>
          </table:table-cell>
          <table:covered-table-cell table:style-name="ce341"/>
          <table:covered-table-cell table:number-columns-repeated="6" table:style-name="ce600"/>
          <table:table-cell table:style-name="ce373"/>
          <table:table-cell table:style-name="ce600" table:number-columns-repeated="2"/>
          <table:table-cell table:style-name="ce747"/>
          <table:table-cell table:style-name="ce600"/>
          <table:table-cell table:style-name="ce341" table:number-columns-repeated="3"/>
          <table:table-cell table:style-name="ce373"/>
          <table:table-cell table:style-name="ce784"/>
          <table:table-cell table:style-name="ce85"/>
          <table:table-cell table:style-name="ce408"/>
          <table:table-cell table:style-name="ce408" office:value-type="string" calcext:value-type="string">
            <text:p>Factor flecha</text:p>
          </table:table-cell>
          <table:table-cell table:style-name="ce408" office:value-type="float" office:value="0.05" calcext:value-type="float">
            <text:p>0,05</text:p>
          </table:table-cell>
          <table:table-cell table:style-name="ce408" office:value-type="string" calcext:value-type="string">
            <text:p>Long. flecha</text:p>
          </table:table-cell>
          <table:table-cell table:style-name="ce408" table:formula="of:=[.V29]*[.X23]*[.U28]" office:value-type="float" office:value="50" calcext:value-type="float">
            <text:p>50</text:p>
          </table:table-cell>
          <table:table-cell table:style-name="ce408"/>
          <table:table-cell table:style-name="ce408" table:formula="of:=[.Z27]" office:value-type="float" office:value="500" calcext:value-type="float">
            <text:p>500</text:p>
          </table:table-cell>
          <table:table-cell table:style-name="ce408" table:number-columns-repeated="2"/>
          <table:table-cell table:style-name="ce408" table:formula="of:=[.AC27]" office:value-type="float" office:value="288.675134595" calcext:value-type="float">
            <text:p>288,675134595</text:p>
          </table:table-cell>
          <table:table-cell table:style-name="ce408" table:number-columns-repeated="3"/>
          <table:table-cell table:style-name="ce85" table:number-columns-repeated="32"/>
        </table:table-row>
        <table:table-row table:style-name="ro4">
          <table:table-cell table:style-name="ce577" table:formula="of:=IF(AND([.U12];[.X11]);[.H6];&quot;&quot;)" office:value-type="string" office:string-value="𝙁⃗ =" calcext:value-type="string">
            <text:p>𝙁⃗ =</text:p>
          </table:table-cell>
          <table:table-cell table:style-name="ce341"/>
          <table:table-cell table:style-name="ce600" table:formula="of:=IF(AND([.U12];[.X11]);[.E10];&quot;&quot;)" office:value-type="string" office:string-value="3,20·10⁻¹⁹" calcext:value-type="string">
            <text:p>3,20·10⁻¹⁹</text:p>
          </table:table-cell>
          <table:table-cell table:style-name="ce373" table:formula="of:=IF(AND([.U12];[.X11]);&quot;(&quot;;&quot;&quot;)" office:value-type="string" office:string-value="(" calcext:value-type="string">
            <text:p>(</text:p>
          </table:table-cell>
          <table:table-cell table:style-name="ce373" table:formula="of:=IF(AND([.U12];[.X11]);[.I28];&quot;&quot;)" office:value-type="string" office:string-value="0" calcext:value-type="string">
            <text:p>0</text:p>
          </table:table-cell>
          <table:table-cell table:style-name="ce634" table:formula="of:=IF(AND([.U12];[.X11]);[.J28];&quot;&quot;)" office:value-type="string" office:string-value="i +" calcext:value-type="string">
            <text:p>i +</text:p>
          </table:table-cell>
          <table:table-cell table:style-name="ce373" table:formula="of:=IF(AND([.U12];[.X11]);[.K28];&quot;&quot;)" office:value-type="string" office:string-value="2,40·10¹⁶" calcext:value-type="string">
            <text:p>2,40·10¹⁶</text:p>
          </table:table-cell>
          <table:table-cell table:style-name="ce652" table:formula="of:=IF(AND([.U12];[.X11]);[.L28]&amp;&quot;) =&quot;;&quot;&quot;)" office:value-type="string" office:string-value="j) =" calcext:value-type="string">
            <text:p>j) =</text:p>
          </table:table-cell>
          <table:table-cell table:style-name="ce373" table:formula="of:=IF(AND([.U12];[.X11];[.T17]);IF([.AC8]&lt;&gt;0;NUMFORMA([.AC8];[.$U$1]);&quot;0&quot;);&quot;&quot;)" office:value-type="string" office:string-value="0" calcext:value-type="string">
            <text:p>0</text:p>
          </table:table-cell>
          <table:table-cell table:style-name="ce726" table:formula="of:=IF(AND([.U12];[.X11];[.T17]);[.J28];&quot;&quot;)" office:value-type="string" office:string-value="i +" calcext:value-type="string">
            <text:p>i +</text:p>
          </table:table-cell>
          <table:table-cell table:style-name="ce373" table:formula="of:=IF(AND([.U12];[.X11];[.U17]);IF([.AD7]&lt;&gt;0;NUMFORMA([.AD8];[.$U$1]);IF([.U17];&quot;0&quot;;&quot;&quot;));&quot;&quot;)" office:value-type="string" office:string-value="0,00769" calcext:value-type="string">
            <text:p>0,00769</text:p>
          </table:table-cell>
          <table:table-cell table:style-name="ce738" table:formula="of:=IF(AND([.U12];[.X11];[.U17]);&quot;j&quot;;&quot;&quot;)" office:value-type="string" office:string-value="j" calcext:value-type="string">
            <text:p>j</text:p>
          </table:table-cell>
          <table:table-cell table:style-name="ce756" table:formula="of:=IF(AND([.U12];[.X11]);&quot;N&quot;;&quot;&quot;)" office:value-type="string" office:string-value="N" calcext:value-type="string">
            <text:p>N</text:p>
          </table:table-cell>
          <table:table-cell table:style-name="ce347" table:formula="of:=IF(AND([.U12];[.X11]);&quot;|&quot;&amp;[.Z11]&amp;&quot;| = √&quot;;&quot;&quot;)" office:value-type="string" office:string-value="|𝙁⃗| = √" calcext:value-type="string">
            <text:p>|𝙁⃗| = √</text:p>
          </table:table-cell>
          <table:table-cell table:style-name="ce772" table:formula="of:=IF(AND([.U12];[.X11]);IF([.AC8]&lt;&gt;0;&quot;(&quot;&amp;[.I30]&amp;IF([.AC8]&lt;&gt;0;&quot;)²&quot;&amp;IF([.AD7]&lt;&gt;0;&quot; +&quot;;&quot;&quot;);&quot;&quot;);IF([.Z7];&quot;&quot;;&quot;0² + 0²&quot;));&quot;&quot;)">
            <text:p/>
          </table:table-cell>
          <table:table-cell table:style-name="ce772" table:formula="of:=IF(AND([.U12];[.X11]);IF([.AD8]&lt;&gt;0;&quot;(&quot;&amp;[.K30]&amp;IF([.AD8]&lt;&gt;0;&quot;)²&quot;;&quot;&quot;);&quot;&quot;);&quot;&quot;)" office:value-type="string" office:string-value="(0,00769)²" calcext:value-type="string">
            <text:p>(0,00769)²</text:p>
          </table:table-cell>
          <table:table-cell table:style-name="ce373" table:formula="of:=IF(AND([.U12];[.X11]);&quot;= &quot;&amp;NUMFORMA([.Z8];[.$U$1]);&quot;&quot;)" office:value-type="string" office:string-value="= 0,00769" calcext:value-type="string">
            <text:p>= 0,00769</text:p>
          </table:table-cell>
          <table:table-cell table:style-name="ce784" table:formula="of:=[.M30]" office:value-type="string" office:string-value="N" calcext:value-type="string">
            <text:p>N</text:p>
          </table:table-cell>
          <table:table-cell table:style-name="ce85"/>
          <table:table-cell table:style-name="ce408"/>
          <table:table-cell table:style-name="ce408" office:value-type="string" calcext:value-type="string">
            <text:p>Rads(150º)</text:p>
          </table:table-cell>
          <table:table-cell table:style-name="ce408" table:formula="of:=RADIANS(150)" office:value-type="float" office:value="2.61799387799149" calcext:value-type="float">
            <text:p>2,61799387799149</text:p>
          </table:table-cell>
          <table:table-cell table:style-name="ce408" table:number-columns-repeated="3"/>
          <table:table-cell table:style-name="ce408" table:formula="of:=[.Z27]+IF([.Z3];[.$X$29]*COS([.AE26]-[.$V$30]);0)" office:value-type="float" office:value="456.698729810778" calcext:value-type="float">
            <text:p>456,698729810778</text:p>
          </table:table-cell>
          <table:table-cell table:style-name="ce408" table:number-columns-repeated="2"/>
          <table:table-cell table:style-name="ce434" table:formula="of:=[.AC27]+IF([.Z3];[.$X$29]*SIN([.AE26]-[.$V$30]);0)" office:value-type="float" office:value="263.675134595" calcext:value-type="float">
            <text:p>263,675134595</text:p>
          </table:table-cell>
          <table:table-cell table:style-name="ce408" table:number-columns-repeated="3"/>
          <table:table-cell table:style-name="ce85" table:number-columns-repeated="32"/>
        </table:table-row>
        <table:table-row table:style-name="ro4">
          <table:table-cell table:style-name="ce582" table:formula="of:=IF([.$X$12];[.AF8]&amp;[.A10];&quot;&quot;)" office:value-type="string" office:string-value="Aceleración da partícula situada no punto A" calcext:value-type="string" table:number-columns-spanned="8" table:number-rows-spanned="1">
            <text:p>Aceleración da partícula situada no punto A</text:p>
          </table:table-cell>
          <table:covered-table-cell table:style-name="ce341"/>
          <table:covered-table-cell table:number-columns-repeated="6" table:style-name="ce600"/>
          <table:table-cell table:style-name="ce373"/>
          <table:table-cell table:style-name="ce600" table:number-columns-repeated="2"/>
          <table:table-cell table:style-name="ce747"/>
          <table:table-cell table:style-name="ce600"/>
          <table:table-cell table:style-name="ce341" table:number-columns-repeated="3"/>
          <table:table-cell table:style-name="ce373"/>
          <table:table-cell table:style-name="ce784"/>
          <table:table-cell table:style-name="ce85"/>
          <table:table-cell table:style-name="ce408" table:number-columns-repeated="6"/>
          <table:table-cell table:style-name="ce408" table:formula="of:=[.Z29]" office:value-type="float" office:value="500" calcext:value-type="float">
            <text:p>500</text:p>
          </table:table-cell>
          <table:table-cell table:style-name="ce408" table:number-columns-repeated="2"/>
          <table:table-cell table:style-name="ce408" table:formula="of:=[.AC29]" office:value-type="float" office:value="288.675134595" calcext:value-type="float">
            <text:p>288,675134595</text:p>
          </table:table-cell>
          <table:table-cell table:style-name="ce408" table:number-columns-repeated="3"/>
          <table:table-cell table:style-name="ce85" table:number-columns-repeated="32"/>
        </table:table-row>
        <table:table-row table:style-name="ro4">
          <table:table-cell table:style-name="ce583" table:formula="of:=IF([.$X$12];[.H8];&quot;&quot;)" office:value-type="string" office:string-value="𝙖⃗ =" calcext:value-type="string" table:number-columns-spanned="1" table:number-rows-spanned="2">
            <text:p>𝙖⃗ =</text:p>
          </table:table-cell>
          <table:table-cell table:style-name="ce341"/>
          <table:table-cell table:style-name="ce600"/>
          <table:table-cell table:style-name="ce611" table:formula="of:=IF([.$X$12];&quot;(&quot;;&quot;&quot;)" office:value-type="string" office:string-value="(" calcext:value-type="string">
            <text:p>(</text:p>
          </table:table-cell>
          <table:table-cell table:style-name="ce592" table:formula="of:=IF([.$X$12];[.I30];&quot;&quot;)" office:value-type="string" office:string-value="0" calcext:value-type="string">
            <text:p>0</text:p>
          </table:table-cell>
          <table:table-cell table:style-name="ce641" table:formula="of:=IF([.$X$12];[.J30];&quot;&quot;)" office:value-type="string" office:string-value="i +" calcext:value-type="string">
            <text:p>i +</text:p>
          </table:table-cell>
          <table:table-cell table:style-name="ce592" table:formula="of:=IF([.$X$12];[.K30];&quot;&quot;)" office:value-type="string" office:string-value="0,00769" calcext:value-type="string">
            <text:p>0,00769</text:p>
          </table:table-cell>
          <table:table-cell table:style-name="ce656" table:formula="of:=IF([.$X$12];[.H30];&quot;&quot;)" office:value-type="string" office:string-value="j) =" calcext:value-type="string">
            <text:p>j) =</text:p>
          </table:table-cell>
          <table:table-cell table:style-name="ce373" table:formula="of:=IF(AND([.$X$12];[.T17]);IF([.AC9]&lt;&gt;0;NUMFORMA([.AC9];[.$U$1]);&quot;0&quot;);&quot;&quot;)" office:value-type="string" office:string-value="0" calcext:value-type="string">
            <text:p>0</text:p>
          </table:table-cell>
          <table:table-cell table:style-name="ce727" table:formula="of:=IF([.$X$12];[.J30];&quot;&quot;)" office:value-type="string" office:string-value="i +" calcext:value-type="string">
            <text:p>i +</text:p>
          </table:table-cell>
          <table:table-cell table:style-name="ce373" table:formula="of:=IF(AND([.$X$12];[.U17]);IF([.AD7]&lt;&gt;0;NUMFORMA([.AD9];[.$U$1]);IF([.U17];&quot;0&quot;;&quot;&quot;));&quot;&quot;)" office:value-type="string" office:string-value="1,16·10²⁴" calcext:value-type="string">
            <text:p>1,16·10²⁴</text:p>
          </table:table-cell>
          <table:table-cell table:style-name="ce748" table:formula="of:=IF([.$X$12];[.L30];&quot;&quot;)" office:value-type="string" office:string-value="j" calcext:value-type="string">
            <text:p>j</text:p>
          </table:table-cell>
          <table:table-cell table:style-name="ce756" table:formula="of:=IF([.$X$12];&quot;m/s²&quot;;&quot;&quot;)" office:value-type="string" office:string-value="m/s²" calcext:value-type="string">
            <text:p>m/s²</text:p>
          </table:table-cell>
          <table:table-cell table:style-name="ce347" table:formula="of:=IF([.$X$12];&quot;|&quot;&amp;[.Z12]&amp;&quot;| = √&quot;;&quot;&quot;)" office:value-type="string" office:string-value="|𝙖⃗| = √" calcext:value-type="string">
            <text:p>|𝙖⃗| = √</text:p>
          </table:table-cell>
          <table:table-cell table:style-name="ce773" table:formula="of:=IF([.$X$12];IF([.AC9]&lt;&gt;0;&quot;(&quot;&amp;[.I32]&amp;IF([.AC9]&lt;&gt;0;&quot;)²&quot;&amp;IF([.AD8]&lt;&gt;0;&quot; +&quot;;&quot;&quot;);&quot;&quot;);IF([.Z7];&quot;&quot;;&quot;0² + 0²&quot;));&quot;&quot;)">
            <text:p/>
          </table:table-cell>
          <table:table-cell table:style-name="ce773" table:formula="of:=IF([.$X$12];IF([.AD9]&lt;&gt;0;&quot;(&quot;&amp;[.K32]&amp;IF([.AD9]&lt;&gt;0;&quot;)²&quot;;&quot;&quot;);&quot;&quot;);&quot;&quot;)" office:value-type="string" office:string-value="(1,16·10²⁴)²" calcext:value-type="string">
            <text:p>(1,16·10²⁴)²</text:p>
          </table:table-cell>
          <table:table-cell table:style-name="ce373" table:formula="of:=IF([.$X$12];&quot;= &quot;&amp;NUMFORMA([.Z9];[.$U$1]);&quot;&quot;)" office:value-type="string" office:string-value="= 1,16·10²⁴" calcext:value-type="string">
            <text:p>= 1,16·10²⁴</text:p>
          </table:table-cell>
          <table:table-cell table:style-name="ce788" table:formula="of:=[.M32]" office:value-type="string" office:string-value="m/s²" calcext:value-type="string">
            <text:p>m/s²</text:p>
          </table:table-cell>
          <table:table-cell table:style-name="ce85"/>
          <table:table-cell table:style-name="ce408" table:number-columns-repeated="6"/>
          <table:table-cell table:style-name="ce408" table:formula="of:=[.$Z$21]" office:value-type="float" office:value="0" calcext:value-type="float">
            <text:p>0</text:p>
          </table:table-cell>
          <table:table-cell table:style-name="ce145"/>
          <table:table-cell table:style-name="ce408"/>
          <table:table-cell table:style-name="ce408" table:formula="of:=[.$AB$21]" office:value-type="float" office:value="288.675134595" calcext:value-type="float">
            <text:p>288,675134595</text:p>
          </table:table-cell>
          <table:table-cell table:style-name="ce408"/>
          <table:table-cell table:style-name="ce408" table:formula="of:=ATAN2([.Z33]-[.Z32];[.AC33]-[.AC32])" office:value-type="float" office:value="3.14159265358979" calcext:value-type="float">
            <text:p>3,14159265358979</text:p>
          </table:table-cell>
          <table:table-cell table:style-name="ce408"/>
          <table:table-cell table:style-name="ce85" table:number-columns-repeated="32"/>
        </table:table-row>
        <table:table-row table:style-name="ro4">
          <table:covered-table-cell table:style-name="ce341"/>
          <table:table-cell table:style-name="ce341" table:number-columns-repeated="3"/>
          <table:table-cell table:style-name="ce626"/>
          <table:table-cell table:style-name="ce626" table:formula="of:=IF(AND([.$U$12];[.$X$12]);[.G10];&quot;&quot;)" office:value-type="string" office:string-value="6,64·10⁻²⁷" calcext:value-type="string">
            <text:p>6,64·10⁻²⁷</text:p>
          </table:table-cell>
          <table:table-cell table:style-name="ce626" table:number-columns-repeated="2"/>
          <table:table-cell table:style-name="ce341" table:number-columns-repeated="10"/>
          <table:table-cell table:style-name="ce85"/>
          <table:table-cell table:style-name="ce408" table:number-columns-repeated="5"/>
          <table:table-cell table:style-name="ce408" table:formula="of:=[.A21]" office:value-type="string" office:string-value="𝙀⃗₂ =" calcext:value-type="string">
            <text:p>𝙀⃗₂ =</text:p>
          </table:table-cell>
          <table:table-cell table:style-name="ce408" table:formula="of:=[.Z32]+[.AC4]*[.$X$25]" office:value-type="float" office:value="-500" calcext:value-type="float">
            <text:p>-500</text:p>
          </table:table-cell>
          <table:table-cell table:style-name="ce145"/>
          <table:table-cell table:style-name="ce408"/>
          <table:table-cell table:style-name="ce408" table:formula="of:=[.AC32]+[.AD4]*[.$X$25]" office:value-type="float" office:value="288.675134595" calcext:value-type="float">
            <text:p>288,675134595</text:p>
          </table:table-cell>
          <table:table-cell table:style-name="ce408" table:number-columns-repeated="3"/>
          <table:table-cell table:style-name="ce85" table:number-columns-repeated="32"/>
        </table:table-row>
        <table:table-row table:style-name="ro4">
          <table:table-cell table:style-name="ce341" table:number-columns-repeated="18"/>
          <table:table-cell table:style-name="ce85"/>
          <table:table-cell table:style-name="ce408" table:number-columns-repeated="6"/>
          <table:table-cell table:style-name="ce408" table:formula="of:=[.Z33]+IF([.Z4];[.$X$29]*COS([.AE32]+[.$V$30]);0)" office:value-type="float" office:value="-456.698729810778" calcext:value-type="float">
            <text:p>-456,698729810778</text:p>
          </table:table-cell>
          <table:table-cell table:style-name="ce408" table:number-columns-repeated="2"/>
          <table:table-cell table:style-name="ce434" table:formula="of:=[.AC33]+IF([.Z4];[.$X$29]*SIN([.AE32]+[.$V$30]);0)" office:value-type="float" office:value="263.675134595" calcext:value-type="float">
            <text:p>263,675134595</text:p>
          </table:table-cell>
          <table:table-cell table:style-name="ce408" table:number-columns-repeated="3"/>
          <table:table-cell table:style-name="ce85" table:number-columns-repeated="32"/>
        </table:table-row>
        <table:table-row table:style-name="ro4">
          <table:table-cell table:style-name="ce85" table:number-columns-repeated="19"/>
          <table:table-cell table:style-name="ce408" table:number-columns-repeated="6"/>
          <table:table-cell table:style-name="ce408" table:formula="of:=[.Z33]" office:value-type="float" office:value="-500" calcext:value-type="float">
            <text:p>-500</text:p>
          </table:table-cell>
          <table:table-cell table:style-name="ce408" table:number-columns-repeated="2"/>
          <table:table-cell table:style-name="ce408" table:formula="of:=[.AC33]" office:value-type="float" office:value="288.675134595" calcext:value-type="float">
            <text:p>288,675134595</text:p>
          </table:table-cell>
          <table:table-cell table:style-name="ce408" table:number-columns-repeated="3"/>
          <table:table-cell table:style-name="ce85" table:number-columns-repeated="32"/>
        </table:table-row>
        <table:table-row table:style-name="ro4">
          <table:table-cell table:style-name="ce85" table:number-columns-repeated="19"/>
          <table:table-cell table:style-name="ce408" table:number-columns-repeated="6"/>
          <table:table-cell table:style-name="ce408" table:formula="of:=[.Z33]+IF([.Z4];[.$X$29]*COS([.AE32]-[.$V$30]);0)" office:value-type="float" office:value="-456.698729810778" calcext:value-type="float">
            <text:p>-456,698729810778</text:p>
          </table:table-cell>
          <table:table-cell table:style-name="ce408" table:number-columns-repeated="2"/>
          <table:table-cell table:style-name="ce434" table:formula="of:=[.AC33]+IF([.Z4];[.$X$29]*SIN([.AE32]-[.$V$30]);0)" office:value-type="float" office:value="313.675134595" calcext:value-type="float">
            <text:p>313,675134595</text:p>
          </table:table-cell>
          <table:table-cell table:style-name="ce408" table:number-columns-repeated="2"/>
          <table:table-cell table:style-name="ce85" table:number-columns-repeated="33"/>
        </table:table-row>
        <table:table-row table:style-name="ro4">
          <table:table-cell table:style-name="ce85" table:number-columns-repeated="19"/>
          <table:table-cell table:style-name="ce408" table:number-columns-repeated="6"/>
          <table:table-cell table:style-name="ce408" table:formula="of:=[.Z35]" office:value-type="float" office:value="-500" calcext:value-type="float">
            <text:p>-500</text:p>
          </table:table-cell>
          <table:table-cell table:style-name="ce408" table:number-columns-repeated="2"/>
          <table:table-cell table:style-name="ce408" table:formula="of:=[.AC35]" office:value-type="float" office:value="288.675134595" calcext:value-type="float">
            <text:p>288,675134595</text:p>
          </table:table-cell>
          <table:table-cell table:style-name="ce408" table:number-columns-repeated="2"/>
          <table:table-cell table:style-name="ce85" table:number-columns-repeated="33"/>
        </table:table-row>
        <table:table-row table:style-name="ro4">
          <table:table-cell table:style-name="ce85" table:number-columns-repeated="19"/>
          <table:table-cell table:style-name="ce408" table:number-columns-repeated="6"/>
          <table:table-cell table:style-name="ce408" table:formula="of:=[.$Z$21]" office:value-type="float" office:value="0" calcext:value-type="float">
            <text:p>0</text:p>
          </table:table-cell>
          <table:table-cell table:style-name="ce145"/>
          <table:table-cell table:style-name="ce408"/>
          <table:table-cell table:style-name="ce408" table:formula="of:=[.$AB$21]" office:value-type="float" office:value="288.675134595" calcext:value-type="float">
            <text:p>288,675134595</text:p>
          </table:table-cell>
          <table:table-cell table:style-name="ce408"/>
          <table:table-cell table:style-name="ce408" table:formula="of:=ATAN2([.Z39]-[.Z38];[.AC39]-[.AC38])" office:value-type="float" office:value="1.5707963267949" calcext:value-type="float">
            <text:p>1,5707963267949</text:p>
          </table:table-cell>
          <table:table-cell table:style-name="ce85" table:number-columns-repeated="33"/>
        </table:table-row>
        <table:table-row table:style-name="ro4">
          <table:table-cell table:style-name="ce85" table:number-columns-repeated="19"/>
          <table:table-cell table:style-name="ce408" table:number-columns-repeated="5"/>
          <table:table-cell table:style-name="ce408" table:formula="of:=[.A23]" office:value-type="string" office:string-value="𝙀⃗₃ =" calcext:value-type="string">
            <text:p>𝙀⃗₃ =</text:p>
          </table:table-cell>
          <table:table-cell table:style-name="ce408" table:formula="of:=[.Z38]+[.AC5]*[.$X$25]" office:value-type="float" office:value="0" calcext:value-type="float">
            <text:p>0</text:p>
          </table:table-cell>
          <table:table-cell table:style-name="ce145"/>
          <table:table-cell table:style-name="ce408"/>
          <table:table-cell table:style-name="ce408" table:formula="of:=[.AC38]+[.AD5]*[.$X$25]" office:value-type="float" office:value="538.675134594676" calcext:value-type="float">
            <text:p>538,675134594676</text:p>
          </table:table-cell>
          <table:table-cell table:style-name="ce408" table:number-columns-repeated="2"/>
          <table:table-cell table:style-name="ce85" table:number-columns-repeated="33"/>
        </table:table-row>
        <table:table-row table:style-name="ro4">
          <table:table-cell table:style-name="ce85" table:number-columns-repeated="19"/>
          <table:table-cell table:style-name="ce408" table:number-columns-repeated="6"/>
          <table:table-cell table:style-name="ce408" table:formula="of:=[.Z39]+IF([.Z5];[.$X$29]*COS([.AE38]+[.$V$30]);0)" office:value-type="float" office:value="-25.0000000000002" calcext:value-type="float">
            <text:p>-25,0000000000002</text:p>
          </table:table-cell>
          <table:table-cell table:style-name="ce408" table:number-columns-repeated="2"/>
          <table:table-cell table:style-name="ce434" table:formula="of:=[.AC39]+IF([.Z5];[.$X$29]*SIN([.AE38]+[.$V$30]);0)" office:value-type="float" office:value="495.373864405454" calcext:value-type="float">
            <text:p>495,373864405454</text:p>
          </table:table-cell>
          <table:table-cell table:style-name="ce408"/>
          <table:table-cell table:style-name="ce85" table:number-columns-repeated="34"/>
        </table:table-row>
        <table:table-row table:style-name="ro4">
          <table:table-cell table:style-name="ce85" table:number-columns-repeated="19"/>
          <table:table-cell table:style-name="ce408" table:number-columns-repeated="6"/>
          <table:table-cell table:style-name="ce408" table:formula="of:=[.Z39]" office:value-type="float" office:value="0" calcext:value-type="float">
            <text:p>0</text:p>
          </table:table-cell>
          <table:table-cell table:style-name="ce408" table:number-columns-repeated="2"/>
          <table:table-cell table:style-name="ce408" table:formula="of:=[.AC39]" office:value-type="float" office:value="538.675134594676" calcext:value-type="float">
            <text:p>538,675134594676</text:p>
          </table:table-cell>
          <table:table-cell table:style-name="ce408"/>
          <table:table-cell table:style-name="ce85" table:number-columns-repeated="34"/>
        </table:table-row>
        <table:table-row table:style-name="ro4">
          <table:table-cell table:style-name="ce85" table:number-columns-repeated="19"/>
          <table:table-cell table:style-name="ce408" table:number-columns-repeated="6"/>
          <table:table-cell table:style-name="ce408" table:formula="of:=[.Z39]+IF([.Z5];[.$X$29]*COS([.AE38]-[.$V$30]);0)" office:value-type="float" office:value="25.0000000000002" calcext:value-type="float">
            <text:p>25,0000000000002</text:p>
          </table:table-cell>
          <table:table-cell table:style-name="ce408" table:number-columns-repeated="2"/>
          <table:table-cell table:style-name="ce434" table:formula="of:=[.AC39]+IF([.Z5];[.$X$29]*SIN([.AE38]-[.$V$30]);0)" office:value-type="float" office:value="495.373864405454" calcext:value-type="float">
            <text:p>495,373864405454</text:p>
          </table:table-cell>
          <table:table-cell table:style-name="ce408"/>
          <table:table-cell table:style-name="ce85" table:number-columns-repeated="34"/>
        </table:table-row>
        <table:table-row table:style-name="ro4">
          <table:table-cell table:style-name="ce85" table:number-columns-repeated="19"/>
          <table:table-cell table:style-name="ce408" table:number-columns-repeated="6"/>
          <table:table-cell table:style-name="ce408" table:formula="of:=[.Z41]" office:value-type="float" office:value="0" calcext:value-type="float">
            <text:p>0</text:p>
          </table:table-cell>
          <table:table-cell table:style-name="ce408" table:number-columns-repeated="2"/>
          <table:table-cell table:style-name="ce408" table:formula="of:=[.AC41]" office:value-type="float" office:value="538.675134594676" calcext:value-type="float">
            <text:p>538,675134594676</text:p>
          </table:table-cell>
          <table:table-cell table:style-name="ce408"/>
          <table:table-cell table:style-name="ce85" table:number-columns-repeated="34"/>
        </table:table-row>
        <table:table-row table:style-name="ro4">
          <table:table-cell table:style-name="ce85" table:number-columns-repeated="19"/>
          <table:table-cell table:style-name="ce408" table:number-columns-repeated="6"/>
          <table:table-cell table:style-name="ce408" table:formula="of:=[.$Z$21]" office:value-type="float" office:value="0" calcext:value-type="float">
            <text:p>0</text:p>
          </table:table-cell>
          <table:table-cell table:style-name="ce145"/>
          <table:table-cell table:style-name="ce408"/>
          <table:table-cell table:style-name="ce408" table:formula="of:=[.$AB$21]" office:value-type="float" office:value="288.675134595" calcext:value-type="float">
            <text:p>288,675134595</text:p>
          </table:table-cell>
          <table:table-cell table:style-name="ce408"/>
          <table:table-cell table:style-name="ce408" table:formula="of:=ATAN2([.Z45]-[.Z44];[.AC45]-[.AC44])" office:value-type="float" office:value="0" calcext:value-type="float">
            <text:p>0</text:p>
          </table:table-cell>
          <table:table-cell table:style-name="ce85" table:number-columns-repeated="33"/>
        </table:table-row>
        <table:table-row table:style-name="ro4">
          <table:table-cell table:style-name="ce85" table:number-columns-repeated="19"/>
          <table:table-cell table:style-name="ce408" table:number-columns-repeated="5"/>
          <table:table-cell table:style-name="ce408" table:formula="of:=[.A25]">
            <text:p/>
          </table:table-cell>
          <table:table-cell table:style-name="ce408" table:formula="of:=[.Z44]+[.AC6]*[.$X$25]" office:value-type="float" office:value="0" calcext:value-type="float">
            <text:p>0</text:p>
          </table:table-cell>
          <table:table-cell table:style-name="ce145"/>
          <table:table-cell table:style-name="ce408"/>
          <table:table-cell table:style-name="ce408" table:formula="of:=[.AC44]+[.AD6]*[.$X$25]" office:value-type="float" office:value="288.675134595" calcext:value-type="float">
            <text:p>288,675134595</text:p>
          </table:table-cell>
          <table:table-cell table:style-name="ce408" table:number-columns-repeated="2"/>
          <table:table-cell table:style-name="ce85" table:number-columns-repeated="33"/>
        </table:table-row>
        <table:table-row table:style-name="ro4">
          <table:table-cell table:style-name="ce85" table:number-columns-repeated="19"/>
          <table:table-cell table:style-name="ce408" table:number-columns-repeated="6"/>
          <table:table-cell table:style-name="ce408" table:formula="of:=[.Z45]+IF([.Z6];[.$X$29]*COS([.AE44]+[.$V$30]);0)" office:value-type="float" office:value="0" calcext:value-type="float">
            <text:p>0</text:p>
          </table:table-cell>
          <table:table-cell table:style-name="ce408" table:number-columns-repeated="2"/>
          <table:table-cell table:style-name="ce434" table:formula="of:=[.AC45]+IF([.Z6];[.$X$29]*SIN([.AE44]+[.$V$30]);0)" office:value-type="float" office:value="288.675134595" calcext:value-type="float">
            <text:p>288,675134595</text:p>
          </table:table-cell>
          <table:table-cell table:style-name="ce408"/>
          <table:table-cell table:style-name="ce85" table:number-columns-repeated="34"/>
        </table:table-row>
        <table:table-row table:style-name="ro4">
          <table:table-cell table:style-name="ce85" table:number-columns-repeated="19"/>
          <table:table-cell table:style-name="ce408" table:number-columns-repeated="6"/>
          <table:table-cell table:style-name="ce408" table:formula="of:=[.Z45]" office:value-type="float" office:value="0" calcext:value-type="float">
            <text:p>0</text:p>
          </table:table-cell>
          <table:table-cell table:style-name="ce408" table:number-columns-repeated="2"/>
          <table:table-cell table:style-name="ce408" table:formula="of:=[.AC45]" office:value-type="float" office:value="288.675134595" calcext:value-type="float">
            <text:p>288,675134595</text:p>
          </table:table-cell>
          <table:table-cell table:style-name="ce408"/>
          <table:table-cell table:style-name="ce85" table:number-columns-repeated="34"/>
        </table:table-row>
        <table:table-row table:style-name="ro4">
          <table:table-cell table:style-name="ce85" table:number-columns-repeated="19"/>
          <table:table-cell table:style-name="ce408" table:number-columns-repeated="6"/>
          <table:table-cell table:style-name="ce408" table:formula="of:=[.Z45]+IF([.Z6];[.$X$29]*COS([.AE44]-[.$V$30]);0)" office:value-type="float" office:value="0" calcext:value-type="float">
            <text:p>0</text:p>
          </table:table-cell>
          <table:table-cell table:style-name="ce408" table:number-columns-repeated="2"/>
          <table:table-cell table:style-name="ce434" table:formula="of:=[.AC45]+IF([.Z6];[.$X$29]*SIN([.AE44]-[.$V$30]);0)" office:value-type="float" office:value="288.675134595" calcext:value-type="float">
            <text:p>288,675134595</text:p>
          </table:table-cell>
          <table:table-cell table:style-name="ce408"/>
          <table:table-cell table:style-name="ce85" table:number-columns-repeated="34"/>
        </table:table-row>
        <table:table-row table:style-name="ro4">
          <table:table-cell table:style-name="ce85" table:number-columns-repeated="19"/>
          <table:table-cell table:style-name="ce408" table:number-columns-repeated="6"/>
          <table:table-cell table:style-name="ce408" table:formula="of:=[.Z47]" office:value-type="float" office:value="0" calcext:value-type="float">
            <text:p>0</text:p>
          </table:table-cell>
          <table:table-cell table:style-name="ce408" table:number-columns-repeated="2"/>
          <table:table-cell table:style-name="ce408" table:formula="of:=[.AC47]" office:value-type="float" office:value="288.675134595" calcext:value-type="float">
            <text:p>288,675134595</text:p>
          </table:table-cell>
          <table:table-cell table:style-name="ce408"/>
          <table:table-cell table:style-name="ce85" table:number-columns-repeated="34"/>
        </table:table-row>
        <table:table-row table:style-name="ro4">
          <table:table-cell table:style-name="ce85" table:number-columns-repeated="19"/>
          <table:table-cell table:style-name="ce408" table:number-columns-repeated="6"/>
          <table:table-cell table:style-name="ce408" table:formula="of:=[.$Z$21]" office:value-type="float" office:value="0" calcext:value-type="float">
            <text:p>0</text:p>
          </table:table-cell>
          <table:table-cell table:style-name="ce145"/>
          <table:table-cell table:style-name="ce408" table:number-columns-repeated="2"/>
          <table:table-cell table:style-name="ce408" table:formula="of:=[.$AB$21]" office:value-type="float" office:value="288.675134595" calcext:value-type="float">
            <text:p>288,675134595</text:p>
          </table:table-cell>
          <table:table-cell table:style-name="ce408" table:formula="of:=ATAN2([.Z51]-[.Z50];[.AD51]-[.AD50])" office:value-type="float" office:value="1.5707963267949" calcext:value-type="float">
            <text:p>1,5707963267949</text:p>
          </table:table-cell>
          <table:table-cell table:style-name="ce85" table:number-columns-repeated="33"/>
        </table:table-row>
        <table:table-row table:style-name="ro4">
          <table:table-cell table:style-name="ce85" table:number-columns-repeated="19"/>
          <table:table-cell table:style-name="ce408" table:number-columns-repeated="5"/>
          <table:table-cell table:style-name="ce408" table:formula="of:=[.H28]" office:value-type="string" office:string-value="𝙀⃗(A) =" calcext:value-type="string">
            <text:p>𝙀⃗(A) =</text:p>
          </table:table-cell>
          <table:table-cell table:style-name="ce408" table:formula="of:=[.Z50]+[.$X$25]*[.AC7]" office:value-type="float" office:value="0" calcext:value-type="float">
            <text:p>0</text:p>
          </table:table-cell>
          <table:table-cell table:style-name="ce145"/>
          <table:table-cell table:style-name="ce408" table:number-columns-repeated="2"/>
          <table:table-cell table:style-name="ce408" table:formula="of:=[.AD50]+[.$X$25]*[.AD7]" office:value-type="float" office:value="538.675134594676" calcext:value-type="float">
            <text:p>538,675134594676</text:p>
          </table:table-cell>
          <table:table-cell table:style-name="ce408"/>
          <table:table-cell table:style-name="ce85" table:number-columns-repeated="33"/>
        </table:table-row>
        <table:table-row table:style-name="ro4">
          <table:table-cell table:style-name="ce85" table:number-columns-repeated="19"/>
          <table:table-cell table:style-name="ce408" table:number-columns-repeated="6"/>
          <table:table-cell table:style-name="ce408" table:formula="of:=[.Z51]+IF([.Z7];[.$X$29]*COS([.AE50]+[.$V$30]);0)" office:value-type="float" office:value="-25.0000000000002" calcext:value-type="float">
            <text:p>-25,0000000000002</text:p>
          </table:table-cell>
          <table:table-cell table:style-name="ce408" table:number-columns-repeated="3"/>
          <table:table-cell table:style-name="ce408" table:formula="of:=[.AD51]+IF([.Z7];[.$X$29]*SIN([.AE50]+[.$V$30]);0)" office:value-type="float" office:value="495.373864405454" calcext:value-type="float">
            <text:p>495,373864405454</text:p>
          </table:table-cell>
          <table:table-cell table:style-name="ce85" table:number-columns-repeated="34"/>
        </table:table-row>
        <table:table-row table:style-name="ro4">
          <table:table-cell table:style-name="ce85" table:number-columns-repeated="19"/>
          <table:table-cell table:style-name="ce408" table:number-columns-repeated="6"/>
          <table:table-cell table:style-name="ce408" table:formula="of:=[.Z51]" office:value-type="float" office:value="0" calcext:value-type="float">
            <text:p>0</text:p>
          </table:table-cell>
          <table:table-cell table:style-name="ce408" table:number-columns-repeated="3"/>
          <table:table-cell table:style-name="ce408" table:formula="of:=[.AD51]" office:value-type="float" office:value="538.675134594676" calcext:value-type="float">
            <text:p>538,675134594676</text:p>
          </table:table-cell>
          <table:table-cell table:style-name="ce85" table:number-columns-repeated="34"/>
        </table:table-row>
        <table:table-row table:style-name="ro4">
          <table:table-cell table:style-name="ce85" table:number-columns-repeated="19"/>
          <table:table-cell table:style-name="ce408" table:number-columns-repeated="6"/>
          <table:table-cell table:style-name="ce408" table:formula="of:=[.Z51]+IF([.Z7];[.X29]*COS([.AE50]-[.V30]);0)" office:value-type="float" office:value="25.0000000000002" calcext:value-type="float">
            <text:p>25,0000000000002</text:p>
          </table:table-cell>
          <table:table-cell table:style-name="ce408" table:number-columns-repeated="3"/>
          <table:table-cell table:style-name="ce408" table:formula="of:=[.AD51]+IF([.Z7];[.X29]*SIN([.AE50]-[.V30]);0)" office:value-type="float" office:value="495.373864405454" calcext:value-type="float">
            <text:p>495,373864405454</text:p>
          </table:table-cell>
          <table:table-cell table:style-name="ce85" table:number-columns-repeated="34"/>
        </table:table-row>
        <table:table-row table:style-name="ro4" table:number-rows-repeated="31946">
          <table:table-cell table:style-name="ce85" table:number-columns-repeated="64"/>
        </table:table-row>
        <table:table-row table:style-name="ro4" table:number-rows-repeated="1016575">
          <table:table-cell table:number-columns-repeated="64"/>
        </table:table-row>
        <table:table-row table:style-name="ro4">
          <table:table-cell table:number-columns-repeated="64"/>
        </table:table-row>
        <calcext:conditional-formats>
          <calcext:conditional-format calcext:target-range-address="Campo.O32:Campo.P32 Campo.E33:Campo.H33">
            <calcext:condition calcext:apply-style-name="RespRayaSup" calcext:value="formula-is([.$X$12])" calcext:base-cell-address="Campo.E32"/>
          </calcext:conditional-format>
          <calcext:conditional-format calcext:target-range-address="Campo.C14:Campo.I14">
            <calcext:condition calcext:apply-style-name="RespRayaSup" calcext:value="formula-is([.$AD15])" calcext:base-cell-address="Campo.C14"/>
          </calcext:conditional-format>
          <calcext:conditional-format calcext:target-range-address="Campo.C15:Campo.I15">
            <calcext:condition calcext:apply-style-name="RespRayaSup" calcext:value="formula-is([.$AD16])" calcext:base-cell-address="Campo.C15"/>
          </calcext:conditional-format>
          <calcext:conditional-format calcext:target-range-address="Campo.C16:Campo.I16">
            <calcext:condition calcext:apply-style-name="RespRayaSup" calcext:value="formula-is([.$AD17])" calcext:base-cell-address="Campo.C16"/>
          </calcext:conditional-format>
          <calcext:conditional-format calcext:target-range-address="Campo.C17:Campo.I17">
            <calcext:condition calcext:apply-style-name="RespRayaSup" calcext:value="formula-is([.$AD18])" calcext:base-cell-address="Campo.C17"/>
          </calcext:conditional-format>
          <calcext:conditional-format calcext:target-range-address="Campo.B20:Campo.B20">
            <calcext:condition calcext:apply-style-name="RespRayaSup" calcext:value="formula-is([.$AE15])" calcext:base-cell-address="Campo.B20"/>
          </calcext:conditional-format>
          <calcext:conditional-format calcext:target-range-address="Campo.E20:Campo.H20">
            <calcext:condition calcext:apply-style-name="RespRayaSup" calcext:value="formula-is([.$AE15])" calcext:base-cell-address="Campo.E20"/>
          </calcext:conditional-format>
          <calcext:conditional-format calcext:target-range-address="Campo.B22:Campo.B22">
            <calcext:condition calcext:apply-style-name="RespRayaSup" calcext:value="formula-is([.$AE17])" calcext:base-cell-address="Campo.B22"/>
          </calcext:conditional-format>
          <calcext:conditional-format calcext:target-range-address="Campo.E22:Campo.H22">
            <calcext:condition calcext:apply-style-name="RespRayaSup" calcext:value="formula-is([.$AE17])" calcext:base-cell-address="Campo.E22"/>
          </calcext:conditional-format>
          <calcext:conditional-format calcext:target-range-address="Campo.B24:Campo.B24">
            <calcext:condition calcext:apply-style-name="RespRayaSup" calcext:value="formula-is([.$AE19])" calcext:base-cell-address="Campo.B24"/>
          </calcext:conditional-format>
          <calcext:conditional-format calcext:target-range-address="Campo.E24:Campo.H24">
            <calcext:condition calcext:apply-style-name="RespRayaSup" calcext:value="formula-is([.$AE19])" calcext:base-cell-address="Campo.E24"/>
          </calcext:conditional-format>
          <calcext:conditional-format calcext:target-range-address="Campo.B26:Campo.B26">
            <calcext:condition calcext:apply-style-name="RespRayaSup" calcext:value="formula-is([.$AE21])" calcext:base-cell-address="Campo.B26"/>
          </calcext:conditional-format>
          <calcext:conditional-format calcext:target-range-address="Campo.E26:Campo.H26">
            <calcext:condition calcext:apply-style-name="RespRayaSup" calcext:value="formula-is([.$AE21])" calcext:base-cell-address="Campo.E26"/>
          </calcext:conditional-format>
          <calcext:conditional-format calcext:target-range-address="Campo.O28:Campo.P28">
            <calcext:condition calcext:apply-style-name="RespRayaSup" calcext:value="formula-is(AND([.$U$12];[.$X$10]))" calcext:base-cell-address="Campo.O28"/>
          </calcext:conditional-format>
          <calcext:conditional-format calcext:target-range-address="Campo.O30:Campo.P30">
            <calcext:condition calcext:apply-style-name="RespRayaSup" calcext:value="formula-is(AND([.$U$12];[.$X$11]))" calcext:base-cell-address="Campo.O30"/>
          </calcext:conditional-format>
        </calcext:conditional-formats>
      </table:table>
      <table:table table:name="Equilibrio" table:style-name="ta1" table:protected="true" table:print="false">
        <loext:table-protection loext:select-protected-cells="true" loext:select-unprotected-cells="true"/>
        <table:shapes>
          <draw:frame draw:z-index="0" draw:style-name="gr7" draw:text-style-name="P6" svg:width="9cm" svg:height="9cm" svg:x="20.024cm" svg:y="16.958cm">
            <draw:object draw:notify-on-update-of-ranges="Equilibrio.Y21:Equilibrio.Y25 Equilibrio.Z17:Equilibrio.Z20 Equilibrio.AA17:Equilibrio.AA20 Equilibrio.Z21:Equilibrio.Z25 Equilibrio.AB21:Equilibrio.AB25 Equilibrio.Z26:Equilibrio.Z49 Equilibrio.AC26:Equilibrio.AC49" xlink:href="./Object 4" xlink:type="simple" xlink:show="embed" xlink:actuate="onLoad">
              <loext:p/>
            </draw:object>
            <draw:image xlink:href="./ObjectReplacements/Object 4" xlink:type="simple" xlink:show="embed" xlink:actuate="onLoad"/>
          </draw:frame>
        </table:shapes>
        <table:table-column table:style-name="co42" table:default-cell-style-name="ce93"/>
        <table:table-column table:style-name="co25" table:default-cell-style-name="ce93"/>
        <table:table-column table:style-name="co54" table:default-cell-style-name="ce93"/>
        <table:table-column table:style-name="co55" table:default-cell-style-name="ce93"/>
        <table:table-column table:style-name="co25" table:default-cell-style-name="ce93"/>
        <table:table-column table:style-name="co45" table:default-cell-style-name="ce93"/>
        <table:table-column table:style-name="co46" table:default-cell-style-name="ce93"/>
        <table:table-column table:style-name="co27" table:default-cell-style-name="ce93"/>
        <table:table-column table:style-name="co56" table:default-cell-style-name="ce93"/>
        <table:table-column table:style-name="co48" table:default-cell-style-name="ce93"/>
        <table:table-column table:style-name="co46" table:default-cell-style-name="ce93"/>
        <table:table-column table:style-name="co48" table:default-cell-style-name="ce93"/>
        <table:table-column table:style-name="co49" table:default-cell-style-name="ce93"/>
        <table:table-column table:style-name="co34" table:default-cell-style-name="ce93"/>
        <table:table-column table:style-name="co50" table:default-cell-style-name="ce93"/>
        <table:table-column table:style-name="co51" table:number-columns-repeated="2" table:default-cell-style-name="ce93"/>
        <table:table-column table:style-name="co34" table:number-columns-repeated="47" table:default-cell-style-name="ce93"/>
        <table:table-row table:style-name="ro4">
          <table:table-cell table:style-name="ce657" table:formula="of:=IF([.AI12];[.AO1];&quot;&quot;)">
            <text:p/>
          </table:table-cell>
          <table:table-cell table:style-name="ce325" table:number-columns-repeated="6"/>
          <table:table-cell table:style-name="ce375"/>
          <table:table-cell table:style-name="ce325" table:number-columns-repeated="2"/>
          <table:table-cell table:style-name="ce85" office:value-type="string" calcext:value-type="string">
            <text:p>Ir a…</text:p>
          </table:table-cell>
          <table:table-cell table:style-name="ce85" table:number-columns-repeated="2"/>
          <table:table-cell table:style-name="ce113"/>
          <table:table-cell table:style-name="ce85" table:number-columns-repeated="6"/>
          <table:table-cell table:style-name="ce146" table:formula="of:=[$Enunciado.$P$1]" office:value-type="float" office:value="3" calcext:value-type="float">
            <text:p>3</text:p>
          </table:table-cell>
          <table:table-cell table:style-name="ce145" table:formula="of:=[$Enunciado.P6]/IF([$Enunciado.G1];[$Enunciado.G1];1)" office:value-type="float" office:value="6000000000" calcext:value-type="float">
            <text:p>6000000000</text:p>
          </table:table-cell>
          <table:table-cell table:style-name="ce145"/>
          <table:table-cell table:style-name="ce625" office:value-type="string" calcext:value-type="string">
            <text:p>𝘘</text:p>
          </table:table-cell>
          <table:table-cell table:style-name="ce625" office:value-type="string" calcext:value-type="string">
            <text:p>𝘳</text:p>
          </table:table-cell>
          <table:table-cell table:style-name="ce629" office:value-type="string" calcext:value-type="string">
            <text:p>𝘌</text:p>
          </table:table-cell>
          <table:table-cell table:style-name="ce145"/>
          <table:table-cell table:style-name="ce624" table:formula="of:=[.AO4]" office:value-type="string" office:string-value=" centro xeométrico " calcext:value-type="string">
            <text:p><text:s/>centro xeométrico </text:p>
          </table:table-cell>
          <table:table-cell table:style-name="ce145" table:number-columns-repeated="2"/>
          <table:table-cell table:style-name="ce625" office:value-type="string" calcext:value-type="string">
            <text:p>𝘳</text:p>
          </table:table-cell>
          <table:table-cell table:style-name="ce629" office:value-type="string" calcext:value-type="string">
            <text:p>𝘌</text:p>
          </table:table-cell>
          <table:table-cell table:style-name="ce408" table:formula="of:=[.AO5]" office:value-type="string" office:string-value=" punto 1" calcext:value-type="string">
            <text:p><text:s/>punto 1</text:p>
          </table:table-cell>
          <table:table-cell table:style-name="ce408" table:number-columns-repeated="7"/>
          <table:table-cell table:style-name="ce455" office:value-type="string" calcext:value-type="string">
            <text:p>Cálculo da carga que equilibra ao conxunto de cargas</text:p>
          </table:table-cell>
          <table:table-cell table:style-name="ce408" table:number-columns-repeated="2"/>
          <table:table-cell table:style-name="ce85" table:number-columns-repeated="21"/>
        </table:table-row>
        <table:table-row table:style-name="ro4">
          <table:table-cell table:style-name="ce564" office:value-type="string" calcext:value-type="string">
            <text:p>DATOS</text:p>
          </table:table-cell>
          <table:table-cell table:style-name="ce234" table:number-columns-repeated="6"/>
          <table:table-cell table:style-name="ce646" office:value-type="string" calcext:value-type="string">
            <text:p>ECUACIÓNS</text:p>
          </table:table-cell>
          <table:table-cell table:style-name="ce234" table:number-columns-repeated="2"/>
          <table:table-cell table:style-name="ce20" office:value-type="string" calcext:value-type="string">
            <text:p><text:a xlink:href="#Introd" xlink:type="simple">Introdución</text:a></text:p>
          </table:table-cell>
          <table:table-cell table:style-name="ce20"/>
          <table:table-cell table:style-name="ce85"/>
          <table:table-cell table:style-name="ce137"/>
          <table:table-cell table:style-name="ce85" table:number-columns-repeated="6"/>
          <table:table-cell table:style-name="ce145" office:value-type="string" calcext:value-type="string">
            <text:p>Cálculos</text:p>
          </table:table-cell>
          <table:table-cell table:style-name="ce148" office:value-type="string" calcext:value-type="string">
            <text:p>X (m)</text:p>
          </table:table-cell>
          <table:table-cell table:style-name="ce148" office:value-type="string" calcext:value-type="string">
            <text:p>Y (m)</text:p>
          </table:table-cell>
          <table:table-cell table:style-name="ce148" office:value-type="string" calcext:value-type="string">
            <text:p>(C )</text:p>
          </table:table-cell>
          <table:table-cell table:style-name="ce148" office:value-type="string" calcext:value-type="string">
            <text:p>(m)</text:p>
          </table:table-cell>
          <table:table-cell table:style-name="ce148" office:value-type="string" calcext:value-type="string">
            <text:p>(N/C)</text:p>
          </table:table-cell>
          <table:table-cell table:style-name="ce148" office:value-type="string" calcext:value-type="string">
            <text:p>uₓ</text:p>
          </table:table-cell>
          <table:table-cell table:style-name="ce148" office:value-type="string" calcext:value-type="string">
            <text:p>u</text:p>
          </table:table-cell>
          <table:table-cell table:style-name="ce146" office:value-type="string" calcext:value-type="string">
            <text:p>E<text:span text:style-name="T5">ₓ</text:span></text:p>
          </table:table-cell>
          <table:table-cell table:style-name="ce410" office:value-type="string" calcext:value-type="string">
            <text:p>E</text:p>
          </table:table-cell>
          <table:table-cell table:style-name="ce148" office:value-type="string" calcext:value-type="string">
            <text:p>(m)</text:p>
          </table:table-cell>
          <table:table-cell table:style-name="ce148" office:value-type="string" calcext:value-type="string">
            <text:p>(N/C)</text:p>
          </table:table-cell>
          <table:table-cell table:style-name="ce148" office:value-type="string" calcext:value-type="string">
            <text:p>uₓ</text:p>
          </table:table-cell>
          <table:table-cell table:style-name="ce148" office:value-type="string" calcext:value-type="string">
            <text:p>u</text:p>
          </table:table-cell>
          <table:table-cell table:style-name="ce146" office:value-type="string" calcext:value-type="string">
            <text:p>E<text:span text:style-name="T5">ₓ</text:span></text:p>
          </table:table-cell>
          <table:table-cell table:style-name="ce410" office:value-type="string" calcext:value-type="string">
            <text:p>E</text:p>
          </table:table-cell>
          <table:table-cell table:style-name="ce408" table:number-columns-repeated="4"/>
          <table:table-cell table:style-name="ce974" office:value-type="string" calcext:value-type="string">
            <text:p>As cargas </text:p>
          </table:table-cell>
          <table:table-cell table:style-name="ce408" table:number-columns-repeated="2"/>
          <table:table-cell table:style-name="ce85" table:number-columns-repeated="21"/>
        </table:table-row>
        <table:table-row table:style-name="ro4">
          <table:table-cell table:style-name="ce234" table:number-columns-repeated="2"/>
          <table:table-cell table:style-name="ce870" office:value-type="string" calcext:value-type="string">
            <text:p>K'</text:p>
          </table:table-cell>
          <table:table-cell table:style-name="ce601" office:value-type="string" calcext:value-type="string">
            <text:p>=</text:p>
          </table:table-cell>
          <table:table-cell table:style-name="ce276" table:formula="of:=[$Campo.E3]" office:value-type="string" office:string-value="6,00·10⁹" calcext:value-type="string">
            <text:p>6,00·10⁹</text:p>
          </table:table-cell>
          <table:table-cell table:style-name="ce234" office:value-type="string" calcext:value-type="string">
            <text:p>N·m²·C⁻²</text:p>
          </table:table-cell>
          <table:table-cell table:style-name="ce234"/>
          <table:table-cell table:style-name="ce647" table:formula="of:=[.Z7]&amp;&quot; =&quot;" office:value-type="string" office:string-value="𝙀⃗ =" calcext:value-type="string" table:number-columns-spanned="1" table:number-rows-spanned="2">
            <text:p>𝙀⃗ =</text:p>
          </table:table-cell>
          <table:table-cell table:style-name="ce660" office:value-type="string" calcext:value-type="string">
            <text:p>K' · Q</text:p>
          </table:table-cell>
          <table:table-cell table:style-name="ce703" office:value-type="string" calcext:value-type="string">
            <text:p>r⃗</text:p>
          </table:table-cell>
          <table:table-cell table:style-name="ce161" office:value-type="string" calcext:value-type="string">
            <text:p><text:a xlink:href="#NotasAyuda" xlink:type="simple">Axuda</text:a></text:p>
          </table:table-cell>
          <table:table-cell table:style-name="ce20"/>
          <table:table-cell table:style-name="ce85" table:number-columns-repeated="8"/>
          <table:table-cell table:style-name="ce147" office:value-type="string" calcext:value-type="string">
            <text:p>₁</text:p>
          </table:table-cell>
          <table:table-cell table:style-name="ce145" table:formula="of:=[$Enunciado.R14]" office:value-type="float" office:value="0.0000000005" calcext:value-type="float">
            <text:p>5E-10</text:p>
          </table:table-cell>
          <table:table-cell table:style-name="ce145" table:formula="of:=[$Enunciado.S14]" office:value-type="float" office:value="0.0000000002886751346" calcext:value-type="float">
            <text:p>2,88675134595E-10</text:p>
          </table:table-cell>
          <table:table-cell table:style-name="ce145" table:formula="of:=[$Enunciado.T14]" office:value-type="float" office:value="-0.000000000002" calcext:value-type="float">
            <text:p>-2E-12</text:p>
          </table:table-cell>
          <table:table-cell table:style-name="ce145" table:formula="of:=SQRT(([.$V$7]-[.V3])^2+([.$W$7]-[.W3])^2)" office:value-type="float" office:value="0.00000000057735026919" calcext:value-type="float">
            <text:p>5,77350269189719E-10</text:p>
          </table:table-cell>
          <table:table-cell table:style-name="ce145" table:formula="of:=IF([.Y3];[.$V$1]*[.X3]/[.Y3]^2;0)" office:value-type="float" office:value="-3.59999999999883E+016" calcext:value-type="float">
            <text:p>-3,59999999999883E+016</text:p>
          </table:table-cell>
          <table:table-cell table:style-name="ce145" table:formula="of:=[.V$7]-[.V3]" office:value-type="float" office:value="-0.0000000005" calcext:value-type="float">
            <text:p>-5E-10</text:p>
          </table:table-cell>
          <table:table-cell table:style-name="ce145" table:formula="of:=([.W$7]-[.W3])" office:value-type="float" office:value="-0.0000000002886751346" calcext:value-type="float">
            <text:p>-2,88675134595E-10</text:p>
          </table:table-cell>
          <table:table-cell table:style-name="ce149" table:formula="of:=IF([.$Y3];[.$Z3]*[.AA3]/[.$Y3])" office:value-type="float" office:value="3.11769145362246E+016" calcext:value-type="float">
            <text:p>3,12E+016</text:p>
          </table:table-cell>
          <table:table-cell table:style-name="ce149" table:formula="of:=IF([.$Y3];[.$Z3]*[.AB3]/[.$Y3])" office:value-type="float" office:value="1.80000000000029E+016" calcext:value-type="float">
            <text:p>1,80E+016</text:p>
          </table:table-cell>
          <table:table-cell table:style-name="ce145" table:number-columns-repeated="4"/>
          <table:table-cell table:style-name="ce149" table:number-columns-repeated="2"/>
          <table:table-cell table:style-name="ce408" table:number-columns-repeated="4"/>
          <table:table-cell table:style-name="ce974" office:value-type="string" calcext:value-type="string">
            <text:p>son iguais</text:p>
          </table:table-cell>
          <table:table-cell table:style-name="ce408" table:number-columns-repeated="2"/>
          <table:table-cell table:style-name="ce85" table:number-columns-repeated="21"/>
        </table:table-row>
        <table:table-row table:style-name="ro9">
          <table:table-cell table:style-name="ce391"/>
          <table:table-cell table:style-name="ce295" office:value-type="string" calcext:value-type="string">
            <text:p>Coord X (m)</text:p>
          </table:table-cell>
          <table:table-cell table:style-name="ce295" office:value-type="string" calcext:value-type="string">
            <text:p>Coord Y (m)</text:p>
          </table:table-cell>
          <table:table-cell table:style-name="ce234"/>
          <table:table-cell table:style-name="ce295" office:value-type="string" calcext:value-type="string">
            <text:p>Carga (C) </text:p>
          </table:table-cell>
          <table:table-cell table:style-name="ce234" table:number-columns-repeated="2"/>
          <table:covered-table-cell table:style-name="ce234"/>
          <table:table-cell table:style-name="ce662" office:value-type="string" calcext:value-type="string">
            <text:p>r<text:span text:style-name="T16">²</text:span></text:p>
          </table:table-cell>
          <table:table-cell table:style-name="ce707" office:value-type="string" calcext:value-type="string">
            <text:p>r</text:p>
          </table:table-cell>
          <table:table-cell table:style-name="ce461" office:value-type="string" calcext:value-type="string">
            <text:p><text:a xlink:href="#Coords" xlink:type="simple">Coordenadas</text:a></text:p>
          </table:table-cell>
          <table:table-cell table:style-name="ce20"/>
          <table:table-cell table:style-name="ce85" table:number-columns-repeated="8"/>
          <table:table-cell table:style-name="ce147" office:value-type="string" calcext:value-type="string">
            <text:p>₂</text:p>
          </table:table-cell>
          <table:table-cell table:style-name="ce145" table:formula="of:=[$Enunciado.R15]" office:value-type="float" office:value="-0.0000000005" calcext:value-type="float">
            <text:p>-5E-10</text:p>
          </table:table-cell>
          <table:table-cell table:style-name="ce145" table:formula="of:=[$Enunciado.S15]" office:value-type="float" office:value="0.0000000002886751346" calcext:value-type="float">
            <text:p>2,88675134595E-10</text:p>
          </table:table-cell>
          <table:table-cell table:style-name="ce145" table:formula="of:=[$Enunciado.T15]" office:value-type="float" office:value="-0.000000000002" calcext:value-type="float">
            <text:p>-2E-12</text:p>
          </table:table-cell>
          <table:table-cell table:style-name="ce145" table:formula="of:=SQRT(([.$V$7]-[.V4])^2+([.$W$7]-[.W4])^2)" office:value-type="float" office:value="0.00000000057735026919" calcext:value-type="float">
            <text:p>5,77350269189719E-10</text:p>
          </table:table-cell>
          <table:table-cell table:style-name="ce145" table:formula="of:=IF([.Y4];[.$V$1]*[.X4]/[.Y4]^2;0)" office:value-type="float" office:value="-3.59999999999883E+016" calcext:value-type="float">
            <text:p>-3,59999999999883E+016</text:p>
          </table:table-cell>
          <table:table-cell table:style-name="ce145" table:formula="of:=[.V$7]-[.V4]" office:value-type="float" office:value="0.0000000005" calcext:value-type="float">
            <text:p>5E-10</text:p>
          </table:table-cell>
          <table:table-cell table:style-name="ce145" table:formula="of:=([.W$7]-[.W4])" office:value-type="float" office:value="-0.0000000002886751346" calcext:value-type="float">
            <text:p>-2,88675134595E-10</text:p>
          </table:table-cell>
          <table:table-cell table:style-name="ce149" table:formula="of:=IF([.$Y4];[.$Z4]*[.AA4]/[.$Y4])" office:value-type="float" office:value="-3.11769145362246E+016" calcext:value-type="float">
            <text:p>-3,12E+016</text:p>
          </table:table-cell>
          <table:table-cell table:style-name="ce149" table:formula="of:=IF([.$Y4];[.$Z4]*[.AB4]/[.$Y4])" office:value-type="float" office:value="1.80000000000029E+016" calcext:value-type="float">
            <text:p>1,80E+016</text:p>
          </table:table-cell>
          <table:table-cell table:style-name="ce145" table:formula="of:=[$Enerxía_Potencial.AA2]" office:value-type="float" office:value="0.000000001" calcext:value-type="float">
            <text:p>0,000000001</text:p>
          </table:table-cell>
          <table:table-cell table:style-name="ce145" table:formula="of:=[.$V$1]*[.X4]/[.AE4]^2" office:value-type="float" office:value="-1.2E+016" calcext:value-type="float">
            <text:p>-1,2E+016</text:p>
          </table:table-cell>
          <table:table-cell table:style-name="ce408" table:formula="of:=[.$V$3]-[.V4]" office:value-type="float" office:value="0.000000001" calcext:value-type="float">
            <text:p>0,000000001</text:p>
          </table:table-cell>
          <table:table-cell table:style-name="ce408" table:formula="of:=[.$W$3]-[.W4]" office:value-type="float" office:value="0" calcext:value-type="float">
            <text:p>0</text:p>
          </table:table-cell>
          <table:table-cell table:style-name="ce149" table:formula="of:=IF([.$Y4];[.$AF4]*[.AG4]/[.$AE4])" office:value-type="float" office:value="-1.2E+016" calcext:value-type="float">
            <text:p>-1,20E+016</text:p>
          </table:table-cell>
          <table:table-cell table:style-name="ce149" table:formula="of:=IF([.$Y4];[.$AF4]*[.AH4]/[.$AE4])" office:value-type="float" office:value="-0" calcext:value-type="float">
            <text:p>-0,00E+000</text:p>
          </table:table-cell>
          <table:table-cell table:style-name="ce408" table:number-columns-repeated="4"/>
          <table:table-cell table:style-name="ce974" office:value-type="string" calcext:value-type="string">
            <text:p><text:s/>centro xeométrico </text:p>
          </table:table-cell>
          <table:table-cell table:style-name="ce408" table:number-columns-repeated="2"/>
          <table:table-cell table:style-name="ce85" table:number-columns-repeated="21"/>
        </table:table-row>
        <table:table-row table:style-name="ro4">
          <table:table-cell table:style-name="ce834" table:formula="of:=IF([.$X3];[.$X$1]&amp;[.U3];&quot;&quot;)" office:value-type="string" office:string-value="𝘘₁" calcext:value-type="string">
            <text:p>𝘘₁</text:p>
          </table:table-cell>
          <table:table-cell table:style-name="ce841" table:formula="of:=[$Campo.B5]" office:value-type="string" office:string-value="5,00·10⁻¹⁰" calcext:value-type="string">
            <text:p>5,00·10⁻¹⁰</text:p>
          </table:table-cell>
          <table:table-cell table:style-name="ce841" table:formula="of:=[$Campo.C5]" office:value-type="string" office:string-value="2,89·10⁻¹⁰" calcext:value-type="string">
            <text:p>2,89·10⁻¹⁰</text:p>
          </table:table-cell>
          <table:table-cell table:style-name="ce234"/>
          <table:table-cell table:style-name="ce841" table:formula="of:=[$Campo.E5]" office:value-type="string" office:string-value="-2,00·10⁻¹²" calcext:value-type="string">
            <text:p>-2,00·10⁻¹²</text:p>
          </table:table-cell>
          <table:table-cell table:style-name="ce234" table:number-columns-repeated="5"/>
          <table:table-cell table:style-name="ce20" office:value-type="string" calcext:value-type="string">
            <text:p><text:a xlink:href="#Enunciado" xlink:type="simple">Enunciado</text:a></text:p>
          </table:table-cell>
          <table:table-cell table:style-name="ce20"/>
          <table:table-cell table:style-name="ce85" table:number-columns-repeated="8"/>
          <table:table-cell table:style-name="ce147" office:value-type="string" calcext:value-type="string">
            <text:p>₃</text:p>
          </table:table-cell>
          <table:table-cell table:style-name="ce145" table:formula="of:=[$Enunciado.R16]" office:value-type="float" office:value="0" calcext:value-type="float">
            <text:p>0</text:p>
          </table:table-cell>
          <table:table-cell table:style-name="ce145" table:formula="of:=[$Enunciado.S16]" office:value-type="float" office:value="-0.00000000057735026919" calcext:value-type="float">
            <text:p>-5,7735026919E-10</text:p>
          </table:table-cell>
          <table:table-cell table:style-name="ce145" table:formula="of:=[$Enunciado.T16]" office:value-type="float" office:value="0.000000000003" calcext:value-type="float">
            <text:p>3E-12</text:p>
          </table:table-cell>
          <table:table-cell table:style-name="ce145" table:formula="of:=SQRT(([.$V$7]-[.V5])^2+([.$W$7]-[.W5])^2)" office:value-type="float" office:value="0.00000000057735026919" calcext:value-type="float">
            <text:p>5,7735026919E-10</text:p>
          </table:table-cell>
          <table:table-cell table:style-name="ce145" table:formula="of:=IF([.Y5];[.$V$1]*[.X5]/[.Y5]^2;0)" office:value-type="float" office:value="5.399999999993E+016" calcext:value-type="float">
            <text:p>5,399999999993E+016</text:p>
          </table:table-cell>
          <table:table-cell table:style-name="ce145" table:formula="of:=[.V$7]-[.V5]" office:value-type="float" office:value="0" calcext:value-type="float">
            <text:p>0</text:p>
          </table:table-cell>
          <table:table-cell table:style-name="ce145" table:formula="of:=([.W$7]-[.W5])" office:value-type="float" office:value="0.00000000057735026919" calcext:value-type="float">
            <text:p>5,7735026919E-10</text:p>
          </table:table-cell>
          <table:table-cell table:style-name="ce149" table:formula="of:=IF([.$Y5];[.$Z5]*[.AA5]/[.$Y5])" office:value-type="float" office:value="0" calcext:value-type="float">
            <text:p>0,00E+000</text:p>
          </table:table-cell>
          <table:table-cell table:style-name="ce149" table:formula="of:=IF([.$Y5];[.$Z5]*[.AB5]/[.$Y5])" office:value-type="float" office:value="5.399999999993E+016" calcext:value-type="float">
            <text:p>5,40E+016</text:p>
          </table:table-cell>
          <table:table-cell table:style-name="ce145" table:formula="of:=[$Enerxía_Potencial.AA3]" office:value-type="float" office:value="0.000000001" calcext:value-type="float">
            <text:p>1,00000000000049E-09</text:p>
          </table:table-cell>
          <table:table-cell table:style-name="ce145" table:formula="of:=IF([.X5];[.$V$1]*[.X5]/[.AE5]^2;0)" office:value-type="float" office:value="1.79999999999825E+016" calcext:value-type="float">
            <text:p>1,79999999999825E+016</text:p>
          </table:table-cell>
          <table:table-cell table:style-name="ce408" table:formula="of:=[.$V$3]-[.V5]" office:value-type="float" office:value="0.0000000005" calcext:value-type="float">
            <text:p>5E-10</text:p>
          </table:table-cell>
          <table:table-cell table:style-name="ce408" table:formula="of:=[.$W$3]-[.W5]" office:value-type="float" office:value="0.00000000086602540379" calcext:value-type="float">
            <text:p>8,66025403785E-10</text:p>
          </table:table-cell>
          <table:table-cell table:style-name="ce149" table:formula="of:=IF([.$Y5];[.$AF5]*[.AG5]/[.$AE5])" office:value-type="float" office:value="8999999999986873" calcext:value-type="float">
            <text:p>9,00E+015</text:p>
          </table:table-cell>
          <table:table-cell table:style-name="ce149" table:formula="of:=IF([.$Y5];[.$AF5]*[.AH5]/[.$AE5])" office:value-type="float" office:value="1.55884572681073E+016" calcext:value-type="float">
            <text:p>1,56E+016</text:p>
          </table:table-cell>
          <table:table-cell table:style-name="ce408" table:number-columns-repeated="4"/>
          <table:table-cell table:style-name="ce974" office:value-type="string" calcext:value-type="string">
            <text:p><text:s/>punto 1</text:p>
          </table:table-cell>
          <table:table-cell table:style-name="ce408" table:number-columns-repeated="2"/>
          <table:table-cell table:style-name="ce85" table:number-columns-repeated="21"/>
        </table:table-row>
        <table:table-row table:style-name="ro4">
          <table:table-cell table:style-name="ce834" table:formula="of:=IF([.$X4];[.$X$1]&amp;[.U4];&quot;&quot;)" office:value-type="string" office:string-value="𝘘₂" calcext:value-type="string">
            <text:p>𝘘₂</text:p>
          </table:table-cell>
          <table:table-cell table:style-name="ce841" table:formula="of:=[$Campo.B6]" office:value-type="string" office:string-value="-5,00·10⁻¹⁰" calcext:value-type="string">
            <text:p>-5,00·10⁻¹⁰</text:p>
          </table:table-cell>
          <table:table-cell table:style-name="ce841" table:formula="of:=[$Campo.C6]" office:value-type="string" office:string-value="2,89·10⁻¹⁰" calcext:value-type="string">
            <text:p>2,89·10⁻¹⁰</text:p>
          </table:table-cell>
          <table:table-cell table:style-name="ce234"/>
          <table:table-cell table:style-name="ce841" table:formula="of:=[$Campo.E6]" office:value-type="string" office:string-value="-2,00·10⁻¹²" calcext:value-type="string">
            <text:p>-2,00·10⁻¹²</text:p>
          </table:table-cell>
          <table:table-cell table:style-name="ce234"/>
          <table:table-cell table:style-name="ce964" table:formula="of:=[.$Y$1]&amp;&quot;ᵢ =&quot;" office:value-type="string" office:string-value="𝘳ᵢ =" calcext:value-type="string">
            <text:p>𝘳ᵢ =</text:p>
          </table:table-cell>
          <table:table-cell table:style-name="ce259" table:formula="of:=&quot;√&quot;" office:value-type="string" office:string-value="√" calcext:value-type="string">
            <text:p>√</text:p>
          </table:table-cell>
          <table:table-cell table:style-name="ce979" office:value-type="string" calcext:value-type="string">
            <text:p>∆𝘹² <text:s/>+ ∆𝘺²</text:p>
          </table:table-cell>
          <table:table-cell table:style-name="ce234"/>
          <table:table-cell table:style-name="ce20" office:value-type="string" calcext:value-type="string">
            <text:p><text:a xlink:href="#Campo" xlink:type="simple">Campo</text:a></text:p>
          </table:table-cell>
          <table:table-cell table:style-name="ce85" table:number-columns-repeated="9"/>
          <table:table-cell table:style-name="ce147" office:value-type="string" calcext:value-type="string">
            <text:p>₄</text:p>
          </table:table-cell>
          <table:table-cell table:style-name="ce145" table:formula="of:=[$Enunciado.R17]" office:value-type="float" office:value="0" calcext:value-type="float">
            <text:p>0</text:p>
          </table:table-cell>
          <table:table-cell table:style-name="ce145" table:formula="of:=[$Enunciado.S17]" office:value-type="float" office:value="0" calcext:value-type="float">
            <text:p>0</text:p>
          </table:table-cell>
          <table:table-cell table:style-name="ce145" table:formula="of:=[$Enunciado.T17]" office:value-type="float" office:value="0" calcext:value-type="float">
            <text:p>0</text:p>
          </table:table-cell>
          <table:table-cell table:style-name="ce145" table:formula="of:=SQRT(([.$V$7]-[.V6])^2+([.$W$7]-[.W6])^2)" office:value-type="float" office:value="0" calcext:value-type="float">
            <text:p>0</text:p>
          </table:table-cell>
          <table:table-cell table:style-name="ce145" table:formula="of:=IF([.Y6];[.$V$1]*[.X6]/[.Y6]^2;0)" office:value-type="float" office:value="0" calcext:value-type="float">
            <text:p>0</text:p>
          </table:table-cell>
          <table:table-cell table:style-name="ce145" table:formula="of:=[.V$7]-[.V6]" office:value-type="float" office:value="0" calcext:value-type="float">
            <text:p>0</text:p>
          </table:table-cell>
          <table:table-cell table:style-name="ce145" table:formula="of:=([.W$7]-[.W6])" office:value-type="float" office:value="0" calcext:value-type="float">
            <text:p>0</text:p>
          </table:table-cell>
          <table:table-cell table:style-name="ce149" table:formula="of:=IF([.$Y6];[.$Z6]*[.AA6]/[.$Y6])" office:value-type="float" office:value="0" calcext:value-type="float">
            <text:p>0,00E+000</text:p>
          </table:table-cell>
          <table:table-cell table:style-name="ce149" table:formula="of:=IF([.$Y6];[.$Z6]*[.AB6]/[.$Y6])" office:value-type="float" office:value="0" calcext:value-type="float">
            <text:p>0,00E+000</text:p>
          </table:table-cell>
          <table:table-cell table:style-name="ce145" table:formula="of:=[$Enerxía_Potencial.AA4]">
            <text:p/>
          </table:table-cell>
          <table:table-cell table:style-name="ce145" table:formula="of:=IF([.X6];[.$V$1]*[.X6]/[.AE6]^2;0)" office:value-type="float" office:value="0" calcext:value-type="float">
            <text:p>0</text:p>
          </table:table-cell>
          <table:table-cell table:style-name="ce408" table:formula="of:=[.$V$3]-[.V6]" office:value-type="float" office:value="0.0000000005" calcext:value-type="float">
            <text:p>5E-10</text:p>
          </table:table-cell>
          <table:table-cell table:style-name="ce408" table:formula="of:=[.$W$3]-[.W6]" office:value-type="float" office:value="0.0000000002886751346" calcext:value-type="float">
            <text:p>2,88675134595E-10</text:p>
          </table:table-cell>
          <table:table-cell table:style-name="ce149" table:formula="of:=IF([.$Y6];[.$AF6]*[.AG6]/[.$AE6])" office:value-type="float" office:value="0" calcext:value-type="float">
            <text:p>0,00E+000</text:p>
          </table:table-cell>
          <table:table-cell table:style-name="ce149" table:formula="of:=IF([.$Y6];[.$AF6]*[.AH6]/[.$AE6])" office:value-type="float" office:value="0" calcext:value-type="float">
            <text:p>0,00E+000</text:p>
          </table:table-cell>
          <table:table-cell table:style-name="ce408" table:number-columns-repeated="4"/>
          <table:table-cell table:style-name="ce974" office:value-type="string" calcext:value-type="string">
            <text:p>Cálculo </text:p>
          </table:table-cell>
          <table:table-cell table:style-name="ce408" table:number-columns-repeated="2"/>
          <table:table-cell table:style-name="ce85" table:number-columns-repeated="21"/>
        </table:table-row>
        <table:table-row table:style-name="ro4">
          <table:table-cell table:style-name="ce834" table:formula="of:=IF([.$X5];[.$X$1]&amp;[.U5];&quot;&quot;)" office:value-type="string" office:string-value="𝘘₃" calcext:value-type="string">
            <text:p>𝘘₃</text:p>
          </table:table-cell>
          <table:table-cell table:style-name="ce841" table:formula="of:=[$Campo.B7]" office:value-type="string" office:string-value="0" calcext:value-type="string">
            <text:p>0</text:p>
          </table:table-cell>
          <table:table-cell table:style-name="ce841" table:formula="of:=[$Campo.C7]" office:value-type="string" office:string-value="-5,77·10⁻¹⁰" calcext:value-type="string">
            <text:p>-5,77·10⁻¹⁰</text:p>
          </table:table-cell>
          <table:table-cell table:style-name="ce234"/>
          <table:table-cell table:style-name="ce841" table:formula="of:=[$Campo.E7]" office:value-type="string" office:string-value="3,00·10⁻¹²" calcext:value-type="string">
            <text:p>3,00·10⁻¹²</text:p>
          </table:table-cell>
          <table:table-cell table:style-name="ce234" table:number-columns-repeated="5"/>
          <table:table-cell table:style-name="ce135" table:number-columns-repeated="2"/>
          <table:table-cell table:style-name="ce85" table:number-columns-repeated="8"/>
          <table:table-cell table:style-name="ce889" office:value-type="string" calcext:value-type="string">
            <text:p>ₘ</text:p>
          </table:table-cell>
          <table:table-cell table:style-name="ce145" table:formula="of:=[.AK21]" office:value-type="float" office:value="0" calcext:value-type="float">
            <text:p>0</text:p>
          </table:table-cell>
          <table:table-cell table:style-name="ce145" table:formula="of:=[.AL21]" office:value-type="float" office:value="0" calcext:value-type="float">
            <text:p>0</text:p>
          </table:table-cell>
          <table:table-cell table:style-name="ce149"/>
          <table:table-cell table:style-name="ce145"/>
          <table:table-cell table:style-name="ce655" office:value-type="string" calcext:value-type="string">
            <text:p>𝙀⃗</text:p>
          </table:table-cell>
          <table:table-cell table:style-name="ce145" office:value-type="string" calcext:value-type="string">
            <text:p>Campo Suma →</text:p>
          </table:table-cell>
          <table:table-cell table:style-name="ce145"/>
          <table:table-cell table:style-name="ce635" table:formula="of:=SUM([.AC3:.AC6])" office:value-type="float" office:value="0" calcext:value-type="float">
            <text:p>0,00E+00</text:p>
          </table:table-cell>
          <table:table-cell table:style-name="ce635" table:formula="of:=SUM([.AD3:.AD6])" office:value-type="float" office:value="8.99999999999358E+016" calcext:value-type="float">
            <text:p>9,00E+16</text:p>
          </table:table-cell>
          <table:table-cell table:style-name="ce145"/>
          <table:table-cell table:style-name="ce963" table:formula="of:=SQRT([.AI7]*[.AI7]+[.AJ7]*[.AJ7])" office:value-type="float" office:value="1.58745078663776E+016" calcext:value-type="float">
            <text:p>1,59E+16</text:p>
          </table:table-cell>
          <table:table-cell table:style-name="ce408" table:number-columns-repeated="2"/>
          <table:table-cell table:style-name="ce635" table:formula="of:=SUM([.AI3:.AI6])" office:value-type="float" office:value="-3000000000013127" calcext:value-type="float">
            <text:p>-3,00E+15</text:p>
          </table:table-cell>
          <table:table-cell table:style-name="ce635" table:formula="of:=SUM([.AJ3:.AJ6])" office:value-type="float" office:value="1.55884572681073E+016" calcext:value-type="float">
            <text:p>1,56E+16</text:p>
          </table:table-cell>
          <table:table-cell table:style-name="ce408" table:number-columns-repeated="4"/>
          <table:table-cell table:style-name="ce974" office:value-type="string" calcext:value-type="string">
            <text:p>Vector intensidade de campo electrostático </text:p>
          </table:table-cell>
          <table:table-cell table:style-name="ce408" table:number-columns-repeated="2"/>
          <table:table-cell table:style-name="ce85" table:number-columns-repeated="21"/>
        </table:table-row>
        <table:table-row table:style-name="ro4">
          <table:table-cell table:style-name="ce834" table:formula="of:=IF([.$X6];[.$X$1]&amp;[.U6];&quot;&quot;)">
            <text:p/>
          </table:table-cell>
          <table:table-cell table:style-name="ce841" table:formula="of:=[$Campo.B8]">
            <text:p/>
          </table:table-cell>
          <table:table-cell table:style-name="ce841" table:formula="of:=[$Campo.C8]">
            <text:p/>
          </table:table-cell>
          <table:table-cell table:style-name="ce234"/>
          <table:table-cell table:style-name="ce841" table:formula="of:=[$Campo.E8]">
            <text:p/>
          </table:table-cell>
          <table:table-cell table:style-name="ce234" table:number-columns-repeated="5"/>
          <table:table-cell table:style-name="ce20" office:value-type="string" calcext:value-type="string">
            <text:p><text:a xlink:href="#Potencial" xlink:type="simple">Potencial</text:a></text:p>
          </table:table-cell>
          <table:table-cell table:style-name="ce20"/>
          <table:table-cell table:style-name="ce85" table:number-columns-repeated="13"/>
          <table:table-cell table:style-name="ce654" office:value-type="string" calcext:value-type="string">
            <text:p>𝙁⃗</text:p>
          </table:table-cell>
          <table:table-cell table:style-name="ce145" office:value-type="string" calcext:value-type="string">
            <text:p>Máximos</text:p>
          </table:table-cell>
          <table:table-cell table:style-name="ce145"/>
          <table:table-cell table:style-name="ce145" table:formula="of:=MAX(ABS([.AC3]);ABS([.AC4]);ABS([.AC5]);ABS([.AC6]))" office:value-type="float" office:value="3.11769145362246E+016" calcext:value-type="float">
            <text:p>3,11769145362246E+016</text:p>
          </table:table-cell>
          <table:table-cell table:style-name="ce145" table:formula="of:=MAX(ABS([.AD3]);ABS([.AD4]);ABS([.AD5]);ABS([.AD6]))" office:value-type="float" office:value="5.399999999993E+016" calcext:value-type="float">
            <text:p>5,399999999993E+016</text:p>
          </table:table-cell>
          <table:table-cell table:style-name="ce145"/>
          <table:table-cell table:style-name="ce408" table:number-columns-repeated="9"/>
          <table:table-cell table:style-name="ce974" office:value-type="string" calcext:value-type="string">
            <text:p>das coordenadas do</text:p>
          </table:table-cell>
          <table:table-cell table:style-name="ce408" table:number-columns-repeated="2"/>
          <table:table-cell table:style-name="ce85" table:number-columns-repeated="21"/>
        </table:table-row>
        <table:table-row table:style-name="ro4">
          <table:table-cell table:style-name="ce234" table:number-columns-repeated="10"/>
          <table:table-cell table:style-name="ce20" office:value-type="string" calcext:value-type="string">
            <text:p><text:a xlink:href="#Enerxía_Potencial" xlink:type="simple">Enerxía potencial</text:a></text:p>
          </table:table-cell>
          <table:table-cell table:style-name="ce20"/>
          <table:table-cell table:style-name="ce85" table:number-columns-repeated="9"/>
          <table:table-cell table:style-name="ce408" table:number-matrix-columns-spanned="1" table:number-matrix-rows-spanned="1" table:formula="of:=SUM(([.X3:.X6]&lt;&gt;0)*[.V3:.V6])" office:value-type="float" office:value="0" calcext:value-type="float">
            <text:p>0</text:p>
          </table:table-cell>
          <table:table-cell table:style-name="ce408" table:number-matrix-columns-spanned="1" table:number-matrix-rows-spanned="1" table:formula="of:=SUM(([.X3:.X6]&lt;&gt;0)*[.W3:.W6])" office:value-type="float" office:value="0" calcext:value-type="float">
            <text:p>0</text:p>
          </table:table-cell>
          <table:table-cell table:style-name="ce145" table:number-columns-repeated="2"/>
          <table:table-cell table:style-name="ce635" office:value-type="float" office:value="0.00000001" calcext:value-type="float">
            <text:p>1,00E-08</text:p>
          </table:table-cell>
          <table:table-cell table:style-name="ce145" office:value-type="string" calcext:value-type="string">
            <text:p><text:span text:style-name="T17">← máx. </text:span>Discrepancia</text:p>
          </table:table-cell>
          <table:table-cell table:style-name="ce429"/>
          <table:table-cell table:style-name="ce145" table:formula="of:=ABS([.AC7])/IF([.AC8];[.AC8];1)" office:value-type="float" office:value="0" calcext:value-type="float">
            <text:p>0</text:p>
          </table:table-cell>
          <table:table-cell table:style-name="ce145" table:formula="of:=ABS([.AD7])/IF([.AD8];[.AD8];1)" office:value-type="float" office:value="1.66666666666764" calcext:value-type="float">
            <text:p>1,66666666666764</text:p>
          </table:table-cell>
          <table:table-cell table:style-name="ce145"/>
          <table:table-cell table:style-name="ce408" table:number-columns-repeated="9"/>
          <table:table-cell table:style-name="ce974" office:value-type="string" calcext:value-type="string">
            <text:p>das distancias de cada punto ao</text:p>
          </table:table-cell>
          <table:table-cell table:style-name="ce408" table:number-columns-repeated="2"/>
          <table:table-cell table:style-name="ce85" table:number-columns-repeated="21"/>
        </table:table-row>
        <table:table-row table:style-name="ro4">
          <table:table-cell table:style-name="ce234" table:number-columns-repeated="10"/>
          <table:table-cell table:style-name="ce135"/>
          <table:table-cell table:style-name="ce85" table:number-columns-repeated="9"/>
          <table:table-cell table:style-name="ce408" office:value-type="string" calcext:value-type="string">
            <text:p>Máximos</text:p>
          </table:table-cell>
          <table:table-cell table:style-name="ce145" table:formula="of:=MAXABS([.V3:.V6])" office:value-type="float" office:value="0.0000000005" calcext:value-type="float">
            <text:p>5E-10</text:p>
          </table:table-cell>
          <table:table-cell table:style-name="ce145" table:formula="of:=MAXABS([.W3:.W6])" office:value-type="float" office:value="0.00000000057735027" calcext:value-type="float">
            <text:p>5,7735027E-10</text:p>
          </table:table-cell>
          <table:table-cell table:style-name="ce85"/>
          <table:table-cell table:style-name="ce145"/>
          <table:table-cell table:style-name="ce145" table:formula="of:=SQRT([.AC10]^2+[.AD10]^2)" office:value-type="float" office:value="8.99999999999358E+016" calcext:value-type="float">
            <text:p>8,99999999999358E+016</text:p>
          </table:table-cell>
          <table:table-cell table:style-name="ce974" office:value-type="string" calcext:value-type="string">
            <text:p>Campo axustado →</text:p>
          </table:table-cell>
          <table:table-cell table:style-name="ce145"/>
          <table:table-cell table:style-name="ce149" table:formula="of:=IF([.AC9]&lt;[.$Z$9];0;[.AC7])" office:value-type="float" office:value="0" calcext:value-type="float">
            <text:p>0,00E+000</text:p>
          </table:table-cell>
          <table:table-cell table:style-name="ce149" table:formula="of:=IF([.AD9]&lt;[.$Z$9];0;[.AD7])" office:value-type="float" office:value="8.99999999999358E+016" calcext:value-type="float">
            <text:p>9,00E+016</text:p>
          </table:table-cell>
          <table:table-cell table:style-name="ce145"/>
          <table:table-cell table:style-name="ce408" table:number-columns-repeated="9"/>
          <table:table-cell table:style-name="ce974" office:value-type="string" calcext:value-type="string">
            <text:p>As distancias </text:p>
          </table:table-cell>
          <table:table-cell table:style-name="ce408" table:number-columns-repeated="2"/>
          <table:table-cell table:style-name="ce85" table:number-columns-repeated="21"/>
        </table:table-row>
        <table:table-row table:style-name="ro4">
          <table:table-cell table:style-name="ce567" office:value-type="string" calcext:value-type="string">
            <text:p>Cálculos</text:p>
          </table:table-cell>
          <table:table-cell table:style-name="ce341"/>
          <table:table-cell table:style-name="ce381"/>
          <table:table-cell table:style-name="ce892"/>
          <table:table-cell table:style-name="ce341" table:number-columns-repeated="6"/>
          <table:table-cell table:style-name="ce135" office:value-type="string" calcext:value-type="string">
            <text:p>Ver o documento</text:p>
          </table:table-cell>
          <table:table-cell table:style-name="ce85" table:number-columns-repeated="9"/>
          <table:table-cell table:style-name="ce928" office:value-type="string" calcext:value-type="string">
            <text:p>Discrepancia</text:p>
          </table:table-cell>
          <table:table-cell table:style-name="ce145" table:formula="of:=ABS([.V9])/IF([.V10];[.V10];1)" office:value-type="float" office:value="0" calcext:value-type="float">
            <text:p>0</text:p>
          </table:table-cell>
          <table:table-cell table:style-name="ce145" table:formula="of:=ABS([.W9])/IF([.W10];[.W10];1)" office:value-type="float" office:value="0" calcext:value-type="float">
            <text:p>0</text:p>
          </table:table-cell>
          <table:table-cell table:style-name="ce85"/>
          <table:table-cell table:style-name="ce145" table:number-columns-repeated="7"/>
          <table:table-cell table:style-name="ce408" table:number-columns-repeated="9"/>
          <table:table-cell table:style-name="ce974" office:value-type="string" calcext:value-type="string">
            <text:p>creado por cada unha das cargas no </text:p>
          </table:table-cell>
          <table:table-cell table:style-name="ce408" table:number-columns-repeated="2"/>
          <table:table-cell table:style-name="ce85" table:number-columns-repeated="21"/>
        </table:table-row>
        <table:table-row table:style-name="ro4">
          <table:table-cell table:style-name="ce568" table:formula="of:=[.$AO$2]&amp;IF([.$AH$19];&quot;&quot;;&quot;non &quot;)&amp;[.$AO$3]" office:value-type="string" office:string-value="As cargas non son iguais" calcext:value-type="string">
            <text:p>As cargas non son iguais</text:p>
          </table:table-cell>
          <table:table-cell table:style-name="ce341"/>
          <table:table-cell table:style-name="ce235"/>
          <table:table-cell table:style-name="ce341" table:number-columns-repeated="4"/>
          <table:table-cell table:style-name="ce651"/>
          <table:table-cell table:style-name="ce341" table:number-columns-repeated="2"/>
          <table:table-cell table:style-name="ce20" office:value-type="string" calcext:value-type="string">
            <text:p><text:a xlink:href="../ElectroExemplosPAUGal.pdf" xlink:type="simple" office:target-frame-name="_blank">Exemplos PAU</text:a></text:p>
          </table:table-cell>
          <table:table-cell table:style-name="ce20"/>
          <table:table-cell table:style-name="ce85" table:number-columns-repeated="8"/>
          <table:table-cell table:style-name="ce145" office:value-type="string" calcext:value-type="string">
            <text:p>Ajustado</text:p>
          </table:table-cell>
          <table:table-cell table:style-name="ce149" table:formula="of:=IF([.V11]&lt;[.$Z$9];0;[.V9])" office:value-type="float" office:value="0" calcext:value-type="float">
            <text:p>0,00E+000</text:p>
          </table:table-cell>
          <table:table-cell table:style-name="ce149" table:formula="of:=IF([.W11]&lt;[.$Z$9];0;[.W9])" office:value-type="float" office:value="0" calcext:value-type="float">
            <text:p>0,00E+000</text:p>
          </table:table-cell>
          <table:table-cell table:style-name="ce85"/>
          <table:table-cell table:style-name="ce145" table:number-columns-repeated="8"/>
          <table:table-cell table:style-name="ce408"/>
          <table:table-cell table:style-name="ce408" office:value-type="string" calcext:value-type="string">
            <text:p>¿Equilibre?</text:p>
          </table:table-cell>
          <table:table-cell table:style-name="ce426" table:formula="of:=AND([.AH19];[.AI19])" office:value-type="float" office:value="0" calcext:value-type="float">
            <text:p>0</text:p>
          </table:table-cell>
          <table:table-cell table:style-name="ce426" office:value-type="string" calcext:value-type="string">
            <text:p>R</text:p>
          </table:table-cell>
          <table:table-cell table:style-name="ce426" office:value-type="string" calcext:value-type="string">
            <text:p>E_x</text:p>
          </table:table-cell>
          <table:table-cell table:style-name="ce426" office:value-type="string" calcext:value-type="string">
            <text:p>E_y</text:p>
          </table:table-cell>
          <table:table-cell table:style-name="ce426"/>
          <table:table-cell table:style-name="ce426" office:value-type="string" calcext:value-type="string">
            <text:p>E</text:p>
          </table:table-cell>
          <table:table-cell table:style-name="ce974" office:value-type="string" calcext:value-type="string">
            <text:p>resultante no</text:p>
          </table:table-cell>
          <table:table-cell table:style-name="ce408" table:number-columns-repeated="2"/>
          <table:table-cell table:style-name="ce85" table:number-columns-repeated="21"/>
        </table:table-row>
        <table:table-row table:style-name="ro4">
          <table:table-cell table:style-name="ce235" table:formula="of:=IF([.$AH$19];[.$AO$6]&amp;[.$AO$8]&amp;[.$AO$4];&quot;&quot;)">
            <text:p/>
          </table:table-cell>
          <table:table-cell table:style-name="ce341"/>
          <table:table-cell table:style-name="ce235" table:number-columns-repeated="2"/>
          <table:table-cell table:style-name="ce341" table:number-columns-repeated="6"/>
          <table:table-cell table:style-name="ce135"/>
          <table:table-cell table:style-name="ce85" table:number-columns-repeated="10"/>
          <table:table-cell table:style-name="ce145"/>
          <table:table-cell table:style-name="ce148" office:value-type="string" calcext:value-type="string">
            <text:p>N.º Cargas</text:p>
          </table:table-cell>
          <table:table-cell table:style-name="ce145" table:formula="of:=COUNTIF([.X3:.X6];&quot;&lt;&gt;0&quot;)" office:value-type="float" office:value="3" calcext:value-type="float">
            <text:p>3</text:p>
          </table:table-cell>
          <table:table-cell table:style-name="ce145" table:number-columns-repeated="8"/>
          <table:table-cell table:style-name="ce408" table:number-columns-repeated="3"/>
          <table:table-cell table:style-name="ce408" table:formula="of:=IF(LEN([.AE4]);[.AE4];0)" office:value-type="float" office:value="0.000000001" calcext:value-type="float">
            <text:p>0,000000001</text:p>
          </table:table-cell>
          <table:table-cell table:style-name="ce408" table:formula="of:=IF([.$AJ13]=0;0;([.$V$3]-[.$V4])/[.$AJ13]*[.$AN13])" office:value-type="float" office:value="-1.2E+016" calcext:value-type="float">
            <text:p>-1,2E+016</text:p>
          </table:table-cell>
          <table:table-cell table:style-name="ce408" table:formula="of:=IF([.$AJ13]=0;0;([.$W$3]-[.$W4])/[.$AJ13]*[.$AN13])" office:value-type="float" office:value="-0" calcext:value-type="float">
            <text:p>0</text:p>
          </table:table-cell>
          <table:table-cell table:style-name="ce408"/>
          <table:table-cell table:style-name="ce408" table:formula="of:=IF([.$AJ13]=0;0;[.$V$1]*[.$X4]/([.$AJ13]*[.$AJ13]))" office:value-type="float" office:value="-1.2E+016" calcext:value-type="float">
            <text:p>-1,2E+016</text:p>
          </table:table-cell>
          <table:table-cell table:style-name="ce974" office:value-type="string" calcext:value-type="string">
            <text:p>Calquera carga situada no</text:p>
          </table:table-cell>
          <table:table-cell table:style-name="ce408" table:number-columns-repeated="2"/>
          <table:table-cell table:style-name="ce85" table:number-columns-repeated="21"/>
        </table:table-row>
        <table:table-row table:style-name="ro4">
          <table:table-cell table:style-name="ce354" table:formula="of:=IF([.$AH$19];&quot;𝘹ₘ =&quot;;&quot;&quot;)">
            <text:p/>
          </table:table-cell>
          <table:table-cell table:style-name="ce842" table:formula="of:=IF([.$AH$19];&quot;∑ 𝘹ᵢ / 𝘯 =&quot;;&quot;&quot;)">
            <text:p/>
          </table:table-cell>
          <table:table-cell table:style-name="ce381" table:formula="of:=IF([.$AH$19];NUMFORMA([.V12];[.$U$1])&amp;&quot; /&quot;;&quot;&quot;)">
            <text:p/>
          </table:table-cell>
          <table:table-cell table:style-name="ce341" table:formula="of:=IF([.$AH$19];[.X13]&amp;&quot; =&quot;;&quot;&quot;)">
            <text:p/>
          </table:table-cell>
          <table:table-cell table:style-name="ce381" table:formula="of:=IF([.$AH$19];NUMFORMA([.AK21];[.$U$1]);&quot;&quot;)">
            <text:p/>
          </table:table-cell>
          <table:table-cell table:style-name="ce341" table:formula="of:=IF([.$AH$19];&quot;m&quot;;&quot;&quot;)">
            <text:p/>
          </table:table-cell>
          <table:table-cell table:style-name="ce341" table:number-columns-repeated="11"/>
          <table:table-cell table:style-name="ce85" table:number-columns-repeated="4"/>
          <table:table-cell table:style-name="ce145" table:number-columns-repeated="6"/>
          <table:table-cell table:style-name="ce148"/>
          <table:table-cell table:style-name="ce408" office:value-type="string" calcext:value-type="string">
            <text:p>Visible?</text:p>
          </table:table-cell>
          <table:table-cell table:style-name="ce308"/>
          <table:table-cell table:style-name="ce145" table:number-columns-repeated="2"/>
          <table:table-cell table:style-name="ce408"/>
          <table:table-cell table:style-name="ce308" table:formula="of:=([.X3]=[.X4])" office:value-type="boolean" office:boolean-value="true" calcext:value-type="boolean">
            <text:p>VERDADERO</text:p>
          </table:table-cell>
          <table:table-cell table:style-name="ce308" table:formula="of:=(NUMFORMA([.$AJ$21];[.$U$1]+1)=NUMFORMA([.AJ22];[.$U$1]+1))" office:value-type="boolean" office:boolean-value="true" calcext:value-type="boolean">
            <text:p>VERDADERO</text:p>
          </table:table-cell>
          <table:table-cell table:style-name="ce408" table:formula="of:=IF(LEN([.AE5]);[.AE5];0)" office:value-type="float" office:value="0.000000001" calcext:value-type="float">
            <text:p>1,00000000000049E-09</text:p>
          </table:table-cell>
          <table:table-cell table:style-name="ce408" table:formula="of:=IF([.$AJ14]=0;0;([.$V$3]-[.$V5])/[.$AJ14]*[.$AN14])" office:value-type="float" office:value="8999999999986874" calcext:value-type="float">
            <text:p>8999999999986874</text:p>
          </table:table-cell>
          <table:table-cell table:style-name="ce408" table:formula="of:=IF([.$AJ14]=0;0;([.$W$3]-[.$W5])/[.$AJ14]*[.$AN14])" office:value-type="float" office:value="1.55884572681073E+016" calcext:value-type="float">
            <text:p>1,55884572681073E+016</text:p>
          </table:table-cell>
          <table:table-cell table:style-name="ce408"/>
          <table:table-cell table:style-name="ce408" table:formula="of:=IF([.$AJ14]=0;0;[.$V$1]*[.$X5]/([.$AJ14]*[.$AJ14]))" office:value-type="float" office:value="1.79999999999825E+016" calcext:value-type="float">
            <text:p>1,79999999999825E+016</text:p>
          </table:table-cell>
          <table:table-cell table:style-name="ce974" office:value-type="string" calcext:value-type="string">
            <text:p>atoparase en equilibrio</text:p>
          </table:table-cell>
          <table:table-cell table:style-name="ce408" table:number-columns-repeated="2"/>
          <table:table-cell table:style-name="ce85" table:number-columns-repeated="21"/>
        </table:table-row>
        <table:table-row table:style-name="ro4">
          <table:table-cell table:style-name="ce354" table:formula="of:=IF([.$AH$19];&quot;𝘺ₘ =&quot;;&quot;&quot;)">
            <text:p/>
          </table:table-cell>
          <table:table-cell table:style-name="ce842" table:formula="of:=IF([.$AH$19];&quot;∑ 𝘺ᵢ / 𝘯 =&quot;;&quot;&quot;)">
            <text:p/>
          </table:table-cell>
          <table:table-cell table:style-name="ce381" table:formula="of:=IF([.$AH$19];NUMFORMA([.W12];[.$U$1])&amp;&quot; /&quot;;&quot;&quot;)">
            <text:p/>
          </table:table-cell>
          <table:table-cell table:style-name="ce341" table:formula="of:=[.D14]">
            <text:p/>
          </table:table-cell>
          <table:table-cell table:style-name="ce381" table:formula="of:=IF([.$AH$19];NUMFORMA([.AL21];[.$U$1]);&quot;&quot;)">
            <text:p/>
          </table:table-cell>
          <table:table-cell table:style-name="ce341" table:formula="of:=[.F14]">
            <text:p/>
          </table:table-cell>
          <table:table-cell table:style-name="ce341" table:number-columns-repeated="11"/>
          <table:table-cell table:style-name="ce85" table:number-columns-repeated="2"/>
          <table:table-cell table:style-name="ce408"/>
          <table:table-cell table:style-name="ce308"/>
          <table:table-cell table:style-name="ce145" table:number-columns-repeated="6"/>
          <table:table-cell table:style-name="ce145" office:value-type="float" office:value="1" calcext:value-type="float">
            <text:p>1</text:p>
          </table:table-cell>
          <table:table-cell table:style-name="ce308" table:formula="of:=AND([.$AH$19];[.$X3])" office:value-type="boolean" office:boolean-value="false" calcext:value-type="boolean">
            <text:p>FALSO</text:p>
          </table:table-cell>
          <table:table-cell table:style-name="ce308" table:formula="of:=AND([.$AI$12];[.$X3])" office:value-type="boolean" office:boolean-value="false" calcext:value-type="boolean">
            <text:p>FALSO</text:p>
          </table:table-cell>
          <table:table-cell table:style-name="ce308" table:formula="of:=AND([.$AI$12];[.$X3])" office:value-type="boolean" office:boolean-value="false" calcext:value-type="boolean">
            <text:p>FALSO</text:p>
          </table:table-cell>
          <table:table-cell table:style-name="ce145" office:value-type="float" office:value="1" calcext:value-type="float">
            <text:p>1</text:p>
          </table:table-cell>
          <table:table-cell table:style-name="ce408"/>
          <table:table-cell table:style-name="ce308" table:formula="of:=OR(ISBLANK([$Enunciado.J5]);[.$X$3]=[.X5])" office:value-type="boolean" office:boolean-value="false" calcext:value-type="boolean">
            <text:p>FALSO</text:p>
          </table:table-cell>
          <table:table-cell table:style-name="ce308" table:formula="of:=OR(ISBLANK([$Enunciado.J5]);NUMFORMA([.$AJ$21];[.$U$1]+1)=NUMFORMA([.AJ23];[.$U$1]+1))" office:value-type="boolean" office:boolean-value="true" calcext:value-type="boolean">
            <text:p>VERDADERO</text:p>
          </table:table-cell>
          <table:table-cell table:style-name="ce408" table:formula="of:=IF(LEN([.AE6]);[.AE6];0)" office:value-type="float" office:value="0" calcext:value-type="float">
            <text:p>0</text:p>
          </table:table-cell>
          <table:table-cell table:style-name="ce408" table:formula="of:=IF([.$AJ15]=0;0;([.$V$3]-[.$V6])/[.$AJ15]*[.$AN15])" office:value-type="float" office:value="0" calcext:value-type="float">
            <text:p>0</text:p>
          </table:table-cell>
          <table:table-cell table:style-name="ce408" table:formula="of:=IF([.$AJ15]=0;0;([.$W$3]-[.$W6])/[.$AJ15]*[.$AN15])" office:value-type="float" office:value="0" calcext:value-type="float">
            <text:p>0</text:p>
          </table:table-cell>
          <table:table-cell table:style-name="ce408"/>
          <table:table-cell table:style-name="ce408" table:formula="of:=IF([.$AJ15]=0;0;[.$V$1]*[.$X6]/([.$AJ15]*[.$AJ15]))" office:value-type="float" office:value="0" calcext:value-type="float">
            <text:p>0</text:p>
          </table:table-cell>
          <table:table-cell table:style-name="ce408" office:value-type="string" calcext:value-type="string">
            <text:p>Módulo do campo electrostático no</text:p>
          </table:table-cell>
          <table:table-cell table:style-name="ce408" table:number-columns-repeated="2"/>
          <table:table-cell table:style-name="ce85" table:number-columns-repeated="21"/>
        </table:table-row>
        <table:table-row table:style-name="ro4">
          <table:table-cell table:style-name="ce235" table:formula="of:=IF([.$AH$19];[.$AO$6]&amp;[.$AO$9]&amp;[.$AO$4];&quot;&quot;)">
            <text:p/>
          </table:table-cell>
          <table:table-cell table:style-name="ce341" table:number-columns-repeated="16"/>
          <table:table-cell table:style-name="ce85" table:number-columns-repeated="2"/>
          <table:table-cell table:style-name="ce408" office:value-type="string" calcext:value-type="string">
            <text:p>algún Eₓ#0?</text:p>
          </table:table-cell>
          <table:table-cell table:style-name="ce408" office:value-type="string" calcext:value-type="string">
            <text:p>algún E<text:span text:style-name="T17"></text:span>#0?</text:p>
          </table:table-cell>
          <table:table-cell table:style-name="ce408" table:number-columns-repeated="3"/>
          <table:table-cell table:style-name="ce672" office:value-type="string" calcext:value-type="string">
            <text:p>Etiquetas</text:p>
          </table:table-cell>
          <table:table-cell table:style-name="ce682" office:value-type="string" calcext:value-type="string" table:number-columns-spanned="2" table:number-rows-spanned="1">
            <text:p>Recuadro</text:p>
          </table:table-cell>
          <table:covered-table-cell table:style-name="ce408"/>
          <table:table-cell table:style-name="ce408" office:value-type="float" office:value="2" calcext:value-type="float">
            <text:p>2</text:p>
          </table:table-cell>
          <table:table-cell table:style-name="ce308" table:formula="of:=AND([.$AH$19];[.$X4])" office:value-type="boolean" office:boolean-value="false" calcext:value-type="boolean">
            <text:p>FALSO</text:p>
          </table:table-cell>
          <table:table-cell table:style-name="ce308" table:formula="of:=AND([.$AI$12];[.$X4])" office:value-type="boolean" office:boolean-value="false" calcext:value-type="boolean">
            <text:p>FALSO</text:p>
          </table:table-cell>
          <table:table-cell table:style-name="ce408" table:number-columns-repeated="3"/>
          <table:table-cell table:style-name="ce308" table:formula="of:=OR(ISBLANK([$Enunciado.J6]);[.$X$3]=[.X6])" office:value-type="boolean" office:boolean-value="true" calcext:value-type="boolean">
            <text:p>VERDADERO</text:p>
          </table:table-cell>
          <table:table-cell table:style-name="ce308" table:formula="of:=OR(ISBLANK([$Enunciado.J6]);NUMFORMA([.$AJ$21];[.$U$1]+1)=NUMFORMA([.AJ24];[.$U$1]+1))" office:value-type="boolean" office:boolean-value="true" calcext:value-type="boolean">
            <text:p>VERDADERO</text:p>
          </table:table-cell>
          <table:table-cell table:style-name="ce408" table:number-columns-repeated="5"/>
          <table:table-cell table:style-name="ce974" office:value-type="string" calcext:value-type="string">
            <text:p>Carga (de signo oposto ao das cargas fixas) situada no</text:p>
          </table:table-cell>
          <table:table-cell table:style-name="ce408" table:number-columns-repeated="2"/>
          <table:table-cell table:style-name="ce85" table:number-columns-repeated="21"/>
        </table:table-row>
        <table:table-row table:style-name="ro4">
          <table:table-cell table:style-name="ce341"/>
          <table:table-cell table:style-name="ce586" table:formula="of:=IF([.$AC15];[.$Y$1]&amp;[.U3]&amp;&quot; ₘ = √&quot;;&quot;&quot;)">
            <text:p/>
          </table:table-cell>
          <table:table-cell table:style-name="ce710" table:formula="of:=IF([.$AC15];&quot;(&quot;&amp;[.$E$14];&quot;&quot;)">
            <text:p/>
          </table:table-cell>
          <table:table-cell table:style-name="ce710" table:formula="of:=IF([.$AC15];&quot;–&quot;;&quot;&quot;)">
            <text:p/>
          </table:table-cell>
          <table:table-cell table:style-name="ce721" table:formula="of:=IF([.$AC15];ENTREPARENT([.B5]);&quot;&quot;)">
            <text:p/>
          </table:table-cell>
          <table:table-cell table:style-name="ce739" table:formula="of:=IF([.$AC15];&quot;)² + (&quot;;&quot;&quot;)">
            <text:p/>
          </table:table-cell>
          <table:table-cell table:style-name="ce721" table:formula="of:=IF([.$AC15];[.$E$15];&quot;&quot;)">
            <text:p/>
          </table:table-cell>
          <table:table-cell table:style-name="ce710" table:formula="of:=IF([.$AC15];&quot;–&quot;;&quot;&quot;)">
            <text:p/>
          </table:table-cell>
          <table:table-cell table:style-name="ce758" table:formula="of:=IF([.$AC15];ENTREPARENT([.C5])&amp;IF([.$X3];&quot;)²&quot;;&quot;&quot;);&quot;&quot;)">
            <text:p/>
          </table:table-cell>
          <table:table-cell table:style-name="ce720" table:formula="of:=IF([.$AC15];&quot;=&quot;;&quot;&quot;)">
            <text:p/>
          </table:table-cell>
          <table:table-cell table:style-name="ce488" table:formula="of:=IF([.$AC15];NUMFORMA([.AJ21];[.$U$1]);&quot;&quot;)">
            <text:p/>
          </table:table-cell>
          <table:table-cell table:style-name="ce737" table:formula="of:=IF([.$AC15];&quot;m&quot;;&quot;&quot;)">
            <text:p/>
          </table:table-cell>
          <table:table-cell table:style-name="ce341" table:number-columns-repeated="5"/>
          <table:table-cell table:style-name="ce85" table:number-columns-repeated="2"/>
          <table:table-cell table:style-name="ce408" table:formula="of:=LEN([.I23])+LEN([.I25])+LEN([.I27])+LEN([.I29])" office:value-type="float" office:value="0" calcext:value-type="float">
            <text:p>0</text:p>
          </table:table-cell>
          <table:table-cell table:style-name="ce408" table:formula="of:=LEN([.L23])+LEN([.L25])+LEN([.L27])+LEN([.L29])" office:value-type="float" office:value="0" calcext:value-type="float">
            <text:p>0</text:p>
          </table:table-cell>
          <table:table-cell table:style-name="ce408" table:number-columns-repeated="4"/>
          <table:table-cell table:style-name="ce408" table:formula="of:=[.W28]" office:value-type="float" office:value="-577.35026919" calcext:value-type="float">
            <text:p>-577,35026919</text:p>
          </table:table-cell>
          <table:table-cell table:style-name="ce408" table:formula="of:=[.Z17]" office:value-type="float" office:value="-577.35026919" calcext:value-type="float">
            <text:p>-577,35026919</text:p>
          </table:table-cell>
          <table:table-cell table:style-name="ce408" office:value-type="float" office:value="3" calcext:value-type="float">
            <text:p>3</text:p>
          </table:table-cell>
          <table:table-cell table:style-name="ce308" table:formula="of:=AND([.$AH$19];[.$X5])" office:value-type="boolean" office:boolean-value="false" calcext:value-type="boolean">
            <text:p>FALSO</text:p>
          </table:table-cell>
          <table:table-cell table:style-name="ce308" table:formula="of:=AND([.$AI$12];[.$X5])" office:value-type="boolean" office:boolean-value="false" calcext:value-type="boolean">
            <text:p>FALSO</text:p>
          </table:table-cell>
          <table:table-cell table:style-name="ce308" table:formula="of:=AND([.$AI$12];[.$X4])" office:value-type="boolean" office:boolean-value="false" calcext:value-type="boolean">
            <text:p>FALSO</text:p>
          </table:table-cell>
          <table:table-cell table:style-name="ce408" office:value-type="float" office:value="2" calcext:value-type="float">
            <text:p>2</text:p>
          </table:table-cell>
          <table:table-cell table:style-name="ce408"/>
          <table:table-cell table:style-name="ce308"/>
          <table:table-cell table:style-name="ce408" table:number-columns-repeated="6"/>
          <table:table-cell table:style-name="ce974" office:value-type="string" calcext:value-type="string">
            <text:p>que equilibra o campo </text:p>
          </table:table-cell>
          <table:table-cell table:style-name="ce408" table:number-columns-repeated="2"/>
          <table:table-cell table:style-name="ce85" table:number-columns-repeated="21"/>
        </table:table-row>
        <table:table-row table:style-name="ro4">
          <table:table-cell table:style-name="ce341"/>
          <table:table-cell table:style-name="ce586" table:formula="of:=IF([.$AC16];[.$Y$1]&amp;[.U4]&amp;&quot; ₘ = √&quot;;&quot;&quot;)">
            <text:p/>
          </table:table-cell>
          <table:table-cell table:style-name="ce710" table:formula="of:=IF([.$AC16];&quot;(&quot;&amp;[.$E$14];&quot;&quot;)">
            <text:p/>
          </table:table-cell>
          <table:table-cell table:style-name="ce710" table:formula="of:=IF([.$AC16];&quot;–&quot;;&quot;&quot;)">
            <text:p/>
          </table:table-cell>
          <table:table-cell table:style-name="ce721" table:formula="of:=IF([.$AC16];ENTREPARENT([.B6]);&quot;&quot;)">
            <text:p/>
          </table:table-cell>
          <table:table-cell table:style-name="ce739" table:formula="of:=IF([.$AC16];&quot;)² + (&quot;;&quot;&quot;)">
            <text:p/>
          </table:table-cell>
          <table:table-cell table:style-name="ce721" table:formula="of:=IF([.$AC16];[.$E$15];&quot;&quot;)">
            <text:p/>
          </table:table-cell>
          <table:table-cell table:style-name="ce710" table:formula="of:=IF([.$AC16];&quot;–&quot;;&quot;&quot;)">
            <text:p/>
          </table:table-cell>
          <table:table-cell table:style-name="ce758" table:formula="of:=IF([.$AC16];ENTREPARENT([.C6])&amp;IF([.$X4];&quot;)²&quot;;&quot;&quot;);&quot;&quot;)">
            <text:p/>
          </table:table-cell>
          <table:table-cell table:style-name="ce720" table:formula="of:=IF([.$AC16];&quot;=&quot;;&quot;&quot;)">
            <text:p/>
          </table:table-cell>
          <table:table-cell table:style-name="ce488" table:formula="of:=IF([.$AC16];NUMFORMA([.AJ22];[.$U$1]);&quot;&quot;)">
            <text:p/>
          </table:table-cell>
          <table:table-cell table:style-name="ce737" table:formula="of:=IF([.$AC16];&quot;m&quot;;&quot;&quot;)">
            <text:p/>
          </table:table-cell>
          <table:table-cell table:style-name="ce728"/>
          <table:table-cell table:style-name="ce341" table:number-columns-repeated="4"/>
          <table:table-cell table:style-name="ce85" table:number-columns-repeated="2"/>
          <table:table-cell table:style-name="ce408" table:formula="of:=LEN([.I40])+LEN([.I42])+LEN([.I44])" office:value-type="float" office:value="0" calcext:value-type="float">
            <text:p>0</text:p>
          </table:table-cell>
          <table:table-cell table:style-name="ce408" table:formula="of:=LEN([.K40])+LEN([.K42])+LEN([.K44])" office:value-type="float" office:value="0" calcext:value-type="float">
            <text:p>0</text:p>
          </table:table-cell>
          <table:table-cell table:style-name="ce408" table:number-columns-repeated="4"/>
          <table:table-cell table:style-name="ce408" table:formula="of:=[.Z17]" office:value-type="float" office:value="-577.35026919" calcext:value-type="float">
            <text:p>-577,35026919</text:p>
          </table:table-cell>
          <table:table-cell table:style-name="ce408" table:formula="of:=[.V28]" office:value-type="float" office:value="2788.67513459565" calcext:value-type="float">
            <text:p>2788,67513459565</text:p>
          </table:table-cell>
          <table:table-cell table:style-name="ce408" office:value-type="float" office:value="4" calcext:value-type="float">
            <text:p>4</text:p>
          </table:table-cell>
          <table:table-cell table:style-name="ce308" table:formula="of:=AND([.$AH$19];[.$X6])" office:value-type="boolean" office:boolean-value="false" calcext:value-type="boolean">
            <text:p>FALSO</text:p>
          </table:table-cell>
          <table:table-cell table:style-name="ce308" table:formula="of:=AND([.$AI$12];[.$X6])" office:value-type="boolean" office:boolean-value="false" calcext:value-type="boolean">
            <text:p>FALSO</text:p>
          </table:table-cell>
          <table:table-cell table:style-name="ce408" table:number-columns-repeated="8"/>
          <table:table-cell table:style-name="ce408" office:value-type="string" calcext:value-type="string">
            <text:p>Q =</text:p>
          </table:table-cell>
          <table:table-cell table:style-name="ce408" table:formula="of:=[.AN21]*[.AN19]*[.AJ21]*[.AJ21]/[.$V$1]" office:value-type="float" office:value="0.0000000000008819171" calcext:value-type="float">
            <text:p>8,81917103687932E-13</text:p>
          </table:table-cell>
          <table:table-cell table:style-name="ce408" table:number-columns-repeated="3"/>
          <table:table-cell table:style-name="ce85" table:number-columns-repeated="21"/>
        </table:table-row>
        <table:table-row table:style-name="ro4">
          <table:table-cell table:style-name="ce341"/>
          <table:table-cell table:style-name="ce586" table:formula="of:=IF([.$AC17];[.$Y$1]&amp;[.U5]&amp;&quot; ₘ = √&quot;;&quot;&quot;)">
            <text:p/>
          </table:table-cell>
          <table:table-cell table:style-name="ce710" table:formula="of:=IF([.$AC17];&quot;(&quot;&amp;[.$E$14];&quot;&quot;)">
            <text:p/>
          </table:table-cell>
          <table:table-cell table:style-name="ce710" table:formula="of:=IF([.$AC17];&quot;–&quot;;&quot;&quot;)">
            <text:p/>
          </table:table-cell>
          <table:table-cell table:style-name="ce721" table:formula="of:=IF([.$AC17];ENTREPARENT([.B7]);&quot;&quot;)">
            <text:p/>
          </table:table-cell>
          <table:table-cell table:style-name="ce739" table:formula="of:=IF([.$AC17];&quot;)² + (&quot;;&quot;&quot;)">
            <text:p/>
          </table:table-cell>
          <table:table-cell table:style-name="ce721" table:formula="of:=IF([.$AC17];[.$E$15];&quot;&quot;)">
            <text:p/>
          </table:table-cell>
          <table:table-cell table:style-name="ce710" table:formula="of:=IF([.$AC17];&quot;–&quot;;&quot;&quot;)">
            <text:p/>
          </table:table-cell>
          <table:table-cell table:style-name="ce758" table:formula="of:=IF([.$AC17];ENTREPARENT([.C7])&amp;IF([.$X5];&quot;)²&quot;;&quot;&quot;);&quot;&quot;)">
            <text:p/>
          </table:table-cell>
          <table:table-cell table:style-name="ce720" table:formula="of:=IF([.$AC17];&quot;=&quot;;&quot;&quot;)">
            <text:p/>
          </table:table-cell>
          <table:table-cell table:style-name="ce488" table:formula="of:=IF([.$AC17];NUMFORMA([.AJ23];[.$U$1]);&quot;&quot;)">
            <text:p/>
          </table:table-cell>
          <table:table-cell table:style-name="ce737" table:formula="of:=IF([.$AC17];&quot;m&quot;;&quot;&quot;)">
            <text:p/>
          </table:table-cell>
          <table:table-cell table:style-name="ce728"/>
          <table:table-cell table:style-name="ce341" table:number-columns-repeated="4"/>
          <table:table-cell table:style-name="ce85" table:number-columns-repeated="2"/>
          <table:table-cell table:style-name="ce408" table:number-columns-repeated="6"/>
          <table:table-cell table:style-name="ce408" table:formula="of:=[.AA18]" office:value-type="float" office:value="2788.67513459565" calcext:value-type="float">
            <text:p>2788,67513459565</text:p>
          </table:table-cell>
          <table:table-cell table:style-name="ce408" table:formula="of:=[.Z19]" office:value-type="float" office:value="2788.67513459565" calcext:value-type="float">
            <text:p>2788,67513459565</text:p>
          </table:table-cell>
          <table:table-cell table:style-name="ce408" table:number-columns-repeated="3"/>
          <table:table-cell table:style-name="ce308" table:formula="of:=AND([.$AI$12];[.$X5])" office:value-type="boolean" office:boolean-value="false" calcext:value-type="boolean">
            <text:p>FALSO</text:p>
          </table:table-cell>
          <table:table-cell table:style-name="ce408" office:value-type="float" office:value="3" calcext:value-type="float">
            <text:p>3</text:p>
          </table:table-cell>
          <table:table-cell table:style-name="ce408"/>
          <table:table-cell table:style-name="ce308" table:formula="of:=(SUM([.AH13:.AH18])=3)" office:value-type="boolean" office:boolean-value="false" calcext:value-type="boolean">
            <text:p>FALSO</text:p>
          </table:table-cell>
          <table:table-cell table:style-name="ce308" table:formula="of:=(SUM([.AI13:.AI18])=3)" office:value-type="boolean" office:boolean-value="true" calcext:value-type="boolean">
            <text:p>VERDADERO</text:p>
          </table:table-cell>
          <table:table-cell table:style-name="ce408"/>
          <table:table-cell table:style-name="ce408" table:formula="of:=SUM([.AK13:.AK18])" office:value-type="float" office:value="-3000000000013126" calcext:value-type="float">
            <text:p>-3000000000013126</text:p>
          </table:table-cell>
          <table:table-cell table:style-name="ce408" table:formula="of:=SUM([.AL13:.AL18])" office:value-type="float" office:value="1.55884572681073E+016" calcext:value-type="float">
            <text:p>1,55884572681073E+016</text:p>
          </table:table-cell>
          <table:table-cell table:style-name="ce408"/>
          <table:table-cell table:style-name="ce408" table:formula="of:=SQRT([.AK19]*[.AK19]+[.AL19]*[.AL19])" office:value-type="float" office:value="1.58745078663776E+016" calcext:value-type="float">
            <text:p>1,58745078663776E+016</text:p>
          </table:table-cell>
          <table:table-cell table:style-name="ce408" table:number-columns-repeated="3"/>
          <table:table-cell table:style-name="ce85" table:number-columns-repeated="21"/>
        </table:table-row>
        <table:table-row table:style-name="ro4">
          <table:table-cell table:style-name="ce341"/>
          <table:table-cell table:style-name="ce586" table:formula="of:=IF([.$AC18];[.$Y$1]&amp;[.U6]&amp;&quot; ₘ = √&quot;;&quot;&quot;)">
            <text:p/>
          </table:table-cell>
          <table:table-cell table:style-name="ce710" table:formula="of:=IF([.$AC18];&quot;(&quot;&amp;[.$E$14];&quot;&quot;)">
            <text:p/>
          </table:table-cell>
          <table:table-cell table:style-name="ce710" table:formula="of:=IF([.$AC18];&quot;–&quot;;&quot;&quot;)">
            <text:p/>
          </table:table-cell>
          <table:table-cell table:style-name="ce721" table:formula="of:=IF([.$AC18];ENTREPARENT([.B8]);&quot;&quot;)">
            <text:p/>
          </table:table-cell>
          <table:table-cell table:style-name="ce739" table:formula="of:=IF([.$AC18];&quot;)² + (&quot;;&quot;&quot;)">
            <text:p/>
          </table:table-cell>
          <table:table-cell table:style-name="ce721" table:formula="of:=IF([.$AC18];[.$E$15];&quot;&quot;)">
            <text:p/>
          </table:table-cell>
          <table:table-cell table:style-name="ce710" table:formula="of:=IF([.$AC18];&quot;–&quot;;&quot;&quot;)">
            <text:p/>
          </table:table-cell>
          <table:table-cell table:style-name="ce758" table:formula="of:=IF([.$AC18];ENTREPARENT([.C8])&amp;IF([.$X6];&quot;)²&quot;;&quot;&quot;);&quot;&quot;)">
            <text:p/>
          </table:table-cell>
          <table:table-cell table:style-name="ce720" table:formula="of:=IF([.$AC18];&quot;=&quot;;&quot;&quot;)">
            <text:p/>
          </table:table-cell>
          <table:table-cell table:style-name="ce488" table:formula="of:=IF([.$AC18];NUMFORMA([.AJ24];[.$U$1]);&quot;&quot;)">
            <text:p/>
          </table:table-cell>
          <table:table-cell table:style-name="ce737" table:formula="of:=IF([.$AC18];&quot;m&quot;;&quot;&quot;)">
            <text:p/>
          </table:table-cell>
          <table:table-cell table:style-name="ce728"/>
          <table:table-cell table:style-name="ce341" table:number-columns-repeated="4"/>
          <table:table-cell table:style-name="ce85" table:number-columns-repeated="2"/>
          <table:table-cell table:style-name="ce408" table:number-columns-repeated="5"/>
          <table:table-cell table:style-name="ce408" office:value-type="string" calcext:value-type="string">
            <text:p>Puntos</text:p>
          </table:table-cell>
          <table:table-cell table:style-name="ce408" table:formula="of:=[.Z19]" office:value-type="float" office:value="2788.67513459565" calcext:value-type="float">
            <text:p>2788,67513459565</text:p>
          </table:table-cell>
          <table:table-cell table:style-name="ce408" table:formula="of:=[.AA17]" office:value-type="float" office:value="-577.35026919" calcext:value-type="float">
            <text:p>-577,35026919</text:p>
          </table:table-cell>
          <table:table-cell table:style-name="ce408" table:number-columns-repeated="9"/>
          <table:table-cell table:style-name="ce408" office:value-type="string" calcext:value-type="string">
            <text:p>x media</text:p>
          </table:table-cell>
          <table:table-cell table:style-name="ce408" office:value-type="string" calcext:value-type="string">
            <text:p>y media</text:p>
          </table:table-cell>
          <table:table-cell table:style-name="ce408"/>
          <table:table-cell table:style-name="ce408" office:value-type="string" calcext:value-type="string">
            <text:p>signo</text:p>
          </table:table-cell>
          <table:table-cell table:style-name="ce408" table:number-columns-repeated="3"/>
          <table:table-cell table:style-name="ce85" table:number-columns-repeated="21"/>
        </table:table-row>
        <table:table-row table:style-name="ro4">
          <table:table-cell table:style-name="ce235" table:formula="of:=IF([.$AH$19];[.$AO$10]&amp;IF([.$AI$19];&quot;&quot;;&quot;non &quot;)&amp;[.$AO$3];&quot;&quot;)">
            <text:p/>
          </table:table-cell>
          <table:table-cell table:style-name="ce341"/>
          <table:table-cell table:style-name="ce235"/>
          <table:table-cell table:style-name="ce341" table:number-columns-repeated="9"/>
          <table:table-cell table:style-name="ce728"/>
          <table:table-cell table:style-name="ce341" table:number-columns-repeated="4"/>
          <table:table-cell table:style-name="ce85" table:number-columns-repeated="2"/>
          <table:table-cell table:style-name="ce408"/>
          <table:table-cell table:style-name="ce408" office:value-type="string" calcext:value-type="string">
            <text:p>Representación</text:p>
          </table:table-cell>
          <table:table-cell table:style-name="ce426" office:value-type="string" calcext:value-type="string">
            <text:p>máx</text:p>
          </table:table-cell>
          <table:table-cell table:style-name="ce426" office:value-type="string" calcext:value-type="string">
            <text:p>mín</text:p>
          </table:table-cell>
          <table:table-cell table:style-name="ce408"/>
          <table:table-cell table:style-name="ce776" office:value-type="float" office:value="1" calcext:value-type="float">
            <text:p>1</text:p>
          </table:table-cell>
          <table:table-cell table:style-name="ce408" table:formula="of:=[.V3]*[.$U$28]" office:value-type="float" office:value="500" calcext:value-type="float">
            <text:p>500</text:p>
          </table:table-cell>
          <table:table-cell table:style-name="ce145"/>
          <table:table-cell table:style-name="ce408" table:formula="of:=[.W3]*[.$U$28]" office:value-type="float" office:value="288.675134595" calcext:value-type="float">
            <text:p>288,675134595</text:p>
          </table:table-cell>
          <table:table-cell table:style-name="ce408" table:number-columns-repeated="2"/>
          <table:table-cell table:style-name="ce308" table:formula="of:=AND([.$AI$12];[.$X6])" office:value-type="boolean" office:boolean-value="false" calcext:value-type="boolean">
            <text:p>FALSO</text:p>
          </table:table-cell>
          <table:table-cell table:style-name="ce408" office:value-type="float" office:value="4" calcext:value-type="float">
            <text:p>4</text:p>
          </table:table-cell>
          <table:table-cell table:style-name="ce408" table:number-columns-repeated="3"/>
          <table:table-cell table:style-name="ce408" table:formula="of:= SQRT(([.$V3]-[.$AK$21])^2+([.$W3]-[.$AL$21])^2)" office:value-type="float" office:value="0.00000000057735026919" calcext:value-type="float">
            <text:p>5,77350269189719E-10</text:p>
          </table:table-cell>
          <table:table-cell table:style-name="ce408" table:formula="of:=[.V12]/[.$X$13]" office:value-type="float" office:value="0" calcext:value-type="float">
            <text:p>0</text:p>
          </table:table-cell>
          <table:table-cell table:style-name="ce408" table:formula="of:=[.W12]/[.$X$13]" office:value-type="float" office:value="0" calcext:value-type="float">
            <text:p>0</text:p>
          </table:table-cell>
          <table:table-cell table:style-name="ce408"/>
          <table:table-cell table:style-name="ce408" table:formula="of:=-SIGN([.X3])" office:value-type="float" office:value="1" calcext:value-type="float">
            <text:p>1</text:p>
          </table:table-cell>
          <table:table-cell table:style-name="ce408" table:number-columns-repeated="3"/>
          <table:table-cell table:style-name="ce85" table:number-columns-repeated="21"/>
        </table:table-row>
        <table:table-row table:style-name="ro4">
          <table:table-cell table:style-name="ce235" table:formula="of:=IF([.$AI$12];[.$AO$7]&amp;[.$AO$11]&amp;[.$AO$4];&quot;&quot;)">
            <text:p/>
          </table:table-cell>
          <table:table-cell table:style-name="ce341"/>
          <table:table-cell table:style-name="ce878"/>
          <table:table-cell table:style-name="ce716" table:number-columns-repeated="6"/>
          <table:table-cell table:style-name="ce341" table:number-columns-repeated="8"/>
          <table:table-cell table:style-name="ce85" table:number-columns-repeated="2"/>
          <table:table-cell table:style-name="ce408"/>
          <table:table-cell table:style-name="ce408" office:value-type="string" calcext:value-type="string">
            <text:p>Campo</text:p>
          </table:table-cell>
          <table:table-cell table:style-name="ce450" table:formula="of:=MAX([.AF3:.AF7];[.AI3:.AJ7])" office:value-type="float" office:value="1.79999999999825E+016" calcext:value-type="float">
            <text:p>1,80E+016</text:p>
          </table:table-cell>
          <table:table-cell table:style-name="ce450" table:formula="of:=MIN([.AF3:.AF7];[.AI3:.AJ7])" office:value-type="float" office:value="-1.2E+016" calcext:value-type="float">
            <text:p>-1,20E+016</text:p>
          </table:table-cell>
          <table:table-cell table:style-name="ce963" table:formula="of:=MAX(ABS([.V22]);ABS([.W22]))" office:value-type="float" office:value="1.79999999999825E+016" calcext:value-type="float">
            <text:p>1,80E+16</text:p>
          </table:table-cell>
          <table:table-cell table:style-name="ce777" table:formula="of:=[.A6]" office:value-type="string" office:string-value="𝘘₂" calcext:value-type="string">
            <text:p>𝘘₂</text:p>
          </table:table-cell>
          <table:table-cell table:style-name="ce309" table:formula="of:=IF(LEN([.B6]);[.V4]*[.$U$28];&quot;&quot;)" office:value-type="float" office:value="-500" calcext:value-type="float">
            <text:p>-500</text:p>
          </table:table-cell>
          <table:table-cell table:style-name="ce145"/>
          <table:table-cell table:style-name="ce309" table:formula="of:=IF(LEN([.C6]);[.W4]*[.$U$28];&quot;&quot;)" office:value-type="float" office:value="288.675134595" calcext:value-type="float">
            <text:p>288,675134595</text:p>
          </table:table-cell>
          <table:table-cell table:style-name="ce408" table:number-columns-repeated="7"/>
          <table:table-cell table:style-name="ce408" table:formula="of:= SQRT(([.$V4]-[.$AK$21])^2+([.$W4]-[.$AL$21])^2)" office:value-type="float" office:value="0.00000000057735026919" calcext:value-type="float">
            <text:p>5,77350269189719E-10</text:p>
          </table:table-cell>
          <table:table-cell table:style-name="ce408" table:number-columns-repeated="7"/>
          <table:table-cell table:style-name="ce85" table:number-columns-repeated="21"/>
        </table:table-row>
        <table:table-row table:style-name="ro4">
          <table:table-cell table:style-name="ce835" table:formula="of:=IF([.$AE15];[.$Z$7]&amp;[.U3]&amp;&quot; &quot;&amp;[.$U$7]&amp;&quot; =&quot;;&quot;&quot;)" table:number-columns-spanned="1" table:number-rows-spanned="2">
            <text:p/>
          </table:table-cell>
          <table:table-cell table:style-name="ce587" table:formula="of:=IF([.$AE15];[.$E$3]&amp;&quot; · &quot;&amp;ENTREPARENT([.E5]);&quot;&quot;)" table:number-columns-spanned="2" table:number-rows-spanned="1">
            <text:p/>
          </table:table-cell>
          <table:covered-table-cell table:style-name="ce879"/>
          <table:table-cell table:style-name="ce894" table:formula="of:=IF([.$AE15];&quot;(&quot;;&quot;&quot;)">
            <text:p/>
          </table:table-cell>
          <table:table-cell table:style-name="ce917" table:formula="of:=IF([.$AE15];NUMFORMA([.AA3];[.$U$1]);&quot;&quot;)">
            <text:p/>
          </table:table-cell>
          <table:table-cell table:style-name="ce943" table:formula="of:=IF([.$AE15];&quot;i&quot;&amp;IF([.AB3]&gt;=0;&quot; +&quot;;&quot; – &quot;);&quot;&quot;)">
            <text:p/>
          </table:table-cell>
          <table:table-cell table:style-name="ce917" table:formula="of:=IF([.$AE15];NUMFORMA(ABS([.AB3]);[.$U$1]);&quot;&quot;)">
            <text:p/>
          </table:table-cell>
          <table:table-cell table:style-name="ce966" table:formula="of:=IF([.$AE15];&quot;j )&quot;;&quot;&quot;)">
            <text:p/>
          </table:table-cell>
          <table:table-cell table:style-name="ce988" table:formula="of:=IF(AND([.$AE15];[.AC3]&lt;&gt;0);&quot;= &quot;&amp;NUMFORMA([.AC3];[.$U$1]);&quot;&quot;)" table:number-columns-spanned="1" table:number-rows-spanned="2">
            <text:p/>
          </table:table-cell>
          <table:table-cell table:style-name="ce725" table:formula="of:=IF([.$AE15];IF([.AC3]&lt;&gt;0;&quot;i&quot;&amp;IF([.AD3]&gt;0;&quot; +&quot;;&quot;&quot;);&quot;=&quot;);&quot;&quot;)" table:number-columns-spanned="1" table:number-rows-spanned="2">
            <text:p/>
          </table:table-cell>
          <table:table-cell table:style-name="ce694" table:formula="of:=IF(AND([.$AE15];[.AD3]&lt;&gt;0);NUMFORMA([.AD3];[.$U$1]);&quot;&quot;)" table:number-columns-spanned="1" table:number-rows-spanned="2">
            <text:p/>
          </table:table-cell>
          <table:table-cell table:style-name="ce733" table:formula="of:=IF(AND([.$AE15];[.AD3]&lt;&gt;0);&quot;j&quot;;&quot;&quot;)" table:number-columns-spanned="1" table:number-rows-spanned="2">
            <text:p/>
          </table:table-cell>
          <table:table-cell table:style-name="ce752" table:formula="of:=IF(AND([.$AE15];[.Z3]);&quot;N/C&quot;;&quot;&quot;)" table:number-columns-spanned="1" table:number-rows-spanned="2">
            <text:p/>
          </table:table-cell>
          <table:table-cell table:style-name="ce341" table:number-columns-repeated="4"/>
          <table:table-cell table:style-name="ce85" table:number-columns-repeated="2"/>
          <table:table-cell table:style-name="ce408"/>
          <table:table-cell table:style-name="ce408" office:value-type="string" calcext:value-type="string">
            <text:p>Coord x</text:p>
          </table:table-cell>
          <table:table-cell table:style-name="ce408" table:formula="of:=MAX([.V3:.V6];[.V9])" office:value-type="float" office:value="0.0000000005" calcext:value-type="float">
            <text:p>5E-10</text:p>
          </table:table-cell>
          <table:table-cell table:style-name="ce408" table:formula="of:=MIN([.V3:.V6];[.V9])" office:value-type="float" office:value="-0.0000000005" calcext:value-type="float">
            <text:p>-5E-10</text:p>
          </table:table-cell>
          <table:table-cell table:style-name="ce408" table:formula="of:=MAX([.V23]-[.W23];[.V24]-[.W24])" office:value-type="float" office:value="0.000000001" calcext:value-type="float">
            <text:p>0,000000001</text:p>
          </table:table-cell>
          <table:table-cell table:style-name="ce777" table:formula="of:=[.A7]" office:value-type="string" office:string-value="𝘘₃" calcext:value-type="string">
            <text:p>𝘘₃</text:p>
          </table:table-cell>
          <table:table-cell table:style-name="ce309" table:formula="of:=IF(LEN([.B7]);[.V5]*[.$U$28];&quot;&quot;)" office:value-type="float" office:value="0" calcext:value-type="float">
            <text:p>0</text:p>
          </table:table-cell>
          <table:table-cell table:style-name="ce145"/>
          <table:table-cell table:style-name="ce309" table:formula="of:=IF(LEN([.C7]);[.W5]*[.$U$28];&quot;&quot;)" office:value-type="float" office:value="-577.35026919" calcext:value-type="float">
            <text:p>-577,35026919</text:p>
          </table:table-cell>
          <table:table-cell table:style-name="ce408" table:number-columns-repeated="7"/>
          <table:table-cell table:style-name="ce408" table:formula="of:= SQRT(([.$V5]-[.$AK$21])^2+([.$W5]-[.$AL$21])^2)" office:value-type="float" office:value="0.00000000057735026919" calcext:value-type="float">
            <text:p>5,7735026919E-10</text:p>
          </table:table-cell>
          <table:table-cell table:style-name="ce408" table:number-columns-repeated="7"/>
          <table:table-cell table:style-name="ce85" table:number-columns-repeated="21"/>
        </table:table-row>
        <table:table-row table:style-name="ro4">
          <table:covered-table-cell table:style-name="ce574" table:formula="of:=IF([.$X4];&quot;E&quot;&amp;[.U4]&amp;&quot; =&quot;;&quot;&quot;)" office:value-type="string" office:string-value="E₂ =" calcext:value-type="string">
            <text:p>E₂ =</text:p>
          </table:covered-table-cell>
          <table:table-cell table:style-name="ce843" table:formula="of:=IF([.$AE15];ENTREPARENT([.K17];2);&quot;&quot;)" table:number-columns-spanned="2" table:number-rows-spanned="1">
            <text:p/>
          </table:table-cell>
          <table:covered-table-cell table:style-name="ce880"/>
          <table:table-cell table:style-name="ce900"/>
          <table:table-cell table:style-name="ce919"/>
          <table:table-cell table:style-name="ce947" table:formula="of:=IF([.$AE15];[.K17];&quot;&quot;)">
            <text:p/>
          </table:table-cell>
          <table:table-cell table:style-name="ce947" table:number-columns-repeated="2"/>
          <table:covered-table-cell table:style-name="ce989"/>
          <table:covered-table-cell table:number-columns-repeated="2" table:style-name="ce695"/>
          <table:covered-table-cell table:number-columns-repeated="2" table:style-name="ce737"/>
          <table:table-cell table:style-name="ce737"/>
          <table:table-cell table:style-name="ce341" table:number-columns-repeated="3"/>
          <table:table-cell table:style-name="ce85" table:number-columns-repeated="2"/>
          <table:table-cell table:style-name="ce408"/>
          <table:table-cell table:style-name="ce408" office:value-type="string" calcext:value-type="string">
            <text:p>Coord y</text:p>
          </table:table-cell>
          <table:table-cell table:style-name="ce408" table:formula="of:=MAX([.W3:.W6];[.W7])" office:value-type="float" office:value="0.0000000002886751346" calcext:value-type="float">
            <text:p>2,88675134595E-10</text:p>
          </table:table-cell>
          <table:table-cell table:style-name="ce408" table:formula="of:=MIN([.W3:.W6];[.W7])" office:value-type="float" office:value="-0.00000000057735026919" calcext:value-type="float">
            <text:p>-5,7735026919E-10</text:p>
          </table:table-cell>
          <table:table-cell table:style-name="ce408"/>
          <table:table-cell table:style-name="ce777" table:formula="of:=[.A8]">
            <text:p/>
          </table:table-cell>
          <table:table-cell table:style-name="ce309" table:formula="of:=IF(LEN([.B8]);[.V6]*[.$U$28];&quot;&quot;)">
            <text:p/>
          </table:table-cell>
          <table:table-cell table:style-name="ce145"/>
          <table:table-cell table:style-name="ce309" table:formula="of:=IF(LEN([.C8]);[.W6]*[.$U$28];&quot;&quot;)">
            <text:p/>
          </table:table-cell>
          <table:table-cell table:style-name="ce408" table:number-columns-repeated="7"/>
          <table:table-cell table:style-name="ce408" table:formula="of:= SQRT(([.$V6]-[.$AK$21])^2+([.$W6]-[.$AL$21])^2)" office:value-type="float" office:value="0" calcext:value-type="float">
            <text:p>0</text:p>
          </table:table-cell>
          <table:table-cell table:style-name="ce408" table:number-columns-repeated="7"/>
          <table:table-cell table:style-name="ce85" table:number-columns-repeated="21"/>
        </table:table-row>
        <table:table-row table:style-name="ro4">
          <table:table-cell table:style-name="ce835" table:formula="of:=IF([.$AE17];[.$Z$7]&amp;[.U4]&amp;&quot; &quot;&amp;[.$U$7]&amp;&quot; =&quot;;&quot;&quot;)" table:number-columns-spanned="1" table:number-rows-spanned="2">
            <text:p/>
          </table:table-cell>
          <table:table-cell table:style-name="ce587" table:formula="of:=IF([.$AE17];[.$E$3]&amp;&quot; · &quot;&amp;ENTREPARENT([.E6]);&quot;&quot;)" table:number-columns-spanned="2" table:number-rows-spanned="1">
            <text:p/>
          </table:table-cell>
          <table:covered-table-cell table:style-name="ce592"/>
          <table:table-cell table:style-name="ce894" table:formula="of:=IF([.$AE17];&quot;(&quot;;&quot;&quot;)">
            <text:p/>
          </table:table-cell>
          <table:table-cell table:style-name="ce917" table:formula="of:=IF([.$AE17];NUMFORMA([.AA4];[.$U$1]);&quot;&quot;)">
            <text:p/>
          </table:table-cell>
          <table:table-cell table:style-name="ce943" table:formula="of:=IF([.$AE17];&quot;i&quot;&amp;IF([.AB4]&gt;=0;&quot; +&quot;;&quot; – &quot;);&quot;&quot;)">
            <text:p/>
          </table:table-cell>
          <table:table-cell table:style-name="ce917" table:formula="of:=IF([.$AE17];NUMFORMA(ABS([.AB4]);[.$U$1]);&quot;&quot;)">
            <text:p/>
          </table:table-cell>
          <table:table-cell table:style-name="ce966" table:formula="of:=IF([.$AE17];&quot;j )&quot;;&quot;&quot;)">
            <text:p/>
          </table:table-cell>
          <table:table-cell table:style-name="ce988" table:formula="of:=IF(AND([.$AE17];[.AC4]&lt;&gt;0);&quot;= &quot;&amp;NUMFORMA([.AC4];[.$U$1]);&quot;&quot;)" table:number-columns-spanned="1" table:number-rows-spanned="2">
            <text:p/>
          </table:table-cell>
          <table:table-cell table:style-name="ce725" table:formula="of:=IF([.$AE17];IF([.AC4]&lt;&gt;0;&quot;i&quot;&amp;IF([.AD4]&gt;0;&quot; +&quot;;&quot;&quot;);&quot;=&quot;);&quot;&quot;)" table:number-columns-spanned="1" table:number-rows-spanned="2">
            <text:p/>
          </table:table-cell>
          <table:table-cell table:style-name="ce694" table:formula="of:=IF(AND([.$AE17];[.AD4]&lt;&gt;0);NUMFORMA([.AD4];[.$U$1]);&quot;&quot;)" table:number-columns-spanned="1" table:number-rows-spanned="2">
            <text:p/>
          </table:table-cell>
          <table:table-cell table:style-name="ce1001" table:formula="of:=IF(AND([.$AE17];[.AD4]&lt;&gt;0);&quot;j&quot;;&quot;&quot;)" table:number-columns-spanned="1" table:number-rows-spanned="2">
            <text:p/>
          </table:table-cell>
          <table:table-cell table:style-name="ce1002" table:formula="of:=IF(AND([.$AE17];[.Z4]);&quot;N/C&quot;;&quot;&quot;)" table:number-columns-spanned="1" table:number-rows-spanned="2">
            <text:p/>
          </table:table-cell>
          <table:table-cell table:style-name="ce341" table:number-columns-repeated="4"/>
          <table:table-cell table:style-name="ce85" table:number-columns-repeated="2"/>
          <table:table-cell table:style-name="ce408"/>
          <table:table-cell table:style-name="ce408" office:value-type="string" calcext:value-type="string">
            <text:p>Factor</text:p>
          </table:table-cell>
          <table:table-cell table:style-name="ce408" office:value-type="float" office:value="0.5" calcext:value-type="float">
            <text:p>0,5</text:p>
          </table:table-cell>
          <table:table-cell table:style-name="ce408" office:value-type="string" calcext:value-type="string">
            <text:p>Conversor</text:p>
          </table:table-cell>
          <table:table-cell table:style-name="ce450" table:formula="of:=[.X23]/[.X22]*[.V25]*[.$U$28]" office:value-type="float" office:value="0.00000000000002777778" calcext:value-type="float">
            <text:p>2,78E-014</text:p>
          </table:table-cell>
          <table:table-cell table:style-name="ce777" table:formula="of:=[.X1]&amp;[.U7]" office:value-type="string" office:string-value="𝘘ₘ" calcext:value-type="string">
            <text:p>𝘘ₘ</text:p>
          </table:table-cell>
          <table:table-cell table:style-name="ce309" table:formula="of:=[.AK21]*[.$U$28]" office:value-type="float" office:value="0" calcext:value-type="float">
            <text:p>0</text:p>
          </table:table-cell>
          <table:table-cell table:style-name="ce145"/>
          <table:table-cell table:style-name="ce309" table:formula="of:=[.AL21]*[.$U$28]" office:value-type="float" office:value="0" calcext:value-type="float">
            <text:p>0</text:p>
          </table:table-cell>
          <table:table-cell table:style-name="ce408" table:number-columns-repeated="2"/>
          <table:table-cell table:style-name="ce408" office:value-type="string" calcext:value-type="string">
            <text:p>ángulos</text:p>
          </table:table-cell>
          <table:table-cell table:style-name="ce408"/>
          <table:table-cell table:style-name="ce85" table:number-columns-repeated="32"/>
        </table:table-row>
        <table:table-row table:style-name="ro4">
          <table:covered-table-cell table:style-name="ce574" table:formula="of:=IF([.$X6];&quot;E&quot;&amp;[.U6]&amp;&quot; =&quot;;&quot;&quot;)">
            <text:p/>
          </table:covered-table-cell>
          <table:table-cell table:style-name="ce843" table:formula="of:=IF([.$AE17];ENTREPARENT([.K18];2);&quot;&quot;)" table:number-columns-spanned="2" table:number-rows-spanned="1">
            <text:p/>
          </table:table-cell>
          <table:covered-table-cell table:style-name="ce488"/>
          <table:table-cell table:style-name="ce612"/>
          <table:table-cell table:style-name="ce921"/>
          <table:table-cell table:style-name="ce949" table:formula="of:=IF([.$AE17];[.K18];&quot;&quot;)">
            <text:p/>
          </table:table-cell>
          <table:table-cell table:style-name="ce949" table:number-columns-repeated="2"/>
          <table:covered-table-cell table:number-columns-repeated="3" table:style-name="ce695"/>
          <table:covered-table-cell table:number-columns-repeated="2" table:style-name="ce737"/>
          <table:table-cell table:style-name="ce341" table:number-columns-repeated="4"/>
          <table:table-cell table:style-name="ce85" table:number-columns-repeated="2"/>
          <table:table-cell table:style-name="ce408"/>
          <table:table-cell table:style-name="ce408" office:value-type="string" calcext:value-type="string">
            <text:p>Gráfico x</text:p>
          </table:table-cell>
          <table:table-cell table:style-name="ce408" table:formula="of:=MAX([.Z21:.Z35])" office:value-type="float" office:value="749.999999999879" calcext:value-type="float">
            <text:p>749,999999999879</text:p>
          </table:table-cell>
          <table:table-cell table:style-name="ce408" table:formula="of:=MIN([.Z21:.Z35])" office:value-type="float" office:value="-500" calcext:value-type="float">
            <text:p>-500</text:p>
          </table:table-cell>
          <table:table-cell table:style-name="ce408" table:number-columns-repeated="2"/>
          <table:table-cell table:style-name="ce408" table:formula="of:=[.$Z$21]" office:value-type="float" office:value="500" calcext:value-type="float">
            <text:p>500</text:p>
          </table:table-cell>
          <table:table-cell table:style-name="ce145"/>
          <table:table-cell table:style-name="ce408"/>
          <table:table-cell table:style-name="ce408" table:formula="of:=[.$AB$21]" office:value-type="float" office:value="288.675134595" calcext:value-type="float">
            <text:p>288,675134595</text:p>
          </table:table-cell>
          <table:table-cell table:style-name="ce408"/>
          <table:table-cell table:style-name="ce408" table:formula="of:=ATAN2([.Z27]-[.Z26];[.AC27]-[.AC26])" office:value-type="float" office:value="3.14159265358979" calcext:value-type="float">
            <text:p>3,14159265358979</text:p>
          </table:table-cell>
          <table:table-cell table:style-name="ce408"/>
          <table:table-cell table:style-name="ce85" table:number-columns-repeated="32"/>
        </table:table-row>
        <table:table-row table:style-name="ro4">
          <table:table-cell table:style-name="ce835" table:formula="of:=IF([.$AE19];[.$Z$7]&amp;[.U5]&amp;&quot; &quot;&amp;[.$U$7]&amp;&quot; =&quot;;&quot;&quot;)" table:number-columns-spanned="1" table:number-rows-spanned="2">
            <text:p/>
          </table:table-cell>
          <table:table-cell table:style-name="ce587" table:formula="of:=IF([.$AE19];[.$E$3]&amp;&quot; · &quot;&amp;ENTREPARENT([.E7]);&quot;&quot;)" table:number-columns-spanned="2" table:number-rows-spanned="1">
            <text:p/>
          </table:table-cell>
          <table:covered-table-cell table:style-name="ce592"/>
          <table:table-cell table:style-name="ce611" table:formula="of:=IF([.$AE19];&quot;(&quot;;&quot;&quot;)">
            <text:p/>
          </table:table-cell>
          <table:table-cell table:style-name="ce592" table:formula="of:=IF([.$AE19];NUMFORMA([.AA5];[.$U$1]);&quot;&quot;)">
            <text:p/>
          </table:table-cell>
          <table:table-cell table:style-name="ce634" table:formula="of:=IF([.$AE19];&quot;i&quot;&amp;IF([.AB5]&gt;=0;&quot; +&quot;;&quot; – &quot;);&quot;&quot;)">
            <text:p/>
          </table:table-cell>
          <table:table-cell table:style-name="ce592" table:formula="of:=IF([.$AE19];NUMFORMA(ABS([.AB5]);[.$U$1]);&quot;&quot;)">
            <text:p/>
          </table:table-cell>
          <table:table-cell table:style-name="ce652" table:formula="of:=IF([.$AE19];&quot;j )&quot;;&quot;&quot;)">
            <text:p/>
          </table:table-cell>
          <table:table-cell table:style-name="ce694" table:formula="of:=IF(AND([.$AE19];[.AC5]&lt;&gt;0);&quot;= &quot;&amp;NUMFORMA([.AC5];[.$U$1]);&quot;&quot;)" table:number-columns-spanned="1" table:number-rows-spanned="2">
            <text:p/>
          </table:table-cell>
          <table:table-cell table:style-name="ce725" table:formula="of:=IF([.$AE19];IF([.AC5]&lt;&gt;0;&quot;i&quot;&amp;IF([.AD5]&gt;0;&quot; +&quot;;&quot;&quot;);&quot;=&quot;);&quot;&quot;)" table:number-columns-spanned="1" table:number-rows-spanned="2">
            <text:p/>
          </table:table-cell>
          <table:table-cell table:style-name="ce694" table:formula="of:=IF(AND([.$AE19];[.AD5]&lt;&gt;0);NUMFORMA([.AD5];[.$U$1]);&quot;&quot;)" table:number-columns-spanned="1" table:number-rows-spanned="2">
            <text:p/>
          </table:table-cell>
          <table:table-cell table:style-name="ce1001" table:formula="of:=IF(AND([.$AE19];[.AD5]&lt;&gt;0);&quot;j&quot;;&quot;&quot;)" table:number-columns-spanned="1" table:number-rows-spanned="2">
            <text:p/>
          </table:table-cell>
          <table:table-cell table:style-name="ce1002" table:formula="of:=IF(AND([.$AE19];[.Z5]);&quot;N/C&quot;;&quot;&quot;)" table:number-columns-spanned="1" table:number-rows-spanned="2">
            <text:p/>
          </table:table-cell>
          <table:table-cell table:style-name="ce341" table:number-columns-repeated="4"/>
          <table:table-cell table:style-name="ce85" table:number-columns-repeated="2"/>
          <table:table-cell table:style-name="ce408"/>
          <table:table-cell table:style-name="ce408" office:value-type="string" calcext:value-type="string">
            <text:p>Gráfico y</text:p>
          </table:table-cell>
          <table:table-cell table:style-name="ce408" table:formula="of:=MAX([.AB21:.AB25];[.AC26:.AC33];[.AD50:.AD51])" office:value-type="float" office:value="2788.67513459565" calcext:value-type="float">
            <text:p>2788,67513459565</text:p>
          </table:table-cell>
          <table:table-cell table:style-name="ce408" table:formula="of:=MIN([.AB21:.AB25];[.AC26:.AC33];[.AD50:.AD51])" office:value-type="float" office:value="-577.35026919" calcext:value-type="float">
            <text:p>-577,35026919</text:p>
          </table:table-cell>
          <table:table-cell table:style-name="ce408"/>
          <table:table-cell table:style-name="ce309" table:formula="of:=[.A40]">
            <text:p/>
          </table:table-cell>
          <table:table-cell table:style-name="ce408" table:formula="of:=[.Z26]+[.AI4]*[.$X$25]" office:value-type="float" office:value="166.666666666343" calcext:value-type="float">
            <text:p>166,666666666343</text:p>
          </table:table-cell>
          <table:table-cell table:style-name="ce145"/>
          <table:table-cell table:style-name="ce408"/>
          <table:table-cell table:style-name="ce408" table:formula="of:=[.AC26]+[.AJ4]*[.$X$25]" office:value-type="float" office:value="288.675134595" calcext:value-type="float">
            <text:p>288,675134595</text:p>
          </table:table-cell>
          <table:table-cell table:style-name="ce408" table:number-columns-repeated="3"/>
          <table:table-cell table:style-name="ce85" table:number-columns-repeated="32"/>
        </table:table-row>
        <table:table-row table:style-name="ro4">
          <table:covered-table-cell table:style-name="ce574" table:formula="of:=IF([.$X8];&quot;E&quot;&amp;[.U8]&amp;&quot; =&quot;;&quot;&quot;)">
            <text:p/>
          </table:covered-table-cell>
          <table:table-cell table:style-name="ce843" table:formula="of:=IF([.$AE19];ENTREPARENT([.K19];2);&quot;&quot;)" table:number-columns-spanned="2" table:number-rows-spanned="1">
            <text:p/>
          </table:table-cell>
          <table:covered-table-cell table:style-name="ce488"/>
          <table:table-cell table:style-name="ce612"/>
          <table:table-cell table:style-name="ce921"/>
          <table:table-cell table:style-name="ce949" table:formula="of:=IF([.$AE19];[.K19];&quot;&quot;)">
            <text:p/>
          </table:table-cell>
          <table:table-cell table:style-name="ce949" table:number-columns-repeated="2"/>
          <table:covered-table-cell table:number-columns-repeated="3" table:style-name="ce695"/>
          <table:covered-table-cell table:number-columns-repeated="2" table:style-name="ce737"/>
          <table:table-cell table:style-name="ce341" table:number-columns-repeated="4"/>
          <table:table-cell table:style-name="ce85" table:number-columns-repeated="2"/>
          <table:table-cell table:style-name="ce408"/>
          <table:table-cell table:style-name="ce408" table:formula="of:=1/FACTORSM([.X28])" office:value-type="float" office:value="1000000000000" calcext:value-type="float">
            <text:p>1000000000000</text:p>
          </table:table-cell>
          <table:table-cell table:style-name="ce408" table:formula="of:=MAX([.V26:.V27])" office:value-type="float" office:value="2788.67513459565" calcext:value-type="float">
            <text:p>2788,67513459565</text:p>
          </table:table-cell>
          <table:table-cell table:style-name="ce408" table:formula="of:=MIN([.W26:.W27])" office:value-type="float" office:value="-577.35026919" calcext:value-type="float">
            <text:p>-577,35026919</text:p>
          </table:table-cell>
          <table:table-cell table:style-name="ce408" table:formula="of:=PREFSM((MAXABS([.V23:.W24])))" office:value-type="string" office:string-value="p" calcext:value-type="string">
            <text:p>p</text:p>
          </table:table-cell>
          <table:table-cell table:style-name="ce408"/>
          <table:table-cell table:style-name="ce408" table:formula="of:=[.Z27]+IF([.AF4];[.$X$29]*COS([.AE26]+[.$V$30]);0)" office:value-type="float" office:value="209.967936855564" calcext:value-type="float">
            <text:p>209,967936855564</text:p>
          </table:table-cell>
          <table:table-cell table:style-name="ce408" table:number-columns-repeated="2"/>
          <table:table-cell table:style-name="ce434" table:formula="of:=[.AC27]+IF([.AF4];[.$X$29]*SIN([.AE26]+[.$V$30]);0)" office:value-type="float" office:value="263.675134595" calcext:value-type="float">
            <text:p>263,675134595</text:p>
          </table:table-cell>
          <table:table-cell table:style-name="ce408" table:number-columns-repeated="3"/>
          <table:table-cell table:style-name="ce85" table:number-columns-repeated="32"/>
        </table:table-row>
        <table:table-row table:style-name="ro4">
          <table:table-cell table:style-name="ce835" table:formula="of:=IF([.$AE21];[.$Z$7]&amp;[.U6]&amp;&quot; &quot;&amp;[.$U$7]&amp;&quot; =&quot;;&quot;&quot;)" table:number-columns-spanned="1" table:number-rows-spanned="2">
            <text:p/>
          </table:table-cell>
          <table:table-cell table:style-name="ce587" table:formula="of:=IF([.$AE21];[.$E$3]&amp;&quot; · &quot;&amp;ENTREPARENT([.E8]);&quot;&quot;)" table:number-columns-spanned="2" table:number-rows-spanned="1">
            <text:p/>
          </table:table-cell>
          <table:covered-table-cell table:style-name="ce592"/>
          <table:table-cell table:style-name="ce611" table:formula="of:=IF([.$AE21];&quot;(&quot;;&quot;&quot;)">
            <text:p/>
          </table:table-cell>
          <table:table-cell table:style-name="ce592" table:formula="of:=IF([.$AE21];NUMFORMA([.AA6];[.$U$1]);&quot;&quot;)">
            <text:p/>
          </table:table-cell>
          <table:table-cell table:style-name="ce634" table:formula="of:=IF([.$AE21];&quot;i&quot;&amp;IF([.AB6]&gt;=0;&quot; +&quot;;&quot; – &quot;);&quot;&quot;)">
            <text:p/>
          </table:table-cell>
          <table:table-cell table:style-name="ce592" table:formula="of:=IF([.$AE21];NUMFORMA(ABS([.AB6]);[.$U$1]);&quot;&quot;)">
            <text:p/>
          </table:table-cell>
          <table:table-cell table:style-name="ce652" table:formula="of:=IF([.$AE21];&quot;j )&quot;;&quot;&quot;)">
            <text:p/>
          </table:table-cell>
          <table:table-cell table:style-name="ce694" table:formula="of:=IF(AND([.$AE21];[.AC6]&lt;&gt;0);&quot;= &quot;&amp;NUMFORMA([.AC6];[.$U$1]);&quot;&quot;)" table:number-columns-spanned="1" table:number-rows-spanned="2">
            <text:p/>
          </table:table-cell>
          <table:table-cell table:style-name="ce725" table:formula="of:=IF([.$AE21];IF([.AC6]&lt;&gt;0;&quot;i&quot;&amp;IF([.AD6]&gt;0;&quot; +&quot;;&quot;&quot;);&quot;=&quot;);&quot;&quot;)" table:number-columns-spanned="1" table:number-rows-spanned="2">
            <text:p/>
          </table:table-cell>
          <table:table-cell table:style-name="ce694" table:formula="of:=IF(AND([.$AE21];[.AD6]&lt;&gt;0);NUMFORMA([.AD6];[.$U$1]);&quot;&quot;)" table:number-columns-spanned="1" table:number-rows-spanned="2">
            <text:p/>
          </table:table-cell>
          <table:table-cell table:style-name="ce733" table:formula="of:=IF(AND([.$AE21];[.AD6]&lt;&gt;0);&quot;j&quot;;&quot;&quot;)" table:number-columns-spanned="1" table:number-rows-spanned="2">
            <text:p/>
          </table:table-cell>
          <table:table-cell table:style-name="ce752" table:formula="of:=IF(AND([.$AE21];[.Z6]);&quot;N/C&quot;;&quot;&quot;)" table:number-columns-spanned="1" table:number-rows-spanned="2">
            <text:p/>
          </table:table-cell>
          <table:table-cell table:style-name="ce341" table:number-columns-repeated="4"/>
          <table:table-cell table:style-name="ce85" table:number-columns-repeated="2"/>
          <table:table-cell table:style-name="ce408"/>
          <table:table-cell table:style-name="ce408" office:value-type="string" calcext:value-type="string">
            <text:p>Factor flecha</text:p>
          </table:table-cell>
          <table:table-cell table:style-name="ce408" office:value-type="float" office:value="0.05" calcext:value-type="float">
            <text:p>0,05</text:p>
          </table:table-cell>
          <table:table-cell table:style-name="ce408" office:value-type="string" calcext:value-type="string">
            <text:p>Long. flecha</text:p>
          </table:table-cell>
          <table:table-cell table:style-name="ce408" table:formula="of:=[.V29]*[.X23]*[.U28]" office:value-type="float" office:value="50" calcext:value-type="float">
            <text:p>50</text:p>
          </table:table-cell>
          <table:table-cell table:style-name="ce408"/>
          <table:table-cell table:style-name="ce408" table:formula="of:=[.Z27]" office:value-type="float" office:value="166.666666666343" calcext:value-type="float">
            <text:p>166,666666666343</text:p>
          </table:table-cell>
          <table:table-cell table:style-name="ce408" table:number-columns-repeated="2"/>
          <table:table-cell table:style-name="ce408" table:formula="of:=[.AC27]" office:value-type="float" office:value="288.675134595" calcext:value-type="float">
            <text:p>288,675134595</text:p>
          </table:table-cell>
          <table:table-cell table:style-name="ce408" table:number-columns-repeated="3"/>
          <table:table-cell table:style-name="ce85" table:number-columns-repeated="32"/>
        </table:table-row>
        <table:table-row table:style-name="ro4">
          <table:covered-table-cell table:style-name="ce574" table:formula="of:=IF([.$X10];&quot;E&quot;&amp;[.U11]&amp;&quot; =&quot;;&quot;&quot;)">
            <text:p/>
          </table:covered-table-cell>
          <table:table-cell table:style-name="ce843" table:formula="of:=IF([.$AE21];ENTREPARENT([.K20];2);&quot;&quot;)" table:number-columns-spanned="2" table:number-rows-spanned="1">
            <text:p/>
          </table:table-cell>
          <table:covered-table-cell table:style-name="ce488"/>
          <table:table-cell table:style-name="ce612"/>
          <table:table-cell table:style-name="ce921"/>
          <table:table-cell table:style-name="ce949" table:formula="of:=IF([.$AE21];[.K20];&quot;&quot;)">
            <text:p/>
          </table:table-cell>
          <table:table-cell table:style-name="ce949" table:number-columns-repeated="2"/>
          <table:covered-table-cell table:number-columns-repeated="3" table:style-name="ce695"/>
          <table:covered-table-cell table:number-columns-repeated="2" table:style-name="ce737"/>
          <table:table-cell table:style-name="ce341" table:number-columns-repeated="4"/>
          <table:table-cell table:style-name="ce85" table:number-columns-repeated="2"/>
          <table:table-cell table:style-name="ce408"/>
          <table:table-cell table:style-name="ce408" office:value-type="string" calcext:value-type="string">
            <text:p>Rads(150º)</text:p>
          </table:table-cell>
          <table:table-cell table:style-name="ce408" table:formula="of:=RADIANS(150)" office:value-type="float" office:value="2.61799387799149" calcext:value-type="float">
            <text:p>2,61799387799149</text:p>
          </table:table-cell>
          <table:table-cell table:style-name="ce408" table:number-columns-repeated="3"/>
          <table:table-cell table:style-name="ce408" table:formula="of:=[.Z27]+IF([.AF4];[.$X$29]*COS([.AE26]-[.$V$30]);0)" office:value-type="float" office:value="209.967936855564" calcext:value-type="float">
            <text:p>209,967936855564</text:p>
          </table:table-cell>
          <table:table-cell table:style-name="ce408" table:number-columns-repeated="2"/>
          <table:table-cell table:style-name="ce434" table:formula="of:=[.AC27]+IF([.AF4];[.$X$29]*SIN([.AE26]-[.$V$30]);0)" office:value-type="float" office:value="313.675134595" calcext:value-type="float">
            <text:p>313,675134595</text:p>
          </table:table-cell>
          <table:table-cell table:style-name="ce408" table:number-columns-repeated="3"/>
          <table:table-cell table:style-name="ce85" table:number-columns-repeated="32"/>
        </table:table-row>
        <table:table-row table:style-name="ro4">
          <table:table-cell table:style-name="ce235" table:formula="of:=IF([.$AI$12];[.$AO$7]&amp;[.$AO$12]&amp;[.$AO$4];&quot;&quot;)">
            <text:p/>
          </table:table-cell>
          <table:table-cell table:style-name="ce341" table:number-columns-repeated="16"/>
          <table:table-cell table:style-name="ce85" table:number-columns-repeated="2"/>
          <table:table-cell table:style-name="ce408" table:number-columns-repeated="6"/>
          <table:table-cell table:style-name="ce408" table:formula="of:=[.Z29]" office:value-type="float" office:value="166.666666666343" calcext:value-type="float">
            <text:p>166,666666666343</text:p>
          </table:table-cell>
          <table:table-cell table:style-name="ce408" table:number-columns-repeated="2"/>
          <table:table-cell table:style-name="ce408" table:formula="of:=[.AC29]" office:value-type="float" office:value="288.675134595" calcext:value-type="float">
            <text:p>288,675134595</text:p>
          </table:table-cell>
          <table:table-cell table:style-name="ce408" table:number-columns-repeated="3"/>
          <table:table-cell table:style-name="ce85" table:number-columns-repeated="32"/>
        </table:table-row>
        <table:table-row table:style-name="ro4">
          <table:table-cell table:style-name="ce575"/>
          <table:table-cell table:style-name="ce857"/>
          <table:table-cell table:style-name="ce600" table:number-columns-repeated="2"/>
          <table:table-cell table:style-name="ce924" table:number-columns-repeated="3"/>
          <table:table-cell table:style-name="ce968" table:formula="of:=IF([.$AI$12];[.Z7]&amp;&quot;(M) =&quot;;&quot;&quot;)">
            <text:p/>
          </table:table-cell>
          <table:table-cell table:style-name="ce373" table:formula="of:=IF([.$AI$12];IF([.AC10]&lt;&gt;0;NUMFORMA([.AC10];[.$U$1]);IF([.T17];&quot;0&quot;;&quot;&quot;));&quot;&quot;)">
            <text:p/>
          </table:table-cell>
          <table:table-cell table:style-name="ce726" table:formula="of:=IF(AND([.$U$12];[.$X$10];[.$T$17]);&quot;i&quot;&amp;IF(AND([.AD10]&gt;=0;[.U17]);&quot; +&quot;;&quot;&quot;);&quot;&quot;)">
            <text:p/>
          </table:table-cell>
          <table:table-cell table:style-name="ce373" table:formula="of:=IF([.$AI$12];IF([.AD10]&lt;&gt;0;NUMFORMA([.AD10];[.$U$1]);IF([.U17];&quot;0&quot;;&quot;&quot;));&quot;&quot;)">
            <text:p/>
          </table:table-cell>
          <table:table-cell table:style-name="ce738" table:formula="of:=IF(AND([.$U$12];[.$X$10];[.$U$17]);&quot;j&quot;;&quot;&quot;)">
            <text:p/>
          </table:table-cell>
          <table:table-cell table:style-name="ce756" table:formula="of:=IF([.$AI$12];&quot;N/C&quot;;&quot;&quot;)">
            <text:p/>
          </table:table-cell>
          <table:table-cell table:style-name="ce341" table:number-columns-repeated="4"/>
          <table:table-cell table:style-name="ce85" table:number-columns-repeated="2"/>
          <table:table-cell table:style-name="ce408" table:number-columns-repeated="6"/>
          <table:table-cell table:style-name="ce408" table:formula="of:=[.$Z$21]" office:value-type="float" office:value="500" calcext:value-type="float">
            <text:p>500</text:p>
          </table:table-cell>
          <table:table-cell table:style-name="ce145"/>
          <table:table-cell table:style-name="ce408"/>
          <table:table-cell table:style-name="ce408" table:formula="of:=[.$AB$21]" office:value-type="float" office:value="288.675134595" calcext:value-type="float">
            <text:p>288,675134595</text:p>
          </table:table-cell>
          <table:table-cell table:style-name="ce408"/>
          <table:table-cell table:style-name="ce408" table:formula="of:=ATAN2([.Z33]-[.Z32];[.AC33]-[.AC32])" office:value-type="float" office:value="1.04719755119688" calcext:value-type="float">
            <text:p>1,04719755119688</text:p>
          </table:table-cell>
          <table:table-cell table:style-name="ce408"/>
          <table:table-cell table:style-name="ce85" table:number-columns-repeated="32"/>
        </table:table-row>
        <table:table-row table:style-name="ro4">
          <table:table-cell table:style-name="ce235" table:formula="of:=IF([.$AI$12];[.$AO$13]&amp;[.$AO$4]&amp;[.$AO$14];&quot;&quot;)">
            <text:p/>
          </table:table-cell>
          <table:table-cell table:style-name="ce341"/>
          <table:table-cell table:style-name="ce600" table:number-columns-repeated="6"/>
          <table:table-cell table:style-name="ce373"/>
          <table:table-cell table:style-name="ce600" table:number-columns-repeated="2"/>
          <table:table-cell table:style-name="ce747"/>
          <table:table-cell table:style-name="ce600"/>
          <table:table-cell table:style-name="ce341" table:number-columns-repeated="4"/>
          <table:table-cell table:style-name="ce85" table:number-columns-repeated="2"/>
          <table:table-cell table:style-name="ce408" table:number-columns-repeated="5"/>
          <table:table-cell table:style-name="ce408" table:formula="of:=[.A42]">
            <text:p/>
          </table:table-cell>
          <table:table-cell table:style-name="ce408" table:formula="of:=[.Z32]+[.AI5]*[.$X$25]" office:value-type="float" office:value="749.999999999879" calcext:value-type="float">
            <text:p>749,999999999879</text:p>
          </table:table-cell>
          <table:table-cell table:style-name="ce145"/>
          <table:table-cell table:style-name="ce408"/>
          <table:table-cell table:style-name="ce408" table:formula="of:=[.AC32]+[.AJ5]*[.$X$25]" office:value-type="float" office:value="721.68783648729" calcext:value-type="float">
            <text:p>721,68783648729</text:p>
          </table:table-cell>
          <table:table-cell table:style-name="ce408" table:number-columns-repeated="3"/>
          <table:table-cell table:style-name="ce85" table:number-columns-repeated="32"/>
        </table:table-row>
        <table:table-row table:style-name="ro4">
          <table:table-cell table:style-name="ce341" table:number-columns-repeated="13"/>
          <table:table-cell table:style-name="ce757" office:value-type="string" calcext:value-type="string">
            <text:p>ESQUEMA</text:p>
          </table:table-cell>
          <table:table-cell table:style-name="ce341" table:formula="of:=&quot;(&quot;&amp;[.X28]&amp;&quot;m)&quot;" office:value-type="string" office:string-value="(pm)" calcext:value-type="string">
            <text:p>(pm)</text:p>
          </table:table-cell>
          <table:table-cell table:style-name="ce341" table:number-columns-repeated="2"/>
          <table:table-cell table:style-name="ce85" table:number-columns-repeated="2"/>
          <table:table-cell table:style-name="ce408" table:number-columns-repeated="6"/>
          <table:table-cell table:style-name="ce408" table:formula="of:=[.Z33]+IF([.AF5];[.$X$29]*COS([.AE32]+[.$V$30]);0)" office:value-type="float" office:value="706.698729810664" calcext:value-type="float">
            <text:p>706,698729810664</text:p>
          </table:table-cell>
          <table:table-cell table:style-name="ce408" table:number-columns-repeated="2"/>
          <table:table-cell table:style-name="ce434" table:formula="of:=[.AC33]+IF([.AF5];[.$X$29]*SIN([.AE32]+[.$V$30]);0)" office:value-type="float" office:value="696.687836487278" calcext:value-type="float">
            <text:p>696,687836487278</text:p>
          </table:table-cell>
          <table:table-cell table:style-name="ce408" table:number-columns-repeated="3"/>
          <table:table-cell table:style-name="ce85" table:number-columns-repeated="32"/>
        </table:table-row>
        <table:table-row table:style-name="ro4">
          <table:table-cell table:style-name="ce235" table:formula="of:=IF([.$AI$12];[.$AO$6]&amp;[.$AO$9]&amp;[.$AO$5];&quot;&quot;)">
            <text:p/>
          </table:table-cell>
          <table:table-cell table:style-name="ce341" table:number-columns-repeated="16"/>
          <table:table-cell table:style-name="ce85" table:number-columns-repeated="2"/>
          <table:table-cell table:style-name="ce408" table:number-columns-repeated="6"/>
          <table:table-cell table:style-name="ce408" table:formula="of:=[.Z33]" office:value-type="float" office:value="749.999999999879" calcext:value-type="float">
            <text:p>749,999999999879</text:p>
          </table:table-cell>
          <table:table-cell table:style-name="ce408" table:number-columns-repeated="2"/>
          <table:table-cell table:style-name="ce408" table:formula="of:=[.AC33]" office:value-type="float" office:value="721.68783648729" calcext:value-type="float">
            <text:p>721,68783648729</text:p>
          </table:table-cell>
          <table:table-cell table:style-name="ce408" table:number-columns-repeated="3"/>
          <table:table-cell table:style-name="ce85" table:number-columns-repeated="32"/>
        </table:table-row>
        <table:table-row table:style-name="ro4">
          <table:table-cell table:style-name="ce341"/>
          <table:table-cell table:style-name="ce586" table:formula="of:=IF([.$AD16];[.$Y$1]&amp;[.U4]&amp;&quot; &quot;&amp;[.$U$3]&amp;&quot; = √&quot;;&quot;&quot;)">
            <text:p/>
          </table:table-cell>
          <table:table-cell table:style-name="ce881" table:formula="of:=IF([.$AD16];&quot;(&quot;&amp;[.$B$5];&quot;&quot;)">
            <text:p/>
          </table:table-cell>
          <table:table-cell table:style-name="ce881" table:formula="of:=IF([.$AD16];&quot;–&quot;;&quot;&quot;)">
            <text:p/>
          </table:table-cell>
          <table:table-cell table:style-name="ce925" table:formula="of:=IF([.$AD16];ENTREPARENT([.B6]);&quot;&quot;)">
            <text:p/>
          </table:table-cell>
          <table:table-cell table:style-name="ce952" table:formula="of:=IF([.$AD16];&quot;)² + (&quot;;&quot;&quot;)">
            <text:p/>
          </table:table-cell>
          <table:table-cell table:style-name="ce925" table:formula="of:=IF([.$AD16];[.$C$5];&quot;&quot;)">
            <text:p/>
          </table:table-cell>
          <table:table-cell table:style-name="ce881" table:formula="of:=IF([.$AD16];&quot;–&quot;;&quot;&quot;)">
            <text:p/>
          </table:table-cell>
          <table:table-cell table:style-name="ce991" table:formula="of:=IF([.$AD16];ENTREPARENT([.C6])&amp;IF([.$X22];&quot;)²&quot;;&quot;&quot;);&quot;&quot;)">
            <text:p/>
          </table:table-cell>
          <table:table-cell table:style-name="ce720" table:formula="of:=IF([.$AD16];&quot;=&quot;;&quot;&quot;)">
            <text:p/>
          </table:table-cell>
          <table:table-cell table:style-name="ce488" table:formula="of:=IF([.$AD16];NUMFORMA([.$AE4];[.$U$1]);&quot;&quot;)">
            <text:p/>
          </table:table-cell>
          <table:table-cell table:style-name="ce737" table:formula="of:=IF([.$AD16];&quot;m&quot;;&quot;&quot;)">
            <text:p/>
          </table:table-cell>
          <table:table-cell table:style-name="ce341" table:number-columns-repeated="5"/>
          <table:table-cell table:style-name="ce85" table:number-columns-repeated="2"/>
          <table:table-cell table:style-name="ce408" table:number-columns-repeated="6"/>
          <table:table-cell table:style-name="ce408" table:formula="of:=[.Z33]+IF([.AF5];[.$X$29]*COS([.AE32]-[.$V$30]);0)" office:value-type="float" office:value="749.999999999893" calcext:value-type="float">
            <text:p>749,999999999893</text:p>
          </table:table-cell>
          <table:table-cell table:style-name="ce408" table:number-columns-repeated="2"/>
          <table:table-cell table:style-name="ce434" table:formula="of:=[.AC33]+IF([.AF5];[.$X$29]*SIN([.AE32]-[.$V$30]);0)" office:value-type="float" office:value="671.68783648729" calcext:value-type="float">
            <text:p>671,68783648729</text:p>
          </table:table-cell>
          <table:table-cell table:style-name="ce408" table:number-columns-repeated="2"/>
          <table:table-cell table:style-name="ce85" table:number-columns-repeated="33"/>
        </table:table-row>
        <table:table-row table:style-name="ro4">
          <table:table-cell table:style-name="ce341"/>
          <table:table-cell table:style-name="ce586" table:formula="of:=IF([.$AD17];[.$Y$1]&amp;[.U5]&amp;&quot; &quot;&amp;[.$U$3]&amp;&quot; = √&quot;;&quot;&quot;)">
            <text:p/>
          </table:table-cell>
          <table:table-cell table:style-name="ce881" table:formula="of:=IF([.$AD17];&quot;(&quot;&amp;[.$B$5];&quot;&quot;)">
            <text:p/>
          </table:table-cell>
          <table:table-cell table:style-name="ce881" table:formula="of:=IF([.$AD17];&quot;–&quot;;&quot;&quot;)">
            <text:p/>
          </table:table-cell>
          <table:table-cell table:style-name="ce925" table:formula="of:=IF([.$AD17];ENTREPARENT([.B7]);&quot;&quot;)">
            <text:p/>
          </table:table-cell>
          <table:table-cell table:style-name="ce952" table:formula="of:=IF([.$AD17];&quot;)² + (&quot;;&quot;&quot;)">
            <text:p/>
          </table:table-cell>
          <table:table-cell table:style-name="ce925" table:formula="of:=IF([.$AD17];[.$C$5];&quot;&quot;)">
            <text:p/>
          </table:table-cell>
          <table:table-cell table:style-name="ce881" table:formula="of:=IF([.$AD17];&quot;–&quot;;&quot;&quot;)">
            <text:p/>
          </table:table-cell>
          <table:table-cell table:style-name="ce991" table:formula="of:=IF([.$AD17];ENTREPARENT([.C7])&amp;IF([.$X23];&quot;)²&quot;;&quot;&quot;);&quot;&quot;)">
            <text:p/>
          </table:table-cell>
          <table:table-cell table:style-name="ce720" table:formula="of:=IF([.$AD17];&quot;=&quot;;&quot;&quot;)">
            <text:p/>
          </table:table-cell>
          <table:table-cell table:style-name="ce488" table:formula="of:=IF([.$AD17];NUMFORMA([.$AE5];[.$U$1]);&quot;&quot;)">
            <text:p/>
          </table:table-cell>
          <table:table-cell table:style-name="ce737" table:formula="of:=IF([.$AD17];&quot;m&quot;;&quot;&quot;)">
            <text:p/>
          </table:table-cell>
          <table:table-cell table:style-name="ce341" table:number-columns-repeated="5"/>
          <table:table-cell table:style-name="ce85" table:number-columns-repeated="2"/>
          <table:table-cell table:style-name="ce408" table:number-columns-repeated="6"/>
          <table:table-cell table:style-name="ce408" table:formula="of:=[.Z35]" office:value-type="float" office:value="749.999999999879" calcext:value-type="float">
            <text:p>749,999999999879</text:p>
          </table:table-cell>
          <table:table-cell table:style-name="ce408" table:number-columns-repeated="2"/>
          <table:table-cell table:style-name="ce408" table:formula="of:=[.AC35]" office:value-type="float" office:value="721.68783648729" calcext:value-type="float">
            <text:p>721,68783648729</text:p>
          </table:table-cell>
          <table:table-cell table:style-name="ce408" table:number-columns-repeated="2"/>
          <table:table-cell table:style-name="ce85" table:number-columns-repeated="33"/>
        </table:table-row>
        <table:table-row table:style-name="ro4">
          <table:table-cell table:style-name="ce341"/>
          <table:table-cell table:style-name="ce586" table:formula="of:=IF([.$AD18];[.$Y$1]&amp;[.U6]&amp;&quot; &quot;&amp;[.$U$3]&amp;&quot; = √&quot;;&quot;&quot;)">
            <text:p/>
          </table:table-cell>
          <table:table-cell table:style-name="ce881" table:formula="of:=IF([.$AD18];&quot;(&quot;&amp;[.$B$5];&quot;&quot;)">
            <text:p/>
          </table:table-cell>
          <table:table-cell table:style-name="ce881" table:formula="of:=IF([.$AD18];&quot;–&quot;;&quot;&quot;)">
            <text:p/>
          </table:table-cell>
          <table:table-cell table:style-name="ce925" table:formula="of:=IF([.$AD18];ENTREPARENT([.B8]);&quot;&quot;)">
            <text:p/>
          </table:table-cell>
          <table:table-cell table:style-name="ce952" table:formula="of:=IF([.$AD18];&quot;)² + (&quot;;&quot;&quot;)">
            <text:p/>
          </table:table-cell>
          <table:table-cell table:style-name="ce925" table:formula="of:=IF([.$AD18];[.$C$5];&quot;&quot;)">
            <text:p/>
          </table:table-cell>
          <table:table-cell table:style-name="ce881" table:formula="of:=IF([.$AD18];&quot;–&quot;;&quot;&quot;)">
            <text:p/>
          </table:table-cell>
          <table:table-cell table:style-name="ce991" table:formula="of:=IF([.$AD18];ENTREPARENT([.C8])&amp;IF([.$X24];&quot;)²&quot;;&quot;&quot;);&quot;&quot;)">
            <text:p/>
          </table:table-cell>
          <table:table-cell table:style-name="ce720" table:formula="of:=IF([.$AD18];&quot;=&quot;;&quot;&quot;)">
            <text:p/>
          </table:table-cell>
          <table:table-cell table:style-name="ce488" table:formula="of:=IF([.$AD18];NUMFORMA([.$AE6];[.$U$1]);&quot;&quot;)">
            <text:p/>
          </table:table-cell>
          <table:table-cell table:style-name="ce737" table:formula="of:=IF([.$AD18];&quot;m&quot;;&quot;&quot;)">
            <text:p/>
          </table:table-cell>
          <table:table-cell table:style-name="ce341" table:number-columns-repeated="5"/>
          <table:table-cell table:style-name="ce85" table:number-columns-repeated="2"/>
          <table:table-cell table:style-name="ce408" table:number-columns-repeated="6"/>
          <table:table-cell table:style-name="ce408" table:formula="of:=[.$Z$21]" office:value-type="float" office:value="500" calcext:value-type="float">
            <text:p>500</text:p>
          </table:table-cell>
          <table:table-cell table:style-name="ce145"/>
          <table:table-cell table:style-name="ce408"/>
          <table:table-cell table:style-name="ce408" table:formula="of:=[.$AB$21]" office:value-type="float" office:value="288.675134595" calcext:value-type="float">
            <text:p>288,675134595</text:p>
          </table:table-cell>
          <table:table-cell table:style-name="ce408"/>
          <table:table-cell table:style-name="ce408" table:formula="of:=ATAN2([.Z39]-[.Z38];[.AC39]-[.AC38])" office:value-type="float" office:value="0" calcext:value-type="float">
            <text:p>0</text:p>
          </table:table-cell>
          <table:table-cell table:style-name="ce85" table:number-columns-repeated="33"/>
        </table:table-row>
        <table:table-row table:style-name="ro4">
          <table:table-cell table:style-name="ce235" table:formula="of:=IF([.$AI$12];[.$AO$7]&amp;[.$AO$11]&amp;[.$AO$5];&quot;&quot;)">
            <text:p/>
          </table:table-cell>
          <table:table-cell table:style-name="ce858"/>
          <table:table-cell table:style-name="ce341" table:number-columns-repeated="2"/>
          <table:table-cell table:style-name="ce929" table:number-columns-repeated="4"/>
          <table:table-cell table:style-name="ce341" table:number-columns-repeated="9"/>
          <table:table-cell table:style-name="ce85" table:number-columns-repeated="2"/>
          <table:table-cell table:style-name="ce408" table:number-columns-repeated="5"/>
          <table:table-cell table:style-name="ce408" table:formula="of:=[.A44]">
            <text:p/>
          </table:table-cell>
          <table:table-cell table:style-name="ce408" table:formula="of:=[.Z38]+[.AI6]*[.$X$25]" office:value-type="float" office:value="500" calcext:value-type="float">
            <text:p>500</text:p>
          </table:table-cell>
          <table:table-cell table:style-name="ce145"/>
          <table:table-cell table:style-name="ce408"/>
          <table:table-cell table:style-name="ce408" table:formula="of:=[.AC38]+[.AJ6]*[.$X$25]" office:value-type="float" office:value="288.675134595" calcext:value-type="float">
            <text:p>288,675134595</text:p>
          </table:table-cell>
          <table:table-cell table:style-name="ce408" table:number-columns-repeated="2"/>
          <table:table-cell table:style-name="ce85" table:number-columns-repeated="33"/>
        </table:table-row>
        <table:table-row table:style-name="ro4">
          <table:table-cell table:style-name="ce835" table:formula="of:=IF([.$AE17];[.$Z$7]&amp;[.U4]&amp;&quot; &quot;&amp;[.$U$3]&amp;&quot; =&quot;;&quot;&quot;)" table:number-columns-spanned="1" table:number-rows-spanned="2">
            <text:p/>
          </table:table-cell>
          <table:table-cell table:style-name="ce587" table:formula="of:=IF([.$AE17];[.$E$3]&amp;&quot; · &quot;&amp;ENTREPARENT([.E6]);&quot;&quot;)" table:number-columns-spanned="2" table:number-rows-spanned="1">
            <text:p/>
          </table:table-cell>
          <table:covered-table-cell table:style-name="ce592"/>
          <table:table-cell table:style-name="ce894" table:formula="of:=IF([.$AE17];&quot;(&quot;;&quot;&quot;)">
            <text:p/>
          </table:table-cell>
          <table:table-cell table:style-name="ce917" table:formula="of:=IF([.$AE17];NUMFORMA([.AG4];[.$U$1]);&quot;&quot;)">
            <text:p/>
          </table:table-cell>
          <table:table-cell table:style-name="ce943" table:formula="of:=IF([.$AE17];&quot;i&quot;&amp;IF([.AH4]&gt;=0;&quot; +&quot;;&quot; – &quot;);&quot;&quot;)">
            <text:p/>
          </table:table-cell>
          <table:table-cell table:style-name="ce917" table:formula="of:=IF([.$AE17];NUMFORMA(ABS([.AH4]);[.$U$1]);&quot;&quot;)">
            <text:p/>
          </table:table-cell>
          <table:table-cell table:style-name="ce966" table:formula="of:=IF([.$AE17];&quot;j )&quot;;&quot;&quot;)">
            <text:p/>
          </table:table-cell>
          <table:table-cell table:style-name="ce988" table:formula="of:=IF(AND([.$AE17];[.AI4]&lt;&gt;0);&quot;= &quot;&amp;NUMFORMA([.AI4];[.$U$1]);&quot;&quot;)" table:number-columns-spanned="1" table:number-rows-spanned="2">
            <text:p/>
          </table:table-cell>
          <table:table-cell table:style-name="ce725" table:formula="of:=IF([.$AE17];IF([.AG4]&lt;&gt;0;&quot;i&quot;&amp;IF([.AH4]&gt;0;&quot; +&quot;;&quot;&quot;);&quot;=&quot;);&quot;&quot;)" table:number-columns-spanned="1" table:number-rows-spanned="2">
            <text:p/>
          </table:table-cell>
          <table:table-cell table:style-name="ce694" table:formula="of:=IF(AND([.$AE17];[.AJ4]&lt;&gt;0);NUMFORMA([.AJ4];[.$U$1]);&quot;&quot;)" table:number-columns-spanned="1" table:number-rows-spanned="2">
            <text:p/>
          </table:table-cell>
          <table:table-cell table:style-name="ce733" table:formula="of:=IF(AND([.$AE17];[.AJ4]&lt;&gt;0);&quot;j&quot;;&quot;&quot;)" table:number-columns-spanned="1" table:number-rows-spanned="2">
            <text:p/>
          </table:table-cell>
          <table:table-cell table:style-name="ce752" table:formula="of:=IF(AND([.$AE17];[.AF4]);&quot;N/C&quot;;&quot;&quot;)" table:number-columns-spanned="1" table:number-rows-spanned="2">
            <text:p/>
          </table:table-cell>
          <table:table-cell table:style-name="ce341" table:number-columns-repeated="4"/>
          <table:table-cell table:style-name="ce85" table:number-columns-repeated="2"/>
          <table:table-cell table:style-name="ce408" table:number-columns-repeated="6"/>
          <table:table-cell table:style-name="ce408" table:formula="of:=[.Z39]+IF([.AF6];[.$X$29]*COS([.AE38]+[.$V$30]);0)" office:value-type="float" office:value="500" calcext:value-type="float">
            <text:p>500</text:p>
          </table:table-cell>
          <table:table-cell table:style-name="ce408" table:number-columns-repeated="2"/>
          <table:table-cell table:style-name="ce434" table:formula="of:=[.AC39]+IF([.AF6];[.$X$29]*SIN([.AE38]+[.$V$30]);0)" office:value-type="float" office:value="288.675134595" calcext:value-type="float">
            <text:p>288,675134595</text:p>
          </table:table-cell>
          <table:table-cell table:style-name="ce408"/>
          <table:table-cell table:style-name="ce85" table:number-columns-repeated="34"/>
        </table:table-row>
        <table:table-row table:style-name="ro4">
          <table:covered-table-cell table:style-name="ce574" table:formula="of:=IF([.$X16];&quot;E&quot;&amp;[.U16]&amp;&quot; =&quot;;&quot;&quot;)">
            <text:p/>
          </table:covered-table-cell>
          <table:table-cell table:style-name="ce862" table:formula="of:=IF([.$AE17];ENTREPARENT([.K36];2);&quot;&quot;)" table:number-columns-spanned="2" table:number-rows-spanned="1">
            <text:p/>
          </table:table-cell>
          <table:covered-table-cell table:style-name="ce488"/>
          <table:table-cell table:style-name="ce612"/>
          <table:table-cell table:style-name="ce732"/>
          <table:table-cell table:style-name="ce744" table:formula="of:=IF([.$AE17];[.K36];&quot;&quot;)">
            <text:p/>
          </table:table-cell>
          <table:table-cell table:style-name="ce744" table:number-columns-repeated="2"/>
          <table:covered-table-cell table:number-columns-repeated="3" table:style-name="ce695"/>
          <table:covered-table-cell table:number-columns-repeated="2" table:style-name="ce737"/>
          <table:table-cell table:style-name="ce341" table:number-columns-repeated="4"/>
          <table:table-cell table:style-name="ce85" table:number-columns-repeated="2"/>
          <table:table-cell table:style-name="ce408" table:number-columns-repeated="6"/>
          <table:table-cell table:style-name="ce408" table:formula="of:=[.Z39]" office:value-type="float" office:value="500" calcext:value-type="float">
            <text:p>500</text:p>
          </table:table-cell>
          <table:table-cell table:style-name="ce408" table:number-columns-repeated="2"/>
          <table:table-cell table:style-name="ce408" table:formula="of:=[.AC39]" office:value-type="float" office:value="288.675134595" calcext:value-type="float">
            <text:p>288,675134595</text:p>
          </table:table-cell>
          <table:table-cell table:style-name="ce408"/>
          <table:table-cell table:style-name="ce85" table:number-columns-repeated="34"/>
        </table:table-row>
        <table:table-row table:style-name="ro4">
          <table:table-cell table:style-name="ce835" table:formula="of:=IF([.$AE19];[.$Z$7]&amp;[.U5]&amp;&quot; &quot;&amp;[.$U$3]&amp;&quot; =&quot;;&quot;&quot;)" table:number-columns-spanned="1" table:number-rows-spanned="2">
            <text:p/>
          </table:table-cell>
          <table:table-cell table:style-name="ce587" table:formula="of:=IF([.$AE19];[.$E$3]&amp;&quot; · &quot;&amp;ENTREPARENT([.E7]);&quot;&quot;)" table:number-columns-spanned="2" table:number-rows-spanned="1">
            <text:p/>
          </table:table-cell>
          <table:covered-table-cell table:style-name="ce592"/>
          <table:table-cell table:style-name="ce894" table:formula="of:=IF([.$AE19];&quot;(&quot;;&quot;&quot;)">
            <text:p/>
          </table:table-cell>
          <table:table-cell table:style-name="ce917" table:formula="of:=IF([.$AE19];NUMFORMA([.AG5];[.$U$1]);&quot;&quot;)">
            <text:p/>
          </table:table-cell>
          <table:table-cell table:style-name="ce943" table:formula="of:=IF([.$AE19];&quot;i&quot;&amp;IF([.AH5]&gt;=0;&quot; +&quot;;&quot; – &quot;);&quot;&quot;)">
            <text:p/>
          </table:table-cell>
          <table:table-cell table:style-name="ce917" table:formula="of:=IF([.$AE19];NUMFORMA(ABS([.AH5]);[.$U$1]);&quot;&quot;)">
            <text:p/>
          </table:table-cell>
          <table:table-cell table:style-name="ce966" table:formula="of:=IF([.$AE19];&quot;j )&quot;;&quot;&quot;)">
            <text:p/>
          </table:table-cell>
          <table:table-cell table:style-name="ce988" table:formula="of:=IF(AND([.$AE19];[.AI5]&lt;&gt;0);&quot;= &quot;&amp;NUMFORMA([.AI5];[.$U$1]);&quot;&quot;)" table:number-columns-spanned="1" table:number-rows-spanned="2">
            <text:p/>
          </table:table-cell>
          <table:table-cell table:style-name="ce725" table:formula="of:=IF([.$AE19];IF([.AG5]&lt;&gt;0;&quot;i&quot;&amp;IF([.AH5]&gt;0;&quot; +&quot;;&quot;&quot;);&quot;=&quot;);&quot;&quot;)" table:number-columns-spanned="1" table:number-rows-spanned="2">
            <text:p/>
          </table:table-cell>
          <table:table-cell table:style-name="ce694" table:formula="of:=IF(AND([.$AE19];[.AJ5]&lt;&gt;0);NUMFORMA([.AJ5];[.$U$1]);&quot;&quot;)" table:number-columns-spanned="1" table:number-rows-spanned="2">
            <text:p/>
          </table:table-cell>
          <table:table-cell table:style-name="ce733" table:formula="of:=IF(AND([.$AE19];[.AJ5]&lt;&gt;0);&quot;j&quot;;&quot;&quot;)" table:number-columns-spanned="1" table:number-rows-spanned="2">
            <text:p/>
          </table:table-cell>
          <table:table-cell table:style-name="ce752" table:formula="of:=IF(AND([.$AE19];[.AF5]);&quot;N/C&quot;;&quot;&quot;)" table:number-columns-spanned="1" table:number-rows-spanned="2">
            <text:p/>
          </table:table-cell>
          <table:table-cell table:style-name="ce341" table:number-columns-repeated="4"/>
          <table:table-cell table:style-name="ce85" table:number-columns-repeated="2"/>
          <table:table-cell table:style-name="ce408" table:number-columns-repeated="6"/>
          <table:table-cell table:style-name="ce408" table:formula="of:=[.Z39]+IF([.AF6];[.$X$29]*COS([.AE38]-[.$V$30]);0)" office:value-type="float" office:value="500" calcext:value-type="float">
            <text:p>500</text:p>
          </table:table-cell>
          <table:table-cell table:style-name="ce408" table:number-columns-repeated="2"/>
          <table:table-cell table:style-name="ce434" table:formula="of:=[.AC39]+IF([.AF6];[.$X$29]*SIN([.AE38]-[.$V$30]);0)" office:value-type="float" office:value="288.675134595" calcext:value-type="float">
            <text:p>288,675134595</text:p>
          </table:table-cell>
          <table:table-cell table:style-name="ce408"/>
          <table:table-cell table:style-name="ce85" table:number-columns-repeated="34"/>
        </table:table-row>
        <table:table-row table:style-name="ro4">
          <table:covered-table-cell table:style-name="ce574" table:formula="of:=IF([.$X18];&quot;E&quot;&amp;[.U18]&amp;&quot; =&quot;;&quot;&quot;)">
            <text:p/>
          </table:covered-table-cell>
          <table:table-cell table:style-name="ce863" table:formula="of:=IF([.$AE19];ENTREPARENT([.K37];2);&quot;&quot;)" table:number-columns-spanned="2" table:number-rows-spanned="1">
            <text:p/>
          </table:table-cell>
          <table:covered-table-cell table:style-name="ce488"/>
          <table:table-cell table:style-name="ce612"/>
          <table:table-cell table:style-name="ce933"/>
          <table:table-cell table:style-name="ce959" table:formula="of:=IF([.$AE19];[.K37];&quot;&quot;)">
            <text:p/>
          </table:table-cell>
          <table:table-cell table:style-name="ce959" table:number-columns-repeated="2"/>
          <table:covered-table-cell table:number-columns-repeated="3" table:style-name="ce695"/>
          <table:covered-table-cell table:number-columns-repeated="2" table:style-name="ce737"/>
          <table:table-cell table:style-name="ce341" table:number-columns-repeated="4"/>
          <table:table-cell table:style-name="ce85" table:number-columns-repeated="2"/>
          <table:table-cell table:style-name="ce408" table:number-columns-repeated="6"/>
          <table:table-cell table:style-name="ce408" table:formula="of:=[.Z41]" office:value-type="float" office:value="500" calcext:value-type="float">
            <text:p>500</text:p>
          </table:table-cell>
          <table:table-cell table:style-name="ce408" table:number-columns-repeated="2"/>
          <table:table-cell table:style-name="ce408" table:formula="of:=[.AC41]" office:value-type="float" office:value="288.675134595" calcext:value-type="float">
            <text:p>288,675134595</text:p>
          </table:table-cell>
          <table:table-cell table:style-name="ce408"/>
          <table:table-cell table:style-name="ce85" table:number-columns-repeated="34"/>
        </table:table-row>
        <table:table-row table:style-name="ro4">
          <table:table-cell table:style-name="ce835" table:formula="of:=IF([.$AE21];[.$Z$7]&amp;[.U6]&amp;&quot; &quot;&amp;[.$U$3]&amp;&quot; =&quot;;&quot;&quot;)" table:number-columns-spanned="1" table:number-rows-spanned="2">
            <text:p/>
          </table:table-cell>
          <table:table-cell table:style-name="ce587" table:formula="of:=IF([.$AE21];[.$E$3]&amp;&quot; · &quot;&amp;ENTREPARENT([.E8]);&quot;&quot;)" table:number-columns-spanned="2" table:number-rows-spanned="1">
            <text:p/>
          </table:table-cell>
          <table:covered-table-cell table:style-name="ce592"/>
          <table:table-cell table:style-name="ce894" table:formula="of:=IF([.$AE21];&quot;(&quot;;&quot;&quot;)">
            <text:p/>
          </table:table-cell>
          <table:table-cell table:style-name="ce917" table:formula="of:=IF([.$AE21];NUMFORMA([.AG6];[.$U$1]);&quot;&quot;)">
            <text:p/>
          </table:table-cell>
          <table:table-cell table:style-name="ce943" table:formula="of:=IF([.$AE21];&quot;i&quot;&amp;IF([.AH6]&gt;=0;&quot; +&quot;;&quot; – &quot;);&quot;&quot;)">
            <text:p/>
          </table:table-cell>
          <table:table-cell table:style-name="ce917" table:formula="of:=IF([.$AE21];NUMFORMA(ABS([.AH6]);[.$U$1]);&quot;&quot;)">
            <text:p/>
          </table:table-cell>
          <table:table-cell table:style-name="ce966" table:formula="of:=IF([.$AE21];&quot;j )&quot;;&quot;&quot;)">
            <text:p/>
          </table:table-cell>
          <table:table-cell table:style-name="ce988" table:formula="of:=IF(AND([.$AE21];[.AI6]&lt;&gt;0);&quot;= &quot;&amp;NUMFORMA([.AI6];[.$U$1]);&quot;&quot;)" table:number-columns-spanned="1" table:number-rows-spanned="2">
            <text:p/>
          </table:table-cell>
          <table:table-cell table:style-name="ce725" table:formula="of:=IF([.$AE21];IF([.AG6]&lt;&gt;0;&quot;i&quot;&amp;IF([.AH6]&gt;0;&quot; +&quot;;&quot;&quot;);&quot;=&quot;);&quot;&quot;)" table:number-columns-spanned="1" table:number-rows-spanned="2">
            <text:p/>
          </table:table-cell>
          <table:table-cell table:style-name="ce694" table:formula="of:=IF(AND([.$AE21];[.AJ6]&lt;&gt;0);NUMFORMA([.AJ6];[.$U$1]);&quot;&quot;)" table:number-columns-spanned="1" table:number-rows-spanned="2">
            <text:p/>
          </table:table-cell>
          <table:table-cell table:style-name="ce733" table:formula="of:=IF(AND([.$AE21];[.AJ6]&lt;&gt;0);&quot;j&quot;;&quot;&quot;)" table:number-columns-spanned="1" table:number-rows-spanned="2">
            <text:p/>
          </table:table-cell>
          <table:table-cell table:style-name="ce752" table:formula="of:=IF(AND([.$AE21];[.AF6]);&quot;N/C&quot;;&quot;&quot;)" table:number-columns-spanned="1" table:number-rows-spanned="2">
            <text:p/>
          </table:table-cell>
          <table:table-cell table:style-name="ce341" table:number-columns-repeated="4"/>
          <table:table-cell table:style-name="ce85" table:number-columns-repeated="2"/>
          <table:table-cell table:style-name="ce408" table:number-columns-repeated="6"/>
          <table:table-cell table:style-name="ce408" table:formula="of:=[.$Z$21]" office:value-type="float" office:value="500" calcext:value-type="float">
            <text:p>500</text:p>
          </table:table-cell>
          <table:table-cell table:style-name="ce145"/>
          <table:table-cell table:style-name="ce408"/>
          <table:table-cell table:style-name="ce408" table:formula="of:=[.$AB$21]" office:value-type="float" office:value="288.675134595" calcext:value-type="float">
            <text:p>288,675134595</text:p>
          </table:table-cell>
          <table:table-cell table:style-name="ce408"/>
          <table:table-cell table:style-name="ce408" table:formula="of:=ATAN2([.Z45]-[.Z44];[.AC45]-[.AC44])" office:value-type="float" office:value="-1.38067072344747" calcext:value-type="float">
            <text:p>-1,38067072344747</text:p>
          </table:table-cell>
          <table:table-cell table:style-name="ce85" table:number-columns-repeated="33"/>
        </table:table-row>
        <table:table-row table:style-name="ro4">
          <table:covered-table-cell table:style-name="ce574" table:formula="of:=IF([.$X20];&quot;E&quot;&amp;[.U20]&amp;&quot; =&quot;;&quot;&quot;)">
            <text:p/>
          </table:covered-table-cell>
          <table:table-cell table:style-name="ce863" table:formula="of:=IF([.$AE21];ENTREPARENT([.K38];2);&quot;&quot;)" table:number-columns-spanned="2" table:number-rows-spanned="1">
            <text:p/>
          </table:table-cell>
          <table:covered-table-cell table:style-name="ce488"/>
          <table:table-cell table:style-name="ce612"/>
          <table:table-cell table:style-name="ce933"/>
          <table:table-cell table:style-name="ce959" table:formula="of:=IF([.$AE21];[.K40];&quot;&quot;)">
            <text:p/>
          </table:table-cell>
          <table:table-cell table:style-name="ce959" table:number-columns-repeated="2"/>
          <table:covered-table-cell table:number-columns-repeated="3" table:style-name="ce695"/>
          <table:covered-table-cell table:number-columns-repeated="2" table:style-name="ce737"/>
          <table:table-cell table:style-name="ce341" table:number-columns-repeated="4"/>
          <table:table-cell table:style-name="ce85" table:number-columns-repeated="2"/>
          <table:table-cell table:style-name="ce408" table:number-columns-repeated="5"/>
          <table:table-cell table:style-name="ce408" table:formula="of:=[.Z7]&amp;[.U7]&amp;&quot; &quot;&amp;[.U3]" office:value-type="string" office:string-value="𝙀⃗ₘ ₁" calcext:value-type="string">
            <text:p>𝙀⃗ₘ ₁</text:p>
          </table:table-cell>
          <table:table-cell table:style-name="ce408" table:formula="of:=[.Z44]-[.AI7]*[.$X$25]" office:value-type="float" office:value="583.333333333779" calcext:value-type="float">
            <text:p>583,333333333779</text:p>
          </table:table-cell>
          <table:table-cell table:style-name="ce145"/>
          <table:table-cell table:style-name="ce408"/>
          <table:table-cell table:style-name="ce408" table:formula="of:=[.AC44]-[.AJ7]*[.$X$25]" office:value-type="float" office:value="-144.33756729729" calcext:value-type="float">
            <text:p>-144,33756729729</text:p>
          </table:table-cell>
          <table:table-cell table:style-name="ce408" table:number-columns-repeated="2"/>
          <table:table-cell table:style-name="ce85" table:number-columns-repeated="33"/>
        </table:table-row>
        <table:table-row table:style-name="ro4">
          <table:table-cell table:style-name="ce235" table:formula="of:=IF([.$AI$12];[.$AO$7]&amp;[.$AO$12]&amp;[.$AO$5];&quot;&quot;)">
            <text:p/>
          </table:table-cell>
          <table:table-cell table:style-name="ce341" table:number-columns-repeated="16"/>
          <table:table-cell table:style-name="ce85" table:number-columns-repeated="2"/>
          <table:table-cell table:style-name="ce408" table:number-columns-repeated="6"/>
          <table:table-cell table:style-name="ce408" table:formula="of:=[.Z45]+IF([.AF7];[.$X$29]*COS([.AE44]+[.$V$30]);0)" office:value-type="float" office:value="599.699675101433" calcext:value-type="float">
            <text:p>599,699675101433</text:p>
          </table:table-cell>
          <table:table-cell table:style-name="ce408" table:number-columns-repeated="2"/>
          <table:table-cell table:style-name="ce434" table:formula="of:=[.AC45]+IF([.AF7];[.$X$29]*SIN([.AE44]+[.$V$30]);0)" office:value-type="float" office:value="-97.0920081711204" calcext:value-type="float">
            <text:p>-97,0920081711204</text:p>
          </table:table-cell>
          <table:table-cell table:style-name="ce408"/>
          <table:table-cell table:style-name="ce85" table:number-columns-repeated="34"/>
        </table:table-row>
        <table:table-row table:style-name="ro4">
          <table:table-cell table:style-name="ce575"/>
          <table:table-cell table:style-name="ce857"/>
          <table:table-cell table:style-name="ce600" table:number-columns-repeated="2"/>
          <table:table-cell table:style-name="ce924" table:number-columns-repeated="3"/>
          <table:table-cell table:style-name="ce968" table:formula="of:=IF([.$AI$12];[.Z7]&amp;&quot;(1) =&quot;;&quot;&quot;)">
            <text:p/>
          </table:table-cell>
          <table:table-cell table:style-name="ce373" table:formula="of:=IF([.$AI$12];IF([.AI7]&lt;&gt;0;NUMFORMA([.AI7];[.$U$1]);IF([.T18];&quot;0&quot;;&quot;&quot;));&quot;&quot;)">
            <text:p/>
          </table:table-cell>
          <table:table-cell table:style-name="ce726" table:formula="of:=IF(AND([.$X$13];[.$AI$12];[.$T$18]);&quot;i&quot;&amp;IF(AND([.AJ7]&gt;=0;[.U18]);&quot; +&quot;;&quot;&quot;);&quot;&quot;)">
            <text:p/>
          </table:table-cell>
          <table:table-cell table:style-name="ce373" table:formula="of:=IF([.$AI$12];IF([.AJ7]&lt;&gt;0;NUMFORMA([.AJ7];[.$U$1]);IF([.U18];&quot;0&quot;;&quot;&quot;));&quot;&quot;)">
            <text:p/>
          </table:table-cell>
          <table:table-cell table:style-name="ce738" table:formula="of:=IF(AND([.$X$13];[.$AI$12];[.$U$18]);&quot;j&quot;;&quot;&quot;)">
            <text:p/>
          </table:table-cell>
          <table:table-cell table:style-name="ce756" table:formula="of:=IF([.$AI$12];&quot;N/C&quot;;&quot;&quot;)">
            <text:p/>
          </table:table-cell>
          <table:table-cell table:style-name="ce341" table:number-columns-repeated="4"/>
          <table:table-cell table:style-name="ce85" table:number-columns-repeated="2"/>
          <table:table-cell table:style-name="ce408" table:number-columns-repeated="6"/>
          <table:table-cell table:style-name="ce408" table:formula="of:=[.Z45]" office:value-type="float" office:value="583.333333333779" calcext:value-type="float">
            <text:p>583,333333333779</text:p>
          </table:table-cell>
          <table:table-cell table:style-name="ce408" table:number-columns-repeated="2"/>
          <table:table-cell table:style-name="ce408" table:formula="of:=[.AC45]" office:value-type="float" office:value="-144.33756729729" calcext:value-type="float">
            <text:p>-144,33756729729</text:p>
          </table:table-cell>
          <table:table-cell table:style-name="ce408"/>
          <table:table-cell table:style-name="ce85" table:number-columns-repeated="34"/>
        </table:table-row>
        <table:table-row table:style-name="ro4">
          <table:table-cell table:style-name="ce235" table:formula="of:=IF([.$AI$12];[.$AO$15]&amp;[.$AO$5];&quot;&quot;)">
            <text:p/>
          </table:table-cell>
          <table:table-cell table:style-name="ce341" table:number-columns-repeated="16"/>
          <table:table-cell table:style-name="ce85" table:number-columns-repeated="2"/>
          <table:table-cell table:style-name="ce408" table:number-columns-repeated="6"/>
          <table:table-cell table:style-name="ce408" table:formula="of:=[.Z45]+IF([.AF7];[.$X$29]*COS([.AE44]-[.$V$30]);0)" office:value-type="float" office:value="550.600649798344" calcext:value-type="float">
            <text:p>550,600649798344</text:p>
          </table:table-cell>
          <table:table-cell table:style-name="ce408" table:number-columns-repeated="2"/>
          <table:table-cell table:style-name="ce434" table:formula="of:=[.AC45]+IF([.AF7];[.$X$29]*SIN([.AE44]-[.$V$30]);0)" office:value-type="float" office:value="-106.541119996398" calcext:value-type="float">
            <text:p>-106,541119996398</text:p>
          </table:table-cell>
          <table:table-cell table:style-name="ce408"/>
          <table:table-cell table:style-name="ce85" table:number-columns-repeated="34"/>
        </table:table-row>
        <table:table-row table:style-name="ro4">
          <table:table-cell table:style-name="ce341" table:number-columns-repeated="5"/>
          <table:table-cell table:style-name="ce962" table:formula="of:=IF([.$AI$12];&quot;|&quot;&amp;[.Z7]&amp;&quot;|(1) = √&quot;;&quot;&quot;)">
            <text:p/>
          </table:table-cell>
          <table:table-cell table:style-name="ce965" table:formula="of:=IF([.$AI$12];&quot;(&quot;&amp;ENTREPARENT([.I47];2);&quot;&quot;)">
            <text:p/>
          </table:table-cell>
          <table:table-cell table:style-name="ce977" table:formula="of:=IF([.$AI$12];&quot;+&quot;;&quot;&quot;)">
            <text:p/>
          </table:table-cell>
          <table:table-cell table:style-name="ce997" table:formula="of:=IF([.$AI$12];ENTREPARENT([.K47];2)&amp;&quot;)&quot;;&quot;&quot;)">
            <text:p/>
          </table:table-cell>
          <table:table-cell table:style-name="ce770" table:formula="of:=IF([.$AI$12];&quot;=&quot;;&quot;&quot;)">
            <text:p/>
          </table:table-cell>
          <table:table-cell table:style-name="ce381" table:formula="of:=IF([.$AI$12];NUMFORMA([.AF7];[.$U$1]);&quot;&quot;)">
            <text:p/>
          </table:table-cell>
          <table:table-cell table:style-name="ce341"/>
          <table:table-cell table:style-name="ce341" table:formula="of:=[.M47]">
            <text:p/>
          </table:table-cell>
          <table:table-cell table:style-name="ce341" table:number-columns-repeated="4"/>
          <table:table-cell table:style-name="ce85" table:number-columns-repeated="2"/>
          <table:table-cell table:style-name="ce408" table:number-columns-repeated="6"/>
          <table:table-cell table:style-name="ce408" table:formula="of:=[.Z47]" office:value-type="float" office:value="583.333333333779" calcext:value-type="float">
            <text:p>583,333333333779</text:p>
          </table:table-cell>
          <table:table-cell table:style-name="ce408" table:number-columns-repeated="2"/>
          <table:table-cell table:style-name="ce408" table:formula="of:=[.AC47]" office:value-type="float" office:value="-144.33756729729" calcext:value-type="float">
            <text:p>-144,33756729729</text:p>
          </table:table-cell>
          <table:table-cell table:style-name="ce408"/>
          <table:table-cell table:style-name="ce85" table:number-columns-repeated="34"/>
        </table:table-row>
        <table:table-row table:style-name="ro4">
          <table:table-cell table:style-name="ce235" table:formula="of:=IF([.$AI$12];[.$AO$16]&amp;[.$AO$4]&amp;[.$AO$17];&quot;&quot;)">
            <text:p/>
          </table:table-cell>
          <table:table-cell table:style-name="ce341" table:number-columns-repeated="16"/>
          <table:table-cell table:style-name="ce85" table:number-columns-repeated="2"/>
          <table:table-cell table:style-name="ce408" table:number-columns-repeated="6"/>
          <table:table-cell table:style-name="ce408" table:formula="of:=[.$Z$21]" office:value-type="float" office:value="500" calcext:value-type="float">
            <text:p>500</text:p>
          </table:table-cell>
          <table:table-cell table:style-name="ce145"/>
          <table:table-cell table:style-name="ce408" table:number-columns-repeated="2"/>
          <table:table-cell table:style-name="ce408" table:formula="of:=[.$AB$21]" office:value-type="float" office:value="288.675134595" calcext:value-type="float">
            <text:p>288,675134595</text:p>
          </table:table-cell>
          <table:table-cell table:style-name="ce408" table:formula="of:=ATAN2([.Z51]-[.Z50];[.AD51]-[.AD50])" office:value-type="float" office:value="1.5707963267949" calcext:value-type="float">
            <text:p>1,5707963267949</text:p>
          </table:table-cell>
          <table:table-cell table:style-name="ce85" table:number-columns-repeated="33"/>
        </table:table-row>
        <table:table-row table:style-name="ro4">
          <table:table-cell table:style-name="ce840" table:formula="of:=IF([.$AI$12];[.X1]&amp;[.U7]&amp;&quot; =&quot;;&quot;&quot;)" table:number-columns-spanned="1" table:number-rows-spanned="2">
            <text:p/>
          </table:table-cell>
          <table:table-cell table:style-name="ce868" table:formula="of:=IF([.$AI$12];IF([.X3]&gt;0;&quot;-&quot;;&quot;&quot;)&amp;LEFT([.F49];LEN([.F49])-4)&amp;&quot; · &quot;&amp;[.Y1]&amp;&quot;²&quot;;&quot;&quot;)">
            <text:p/>
          </table:table-cell>
          <table:table-cell table:style-name="ce341"/>
          <table:table-cell table:style-name="ce905" table:formula="of:=IF([.$AI12];&quot;=&quot;;&quot;&quot;)" table:number-columns-spanned="1" table:number-rows-spanned="2">
            <text:p/>
          </table:table-cell>
          <table:table-cell table:style-name="ce937" table:formula="of:=IF([.$AI$12];IF([.X3]&gt;0;&quot;-&quot;;&quot;&quot;)&amp;[.K49]&amp;&quot; · &quot;&amp;ENTREPARENT([.K17];2);&quot;&quot;)" table:number-columns-spanned="3" table:number-rows-spanned="1">
            <text:p/>
          </table:table-cell>
          <table:covered-table-cell table:number-columns-repeated="2" table:style-name="ce341"/>
          <table:table-cell table:style-name="ce905" table:formula="of:=IF([.$AI12];&quot;=&quot;;&quot;&quot;)" table:number-columns-spanned="1" table:number-rows-spanned="2">
            <text:p/>
          </table:table-cell>
          <table:table-cell table:style-name="ce998" table:formula="of:=IF([.$AI12];NUMFORMA([.AN18];[.$U$1];&quot;&quot;);&quot;&quot;)" table:number-columns-spanned="1" table:number-rows-spanned="2">
            <text:p/>
          </table:table-cell>
          <table:table-cell table:style-name="ce905" table:formula="of:=IF([.$AI12];&quot;C&quot;;&quot;&quot;)" table:number-columns-spanned="1" table:number-rows-spanned="2">
            <text:p/>
          </table:table-cell>
          <table:table-cell table:style-name="ce341" table:number-columns-repeated="7"/>
          <table:table-cell table:style-name="ce85" table:number-columns-repeated="2"/>
          <table:table-cell table:style-name="ce408" table:number-columns-repeated="5"/>
          <table:table-cell table:style-name="ce408" table:formula="of:=[.H32]">
            <text:p/>
          </table:table-cell>
          <table:table-cell table:style-name="ce408" table:formula="of:=[.Z50]+[.$X$25]*[.AC10]" office:value-type="float" office:value="500" calcext:value-type="float">
            <text:p>500</text:p>
          </table:table-cell>
          <table:table-cell table:style-name="ce145"/>
          <table:table-cell table:style-name="ce408" table:number-columns-repeated="2"/>
          <table:table-cell table:style-name="ce408" table:formula="of:=[.AD50]+[.$X$25]*[.AD10]" office:value-type="float" office:value="2788.67513459565" calcext:value-type="float">
            <text:p>2788,67513459565</text:p>
          </table:table-cell>
          <table:table-cell table:style-name="ce408"/>
          <table:table-cell table:style-name="ce85" table:number-columns-repeated="33"/>
        </table:table-row>
        <table:table-row table:style-name="ro4">
          <table:covered-table-cell table:style-name="ce341"/>
          <table:table-cell table:style-name="ce869" table:formula="of:=IF([.$AI$12];&quot;𝘒’&quot;;&quot;&quot;)">
            <text:p/>
          </table:table-cell>
          <table:table-cell table:style-name="ce341"/>
          <table:covered-table-cell table:style-name="ce341"/>
          <table:table-cell table:style-name="ce938"/>
          <table:table-cell table:style-name="ce938" table:formula="of:=IF([.$AI$12];[.$E$3];&quot;&quot;)">
            <text:p/>
          </table:table-cell>
          <table:table-cell table:style-name="ce938"/>
          <table:covered-table-cell table:number-columns-repeated="3" table:style-name="ce341"/>
          <table:table-cell table:style-name="ce341" table:number-columns-repeated="7"/>
          <table:table-cell table:style-name="ce85" table:number-columns-repeated="2"/>
          <table:table-cell table:style-name="ce408" table:number-columns-repeated="6"/>
          <table:table-cell table:style-name="ce408" table:formula="of:=[.Z51]+IF([.Z10];[.$X$29]*COS([.AE50]+[.$V$30]);0)" office:value-type="float" office:value="475" calcext:value-type="float">
            <text:p>475</text:p>
          </table:table-cell>
          <table:table-cell table:style-name="ce408" table:number-columns-repeated="3"/>
          <table:table-cell table:style-name="ce408" table:formula="of:=[.AD51]+IF([.Z10];[.$X$29]*SIN([.AE50]+[.$V$30]);0)" office:value-type="float" office:value="2745.37386440643" calcext:value-type="float">
            <text:p>2745,37386440643</text:p>
          </table:table-cell>
          <table:table-cell table:style-name="ce85" table:number-columns-repeated="34"/>
        </table:table-row>
        <table:table-row table:style-name="ro4">
          <table:table-cell table:style-name="ce341" table:number-columns-repeated="17"/>
          <table:table-cell table:style-name="ce85" table:number-columns-repeated="2"/>
          <table:table-cell table:style-name="ce408" table:number-columns-repeated="6"/>
          <table:table-cell table:style-name="ce408" table:formula="of:=[.Z51]" office:value-type="float" office:value="500" calcext:value-type="float">
            <text:p>500</text:p>
          </table:table-cell>
          <table:table-cell table:style-name="ce408" table:number-columns-repeated="3"/>
          <table:table-cell table:style-name="ce408" table:formula="of:=[.AD51]" office:value-type="float" office:value="2788.67513459565" calcext:value-type="float">
            <text:p>2788,67513459565</text:p>
          </table:table-cell>
          <table:table-cell table:style-name="ce85" table:number-columns-repeated="34"/>
        </table:table-row>
        <table:table-row table:style-name="ro4">
          <table:table-cell table:style-name="ce85" table:number-columns-repeated="19"/>
          <table:table-cell table:style-name="ce408" table:number-columns-repeated="6"/>
          <table:table-cell table:style-name="ce408" table:formula="of:=[.Z51]+IF([.Z10];[.X29]*COS([.AE50]-[.V30]);0)" office:value-type="float" office:value="525" calcext:value-type="float">
            <text:p>525</text:p>
          </table:table-cell>
          <table:table-cell table:style-name="ce408" table:number-columns-repeated="3"/>
          <table:table-cell table:style-name="ce408" table:formula="of:=[.AD51]+IF([.Z10];[.X29]*SIN([.AE50]-[.V30]);0)" office:value-type="float" office:value="2745.37386440643" calcext:value-type="float">
            <text:p>2745,37386440643</text:p>
          </table:table-cell>
          <table:table-cell table:style-name="ce85" table:number-columns-repeated="34"/>
        </table:table-row>
        <table:table-row table:style-name="ro4" table:number-rows-repeated="31946">
          <table:table-cell table:style-name="ce85" table:number-columns-repeated="64"/>
        </table:table-row>
        <table:table-row table:style-name="ro4" table:number-rows-repeated="1016575">
          <table:table-cell table:number-columns-repeated="64"/>
        </table:table-row>
        <table:table-row table:style-name="ro4">
          <table:table-cell table:number-columns-repeated="64"/>
        </table:table-row>
        <calcext:conditional-formats>
          <calcext:conditional-format calcext:target-range-address="Equilibrio.C22:Equilibrio.I24 Equilibrio.D25:Equilibrio.I25 Equilibrio.D40:Equilibrio.I40 Equilibrio.D42:Equilibrio.I42 Equilibrio.D44:Equilibrio.I44">
            <calcext:condition calcext:apply-style-name="RespRayaSup" calcext:value="formula-is([.$AD23])" calcext:base-cell-address="Equilibrio.C22"/>
          </calcext:conditional-format>
          <calcext:conditional-format calcext:target-range-address="Equilibrio.B32:Equilibrio.B32 Equilibrio.E32:Equilibrio.H32 Equilibrio.B47:Equilibrio.B47 Equilibrio.E47:Equilibrio.H47">
            <calcext:condition calcext:apply-style-name="RespRayaSup" calcext:value="formula-is([.$AE27])" calcext:base-cell-address="Equilibrio.B32"/>
          </calcext:conditional-format>
          <calcext:conditional-format calcext:target-range-address="Equilibrio.C17:Equilibrio.I20">
            <calcext:condition calcext:apply-style-name="RespRayaSup" calcext:value="formula-is([.$AC15])" calcext:base-cell-address="Equilibrio.C17"/>
          </calcext:conditional-format>
          <calcext:conditional-format calcext:target-range-address="Equilibrio.B26:Equilibrio.B26 Equilibrio.B24:Equilibrio.B24 Equilibrio.B28:Equilibrio.B28 Equilibrio.B30:Equilibrio.B30 Equilibrio.E24:Equilibrio.H24 Equilibrio.E26:Equilibrio.H26 Equilibrio.E28:Equilibrio.H28 Equilibrio.E30:Equilibrio.H30 Equilibrio.E39:Equilibrio.H39 Equilibrio.B43:Equilibrio.B43 Equilibrio.E43:Equilibrio.H43 Equilibrio.B45:Equilibrio.B45 Equilibrio.E45:Equilibrio.H45">
            <calcext:condition calcext:apply-style-name="RespRayaSup" calcext:value="formula-is([.$AE15])" calcext:base-cell-address="Equilibrio.B24"/>
          </calcext:conditional-format>
          <calcext:conditional-format calcext:target-range-address="Equilibrio.E26:Equilibrio.H26 Equilibrio.E28:Equilibrio.H28 Equilibrio.E30:Equilibrio.H30 Equilibrio.E39:Equilibrio.H39 Equilibrio.E43:Equilibrio.H43 Equilibrio.E45:Equilibrio.H45">
            <calcext:condition calcext:apply-style-name="RespRayaSup" calcext:value="formula-is(%[.AE17])" calcext:base-cell-address="Equilibrio.E26"/>
          </calcext:conditional-format>
          <calcext:conditional-format calcext:target-range-address="Equilibrio.B39:Equilibrio.B39">
            <calcext:condition calcext:apply-style-name="RespRayaSup" calcext:value="formula-is([.$AE18])" calcext:base-cell-address="Equilibrio.B39"/>
          </calcext:conditional-format>
          <calcext:conditional-format calcext:target-range-address="Equilibrio.B41:Equilibrio.B41 Equilibrio.E41:Equilibrio.H41 Equilibrio.B43:Equilibrio.B43 Equilibrio.E43:Equilibrio.H43 Equilibrio.B45:Equilibrio.B45 Equilibrio.E45:Equilibrio.H45">
            <calcext:condition calcext:apply-style-name="RespRayaSup" calcext:value="formula-is([.$AE17])" calcext:base-cell-address="Equilibrio.B41"/>
          </calcext:conditional-format>
          <calcext:conditional-format calcext:target-range-address="Equilibrio.G49:Equilibrio.I49 Equilibrio.E52:Equilibrio.G52 Equilibrio.B52:Equilibrio.B52">
            <calcext:condition calcext:apply-style-name="RespRayaSup" calcext:value="formula-is([.$AI$12])" calcext:base-cell-address="Equilibrio.B49"/>
          </calcext:conditional-format>
          <calcext:conditional-format calcext:target-range-address="Equilibrio.C36:Equilibrio.I38">
            <calcext:condition calcext:apply-style-name="RespRayaSup" calcext:value="formula-is([.$AD16])" calcext:base-cell-address="Equilibrio.C36"/>
          </calcext:conditional-format>
        </calcext:conditional-formats>
      </table:table>
      <table:table table:name="Potencial" table:style-name="ta1" table:protected="true" table:print="false">
        <loext:table-protection loext:select-protected-cells="true" loext:select-unprotected-cells="true"/>
        <table:table-column table:style-name="co57" table:default-cell-style-name="ce93"/>
        <table:table-column table:style-name="co25" table:default-cell-style-name="ce93"/>
        <table:table-column table:style-name="co58" table:default-cell-style-name="ce93"/>
        <table:table-column table:style-name="co43" table:default-cell-style-name="ce93"/>
        <table:table-column table:style-name="co59" table:default-cell-style-name="ce93"/>
        <table:table-column table:style-name="co45" table:default-cell-style-name="ce93"/>
        <table:table-column table:style-name="co60" table:default-cell-style-name="ce93"/>
        <table:table-column table:style-name="co46" table:default-cell-style-name="ce93"/>
        <table:table-column table:style-name="co47" table:default-cell-style-name="ce93"/>
        <table:table-column table:style-name="co61" table:default-cell-style-name="ce93"/>
        <table:table-column table:style-name="co34" table:default-cell-style-name="ce93"/>
        <table:table-column table:style-name="co32" table:default-cell-style-name="ce93"/>
        <table:table-column table:style-name="co62" table:default-cell-style-name="ce93"/>
        <table:table-column table:style-name="co34" table:number-columns-repeated="9" table:default-cell-style-name="ce93"/>
        <table:table-column table:style-name="co53" table:default-cell-style-name="ce93"/>
        <table:table-column table:style-name="co34" table:number-columns-repeated="4" table:default-cell-style-name="ce93"/>
        <table:table-column table:style-name="co63" table:default-cell-style-name="ce93"/>
        <table:table-column table:style-name="co34" table:number-columns-repeated="36" table:default-cell-style-name="ce93"/>
        <table:table-row table:style-name="ro4">
          <table:table-cell table:style-name="ce978" table:formula="of:=IF([.W20];[.AC1]&amp;IF([.W14];IF([.W16];&quot;,&quot;;&quot; e&quot;)&amp;[.AC2];&quot;&quot;)&amp;IF([.W16];[.AC3];&quot;&quot;);&quot;&quot;)" office:value-type="string" office:string-value="Cálculo do potencial electrostático, do traballo e da velocidade" calcext:value-type="string">
            <text:p>Cálculo do potencial electrostático, do traballo e da velocidade</text:p>
          </table:table-cell>
          <table:table-cell table:style-name="ce375" table:number-columns-repeated="10"/>
          <table:table-cell table:style-name="ce85" office:value-type="string" calcext:value-type="string">
            <text:p>Ir a…</text:p>
          </table:table-cell>
          <table:table-cell table:style-name="ce113"/>
          <table:table-cell table:style-name="ce85" table:number-columns-repeated="6"/>
          <table:table-cell table:style-name="ce146" table:formula="of:=[Enunciado.P1]" office:value-type="float" office:value="3" calcext:value-type="float">
            <text:p>3</text:p>
          </table:table-cell>
          <table:table-cell table:style-name="ce146" table:formula="of:=[Campo.V1]" office:value-type="float" office:value="6000000000" calcext:value-type="float">
            <text:p>6000000000</text:p>
          </table:table-cell>
          <table:table-cell table:style-name="ce146"/>
          <table:table-cell table:style-name="ce796" office:value-type="string" calcext:value-type="string">
            <text:p>𝘘</text:p>
          </table:table-cell>
          <table:table-cell table:style-name="ce625" office:value-type="string" calcext:value-type="string">
            <text:p>𝘳</text:p>
          </table:table-cell>
          <table:table-cell table:style-name="ce408" office:value-type="string" calcext:value-type="string">
            <text:p>(m)</text:p>
          </table:table-cell>
          <table:table-cell table:style-name="ce808" office:value-type="string" calcext:value-type="string">
            <text:p>𝘝</text:p>
          </table:table-cell>
          <table:table-cell table:style-name="ce408" office:value-type="string" calcext:value-type="string">
            <text:p>(V)</text:p>
          </table:table-cell>
          <table:table-cell table:style-name="ce146" office:value-type="string" calcext:value-type="string">
            <text:p>Ver V?</text:p>
          </table:table-cell>
          <table:table-cell table:style-name="ce435" office:value-type="string" calcext:value-type="string">
            <text:p>Cálculo do potencial electrostático</text:p>
          </table:table-cell>
          <table:table-cell table:style-name="ce408" table:number-columns-repeated="4"/>
          <table:table-cell table:style-name="ce85" table:number-columns-repeated="31"/>
        </table:table-row>
        <table:table-row table:style-name="ro4">
          <table:table-cell table:style-name="ce564" office:value-type="string" calcext:value-type="string">
            <text:p>DATOS</text:p>
          </table:table-cell>
          <table:table-cell table:style-name="ce234" table:number-columns-repeated="7"/>
          <table:table-cell table:style-name="ce646" office:value-type="string" calcext:value-type="string">
            <text:p>ECUACIÓNS</text:p>
          </table:table-cell>
          <table:table-cell table:style-name="ce234" table:number-columns-repeated="2"/>
          <table:table-cell table:style-name="ce20" office:value-type="string" calcext:value-type="string">
            <text:p><text:a xlink:href="#Introd" xlink:type="simple">Introdución</text:a></text:p>
          </table:table-cell>
          <table:table-cell table:style-name="ce85" table:number-columns-repeated="7"/>
          <table:table-cell table:style-name="ce146" office:value-type="string" calcext:value-type="string">
            <text:p>Cálculos</text:p>
          </table:table-cell>
          <table:table-cell table:style-name="ce146" office:value-type="string" calcext:value-type="string">
            <text:p>X (m)</text:p>
          </table:table-cell>
          <table:table-cell table:style-name="ce146" office:value-type="string" calcext:value-type="string">
            <text:p>Y (m)</text:p>
          </table:table-cell>
          <table:table-cell table:style-name="ce146" office:value-type="string" calcext:value-type="string">
            <text:p>(C )</text:p>
          </table:table-cell>
          <table:table-cell table:style-name="ce146" office:value-type="string" calcext:value-type="string">
            <text:p>Punto 1</text:p>
          </table:table-cell>
          <table:table-cell table:style-name="ce146" office:value-type="string" calcext:value-type="string">
            <text:p>Punto 2</text:p>
          </table:table-cell>
          <table:table-cell table:style-name="ce146" office:value-type="string" calcext:value-type="string">
            <text:p>Punto 1</text:p>
          </table:table-cell>
          <table:table-cell table:style-name="ce146" office:value-type="string" calcext:value-type="string">
            <text:p>Punto 2</text:p>
          </table:table-cell>
          <table:table-cell table:style-name="ce146"/>
          <table:table-cell table:style-name="ce435" office:value-type="string" calcext:value-type="string">
            <text:p><text:s/>do traballo</text:p>
          </table:table-cell>
          <table:table-cell table:style-name="ce146"/>
          <table:table-cell table:style-name="ce408" table:number-columns-repeated="3"/>
          <table:table-cell table:style-name="ce85" table:number-columns-repeated="31"/>
        </table:table-row>
        <table:table-row table:style-name="ro4">
          <table:table-cell table:style-name="ce234" table:number-columns-repeated="2"/>
          <table:table-cell table:style-name="ce870" office:value-type="string" calcext:value-type="string">
            <text:p>K'</text:p>
          </table:table-cell>
          <table:table-cell table:style-name="ce601" office:value-type="string" calcext:value-type="string">
            <text:p>=</text:p>
          </table:table-cell>
          <table:table-cell table:style-name="ce276" table:formula="of:=[$Campo.E3]" office:value-type="string" office:string-value="6,00·10⁹" calcext:value-type="string">
            <text:p>6,00·10⁹</text:p>
          </table:table-cell>
          <table:table-cell table:style-name="ce234" office:value-type="string" calcext:value-type="string">
            <text:p>N·m²·C⁻²</text:p>
          </table:table-cell>
          <table:table-cell table:style-name="ce234" table:number-columns-repeated="3"/>
          <table:table-cell table:style-name="ce1076"/>
          <table:table-cell table:style-name="ce234"/>
          <table:table-cell table:style-name="ce161" office:value-type="string" calcext:value-type="string">
            <text:p><text:a xlink:href="#NotasAyuda" xlink:type="simple">Axuda</text:a></text:p>
          </table:table-cell>
          <table:table-cell table:style-name="ce85" table:number-columns-repeated="7"/>
          <table:table-cell table:style-name="ce793" office:value-type="string" calcext:value-type="string">
            <text:p>₁</text:p>
          </table:table-cell>
          <table:table-cell table:style-name="ce146" table:formula="of:=[Campo.V3]" office:value-type="float" office:value="0.0000000005" calcext:value-type="float">
            <text:p>5E-10</text:p>
          </table:table-cell>
          <table:table-cell table:style-name="ce146" table:formula="of:=[Campo.W3]" office:value-type="float" office:value="0.0000000002886751346" calcext:value-type="float">
            <text:p>2,88675134595E-10</text:p>
          </table:table-cell>
          <table:table-cell table:style-name="ce797" table:formula="of:=[Campo.X3]" office:value-type="float" office:value="-0.000000000002" calcext:value-type="float">
            <text:p>-2,00E-012</text:p>
          </table:table-cell>
          <table:table-cell table:style-name="ce148" table:formula="of:=SQRT(([.$U$7]-[.U3])^2+([.$V$7]-[.V3])^2)" office:value-type="float" office:value="0.0000000005" calcext:value-type="float">
            <text:p>5E-10</text:p>
          </table:table-cell>
          <table:table-cell table:style-name="ce148" table:formula="of:=SQRT(([.$U$8]-[.U3])^2+([.$V$8]-[.V3])^2)" office:value-type="float" office:value="0.00000000057735026919" calcext:value-type="float">
            <text:p>5,77350269189719E-10</text:p>
          </table:table-cell>
          <table:table-cell table:style-name="ce148" table:formula="of:=IF([.X3];[.$U$1]*[.$W3]/[.X3];0)" office:value-type="float" office:value="-24000000" calcext:value-type="float">
            <text:p>-24000000</text:p>
          </table:table-cell>
          <table:table-cell table:style-name="ce148" table:formula="of:=IF([.Y3];[.$U$1]*[.$W3]/[.Y3];0)" office:value-type="float" office:value="-20784609.6908232" calcext:value-type="float">
            <text:p>-20784609,6908232</text:p>
          </table:table-cell>
          <table:table-cell table:style-name="ce799" table:formula="of:=IF([.$W$13];AND([.W3];[.X3];[.Y3]);AND([.W3];[.X3]))" office:value-type="boolean" office:boolean-value="true" calcext:value-type="boolean">
            <text:p>VERDADERO</text:p>
          </table:table-cell>
          <table:table-cell table:style-name="ce435" office:value-type="string" calcext:value-type="string">
            <text:p><text:s/>e da velocidade</text:p>
          </table:table-cell>
          <table:table-cell table:style-name="ce146" table:number-columns-repeated="2"/>
          <table:table-cell table:style-name="ce408" table:number-columns-repeated="2"/>
          <table:table-cell table:style-name="ce85" table:number-columns-repeated="31"/>
        </table:table-row>
        <table:table-row table:style-name="ro4">
          <table:table-cell table:style-name="ce391"/>
          <table:table-cell table:style-name="ce295" office:value-type="string" calcext:value-type="string">
            <text:p>Coord X (m)</text:p>
          </table:table-cell>
          <table:table-cell table:style-name="ce295" office:value-type="string" calcext:value-type="string">
            <text:p>Coord Y (m)</text:p>
          </table:table-cell>
          <table:table-cell table:style-name="ce234"/>
          <table:table-cell table:style-name="ce295" office:value-type="string" calcext:value-type="string">
            <text:p>Carga (C) </text:p>
          </table:table-cell>
          <table:table-cell table:style-name="ce234" table:number-columns-repeated="2"/>
          <table:table-cell table:style-name="ce1041" table:formula="of:=[.$X$1]&amp;&quot; = √&quot;" office:value-type="string" office:string-value="𝘳 = √" calcext:value-type="string">
            <text:p>𝘳 = √</text:p>
          </table:table-cell>
          <table:table-cell table:style-name="ce979" office:value-type="string" calcext:value-type="string">
            <text:p>∆𝘹² <text:s/>+ ∆𝘺²</text:p>
          </table:table-cell>
          <table:table-cell table:style-name="ce707"/>
          <table:table-cell table:style-name="ce234"/>
          <table:table-cell table:style-name="ce461" office:value-type="string" calcext:value-type="string">
            <text:p><text:a xlink:href="#Coords" xlink:type="simple">Coordenadas</text:a></text:p>
          </table:table-cell>
          <table:table-cell table:style-name="ce85" table:number-columns-repeated="7"/>
          <table:table-cell table:style-name="ce793" office:value-type="string" calcext:value-type="string">
            <text:p>₂</text:p>
          </table:table-cell>
          <table:table-cell table:style-name="ce146" table:formula="of:=[Campo.V4]" office:value-type="float" office:value="-0.0000000005" calcext:value-type="float">
            <text:p>-5E-10</text:p>
          </table:table-cell>
          <table:table-cell table:style-name="ce146" table:formula="of:=[Campo.W4]" office:value-type="float" office:value="0.0000000002886751346" calcext:value-type="float">
            <text:p>2,88675134595E-10</text:p>
          </table:table-cell>
          <table:table-cell table:style-name="ce797" table:formula="of:=[Campo.X4]" office:value-type="float" office:value="-0.000000000002" calcext:value-type="float">
            <text:p>-2,00E-012</text:p>
          </table:table-cell>
          <table:table-cell table:style-name="ce148" table:formula="of:=SQRT(([.$U$7]-[.U4])^2+([.$V$7]-[.V4])^2)" office:value-type="float" office:value="0.0000000005" calcext:value-type="float">
            <text:p>5E-10</text:p>
          </table:table-cell>
          <table:table-cell table:style-name="ce148" table:formula="of:=SQRT(([.$U$8]-[.U4])^2+([.$V$8]-[.V4])^2)" office:value-type="float" office:value="0.00000000057735026919" calcext:value-type="float">
            <text:p>5,77350269189719E-10</text:p>
          </table:table-cell>
          <table:table-cell table:style-name="ce148" table:formula="of:=IF([.X4];[.$U$1]*[.$W4]/[.X4];0)" office:value-type="float" office:value="-24000000" calcext:value-type="float">
            <text:p>-24000000</text:p>
          </table:table-cell>
          <table:table-cell table:style-name="ce148" table:formula="of:=IF([.Y4];[.$U$1]*[.$W4]/[.Y4];0)" office:value-type="float" office:value="-20784609.6908232" calcext:value-type="float">
            <text:p>-20784609,6908232</text:p>
          </table:table-cell>
          <table:table-cell table:style-name="ce799" table:formula="of:=IF([.$W$13];AND([.W4];[.X4];[.Y4]);AND([.W4];[.X4]))" office:value-type="boolean" office:boolean-value="true" calcext:value-type="boolean">
            <text:p>VERDADERO</text:p>
          </table:table-cell>
          <table:table-cell table:style-name="ce435" office:value-type="string" calcext:value-type="string">
            <text:p>Distancia de cada carga ao punto </text:p>
          </table:table-cell>
          <table:table-cell table:style-name="ce146" table:number-columns-repeated="3"/>
          <table:table-cell table:style-name="ce408"/>
          <table:table-cell table:style-name="ce85" table:number-columns-repeated="31"/>
        </table:table-row>
        <table:table-row table:style-name="ro4">
          <table:table-cell table:style-name="ce394" table:formula="of:=[$Campo.A5]" office:value-type="string" office:string-value="𝘘₁" calcext:value-type="string">
            <text:p>𝘘₁</text:p>
          </table:table-cell>
          <table:table-cell table:style-name="ce841" table:formula="of:=[$Campo.B5]" office:value-type="string" office:string-value="5,00·10⁻¹⁰" calcext:value-type="string">
            <text:p>5,00·10⁻¹⁰</text:p>
          </table:table-cell>
          <table:table-cell table:style-name="ce841" table:formula="of:=[$Campo.C5]" office:value-type="string" office:string-value="2,89·10⁻¹⁰" calcext:value-type="string">
            <text:p>2,89·10⁻¹⁰</text:p>
          </table:table-cell>
          <table:table-cell table:style-name="ce234"/>
          <table:table-cell table:style-name="ce841" table:formula="of:=[$Campo.E5]" office:value-type="string" office:string-value="-2,00·10⁻¹²" calcext:value-type="string">
            <text:p>-2,00·10⁻¹²</text:p>
          </table:table-cell>
          <table:table-cell table:style-name="ce234" table:number-columns-repeated="2"/>
          <table:table-cell table:style-name="ce1042" office:value-type="string" calcext:value-type="string" table:number-columns-spanned="1" table:number-rows-spanned="2">
            <text:p>𝘝 =</text:p>
          </table:table-cell>
          <table:table-cell table:style-name="ce1057" table:formula="of:=&quot;𝘒' · &quot;&amp;[.W1]&amp;&quot;ᵢ&quot;" office:value-type="string" office:string-value="𝘒' · 𝘘ᵢ" calcext:value-type="string">
            <text:p>𝘒' · 𝘘ᵢ</text:p>
          </table:table-cell>
          <table:table-cell table:style-name="ce234" table:number-columns-repeated="2"/>
          <table:table-cell table:style-name="ce20" office:value-type="string" calcext:value-type="string">
            <text:p><text:a xlink:href="#Enunciado" xlink:type="simple">Enunciado</text:a></text:p>
          </table:table-cell>
          <table:table-cell table:style-name="ce85" table:number-columns-repeated="7"/>
          <table:table-cell table:style-name="ce793" office:value-type="string" calcext:value-type="string">
            <text:p>₃</text:p>
          </table:table-cell>
          <table:table-cell table:style-name="ce146" table:formula="of:=[Campo.V5]" office:value-type="float" office:value="0" calcext:value-type="float">
            <text:p>0</text:p>
          </table:table-cell>
          <table:table-cell table:style-name="ce146" table:formula="of:=[Campo.W5]" office:value-type="float" office:value="-0.00000000057735026919" calcext:value-type="float">
            <text:p>-5,7735026919E-10</text:p>
          </table:table-cell>
          <table:table-cell table:style-name="ce797" table:formula="of:=[Campo.X5]" office:value-type="float" office:value="0.000000000003" calcext:value-type="float">
            <text:p>3,00E-012</text:p>
          </table:table-cell>
          <table:table-cell table:style-name="ce148" table:formula="of:=SQRT(([.$U$7]-[.U5])^2+([.$V$7]-[.V5])^2)" office:value-type="float" office:value="0.00000000086602540379" calcext:value-type="float">
            <text:p>8,66025403785E-10</text:p>
          </table:table-cell>
          <table:table-cell table:style-name="ce148" table:formula="of:=SQRT(([.$U$8]-[.U5])^2+([.$V$8]-[.V5])^2)" office:value-type="float" office:value="0.00000000057735026919" calcext:value-type="float">
            <text:p>5,7735026919E-10</text:p>
          </table:table-cell>
          <table:table-cell table:style-name="ce148" table:formula="of:=IF([.X5];[.$U$1]*[.$W5]/[.X5];0)" office:value-type="float" office:value="20784609.6908131" calcext:value-type="float">
            <text:p>20784609,6908131</text:p>
          </table:table-cell>
          <table:table-cell table:style-name="ce148" table:formula="of:=IF([.Y5];[.$U$1]*[.$W5]/[.Y5];0)" office:value-type="float" office:value="31176914.5362196" calcext:value-type="float">
            <text:p>31176914,5362196</text:p>
          </table:table-cell>
          <table:table-cell table:style-name="ce799" table:formula="of:=IF([.$W$13];AND([.W5];[.X5];[.Y5]);AND([.W5];[.X5]))" office:value-type="boolean" office:boolean-value="true" calcext:value-type="boolean">
            <text:p>VERDADERO</text:p>
          </table:table-cell>
          <table:table-cell table:style-name="ce801" office:value-type="string" calcext:value-type="string">
            <text:p>Potencial eléctrico creado por cada carga no punto </text:p>
          </table:table-cell>
          <table:table-cell table:style-name="ce450" table:number-columns-repeated="4"/>
          <table:table-cell table:style-name="ce85" table:number-columns-repeated="31"/>
        </table:table-row>
        <table:table-row table:style-name="ro4">
          <table:table-cell table:style-name="ce394" table:formula="of:=[$Campo.A6]" office:value-type="string" office:string-value="𝘘₂" calcext:value-type="string">
            <text:p>𝘘₂</text:p>
          </table:table-cell>
          <table:table-cell table:style-name="ce841" table:formula="of:=[$Campo.B6]" office:value-type="string" office:string-value="-5,00·10⁻¹⁰" calcext:value-type="string">
            <text:p>-5,00·10⁻¹⁰</text:p>
          </table:table-cell>
          <table:table-cell table:style-name="ce841" table:formula="of:=[$Campo.C6]" office:value-type="string" office:string-value="2,89·10⁻¹⁰" calcext:value-type="string">
            <text:p>2,89·10⁻¹⁰</text:p>
          </table:table-cell>
          <table:table-cell table:style-name="ce234"/>
          <table:table-cell table:style-name="ce841" table:formula="of:=[$Campo.E6]" office:value-type="string" office:string-value="-2,00·10⁻¹²" calcext:value-type="string">
            <text:p>-2,00·10⁻¹²</text:p>
          </table:table-cell>
          <table:table-cell table:style-name="ce234" table:number-columns-repeated="2"/>
          <table:covered-table-cell table:style-name="ce234"/>
          <table:table-cell table:style-name="ce1058" table:formula="of:=[.X1]&amp;&quot;ᵢ&quot;" office:value-type="string" office:string-value="𝘳ᵢ" calcext:value-type="string">
            <text:p>𝘳ᵢ</text:p>
          </table:table-cell>
          <table:table-cell table:style-name="ce234" table:number-columns-repeated="2"/>
          <table:table-cell table:style-name="ce20" office:value-type="string" calcext:value-type="string">
            <text:p><text:a xlink:href="#Campo" xlink:type="simple">Campo</text:a></text:p>
          </table:table-cell>
          <table:table-cell table:style-name="ce85" table:number-columns-repeated="7"/>
          <table:table-cell table:style-name="ce793" office:value-type="string" calcext:value-type="string">
            <text:p>₄</text:p>
          </table:table-cell>
          <table:table-cell table:style-name="ce146" table:formula="of:=[Campo.V6]" office:value-type="float" office:value="0" calcext:value-type="float">
            <text:p>0</text:p>
          </table:table-cell>
          <table:table-cell table:style-name="ce146" table:formula="of:=[Campo.W6]" office:value-type="float" office:value="0" calcext:value-type="float">
            <text:p>0</text:p>
          </table:table-cell>
          <table:table-cell table:style-name="ce797" table:formula="of:=[Campo.X6]" office:value-type="float" office:value="0" calcext:value-type="float">
            <text:p>0,00E+000</text:p>
          </table:table-cell>
          <table:table-cell table:style-name="ce148" table:formula="of:=SQRT(([.$U$7]-[.U6])^2+([.$V$7]-[.V6])^2)" office:value-type="float" office:value="0.0000000002886751346" calcext:value-type="float">
            <text:p>2,88675134595E-10</text:p>
          </table:table-cell>
          <table:table-cell table:style-name="ce148" table:formula="of:=SQRT(([.$U$8]-[.U6])^2+([.$V$8]-[.V6])^2)" office:value-type="float" office:value="0" calcext:value-type="float">
            <text:p>0</text:p>
          </table:table-cell>
          <table:table-cell table:style-name="ce148" table:formula="of:=IF([.X6];[.$U$1]*[.$W6]/[.X6];0)" office:value-type="float" office:value="0" calcext:value-type="float">
            <text:p>0</text:p>
          </table:table-cell>
          <table:table-cell table:style-name="ce148" table:formula="of:=IF([.Y6];[.$U$1]*[.$W6]/[.Y6];0)" office:value-type="float" office:value="0" calcext:value-type="float">
            <text:p>0</text:p>
          </table:table-cell>
          <table:table-cell table:style-name="ce799" table:formula="of:=IF([.$W$13];AND([.W6];[.X6];[.Y6]);AND([.W6];[.X6]))" office:value-type="boolean" office:boolean-value="false" calcext:value-type="boolean">
            <text:p>FALSO</text:p>
          </table:table-cell>
          <table:table-cell table:style-name="ce801" office:value-type="string" calcext:value-type="string">
            <text:p>Potencial no punto </text:p>
          </table:table-cell>
          <table:table-cell table:style-name="ce85" table:number-columns-repeated="35"/>
        </table:table-row>
        <table:table-row table:style-name="ro10">
          <table:table-cell table:style-name="ce394" table:formula="of:=[$Campo.A7]" office:value-type="string" office:string-value="𝘘₃" calcext:value-type="string">
            <text:p>𝘘₃</text:p>
          </table:table-cell>
          <table:table-cell table:style-name="ce841" table:formula="of:=[$Campo.B7]" office:value-type="string" office:string-value="0" calcext:value-type="string">
            <text:p>0</text:p>
          </table:table-cell>
          <table:table-cell table:style-name="ce841" table:formula="of:=[$Campo.C7]" office:value-type="string" office:string-value="-5,77·10⁻¹⁰" calcext:value-type="string">
            <text:p>-5,77·10⁻¹⁰</text:p>
          </table:table-cell>
          <table:table-cell table:style-name="ce234"/>
          <table:table-cell table:style-name="ce841" table:formula="of:=[$Campo.E7]" office:value-type="string" office:string-value="3,00·10⁻¹²" calcext:value-type="string">
            <text:p>3,00·10⁻¹²</text:p>
          </table:table-cell>
          <table:table-cell table:style-name="ce234" table:number-columns-repeated="2"/>
          <table:table-cell table:style-name="ce1043" office:value-type="string" calcext:value-type="string">
            <text:p>𝘝 =</text:p>
          </table:table-cell>
          <table:table-cell table:style-name="ce1059" office:value-type="string" calcext:value-type="string">
            <text:p>∑ 𝘝<text:span text:style-name="T19">ᵢ</text:span></text:p>
          </table:table-cell>
          <table:table-cell table:style-name="ce234" table:number-columns-repeated="2"/>
          <table:table-cell table:style-name="ce465" office:value-type="string" calcext:value-type="string">
            <text:p><text:a xlink:href="#Equilibrio" xlink:type="simple">Equilibrio</text:a></text:p>
          </table:table-cell>
          <table:table-cell table:style-name="ce85" table:number-columns-repeated="7"/>
          <table:table-cell table:style-name="ce146" table:formula="of:=[$Enunciado.Q18]" office:value-type="string" office:string-value="A" calcext:value-type="string">
            <text:p>A</text:p>
          </table:table-cell>
          <table:table-cell table:style-name="ce146" table:formula="of:=[Campo.V7]" office:value-type="float" office:value="0" calcext:value-type="float">
            <text:p>0</text:p>
          </table:table-cell>
          <table:table-cell table:style-name="ce146" table:formula="of:=[Campo.W7]" office:value-type="float" office:value="0.0000000002886751346" calcext:value-type="float">
            <text:p>2,88675134595E-10</text:p>
          </table:table-cell>
          <table:table-cell table:style-name="ce797" table:formula="of:=[Campo.X7]" office:value-type="float" office:value="3.20435313E-019" calcext:value-type="float">
            <text:p>3,20E-019</text:p>
          </table:table-cell>
          <table:table-cell table:style-name="ce145" table:formula="of:=IF(NOT(ISBLANK([Enunciado.D14]));[$Enunciado.S21];0)" office:value-type="float" office:value="43600000" calcext:value-type="float">
            <text:p>43600000</text:p>
          </table:table-cell>
          <table:table-cell table:style-name="ce146" office:value-type="string" calcext:value-type="string">
            <text:p>← v (m/s) A</text:p>
          </table:table-cell>
          <table:table-cell table:style-name="ce149" table:formula="of:=IF([.Z11]&lt;[.$AB$11];0;[.Z9])" office:value-type="float" office:value="-27215390.3091869" calcext:value-type="float">
            <text:p>-2,72E+007</text:p>
          </table:table-cell>
          <table:table-cell table:style-name="ce149" table:formula="of:=IF([.AA11]&lt;[.$AB$11];0;[.AA9])" office:value-type="float" office:value="-10392304.8454267" calcext:value-type="float">
            <text:p>-1,04E+007</text:p>
          </table:table-cell>
          <table:table-cell table:style-name="ce146" table:formula="of:=[.$W$7]*([.Z7]-[.AA7])" office:value-type="float" office:value="-0.00000000000539071066" calcext:value-type="float">
            <text:p>-5,39071065620575E-12</text:p>
          </table:table-cell>
          <table:table-cell table:style-name="ce455" office:value-type="string" calcext:value-type="string">
            <text:p>Traballo realizado pola forza do campo ao desprazar a partícula desde </text:p>
          </table:table-cell>
          <table:table-cell table:style-name="ce85" table:number-columns-repeated="35"/>
        </table:table-row>
        <table:table-row table:style-name="ro4">
          <table:table-cell table:style-name="ce394" table:formula="of:=[$Campo.A8]">
            <text:p/>
          </table:table-cell>
          <table:table-cell table:style-name="ce841" table:formula="of:=[$Campo.B8]">
            <text:p/>
          </table:table-cell>
          <table:table-cell table:style-name="ce841" table:formula="of:=[$Campo.C8]">
            <text:p/>
          </table:table-cell>
          <table:table-cell table:style-name="ce234"/>
          <table:table-cell table:style-name="ce841" table:formula="of:=[$Campo.E8]">
            <text:p/>
          </table:table-cell>
          <table:table-cell table:style-name="ce234" table:number-columns-repeated="2"/>
          <table:table-cell table:style-name="ce1044" office:value-type="string" calcext:value-type="string">
            <text:p><text:span text:style-name="T18">W</text:span> =</text:p>
          </table:table-cell>
          <table:table-cell table:style-name="ce1060" office:value-type="string" calcext:value-type="string">
            <text:p>𝘲 · (𝘝(A) – 𝘝(B))</text:p>
          </table:table-cell>
          <table:table-cell table:style-name="ce234" office:value-type="string" calcext:value-type="string">
            <text:p>=</text:p>
          </table:table-cell>
          <table:table-cell table:style-name="ce234" office:value-type="string" calcext:value-type="string">
            <text:p>∆𝘌</text:p>
          </table:table-cell>
          <table:table-cell table:style-name="ce20"/>
          <table:table-cell table:style-name="ce85" table:number-columns-repeated="7"/>
          <table:table-cell table:style-name="ce146" table:formula="of:=[$Enunciado.Q19]" office:value-type="string" office:string-value="B" calcext:value-type="string">
            <text:p>B</text:p>
          </table:table-cell>
          <table:table-cell table:style-name="ce146" table:formula="of:=[Campo.V8]" office:value-type="float" office:value="0" calcext:value-type="float">
            <text:p>0</text:p>
          </table:table-cell>
          <table:table-cell table:style-name="ce146" table:formula="of:=[Campo.W8]" office:value-type="float" office:value="0" calcext:value-type="float">
            <text:p>0</text:p>
          </table:table-cell>
          <table:table-cell table:style-name="ce145" table:formula="of:=[Campo.X8]" office:value-type="float" office:value="6.64216041581253E-027" calcext:value-type="float">
            <text:p>6,64216041581253E-27</text:p>
          </table:table-cell>
          <table:table-cell table:style-name="ce1063" table:formula="of:=IF([.AA8]&gt;0;SQRT(2*[.AA8]/[.W8]);0)" office:value-type="float" office:value="16666736.1846419" calcext:value-type="float">
            <text:p>16666736,1846419</text:p>
          </table:table-cell>
          <table:table-cell table:style-name="ce146" office:value-type="string" calcext:value-type="string">
            <text:p>← v (m/s) B</text:p>
          </table:table-cell>
          <table:table-cell table:style-name="ce146" table:formula="of:=[.W8]/2*[.X7]^2" office:value-type="float" office:value="0.00000000000631324063" calcext:value-type="float">
            <text:p>6,31324063202149E-12</text:p>
          </table:table-cell>
          <table:table-cell table:style-name="ce146" table:formula="of:=[.Z8]+IF([Enunciado.E13]=[.T8];[.AB7];-[.AB7])" office:value-type="float" office:value="0.00000000000092252998" calcext:value-type="float">
            <text:p>9,22529975815738E-13</text:p>
          </table:table-cell>
          <table:table-cell table:style-name="ce146" office:value-type="string" calcext:value-type="string">
            <text:p>← Ec <text:span text:style-name="T17">↖ W</text:span></text:p>
          </table:table-cell>
          <table:table-cell table:style-name="ce455" office:value-type="string" calcext:value-type="string">
            <text:p>Traballo da forza exterior sen variación de enerxía cinética</text:p>
          </table:table-cell>
          <table:table-cell table:style-name="ce85" table:number-columns-repeated="35"/>
        </table:table-row>
        <table:table-row table:style-name="ro10">
          <table:table-cell table:style-name="ce565" office:value-type="string" calcext:value-type="string">
            <text:p>Punto</text:p>
          </table:table-cell>
          <table:table-cell table:style-name="ce295" office:value-type="string" calcext:value-type="string">
            <text:p>Coord X (m)</text:p>
          </table:table-cell>
          <table:table-cell table:style-name="ce295" office:value-type="string" calcext:value-type="string">
            <text:p>Coord Y (m)</text:p>
          </table:table-cell>
          <table:table-cell table:style-name="ce234"/>
          <table:table-cell table:style-name="ce613" office:value-type="string" calcext:value-type="string">
            <text:p><text:span text:style-name="T10">𝘲</text:span> partícula (C)</text:p>
          </table:table-cell>
          <table:table-cell table:style-name="ce234"/>
          <table:table-cell table:style-name="ce234" office:value-type="string" calcext:value-type="string">
            <text:p>masa (kg)</text:p>
          </table:table-cell>
          <table:table-cell table:style-name="ce1019" office:value-type="string" calcext:value-type="string">
            <text:p>𝘌 =</text:p>
          </table:table-cell>
          <table:table-cell table:style-name="ce602" office:value-type="string" calcext:value-type="string">
            <text:p>½ m · v²</text:p>
          </table:table-cell>
          <table:table-cell table:style-name="ce234" table:number-columns-repeated="2"/>
          <table:table-cell table:style-name="ce20" office:value-type="string" calcext:value-type="string">
            <text:p><text:a xlink:href="#Enerxía_Potencial" xlink:type="simple">Enerxía potencial</text:a></text:p>
          </table:table-cell>
          <table:table-cell table:style-name="ce85" table:number-columns-repeated="7"/>
          <table:table-cell table:style-name="ce146" table:formula="of:=IF([.W19];[.T8];IF([.W21];[.T7];[.T8]))" office:value-type="string" office:string-value="B" calcext:value-type="string">
            <text:p>B</text:p>
          </table:table-cell>
          <table:table-cell table:style-name="ce408" table:number-columns-repeated="2"/>
          <table:table-cell table:style-name="ce146" office:value-type="string" calcext:value-type="string">
            <text:p><text:span text:style-name="T17">↑</text:span> masa (kg)</text:p>
          </table:table-cell>
          <table:table-cell table:style-name="ce408"/>
          <table:table-cell table:style-name="ce145" office:value-type="string" calcext:value-type="string">
            <text:p><text:span text:style-name="T17">∑</text:span>potencial</text:p>
          </table:table-cell>
          <table:table-cell table:style-name="ce635" table:number-matrix-columns-spanned="1" table:number-matrix-rows-spanned="1" table:formula="of:=SUM(([.Z3:.Z6])*([.AB3:.AB6]))" office:value-type="float" office:value="-27215390.3091869" calcext:value-type="float">
            <text:p>-2,72E+07</text:p>
          </table:table-cell>
          <table:table-cell table:style-name="ce635" table:number-matrix-columns-spanned="1" table:number-matrix-rows-spanned="1" table:formula="of:=SUM(([.AA3:.AA6])*([.AB3:.AB6]))" office:value-type="float" office:value="-10392304.8454267" calcext:value-type="float">
            <text:p>-1,04E+07</text:p>
          </table:table-cell>
          <table:table-cell table:style-name="ce145"/>
          <table:table-cell table:style-name="ce425" office:value-type="string" calcext:value-type="string">
            <text:p>Enerxía cinética no punto </text:p>
          </table:table-cell>
          <table:table-cell table:style-name="ce85" table:number-columns-repeated="35"/>
        </table:table-row>
        <table:table-row table:style-name="ro4">
          <table:table-cell table:style-name="ce566" table:formula="of:=IF([.$W21];[.T7];&quot;&quot;)" office:value-type="string" office:string-value="A" calcext:value-type="string">
            <text:p>A</text:p>
          </table:table-cell>
          <table:table-cell table:style-name="ce585" table:formula="of:=IF([.$W21];NUMFORMA([.U7];[.$T$1]);&quot;&quot;)" office:value-type="string" office:string-value="0" calcext:value-type="string">
            <text:p>0</text:p>
          </table:table-cell>
          <table:table-cell table:style-name="ce585" table:formula="of:=IF([.$W21];NUMFORMA([.V7];[.$T$1]);&quot;&quot;)" office:value-type="string" office:string-value="2,89·10⁻¹⁰" calcext:value-type="string">
            <text:p>2,89·10⁻¹⁰</text:p>
          </table:table-cell>
          <table:table-cell table:style-name="ce234"/>
          <table:table-cell table:style-name="ce585" table:formula="of:=IF([.$W7];NUMFORMA([.$W7];[.$T$1]);&quot;&quot;)" office:value-type="string" office:string-value="3,20·10⁻¹⁹" calcext:value-type="string">
            <text:p>3,20·10⁻¹⁹</text:p>
          </table:table-cell>
          <table:table-cell table:style-name="ce628" office:value-type="string" calcext:value-type="string">
            <text:p>𝘮 =</text:p>
          </table:table-cell>
          <table:table-cell table:style-name="ce643" table:formula="of:=IF([.$W$8];NUMFORMA([.W8];[.$T$1]);&quot;&quot;)" office:value-type="string" office:string-value="6,64·10⁻²⁷" calcext:value-type="string">
            <text:p>6,64·10⁻²⁷</text:p>
          </table:table-cell>
          <table:table-cell table:style-name="ce1042" table:number-columns-spanned="1" table:number-rows-spanned="2"/>
          <table:table-cell table:style-name="ce1061"/>
          <table:table-cell table:style-name="ce234" table:number-columns-repeated="2"/>
          <table:table-cell table:style-name="ce135"/>
          <table:table-cell table:style-name="ce85" table:number-columns-repeated="7"/>
          <table:table-cell table:style-name="ce408" table:number-columns-repeated="2"/>
          <table:table-cell table:style-name="ce408" office:value-type="string" calcext:value-type="string">
            <text:p>Ver V(1)?</text:p>
          </table:table-cell>
          <table:table-cell table:style-name="ce429" table:formula="of:=AND([.W21];OR([.W3];[.W4];[.W5];[.W6]))" office:value-type="boolean" office:boolean-value="true" calcext:value-type="boolean">
            <text:p>VERDADERO</text:p>
          </table:table-cell>
          <table:table-cell table:style-name="ce408"/>
          <table:table-cell table:style-name="ce145" office:value-type="string" calcext:value-type="string">
            <text:p>Máximos</text:p>
          </table:table-cell>
          <table:table-cell table:style-name="ce145" table:formula="of:=MAXABS([.Z3:.Z6])" office:value-type="float" office:value="24000000" calcext:value-type="float">
            <text:p>24000000</text:p>
          </table:table-cell>
          <table:table-cell table:style-name="ce145" table:formula="of:=MAXABS([.AA3:.AA6])" office:value-type="float" office:value="31176914.5362196" calcext:value-type="float">
            <text:p>31176914,5362196</text:p>
          </table:table-cell>
          <table:table-cell table:style-name="ce145" office:value-type="string" calcext:value-type="string">
            <text:p>Discr. máx.</text:p>
          </table:table-cell>
          <table:table-cell table:style-name="ce455" office:value-type="string" calcext:value-type="string">
            <text:p>Velocidade no punto </text:p>
          </table:table-cell>
          <table:table-cell table:style-name="ce85" table:number-columns-repeated="35"/>
        </table:table-row>
        <table:table-row table:style-name="ro4">
          <table:table-cell table:style-name="ce566" table:formula="of:=IF([.$W22];[.T8];&quot;&quot;)" office:value-type="string" office:string-value="B" calcext:value-type="string">
            <text:p>B</text:p>
          </table:table-cell>
          <table:table-cell table:style-name="ce585" table:formula="of:=IF([.$W22];NUMFORMA([.U8];[.$T$1]);&quot;&quot;)" office:value-type="string" office:string-value="0" calcext:value-type="string">
            <text:p>0</text:p>
          </table:table-cell>
          <table:table-cell table:style-name="ce585" table:formula="of:=IF([.$W22];NUMFORMA([.V8];[.$T$1]);&quot;&quot;)" office:value-type="string" office:string-value="0" calcext:value-type="string">
            <text:p>0</text:p>
          </table:table-cell>
          <table:table-cell table:style-name="ce234"/>
          <table:table-cell table:style-name="ce293"/>
          <table:table-cell table:style-name="ce1019" office:value-type="string" calcext:value-type="string">
            <text:p>𝘷₀ =</text:p>
          </table:table-cell>
          <table:table-cell table:style-name="ce643" table:formula="of:=IF([$Enunciado.P18];NUMFORMA([.$X$7];[.$T$1]);&quot;&quot;)" office:value-type="string" office:string-value="4,36·10⁷" calcext:value-type="string">
            <text:p>4,36·10⁷</text:p>
          </table:table-cell>
          <table:covered-table-cell table:style-name="ce234"/>
          <table:table-cell table:style-name="ce1062"/>
          <table:table-cell table:style-name="ce234" table:number-columns-repeated="2"/>
          <table:table-cell table:style-name="ce135" office:value-type="string" calcext:value-type="string">
            <text:p>Ver o documento</text:p>
          </table:table-cell>
          <table:table-cell table:style-name="ce85" table:number-columns-repeated="7"/>
          <table:table-cell table:style-name="ce408" table:number-columns-repeated="2"/>
          <table:table-cell table:style-name="ce455" office:value-type="string" calcext:value-type="string">
            <text:p>Algunha carga?</text:p>
          </table:table-cell>
          <table:table-cell table:style-name="ce429" table:formula="of:=AND([.W10];[.W7])" office:value-type="boolean" office:boolean-value="true" calcext:value-type="boolean">
            <text:p>VERDADERO</text:p>
          </table:table-cell>
          <table:table-cell table:style-name="ce408"/>
          <table:table-cell table:style-name="ce145" office:value-type="string" calcext:value-type="string">
            <text:p>Discrepancia</text:p>
          </table:table-cell>
          <table:table-cell table:style-name="ce145" table:formula="of:=ABS([.Z9])/IF([.Z10];[.Z10];1)" office:value-type="float" office:value="1.13397459621612" calcext:value-type="float">
            <text:p>1,13397459621612</text:p>
          </table:table-cell>
          <table:table-cell table:style-name="ce145" table:formula="of:=ABS([.AA9])/IF([.AA10];[.AA10];1)" office:value-type="float" office:value="0.333333333333981" calcext:value-type="float">
            <text:p>0,333333333333981</text:p>
          </table:table-cell>
          <table:table-cell table:style-name="ce635" office:value-type="float" office:value="0.0000001" calcext:value-type="float">
            <text:p>1,00E-07</text:p>
          </table:table-cell>
          <table:table-cell table:style-name="ce408"/>
          <table:table-cell table:style-name="ce85" table:number-columns-repeated="35"/>
        </table:table-row>
        <table:table-row table:style-name="ro4">
          <table:table-cell table:style-name="ce293" table:number-columns-repeated="7"/>
          <table:table-cell table:style-name="ce234" table:number-columns-repeated="4"/>
          <table:table-cell table:style-name="ce20" office:value-type="string" calcext:value-type="string">
            <text:p><text:a xlink:href="../ElectroExemplosPAUGal.pdf" xlink:type="simple" office:target-frame-name="_blank">Exemplos PAU</text:a></text:p>
          </table:table-cell>
          <table:table-cell table:style-name="ce85" table:number-columns-repeated="7"/>
          <table:table-cell table:style-name="ce408" table:number-columns-repeated="2"/>
          <table:table-cell table:style-name="ce455" office:value-type="string" calcext:value-type="string">
            <text:p>Acelera?</text:p>
          </table:table-cell>
          <table:table-cell table:style-name="ce429" table:formula="of:=AND([.W11];[.W14])" office:value-type="boolean" office:boolean-value="true" calcext:value-type="boolean">
            <text:p>VERDADERO</text:p>
          </table:table-cell>
          <table:table-cell table:style-name="ce408"/>
          <table:table-cell table:style-name="ce802"/>
          <table:table-cell table:style-name="ce1080" office:value-type="string" calcext:value-type="string">
            <text:p>orixe</text:p>
          </table:table-cell>
          <table:table-cell table:style-name="ce794" office:value-type="string" calcext:value-type="string">
            <text:p>destino</text:p>
          </table:table-cell>
          <table:table-cell table:style-name="ce408" table:number-columns-repeated="2"/>
          <table:table-cell table:style-name="ce85" table:number-columns-repeated="35"/>
        </table:table-row>
        <table:table-row table:style-name="ro4">
          <table:table-cell table:style-name="ce567" office:value-type="string" calcext:value-type="string">
            <text:p>Cálculos</text:p>
          </table:table-cell>
          <table:table-cell table:style-name="ce341" table:number-columns-repeated="10"/>
          <table:table-cell table:style-name="ce135"/>
          <table:table-cell table:style-name="ce85" table:number-columns-repeated="7"/>
          <table:table-cell table:style-name="ce408" table:number-columns-repeated="2"/>
          <table:table-cell table:style-name="ce455" office:value-type="string" calcext:value-type="string">
            <text:p>Punto 2?</text:p>
          </table:table-cell>
          <table:table-cell table:style-name="ce429" table:formula="of:=[$Enunciado.$P$15]" office:value-type="boolean" office:boolean-value="true" calcext:value-type="boolean">
            <text:p>VERDADERO</text:p>
          </table:table-cell>
          <table:table-cell table:style-name="ce408"/>
          <table:table-cell table:style-name="ce1077" office:value-type="string" calcext:value-type="string">
            <text:p>traballo</text:p>
          </table:table-cell>
          <table:table-cell table:style-name="ce794" table:formula="of:=INDEX([$Enunciado.V3:$Enunciado.V8];[$Enunciado.Z10])" office:value-type="string" office:string-value="A" calcext:value-type="string">
            <text:p>A</text:p>
          </table:table-cell>
          <table:table-cell table:style-name="ce794" table:formula="of:=INDEX([$Enunciado.W3:$Enunciado.W8];[$Enunciado.Z10])" office:value-type="string" office:string-value="∞" calcext:value-type="string">
            <text:p>∞</text:p>
          </table:table-cell>
          <table:table-cell table:style-name="ce408" table:number-columns-repeated="2"/>
          <table:table-cell table:style-name="ce85" table:number-columns-repeated="35"/>
        </table:table-row>
        <table:table-row table:style-name="ro4">
          <table:table-cell table:style-name="ce568" table:formula="of:=IF([.$W$23];[.AC4]&amp;[.T9];&quot;&quot;)" office:value-type="string" office:string-value="Distancia de cada carga ao punto B" calcext:value-type="string" table:number-columns-spanned="3" table:number-rows-spanned="1">
            <text:p>Distancia de cada carga ao punto B</text:p>
          </table:table-cell>
          <table:covered-table-cell table:number-columns-repeated="2" table:style-name="ce341"/>
          <table:table-cell table:style-name="ce341" table:number-columns-repeated="2"/>
          <table:table-cell table:style-name="ce1022"/>
          <table:table-cell table:style-name="ce1031"/>
          <table:table-cell table:style-name="ce1045"/>
          <table:table-cell table:style-name="ce341" table:number-columns-repeated="4"/>
          <table:table-cell table:style-name="ce85" table:number-columns-repeated="7"/>
          <table:table-cell table:style-name="ce408" table:number-columns-repeated="2"/>
          <table:table-cell table:style-name="ce455" office:value-type="string" calcext:value-type="string">
            <text:p>Traballo?</text:p>
          </table:table-cell>
          <table:table-cell table:style-name="ce429" table:formula="of:=[$Enunciado.P22]" office:value-type="boolean" office:boolean-value="true" calcext:value-type="boolean">
            <text:p>VERDADERO</text:p>
          </table:table-cell>
          <table:table-cell table:style-name="ce408"/>
          <table:table-cell table:style-name="ce426"/>
          <table:table-cell table:style-name="ce408" table:formula="of:=CHOOSE([Enunciado.Z10];[.Z7];[.Z7];[.AA7];[.AA7];0;0)" office:value-type="float" office:value="-27215390.3091869" calcext:value-type="float">
            <text:p>-27215390,3091869</text:p>
          </table:table-cell>
          <table:table-cell table:style-name="ce963" table:formula="of:=CHOOSE([Enunciado.Z10];[.AA7];0;[.Z7];0;[.Z7];[.AA7])" office:value-type="float" office:value="0" calcext:value-type="float">
            <text:p>0,00E+00</text:p>
          </table:table-cell>
          <table:table-cell table:style-name="ce1084" table:formula="of:=[.$W$7]*([.Z14]-[.AA14])" office:value-type="float" office:value="-0.00000000000872077211" calcext:value-type="float">
            <text:p>-8,72077211214149E-12</text:p>
          </table:table-cell>
          <table:table-cell table:style-name="ce434" office:value-type="string" calcext:value-type="string">
            <text:p>$W$7*SI(Z11*AA11;(AVALOR(Z12)-AVALOR(AA12));Z11-AA11)</text:p>
          </table:table-cell>
          <table:table-cell table:style-name="ce85" table:number-columns-repeated="35"/>
        </table:table-row>
        <table:table-row table:style-name="ro4">
          <table:table-cell table:style-name="ce946"/>
          <table:table-cell table:style-name="ce969" table:formula="of:=IF(AND([.$W$23];[.$W3]);[.$X$1]&amp;[.T3]&amp;&quot; = √&quot;;&quot;&quot;)" office:value-type="string" office:string-value="𝘳₁ = √" calcext:value-type="string">
            <text:p>𝘳₁ = √</text:p>
          </table:table-cell>
          <table:table-cell table:style-name="ce992" table:formula="of:=IF(AND([.$W$23];[.$W3]);&quot;(&quot;&amp;VLOOKUP([.$T$9];[.$A$10:.$C$11];2);&quot;&quot;)" office:value-type="string" office:string-value="(0" calcext:value-type="string">
            <text:p>(0</text:p>
          </table:table-cell>
          <table:table-cell table:style-name="ce1008" table:formula="of:=IF(AND([.$W$23];[.$W3]);&quot;–&quot;;&quot;&quot;)" office:value-type="string" office:string-value="–" calcext:value-type="string">
            <text:p>–</text:p>
          </table:table-cell>
          <table:table-cell table:style-name="ce992" table:formula="of:=IF(AND([.$W$23];[.$W3]);ENTREPARENT([.B5]);&quot;&quot;)" office:value-type="string" office:string-value="5,00·10⁻¹⁰" calcext:value-type="string">
            <text:p>5,00·10⁻¹⁰</text:p>
          </table:table-cell>
          <table:table-cell table:style-name="ce1023" table:formula="of:=IF(AND([.$W$23];[.$W3]);&quot;)² + (&quot;;&quot;&quot;)" office:value-type="string" office:string-value=")² + (" calcext:value-type="string">
            <text:p>)² + (</text:p>
          </table:table-cell>
          <table:table-cell table:style-name="ce992" table:formula="of:=IF(AND([.$W$23];[.$W3]);VLOOKUP([.$T$9];[.$A$10:.$C$11];3);&quot;&quot;)" office:value-type="string" office:string-value="0" calcext:value-type="string">
            <text:p>0</text:p>
          </table:table-cell>
          <table:table-cell table:style-name="ce1008" table:formula="of:=IF(AND([.$W$23];[.$W3]);&quot;–&quot;;&quot;&quot;)" office:value-type="string" office:string-value="–" calcext:value-type="string">
            <text:p>–</text:p>
          </table:table-cell>
          <table:table-cell table:style-name="ce1064" table:formula="of:=IF(AND([.$W$23];[.$W3]);ENTREPARENT([.C5])&amp;&quot;)²&quot;;&quot;&quot;)" office:value-type="string" office:string-value="2,89·10⁻¹⁰)²" calcext:value-type="string">
            <text:p>2,89·10⁻¹⁰)²</text:p>
          </table:table-cell>
          <table:table-cell table:style-name="ce720" table:formula="of:=IF(AND([.$W$23];[.$W3]);&quot;=&quot;;&quot;&quot;)" office:value-type="string" office:string-value="=" calcext:value-type="string">
            <text:p>=</text:p>
          </table:table-cell>
          <table:table-cell table:style-name="ce488" table:formula="of:=IF(AND([.$W$23];[.$W3]);NUMFORMA(IF([.$T$9]=[.$T$7];[.X3];[.Y3]);[.$T$1]);&quot;&quot;)" office:value-type="string" office:string-value="5,77·10⁻¹⁰" calcext:value-type="string">
            <text:p>5,77·10⁻¹⁰</text:p>
          </table:table-cell>
          <table:table-cell table:style-name="ce728" table:formula="of:=IF(AND([.$W$23];[.$W3]);&quot;m&quot;;&quot;&quot;)" office:value-type="string" office:string-value="m" calcext:value-type="string">
            <text:p>m</text:p>
          </table:table-cell>
          <table:table-cell table:style-name="ce85" table:number-columns-repeated="7"/>
          <table:table-cell table:style-name="ce408" table:number-columns-repeated="2"/>
          <table:table-cell table:style-name="ce455" office:value-type="string" calcext:value-type="string">
            <text:p>W (A→ B)?</text:p>
          </table:table-cell>
          <table:table-cell table:style-name="ce429" table:formula="of:=IF(ISERROR([$Enunciado.Z10]);0;OR([Enunciado.Z10]=1;[Enunciado.Z10]=3))" office:value-type="boolean" office:boolean-value="false" calcext:value-type="boolean">
            <text:p>FALSO</text:p>
          </table:table-cell>
          <table:table-cell table:style-name="ce408" table:number-columns-repeated="2"/>
          <table:table-cell table:style-name="ce408" table:formula="of:=NUMFORMA([.Z14];[.$T$1])" office:value-type="string" office:string-value="-2,72·10⁷" calcext:value-type="string">
            <text:p>-2,72·10⁷</text:p>
          </table:table-cell>
          <table:table-cell table:style-name="ce408" table:formula="of:=NUMFORMA([.AA14];[.$T$1])" office:value-type="string" office:string-value="0" calcext:value-type="string">
            <text:p>0</text:p>
          </table:table-cell>
          <table:table-cell table:style-name="ce408" table:formula="of:=NUMFORMA([.AB14];[.$T$1])" office:value-type="string" office:string-value="-8,72·10⁻¹²" calcext:value-type="string">
            <text:p>-8,72·10⁻¹²</text:p>
          </table:table-cell>
          <table:table-cell table:style-name="ce408"/>
          <table:table-cell table:style-name="ce85" table:number-columns-repeated="35"/>
        </table:table-row>
        <table:table-row table:style-name="ro4">
          <table:table-cell table:style-name="ce946"/>
          <table:table-cell table:style-name="ce969" table:formula="of:=IF(AND([.$W$23];[.$W4]);[.$X$1]&amp;[.T4]&amp;&quot; = √&quot;;&quot;&quot;)" office:value-type="string" office:string-value="𝘳₂ = √" calcext:value-type="string">
            <text:p>𝘳₂ = √</text:p>
          </table:table-cell>
          <table:table-cell table:style-name="ce993" table:formula="of:=IF(AND([.$W$23];[.$W4]);&quot;(&quot;&amp;VLOOKUP([.$T$9];[.$A$10:.$C$11];2);&quot;&quot;)" office:value-type="string" office:string-value="(0" calcext:value-type="string">
            <text:p>(0</text:p>
          </table:table-cell>
          <table:table-cell table:style-name="ce1011" table:formula="of:=IF(AND([.$W$23];[.$W4]);&quot;–&quot;;&quot;&quot;)" office:value-type="string" office:string-value="–" calcext:value-type="string">
            <text:p>–</text:p>
          </table:table-cell>
          <table:table-cell table:style-name="ce993" table:formula="of:=IF(AND([.$W$23];[.$W4]);ENTREPARENT([.B6]);&quot;&quot;)" office:value-type="string" office:string-value="(-5,00·10⁻¹⁰)" calcext:value-type="string">
            <text:p>(-5,00·10⁻¹⁰)</text:p>
          </table:table-cell>
          <table:table-cell table:style-name="ce1024" table:formula="of:=IF(AND([.$W$23];[.$W4]);&quot;)² + (&quot;;&quot;&quot;)" office:value-type="string" office:string-value=")² + (" calcext:value-type="string">
            <text:p>)² + (</text:p>
          </table:table-cell>
          <table:table-cell table:style-name="ce993" table:formula="of:=IF(AND([.$W$23];[.$W4]);VLOOKUP([.$T$9];[.$A$10:.$C$11];3);&quot;&quot;)" office:value-type="string" office:string-value="0" calcext:value-type="string">
            <text:p>0</text:p>
          </table:table-cell>
          <table:table-cell table:style-name="ce1011" table:formula="of:=IF(AND([.$W$23];[.$W4]);&quot;–&quot;;&quot;&quot;)" office:value-type="string" office:string-value="–" calcext:value-type="string">
            <text:p>–</text:p>
          </table:table-cell>
          <table:table-cell table:style-name="ce1065" table:formula="of:=IF(AND([.$W$23];[.$W4]);ENTREPARENT([.C6])&amp;&quot;)²&quot;;&quot;&quot;)" office:value-type="string" office:string-value="2,89·10⁻¹⁰)²" calcext:value-type="string">
            <text:p>2,89·10⁻¹⁰)²</text:p>
          </table:table-cell>
          <table:table-cell table:style-name="ce720" table:formula="of:=IF(AND([.$W$23];[.$W4]);&quot;=&quot;;&quot;&quot;)" office:value-type="string" office:string-value="=" calcext:value-type="string">
            <text:p>=</text:p>
          </table:table-cell>
          <table:table-cell table:style-name="ce488" table:formula="of:=IF(AND([.$W$23];[.$W4]);NUMFORMA(IF([.$T$9]=[.$T$7];[.X4];[.Y4]);[.$T$1]);&quot;&quot;)" office:value-type="string" office:string-value="5,77·10⁻¹⁰" calcext:value-type="string">
            <text:p>5,77·10⁻¹⁰</text:p>
          </table:table-cell>
          <table:table-cell table:style-name="ce728" table:formula="of:=IF(AND([.$W$23];[.$W4]);&quot;m&quot;;&quot;&quot;)" office:value-type="string" office:string-value="m" calcext:value-type="string">
            <text:p>m</text:p>
          </table:table-cell>
          <table:table-cell table:style-name="ce85" table:number-columns-repeated="7"/>
          <table:table-cell table:style-name="ce408" table:number-columns-repeated="2"/>
          <table:table-cell table:style-name="ce455" office:value-type="string" calcext:value-type="string">
            <text:p>Velocidade?</text:p>
          </table:table-cell>
          <table:table-cell table:style-name="ce799" table:formula="of:=AND([.W13];[.W8])" office:value-type="boolean" office:boolean-value="true" calcext:value-type="boolean">
            <text:p>VERDADERO</text:p>
          </table:table-cell>
          <table:table-cell table:style-name="ce408"/>
          <table:table-cell table:style-name="ce1077" office:value-type="string" calcext:value-type="string">
            <text:p>traballo</text:p>
          </table:table-cell>
          <table:table-cell table:style-name="ce1081" table:formula="of:=[$Enunciado.X10]" office:value-type="string" office:string-value="A" calcext:value-type="string">
            <text:p>A</text:p>
          </table:table-cell>
          <table:table-cell table:style-name="ce1081" table:formula="of:=[$Enunciado.Y10]" office:value-type="string" office:string-value="B" calcext:value-type="string">
            <text:p>B</text:p>
          </table:table-cell>
          <table:table-cell table:style-name="ce408" table:number-columns-repeated="2"/>
          <table:table-cell table:style-name="ce85" table:number-columns-repeated="35"/>
        </table:table-row>
        <table:table-row table:style-name="ro4">
          <table:table-cell table:style-name="ce946"/>
          <table:table-cell table:style-name="ce969" table:formula="of:=IF(AND([.$W$23];[.$W5]);[.$X$1]&amp;[.T5]&amp;&quot; = √&quot;;&quot;&quot;)" office:value-type="string" office:string-value="𝘳₃ = √" calcext:value-type="string">
            <text:p>𝘳₃ = √</text:p>
          </table:table-cell>
          <table:table-cell table:style-name="ce994" table:formula="of:=IF(AND([.$W$23];[.$W5]);&quot;(&quot;&amp;VLOOKUP([.$T$9];[.$A$10:.$C$11];2);&quot;&quot;)" office:value-type="string" office:string-value="(0" calcext:value-type="string">
            <text:p>(0</text:p>
          </table:table-cell>
          <table:table-cell table:style-name="ce1012" table:formula="of:=IF(AND([.$W$23];[.$W5]);&quot;–&quot;;&quot;&quot;)" office:value-type="string" office:string-value="–" calcext:value-type="string">
            <text:p>–</text:p>
          </table:table-cell>
          <table:table-cell table:style-name="ce994" table:formula="of:=IF(AND([.$W$23];[.$W5]);ENTREPARENT([.B7]);&quot;&quot;)" office:value-type="string" office:string-value="0" calcext:value-type="string">
            <text:p>0</text:p>
          </table:table-cell>
          <table:table-cell table:style-name="ce1025" table:formula="of:=IF(AND([.$W$23];[.$W5]);&quot;)² + (&quot;;&quot;&quot;)" office:value-type="string" office:string-value=")² + (" calcext:value-type="string">
            <text:p>)² + (</text:p>
          </table:table-cell>
          <table:table-cell table:style-name="ce994" table:formula="of:=IF(AND([.$W$23];[.$W5]);VLOOKUP([.$T$9];[.$A$10:.$C$11];3);&quot;&quot;)" office:value-type="string" office:string-value="0" calcext:value-type="string">
            <text:p>0</text:p>
          </table:table-cell>
          <table:table-cell table:style-name="ce1012" table:formula="of:=IF(AND([.$W$23];[.$W5]);&quot;–&quot;;&quot;&quot;)" office:value-type="string" office:string-value="–" calcext:value-type="string">
            <text:p>–</text:p>
          </table:table-cell>
          <table:table-cell table:style-name="ce1066" table:formula="of:=IF(AND([.$W$23];[.$W5]);ENTREPARENT([.C7])&amp;&quot;)²&quot;;&quot;&quot;)" office:value-type="string" office:string-value="(-5,77·10⁻¹⁰))²" calcext:value-type="string">
            <text:p>(-5,77·10⁻¹⁰))²</text:p>
          </table:table-cell>
          <table:table-cell table:style-name="ce720" table:formula="of:=IF(AND([.$W$23];[.$W5]);&quot;=&quot;;&quot;&quot;)" office:value-type="string" office:string-value="=" calcext:value-type="string">
            <text:p>=</text:p>
          </table:table-cell>
          <table:table-cell table:style-name="ce488" table:formula="of:=IF(AND([.$W$23];[.$W5]);NUMFORMA(IF([.$T$9]=[.$T$7];[.X5];[.Y5]);[.$T$1]);&quot;&quot;)" office:value-type="string" office:string-value="5,77·10⁻¹⁰" calcext:value-type="string">
            <text:p>5,77·10⁻¹⁰</text:p>
          </table:table-cell>
          <table:table-cell table:style-name="ce728" table:formula="of:=IF(AND([.$W$23];[.$W5]);&quot;m&quot;;&quot;&quot;)" office:value-type="string" office:string-value="m" calcext:value-type="string">
            <text:p>m</text:p>
          </table:table-cell>
          <table:table-cell table:style-name="ce85" table:number-columns-repeated="7"/>
          <table:table-cell table:style-name="ce408" table:number-columns-repeated="2"/>
          <table:table-cell table:style-name="ce455" office:value-type="string" calcext:value-type="string">
            <text:p>Calcular W?</text:p>
          </table:table-cell>
          <table:table-cell table:style-name="ce308" table:formula="of:=OR([.W14];[.W16])" office:value-type="boolean" office:boolean-value="true" calcext:value-type="boolean">
            <text:p>VERDADERO</text:p>
          </table:table-cell>
          <table:table-cell table:style-name="ce408"/>
          <table:table-cell table:style-name="ce1077"/>
          <table:table-cell table:style-name="ce1071" table:formula="of:=IF([.$AA$16]=[.T8];[.Z7];[.AA7])" office:value-type="float" office:value="-27215390.3091869" calcext:value-type="float">
            <text:p>-2,72E+07</text:p>
          </table:table-cell>
          <table:table-cell table:style-name="ce1071" table:formula="of:=IF([.$AA$16]=[.T8];[.AA7];[.Z7])" office:value-type="float" office:value="-10392304.8454267" calcext:value-type="float">
            <text:p>-1,04E+07</text:p>
          </table:table-cell>
          <table:table-cell table:style-name="ce434" table:formula="of:=[.$W$7]*(AVALOR([.Z18])-AVALOR([.AA18]))" office:value-type="float" office:value="-0.00000000000538331326" calcext:value-type="float">
            <text:p>-5,3833132584E-12</text:p>
          </table:table-cell>
          <table:table-cell table:style-name="ce408"/>
          <table:table-cell table:style-name="ce85" table:number-columns-repeated="35"/>
        </table:table-row>
        <table:table-row table:style-name="ro4">
          <table:table-cell table:style-name="ce946"/>
          <table:table-cell table:style-name="ce969" table:formula="of:=IF(AND([.$W$23];[.$W6]);[.$X$1]&amp;[.T6]&amp;&quot; = √&quot;;&quot;&quot;)">
            <text:p/>
          </table:table-cell>
          <table:table-cell table:style-name="ce995" table:formula="of:=IF(AND([.$W$23];[.$W6]);&quot;(&quot;&amp;VLOOKUP([.$T$9];[.$A$10:.$C$11];2);&quot;&quot;)">
            <text:p/>
          </table:table-cell>
          <table:table-cell table:style-name="ce1013" table:formula="of:=IF(AND([.$W$23];[.$W6]);&quot;–&quot;;&quot;&quot;)">
            <text:p/>
          </table:table-cell>
          <table:table-cell table:style-name="ce995" table:formula="of:=IF(AND([.$W$23];[.$W6]);ENTREPARENT([.B8]);&quot;&quot;)">
            <text:p/>
          </table:table-cell>
          <table:table-cell table:style-name="ce1026" table:formula="of:=IF(AND([.$W$23];[.$W6]);&quot;)² + (&quot;;&quot;&quot;)">
            <text:p/>
          </table:table-cell>
          <table:table-cell table:style-name="ce995" table:formula="of:=IF(AND([.$W$23];[.$W6]);VLOOKUP([.$T$9];[.$A$10:.$C$11];3);&quot;&quot;)">
            <text:p/>
          </table:table-cell>
          <table:table-cell table:style-name="ce1013" table:formula="of:=IF(AND([.$W$23];[.$W6]);&quot;–&quot;;&quot;&quot;)">
            <text:p/>
          </table:table-cell>
          <table:table-cell table:style-name="ce1067" table:formula="of:=IF(AND([.$W$23];[.$W6]);ENTREPARENT([.C8])&amp;&quot;)²&quot;;&quot;&quot;)">
            <text:p/>
          </table:table-cell>
          <table:table-cell table:style-name="ce720" table:formula="of:=IF(AND([.$W$23];[.$W6]);&quot;=&quot;;&quot;&quot;)">
            <text:p/>
          </table:table-cell>
          <table:table-cell table:style-name="ce488" table:formula="of:=IF(AND([.$W$23];[.$W6]);NUMFORMA(IF([.$T$9]=[.$T$7];[.X6];[.Y6]);[.$T$1]);&quot;&quot;)">
            <text:p/>
          </table:table-cell>
          <table:table-cell table:style-name="ce728" table:formula="of:=IF(AND([.$W$23];[.$W6]);&quot;m&quot;;&quot;&quot;)">
            <text:p/>
          </table:table-cell>
          <table:table-cell table:style-name="ce85" table:number-columns-repeated="9"/>
          <table:table-cell table:style-name="ce455" office:value-type="string" calcext:value-type="string">
            <text:p>Recalc W?</text:p>
          </table:table-cell>
          <table:table-cell table:style-name="ce308" table:formula="of:=AND([.W13];NOT([.W15]);[.W8];[.W7])" office:value-type="boolean" office:boolean-value="true" calcext:value-type="boolean">
            <text:p>VERDADERO</text:p>
          </table:table-cell>
          <table:table-cell table:style-name="ce85"/>
          <table:table-cell table:style-name="ce806"/>
          <table:table-cell table:style-name="ce408" table:formula="of:=NUMFORMA([.Z17];[.$T$1])" office:value-type="string" office:string-value="-2,72·10⁷" calcext:value-type="string">
            <text:p>-2,72·10⁷</text:p>
          </table:table-cell>
          <table:table-cell table:style-name="ce408" table:formula="of:=NUMFORMA([.AA17];[.$T$1])" office:value-type="string" office:string-value="-1,04·10⁷" calcext:value-type="string">
            <text:p>-1,04·10⁷</text:p>
          </table:table-cell>
          <table:table-cell table:style-name="ce408" table:formula="of:=NUMFORMA([.AB17];[.$T$1])" office:value-type="string" office:string-value="-5,38·10⁻¹²" calcext:value-type="string">
            <text:p>-5,38·10⁻¹²</text:p>
          </table:table-cell>
          <table:table-cell table:style-name="ce85" table:number-columns-repeated="36"/>
        </table:table-row>
        <table:table-row table:style-name="ro4">
          <table:table-cell table:style-name="ce948" table:formula="of:=IF([.W10];[.AC5]&amp;[.T7];&quot;&quot;)" office:value-type="string" office:string-value="Potencial eléctrico creado por cada carga no punto A" calcext:value-type="string" table:number-columns-spanned="6" table:number-rows-spanned="1">
            <text:p>Potencial eléctrico creado por cada carga no punto A</text:p>
          </table:table-cell>
          <table:covered-table-cell table:number-columns-repeated="5" table:style-name="ce341"/>
          <table:table-cell table:style-name="ce582" table:formula="of:=IF([.$W$13];[.AC5]&amp;[.A11];&quot;&quot;)" office:value-type="string" office:string-value="Potencial eléctrico creado por cada carga no punto B" calcext:value-type="string" table:number-columns-spanned="5" table:number-rows-spanned="1">
            <text:p>Potencial eléctrico creado por cada carga no punto B</text:p>
          </table:table-cell>
          <table:covered-table-cell table:style-name="ce1046"/>
          <table:covered-table-cell table:number-columns-repeated="2" table:style-name="ce341"/>
          <table:covered-table-cell table:style-name="ce381"/>
          <table:table-cell table:style-name="ce341"/>
          <table:table-cell table:style-name="ce85" table:number-columns-repeated="9"/>
          <table:table-cell table:style-name="ce455" office:value-type="string" calcext:value-type="string">
            <text:p>campo en A?</text:p>
          </table:table-cell>
          <table:table-cell table:style-name="ce308" table:formula="of:=[$Campo.U10]" office:value-type="boolean" office:boolean-value="true" calcext:value-type="boolean">
            <text:p>VERDADERO</text:p>
          </table:table-cell>
          <table:table-cell table:style-name="ce85"/>
          <table:table-cell table:style-name="ce806"/>
          <table:table-cell table:number-columns-repeated="2" table:style-name="ce408" office:value-type="string" calcext:value-type="string">
            <text:p>Distancias a</text:p>
          </table:table-cell>
          <table:table-cell table:style-name="ce408"/>
          <table:table-cell table:style-name="ce85" table:number-columns-repeated="36"/>
        </table:table-row>
        <table:table-row table:style-name="ro4">
          <table:table-cell table:style-name="ce950" table:formula="of:=IF(AND([.$W$10];[.$AB3]);&quot;𝘝&quot;&amp;[.T3]&amp;[.$Z$20];&quot;&quot;)" office:value-type="string" office:string-value="𝘝₁(A) =" calcext:value-type="string" table:number-columns-spanned="1" table:number-rows-spanned="2">
            <text:p>𝘝₁(A) =</text:p>
          </table:table-cell>
          <table:table-cell table:style-name="ce970" table:formula="of:=IF(AND([.$W$10];[.$AB3]);[.$E$3]&amp;&quot; · &quot;&amp;ENTREPARENT([.E5]);&quot;&quot;)" office:value-type="string" office:string-value="6,00·10⁹ · (-2,00·10⁻¹²)" calcext:value-type="string" table:number-columns-spanned="2" table:number-rows-spanned="1">
            <text:p>6,00·10⁹ · (-2,00·10⁻¹²)</text:p>
          </table:table-cell>
          <table:covered-table-cell table:style-name="ce592"/>
          <table:table-cell table:style-name="ce587" table:formula="of:=IF(AND([.$W$10];[.$AB3]);&quot;=&quot;;&quot;&quot;)" office:value-type="string" office:string-value="=" calcext:value-type="string" table:number-columns-spanned="1" table:number-rows-spanned="2">
            <text:p>=</text:p>
          </table:table-cell>
          <table:table-cell table:style-name="ce587" table:formula="of:=IF(AND([.$W$10];[.$AB3]);NUMFORMA([.Z3];[.$T$1]);&quot;&quot;)" office:value-type="string" office:string-value="-2,40·10⁷" calcext:value-type="string" table:number-columns-spanned="1" table:number-rows-spanned="2">
            <text:p>-2,40·10⁷</text:p>
          </table:table-cell>
          <table:table-cell table:style-name="ce1027" table:formula="of:=IF(AND([.$W$10];[.$AB3]);&quot;V&quot;;&quot;&quot;)" office:value-type="string" office:string-value="V" calcext:value-type="string" table:number-columns-spanned="1" table:number-rows-spanned="2">
            <text:p>V</text:p>
          </table:table-cell>
          <table:table-cell table:style-name="ce1032" table:formula="of:=IF(AND([.$AB3];[.$W$13]);&quot;𝘝&quot;&amp;[.T3]&amp;[.$AA$20];&quot;&quot;)" office:value-type="string" office:string-value="𝘝₁(B) =" calcext:value-type="string" table:number-columns-spanned="1" table:number-rows-spanned="2">
            <text:p>𝘝₁(B) =</text:p>
          </table:table-cell>
          <table:table-cell table:style-name="ce970" table:formula="of:=IF(AND([.$AB3];[.$W$13]);[.$E$3]&amp;&quot; · &quot;&amp;ENTREPARENT([.E5]);&quot;&quot;)" office:value-type="string" office:string-value="6,00·10⁹ · (-2,00·10⁻¹²)" calcext:value-type="string" table:number-columns-spanned="2" table:number-rows-spanned="1">
            <text:p>6,00·10⁹ · (-2,00·10⁻¹²)</text:p>
          </table:table-cell>
          <table:covered-table-cell table:style-name="ce592"/>
          <table:table-cell table:style-name="ce587" table:formula="of:=IF(AND([.$AB3];[.$W$13]);&quot;=&quot;;&quot;&quot;)" office:value-type="string" office:string-value="=" calcext:value-type="string" table:number-columns-spanned="1" table:number-rows-spanned="2">
            <text:p>=</text:p>
          </table:table-cell>
          <table:table-cell table:style-name="ce587" table:formula="of:=IF(AND([.$AB3];[.$W$13]);NUMFORMA([.AA3];[.$T$1]);&quot;&quot;)" office:value-type="string" office:string-value="-2,08·10⁷" calcext:value-type="string" table:number-columns-spanned="1" table:number-rows-spanned="2">
            <text:p>-2,08·10⁷</text:p>
          </table:table-cell>
          <table:table-cell table:style-name="ce1082" table:formula="of:=IF([.$W$13];[.F20];&quot;&quot;)" office:value-type="string" office:string-value="V" calcext:value-type="string" table:number-columns-spanned="1" table:number-rows-spanned="2">
            <text:p>V</text:p>
          </table:table-cell>
          <table:table-cell table:style-name="ce85" table:number-columns-repeated="9"/>
          <table:table-cell table:style-name="ce408" office:value-type="string" calcext:value-type="string">
            <text:p>Hai punto?</text:p>
          </table:table-cell>
          <table:table-cell table:style-name="ce308" table:formula="of:=[$Campo.U12]" office:value-type="boolean" office:boolean-value="true" calcext:value-type="boolean">
            <text:p>VERDADERO</text:p>
          </table:table-cell>
          <table:table-cell table:style-name="ce85" table:number-columns-repeated="2"/>
          <table:table-cell table:style-name="ce1075" table:formula="of:=&quot;(&quot;&amp;[.T7]&amp;&quot;) =&quot;" office:value-type="string" office:string-value="(A) =" calcext:value-type="string">
            <text:p>(A) =</text:p>
          </table:table-cell>
          <table:table-cell table:style-name="ce1075" table:formula="of:=&quot;(&quot;&amp;[.T8]&amp;&quot;) =&quot;" office:value-type="string" office:string-value="(B) =" calcext:value-type="string">
            <text:p>(B) =</text:p>
          </table:table-cell>
          <table:table-cell table:style-name="ce408"/>
          <table:table-cell table:style-name="ce85" table:number-columns-repeated="36"/>
        </table:table-row>
        <table:table-row table:style-name="ro4">
          <table:covered-table-cell table:style-name="ce951"/>
          <table:table-cell table:style-name="ce810" table:formula="of:=IF([.$AB3];IF([.$W$19];[Campo.K14];[.K15]);&quot;&quot;)" office:value-type="string" office:string-value="5,00·10⁻¹⁰" calcext:value-type="string" table:number-columns-spanned="2" table:number-rows-spanned="1">
            <text:p>5,00·10⁻¹⁰</text:p>
          </table:table-cell>
          <table:covered-table-cell table:style-name="ce996"/>
          <table:covered-table-cell table:style-name="ce612"/>
          <table:covered-table-cell table:style-name="ce1016"/>
          <table:covered-table-cell table:style-name="ce850"/>
          <table:covered-table-cell table:style-name="ce1037"/>
          <table:table-cell table:style-name="ce1049" table:formula="of:=IF([.$AB3];IF([.$W$19];[.K15];[Campo.K14]);&quot;&quot;)" office:value-type="string" office:string-value="5,77·10⁻¹⁰" calcext:value-type="string" table:number-columns-spanned="2" table:number-rows-spanned="1">
            <text:p>5,77·10⁻¹⁰</text:p>
          </table:table-cell>
          <table:covered-table-cell table:style-name="ce1068"/>
          <table:covered-table-cell table:style-name="ce612"/>
          <table:covered-table-cell table:style-name="ce1017"/>
          <table:covered-table-cell table:style-name="ce488"/>
          <table:table-cell table:style-name="ce85" table:number-columns-repeated="9"/>
          <table:table-cell table:style-name="ce408" table:formula="of:=[$Enunciado.O14]" office:value-type="string" office:string-value="Punto A" calcext:value-type="string">
            <text:p>Punto A</text:p>
          </table:table-cell>
          <table:table-cell table:style-name="ce308" table:formula="of:=[$Enunciado.P14]" office:value-type="boolean" office:boolean-value="true" calcext:value-type="boolean">
            <text:p>VERDADERO</text:p>
          </table:table-cell>
          <table:table-cell table:style-name="ce85" table:number-columns-repeated="41"/>
        </table:table-row>
        <table:table-row table:style-name="ro4">
          <table:table-cell table:style-name="ce950" table:formula="of:=IF(AND([.$W$10];[.$AB4]);&quot;𝘝&quot;&amp;[.T4]&amp;[.$Z$20];&quot;&quot;)" office:value-type="string" office:string-value="𝘝₂(A) =" calcext:value-type="string" table:number-columns-spanned="1" table:number-rows-spanned="2">
            <text:p>𝘝₂(A) =</text:p>
          </table:table-cell>
          <table:table-cell table:style-name="ce970" table:formula="of:=IF(AND([.$W$10];[.$AB4]);[.$E$3]&amp;&quot; · &quot;&amp;ENTREPARENT([.E6]);&quot;&quot;)" office:value-type="string" office:string-value="6,00·10⁹ · (-2,00·10⁻¹²)" calcext:value-type="string" table:number-columns-spanned="2" table:number-rows-spanned="1">
            <text:p>6,00·10⁹ · (-2,00·10⁻¹²)</text:p>
          </table:table-cell>
          <table:covered-table-cell table:style-name="ce592" table:formula="of:=IF([.W4]&lt;0;&quot;(&quot;;&quot;&quot;)&amp;[.E6]&amp;IF([.W4]&lt;0;&quot;)&quot;;&quot;&quot;)" office:value-type="string" office:string-value="(-2,00·10⁻¹²)" calcext:value-type="string">
            <text:p>(-2,00·10⁻¹²)</text:p>
          </table:covered-table-cell>
          <table:table-cell table:style-name="ce587" table:formula="of:=IF(AND([.$W$10];[.$AB4]);&quot;=&quot;;&quot;&quot;)" office:value-type="string" office:string-value="=" calcext:value-type="string" table:number-columns-spanned="1" table:number-rows-spanned="2">
            <text:p>=</text:p>
          </table:table-cell>
          <table:table-cell table:style-name="ce587" table:formula="of:=IF(AND([.$W$10];[.$AB4]);NUMFORMA([.Z4];[.$T$1]);&quot;&quot;)" office:value-type="string" office:string-value="-2,40·10⁷" calcext:value-type="string" table:number-columns-spanned="1" table:number-rows-spanned="2">
            <text:p>-2,40·10⁷</text:p>
          </table:table-cell>
          <table:table-cell table:style-name="ce1027" table:formula="of:=IF(AND([.$W$10];[.$AB4]);&quot;V&quot;;&quot;&quot;)" office:value-type="string" office:string-value="V" calcext:value-type="string" table:number-columns-spanned="1" table:number-rows-spanned="2">
            <text:p>V</text:p>
          </table:table-cell>
          <table:table-cell table:style-name="ce1032" table:formula="of:=IF(AND([.$AB4];[.$W$13]);&quot;𝘝&quot;&amp;[.T4]&amp;[.$AA$20];&quot;&quot;)" office:value-type="string" office:string-value="𝘝₂(B) =" calcext:value-type="string" table:number-columns-spanned="1" table:number-rows-spanned="2">
            <text:p>𝘝₂(B) =</text:p>
          </table:table-cell>
          <table:table-cell table:style-name="ce970" table:formula="of:=IF(AND([.$AB4];[.$W$13]);[.$E$3]&amp;&quot; · &quot;&amp;ENTREPARENT([.E6]);&quot;&quot;)" office:value-type="string" office:string-value="6,00·10⁹ · (-2,00·10⁻¹²)" calcext:value-type="string" table:number-columns-spanned="2" table:number-rows-spanned="1">
            <text:p>6,00·10⁹ · (-2,00·10⁻¹²)</text:p>
          </table:table-cell>
          <table:covered-table-cell table:style-name="ce592" table:formula="of:=IF([.$W$13];[.C22];&quot;&quot;)" office:value-type="string" office:string-value="(-2,00·10⁻¹²)" calcext:value-type="string">
            <text:p>(-2,00·10⁻¹²)</text:p>
          </table:covered-table-cell>
          <table:table-cell table:style-name="ce587" table:formula="of:=IF(AND([.$AB4];[.$W$13]);&quot;=&quot;;&quot;&quot;)" office:value-type="string" office:string-value="=" calcext:value-type="string" table:number-columns-spanned="1" table:number-rows-spanned="2">
            <text:p>=</text:p>
          </table:table-cell>
          <table:table-cell table:style-name="ce587" table:formula="of:=IF(AND([.$AB4];[.$W$13]);NUMFORMA([.AA4];[.$T$1]);&quot;&quot;)" office:value-type="string" office:string-value="-2,08·10⁷" calcext:value-type="string" table:number-columns-spanned="1" table:number-rows-spanned="2">
            <text:p>-2,08·10⁷</text:p>
          </table:table-cell>
          <table:table-cell table:style-name="ce1082" table:formula="of:=IF([.$W$13];[.F22];&quot;&quot;)" office:value-type="string" office:string-value="V" calcext:value-type="string" table:number-columns-spanned="1" table:number-rows-spanned="2">
            <text:p>V</text:p>
          </table:table-cell>
          <table:table-cell table:style-name="ce85" table:number-columns-repeated="9"/>
          <table:table-cell table:style-name="ce408" table:formula="of:=[$Enunciado.O15]" office:value-type="string" office:string-value="Punto B" calcext:value-type="string">
            <text:p>Punto B</text:p>
          </table:table-cell>
          <table:table-cell table:style-name="ce308" table:formula="of:=[$Enunciado.P15]" office:value-type="boolean" office:boolean-value="true" calcext:value-type="boolean">
            <text:p>VERDADERO</text:p>
          </table:table-cell>
          <table:table-cell table:style-name="ce85" table:number-columns-repeated="41"/>
        </table:table-row>
        <table:table-row table:style-name="ro4">
          <table:covered-table-cell table:style-name="ce953"/>
          <table:table-cell table:style-name="ce812" table:formula="of:=IF([.$AB4];IF([.$W$19];[Campo.K15];[.K16]);&quot;&quot;)" office:value-type="string" office:string-value="5,00·10⁻¹⁰" calcext:value-type="string" table:number-columns-spanned="2" table:number-rows-spanned="1">
            <text:p>5,00·10⁻¹⁰</text:p>
          </table:table-cell>
          <table:covered-table-cell table:style-name="ce1003"/>
          <table:covered-table-cell table:style-name="ce1014"/>
          <table:covered-table-cell table:style-name="ce1017"/>
          <table:covered-table-cell table:style-name="ce488"/>
          <table:covered-table-cell table:style-name="ce1037"/>
          <table:table-cell table:style-name="ce1052" table:formula="of:=IF([.$AB4];IF([.$W$19];[.K16];[Campo.K15]);&quot;&quot;)" office:value-type="string" office:string-value="5,77·10⁻¹⁰" calcext:value-type="string" table:number-columns-spanned="2" table:number-rows-spanned="1">
            <text:p>5,77·10⁻¹⁰</text:p>
          </table:table-cell>
          <table:covered-table-cell table:style-name="ce1069"/>
          <table:covered-table-cell table:style-name="ce953"/>
          <table:covered-table-cell table:style-name="ce1017"/>
          <table:covered-table-cell table:style-name="ce488"/>
          <table:table-cell table:style-name="ce85" table:number-columns-repeated="9"/>
          <table:table-cell table:style-name="ce408" office:value-type="string" calcext:value-type="string">
            <text:p>Ver r(otro)?</text:p>
          </table:table-cell>
          <table:table-cell table:style-name="ce308" table:formula="of:=AND([.W21];[.W22])" office:value-type="boolean" office:boolean-value="true" calcext:value-type="boolean">
            <text:p>VERDADERO</text:p>
          </table:table-cell>
          <table:table-cell table:style-name="ce85" table:number-columns-repeated="41"/>
        </table:table-row>
        <table:table-row table:style-name="ro4">
          <table:table-cell table:style-name="ce950" table:formula="of:=IF(AND([.$W$10];[.$AB5]);&quot;𝘝&quot;&amp;[.T5]&amp;[.$Z$20];&quot;&quot;)" office:value-type="string" office:string-value="𝘝₃(A) =" calcext:value-type="string" table:number-columns-spanned="1" table:number-rows-spanned="2">
            <text:p>𝘝₃(A) =</text:p>
          </table:table-cell>
          <table:table-cell table:style-name="ce970" table:formula="of:=IF(AND([.$W$10];[.$AB5]);[.$E$3]&amp;&quot; · &quot;&amp;ENTREPARENT([.E7]);&quot;&quot;)" office:value-type="string" office:string-value="6,00·10⁹ · 3,00·10⁻¹²" calcext:value-type="string" table:number-columns-spanned="2" table:number-rows-spanned="1">
            <text:p>6,00·10⁹ · 3,00·10⁻¹²</text:p>
          </table:table-cell>
          <table:covered-table-cell table:style-name="ce592" table:formula="of:=IF([.W5]&lt;0;&quot;(&quot;;&quot;&quot;)&amp;[.E7]&amp;IF([.W5]&lt;0;&quot;)&quot;;&quot;&quot;)" office:value-type="string" office:string-value="3,00·10⁻¹²" calcext:value-type="string">
            <text:p>3,00·10⁻¹²</text:p>
          </table:covered-table-cell>
          <table:table-cell table:style-name="ce587" table:formula="of:=IF(AND([.$W$10];[.$AB5]);&quot;=&quot;;&quot;&quot;)" office:value-type="string" office:string-value="=" calcext:value-type="string" table:number-columns-spanned="1" table:number-rows-spanned="2">
            <text:p>=</text:p>
          </table:table-cell>
          <table:table-cell table:style-name="ce587" table:formula="of:=IF(AND([.$W$10];[.$AB5]);NUMFORMA([.Z5];[.$T$1]);&quot;&quot;)" office:value-type="string" office:string-value="2,08·10⁷" calcext:value-type="string" table:number-columns-spanned="1" table:number-rows-spanned="2">
            <text:p>2,08·10⁷</text:p>
          </table:table-cell>
          <table:table-cell table:style-name="ce1027" table:formula="of:=IF(AND([.$W$10];[.$AB5]);&quot;V&quot;;&quot;&quot;)" office:value-type="string" office:string-value="V" calcext:value-type="string" table:number-columns-spanned="1" table:number-rows-spanned="2">
            <text:p>V</text:p>
          </table:table-cell>
          <table:table-cell table:style-name="ce1032" table:formula="of:=IF(AND([.$AB5];[.$W$13]);&quot;𝘝&quot;&amp;[.T5]&amp;[.$AA$20];&quot;&quot;)" office:value-type="string" office:string-value="𝘝₃(B) =" calcext:value-type="string" table:number-columns-spanned="1" table:number-rows-spanned="2">
            <text:p>𝘝₃(B) =</text:p>
          </table:table-cell>
          <table:table-cell table:style-name="ce970" table:formula="of:=IF(AND([.$AB5];[.$W$13]);[.$E$3]&amp;&quot; · &quot;&amp;ENTREPARENT([.E7]);&quot;&quot;)" office:value-type="string" office:string-value="6,00·10⁹ · 3,00·10⁻¹²" calcext:value-type="string" table:number-columns-spanned="2" table:number-rows-spanned="1">
            <text:p>6,00·10⁹ · 3,00·10⁻¹²</text:p>
          </table:table-cell>
          <table:covered-table-cell table:style-name="ce592" table:formula="of:=IF([.$W$13];[.C24];&quot;&quot;)" office:value-type="string" office:string-value="3,00·10⁻¹²" calcext:value-type="string">
            <text:p>3,00·10⁻¹²</text:p>
          </table:covered-table-cell>
          <table:table-cell table:style-name="ce587" table:formula="of:=IF(AND([.$AB5];[.$W$13]);&quot;=&quot;;&quot;&quot;)" office:value-type="string" office:string-value="=" calcext:value-type="string" table:number-columns-spanned="1" table:number-rows-spanned="2">
            <text:p>=</text:p>
          </table:table-cell>
          <table:table-cell table:style-name="ce587" table:formula="of:=IF(AND([.$AB5];[.$W$13]);NUMFORMA([.AA5];[.$T$1]);&quot;&quot;)" office:value-type="string" office:string-value="3,12·10⁷" calcext:value-type="string" table:number-columns-spanned="1" table:number-rows-spanned="2">
            <text:p>3,12·10⁷</text:p>
          </table:table-cell>
          <table:table-cell table:style-name="ce1082" table:formula="of:=IF([.$W$13];[.F24];&quot;&quot;)" office:value-type="string" office:string-value="V" calcext:value-type="string" table:number-columns-spanned="1" table:number-rows-spanned="2">
            <text:p>V</text:p>
          </table:table-cell>
          <table:table-cell table:style-name="ce85" table:number-columns-repeated="52"/>
        </table:table-row>
        <table:table-row table:style-name="ro4">
          <table:covered-table-cell table:style-name="ce953"/>
          <table:table-cell table:style-name="ce980" table:formula="of:=IF([.$AB5];IF([.$W$19];[Campo.K16];[.K17]);&quot;&quot;)" office:value-type="string" office:string-value="8,66·10⁻¹⁰" calcext:value-type="string" table:number-columns-spanned="2" table:number-rows-spanned="1">
            <text:p>8,66·10⁻¹⁰</text:p>
          </table:table-cell>
          <table:covered-table-cell table:style-name="ce1004"/>
          <table:covered-table-cell table:number-columns-repeated="2" table:style-name="ce1014"/>
          <table:covered-table-cell table:style-name="ce488"/>
          <table:covered-table-cell table:style-name="ce1037"/>
          <table:table-cell table:style-name="ce1055" table:formula="of:=IF([.$AB5];IF([.$W$19];[.K17];[Campo.K16]);&quot;&quot;)" office:value-type="string" office:string-value="5,77·10⁻¹⁰" calcext:value-type="string" table:number-columns-spanned="2" table:number-rows-spanned="1">
            <text:p>5,77·10⁻¹⁰</text:p>
          </table:table-cell>
          <table:covered-table-cell table:style-name="ce1070"/>
          <table:covered-table-cell table:style-name="ce953"/>
          <table:covered-table-cell table:style-name="ce1016"/>
          <table:covered-table-cell table:style-name="ce488"/>
          <table:table-cell table:style-name="ce85" table:number-columns-repeated="52"/>
        </table:table-row>
        <table:table-row table:style-name="ro4">
          <table:table-cell table:style-name="ce950" table:formula="of:=IF(AND([.$W$10];[.$AB6]);&quot;𝘝&quot;&amp;[.T6]&amp;[.$Z$20];&quot;&quot;)" table:number-columns-spanned="1" table:number-rows-spanned="2">
            <text:p/>
          </table:table-cell>
          <table:table-cell table:style-name="ce970" table:formula="of:=IF(AND([.$W$10];[.$AB6]);[.$E$3]&amp;&quot; · &quot;&amp;ENTREPARENT([.E8]);&quot;&quot;)" table:number-columns-spanned="2" table:number-rows-spanned="1">
            <text:p/>
          </table:table-cell>
          <table:covered-table-cell table:style-name="ce592" table:formula="of:=IF([.W6]&lt;0;&quot;(&quot;;&quot;&quot;)&amp;[.E8]&amp;IF([.W6]&lt;0;&quot;)&quot;;&quot;&quot;)">
            <text:p/>
          </table:covered-table-cell>
          <table:table-cell table:style-name="ce587" table:formula="of:=IF(AND([.$W$10];[.$AB6]);&quot;=&quot;;&quot;&quot;)" table:number-columns-spanned="1" table:number-rows-spanned="2">
            <text:p/>
          </table:table-cell>
          <table:table-cell table:style-name="ce587" table:formula="of:=IF(AND([.$W$10];[.$AB6]);NUMFORMA([.Z6];[.$T$1]);&quot;&quot;)" table:number-columns-spanned="1" table:number-rows-spanned="2">
            <text:p/>
          </table:table-cell>
          <table:table-cell table:style-name="ce1027" table:formula="of:=IF(AND([.$W$10];[.$AB6]);&quot;V&quot;;&quot;&quot;)" table:number-columns-spanned="1" table:number-rows-spanned="2">
            <text:p/>
          </table:table-cell>
          <table:table-cell table:style-name="ce1032" table:formula="of:=IF(AND([.$AB6];[.$W$13]);&quot;𝘝&quot;&amp;[.T6]&amp;[.$AA$20];&quot;&quot;)" table:number-columns-spanned="1" table:number-rows-spanned="2">
            <text:p/>
          </table:table-cell>
          <table:table-cell table:style-name="ce970" table:formula="of:=IF(AND([.$AB6];[.$W$13]);[.$E$3]&amp;&quot; · &quot;&amp;ENTREPARENT([.E8]);&quot;&quot;)" table:number-columns-spanned="2" table:number-rows-spanned="1">
            <text:p/>
          </table:table-cell>
          <table:covered-table-cell table:style-name="ce592" table:formula="of:=IF([.$W$13];[.C26];&quot;&quot;)">
            <text:p/>
          </table:covered-table-cell>
          <table:table-cell table:style-name="ce587" table:formula="of:=IF(AND([.$AB6];[.$W$13]);&quot;=&quot;;&quot;&quot;)" table:number-columns-spanned="1" table:number-rows-spanned="2">
            <text:p/>
          </table:table-cell>
          <table:table-cell table:style-name="ce587" table:formula="of:=IF(AND([.$AB6];[.$W$13]);NUMFORMA([.AA6];[.$T$1]);&quot;&quot;)" table:number-columns-spanned="1" table:number-rows-spanned="2">
            <text:p/>
          </table:table-cell>
          <table:table-cell table:style-name="ce1082" table:formula="of:=IF([.$W$13];[.F26];&quot;&quot;)" table:number-columns-spanned="1" table:number-rows-spanned="2">
            <text:p/>
          </table:table-cell>
          <table:table-cell table:style-name="ce85" table:number-columns-repeated="52"/>
        </table:table-row>
        <table:table-row table:style-name="ro4">
          <table:covered-table-cell table:style-name="ce953"/>
          <table:table-cell table:style-name="ce981" table:formula="of:=IF([.$AB6];IF([.$W$19];[Campo.K17];[.K18]);&quot;&quot;)" table:number-columns-spanned="2" table:number-rows-spanned="1">
            <text:p/>
          </table:table-cell>
          <table:covered-table-cell table:style-name="ce1005"/>
          <table:covered-table-cell table:style-name="ce1014"/>
          <table:covered-table-cell table:style-name="ce1016"/>
          <table:covered-table-cell table:style-name="ce341"/>
          <table:covered-table-cell table:style-name="ce1037"/>
          <table:table-cell table:style-name="ce1056" table:formula="of:=IF([.$AB6];IF([.$W$19];[.K18];[Campo.K17]);&quot;&quot;)" table:number-columns-spanned="2" table:number-rows-spanned="1">
            <text:p/>
          </table:table-cell>
          <table:covered-table-cell table:style-name="ce1072"/>
          <table:covered-table-cell table:style-name="ce953"/>
          <table:covered-table-cell table:style-name="ce1016"/>
          <table:covered-table-cell table:style-name="ce488"/>
          <table:table-cell table:style-name="ce85" table:number-columns-repeated="52"/>
        </table:table-row>
        <table:table-row table:style-name="ro4">
          <table:table-cell table:style-name="ce954" table:formula="of:=IF([.W10];[.AC6]&amp;[.A10];&quot;&quot;)" office:value-type="string" office:string-value="Potencial no punto A" calcext:value-type="string">
            <text:p>Potencial no punto A</text:p>
          </table:table-cell>
          <table:table-cell table:style-name="ce341"/>
          <table:table-cell table:style-name="ce354" table:formula="of:=IF([.W10];&quot;𝘝&quot;&amp;[.$Z$20];&quot;&quot;)" office:value-type="string" office:string-value="𝘝(A) =" calcext:value-type="string">
            <text:p>𝘝(A) =</text:p>
          </table:table-cell>
          <table:table-cell table:style-name="ce770"/>
          <table:table-cell table:style-name="ce1018" table:formula="of:=IF([.W10];NUMFORMA([.Z9];[.$T$1]);&quot;&quot;)" office:value-type="string" office:string-value="-2,72·10⁷" calcext:value-type="string">
            <text:p>-2,72·10⁷</text:p>
          </table:table-cell>
          <table:table-cell table:style-name="ce1029" table:formula="of:=IF([.W10];&quot;V&quot;;&quot;&quot;)" office:value-type="string" office:string-value="V" calcext:value-type="string">
            <text:p>V</text:p>
          </table:table-cell>
          <table:table-cell table:style-name="ce1038" table:formula="of:=IF([.$W$13];[.AC6]&amp;[.A11];&quot;&quot;)" office:value-type="string" office:string-value="Potencial no punto B" calcext:value-type="string">
            <text:p>Potencial no punto B</text:p>
          </table:table-cell>
          <table:table-cell table:style-name="ce341"/>
          <table:table-cell table:style-name="ce354" table:formula="of:=IF([.W13];&quot;𝘝&quot;&amp;[.$AA$20];&quot;&quot;)" office:value-type="string" office:string-value="𝘝(B) =" calcext:value-type="string">
            <text:p>𝘝(B) =</text:p>
          </table:table-cell>
          <table:table-cell table:style-name="ce770"/>
          <table:table-cell table:style-name="ce1079" table:formula="of:=IF([.W13];NUMFORMA([.AA9];[.$T$1]);&quot;&quot;)" office:value-type="string" office:string-value="-1,04·10⁷" calcext:value-type="string">
            <text:p>-1,04·10⁷</text:p>
          </table:table-cell>
          <table:table-cell table:style-name="ce850" table:formula="of:=IF([.W13];&quot;V&quot;;&quot;&quot;)" office:value-type="string" office:string-value="V" calcext:value-type="string">
            <text:p>V</text:p>
          </table:table-cell>
          <table:table-cell table:style-name="ce85" table:number-columns-repeated="52"/>
        </table:table-row>
        <table:table-row table:style-name="ro4">
          <table:table-cell table:style-name="ce341"/>
          <table:table-cell table:style-name="ce600" table:number-columns-repeated="8"/>
          <table:table-cell table:style-name="ce1078"/>
          <table:table-cell table:style-name="ce600"/>
          <table:table-cell table:style-name="ce612"/>
          <table:table-cell table:style-name="ce506" table:number-columns-repeated="2"/>
          <table:table-cell table:style-name="ce85" table:number-columns-repeated="50"/>
        </table:table-row>
        <table:table-row table:style-name="ro4">
          <table:table-cell table:style-name="ce955" table:formula="of:=IF([.W14];[.AC7]&amp;[$Enunciado.C12];&quot;&quot;)" office:value-type="string" office:string-value="Traballo realizado pola forza do campo ao desprazar a partícula desde o punto A ata o infinito" calcext:value-type="string" table:number-columns-spanned="9" table:number-rows-spanned="1">
            <text:p>Traballo realizado pola forza do campo ao desprazar a partícula desde o punto A ata o infinito</text:p>
          </table:table-cell>
          <table:covered-table-cell table:style-name="ce341"/>
          <table:covered-table-cell table:number-columns-repeated="7" table:style-name="ce600"/>
          <table:table-cell table:style-name="ce600" table:number-columns-repeated="3"/>
          <table:table-cell table:style-name="ce506" table:number-columns-repeated="2"/>
          <table:table-cell table:style-name="ce85" table:number-columns-repeated="50"/>
        </table:table-row>
        <table:table-row table:style-name="ro4">
          <table:table-cell table:style-name="ce956" table:formula="of:=IF([.W14];&quot;𝘞 = 𝘲 · (𝘝(&quot;&amp;[.Z13]&amp;&quot;) – 𝘝(&quot;&amp;[.AA13]&amp;&quot;))=&quot;;&quot;&quot;)" office:value-type="string" office:string-value="𝘞 = 𝘲 · (𝘝(A) – 𝘝(∞))=" calcext:value-type="string" table:number-columns-spanned="2" table:number-rows-spanned="1">
            <text:p>𝘞 = 𝘲 · (𝘝(A) – 𝘝(∞))=</text:p>
          </table:table-cell>
          <table:covered-table-cell table:style-name="ce600"/>
          <table:table-cell table:style-name="ce937" table:formula="of:=IF([.W14];[.E10]&amp;&quot; · (&quot;&amp;[.Z15]&amp;&quot; – &quot;&amp;ENTREPARENT([.AA15])&amp;&quot;) =&quot;;&quot;&quot;)" office:value-type="string" office:string-value="3,20·10⁻¹⁹ · (-2,72·10⁷ – 0) =" calcext:value-type="string" table:number-columns-spanned="5" table:number-rows-spanned="1">
            <text:p>3,20·10⁻¹⁹ · (-2,72·10⁷ – 0) =</text:p>
          </table:table-cell>
          <table:covered-table-cell table:style-name="ce600"/>
          <table:covered-table-cell table:style-name="ce373"/>
          <table:covered-table-cell table:style-name="ce600"/>
          <table:covered-table-cell table:style-name="ce341"/>
          <table:table-cell table:style-name="ce1039" table:formula="of:=IF([.W14];[.AB15];&quot;&quot;)" office:value-type="string" office:string-value="-8,72·10⁻¹²" calcext:value-type="string">
            <text:p>-8,72·10⁻¹²</text:p>
          </table:table-cell>
          <table:table-cell table:style-name="ce1073" table:formula="of:=IF([.W14];&quot;J&quot;;&quot;&quot;)" office:value-type="string" office:string-value="J" calcext:value-type="string">
            <text:p>J</text:p>
          </table:table-cell>
          <table:table-cell table:style-name="ce600" table:number-columns-repeated="3"/>
          <table:table-cell table:style-name="ce506" table:number-columns-repeated="3"/>
          <table:table-cell table:style-name="ce85" table:number-columns-repeated="49"/>
        </table:table-row>
        <table:table-row table:style-name="ro4">
          <table:table-cell table:style-name="ce582" table:formula="of:=IF([.W14];[.AC8];&quot;&quot;)" office:value-type="string" office:string-value="Traballo da forza exterior sen variación de enerxía cinética" calcext:value-type="string" table:number-columns-spanned="9" table:number-rows-spanned="1">
            <text:p>Traballo da forza exterior sen variación de enerxía cinética</text:p>
          </table:table-cell>
          <table:covered-table-cell table:style-name="ce341"/>
          <table:covered-table-cell table:number-columns-repeated="7" table:style-name="ce600"/>
          <table:table-cell table:style-name="ce600" table:number-columns-repeated="3"/>
          <table:table-cell table:style-name="ce506" table:number-columns-repeated="2"/>
          <table:table-cell table:style-name="ce85" table:number-columns-repeated="50"/>
        </table:table-row>
        <table:table-row table:style-name="ro4">
          <table:table-cell table:style-name="ce957" table:formula="of:=IF([.W14];&quot;𝘞(ext.)&quot;;&quot;&quot;)" office:value-type="string" office:string-value="𝘞(ext.)" calcext:value-type="string">
            <text:p>𝘞(ext.)</text:p>
          </table:table-cell>
          <table:table-cell table:style-name="ce341" table:formula="of:=IF([.W14];&quot;= -𝘞 =&quot;;&quot;&quot;)" office:value-type="string" office:string-value="= -𝘞 =" calcext:value-type="string">
            <text:p>= -𝘞 =</text:p>
          </table:table-cell>
          <table:table-cell table:style-name="ce373" table:formula="of:=IF([.W14];NUMFORMA(-[.AB14];[.$T$1]);&quot;&quot;)" office:value-type="string" office:string-value="8,72·10⁻¹²" calcext:value-type="string">
            <text:p>8,72·10⁻¹²</text:p>
          </table:table-cell>
          <table:table-cell table:style-name="ce1015" table:formula="of:=IF([.W14];[.I31];&quot;&quot;)" office:value-type="string" office:string-value="J" calcext:value-type="string">
            <text:p>J</text:p>
          </table:table-cell>
          <table:table-cell table:style-name="ce341" table:number-columns-repeated="8"/>
          <table:table-cell table:style-name="ce85" table:number-columns-repeated="52"/>
        </table:table-row>
        <table:table-row table:style-name="ro4">
          <table:table-cell table:style-name="ce798" table:formula="of:=IF([.W16];[.AC9]&amp;[$Enunciado.X10];&quot;&quot;)" office:value-type="string" office:string-value="Enerxía cinética no punto A" calcext:value-type="string" table:number-columns-spanned="9" table:number-rows-spanned="1">
            <text:p>Enerxía cinética no punto A</text:p>
          </table:table-cell>
          <table:covered-table-cell table:number-columns-repeated="8" table:style-name="ce341"/>
          <table:table-cell table:style-name="ce341" table:number-columns-repeated="3"/>
          <table:table-cell table:style-name="ce85" table:number-columns-repeated="52"/>
        </table:table-row>
        <table:table-row table:style-name="ro4">
          <table:table-cell table:style-name="ce960" table:formula="of:=IF([.W16];&quot;𝘌(&quot;&amp;[$Enunciado.X10]&amp;&quot;) =&quot;;&quot;&quot;)" office:value-type="string" office:string-value="𝘌(A) =" calcext:value-type="string">
            <text:p>𝘌(A) =</text:p>
          </table:table-cell>
          <table:table-cell table:style-name="ce982" table:formula="of:=IF([.W16];&quot;𝘮 · 𝘷² / 2 =&quot;;&quot;&quot;)" office:value-type="string" office:string-value="𝘮 · 𝘷² / 2 =" calcext:value-type="string">
            <text:p>𝘮 · 𝘷² / 2 =</text:p>
          </table:table-cell>
          <table:table-cell table:style-name="ce798" table:formula="of:=IF(AND([.W16];[.X7]);[.G10]&amp;&quot; · &quot;&amp;ENTREPARENT([.G11];2)&amp;&quot; / 2&quot;;&quot;&quot;)" office:value-type="string" office:string-value="6,64·10⁻²⁷ · (4,36·10⁷)² / 2" calcext:value-type="string" table:number-columns-spanned="3" table:number-rows-spanned="1">
            <text:p>6,64·10⁻²⁷ · (4,36·10⁷)² / 2</text:p>
          </table:table-cell>
          <table:covered-table-cell table:number-columns-repeated="2" table:style-name="ce341"/>
          <table:table-cell table:style-name="ce770" table:formula="of:=IF(AND([.W16];[.X7]);&quot;=&quot;;&quot;&quot;)" office:value-type="string" office:string-value="=" calcext:value-type="string">
            <text:p>=</text:p>
          </table:table-cell>
          <table:table-cell table:style-name="ce1039" table:formula="of:=IF([.W16];NUMFORMA([.Z8];[.$T$1]);&quot;&quot;)" office:value-type="string" office:string-value="6,31·10⁻¹²" calcext:value-type="string">
            <text:p>6,31·10⁻¹²</text:p>
          </table:table-cell>
          <table:table-cell table:style-name="ce341" table:formula="of:=IF([.W16];&quot;J&quot;;&quot;&quot;)" office:value-type="string" office:string-value="J" calcext:value-type="string">
            <text:p>J</text:p>
          </table:table-cell>
          <table:table-cell table:style-name="ce341" table:number-columns-repeated="4"/>
          <table:table-cell table:style-name="ce85" table:number-columns-repeated="52"/>
        </table:table-row>
        <table:table-row table:style-name="ro4">
          <table:table-cell table:style-name="ce341" table:formula="of:=IF([.W18];[.AC7]&amp;IF([.AA16]=[.T8];[Enunciado.X3];[Enunciado.X5]);&quot;&quot;)" office:value-type="string" office:string-value="Traballo realizado pola forza do campo ao desprazar a partícula desde o punto A ata o punto B" calcext:value-type="string">
            <text:p>Traballo realizado pola forza do campo ao desprazar a partícula desde o punto A ata o punto B</text:p>
          </table:table-cell>
          <table:table-cell table:style-name="ce341" table:number-columns-repeated="11"/>
          <table:table-cell table:style-name="ce85" table:number-columns-repeated="52"/>
        </table:table-row>
        <table:table-row table:style-name="ro4">
          <table:table-cell table:style-name="ce961" table:formula="of:=IF([.W18];&quot;𝘞 = 𝘲 · (𝘝(&quot;&amp;[.Z16]&amp;&quot;) – 𝘝(&quot;&amp;[.AA16]&amp;&quot;))=&quot;;&quot;&quot;)" office:value-type="string" office:string-value="𝘞 = 𝘲 · (𝘝(A) – 𝘝(B))=" calcext:value-type="string">
            <text:p>𝘞 = 𝘲 · (𝘝(A) – 𝘝(B))=</text:p>
          </table:table-cell>
          <table:table-cell table:style-name="ce983"/>
          <table:table-cell table:style-name="ce937" table:formula="of:=IF([.W18];[.E10]&amp;&quot; · (&quot;&amp;[.Z18]&amp;&quot; – &quot;&amp;ENTREPARENT([.AA18])&amp;&quot;) =&quot;;&quot;&quot;)" office:value-type="string" office:string-value="3,20·10⁻¹⁹ · (-2,72·10⁷ – (-1,04·10⁷)) =" calcext:value-type="string" table:number-columns-spanned="5" table:number-rows-spanned="1">
            <text:p>3,20·10⁻¹⁹ · (-2,72·10⁷ – (-1,04·10⁷)) =</text:p>
          </table:table-cell>
          <table:covered-table-cell table:style-name="ce600"/>
          <table:covered-table-cell table:style-name="ce373"/>
          <table:covered-table-cell table:style-name="ce600"/>
          <table:covered-table-cell table:style-name="ce341"/>
          <table:table-cell table:style-name="ce1039" table:formula="of:=IF([.W18];[.AB18];&quot;&quot;)" office:value-type="string" office:string-value="-5,38·10⁻¹²" calcext:value-type="string">
            <text:p>-5,38·10⁻¹²</text:p>
          </table:table-cell>
          <table:table-cell table:style-name="ce1073" table:formula="of:=IF([.W18];&quot;J&quot;;&quot;&quot;)" office:value-type="string" office:string-value="J" calcext:value-type="string">
            <text:p>J</text:p>
          </table:table-cell>
          <table:table-cell table:style-name="ce341" table:number-columns-repeated="3"/>
          <table:table-cell table:style-name="ce85" table:number-columns-repeated="52"/>
        </table:table-row>
        <table:table-row table:style-name="ro4">
          <table:table-cell table:style-name="ce798" table:formula="of:=IF([.W16];[.AC9]&amp;[Enunciado.Y10];&quot;&quot;)" office:value-type="string" office:string-value="Enerxía cinética no punto B" calcext:value-type="string" table:number-columns-spanned="9" table:number-rows-spanned="1">
            <text:p>Enerxía cinética no punto B</text:p>
          </table:table-cell>
          <table:covered-table-cell table:number-columns-repeated="8" table:style-name="ce341"/>
          <table:table-cell table:style-name="ce341" table:number-columns-repeated="3"/>
          <table:table-cell table:style-name="ce85" table:number-columns-repeated="52"/>
        </table:table-row>
        <table:table-row table:style-name="ro4">
          <table:table-cell table:style-name="ce960" table:formula="of:=IF([.W16];&quot;𝘌(&quot;&amp;[Enunciado.Y10]&amp;&quot;) =&quot;;&quot;&quot;)" office:value-type="string" office:string-value="𝘌(B) =" calcext:value-type="string">
            <text:p>𝘌(B) =</text:p>
          </table:table-cell>
          <table:table-cell table:style-name="ce770" table:formula="of:=IF([.W16];&quot;𝘌(&quot;&amp;[$Enunciado.X10]&amp;&quot;) + 𝘞 =&quot;;&quot;&quot;)" office:value-type="string" office:string-value="𝘌(A) + 𝘞 =" calcext:value-type="string">
            <text:p>𝘌(A) + 𝘞 =</text:p>
          </table:table-cell>
          <table:table-cell table:style-name="ce1006" table:formula="of:=IF([.W16];[.G35];&quot;&quot;)" office:value-type="string" office:string-value="6,31·10⁻¹²" calcext:value-type="string">
            <text:p>6,31·10⁻¹²</text:p>
          </table:table-cell>
          <table:table-cell table:style-name="ce341" table:formula="of:=IF([.W16];&quot;+&quot;;&quot;&quot;)" office:value-type="string" office:string-value="+" calcext:value-type="string">
            <text:p>+</text:p>
          </table:table-cell>
          <table:table-cell table:style-name="ce341" table:formula="of:=IF([.W16];IF([.AB17]&lt;0;&quot;(&quot;;&quot;&quot;)&amp;[.AB18]&amp;IF([.AB17]&lt;0;&quot;)&quot;;&quot;&quot;);&quot;&quot;)" office:value-type="string" office:string-value="(-5,38·10⁻¹²)" calcext:value-type="string">
            <text:p>(-5,38·10⁻¹²)</text:p>
          </table:table-cell>
          <table:table-cell table:style-name="ce1030" table:formula="of:=IF([.W16];&quot;=&quot;;&quot;&quot;)" office:value-type="string" office:string-value="=" calcext:value-type="string">
            <text:p>=</text:p>
          </table:table-cell>
          <table:table-cell table:style-name="ce1039" table:formula="of:=IF([.W16];NUMFORMA([.AA8];[.$T$1]);&quot;&quot;)" office:value-type="string" office:string-value="9,23·10⁻¹³" calcext:value-type="string">
            <text:p>9,23·10⁻¹³</text:p>
          </table:table-cell>
          <table:table-cell table:style-name="ce341" table:formula="of:=[.H35]" office:value-type="string" office:string-value="J" calcext:value-type="string">
            <text:p>J</text:p>
          </table:table-cell>
          <table:table-cell table:style-name="ce1074" table:formula="of:=IF([.W16];IF([.AA8]&lt;0;&quot;¡Imposible!&quot;;&quot;&quot;);&quot;&quot;)">
            <text:p/>
          </table:table-cell>
          <table:table-cell table:style-name="ce341" table:number-columns-repeated="3"/>
          <table:table-cell table:style-name="ce85" table:number-columns-repeated="52"/>
        </table:table-row>
        <table:table-row table:style-name="ro4">
          <table:table-cell table:style-name="ce582" table:formula="of:=IF([.W16];[.AC10]&amp;[Enunciado.Y10];&quot;&quot;)" office:value-type="string" office:string-value="Velocidade no punto B" calcext:value-type="string" table:number-columns-spanned="9" table:number-rows-spanned="1">
            <text:p>Velocidade no punto B</text:p>
            <draw:frame table:end-cell-address="Potencial.B42" table:end-x="1.52cm" table:end-y="0.456cm" draw:z-index="0" draw:style-name="gr10" draw:text-style-name="P6" svg:width="1.564cm" svg:height="1.066cm" svg:x="1.298cm" svg:y="0.364cm">
              <draw:object xlink:href="./Object 2" xlink:type="simple" xlink:show="embed" xlink:actuate="onLoad">
                <loext:p/>
              </draw:object>
              <draw:image xlink:href="./ObjectReplacements/Object 2" xlink:type="simple" xlink:show="embed" xlink:actuate="onLoad"/>
            </draw:frame>
          </table:table-cell>
          <table:covered-table-cell table:number-columns-repeated="8" table:style-name="ce341"/>
          <table:table-cell table:style-name="ce341" table:number-columns-repeated="3"/>
          <table:table-cell table:style-name="ce85" table:number-columns-repeated="52"/>
        </table:table-row>
        <table:table-row table:style-name="ro4">
          <table:table-cell table:style-name="ce967" table:formula="of:=IF([.W16];&quot;𝘷(&quot;&amp;[Enunciado.Y10]&amp;&quot;) = &quot;;&quot;&quot;)" office:value-type="string" office:string-value="𝘷(B) = " calcext:value-type="string" table:number-columns-spanned="1" table:number-rows-spanned="2">
            <text:p>𝘷(B) = </text:p>
          </table:table-cell>
          <table:table-cell table:style-name="ce990" table:formula="of:=IF([.W16];&quot;√&quot;;&quot;&quot;)" office:value-type="string" office:string-value="√" calcext:value-type="string" table:number-columns-spanned="1" table:number-rows-spanned="2">
            <text:p>√</text:p>
          </table:table-cell>
          <table:table-cell table:style-name="ce1007" table:formula="of:=IF([.W16];&quot;2 · &quot;&amp;ENTREPARENT([.G39]);&quot;&quot;)" office:value-type="string" office:string-value="2 · 9,23·10⁻¹³" calcext:value-type="string" table:number-columns-spanned="3" table:number-rows-spanned="1">
            <text:p>2 · 9,23·10⁻¹³</text:p>
          </table:table-cell>
          <table:covered-table-cell table:number-columns-repeated="2" table:style-name="ce953"/>
          <table:table-cell table:style-name="ce937" table:formula="of:=IF([.W16];&quot;=&quot;;&quot;&quot;)" office:value-type="string" office:string-value="=" calcext:value-type="string" table:number-columns-spanned="1" table:number-rows-spanned="2">
            <text:p>=</text:p>
          </table:table-cell>
          <table:table-cell table:style-name="ce1040" table:formula="of:=IF([.W16];IF([.AA8]&lt;0;&quot;¡Imposible!&quot;;NUMFORMA([.X8];[.$T$1]));&quot;&quot;)" office:value-type="string" office:string-value="1,67·10⁷" calcext:value-type="string" table:number-columns-spanned="1" table:number-rows-spanned="2">
            <text:p>1,67·10⁷</text:p>
          </table:table-cell>
          <table:table-cell table:style-name="ce798" table:formula="of:=IF(AND([.W16];[.AA8]&gt;0);&quot;m/s&quot;;&quot;&quot;)" office:value-type="string" office:string-value="m/s" calcext:value-type="string" table:number-columns-spanned="1" table:number-rows-spanned="2">
            <text:p>m/s</text:p>
          </table:table-cell>
          <table:table-cell table:style-name="ce341" table:number-columns-repeated="4"/>
          <table:table-cell table:style-name="ce85" table:number-columns-repeated="52"/>
        </table:table-row>
        <table:table-row table:style-name="ro4">
          <table:covered-table-cell table:number-columns-repeated="2" table:style-name="ce341"/>
          <table:table-cell table:style-name="ce1007" table:formula="of:=IF([.W16];[.G10];&quot;&quot;)" office:value-type="string" office:string-value="6,64·10⁻²⁷" calcext:value-type="string" table:number-columns-spanned="3" table:number-rows-spanned="1">
            <text:p>6,64·10⁻²⁷</text:p>
          </table:table-cell>
          <table:covered-table-cell table:style-name="ce341"/>
          <table:covered-table-cell table:number-columns-repeated="2" table:style-name="ce953"/>
          <table:covered-table-cell table:number-columns-repeated="2" table:style-name="ce341"/>
          <table:table-cell table:style-name="ce341" table:number-columns-repeated="4"/>
          <table:table-cell table:style-name="ce85" table:number-columns-repeated="52"/>
        </table:table-row>
        <table:table-row table:style-name="ro4" table:number-rows-repeated="31950">
          <table:table-cell table:style-name="ce85" table:number-columns-repeated="64"/>
        </table:table-row>
        <table:table-row table:style-name="ro4" table:number-rows-repeated="1016583">
          <table:table-cell table:number-columns-repeated="64"/>
        </table:table-row>
        <table:table-row table:style-name="ro4">
          <table:table-cell table:number-columns-repeated="64"/>
        </table:table-row>
        <calcext:conditional-formats>
          <calcext:conditional-format calcext:target-range-address="Potencial.C41:Potencial.C42">
            <calcext:condition calcext:apply-style-name="RespRayaSup" calcext:value="formula-is([.$W$16])" calcext:base-cell-address="Potencial.C41"/>
          </calcext:conditional-format>
          <calcext:conditional-format calcext:target-range-address="Potencial.E28:Potencial.E28">
            <calcext:condition calcext:apply-style-name="RespRayaSup" calcext:value="formula-is([.$W$10])" calcext:base-cell-address="Potencial.E28"/>
          </calcext:conditional-format>
          <calcext:conditional-format calcext:target-range-address="Potencial.K28:Potencial.K28">
            <calcext:condition calcext:apply-style-name="RespRayaSup" calcext:value="formula-is([.$W$13])" calcext:base-cell-address="Potencial.K28"/>
          </calcext:conditional-format>
          <calcext:conditional-format calcext:target-range-address="Potencial.C27:Potencial.C27">
            <calcext:condition calcext:apply-style-name="GrisRayaSup" calcext:value="formula-is([.$AB$6])" calcext:base-cell-address="Potencial.C27"/>
          </calcext:conditional-format>
          <calcext:conditional-format calcext:target-range-address="Potencial.C25:Potencial.C25">
            <calcext:condition calcext:apply-style-name="GrisRayaSup" calcext:value="formula-is([.$AB$5])" calcext:base-cell-address="Potencial.C25"/>
          </calcext:conditional-format>
          <calcext:conditional-format calcext:target-range-address="Potencial.C23:Potencial.C23">
            <calcext:condition calcext:apply-style-name="GrisRayaSup" calcext:value="formula-is([.$AB$4])" calcext:base-cell-address="Potencial.C23"/>
          </calcext:conditional-format>
          <calcext:conditional-format calcext:target-range-address="Potencial.B21:Potencial.C21">
            <calcext:condition calcext:apply-style-name="RespRayaSup" calcext:value="formula-is(AND([.$W$10];[.$AB3]))" calcext:base-cell-address="Potencial.B21"/>
          </calcext:conditional-format>
          <calcext:conditional-format calcext:target-range-address="Potencial.H27:Potencial.I27">
            <calcext:condition calcext:apply-style-name="RespRayaSup" calcext:value="formula-is(AND([.$AB$6];[.$W$13]))" calcext:base-cell-address="Potencial.H27"/>
          </calcext:conditional-format>
          <calcext:conditional-format calcext:target-range-address="Potencial.H21:Potencial.I21">
            <calcext:condition calcext:apply-style-name="RespRayaSup" calcext:value="formula-is(AND([.$AB3];[.$W$13]))" calcext:base-cell-address="Potencial.H21"/>
          </calcext:conditional-format>
          <calcext:conditional-format calcext:target-range-address="Potencial.H23:Potencial.I23">
            <calcext:condition calcext:apply-style-name="RespRayaSup" calcext:value="formula-is(AND([.$AB$4];[.$W$13]))" calcext:base-cell-address="Potencial.H23"/>
          </calcext:conditional-format>
          <calcext:conditional-format calcext:target-range-address="Potencial.H25:Potencial.I25">
            <calcext:condition calcext:apply-style-name="RespRayaSup" calcext:value="formula-is(AND([.$AB$5];[.$W$13]))" calcext:base-cell-address="Potencial.H25"/>
          </calcext:conditional-format>
          <calcext:conditional-format calcext:target-range-address="Potencial.B23:Potencial.C23">
            <calcext:condition calcext:apply-style-name="RespRayaSup" calcext:value="formula-is(AND([.$W$10];[.$AB4]))" calcext:base-cell-address="Potencial.B23"/>
          </calcext:conditional-format>
          <calcext:conditional-format calcext:target-range-address="Potencial.B25:Potencial.C25">
            <calcext:condition calcext:apply-style-name="RespRayaSup" calcext:value="formula-is(AND([.$W$10];[.$AB5]))" calcext:base-cell-address="Potencial.B25"/>
          </calcext:conditional-format>
          <calcext:conditional-format calcext:target-range-address="Potencial.B27:Potencial.B27">
            <calcext:condition calcext:apply-style-name="RespRayaSup" calcext:value="formula-is(AND([.$W$10];[.$AB6]))" calcext:base-cell-address="Potencial.B27"/>
          </calcext:conditional-format>
          <calcext:conditional-format calcext:target-range-address="Potencial.C15:Potencial.I15">
            <calcext:condition calcext:apply-style-name="RespRayaSup" calcext:value="formula-is(AND([.$W$23];[.$W3]))" calcext:base-cell-address="Potencial.C15"/>
          </calcext:conditional-format>
          <calcext:conditional-format calcext:target-range-address="Potencial.C16:Potencial.I16">
            <calcext:condition calcext:apply-style-name="RespRayaSup" calcext:value="formula-is(AND([.$W$23];[.$W4]))" calcext:base-cell-address="Potencial.C16"/>
          </calcext:conditional-format>
          <calcext:conditional-format calcext:target-range-address="Potencial.C17:Potencial.I17">
            <calcext:condition calcext:apply-style-name="RespRayaSup" calcext:value="formula-is(AND([.$W$23];[.$W5]))" calcext:base-cell-address="Potencial.C17"/>
          </calcext:conditional-format>
          <calcext:conditional-format calcext:target-range-address="Potencial.C18:Potencial.I18">
            <calcext:condition calcext:apply-style-name="RespRayaSup" calcext:value="formula-is(AND([.$W$23];[.$W6]))" calcext:base-cell-address="Potencial.C18"/>
          </calcext:conditional-format>
        </calcext:conditional-formats>
      </table:table>
      <table:table table:name="Enerxía_Potencial" table:style-name="ta1" table:protected="true" table:print="false">
        <loext:table-protection loext:select-protected-cells="true" loext:select-unprotected-cells="true"/>
        <table:table-column table:style-name="co64" table:default-cell-style-name="ce93"/>
        <table:table-column table:style-name="co65" table:default-cell-style-name="ce93"/>
        <table:table-column table:style-name="co66" table:default-cell-style-name="ce93"/>
        <table:table-column table:style-name="co44" table:default-cell-style-name="ce93"/>
        <table:table-column table:style-name="co67" table:default-cell-style-name="ce93"/>
        <table:table-column table:style-name="co68" table:default-cell-style-name="ce93"/>
        <table:table-column table:style-name="co66" table:default-cell-style-name="ce93"/>
        <table:table-column table:style-name="co69" table:default-cell-style-name="ce93"/>
        <table:table-column table:style-name="co66" table:default-cell-style-name="ce93"/>
        <table:table-column table:style-name="co25" table:default-cell-style-name="ce93"/>
        <table:table-column table:style-name="co66" table:default-cell-style-name="ce93"/>
        <table:table-column table:style-name="co70" table:default-cell-style-name="ce93"/>
        <table:table-column table:style-name="co62" table:default-cell-style-name="ce93"/>
        <table:table-column table:style-name="co34" table:number-columns-repeated="10" table:default-cell-style-name="ce93"/>
        <table:table-column table:style-name="co53" table:default-cell-style-name="ce93"/>
        <table:table-column table:style-name="co34" table:number-columns-repeated="40" table:default-cell-style-name="ce93"/>
        <table:table-row table:style-name="ro4">
          <table:table-cell table:style-name="ce807" office:value-type="string" calcext:value-type="string">
            <text:p>Cálculo da enerxía potencial electrostática</text:p>
          </table:table-cell>
          <table:table-cell table:style-name="ce375" table:number-columns-repeated="9"/>
          <table:table-cell table:style-name="ce85"/>
          <table:table-cell table:style-name="ce85" office:value-type="string" calcext:value-type="string">
            <text:p>Ir a…</text:p>
          </table:table-cell>
          <table:table-cell table:style-name="ce113"/>
          <table:table-cell table:style-name="ce85" table:number-columns-repeated="6"/>
          <table:table-cell table:style-name="ce408" office:value-type="string" calcext:value-type="string">
            <text:p>N.º cifras sign.</text:p>
          </table:table-cell>
          <table:table-cell table:style-name="ce146" table:formula="of:=[Campo.U1]" office:value-type="float" office:value="3" calcext:value-type="float">
            <text:p>3</text:p>
          </table:table-cell>
          <table:table-cell table:style-name="ce1125" office:value-type="string" calcext:value-type="string">
            <text:p>K’ =</text:p>
          </table:table-cell>
          <table:table-cell table:style-name="ce146" table:formula="of:=[Campo.V1]" office:value-type="float" office:value="6000000000" calcext:value-type="float">
            <text:p>6000000000</text:p>
          </table:table-cell>
          <table:table-cell table:style-name="ce796" office:value-type="string" calcext:value-type="string">
            <text:p>𝘘</text:p>
          </table:table-cell>
          <table:table-cell table:style-name="ce146"/>
          <table:table-cell table:style-name="ce625" office:value-type="string" calcext:value-type="string">
            <text:p>𝘳</text:p>
          </table:table-cell>
          <table:table-cell table:style-name="ce408" office:value-type="float" office:value="1" calcext:value-type="float">
            <text:p>1</text:p>
          </table:table-cell>
          <table:table-cell table:style-name="ce408" office:value-type="float" office:value="2" calcext:value-type="float">
            <text:p>2</text:p>
          </table:table-cell>
          <table:table-cell table:style-name="ce408" office:value-type="float" office:value="3" calcext:value-type="float">
            <text:p>3</text:p>
          </table:table-cell>
          <table:table-cell table:style-name="ce408"/>
          <table:table-cell table:style-name="ce425" office:value-type="string" calcext:value-type="string">
            <text:p>Distancias entre cada par de cargas fixas</text:p>
          </table:table-cell>
          <table:table-cell table:style-name="ce408" table:number-columns-repeated="2"/>
          <table:table-cell table:style-name="ce85" table:number-columns-repeated="31"/>
        </table:table-row>
        <table:table-row table:style-name="ro4">
          <table:table-cell table:style-name="ce564" office:value-type="string" calcext:value-type="string">
            <text:p>DATOS</text:p>
          </table:table-cell>
          <table:table-cell table:style-name="ce234" table:number-columns-repeated="7"/>
          <table:table-cell table:style-name="ce646" office:value-type="string" calcext:value-type="string">
            <text:p>ECUACIÓNS</text:p>
          </table:table-cell>
          <table:table-cell table:style-name="ce234" table:number-columns-repeated="2"/>
          <table:table-cell table:style-name="ce20" office:value-type="string" calcext:value-type="string">
            <text:p><text:a xlink:href="#Introd" xlink:type="simple">Introdución</text:a></text:p>
          </table:table-cell>
          <table:table-cell table:style-name="ce85" table:number-columns-repeated="8"/>
          <table:table-cell table:style-name="ce146" office:value-type="string" calcext:value-type="string">
            <text:p>Cálculos</text:p>
          </table:table-cell>
          <table:table-cell table:style-name="ce146" office:value-type="string" calcext:value-type="string">
            <text:p>X (m)</text:p>
          </table:table-cell>
          <table:table-cell table:style-name="ce146" office:value-type="string" calcext:value-type="string">
            <text:p>Y (m)</text:p>
          </table:table-cell>
          <table:table-cell table:style-name="ce146" office:value-type="string" calcext:value-type="string">
            <text:p>(C )</text:p>
          </table:table-cell>
          <table:table-cell table:style-name="ce146"/>
          <table:table-cell table:style-name="ce408" office:value-type="float" office:value="2" calcext:value-type="float">
            <text:p>2</text:p>
          </table:table-cell>
          <table:table-cell table:style-name="ce408" table:formula="of:=SQRT(([.V4]-[.$V$3])^2+([.W4]-[.$W$3])^2)" office:value-type="float" office:value="0.000000001" calcext:value-type="float">
            <text:p>0,000000001</text:p>
          </table:table-cell>
          <table:table-cell table:style-name="ce408" table:number-columns-repeated="3"/>
          <table:table-cell table:style-name="ce425" office:value-type="string" calcext:value-type="string">
            <text:p>Enerxía potencial electrostática de cada par de cargas fixas</text:p>
          </table:table-cell>
          <table:table-cell table:style-name="ce408" table:number-columns-repeated="2"/>
          <table:table-cell table:style-name="ce85" table:number-columns-repeated="31"/>
        </table:table-row>
        <table:table-row table:style-name="ro4">
          <table:table-cell table:style-name="ce234" table:number-columns-repeated="4"/>
          <table:table-cell table:style-name="ce260" office:value-type="string" calcext:value-type="string">
            <text:p><text:span text:style-name="T12">K'</text:span> =</text:p>
          </table:table-cell>
          <table:table-cell table:style-name="ce276" table:formula="of:=[$Campo.E3]" office:value-type="string" office:string-value="6,00·10⁹" calcext:value-type="string">
            <text:p>6,00·10⁹</text:p>
          </table:table-cell>
          <table:table-cell table:style-name="ce234" office:value-type="string" calcext:value-type="string">
            <text:p>N·m²·C⁻²</text:p>
          </table:table-cell>
          <table:table-cell table:style-name="ce234" table:number-columns-repeated="2"/>
          <table:table-cell table:style-name="ce1076"/>
          <table:table-cell table:style-name="ce234"/>
          <table:table-cell table:style-name="ce161" office:value-type="string" calcext:value-type="string">
            <text:p><text:a xlink:href="#NotasAyuda" xlink:type="simple">Axuda</text:a></text:p>
          </table:table-cell>
          <table:table-cell table:style-name="ce85" table:number-columns-repeated="8"/>
          <table:table-cell table:style-name="ce793" office:value-type="string" calcext:value-type="string">
            <text:p>₁</text:p>
          </table:table-cell>
          <table:table-cell table:style-name="ce146" table:formula="of:=[Campo.V3]" office:value-type="float" office:value="0.0000000005" calcext:value-type="float">
            <text:p>5E-10</text:p>
          </table:table-cell>
          <table:table-cell table:style-name="ce146" table:formula="of:=[Campo.W3]" office:value-type="float" office:value="0.0000000002886751346" calcext:value-type="float">
            <text:p>2,88675134595E-10</text:p>
          </table:table-cell>
          <table:table-cell table:style-name="ce797" table:formula="of:=[Campo.X3]" office:value-type="float" office:value="-0.000000000002" calcext:value-type="float">
            <text:p>-2,00E-012</text:p>
          </table:table-cell>
          <table:table-cell table:style-name="ce146"/>
          <table:table-cell table:style-name="ce408" office:value-type="float" office:value="3" calcext:value-type="float">
            <text:p>3</text:p>
          </table:table-cell>
          <table:table-cell table:style-name="ce408" table:formula="of:=IF([.$X$5];SQRT(([.V5]-[.$V$3])^2+([.W5]-[.$W$3])^2);&quot;&quot;)" office:value-type="float" office:value="0.000000001" calcext:value-type="float">
            <text:p>1,00000000000049E-09</text:p>
          </table:table-cell>
          <table:table-cell table:style-name="ce408" table:formula="of:=IF([.$X$5];SQRT(([.V5]-[.$V$4])^2+([.W5]-[.$W$4])^2);&quot;&quot;)" office:value-type="float" office:value="0.000000001" calcext:value-type="float">
            <text:p>1,00000000000049E-09</text:p>
          </table:table-cell>
          <table:table-cell table:style-name="ce408" table:number-columns-repeated="2"/>
          <table:table-cell table:style-name="ce455" office:value-type="string" calcext:value-type="string">
            <text:p>Enerxía potencial da distribución de cargas fixas</text:p>
          </table:table-cell>
          <table:table-cell table:style-name="ce408" table:number-columns-repeated="2"/>
          <table:table-cell table:style-name="ce85" table:number-columns-repeated="31"/>
        </table:table-row>
        <table:table-row table:style-name="ro4">
          <table:table-cell table:style-name="ce391"/>
          <table:table-cell table:style-name="ce295" office:value-type="string" calcext:value-type="string">
            <text:p>Coord X (m)</text:p>
          </table:table-cell>
          <table:table-cell table:style-name="ce234"/>
          <table:table-cell table:style-name="ce295" office:value-type="string" calcext:value-type="string">
            <text:p>Coord Y (m)</text:p>
          </table:table-cell>
          <table:table-cell table:style-name="ce234"/>
          <table:table-cell table:style-name="ce295" office:value-type="string" calcext:value-type="string">
            <text:p>Carga (C) </text:p>
          </table:table-cell>
          <table:table-cell table:style-name="ce234"/>
          <table:table-cell table:style-name="ce1042" office:value-type="string" calcext:value-type="string" table:number-columns-spanned="1" table:number-rows-spanned="2">
            <text:p>𝘌 ᵢ =</text:p>
          </table:table-cell>
          <table:table-cell table:style-name="ce234"/>
          <table:table-cell table:style-name="ce1057" table:formula="of:=&quot;𝘒' · &quot;&amp;[.X1]&amp;&quot;ᵢ  · &quot;&amp;[.X1]&amp;&quot;&quot;" office:value-type="string" office:string-value="𝘒' · 𝘘ᵢ  · 𝘘" calcext:value-type="string">
            <text:p>𝘒' · 𝘘ᵢ <text:s/>· 𝘘</text:p>
          </table:table-cell>
          <table:table-cell table:style-name="ce234"/>
          <table:table-cell table:style-name="ce461" office:value-type="string" calcext:value-type="string">
            <text:p><text:a xlink:href="#Coords" xlink:type="simple">Coordenadas</text:a></text:p>
          </table:table-cell>
          <table:table-cell table:style-name="ce85" table:number-columns-repeated="8"/>
          <table:table-cell table:style-name="ce793" office:value-type="string" calcext:value-type="string">
            <text:p>₂</text:p>
          </table:table-cell>
          <table:table-cell table:style-name="ce146" table:formula="of:=[Campo.V4]" office:value-type="float" office:value="-0.0000000005" calcext:value-type="float">
            <text:p>-5E-10</text:p>
          </table:table-cell>
          <table:table-cell table:style-name="ce146" table:formula="of:=[Campo.W4]" office:value-type="float" office:value="0.0000000002886751346" calcext:value-type="float">
            <text:p>2,88675134595E-10</text:p>
          </table:table-cell>
          <table:table-cell table:style-name="ce797" table:formula="of:=[Campo.X4]" office:value-type="float" office:value="-0.000000000002" calcext:value-type="float">
            <text:p>-2,00E-012</text:p>
          </table:table-cell>
          <table:table-cell table:style-name="ce146"/>
          <table:table-cell table:style-name="ce408" office:value-type="float" office:value="4" calcext:value-type="float">
            <text:p>4</text:p>
          </table:table-cell>
          <table:table-cell table:style-name="ce309" table:formula="of:=IF([.$X$6];SQRT(([.V6]-[.$V$3])^2+([.W6]-[.$W$3])^2);&quot;&quot;)">
            <text:p/>
          </table:table-cell>
          <table:table-cell table:style-name="ce309" table:formula="of:=IF([.$X$6];SQRT(([.V6]-[.$V$4])^2+([.W6]-[.$W$4])^2);&quot;&quot;)">
            <text:p/>
          </table:table-cell>
          <table:table-cell table:style-name="ce309" table:formula="of:=IF([.$X$6];SQRT(([.V6]-[.$V$5])^2+([.W6]-[.$W$5])^2);&quot;&quot;)">
            <text:p/>
          </table:table-cell>
          <table:table-cell table:style-name="ce408" table:number-columns-repeated="4"/>
          <table:table-cell table:style-name="ce85" table:number-columns-repeated="31"/>
        </table:table-row>
        <table:table-row table:style-name="ro4">
          <table:table-cell table:style-name="ce394" table:formula="of:=[$Campo.A5]" office:value-type="string" office:string-value="𝘘₁" calcext:value-type="string">
            <text:p>𝘘₁</text:p>
          </table:table-cell>
          <table:table-cell table:style-name="ce841" table:formula="of:=[$Campo.B5]" office:value-type="string" office:string-value="5,00·10⁻¹⁰" calcext:value-type="string">
            <text:p>5,00·10⁻¹⁰</text:p>
          </table:table-cell>
          <table:table-cell table:style-name="ce234"/>
          <table:table-cell table:style-name="ce841" table:formula="of:=[$Campo.C5]" office:value-type="string" office:string-value="2,89·10⁻¹⁰" calcext:value-type="string">
            <text:p>2,89·10⁻¹⁰</text:p>
          </table:table-cell>
          <table:table-cell table:style-name="ce234"/>
          <table:table-cell table:style-name="ce841" table:formula="of:=[$Campo.E5]" office:value-type="string" office:string-value="-2,00·10⁻¹²" calcext:value-type="string">
            <text:p>-2,00·10⁻¹²</text:p>
          </table:table-cell>
          <table:table-cell table:style-name="ce234"/>
          <table:covered-table-cell table:style-name="ce234"/>
          <table:table-cell table:style-name="ce234"/>
          <table:table-cell table:style-name="ce1058" table:formula="of:=[.Z1]&amp;&quot;ᵢ&quot;" office:value-type="string" office:string-value="𝘳ᵢ" calcext:value-type="string">
            <text:p>𝘳ᵢ</text:p>
          </table:table-cell>
          <table:table-cell table:style-name="ce234"/>
          <table:table-cell table:style-name="ce20" office:value-type="string" calcext:value-type="string">
            <text:p><text:a xlink:href="#Enunciado" xlink:type="simple">Enunciado</text:a></text:p>
          </table:table-cell>
          <table:table-cell table:style-name="ce85" table:number-columns-repeated="8"/>
          <table:table-cell table:style-name="ce793" office:value-type="string" calcext:value-type="string">
            <text:p>₃</text:p>
          </table:table-cell>
          <table:table-cell table:style-name="ce146" table:formula="of:=[Campo.V5]" office:value-type="float" office:value="0" calcext:value-type="float">
            <text:p>0</text:p>
          </table:table-cell>
          <table:table-cell table:style-name="ce146" table:formula="of:=[Campo.W5]" office:value-type="float" office:value="-0.00000000057735026919" calcext:value-type="float">
            <text:p>-5,7735026919E-10</text:p>
          </table:table-cell>
          <table:table-cell table:style-name="ce797" table:formula="of:=[Campo.X5]" office:value-type="float" office:value="0.000000000003" calcext:value-type="float">
            <text:p>3,00E-012</text:p>
          </table:table-cell>
          <table:table-cell table:style-name="ce146"/>
          <table:table-cell table:style-name="ce408" table:number-columns-repeated="8"/>
          <table:table-cell table:style-name="ce85" table:number-columns-repeated="31"/>
        </table:table-row>
        <table:table-row table:style-name="ro4">
          <table:table-cell table:style-name="ce394" table:formula="of:=[$Campo.A6]" office:value-type="string" office:string-value="𝘘₂" calcext:value-type="string">
            <text:p>𝘘₂</text:p>
          </table:table-cell>
          <table:table-cell table:style-name="ce841" table:formula="of:=[$Campo.B6]" office:value-type="string" office:string-value="-5,00·10⁻¹⁰" calcext:value-type="string">
            <text:p>-5,00·10⁻¹⁰</text:p>
          </table:table-cell>
          <table:table-cell table:style-name="ce234"/>
          <table:table-cell table:style-name="ce841" table:formula="of:=[$Campo.C6]" office:value-type="string" office:string-value="2,89·10⁻¹⁰" calcext:value-type="string">
            <text:p>2,89·10⁻¹⁰</text:p>
          </table:table-cell>
          <table:table-cell table:style-name="ce234"/>
          <table:table-cell table:style-name="ce841" table:formula="of:=[$Campo.E6]" office:value-type="string" office:string-value="-2,00·10⁻¹²" calcext:value-type="string">
            <text:p>-2,00·10⁻¹²</text:p>
          </table:table-cell>
          <table:table-cell table:style-name="ce234" table:number-columns-repeated="5"/>
          <table:table-cell table:style-name="ce20" office:value-type="string" calcext:value-type="string">
            <text:p><text:a xlink:href="#Campo" xlink:type="simple">Campo</text:a></text:p>
          </table:table-cell>
          <table:table-cell table:style-name="ce85" table:number-columns-repeated="8"/>
          <table:table-cell table:style-name="ce793" office:value-type="string" calcext:value-type="string">
            <text:p>₄</text:p>
          </table:table-cell>
          <table:table-cell table:style-name="ce146" table:formula="of:=[Campo.V6]" office:value-type="float" office:value="0" calcext:value-type="float">
            <text:p>0</text:p>
          </table:table-cell>
          <table:table-cell table:style-name="ce146" table:formula="of:=[Campo.W6]" office:value-type="float" office:value="0" calcext:value-type="float">
            <text:p>0</text:p>
          </table:table-cell>
          <table:table-cell table:style-name="ce797" table:formula="of:=[Campo.X6]" office:value-type="float" office:value="0" calcext:value-type="float">
            <text:p>0,00E+000</text:p>
          </table:table-cell>
          <table:table-cell table:style-name="ce146"/>
          <table:table-cell table:style-name="ce629" office:value-type="string" calcext:value-type="string">
            <text:p>𝘌 </text:p>
          </table:table-cell>
          <table:table-cell table:style-name="ce408" office:value-type="float" office:value="1" calcext:value-type="float">
            <text:p>1</text:p>
          </table:table-cell>
          <table:table-cell table:style-name="ce408" office:value-type="float" office:value="2" calcext:value-type="float">
            <text:p>2</text:p>
          </table:table-cell>
          <table:table-cell table:style-name="ce408" office:value-type="float" office:value="3" calcext:value-type="float">
            <text:p>3</text:p>
          </table:table-cell>
          <table:table-cell table:style-name="ce408" table:number-columns-repeated="4"/>
          <table:table-cell table:style-name="ce85" table:number-columns-repeated="31"/>
        </table:table-row>
        <table:table-row table:style-name="ro4">
          <table:table-cell table:style-name="ce394" table:formula="of:=[$Campo.A7]" office:value-type="string" office:string-value="𝘘₃" calcext:value-type="string">
            <text:p>𝘘₃</text:p>
          </table:table-cell>
          <table:table-cell table:style-name="ce841" table:formula="of:=[$Campo.B7]" office:value-type="string" office:string-value="0" calcext:value-type="string">
            <text:p>0</text:p>
          </table:table-cell>
          <table:table-cell table:style-name="ce234"/>
          <table:table-cell table:style-name="ce841" table:formula="of:=[$Campo.C7]" office:value-type="string" office:string-value="-5,77·10⁻¹⁰" calcext:value-type="string">
            <text:p>-5,77·10⁻¹⁰</text:p>
          </table:table-cell>
          <table:table-cell table:style-name="ce234"/>
          <table:table-cell table:style-name="ce841" table:formula="of:=[$Campo.E7]" office:value-type="string" office:string-value="3,00·10⁻¹²" calcext:value-type="string">
            <text:p>3,00·10⁻¹²</text:p>
          </table:table-cell>
          <table:table-cell table:style-name="ce234"/>
          <table:table-cell table:style-name="ce1043" office:value-type="string" calcext:value-type="string">
            <text:p>𝘌 =</text:p>
          </table:table-cell>
          <table:table-cell table:style-name="ce1146" office:value-type="string" calcext:value-type="string">
            <text:p>∑ 𝘌 ᵢ </text:p>
          </table:table-cell>
          <table:table-cell table:style-name="ce234" table:number-columns-repeated="2"/>
          <table:table-cell table:style-name="ce465" office:value-type="string" calcext:value-type="string">
            <text:p><text:a xlink:href="#Equilibrio" xlink:type="simple">Equilibrio</text:a></text:p>
          </table:table-cell>
          <table:table-cell table:style-name="ce85" table:number-columns-repeated="7"/>
          <table:table-cell table:style-name="ce145" office:value-type="string" calcext:value-type="string">
            <text:p>N.º Cargas</text:p>
          </table:table-cell>
          <table:table-cell table:style-name="ce624" table:formula="of:=COUNTIF([.X3:.X6];&quot;&lt;&gt;0&quot;)" office:value-type="float" office:value="3" calcext:value-type="float">
            <text:p>3</text:p>
          </table:table-cell>
          <table:table-cell table:style-name="ce146"/>
          <table:table-cell table:style-name="ce797" table:number-columns-repeated="2"/>
          <table:table-cell table:style-name="ce146"/>
          <table:table-cell table:style-name="ce408" office:value-type="float" office:value="2" calcext:value-type="float">
            <text:p>2</text:p>
          </table:table-cell>
          <table:table-cell table:style-name="ce1063" table:formula="of:=IF([.$X$3]*[.$X4]=0;0;[.$W$1]*[.$X$3]*[.$X4]/[.AA2])" office:value-type="float" office:value="0.000024" calcext:value-type="float">
            <text:p>0,000024</text:p>
          </table:table-cell>
          <table:table-cell table:style-name="ce1124" table:number-columns-repeated="2"/>
          <table:table-cell table:style-name="ce408"/>
          <table:table-cell table:style-name="ce85" table:number-columns-repeated="34"/>
        </table:table-row>
        <table:table-row table:style-name="ro4">
          <table:table-cell table:style-name="ce394" table:formula="of:=[$Campo.A8]">
            <text:p/>
          </table:table-cell>
          <table:table-cell table:style-name="ce841" table:formula="of:=[$Campo.B8]">
            <text:p/>
          </table:table-cell>
          <table:table-cell table:style-name="ce234"/>
          <table:table-cell table:style-name="ce841" table:formula="of:=[$Campo.C8]">
            <text:p/>
          </table:table-cell>
          <table:table-cell table:style-name="ce234"/>
          <table:table-cell table:style-name="ce841" table:formula="of:=[$Campo.E8]">
            <text:p/>
          </table:table-cell>
          <table:table-cell table:style-name="ce234" table:number-columns-repeated="5"/>
          <table:table-cell table:style-name="ce20" office:value-type="string" calcext:value-type="string">
            <text:p><text:a xlink:href="#Potencial" xlink:type="simple">Potencial</text:a></text:p>
          </table:table-cell>
          <table:table-cell table:style-name="ce85" table:number-columns-repeated="8"/>
          <table:table-cell table:style-name="ce146" table:number-columns-repeated="3"/>
          <table:table-cell table:style-name="ce145"/>
          <table:table-cell table:style-name="ce146"/>
          <table:table-cell table:style-name="ce408" office:value-type="float" office:value="3" calcext:value-type="float">
            <text:p>3</text:p>
          </table:table-cell>
          <table:table-cell table:style-name="ce1063" table:formula="of:=IF([.$X$3]*[.$X5]=0;0;[.$W$1]*[.$X$3]*[.$X5]/[.AA3])" office:value-type="float" office:value="-0.0000359999999999825" calcext:value-type="float">
            <text:p>-3,59999999999825E-05</text:p>
          </table:table-cell>
          <table:table-cell table:style-name="ce1063" table:formula="of:=IF([.$X$4]*[.$X5]=0;0;[.$W$1]*[.$X$4]*[.$X5]/[.AB3])" office:value-type="float" office:value="-0.0000359999999999825" calcext:value-type="float">
            <text:p>-3,59999999999825E-05</text:p>
          </table:table-cell>
          <table:table-cell table:style-name="ce1124"/>
          <table:table-cell table:style-name="ce408"/>
          <table:table-cell table:style-name="ce85" table:number-columns-repeated="34"/>
        </table:table-row>
        <table:table-row table:style-name="ro4">
          <table:table-cell table:style-name="ce234" table:number-columns-repeated="7"/>
          <table:table-cell table:style-name="ce964" table:formula="of:=[.J5]&amp;&quot; =&quot;" office:value-type="string" office:string-value="𝘳ᵢ =" calcext:value-type="string">
            <text:p>𝘳ᵢ =</text:p>
          </table:table-cell>
          <table:table-cell table:style-name="ce259" table:formula="of:=&quot;√&quot;" office:value-type="string" office:string-value="√" calcext:value-type="string">
            <text:p>√</text:p>
          </table:table-cell>
          <table:table-cell table:style-name="ce979" office:value-type="string" calcext:value-type="string">
            <text:p>∆𝘹² <text:s/>+ ∆𝘺²</text:p>
          </table:table-cell>
          <table:table-cell table:style-name="ce234"/>
          <table:table-cell table:style-name="ce135"/>
          <table:table-cell table:style-name="ce85" table:number-columns-repeated="8"/>
          <table:table-cell table:style-name="ce94"/>
          <table:table-cell table:style-name="ce408" table:number-columns-repeated="2"/>
          <table:table-cell table:style-name="ce146"/>
          <table:table-cell table:style-name="ce408"/>
          <table:table-cell table:style-name="ce408" office:value-type="float" office:value="4" calcext:value-type="float">
            <text:p>4</text:p>
          </table:table-cell>
          <table:table-cell table:style-name="ce1063" table:formula="of:=IF([.$X$3]*[.$X6]=0;0;[.$W$1]*[.$X$3]*[.$X6]/[.AA4])" office:value-type="float" office:value="0" calcext:value-type="float">
            <text:p>0</text:p>
          </table:table-cell>
          <table:table-cell table:style-name="ce1063" table:formula="of:=IF([.$X$4]*[.$X6]=0;0;[.$W$1]*[.$X$4]*[.$X6]/[.AB4])" office:value-type="float" office:value="0" calcext:value-type="float">
            <text:p>0</text:p>
          </table:table-cell>
          <table:table-cell table:style-name="ce1063" table:formula="of:=IF([.$X$5]*[.$X6]=0;0;[.$W$1]*[.$X$5]*[.$X6]/[.AC4])" office:value-type="float" office:value="0" calcext:value-type="float">
            <text:p>0</text:p>
          </table:table-cell>
          <table:table-cell table:style-name="ce408"/>
          <table:table-cell table:style-name="ce85" table:number-columns-repeated="34"/>
        </table:table-row>
        <table:table-row table:style-name="ro4">
          <table:table-cell table:style-name="ce567" office:value-type="string" calcext:value-type="string">
            <text:p>Cálculos</text:p>
          </table:table-cell>
          <table:table-cell table:style-name="ce341" table:number-columns-repeated="10"/>
          <table:table-cell table:style-name="ce135"/>
          <table:table-cell table:style-name="ce85" table:number-columns-repeated="8"/>
          <table:table-cell table:style-name="ce408" table:number-columns-repeated="5"/>
          <table:table-cell table:style-name="ce408" office:value-type="string" calcext:value-type="string">
            <text:p>Sumas</text:p>
          </table:table-cell>
          <table:table-cell table:style-name="ce1123" table:formula="of:=SUM([.AA7:.AA9])" office:value-type="float" office:value="-0.0000119999999999825" calcext:value-type="float">
            <text:p>-1,19999999999825E-05</text:p>
          </table:table-cell>
          <table:table-cell table:style-name="ce1123" table:formula="of:=SUM([.AB7:.AB9])" office:value-type="float" office:value="-0.0000359999999999825" calcext:value-type="float">
            <text:p>-3,59999999999825E-05</text:p>
          </table:table-cell>
          <table:table-cell table:style-name="ce1123" table:formula="of:=SUM([.AC7:.AC9])" office:value-type="float" office:value="0" calcext:value-type="float">
            <text:p>0</text:p>
          </table:table-cell>
          <table:table-cell table:style-name="ce309" table:formula="of:=SUM([.AA10:.AC10])" office:value-type="float" office:value="-0.000047999999999965" calcext:value-type="float">
            <text:p>-4,7999999999965E-05</text:p>
          </table:table-cell>
          <table:table-cell table:style-name="ce85" table:number-columns-repeated="34"/>
        </table:table-row>
        <table:table-row table:style-name="ro4">
          <table:table-cell table:style-name="ce341" table:formula="of:=IF([.U7]&gt;1;[.AE1];&quot;&quot;)" office:value-type="string" office:string-value="Distancias entre cada par de cargas fixas" calcext:value-type="string">
            <text:p>Distancias entre cada par de cargas fixas</text:p>
          </table:table-cell>
          <table:table-cell table:style-name="ce341" table:number-columns-repeated="10"/>
          <table:table-cell table:style-name="ce135" office:value-type="string" calcext:value-type="string">
            <text:p>Ver o documento</text:p>
          </table:table-cell>
          <table:table-cell table:style-name="ce85" table:number-columns-repeated="8"/>
          <table:table-cell table:style-name="ce408" table:number-columns-repeated="2"/>
          <table:table-cell table:style-name="ce145"/>
          <table:table-cell table:style-name="ce429"/>
          <table:table-cell table:style-name="ce146"/>
          <table:table-cell table:style-name="ce85" table:number-columns-repeated="3"/>
          <table:table-cell table:style-name="ce85" office:value-type="string" calcext:value-type="string">
            <text:p>Máximo</text:p>
          </table:table-cell>
          <table:table-cell table:style-name="ce85" table:formula="of:=MAXABS([.AA7:.AC9])" office:value-type="float" office:value="0.00003599999999998" calcext:value-type="float">
            <text:p>3,599999999998E-05</text:p>
          </table:table-cell>
          <table:table-cell table:style-name="ce85" table:number-columns-repeated="34"/>
        </table:table-row>
        <table:table-row table:style-name="ro4">
          <table:table-cell table:style-name="ce1105" table:formula="of:=IF([.AA7];[.$Z$1]&amp;[.U3]&amp;[.U4]&amp;&quot; = √&quot;;&quot;&quot;)" office:value-type="string" office:string-value="𝘳₁₂ = √" calcext:value-type="string">
            <text:p>𝘳₁₂ = √</text:p>
          </table:table-cell>
          <table:table-cell table:style-name="ce1107" table:formula="of:=IF([.AA7];&quot;(&quot;&amp;[.B6];&quot;&quot;)" office:value-type="string" office:string-value="(-5,00·10⁻¹⁰" calcext:value-type="string">
            <text:p>(-5,00·10⁻¹⁰</text:p>
          </table:table-cell>
          <table:table-cell table:style-name="ce1121" table:formula="of:=IF([.AA7];&quot;–&quot;;&quot;&quot;)" office:value-type="string" office:string-value="–" calcext:value-type="string">
            <text:p>–</text:p>
          </table:table-cell>
          <table:table-cell table:style-name="ce1107" table:formula="of:=IF([.AA7];ENTREPARENT([.B5]);&quot;&quot;)" office:value-type="string" office:string-value="5,00·10⁻¹⁰" calcext:value-type="string">
            <text:p>5,00·10⁻¹⁰</text:p>
          </table:table-cell>
          <table:table-cell table:style-name="ce1130" table:formula="of:=IF([.AA7];&quot;)² + (&quot;;&quot;&quot;)" office:value-type="string" office:string-value=")² + (" calcext:value-type="string">
            <text:p>)² + (</text:p>
          </table:table-cell>
          <table:table-cell table:style-name="ce1107" table:formula="of:=IF([.AA7];&quot;(&quot;&amp;[.D6];&quot;&quot;)" office:value-type="string" office:string-value="(2,89·10⁻¹⁰" calcext:value-type="string">
            <text:p>(2,89·10⁻¹⁰</text:p>
          </table:table-cell>
          <table:table-cell table:style-name="ce1121" table:formula="of:=IF([.AA7];&quot;–&quot;;&quot;&quot;)" office:value-type="string" office:string-value="–" calcext:value-type="string">
            <text:p>–</text:p>
          </table:table-cell>
          <table:table-cell table:style-name="ce1138" table:formula="of:=IF([.AA7];ENTREPARENT([.D5])&amp;&quot;)²&quot;;&quot;&quot;)" office:value-type="string" office:string-value="2,89·10⁻¹⁰)²" calcext:value-type="string">
            <text:p>2,89·10⁻¹⁰)²</text:p>
          </table:table-cell>
          <table:table-cell table:style-name="ce720" table:formula="of:=IF([.AA7];&quot;=&quot;;&quot;&quot;)" office:value-type="string" office:string-value="=" calcext:value-type="string">
            <text:p>=</text:p>
          </table:table-cell>
          <table:table-cell table:style-name="ce488" table:formula="of:=IF([.AA7];NUMFORMA([.AA2];[.$U$1]);&quot;&quot;)" office:value-type="string" office:string-value="1,00·10⁻⁹" calcext:value-type="string">
            <text:p>1,00·10⁻⁹</text:p>
          </table:table-cell>
          <table:table-cell table:style-name="ce341" table:formula="of:=IF([.AA7];&quot;m&quot;;&quot;&quot;)" office:value-type="string" office:string-value="m" calcext:value-type="string">
            <text:p>m</text:p>
          </table:table-cell>
          <table:table-cell table:style-name="ce20" office:value-type="string" calcext:value-type="string">
            <text:p><text:a xlink:href="../ElectroExemplosPAUGal.pdf" xlink:type="simple" office:target-frame-name="_blank">Exemplos PAU</text:a></text:p>
          </table:table-cell>
          <table:table-cell table:style-name="ce85" table:number-columns-repeated="8"/>
          <table:table-cell table:style-name="ce408" table:number-columns-repeated="2"/>
          <table:table-cell table:style-name="ce145"/>
          <table:table-cell table:style-name="ce429"/>
          <table:table-cell table:style-name="ce408"/>
          <table:table-cell table:style-name="ce85" table:number-columns-repeated="3"/>
          <table:table-cell table:style-name="ce145" office:value-type="string" calcext:value-type="string">
            <text:p>Discrepancia</text:p>
          </table:table-cell>
          <table:table-cell table:style-name="ce145" table:formula="of:=ABS([.AD10])/IF([.AD11];[.AD11];1)" office:value-type="float" office:value="1.3333333333331" calcext:value-type="float">
            <text:p>1,3333333333331</text:p>
          </table:table-cell>
          <table:table-cell table:style-name="ce85" table:number-columns-repeated="34"/>
        </table:table-row>
        <table:table-row table:style-name="ro4">
          <table:table-cell table:style-name="ce1105" table:formula="of:=IF([.AA8];[.$Z$1]&amp;[.U3]&amp;[.U5]&amp;&quot; = √&quot;;&quot;&quot;)" office:value-type="string" office:string-value="𝘳₁₃ = √" calcext:value-type="string">
            <text:p>𝘳₁₃ = √</text:p>
          </table:table-cell>
          <table:table-cell table:style-name="ce935" table:formula="of:=IF([.AA8];&quot;(&quot;&amp;[.B7];&quot;&quot;)" office:value-type="string" office:string-value="(0" calcext:value-type="string">
            <text:p>(0</text:p>
          </table:table-cell>
          <table:table-cell table:style-name="ce987" table:formula="of:=IF([.AA8];&quot;–&quot;;&quot;&quot;)" office:value-type="string" office:string-value="–" calcext:value-type="string">
            <text:p>–</text:p>
          </table:table-cell>
          <table:table-cell table:style-name="ce935" table:formula="of:=IF([.AA8];ENTREPARENT([.B5]);&quot;&quot;)" office:value-type="string" office:string-value="5,00·10⁻¹⁰" calcext:value-type="string">
            <text:p>5,00·10⁻¹⁰</text:p>
          </table:table-cell>
          <table:table-cell table:style-name="ce1021" table:formula="of:=IF([.AA8];&quot;)² + (&quot;;&quot;&quot;)" office:value-type="string" office:string-value=")² + (" calcext:value-type="string">
            <text:p>)² + (</text:p>
          </table:table-cell>
          <table:table-cell table:style-name="ce935" table:formula="of:=IF([.AA8];&quot;(&quot;&amp;[.D7];&quot;&quot;)" office:value-type="string" office:string-value="(-5,77·10⁻¹⁰" calcext:value-type="string">
            <text:p>(-5,77·10⁻¹⁰</text:p>
          </table:table-cell>
          <table:table-cell table:style-name="ce987" table:formula="of:=IF([.AA8];&quot;–&quot;;&quot;&quot;)" office:value-type="string" office:string-value="–" calcext:value-type="string">
            <text:p>–</text:p>
          </table:table-cell>
          <table:table-cell table:style-name="ce1050" table:formula="of:=IF([.AA8];ENTREPARENT([.D5])&amp;&quot;)²&quot;;&quot;&quot;)" office:value-type="string" office:string-value="2,89·10⁻¹⁰)²" calcext:value-type="string">
            <text:p>2,89·10⁻¹⁰)²</text:p>
          </table:table-cell>
          <table:table-cell table:style-name="ce720" table:formula="of:=IF([.AA8];&quot;=&quot;;&quot;&quot;)" office:value-type="string" office:string-value="=" calcext:value-type="string">
            <text:p>=</text:p>
          </table:table-cell>
          <table:table-cell table:style-name="ce488" table:formula="of:=IF([.AA8];NUMFORMA([.AA3];[.$U$1]);&quot;&quot;)" office:value-type="string" office:string-value="1,00·10⁻⁹" calcext:value-type="string">
            <text:p>1,00·10⁻⁹</text:p>
          </table:table-cell>
          <table:table-cell table:style-name="ce737" table:formula="of:=IF([.AA8];&quot;m&quot;;&quot;&quot;)" office:value-type="string" office:string-value="m" calcext:value-type="string">
            <text:p>m</text:p>
          </table:table-cell>
          <table:table-cell table:style-name="ce135"/>
          <table:table-cell table:style-name="ce85" table:number-columns-repeated="8"/>
          <table:table-cell table:style-name="ce408" table:number-columns-repeated="2"/>
          <table:table-cell table:style-name="ce145"/>
          <table:table-cell table:style-name="ce429"/>
          <table:table-cell table:style-name="ce408"/>
          <table:table-cell table:style-name="ce85" table:number-columns-repeated="3"/>
          <table:table-cell table:style-name="ce148" office:value-type="string" calcext:value-type="string">
            <text:p>Discrepancia máx.</text:p>
          </table:table-cell>
          <table:table-cell table:style-name="ce635" office:value-type="float" office:value="0.00001" calcext:value-type="float">
            <text:p>1,00E-05</text:p>
          </table:table-cell>
          <table:table-cell table:style-name="ce85" table:number-columns-repeated="34"/>
        </table:table-row>
        <table:table-row table:style-name="ro4">
          <table:table-cell table:style-name="ce1105" table:formula="of:=IF([.AB8];[.$Z$1]&amp;[.U4]&amp;[.U5]&amp;&quot; = √&quot;;&quot;&quot;)" office:value-type="string" office:string-value="𝘳₂₃ = √" calcext:value-type="string">
            <text:p>𝘳₂₃ = √</text:p>
          </table:table-cell>
          <table:table-cell table:style-name="ce941" table:formula="of:=IF([.AB8];&quot;(&quot;&amp;[.B7];&quot;&quot;)" office:value-type="string" office:string-value="(0" calcext:value-type="string">
            <text:p>(0</text:p>
          </table:table-cell>
          <table:table-cell table:style-name="ce999" table:formula="of:=IF([.AB8];&quot;–&quot;;&quot;&quot;)" office:value-type="string" office:string-value="–" calcext:value-type="string">
            <text:p>–</text:p>
          </table:table-cell>
          <table:table-cell table:style-name="ce941" table:formula="of:=IF([.AB8];ENTREPARENT([.B6]);&quot;&quot;)" office:value-type="string" office:string-value="(-5,00·10⁻¹⁰)" calcext:value-type="string">
            <text:p>(-5,00·10⁻¹⁰)</text:p>
          </table:table-cell>
          <table:table-cell table:style-name="ce1028" table:formula="of:=IF([.AB8];&quot;)² + (&quot;;&quot;&quot;)" office:value-type="string" office:string-value=")² + (" calcext:value-type="string">
            <text:p>)² + (</text:p>
          </table:table-cell>
          <table:table-cell table:style-name="ce941" table:formula="of:=IF([.AB8];&quot;(&quot;&amp;[.D7];&quot;&quot;)" office:value-type="string" office:string-value="(-5,77·10⁻¹⁰" calcext:value-type="string">
            <text:p>(-5,77·10⁻¹⁰</text:p>
          </table:table-cell>
          <table:table-cell table:style-name="ce999" table:formula="of:=IF([.AB8];&quot;–&quot;;&quot;&quot;)" office:value-type="string" office:string-value="–" calcext:value-type="string">
            <text:p>–</text:p>
          </table:table-cell>
          <table:table-cell table:style-name="ce1051" table:formula="of:=IF([.AB8];ENTREPARENT([.D6])&amp;&quot;)²&quot;;&quot;&quot;)" office:value-type="string" office:string-value="2,89·10⁻¹⁰)²" calcext:value-type="string">
            <text:p>2,89·10⁻¹⁰)²</text:p>
          </table:table-cell>
          <table:table-cell table:style-name="ce720" table:formula="of:=IF([.AB8];&quot;=&quot;;&quot;&quot;)" office:value-type="string" office:string-value="=" calcext:value-type="string">
            <text:p>=</text:p>
          </table:table-cell>
          <table:table-cell table:style-name="ce488" table:formula="of:=IF([.AB8];NUMFORMA([.AB3];[.$U$1]);&quot;&quot;)" office:value-type="string" office:string-value="1,00·10⁻⁹" calcext:value-type="string">
            <text:p>1,00·10⁻⁹</text:p>
          </table:table-cell>
          <table:table-cell table:style-name="ce737" table:formula="of:=IF([.AB8];&quot;m&quot;;&quot;&quot;)" office:value-type="string" office:string-value="m" calcext:value-type="string">
            <text:p>m</text:p>
          </table:table-cell>
          <table:table-cell table:style-name="ce85" table:number-columns-repeated="9"/>
          <table:table-cell table:style-name="ce408" table:number-columns-repeated="2"/>
          <table:table-cell table:style-name="ce145"/>
          <table:table-cell table:style-name="ce799"/>
          <table:table-cell table:style-name="ce811"/>
          <table:table-cell table:style-name="ce85" table:number-columns-repeated="3"/>
          <table:table-cell table:style-name="ce629" office:value-type="string" calcext:value-type="string">
            <text:p>𝘌 =</text:p>
          </table:table-cell>
          <table:table-cell table:style-name="ce85" table:formula="of:=IF([.AD12]&lt;[.AD13];0;[.AD10])" office:value-type="float" office:value="-0.000047999999999965" calcext:value-type="float">
            <text:p>-4,7999999999965E-05</text:p>
          </table:table-cell>
          <table:table-cell table:style-name="ce85" table:number-columns-repeated="34"/>
        </table:table-row>
        <table:table-row table:style-name="ro4">
          <table:table-cell table:style-name="ce1105" table:formula="of:=IF([.AA9];[.$Z$1]&amp;[.U3]&amp;[.U6]&amp;&quot; = √&quot;;&quot;&quot;)">
            <text:p/>
          </table:table-cell>
          <table:table-cell table:style-name="ce939" table:formula="of:=IF([.AA9];&quot;(&quot;&amp;[.B8];&quot;&quot;)">
            <text:p/>
          </table:table-cell>
          <table:table-cell table:style-name="ce1009" table:formula="of:=IF([.AA9];&quot;–&quot;;&quot;&quot;)">
            <text:p/>
          </table:table-cell>
          <table:table-cell table:style-name="ce939" table:formula="of:=IF([.AA9];ENTREPARENT([.B5]);&quot;&quot;)">
            <text:p/>
          </table:table-cell>
          <table:table-cell table:style-name="ce1034" table:formula="of:=IF([.AA9];&quot;)² + (&quot;;&quot;&quot;)">
            <text:p/>
          </table:table-cell>
          <table:table-cell table:style-name="ce939" table:formula="of:=IF([.AA9];&quot;(&quot;&amp;[.D8];&quot;&quot;)">
            <text:p/>
          </table:table-cell>
          <table:table-cell table:style-name="ce1009" table:formula="of:=IF([.AA9];&quot;–&quot;;&quot;&quot;)">
            <text:p/>
          </table:table-cell>
          <table:table-cell table:style-name="ce1054" table:formula="of:=IF([.AA9];ENTREPARENT([.D5])&amp;&quot;)²&quot;;&quot;&quot;)">
            <text:p/>
          </table:table-cell>
          <table:table-cell table:style-name="ce720" table:formula="of:=IF([.AA9];&quot;=&quot;;&quot;&quot;)">
            <text:p/>
          </table:table-cell>
          <table:table-cell table:style-name="ce488" table:formula="of:=IF([.AA9];NUMFORMA([.AA4];[.$U$1]);&quot;&quot;)">
            <text:p/>
          </table:table-cell>
          <table:table-cell table:style-name="ce737" table:formula="of:=IF([.AA9];&quot;m&quot;;&quot;&quot;)">
            <text:p/>
          </table:table-cell>
          <table:table-cell table:style-name="ce29"/>
          <table:table-cell table:style-name="ce85" table:number-columns-repeated="8"/>
          <table:table-cell table:style-name="ce408" table:number-columns-repeated="3"/>
          <table:table-cell table:style-name="ce308"/>
          <table:table-cell table:style-name="ce408"/>
          <table:table-cell table:style-name="ce85" table:number-columns-repeated="39"/>
        </table:table-row>
        <table:table-row table:style-name="ro4">
          <table:table-cell table:style-name="ce1106" table:formula="of:=IF([.AB9];[.$Z$1]&amp;[.U4]&amp;[.U6]&amp;&quot; = √&quot;;&quot;&quot;)">
            <text:p/>
          </table:table-cell>
          <table:table-cell table:style-name="ce1111" table:formula="of:=IF([.AB9];&quot;(&quot;&amp;[.B8];&quot;&quot;)">
            <text:p/>
          </table:table-cell>
          <table:table-cell table:style-name="ce1128" table:formula="of:=IF([.AA11];&quot;–&quot;;&quot;&quot;)">
            <text:p/>
          </table:table-cell>
          <table:table-cell table:style-name="ce1111" table:formula="of:=IF([.AB9];ENTREPARENT([.B6]);&quot;&quot;)">
            <text:p/>
          </table:table-cell>
          <table:table-cell table:style-name="ce1134" table:formula="of:=IF([.AB9];&quot;)² + (&quot;;&quot;&quot;)">
            <text:p/>
          </table:table-cell>
          <table:table-cell table:style-name="ce1111" table:formula="of:=IF([.AB9];&quot;(&quot;&amp;[.D8];&quot;&quot;)">
            <text:p/>
          </table:table-cell>
          <table:table-cell table:style-name="ce1128" table:formula="of:=IF([.AA11];&quot;–&quot;;&quot;&quot;)">
            <text:p/>
          </table:table-cell>
          <table:table-cell table:style-name="ce1142" table:formula="of:=IF([.AB9];ENTREPARENT([.D6])&amp;&quot;)²&quot;;&quot;&quot;)">
            <text:p/>
          </table:table-cell>
          <table:table-cell table:style-name="ce720" table:formula="of:=IF([.AB9];&quot;=&quot;;&quot;&quot;)">
            <text:p/>
          </table:table-cell>
          <table:table-cell table:style-name="ce488" table:formula="of:=IF([.AB9];NUMFORMA([.AB4];[.$U$1]);&quot;&quot;)">
            <text:p/>
          </table:table-cell>
          <table:table-cell table:style-name="ce737" table:formula="of:=IF([.AB9];&quot;m&quot;;&quot;&quot;)">
            <text:p/>
          </table:table-cell>
          <table:table-cell table:style-name="ce29"/>
          <table:table-cell table:style-name="ce85" table:number-columns-repeated="10"/>
          <table:table-cell table:style-name="ce145"/>
          <table:table-cell table:style-name="ce799"/>
          <table:table-cell table:style-name="ce85" table:number-columns-repeated="40"/>
        </table:table-row>
        <table:table-row table:style-name="ro4">
          <table:table-cell table:style-name="ce1106" table:formula="of:=IF([.AC9];[.$Z$1]&amp;[.U5]&amp;[.U6]&amp;&quot; = √&quot;;&quot;&quot;)">
            <text:p/>
          </table:table-cell>
          <table:table-cell table:style-name="ce939" table:formula="of:=IF([.AC9];&quot;(&quot;&amp;[.B8];&quot;&quot;)">
            <text:p/>
          </table:table-cell>
          <table:table-cell table:style-name="ce1009" table:formula="of:=IF([.AA12];&quot;–&quot;;&quot;&quot;)">
            <text:p/>
          </table:table-cell>
          <table:table-cell table:style-name="ce939" table:formula="of:=IF([.AC9];ENTREPARENT([.B7]);&quot;&quot;)">
            <text:p/>
          </table:table-cell>
          <table:table-cell table:style-name="ce1034" table:formula="of:=IF([.AC9];&quot;)² + (&quot;;&quot;&quot;)">
            <text:p/>
          </table:table-cell>
          <table:table-cell table:style-name="ce939" table:formula="of:=IF([.AC9];&quot;(&quot;&amp;[.D8];&quot;&quot;)">
            <text:p/>
          </table:table-cell>
          <table:table-cell table:style-name="ce1009" table:formula="of:=IF([.AA12];&quot;–&quot;;&quot;&quot;)">
            <text:p/>
          </table:table-cell>
          <table:table-cell table:style-name="ce1054" table:formula="of:=IF([.AC9];ENTREPARENT([.D7])&amp;&quot;)²&quot;;&quot;&quot;)">
            <text:p/>
          </table:table-cell>
          <table:table-cell table:style-name="ce720" table:formula="of:=IF([.AC9];&quot;=&quot;;&quot;&quot;)">
            <text:p/>
          </table:table-cell>
          <table:table-cell table:style-name="ce488" table:formula="of:=IF([.AC9];NUMFORMA([.AC4];[.$U$1]);&quot;&quot;)">
            <text:p/>
          </table:table-cell>
          <table:table-cell table:style-name="ce737" table:formula="of:=IF([.AC9];&quot;m&quot;;&quot;&quot;)">
            <text:p/>
          </table:table-cell>
          <table:table-cell table:style-name="ce29"/>
          <table:table-cell table:style-name="ce85" table:number-columns-repeated="10"/>
          <table:table-cell table:style-name="ce408"/>
          <table:table-cell table:style-name="ce308"/>
          <table:table-cell table:style-name="ce85" table:number-columns-repeated="40"/>
        </table:table-row>
        <table:table-row table:style-name="ro4">
          <table:table-cell table:style-name="ce728" table:number-columns-repeated="11"/>
          <table:table-cell table:style-name="ce29"/>
          <table:table-cell table:style-name="ce85" table:number-columns-repeated="10"/>
          <table:table-cell table:style-name="ce408"/>
          <table:table-cell table:style-name="ce308"/>
          <table:table-cell table:style-name="ce85" table:number-columns-repeated="40"/>
        </table:table-row>
        <table:table-row table:style-name="ro4">
          <table:table-cell table:style-name="ce948" table:formula="of:=IF([.U7]&gt;1;[.AE2];&quot;&quot;)" office:value-type="string" office:string-value="Enerxía potencial electrostática de cada par de cargas fixas" calcext:value-type="string" table:number-columns-spanned="6" table:number-rows-spanned="1">
            <text:p>Enerxía potencial electrostática de cada par de cargas fixas</text:p>
          </table:table-cell>
          <table:covered-table-cell table:number-columns-repeated="5" table:style-name="ce341"/>
          <table:table-cell table:style-name="ce582" table:formula="of:=IF([.$X$13];&quot;Potencial eléctrico creado por cada carga no punto B&quot;;&quot;&quot;)" table:number-columns-spanned="5" table:number-rows-spanned="1">
            <text:p/>
          </table:table-cell>
          <table:covered-table-cell table:style-name="ce1046"/>
          <table:covered-table-cell table:number-columns-repeated="2" table:style-name="ce341"/>
          <table:covered-table-cell table:style-name="ce381"/>
          <table:table-cell table:style-name="ce85" table:number-columns-repeated="11"/>
          <table:table-cell table:style-name="ce408"/>
          <table:table-cell table:style-name="ce308"/>
          <table:table-cell table:style-name="ce85" table:number-columns-repeated="40"/>
        </table:table-row>
        <table:table-row table:style-name="ro4">
          <table:table-cell table:style-name="ce950" table:formula="of:=IF([.AA7];[.$Z$6]&amp;[.$U$3]&amp;[.$U$4]&amp; &quot; =&quot;;&quot;&quot;)" office:value-type="string" office:string-value="𝘌 ₁₂ =" calcext:value-type="string" table:number-columns-spanned="1" table:number-rows-spanned="2">
            <text:p>𝘌 ₁₂ =</text:p>
          </table:table-cell>
          <table:table-cell table:style-name="ce970" table:formula="of:=IF([.AA7];[.$F$3]&amp;&quot; · &quot;&amp;ENTREPARENT([.F5])&amp;&quot; · &quot;&amp;ENTREPARENT([.F6]);&quot;&quot;)" office:value-type="string" office:string-value="6,00·10⁹ · (-2,00·10⁻¹²) · (-2,00·10⁻¹²)" calcext:value-type="string" table:number-columns-spanned="5" table:number-rows-spanned="1">
            <text:p>6,00·10⁹ · (-2,00·10⁻¹²) · (-2,00·10⁻¹²)</text:p>
          </table:table-cell>
          <table:covered-table-cell table:style-name="ce592"/>
          <table:covered-table-cell table:number-columns-repeated="2" table:style-name="ce587"/>
          <table:covered-table-cell table:style-name="ce1027"/>
          <table:table-cell table:style-name="ce1136" table:formula="of:=IF([.AA7];&quot; =&quot;;&quot;&quot;)" office:value-type="string" office:string-value=" =" calcext:value-type="string" table:number-columns-spanned="1" table:number-rows-spanned="2">
            <text:p><text:s/>=</text:p>
          </table:table-cell>
          <table:table-cell table:style-name="ce587" table:formula="of:=IF([.AA7];NUMFORMA([.AA7];[.$U$1]);&quot;&quot;)" office:value-type="string" office:string-value="2,40·10⁻⁵" calcext:value-type="string" table:number-columns-spanned="1" table:number-rows-spanned="2">
            <text:p>2,40·10⁻⁵</text:p>
          </table:table-cell>
          <table:table-cell table:style-name="ce1082" table:formula="of:=IF([.AA7];&quot;J&quot;;&quot;&quot;)" office:value-type="string" office:string-value="J" calcext:value-type="string" table:number-columns-spanned="1" table:number-rows-spanned="2">
            <text:p>J</text:p>
          </table:table-cell>
          <table:table-cell table:style-name="ce587" table:number-columns-spanned="1" table:number-rows-spanned="2"/>
          <table:table-cell table:style-name="ce587" table:number-columns-spanned="1" table:number-rows-spanned="2"/>
          <table:table-cell table:style-name="ce544" table:formula="of:=IF([.$X$13];[.F20];&quot;&quot;)" table:number-columns-spanned="1" table:number-rows-spanned="2">
            <text:p/>
          </table:table-cell>
          <table:table-cell table:style-name="ce85" table:number-columns-repeated="10"/>
          <table:table-cell table:style-name="ce408"/>
          <table:table-cell table:style-name="ce308"/>
          <table:table-cell table:style-name="ce85" table:number-columns-repeated="40"/>
        </table:table-row>
        <table:table-row table:style-name="ro4">
          <table:covered-table-cell table:style-name="ce951"/>
          <table:table-cell table:style-name="ce1113" table:formula="of:=IF([.AA7];[.J12];&quot;&quot;)" office:value-type="string" office:string-value="1,00·10⁻⁹" calcext:value-type="string" table:number-columns-spanned="5" table:number-rows-spanned="1">
            <text:p>1,00·10⁻⁹</text:p>
          </table:table-cell>
          <table:covered-table-cell table:style-name="ce488"/>
          <table:covered-table-cell table:style-name="ce612"/>
          <table:covered-table-cell table:style-name="ce1016"/>
          <table:covered-table-cell table:style-name="ce850"/>
          <table:covered-table-cell table:style-name="ce1137"/>
          <table:covered-table-cell table:style-name="ce1144"/>
          <table:covered-table-cell table:style-name="ce488"/>
          <table:covered-table-cell table:style-name="ce612"/>
          <table:covered-table-cell table:style-name="ce1017"/>
          <table:covered-table-cell table:style-name="ce1101"/>
          <table:table-cell table:style-name="ce85" table:number-columns-repeated="52"/>
        </table:table-row>
        <table:table-row table:style-name="ro4">
          <table:table-cell table:style-name="ce950" table:formula="of:=IF([.AA8];[.$Z$6]&amp;[.$U$3]&amp;[.$U$5]&amp; &quot; =&quot;;&quot;&quot;)" office:value-type="string" office:string-value="𝘌 ₁₃ =" calcext:value-type="string" table:number-columns-spanned="1" table:number-rows-spanned="2">
            <text:p>𝘌 ₁₃ =</text:p>
          </table:table-cell>
          <table:table-cell table:style-name="ce970" table:formula="of:=IF([.AA8];[.$F$3]&amp;&quot; · &quot;&amp;ENTREPARENT([.F5])&amp;&quot; · &quot;&amp;ENTREPARENT([.F7]);&quot;&quot;)" office:value-type="string" office:string-value="6,00·10⁹ · (-2,00·10⁻¹²) · 3,00·10⁻¹²" calcext:value-type="string" table:number-columns-spanned="5" table:number-rows-spanned="1">
            <text:p>6,00·10⁹ · (-2,00·10⁻¹²) · 3,00·10⁻¹²</text:p>
          </table:table-cell>
          <table:covered-table-cell table:style-name="ce592"/>
          <table:covered-table-cell table:number-columns-repeated="2" table:style-name="ce587"/>
          <table:covered-table-cell table:style-name="ce1027"/>
          <table:table-cell table:style-name="ce1136" table:formula="of:=IF([.AA8];&quot; =&quot;;&quot;&quot;)" office:value-type="string" office:string-value=" =" calcext:value-type="string" table:number-columns-spanned="1" table:number-rows-spanned="2">
            <text:p><text:s/>=</text:p>
          </table:table-cell>
          <table:table-cell table:style-name="ce587" table:formula="of:=IF([.AA8];NUMFORMA([.AA8];[.$U$1]);&quot;&quot;)" office:value-type="string" office:string-value="-3,60·10⁻⁵" calcext:value-type="string" table:number-columns-spanned="1" table:number-rows-spanned="2">
            <text:p>-3,60·10⁻⁵</text:p>
          </table:table-cell>
          <table:table-cell table:style-name="ce1082" table:formula="of:=IF([.AA8];&quot;J&quot;;&quot;&quot;)" office:value-type="string" office:string-value="J" calcext:value-type="string" table:number-columns-spanned="1" table:number-rows-spanned="2">
            <text:p>J</text:p>
          </table:table-cell>
          <table:table-cell table:style-name="ce587" table:number-columns-spanned="1" table:number-rows-spanned="2"/>
          <table:table-cell table:style-name="ce587" table:number-columns-spanned="1" table:number-rows-spanned="2"/>
          <table:table-cell table:style-name="ce544" table:formula="of:=IF([.$X$13];[.F22];&quot;&quot;)" table:number-columns-spanned="1" table:number-rows-spanned="2">
            <text:p/>
          </table:table-cell>
          <table:table-cell table:style-name="ce85" table:number-columns-repeated="52"/>
        </table:table-row>
        <table:table-row table:style-name="ro4">
          <table:covered-table-cell table:style-name="ce951"/>
          <table:table-cell table:style-name="ce1114" table:formula="of:=IF([.AA8];[.J13];&quot;&quot;)" office:value-type="string" office:string-value="1,00·10⁻⁹" calcext:value-type="string" table:number-columns-spanned="5" table:number-rows-spanned="1">
            <text:p>1,00·10⁻⁹</text:p>
          </table:table-cell>
          <table:covered-table-cell table:style-name="ce488"/>
          <table:covered-table-cell table:style-name="ce612"/>
          <table:covered-table-cell table:style-name="ce1016"/>
          <table:covered-table-cell table:style-name="ce850"/>
          <table:covered-table-cell table:style-name="ce1137"/>
          <table:covered-table-cell table:style-name="ce1144"/>
          <table:covered-table-cell table:style-name="ce488"/>
          <table:covered-table-cell table:style-name="ce953"/>
          <table:covered-table-cell table:style-name="ce1017"/>
          <table:covered-table-cell table:style-name="ce1101"/>
          <table:table-cell table:style-name="ce85" table:number-columns-repeated="52"/>
        </table:table-row>
        <table:table-row table:style-name="ro4">
          <table:table-cell table:style-name="ce950" table:formula="of:=IF([.AB8];[.$Z$6]&amp;[.$U$4]&amp;[.$U$5]&amp; &quot; =&quot;;&quot;&quot;)" office:value-type="string" office:string-value="𝘌 ₂₃ =" calcext:value-type="string" table:number-columns-spanned="1" table:number-rows-spanned="2">
            <text:p>𝘌 ₂₃ =</text:p>
          </table:table-cell>
          <table:table-cell table:style-name="ce970" table:formula="of:=IF([.AB8];[.$F$3]&amp;&quot; · &quot;&amp;ENTREPARENT([.F6])&amp;&quot; · &quot;&amp;ENTREPARENT([.F7]);&quot;&quot;)" office:value-type="string" office:string-value="6,00·10⁹ · (-2,00·10⁻¹²) · 3,00·10⁻¹²" calcext:value-type="string" table:number-columns-spanned="5" table:number-rows-spanned="1">
            <text:p>6,00·10⁹ · (-2,00·10⁻¹²) · 3,00·10⁻¹²</text:p>
          </table:table-cell>
          <table:covered-table-cell table:style-name="ce592"/>
          <table:covered-table-cell table:number-columns-repeated="2" table:style-name="ce587"/>
          <table:covered-table-cell table:style-name="ce1027"/>
          <table:table-cell table:style-name="ce1136" table:formula="of:=IF([.AB8];&quot; =&quot;;&quot;&quot;)" office:value-type="string" office:string-value=" =" calcext:value-type="string" table:number-columns-spanned="1" table:number-rows-spanned="2">
            <text:p><text:s/>=</text:p>
          </table:table-cell>
          <table:table-cell table:style-name="ce587" table:formula="of:=IF([.AB8];NUMFORMA([.AB8];[.$U$1]);&quot;&quot;)" office:value-type="string" office:string-value="-3,60·10⁻⁵" calcext:value-type="string" table:number-columns-spanned="1" table:number-rows-spanned="2">
            <text:p>-3,60·10⁻⁵</text:p>
          </table:table-cell>
          <table:table-cell table:style-name="ce1082" table:formula="of:=IF([.AB8];&quot;J&quot;;&quot;&quot;)" office:value-type="string" office:string-value="J" calcext:value-type="string" table:number-columns-spanned="1" table:number-rows-spanned="2">
            <text:p>J</text:p>
          </table:table-cell>
          <table:table-cell table:style-name="ce587" table:number-columns-spanned="1" table:number-rows-spanned="2"/>
          <table:table-cell table:style-name="ce587" table:number-columns-spanned="1" table:number-rows-spanned="2"/>
          <table:table-cell table:style-name="ce544" table:formula="of:=IF([.$X$13];[.F26];&quot;&quot;)" table:number-columns-spanned="1" table:number-rows-spanned="2">
            <text:p/>
          </table:table-cell>
          <table:table-cell table:style-name="ce85" table:number-columns-repeated="52"/>
        </table:table-row>
        <table:table-row table:style-name="ro4">
          <table:covered-table-cell table:style-name="ce951"/>
          <table:table-cell table:style-name="ce1115" table:formula="of:=IF([.AB8];[.J14];&quot;&quot;)" office:value-type="string" office:string-value="1,00·10⁻⁹" calcext:value-type="string" table:number-columns-spanned="5" table:number-rows-spanned="1">
            <text:p>1,00·10⁻⁹</text:p>
          </table:table-cell>
          <table:covered-table-cell table:style-name="ce488"/>
          <table:covered-table-cell table:style-name="ce612"/>
          <table:covered-table-cell table:style-name="ce1016"/>
          <table:covered-table-cell table:style-name="ce850"/>
          <table:covered-table-cell table:style-name="ce1137"/>
          <table:covered-table-cell table:style-name="ce1144"/>
          <table:covered-table-cell table:style-name="ce488"/>
          <table:covered-table-cell table:style-name="ce953"/>
          <table:covered-table-cell table:style-name="ce1016"/>
          <table:covered-table-cell table:style-name="ce1101"/>
          <table:table-cell table:style-name="ce85" table:number-columns-repeated="52"/>
        </table:table-row>
        <table:table-row table:style-name="ro4">
          <table:table-cell table:style-name="ce950" table:formula="of:=IF([.AA9];[.$Z$6]&amp;[.$U$3]&amp;[.$U$6]&amp; &quot; =&quot;;&quot;&quot;)" table:number-columns-spanned="1" table:number-rows-spanned="2">
            <text:p/>
          </table:table-cell>
          <table:table-cell table:style-name="ce970" table:formula="of:=IF([.AA9];[.$F$3]&amp;&quot; · &quot;&amp;ENTREPARENT([.F5])&amp;&quot; · &quot;&amp;ENTREPARENT([.F8]);&quot;&quot;)" table:number-columns-spanned="5" table:number-rows-spanned="1">
            <text:p/>
          </table:table-cell>
          <table:covered-table-cell table:style-name="ce592"/>
          <table:covered-table-cell table:number-columns-repeated="2" table:style-name="ce587"/>
          <table:covered-table-cell table:style-name="ce1027"/>
          <table:table-cell table:style-name="ce1136" table:formula="of:=IF([.AA9];&quot; =&quot;;&quot;&quot;)" table:number-columns-spanned="1" table:number-rows-spanned="2">
            <text:p/>
          </table:table-cell>
          <table:table-cell table:style-name="ce587" table:formula="of:=IF([.AA9];NUMFORMA([.AA9];[.$U$1]);&quot;&quot;)" table:number-columns-spanned="1" table:number-rows-spanned="2">
            <text:p/>
          </table:table-cell>
          <table:table-cell table:style-name="ce1082" table:formula="of:=IF([.AA9];&quot;J&quot;;&quot;&quot;)" table:number-columns-spanned="1" table:number-rows-spanned="2">
            <text:p/>
          </table:table-cell>
          <table:table-cell table:style-name="ce587" table:number-columns-spanned="1" table:number-rows-spanned="2"/>
          <table:table-cell table:style-name="ce587" table:number-columns-spanned="1" table:number-rows-spanned="2"/>
          <table:table-cell table:style-name="ce544" table:formula="of:=IF([.$X$13];[.F24];&quot;&quot;)" table:number-columns-spanned="1" table:number-rows-spanned="2">
            <text:p/>
          </table:table-cell>
          <table:table-cell table:style-name="ce85" table:number-columns-repeated="52"/>
        </table:table-row>
        <table:table-row table:style-name="ro4">
          <table:covered-table-cell table:style-name="ce951"/>
          <table:table-cell table:style-name="ce973" table:formula="of:=IF([.AA9];[.J15];&quot;&quot;)" table:number-columns-spanned="5" table:number-rows-spanned="1">
            <text:p/>
          </table:table-cell>
          <table:covered-table-cell table:style-name="ce488"/>
          <table:covered-table-cell table:style-name="ce612"/>
          <table:covered-table-cell table:style-name="ce1016"/>
          <table:covered-table-cell table:style-name="ce850"/>
          <table:covered-table-cell table:style-name="ce1137"/>
          <table:covered-table-cell table:style-name="ce1144"/>
          <table:covered-table-cell table:style-name="ce488"/>
          <table:covered-table-cell table:style-name="ce953"/>
          <table:covered-table-cell table:style-name="ce1016"/>
          <table:covered-table-cell table:style-name="ce1101"/>
          <table:table-cell table:style-name="ce85" table:number-columns-repeated="52"/>
        </table:table-row>
        <table:table-row table:style-name="ro4">
          <table:table-cell table:style-name="ce950" table:formula="of:=IF([.AB9];[.$Z$6]&amp;[.$U$4]&amp;[.$U$6]&amp; &quot; =&quot;;&quot;&quot;)" table:number-columns-spanned="1" table:number-rows-spanned="2">
            <text:p/>
          </table:table-cell>
          <table:table-cell table:style-name="ce970" table:formula="of:=IF([.AB9];[.$F$3]&amp;&quot; · &quot;&amp;ENTREPARENT([.F6])&amp;&quot; · &quot;&amp;ENTREPARENT([.F8]);&quot;&quot;)" table:number-columns-spanned="5" table:number-rows-spanned="1">
            <text:p/>
          </table:table-cell>
          <table:covered-table-cell table:style-name="ce592"/>
          <table:covered-table-cell table:number-columns-repeated="2" table:style-name="ce587"/>
          <table:covered-table-cell table:style-name="ce1027"/>
          <table:table-cell table:style-name="ce1136" table:formula="of:=IF([.AB9];&quot; =&quot;;&quot;&quot;)" table:number-columns-spanned="1" table:number-rows-spanned="2">
            <text:p/>
          </table:table-cell>
          <table:table-cell table:style-name="ce587" table:formula="of:=IF([.AB9];NUMFORMA([.AB9];[.$U$1]);&quot;&quot;)" table:number-columns-spanned="1" table:number-rows-spanned="2">
            <text:p/>
          </table:table-cell>
          <table:table-cell table:style-name="ce1082" table:formula="of:=IF([.AB9];&quot;J&quot;;&quot;&quot;)" table:number-columns-spanned="1" table:number-rows-spanned="2">
            <text:p/>
          </table:table-cell>
          <table:table-cell table:style-name="ce770"/>
          <table:table-cell table:style-name="ce1039"/>
          <table:table-cell table:style-name="ce1150" table:formula="of:=IF([.X13];&quot;V&quot;;&quot;&quot;)">
            <text:p/>
          </table:table-cell>
          <table:table-cell table:style-name="ce85" table:number-columns-repeated="52"/>
        </table:table-row>
        <table:table-row table:style-name="ro4">
          <table:covered-table-cell table:style-name="ce951"/>
          <table:table-cell table:style-name="ce975" table:formula="of:=IF([.AB9];[.J16];&quot;&quot;)" table:number-columns-spanned="5" table:number-rows-spanned="1">
            <text:p/>
          </table:table-cell>
          <table:covered-table-cell table:style-name="ce488"/>
          <table:covered-table-cell table:style-name="ce612"/>
          <table:covered-table-cell table:style-name="ce1016"/>
          <table:covered-table-cell table:style-name="ce850"/>
          <table:covered-table-cell table:style-name="ce1137"/>
          <table:covered-table-cell table:style-name="ce1144"/>
          <table:covered-table-cell table:style-name="ce488"/>
          <table:table-cell table:style-name="ce1078"/>
          <table:table-cell table:style-name="ce600"/>
          <table:table-cell table:style-name="ce97"/>
          <table:table-cell table:style-name="ce506" table:number-columns-repeated="2"/>
          <table:table-cell table:style-name="ce85" table:number-columns-repeated="50"/>
        </table:table-row>
        <table:table-row table:style-name="ro4">
          <table:table-cell table:style-name="ce950" table:formula="of:=IF([.AC9];[.$Z$6]&amp;[.$U$5]&amp;[.$U$6]&amp; &quot; =&quot;;&quot;&quot;)" table:number-columns-spanned="1" table:number-rows-spanned="2">
            <text:p/>
          </table:table-cell>
          <table:table-cell table:style-name="ce970" table:formula="of:=IF([.AC9];[.$F$3]&amp;&quot; · &quot;&amp;ENTREPARENT([.F7])&amp;&quot; · &quot;&amp;ENTREPARENT([.F8]);&quot;&quot;)" table:number-columns-spanned="5" table:number-rows-spanned="1">
            <text:p/>
          </table:table-cell>
          <table:covered-table-cell table:style-name="ce592"/>
          <table:covered-table-cell table:number-columns-repeated="2" table:style-name="ce587"/>
          <table:covered-table-cell table:style-name="ce1027"/>
          <table:table-cell table:style-name="ce1136" table:formula="of:=IF([.AC9];&quot; =&quot;;&quot;&quot;)" table:number-columns-spanned="1" table:number-rows-spanned="2">
            <text:p/>
          </table:table-cell>
          <table:table-cell table:style-name="ce587" table:formula="of:=IF([.AC9];NUMFORMA([.AC9];[.$U$1]);&quot;&quot;)" table:number-columns-spanned="1" table:number-rows-spanned="2">
            <text:p/>
          </table:table-cell>
          <table:table-cell table:style-name="ce1082" table:formula="of:=IF([.AC9];&quot;J&quot;;&quot;&quot;)" table:number-columns-spanned="1" table:number-rows-spanned="2">
            <text:p/>
          </table:table-cell>
          <table:table-cell table:style-name="ce600" table:number-columns-repeated="2"/>
          <table:table-cell table:style-name="ce506" table:number-columns-repeated="3"/>
          <table:table-cell table:style-name="ce85" table:number-columns-repeated="50"/>
        </table:table-row>
        <table:table-row table:style-name="ro4">
          <table:covered-table-cell table:style-name="ce951"/>
          <table:table-cell table:style-name="ce976" table:formula="of:=IF([.AC9];[.J17];&quot;&quot;)" table:number-columns-spanned="5" table:number-rows-spanned="1">
            <text:p/>
          </table:table-cell>
          <table:covered-table-cell table:style-name="ce488"/>
          <table:covered-table-cell table:style-name="ce612"/>
          <table:covered-table-cell table:style-name="ce1016"/>
          <table:covered-table-cell table:style-name="ce850"/>
          <table:covered-table-cell table:style-name="ce1137"/>
          <table:covered-table-cell table:style-name="ce1144"/>
          <table:covered-table-cell table:style-name="ce488"/>
          <table:table-cell table:style-name="ce600" table:number-columns-repeated="2"/>
          <table:table-cell table:style-name="ce506" table:number-columns-repeated="4"/>
          <table:table-cell table:style-name="ce85" table:number-columns-repeated="49"/>
        </table:table-row>
        <table:table-row table:style-name="ro4">
          <table:table-cell table:style-name="ce582" table:formula="of:=IF([.U7]&gt;1;[.AE3];&quot;&quot;)" office:value-type="string" office:string-value="Enerxía potencial da distribución de cargas fixas" calcext:value-type="string">
            <text:p>Enerxía potencial da distribución de cargas fixas</text:p>
          </table:table-cell>
          <table:table-cell table:style-name="ce1119"/>
          <table:table-cell table:style-name="ce488"/>
          <table:table-cell table:style-name="ce612"/>
          <table:table-cell table:style-name="ce1016"/>
          <table:table-cell table:style-name="ce850"/>
          <table:table-cell table:style-name="ce354" table:formula="of:=IF([.$U$7]&gt;1;&quot;𝘌 =&quot;;&quot;&quot;)" office:value-type="string" office:string-value="𝘌 =" calcext:value-type="string">
            <text:p>𝘌 =</text:p>
          </table:table-cell>
          <table:table-cell table:style-name="ce1145" table:formula="of:=IF([.U7]&gt;1;NUMFORMA([.AD14];[.$U$1]);&quot;&quot;)" office:value-type="string" office:string-value="-4,80·10⁻⁵" calcext:value-type="string">
            <text:p>-4,80·10⁻⁵</text:p>
          </table:table-cell>
          <table:table-cell table:style-name="ce1082" table:formula="of:=IF([.U7]&gt;1;&quot;J&quot;;&quot;&quot;)" office:value-type="string" office:string-value="J" calcext:value-type="string">
            <text:p>J</text:p>
          </table:table-cell>
          <table:table-cell table:style-name="ce600" table:number-columns-repeated="2"/>
          <table:table-cell table:style-name="ce506" table:number-columns-repeated="4"/>
          <table:table-cell table:style-name="ce85" table:number-columns-repeated="49"/>
        </table:table-row>
        <table:table-row table:style-name="ro4">
          <table:table-cell table:style-name="ce582"/>
          <table:table-cell table:style-name="ce341" table:number-columns-repeated="10"/>
          <table:table-cell table:style-name="ce85" table:number-columns-repeated="53"/>
        </table:table-row>
        <table:table-row table:style-name="ro4">
          <table:table-cell table:style-name="ce91" table:number-columns-repeated="6"/>
          <table:table-cell table:style-name="ce85" table:number-columns-repeated="58"/>
        </table:table-row>
        <table:table-row table:style-name="ro4">
          <table:table-cell table:style-name="ce91"/>
          <table:table-cell table:style-name="ce168"/>
          <table:table-cell table:style-name="ce85" table:number-columns-repeated="62"/>
        </table:table-row>
        <table:table-row table:style-name="ro4" table:number-rows-repeated="31950">
          <table:table-cell table:style-name="ce85" table:number-columns-repeated="64"/>
        </table:table-row>
        <table:table-row table:style-name="ro4" table:number-rows-repeated="1016590">
          <table:table-cell table:number-columns-repeated="64"/>
        </table:table-row>
        <table:table-row table:style-name="ro4">
          <table:table-cell table:number-columns-repeated="64"/>
        </table:table-row>
        <calcext:conditional-formats>
          <calcext:conditional-format calcext:target-range-address="Enerxía_Potencial.B12:Enerxía_Potencial.H12">
            <calcext:condition calcext:apply-style-name="RespRayaSup" calcext:value="formula-is([.$AA$7])" calcext:base-cell-address="Enerxía_Potencial.B12"/>
          </calcext:conditional-format>
          <calcext:conditional-format calcext:target-range-address="Enerxía_Potencial.B13:Enerxía_Potencial.H13">
            <calcext:condition calcext:apply-style-name="RespRayaSup" calcext:value="formula-is([.$AA$8])" calcext:base-cell-address="Enerxía_Potencial.B13"/>
          </calcext:conditional-format>
          <calcext:conditional-format calcext:target-range-address="Enerxía_Potencial.B21:Enerxía_Potencial.B21">
            <calcext:condition calcext:apply-style-name="RespRayaSup" calcext:value="formula-is([.AA7])" calcext:base-cell-address="Enerxía_Potencial.B21"/>
          </calcext:conditional-format>
          <calcext:conditional-format calcext:target-range-address="Enerxía_Potencial.B23:Enerxía_Potencial.B23">
            <calcext:condition calcext:apply-style-name="RespRayaSup" calcext:value="formula-is([.AA8])" calcext:base-cell-address="Enerxía_Potencial.B23"/>
          </calcext:conditional-format>
          <calcext:conditional-format calcext:target-range-address="Enerxía_Potencial.B17:Enerxía_Potencial.H17 Enerxía_Potencial.B15:Enerxía_Potencial.H15">
            <calcext:condition calcext:apply-style-name="RespRayaSup" calcext:value="formula-is([.$AA$9])" calcext:base-cell-address="Enerxía_Potencial.B15"/>
          </calcext:conditional-format>
          <calcext:conditional-format calcext:target-range-address="Enerxía_Potencial.B16:Enerxía_Potencial.H16">
            <calcext:condition calcext:apply-style-name="RespRayaSup" calcext:value="formula-is([.$AB$9])" calcext:base-cell-address="Enerxía_Potencial.B16"/>
          </calcext:conditional-format>
          <calcext:conditional-format calcext:target-range-address="Enerxía_Potencial.B14:Enerxía_Potencial.H14">
            <calcext:condition calcext:apply-style-name="RespRayaSup" calcext:value="formula-is([.$AA$8])" calcext:base-cell-address="Enerxía_Potencial.B14"/>
          </calcext:conditional-format>
          <calcext:conditional-format calcext:target-range-address="Enerxía_Potencial.B25:Enerxía_Potencial.B25">
            <calcext:condition calcext:apply-style-name="RespRayaSup" calcext:value="formula-is([.AB8])" calcext:base-cell-address="Enerxía_Potencial.B25"/>
          </calcext:conditional-format>
          <calcext:conditional-format calcext:target-range-address="Enerxía_Potencial.H32:Enerxía_Potencial.H32">
            <calcext:condition calcext:apply-style-name="RespRayaSup" calcext:value="formula-is([.U7]&gt;1)" calcext:base-cell-address="Enerxía_Potencial.H32"/>
          </calcext:conditional-format>
          <calcext:conditional-format calcext:target-range-address="Enerxía_Potencial.B27:Enerxía_Potencial.B27">
            <calcext:condition calcext:apply-style-name="RespRayaSup" calcext:value="formula-is([.AA9])" calcext:base-cell-address="Enerxía_Potencial.B27"/>
          </calcext:conditional-format>
          <calcext:conditional-format calcext:target-range-address="Enerxía_Potencial.B29:Enerxía_Potencial.B29">
            <calcext:condition calcext:apply-style-name="RespRayaSup" calcext:value="formula-is([.AB9])" calcext:base-cell-address="Enerxía_Potencial.B29"/>
          </calcext:conditional-format>
          <calcext:conditional-format calcext:target-range-address="Enerxía_Potencial.B31:Enerxía_Potencial.B31">
            <calcext:condition calcext:apply-style-name="RespRayaSup" calcext:value="formula-is([.$AC$9])" calcext:base-cell-address="Enerxía_Potencial.B31"/>
          </calcext:conditional-format>
        </calcext:conditional-formats>
      </table:table>
      <table:named-expressions>
        <table:named-range table:name="BorrarTodo" table:base-cell-address="$Axuda.$A$105" table:cell-range-address="$Axuda.$A$104"/>
        <table:named-range table:name="CifrasSign" table:base-cell-address="$Axuda.$A$33" table:cell-range-address="$Axuda.$A$32"/>
        <table:named-range table:name="CopiarResultado" table:base-cell-address="$Axuda.$A$75" table:cell-range-address="$Axuda.$A$74"/>
        <table:named-range table:name="DescrFunc" table:base-cell-address="$Introd.$A$33" table:cell-range-address="$Introd.$A$45"/>
        <table:named-range table:name="EjemploEnlace" table:base-cell-address="$Axuda.$A$112" table:cell-range-address="$Axuda.$A$112"/>
        <table:named-range table:name="ElegirOEscribir" table:base-cell-address="$Axuda.$A$22" table:cell-range-address="$Axuda.$A$22"/>
        <table:named-range table:name="ErrorResult" table:base-cell-address="$Axuda.$A$100" table:cell-range-address="$Axuda.$A$99"/>
        <table:named-range table:name="Formatos" table:base-cell-address="$Axuda.$A$57" table:cell-range-address="$Axuda.$A$56"/>
        <table:named-range table:name="NoSePueden" table:base-cell-address="$Axuda.$A$85" table:cell-range-address="$Axuda.$A$84"/>
        <table:named-range table:name="NotasAyuda" table:base-cell-address="$Axuda.$A$1" table:cell-range-address="$Axuda.$A$1"/>
        <table:named-range table:name="OtrosCalc" table:base-cell-address="$Axuda.$A$38" table:cell-range-address="$Axuda.$A$37"/>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lbany" svg:font-family="Albany" style:font-family-generic="swiss" style:font-pitch="variable"/>
    <style:font-face style:name="Andale Sans UI" svg:font-family="'Andale Sans UI'" style:font-pitch="variable"/>
    <style:font-face style:name="Andale Sans UI1" svg:font-family="'Andale Sans UI', 'Arial Unicode MS'" style:font-pitch="variable"/>
    <style:font-face style:name="Arial" svg:font-family="Arial" style:font-family-generic="swiss" style:font-pitch="variable"/>
    <style:font-face style:name="Arial Unicode MS" svg:font-family="'Arial Unicode MS'"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adornments="Normal" style:font-pitch="variable"/>
    <style:font-face style:name="Linux Biolinum G1" svg:font-family="'Linux Biolinum G'" style:font-adornments="Negrita cursiva" style:font-pitch="variable"/>
    <style:font-face style:name="Linux Biolinum G2" svg:font-family="'Linux Biolinum G'" style:font-pitch="variable"/>
    <style:font-face style:name="Linux Biolinum G3" svg:font-family="'Linux Biolinum G'"/>
    <style:font-face style:name="Linux Biolinum G4" svg:font-family="'Linux Biolinum G'" style:font-adornments="Regular"/>
    <style:font-face style:name="Linux Libertine G" svg:font-family="'Linux Libertine G'"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wiss" style:font-pitch="variable"/>
    <style:font-face style:name="Segoe UI Symbol" svg:font-family="'Segoe UI Symbol'" style:font-family-generic="swiss" style:font-pitch="variable"/>
    <style:font-face style:name="Segoe UI Symbol1" svg:font-family="'Segoe UI Symbol'"/>
    <style:font-face style:name="Segoe UI1" svg:font-family="'Segoe UI'" style:font-pitch="variable"/>
    <style:font-face style:name="Segoe UI2" svg:font-family="'Segoe UI'" style:font-family-generic="system" style:font-pitch="variable"/>
    <style:font-face style:name="StarSymbol" svg:font-family="StarSymbol, 'Arial Unicode MS'" style:font-charset="x-symbol"/>
    <style:font-face style:name="Tahoma" svg:font-family="Tahoma" style:font-family-generic="swiss" style:font-pitch="variable"/>
    <style:font-face style:name="Tahoma1" svg:font-family="Tahoma"/>
    <style:font-face style:name="Tahoma2" svg:font-family="Tahoma" style:font-pitch="variable"/>
    <style:font-face style:name="Tahoma3"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Albany" fo:font-size="10pt" fo:language="gl" fo:country="ES" style:font-name-asian="Andale Sans UI" style:font-size-asian="10pt" style:language-asian="zxx" style:country-asian="none" style:font-name-complex="Tahoma2" style:font-size-complex="10pt" style:language-complex="zxx" style:country-complex="none"/>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Thorndale" style:font-family-generic="roman" style:font-pitch="variable" fo:font-size="12pt" fo:language="gl" fo:country="ES" style:letter-kerning="true" style:font-name-asian="Segoe UI2" style:font-size-asian="24pt" style:language-asian="zxx" style:country-asian="none" style:font-name-complex="Tahoma3" style:font-size-complex="24pt" style:language-complex="zxx" style:country-complex="none"/>
    </style:default-style>
    <number:number-style style:name="N0">
      <number:number number:min-integer-digits="1"/>
    </number:number-style>
    <number:text-style style:name="N100">
      <number:text-content/>
    </number:text-style>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number:number-style style:name="N106" number:title="Definido por el usuario">
      <number:scientific-number number:decimal-places="4" number:min-decimal-places="4" number:min-integer-digits="1" number:min-exponent-digits="3" number:exponent-interval="1" number:forced-exponent-sign="true"/>
    </number:number-style>
    <number:date-style style:name="N107">
      <number:day number:style="long"/>
      <number:text>. </number:text>
      <number:month number:textual="true"/>
    </number:date-style>
    <number:number-style style:name="N108">
      <number:number number:decimal-places="5" number:min-decimal-places="5" number:min-integer-digits="1"/>
    </number:number-style>
    <number:date-style style:name="N109">
      <number:day/>
      <number:text>-</number:text>
      <number:month number:textual="true"/>
    </number:date-style>
    <number:date-style style:name="N110">
      <number:day number:style="long"/>
      <number:text>.</number:text>
      <number:month number:style="long"/>
      <number:text>.</number:text>
      <number:year/>
    </number:date-style>
    <number:time-style style:name="N111">
      <number:minutes number:style="long"/>
      <number:text>:</number:text>
      <number:seconds number:style="long"/>
    </number:time-style>
    <number:percentage-style style:name="N112">
      <number:number number:decimal-places="3" number:min-decimal-places="3" number:min-integer-digits="1"/>
      <number:text>%</number:text>
    </number:percentage-style>
    <number:number-style style:name="N115P0" style:volatile="true">
      <number:number number:decimal-places="2" number:min-decimal-places="2" number:min-integer-digits="1" number:grouping="true"/>
      <number:text> Pts </number:text>
    </number:number-style>
    <number:number-style style:name="N115P1" style:volatile="true">
      <number:text>-</number:text>
      <number:number number:decimal-places="2" number:min-decimal-places="2" number:min-integer-digits="1" number:grouping="true"/>
      <number:text> Pts </number:text>
    </number:number-style>
    <number:number-style style:name="N115">
      <number:text>-</number:text>
      <number:number number:decimal-places="0" number:min-decimal-places="0" number:min-integer-digits="0"/>
      <number:text> Pts </number:text>
      <style:map style:condition="value()&gt;0" style:apply-style-name="N115P0"/>
      <style:map style:condition="value()&lt;0" style:apply-style-name="N115P1"/>
    </number:number-style>
    <number:date-style style:name="N116">
      <number:day number:style="long"/>
      <number:text>/</number:text>
      <number:month number:style="long"/>
    </number:date-style>
    <number:number-style style:name="N117">
      <number:number number:decimal-places="6" number:min-decimal-places="6" number:min-integer-digits="1"/>
    </number:number-style>
    <number:number-style style:name="N118">
      <number:scientific-number number:decimal-places="3" number:min-decimal-places="3" number:min-integer-digits="1" number:min-exponent-digits="3" number:exponent-interval="1" number:forced-exponent-sign="true"/>
    </number:number-style>
    <number:date-style style:name="N119">
      <number:month number:textual="true"/>
      <number:text>-</number:text>
      <number:year/>
    </number:date-style>
    <number:number-style style:name="N121P0" style:volatile="true">
      <number:number number:decimal-places="0" number:min-decimal-places="0" number:min-integer-digits="1" number:grouping="true"/>
      <number:text> Pts</number:text>
    </number:number-style>
    <number:number-style style:name="N121">
      <style:text-properties fo:color="#ff0000"/>
      <number:text>-</number:text>
      <number:number number:decimal-places="0" number:min-decimal-places="0" number:min-integer-digits="1" number:grouping="true"/>
      <number:text> Pts</number:text>
      <style:map style:condition="value()&gt;=0" style:apply-style-name="N121P0"/>
    </number:number-style>
    <number:number-style style:name="N123P0" style:volatile="true">
      <number:text>+</number:text>
      <number:number number:decimal-places="2" number:min-decimal-places="2" number:min-integer-digits="1"/>
    </number:number-style>
    <number:number-style style:name="N123">
      <number:text>-</number:text>
      <number:number number:decimal-places="2" number:min-decimal-places="2" number:min-integer-digits="1"/>
      <style:map style:condition="value()&gt;=0" style:apply-style-name="N123P0"/>
    </number:number-style>
    <number:currency-style style:name="N125P0" style:volatile="true">
      <number:number number:decimal-places="0" number:min-decimal-places="0" number:min-integer-digits="1" number:grouping="true"/>
      <number:text> </number:text>
      <number:currency-symbol number:language="es" number:country="ES">Pts</number:currency-symbol>
    </number:currency-style>
    <number:currency-style style:name="N125">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25P0"/>
    </number:currency-style>
    <number:number-style style:name="N126">
      <number:number number:decimal-places="7" number:min-decimal-places="7" number:min-integer-digits="1"/>
    </number:number-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   </number:text>
      <style:map style:condition="value()&gt;=0" style:apply-style-name="N128P0"/>
    </number:number-style>
    <number:time-style style:name="N129">
      <number:hours/>
      <number:text>:</number:text>
      <number:minutes number:style="long"/>
      <number:text>:</number:text>
      <number:seconds number:style="long"/>
    </number:time-style>
    <number:date-style style:name="N130">
      <number:day number:style="long"/>
    </number:date-style>
    <number:date-style style:name="N131">
      <number:month/>
      <number:text>/</number:text>
      <number:day/>
      <number:text>/</number:text>
      <number:year/>
      <number:text> </number:text>
      <number:hours/>
      <number:text>:</number:text>
      <number:minutes number:style="long"/>
    </number:date-style>
    <number:currency-style style:name="N133P0" style:volatile="true">
      <number:number number:decimal-places="2" number:min-decimal-places="2" number:min-integer-digits="1" number:grouping="true"/>
      <number:text> </number:text>
      <number:currency-symbol number:language="gl" number:country="ES">€</number:currency-symbol>
    </number:currency-style>
    <number:currency-style style:name="N133">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33P0"/>
    </number:currency-style>
    <number:percentage-style style:name="N134">
      <number:number number:decimal-places="1" number:min-decimal-places="1" number:min-integer-digits="1"/>
      <number:text>%</number:text>
    </number:percentage-style>
    <number:number-style style:name="N135P0" style:volatile="true">
      <number:number number:decimal-places="2" number:min-decimal-places="2" number:min-integer-digits="1" number:grouping="true"/>
    </number:number-style>
    <number:number-style style:name="N135">
      <style:text-properties fo:color="#ff0000"/>
      <number:text>-</number:text>
      <number:number number:decimal-places="2" number:min-decimal-places="2" number:min-integer-digits="1" number:grouping="true"/>
      <style:map style:condition="value()&gt;=0" style:apply-style-name="N135P0"/>
    </number:number-style>
    <number:number-style style:name="N136P0" style:volatile="true">
      <number:number number:decimal-places="0" number:min-decimal-places="0" number:min-integer-digits="1" number:grouping="true"/>
    </number:number-style>
    <number:number-style style:name="N136">
      <style:text-properties fo:color="#ff0000"/>
      <number:text>-</number:text>
      <number:number number:decimal-places="0" number:min-decimal-places="0" number:min-integer-digits="1" number:grouping="true"/>
      <style:map style:condition="value()&gt;=0" style:apply-style-name="N136P0"/>
    </number:number-style>
    <number:number-style style:name="N137P0" style:volatile="true">
      <number:number number:decimal-places="0" number:min-decimal-places="0" number:min-integer-digits="1" number:grouping="true"/>
    </number:number-style>
    <number:number-style style:name="N137">
      <number:text>-</number:text>
      <number:number number:decimal-places="0" number:min-decimal-places="0" number:min-integer-digits="1" number:grouping="true"/>
      <style:map style:condition="value()&gt;=0" style:apply-style-name="N137P0"/>
    </number:number-style>
    <number:time-style style:name="N138">
      <number:hours/>
      <number:text>:</number:text>
      <number:minutes number:style="long"/>
      <number:text> </number:text>
      <number:am-pm/>
    </number:time-style>
    <number:number-style style:name="N139">
      <number:number number:decimal-places="3" number:min-decimal-places="3" number:min-integer-digits="1"/>
    </number:number-style>
    <number:number-style style:name="N140P0" style:volatile="true">
      <number:number number:decimal-places="2" number:min-decimal-places="2" number:min-integer-digits="1" number:grouping="true"/>
      <number:text>   </number:text>
    </number:number-style>
    <number:number-style style:name="N140">
      <style:text-properties fo:color="#ff0000"/>
      <number:text>-</number:text>
      <number:number number:decimal-places="2" number:min-decimal-places="2" number:min-integer-digits="1" number:grouping="true"/>
      <number:text>   </number:text>
      <style:map style:condition="value()&gt;=0" style:apply-style-name="N140P0"/>
    </number:number-style>
    <number:date-style style:name="N141">
      <number:day number:style="long"/>
      <number:text>. </number:text>
      <number:month number:textual="true"/>
      <number:text> </number:text>
      <number:year/>
    </number:date-style>
    <number:currency-style style:name="N143P0" style:volatile="true">
      <number:number number:decimal-places="2" number:min-decimal-places="2" number:min-integer-digits="1" number:grouping="true"/>
      <number:text> </number:text>
      <number:currency-symbol>€</number:currency-symbol>
    </number:currency-style>
    <number:currency-style style:name="N143">
      <style:text-properties fo:color="#ff0000"/>
      <number:text>-</number:text>
      <number:number number:decimal-places="2" number:min-decimal-places="2" number:min-integer-digits="1" number:grouping="true"/>
      <number:text> </number:text>
      <number:currency-symbol>€</number:currency-symbol>
      <style:map style:condition="value()&gt;=0" style:apply-style-name="N143P0"/>
    </number:currency-style>
    <number:number-style style:name="N144P0" style:volatile="true">
      <number:number number:decimal-places="2" number:min-decimal-places="2" number:min-integer-digits="1" number:grouping="true"/>
    </number:number-style>
    <number:number-style style:name="N144">
      <number:text>-</number:text>
      <number:number number:decimal-places="2" number:min-decimal-places="2" number:min-integer-digits="1" number:grouping="true"/>
      <style:map style:condition="value()&gt;=0" style:apply-style-name="N144P0"/>
    </number:number-style>
    <number:number-style style:name="N147P0" style:volatile="true">
      <number:number number:decimal-places="0" number:min-decimal-places="0" number:min-integer-digits="1" number:grouping="true"/>
      <number:text>       </number:text>
    </number:number-style>
    <number:number-style style:name="N147P1" style:volatile="true">
      <number:text>-</number:text>
      <number:number number:decimal-places="0" number:min-decimal-places="0" number:min-integer-digits="1" number:grouping="true"/>
      <number:text>       </number:text>
    </number:number-style>
    <number:number-style style:name="N147">
      <number:text> -       </number:text>
      <style:map style:condition="value()&gt;0" style:apply-style-name="N147P0"/>
      <style:map style:condition="value()&lt;0" style:apply-style-name="N147P1"/>
    </number:number-style>
    <number:time-style style:name="N148">
      <number:hours/>
      <number:text>:</number:text>
      <number:minutes number:style="long"/>
      <number:text>:</number:text>
      <number:seconds number:style="long"/>
      <number:text> </number:text>
      <number:am-pm/>
    </number:time-style>
    <number:date-style style:name="N149">
      <number:day number:style="long"/>
      <number:text>.</number:text>
      <number:month number:style="long"/>
      <number:text>.</number:text>
      <number:year number:style="long"/>
      <number:text> </number:text>
      <number:hours number:style="long"/>
      <number:text>:</number:text>
      <number:minutes number:style="long"/>
    </number:date-style>
    <number:number-style style:name="N151P0" style:volatile="true">
      <number:text>$</number:text>
      <number:number number:decimal-places="0" number:min-decimal-places="0" number:min-integer-digits="1" number:grouping="true"/>
    </number:number-style>
    <number:number-style style:name="N151">
      <style:text-properties fo:color="#ff0000"/>
      <number:text>($</number:text>
      <number:number number:decimal-places="0" number:min-decimal-places="0" number:min-integer-digits="1" number:grouping="true"/>
      <number:text>)</number:text>
      <style:map style:condition="value()&gt;=0" style:apply-style-name="N151P0"/>
    </number:number-style>
    <number:time-style style:name="N152" number:truncate-on-overflow="false">
      <number:hours/>
      <number:text>:</number:text>
      <number:minutes number:style="long"/>
      <number:text>:</number:text>
      <number:seconds number:style="long"/>
    </number:time-style>
    <number:number-style style:name="N154P0" style:volatile="true">
      <number:number number:decimal-places="0" number:min-decimal-places="0" number:min-integer-digits="1" number:grouping="true"/>
      <number:text>   </number:text>
    </number:number-style>
    <number:number-style style:name="N154">
      <number:text>-</number:text>
      <number:number number:decimal-places="0" number:min-decimal-places="0" number:min-integer-digits="1" number:grouping="true"/>
      <number:text>   </number:text>
      <style:map style:condition="value()&gt;=0" style:apply-style-name="N154P0"/>
    </number:number-style>
    <number:number-style style:name="N156P0" style:volatile="true">
      <number:number number:decimal-places="0" number:min-decimal-places="0" number:min-integer-digits="1" number:grouping="true"/>
      <number:text> DM</number:text>
    </number:number-style>
    <number:number-style style:name="N156">
      <number:text>-</number:text>
      <number:number number:decimal-places="0" number:min-decimal-places="0" number:min-integer-digits="1" number:grouping="true"/>
      <number:text> DM</number:text>
      <style:map style:condition="value()&gt;=0" style:apply-style-name="N156P0"/>
    </number:number-style>
    <number:number-style style:name="N159P0" style:volatile="true">
      <number:number number:decimal-places="0" number:min-decimal-places="0" number:min-integer-digits="1" number:grouping="true"/>
      <number:text> DM </number:text>
    </number:number-style>
    <number:number-style style:name="N159P1" style:volatile="true">
      <number:text>-</number:text>
      <number:number number:decimal-places="0" number:min-decimal-places="0" number:min-integer-digits="1" number:grouping="true"/>
      <number:text> DM </number:text>
    </number:number-style>
    <number:number-style style:name="N159">
      <number:text> - DM </number:text>
      <style:map style:condition="value()&gt;0" style:apply-style-name="N159P0"/>
      <style:map style:condition="value()&lt;0" style:apply-style-name="N159P1"/>
    </number:number-style>
    <number:number-style style:name="N160P0" style:volatile="true">
      <number:number number:decimal-places="0" number:min-decimal-places="0" number:min-integer-digits="1" number:grouping="true"/>
      <number:text> DM</number:text>
    </number:number-style>
    <number:number-style style:name="N160">
      <style:text-properties fo:color="#ff0000"/>
      <number:text>-</number:text>
      <number:number number:decimal-places="0" number:min-decimal-places="0" number:min-integer-digits="1" number:grouping="true"/>
      <number:text> DM</number:text>
      <style:map style:condition="value()&gt;=0" style:apply-style-name="N160P0"/>
    </number:number-style>
    <number:number-style style:name="N161P0" style:volatile="true">
      <number:number number:decimal-places="0" number:min-decimal-places="0" number:min-integer-digits="1" number:grouping="true"/>
      <number:text>   </number:text>
    </number:number-style>
    <number:number-style style:name="N161">
      <style:text-properties fo:color="#ff0000"/>
      <number:text>-</number:text>
      <number:number number:decimal-places="0" number:min-decimal-places="0" number:min-integer-digits="1" number:grouping="true"/>
      <number:text>   </number:text>
      <style:map style:condition="value()&gt;=0" style:apply-style-name="N161P0"/>
    </number:number-style>
    <number:number-style style:name="N163P0" style:volatile="true">
      <number:number number:decimal-places="2" number:min-decimal-places="2" number:min-integer-digits="1" number:grouping="true"/>
      <number:text> DM</number:text>
    </number:number-style>
    <number:number-style style:name="N163">
      <style:text-properties fo:color="#ff0000"/>
      <number:text>-</number:text>
      <number:number number:decimal-places="2" number:min-decimal-places="2" number:min-integer-digits="1" number:grouping="true"/>
      <number:text> DM</number:text>
      <style:map style:condition="value()&gt;=0" style:apply-style-name="N163P0"/>
    </number:number-style>
    <number:date-style style:name="N164">
      <number:month/>
      <number:text>/</number:text>
      <number:day/>
      <number:text>/</number:text>
      <number:year/>
    </number:date-style>
    <number:number-style style:name="N165">
      <number:scientific-number number:decimal-places="1" number:min-decimal-places="1" number:min-integer-digits="1" number:min-exponent-digits="1" number:exponent-interval="1" number:forced-exponent-sign="true"/>
    </number:number-style>
    <number:number-style style:name="N168P0" style:volatile="true">
      <number:number number:decimal-places="2" number:min-decimal-places="2" number:min-integer-digits="1" number:grouping="true"/>
      <number:text> DM </number:text>
    </number:number-style>
    <number:number-style style:name="N168P1" style:volatile="true">
      <number:text>-</number:text>
      <number:number number:decimal-places="2" number:min-decimal-places="2" number:min-integer-digits="1" number:grouping="true"/>
      <number:text> DM </number:text>
    </number:number-style>
    <number:number-style style:name="N168">
      <number:text>-</number:text>
      <number:number number:decimal-places="0" number:min-decimal-places="0" number:min-integer-digits="0"/>
      <number:text> DM </number:text>
      <style:map style:condition="value()&gt;0" style:apply-style-name="N168P0"/>
      <style:map style:condition="value()&lt;0" style:apply-style-name="N168P1"/>
    </number:number-style>
    <number:number-style style:name="N169P0" style:volatile="true">
      <number:text>$</number:text>
      <number:number number:decimal-places="0" number:min-decimal-places="0" number:min-integer-digits="1" number:grouping="true"/>
    </number:number-style>
    <number:number-style style:name="N169">
      <number:text>($</number:text>
      <number:number number:decimal-places="0" number:min-decimal-places="0" number:min-integer-digits="1" number:grouping="true"/>
      <number:text>)</number:text>
      <style:map style:condition="value()&gt;=0" style:apply-style-name="N169P0"/>
    </number:number-style>
    <number:number-style style:name="N172P0" style:volatile="true">
      <number:number number:decimal-places="2" number:min-decimal-places="2" number:min-integer-digits="1" number:grouping="true"/>
      <number:text>       </number:text>
    </number:number-style>
    <number:number-style style:name="N172P1" style:volatile="true">
      <number:text>-</number:text>
      <number:number number:decimal-places="2" number:min-decimal-places="2" number:min-integer-digits="1" number:grouping="true"/>
      <number:text>       </number:text>
    </number:number-style>
    <number:number-style style:name="N172">
      <number:text>-</number:text>
      <number:number number:decimal-places="0" number:min-decimal-places="0" number:min-integer-digits="0"/>
      <number:text>       </number:text>
      <style:map style:condition="value()&gt;0" style:apply-style-name="N172P0"/>
      <style:map style:condition="value()&lt;0" style:apply-style-name="N172P1"/>
    </number:number-style>
    <number:number-style style:name="N173P0" style:volatile="true">
      <number:number number:decimal-places="2" number:min-decimal-places="2" number:min-integer-digits="1" number:grouping="true"/>
      <number:text> DM</number:text>
    </number:number-style>
    <number:number-style style:name="N173">
      <number:text>-</number:text>
      <number:number number:decimal-places="2" number:min-decimal-places="2" number:min-integer-digits="1" number:grouping="true"/>
      <number:text> DM</number:text>
      <style:map style:condition="value()&gt;=0" style:apply-style-name="N173P0"/>
    </number:number-style>
    <number:number-style style:name="N174">
      <number:number number:decimal-places="4" number:min-decimal-places="4" number:min-integer-digits="1"/>
    </number:number-style>
    <number:number-style style:name="N175P0" style:volatile="true">
      <number:number number:decimal-places="0" number:min-decimal-places="0" number:min-integer-digits="1" number:grouping="true"/>
      <number:text> Pts</number:text>
    </number:number-style>
    <number:number-style style:name="N175">
      <number:text>-</number:text>
      <number:number number:decimal-places="0" number:min-decimal-places="0" number:min-integer-digits="1" number:grouping="true"/>
      <number:text> Pts</number:text>
      <style:map style:condition="value()&gt;=0" style:apply-style-name="N175P0"/>
    </number:number-style>
    <number:number-style style:name="N176">
      <number:number number:decimal-places="1" number:min-decimal-places="1" number:min-integer-digits="1"/>
    </number:number-style>
    <number:number-style style:name="N178P0" style:volatile="true">
      <number:number number:decimal-places="2" number:min-decimal-places="2" number:min-integer-digits="1" number:grouping="true"/>
      <number:text> Pts</number:text>
    </number:number-style>
    <number:number-style style:name="N178">
      <number:text>-</number:text>
      <number:number number:decimal-places="2" number:min-decimal-places="2" number:min-integer-digits="1" number:grouping="true"/>
      <number:text> Pts</number:text>
      <style:map style:condition="value()&gt;=0" style:apply-style-name="N178P0"/>
    </number:number-style>
    <number:number-style style:name="N180P0" style:volatile="true">
      <number:text>$</number:text>
      <number:number number:decimal-places="2" number:min-decimal-places="2" number:min-integer-digits="1" number:grouping="true"/>
    </number:number-style>
    <number:number-style style:name="N180">
      <number:text>($</number:text>
      <number:number number:decimal-places="2" number:min-decimal-places="2" number:min-integer-digits="1" number:grouping="true"/>
      <number:text>)</number:text>
      <style:map style:condition="value()&gt;=0" style:apply-style-name="N180P0"/>
    </number:number-style>
    <number:number-style style:name="N181P0" style:volatile="true">
      <number:number number:decimal-places="2" number:min-decimal-places="2" number:min-integer-digits="1" number:grouping="true"/>
      <number:text> Pts</number:text>
    </number:number-style>
    <number:number-style style:name="N181">
      <style:text-properties fo:color="#ff0000"/>
      <number:text>-</number:text>
      <number:number number:decimal-places="2" number:min-decimal-places="2" number:min-integer-digits="1" number:grouping="true"/>
      <number:text> Pts</number:text>
      <style:map style:condition="value()&gt;=0" style:apply-style-name="N181P0"/>
    </number:number-style>
    <number:date-style style:name="N182">
      <number:month number:style="long" number:textual="true"/>
      <number:text> </number:text>
      <number:year/>
    </number:date-style>
    <number:number-style style:name="N183P0" style:volatile="true">
      <number:text>$</number:text>
      <number:number number:decimal-places="2" number:min-decimal-places="2" number:min-integer-digits="1" number:grouping="true"/>
    </number:number-style>
    <number:number-style style:name="N183">
      <style:text-properties fo:color="#ff0000"/>
      <number:text>($</number:text>
      <number:number number:decimal-places="2" number:min-decimal-places="2" number:min-integer-digits="1" number:grouping="true"/>
      <number:text>)</number:text>
      <style:map style:condition="value()&gt;=0" style:apply-style-name="N183P0"/>
    </number:number-style>
    <number:date-style style:name="N184">
      <number:month number:textual="true"/>
      <number:text> </number:text>
      <number:year/>
    </number:date-style>
    <number:number-style style:name="N187P0" style:volatile="true">
      <number:number number:decimal-places="0" number:min-decimal-places="0" number:min-integer-digits="1" number:grouping="true"/>
      <number:text> Pts </number:text>
    </number:number-style>
    <number:number-style style:name="N187P1" style:volatile="true">
      <number:text>-</number:text>
      <number:number number:decimal-places="0" number:min-decimal-places="0" number:min-integer-digits="1" number:grouping="true"/>
      <number:text> Pts </number:text>
    </number:number-style>
    <number:number-style style:name="N187">
      <number:text> - Pts </number:text>
      <style:map style:condition="value()&gt;0" style:apply-style-name="N187P0"/>
      <style:map style:condition="value()&lt;0" style:apply-style-name="N187P1"/>
    </number:number-style>
    <number:date-style style:name="N188">
      <number:day/>
      <number:text>-</number:text>
      <number:month number:textual="true"/>
      <number:text>-</number:text>
      <number:year/>
    </number:date-style>
    <number:date-style style:name="N189">
      <number:day/>
      <number:text>/</number:text>
      <number:month number:style="long"/>
    </number:date-style>
    <number:time-style style:name="N190">
      <number:hours/>
      <number:text>:</number:text>
      <number:minutes number:style="long"/>
    </number:time-style>
    <number:currency-style style:name="N191P0" style:volatile="true">
      <number:number number:decimal-places="2" number:min-decimal-places="2" number:min-integer-digits="1" number:grouping="true"/>
      <number:text> </number:text>
      <number:currency-symbol number:language="es" number:country="ES">€</number:currency-symbol>
    </number:currency-style>
    <number:currency-style style:name="N191">
      <number:text>-</number:text>
      <number:number number:decimal-places="2" number:min-decimal-places="2" number:min-integer-digits="1" number:grouping="true"/>
      <number:text> </number:text>
      <number:currency-symbol number:language="es" number:country="ES">€</number:currency-symbol>
      <style:map style:condition="value()&gt;=0" style:apply-style-name="N191P0"/>
    </number:currency-style>
    <number:time-style style:name="N192">
      <number:minutes number:style="long"/>
      <number:text>:</number:text>
      <number:seconds number:style="long"/>
      <number:text>,</number:text>
    </number:time-style>
    <number:number-style style:name="N193">
      <number:scientific-number number:decimal-places="1" number:min-decimal-places="1" number:min-integer-digits="3" number:min-exponent-digits="1" number:exponent-interval="3" number:forced-exponent-sign="true"/>
    </number:number-style>
    <number:percentage-style style:name="N194">
      <number:number number:decimal-places="4" number:min-decimal-places="4" number:min-integer-digits="1"/>
      <number:text>%</number:text>
    </number:percentage-style>
    <number:number-style style:name="N195P0" style:volatile="true">
      <number:number number:decimal-places="0" number:min-decimal-places="0" number:min-integer-digits="1"/>
    </number:number-style>
    <number:number-style style:name="N195">
      <style:text-properties fo:color="#ff0000"/>
      <number:text>-</number:text>
      <number:number number:decimal-places="0" number:min-decimal-places="0" number:min-integer-digits="1"/>
      <style:map style:condition="value()&gt;=0" style:apply-style-name="N195P0"/>
    </number:number-style>
    <number:number-style style:name="N196">
      <number:number number:decimal-places="8" number:min-decimal-places="8" number:min-integer-digits="1"/>
    </number:number-style>
    <number:number-style style:name="N197">
      <number:number number:decimal-places="9" number:min-decimal-places="9" number:min-integer-digits="1"/>
    </number:number-style>
    <number:number-style style:name="N198">
      <number:scientific-number number:decimal-places="2" number:min-decimal-places="2" number:min-integer-digits="1" number:min-exponent-digits="1" number:exponent-interval="1" number:forced-exponent-sign="true"/>
    </number:number-style>
    <number:number-style style:name="N199">
      <number:text>+</number:text>
      <number:number number:min-integer-digits="1"/>
    </number:number-style>
    <number:number-style style:name="N200">
      <number:scientific-number number:decimal-places="3" number:min-decimal-places="3" number:min-integer-digits="1" number:min-exponent-digits="1" number:exponent-interval="1" number:forced-exponent-sign="true"/>
    </number:number-style>
    <number:currency-style style:name="N201P0" style:volatile="true">
      <number:number number:decimal-places="2" number:min-decimal-places="2" number:min-integer-digits="1" number:grouping="true"/>
      <number:text> </number:text>
      <number:currency-symbol>€</number:currency-symbol>
    </number:currency-style>
    <number:currency-style style:name="N201">
      <style:text-properties fo:color="#000000"/>
      <number:text>-</number:text>
      <number:number number:decimal-places="2" number:min-decimal-places="2" number:min-integer-digits="1" number:grouping="true"/>
      <number:text> </number:text>
      <number:currency-symbol>€</number:currency-symbol>
      <style:map style:condition="value()&gt;=0" style:apply-style-name="N201P0"/>
    </number:currency-style>
    <number:number-style style:name="N202">
      <number:scientific-number number:decimal-places="6" number:min-decimal-places="6" number:min-integer-digits="1" number:min-exponent-digits="3" number:exponent-interval="1" number:forced-exponent-sign="true"/>
    </number:number-style>
    <number:number-style style:name="N203">
      <number:number number:decimal-places="3" number:min-decimal-places="3" number:min-integer-digits="1" number:grouping="true"/>
    </number:number-style>
    <number:currency-style style:name="N205P0" style:volatile="true">
      <number:number number:decimal-places="0" number:min-decimal-places="0" number:min-integer-digits="1" number:grouping="true"/>
      <number:text> </number:text>
      <number:currency-symbol>€</number:currency-symbol>
    </number:currency-style>
    <number:currency-style style:name="N205">
      <style:text-properties fo:color="#ff0000"/>
      <number:text>-</number:text>
      <number:number number:decimal-places="0" number:min-decimal-places="0" number:min-integer-digits="1" number:grouping="true"/>
      <number:text> </number:text>
      <number:currency-symbol>€</number:currency-symbol>
      <style:map style:condition="value()&gt;=0" style:apply-style-name="N205P0"/>
    </number:currency-style>
    <number:percentage-style style:name="N206">
      <number:number number:decimal-places="2" number:min-decimal-places="2" number:min-integer-digits="1"/>
      <number:text>%</number:text>
    </number:percentage-style>
    <number:time-style style:name="N207">
      <number:minutes number:style="long"/>
      <number:text>:</number:text>
      <number:seconds number:style="long" number:decimal-places="1"/>
    </number:time-style>
    <number:percentage-style style:name="N208">
      <number:number number:decimal-places="0" number:min-decimal-places="0" number:min-integer-digits="1"/>
      <number:text>%</number:text>
    </number:percentage-style>
    <number:number-style style:name="N209">
      <number:scientific-number number:decimal-places="1" number:min-decimal-places="1" number:min-integer-digits="1" number:min-exponent-digits="1" number:exponent-interval="3" number:forced-exponent-sign="true"/>
    </number:number-style>
    <number:number-style style:name="N10104" number:language="es" number:country="ES">
      <number:number number:decimal-places="1" number:min-decimal-places="1" number:min-integer-digits="1"/>
    </number:number-style>
    <number:number-style style:name="N10105" number:language="es" number:country="ES">
      <number:number number:decimal-places="3" number:min-decimal-places="3" number:min-integer-digits="1"/>
    </number:number-style>
    <number:number-style style:name="N10106" number:language="es" number:country="ES">
      <number:number number:decimal-places="4" number:min-decimal-places="4" number:min-integer-digits="1"/>
    </number:number-style>
    <number:currency-style style:name="N10108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10108"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108P0"/>
    </number:currency-style>
    <number:number-style style:name="N10109" number:language="es" number:country="ES">
      <number:number number:decimal-places="5" number:min-decimal-places="5" number:min-integer-digits="1"/>
    </number:number-style>
    <number:number-style style:name="N10110" number:language="es" number:country="ES">
      <number:number number:decimal-places="6" number:min-decimal-places="6" number:min-integer-digits="1"/>
    </number:number-style>
    <number:currency-style style:name="N10111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10111"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10111P0"/>
    </number:currency-style>
    <number:date-style style:name="N10112" number:language="es" number:country="ES">
      <number:month number:textual="true"/>
      <number:text> - </number:text>
      <number:year/>
    </number:date-style>
    <number:date-style style:name="N10113" number:language="es" number:country="ES">
      <number:month number:textual="true"/>
      <number:text> </number:text>
      <number:year/>
    </number:date-style>
    <number:number-style style:name="N10114" number:language="es" number:country="ES">
      <number:number number:decimal-places="11" number:min-decimal-places="11" number:min-integer-digits="1"/>
    </number:number-style>
    <number:number-style style:name="N10115" number:language="es" number:country="ES">
      <number:number number:decimal-places="7" number:min-decimal-places="7" number:min-integer-digits="1"/>
    </number:number-style>
    <number:number-style style:name="N10116" number:language="es" number:country="ES">
      <number:number number:decimal-places="8" number:min-decimal-places="8" number:min-integer-digits="1"/>
    </number:number-style>
    <number:number-style style:name="N10117" number:language="es" number:country="ES">
      <number:number number:decimal-places="9" number:min-decimal-places="9" number:min-integer-digits="1"/>
    </number:number-style>
    <number:number-style style:name="N10118" number:language="es" number:country="ES">
      <number:number number:decimal-places="10" number:min-decimal-places="10" number:min-integer-digits="1"/>
    </number:number-style>
    <number:number-style style:name="N10119" number:language="es" number:country="ES">
      <number:number number:decimal-places="12" number:min-decimal-places="12" number:min-integer-digits="1"/>
    </number:number-style>
    <number:number-style style:name="N10120" number:language="es" number:country="ES">
      <number:number number:decimal-places="13" number:min-decimal-places="13" number:min-integer-digits="1"/>
    </number:number-style>
    <number:number-style style:name="N10121" number:language="es" number:country="ES">
      <number:scientific-number number:decimal-places="3" number:min-decimal-places="3" number:min-integer-digits="1" number:min-exponent-digits="3" number:exponent-interval="1" number:forced-exponent-sign="true"/>
    </number:number-style>
    <number:percentage-style style:name="N10122" number:language="es" number:country="ES">
      <number:number number:decimal-places="2" number:min-decimal-places="2" number:min-integer-digits="1"/>
      <number:text>%</number:text>
    </number:percentage-style>
    <number:number-style style:name="N10123" number:language="es" number:country="ES">
      <number:number number:decimal-places="0" number:min-decimal-places="0" number:min-integer-digits="0" number:grouping="true"/>
    </number:number-style>
    <number:number-style style:name="N10124" number:language="es" number:country="ES">
      <number:scientific-number number:decimal-places="3" number:min-decimal-places="3" number:min-integer-digits="1" number:min-exponent-digits="2" number:exponent-interval="1" number:forced-exponent-sign="true"/>
    </number:number-style>
    <number:number-style style:name="N10125" number:language="es" number:country="ES">
      <number:scientific-number number:decimal-places="4" number:min-decimal-places="4" number:min-integer-digits="1" number:min-exponent-digits="2" number:exponent-interval="1" number:forced-exponent-sign="true"/>
    </number:number-style>
    <number:number-style style:name="N10126" number:language="es" number:country="ES">
      <number:scientific-number number:decimal-places="5" number:min-decimal-places="5" number:min-integer-digits="1" number:min-exponent-digits="2" number:exponent-interval="1" number:forced-exponent-sign="true"/>
    </number:number-style>
    <number:number-style style:name="N10127" number:language="es" number:country="ES">
      <number:scientific-number number:decimal-places="6" number:min-decimal-places="6" number:min-integer-digits="1" number:min-exponent-digits="2" number:exponent-interval="1" number:forced-exponent-sign="true"/>
    </number:number-style>
    <number:number-style style:name="N10128" number:language="es" number:country="ES">
      <number:scientific-number number:decimal-places="7" number:min-decimal-places="7" number:min-integer-digits="1" number:min-exponent-digits="2" number:exponent-interval="1" number:forced-exponent-sign="true"/>
    </number:number-style>
    <number:number-style style:name="N10129" number:language="es" number:country="ES">
      <number:scientific-number number:decimal-places="8" number:min-decimal-places="8" number:min-integer-digits="1" number:min-exponent-digits="2" number:exponent-interval="1" number:forced-exponent-sign="true"/>
    </number:number-style>
    <number:number-style style:name="N10130" number:language="es" number:country="ES">
      <number:scientific-number number:decimal-places="1" number:min-decimal-places="1" number:min-integer-digits="1" number:min-exponent-digits="1" number:exponent-interval="1" number:forced-exponent-sign="true"/>
    </number:number-style>
    <number:currency-style style:name="N20122P0" style:volatile="true" number:language="en" number:country="US">
      <number:currency-symbol/>
      <number:number number:decimal-places="0" number:min-decimal-places="0" number:min-integer-digits="1" number:grouping="true"/>
      <number:text> </number:text>
    </number:currency-style>
    <number:currency-style style:name="N20122" number:language="en" number:country="US">
      <number:text>(</number:text>
      <number:currency-symbol/>
      <number:number number:decimal-places="0" number:min-decimal-places="0" number:min-integer-digits="1" number:grouping="true"/>
      <number:text>)</number:text>
      <style:map style:condition="value()&gt;=0" style:apply-style-name="N20122P0"/>
    </number:currency-style>
    <number:currency-style style:name="N20123P0" style:volatile="true" number:language="en" number:country="US">
      <number:currency-symbol/>
      <number:number number:decimal-places="0" number:min-decimal-places="0" number:min-integer-digits="1" number:grouping="true"/>
      <number:text> </number:text>
    </number:currency-style>
    <number:currency-style style:name="N2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20123P0"/>
    </number:currency-style>
    <number:currency-style style:name="N20125P0" style:volatile="true" number:language="en" number:country="US">
      <number:currency-symbol/>
      <number:number number:decimal-places="2" number:min-decimal-places="2" number:min-integer-digits="1" number:grouping="true"/>
      <number:text> </number:text>
    </number:currency-style>
    <number:currency-style style:name="N20125" number:language="en" number:country="US">
      <number:text>(</number:text>
      <number:currency-symbol/>
      <number:number number:decimal-places="2" number:min-decimal-places="2" number:min-integer-digits="1" number:grouping="true"/>
      <number:text>)</number:text>
      <style:map style:condition="value()&gt;=0" style:apply-style-name="N20125P0"/>
    </number:currency-style>
    <number:currency-style style:name="N20126P0" style:volatile="true" number:language="en" number:country="US">
      <number:currency-symbol/>
      <number:number number:decimal-places="2" number:min-decimal-places="2" number:min-integer-digits="1" number:grouping="true"/>
      <number:text> </number:text>
    </number:currency-style>
    <number:currency-style style:name="N2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20126P0"/>
    </number:currency-style>
    <number:date-style style:name="N20127" number:language="en" number:country="US">
      <number:month/>
      <number:text>/</number:text>
      <number:day/>
      <number:text>/</number:text>
      <number:year number:style="long"/>
    </number:date-style>
    <number:date-style style:name="N20128" number:language="en" number:country="US">
      <number:day/>
      <number:text>-</number:text>
      <number:month number:textual="true"/>
      <number:text>-</number:text>
      <number:year/>
    </number:date-style>
    <number:date-style style:name="N20129" number:language="en" number:country="US">
      <number:day/>
      <number:text>-</number:text>
      <number:month number:textual="true"/>
    </number:date-style>
    <number:date-style style:name="N20130" number:language="en" number:country="US">
      <number:month number:textual="true"/>
      <number:text>-</number:text>
      <number:year/>
    </number:date-style>
    <number:time-style style:name="N20131" number:language="en" number:country="US">
      <number:hours/>
      <number:text>:</number:text>
      <number:minutes number:style="long"/>
      <number:text> </number:text>
      <number:am-pm/>
    </number:time-style>
    <number:time-style style:name="N20132" number:language="en" number:country="US">
      <number:hours/>
      <number:text>:</number:text>
      <number:minutes number:style="long"/>
      <number:text>:</number:text>
      <number:seconds number:style="long"/>
      <number:text> </number:text>
      <number:am-pm/>
    </number:time-style>
    <number:time-style style:name="N20133" number:language="en" number:country="US">
      <number:hours/>
      <number:text>:</number:text>
      <number:minutes number:style="long"/>
    </number:time-style>
    <number:time-style style:name="N20134" number:language="en" number:country="US">
      <number:hours/>
      <number:text>:</number:text>
      <number:minutes number:style="long"/>
      <number:text>:</number:text>
      <number:seconds number:style="long"/>
    </number:time-style>
    <number:date-style style:name="N20135" number:language="en" number:country="US">
      <number:month/>
      <number:text>/</number:text>
      <number:day/>
      <number:text>/</number:text>
      <number:year number:style="long"/>
      <number:text> </number:text>
      <number:hours/>
      <number:text>:</number:text>
      <number:minutes number:style="long"/>
    </number:date-style>
    <number:number-style style:name="N20137P0" style:volatile="true" number:language="en" number:country="US">
      <number:number number:decimal-places="0" number:min-decimal-places="0" number:min-integer-digits="1" number:grouping="true"/>
      <number:text> </number:text>
    </number:number-style>
    <number:number-style style:name="N20137" number:language="en" number:country="US">
      <style:text-properties fo:color="#ff0000"/>
      <number:text>(</number:text>
      <number:number number:decimal-places="0" number:min-decimal-places="0" number:min-integer-digits="1" number:grouping="true"/>
      <number:text>)</number:text>
      <style:map style:condition="value()&gt;=0" style:apply-style-name="N20137P0"/>
    </number:number-style>
    <number:number-style style:name="N20139P0" style:volatile="true" number:language="en" number:country="US">
      <number:number number:decimal-places="2" number:min-decimal-places="2" number:min-integer-digits="1" number:grouping="true"/>
      <number:text> </number:text>
    </number:number-style>
    <number:number-style style:name="N20139" number:language="en" number:country="US">
      <style:text-properties fo:color="#ff0000"/>
      <number:text>(</number:text>
      <number:number number:decimal-places="2" number:min-decimal-places="2" number:min-integer-digits="1" number:grouping="true"/>
      <number:text>)</number:text>
      <style:map style:condition="value()&gt;=0" style:apply-style-name="N20139P0"/>
    </number:number-style>
    <number:number-style style:name="N2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2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20143P2" style:volatile="true" number:language="en" number:country="US">
      <number:text> </number:text>
      <number:fill-character> </number:fill-character>
      <number:text>- </number:text>
    </number:number-style>
    <number:text-style style:name="N20143" number:language="en" number:country="US">
      <number:text> </number:text>
      <number:text-content/>
      <number:text> </number:text>
      <style:map style:condition="value()&gt;0" style:apply-style-name="N20143P0"/>
      <style:map style:condition="value()&lt;0" style:apply-style-name="N20143P1"/>
      <style:map style:condition="value()=0" style:apply-style-name="N20143P2"/>
    </number:text-style>
    <number:currency-style style:name="N2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2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20147P2" style:volatile="true" number:language="en" number:country="US">
      <number:currency-symbol/>
      <number:fill-character> </number:fill-character>
      <number:text>- </number:text>
    </number:currency-style>
    <number:text-style style:name="N20147" number:language="en" number:country="US">
      <number:text> </number:tex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2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2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20151" number:language="en" number:country="US">
      <number:text> </number:text>
      <number:text-content/>
      <number:text> </number:text>
      <style:map style:condition="value()&gt;0" style:apply-style-name="N20151P0"/>
      <style:map style:condition="value()&lt;0" style:apply-style-name="N20151P1"/>
      <style:map style:condition="value()=0" style:apply-style-name="N20151P2"/>
    </number:text-style>
    <number:currency-style style:name="N2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2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2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20155" number:language="en" number:country="US">
      <number:text> </number:text>
      <number:text-content/>
      <number:text> </number:text>
      <style:map style:condition="value()&gt;0" style:apply-style-name="N20155P0"/>
      <style:map style:condition="value()&lt;0" style:apply-style-name="N20155P1"/>
      <style:map style:condition="value()=0" style:apply-style-name="N20155P2"/>
    </number:text-style>
    <style:style style:name="Default" style:family="table-cell">
      <style:text-properties style:font-name="Linux Biolinum G" fo:font-family="'Linux Biolinum G'" style:font-style-name="Normal" style:font-pitch="variable" fo:font-size="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direction="ltr"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DatoEntrada" style:family="table-cell" style:parent-style-name="Default" style:data-style-name="N0">
      <style:table-cell-properties style:cell-protect="none" style:print-content="true" fo:background-color="transparent" fo:border="0.06pt solid #0000ff" loext:vertical-justify="auto"/>
      <style:paragraph-properties css3t:text-justify="auto"/>
      <style:text-properties style:font-name="Linux Biolinum G2" fo:font-family="'Linux Biolinum G'" style:font-pitch="variable" fo:font-size="11pt" style:font-size-asian="11pt" style:font-size-complex="11pt"/>
    </style:style>
    <style:style style:name="Desplegable" style:family="table-cell" style:parent-style-name="Default">
      <style:table-cell-properties fo:background-color="#ffcc99" style:cell-protect="none" style:print-content="true" fo:border="0.06pt solid #ff3333"/>
      <style:text-properties style:font-name="Linux Biolinum G" fo:font-family="'Linux Biolinum G'" style:font-style-name="Normal" style:font-pitch="variable" fo:font-size="11pt" style:font-size-asian="10pt" style:font-size-complex="10pt"/>
    </style:style>
    <style:style style:name="Gris" style:family="table-cell" style:parent-style-name="Default">
      <style:table-cell-properties fo:background-color="#e6e6ff"/>
      <style:text-properties style:font-name="Linux Biolinum G2" fo:font-family="'Linux Biolinum G'" style:font-pitch="variable" fo:font-size="11pt" style:font-size-asian="11pt" style:font-size-complex="11pt"/>
    </style:style>
    <style:style style:name="GrisRayaSup" style:family="table-cell" style:parent-style-name="Default" style:data-style-name="N0">
      <style:table-cell-properties fo:border-bottom="none" fo:background-color="#e6e6ff" style:text-align-source="fix" style:repeat-content="false" fo:border-left="none" fo:border-right="none" fo:border-top="0.06pt solid #000000" loext:vertical-justify="auto"/>
      <style:paragraph-properties fo:text-align="center" css3t:text-justify="auto"/>
      <style:text-properties style:use-window-font-color="true" style:text-outline="false" style:text-line-through-style="none" style:text-line-through-type="none" style:font-name="Linux Biolinum G2" fo:font-family="'Linux Biolinum G'" style:font-pitch="variable" fo:font-size="11pt" fo:font-style="normal" fo:text-shadow="none" style:text-underline-style="none" fo:font-weight="normal" style:text-underline-mode="continuous" style:text-overline-mode="continuous" style:text-line-through-mode="continuous" style:font-name-asian="Times New Roman" style:font-family-asian="'Times New Roman'" style:font-family-generic-asian="roman" style:font-pitch-asian="variable" style:font-size-asian="11pt" style:font-style-asian="normal" style:font-weight-asian="normal" style:font-name-complex="Times New Roman" style:font-family-complex="'Times New Roman'" style:font-family-generic-complex="roman" style:font-pitch-complex="variable" style:font-size-complex="11pt" style:font-style-complex="normal" style:font-weight-complex="normal" style:text-emphasize="none" style:font-relief="none"/>
    </style:style>
    <style:style style:name="Vector" style:family="table-cell" style:parent-style-name="Text">
      <style:text-properties style:font-name="Linux Biolinum G1" fo:font-family="'Linux Biolinum G'" style:font-style-name="Negrita cursiva" style:font-pitch="variable" fo:font-style="italic" fo:font-weight="bold" style:text-overline-style="solid" style:text-overline-width="bold" style:text-overline-color="font-color"/>
    </style:style>
    <style:style style:name="Aviso" style:family="table-cell" style:parent-style-name="Default">
      <style:table-cell-properties fo:background-color="#bce4e5" style:text-align-source="fix" style:repeat-content="false"/>
      <style:paragraph-properties fo:text-align="center" fo:margin-left="0cm"/>
      <style:text-properties fo:color="#ff0000"/>
    </style:style>
    <style:style style:name="DatoTexto" style:family="table-cell" style:parent-style-name="Default" style:data-style-name="N100">
      <style:table-cell-properties style:cell-protect="none" style:print-content="true" fo:background-color="transparent" fo:border="0.99pt solid #684703"/>
    </style:style>
    <style:style style:name="RespRayaSup" style:family="table-cell" style:parent-style-name="Default">
      <style:table-cell-properties fo:border-bottom="none" fo:background-color="#e0efd4" style:diagonal-bl-tr="none" style:diagonal-tl-br="none" style:text-align-source="fix" style:repeat-content="false" fo:border-left="none" fo:border-right="none" fo:border-top="0.06pt solid #000000"/>
      <style:paragraph-properties fo:text-align="center"/>
    </style:style>
    <draw:marker draw:name="Arrow" svg:viewBox="0 0 20 30" svg:d="M10 0l-10 30h20z"/>
    <draw:marker draw:name="Fin_20_de_20_línea_20_1" draw:display-name="Fin de línea 1" svg:viewBox="0 0 20 30" svg:d="M10 0l-10 30h20z"/>
    <draw:marker draw:name="Fin_20_de_20_línea_20_56" draw:display-name="Fin de línea 56" svg:viewBox="0 0 20 30" svg:d="M10 0l-10 30h20z"/>
    <draw:marker draw:name="Fin_20_de_20_línea_20_58" draw:display-name="Fin de línea 58" svg:viewBox="0 0 20 30" svg:d="M10 0l-10 30h20z"/>
    <draw:marker draw:name="Fin_20_de_20_línea_20_61" draw:display-name="Fin de línea 61" svg:viewBox="0 0 20 30" svg:d="M10 0l-10 30h20z"/>
    <draw:marker draw:name="Fin_20_de_20_línea_20_62" draw:display-name="Fin de línea 62"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7.2$Windows_X86_64 LibreOffice_project/723314e595e8007d3cf785c16538505a1c878ca5</meta:generator>
    <meta:initial-creator>Alfonso Javier Barbadillo Marán</meta:initial-creator>
    <meta:creation-date>2006-05-13T21:08:36</meta:creation-date>
    <dc:date>2023-08-25T16:56:38.380000000</dc:date>
    <meta:editing-cycles>528</meta:editing-cycles>
    <meta:editing-duration>P2DT11H29M6S</meta:editing-duration>
    <dc:title>Cálculo campo electrostático (gal)</dc:title>
    <dc:creator>Alfonso Javier Barbadillo Marán</dc:creator>
    <meta:document-statistic meta:table-count="8" meta:cell-count="2774" meta:object-count="7"/>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REM  *****  BASIC  *****

Function NotaCien(numero as Double, Optional nCifras as Integer, Optional bAspa as Boolean) as String
' numero: el número que se quiere escribir
' nCifras: el número de cifras significativas. Si se deja en blano presenta 3 cifras
' bAspa: si el signo de multiplicar es un aspa "×" en vez de un punto "·"
' Dim bPneg as Boolean
' Dim nPot, nSignif, nCont, nCifra as Byte
' Dim nAntes, nLog, nMantis as Double
' Dim cMult as String
' Dim cAntes, cPot, cElev, cCar,cTemp, cTexto as String
Dim nExp, nSignif as Byte
Dim nAntes, nLog, nMantis as Double
Dim cMult, cAntes as String

IF numero = 0 THEN
	NotaCien = 0
	EXIT FUNCTION
ENDIF
IF IsMissing(nCifras) THEN
	nSignif = 3
ELSE
	IF nCifras &lt; 1 THEN
		nSignif = 1
	ELSE
		nSignif = nCifras
	ENDIF
ENDIF
cMult = "·"
IF NOT IsMissing(bAspa) THEN
	IF bAspa THEN
		cMult = "×"
	ENDIF	
ENDIF
nExp = VAL(RIGHT(FORMAT(numero,"0.00E+000"), 4))
nAntes = numero*10^-nExp
IF (nSignif &gt; 1) THEN
	cAntes = FORMAT(nAntes,"0."&amp;STRING( nSignif - 1, "0")
ELSE
	cAntes = FORMAT(nAntes,"0")
ENDIF
NotaCien = cAntes &amp; cMult &amp; "10" &amp; Superind(nExp)
End Function


Function AValor(cTexto as String) as Double
Const cMenos as String = "⁻"
Const cSup as String = "¹²³⁴⁵⁶⁷⁸⁹⁰"
Dim cTemp, cAntes, cExp, cCar as String
Dim nPos, nLong, nCont as Byte

cTexto = TRIM(cTexto)
nLong = LEN(cTexto)
IF nLong = 0 THEN
	AValor = 0
	EXIT FUNCTION
ENDIF
IF IsNumeric(cTexto) THEN
	AValor = cDbl(cTexto)
	EXIT FUNCTION
ENDIF
nPos = nPos10(cTexto)
IF nPos = 0 THEN
	AValor = cDbl(cTexto)
	EXIT FUNCTION
ENDIF
cAntes =  LEFT(cTexto, nPos-1)
cTemp = MID(cTexto, nPos+3, 4)
cExp = ""
IF LEFT(cTemp, 1) = cMenos THEN
	cExp = "-"
	cTemp = MID(cTemp, 2,4)
ENDIF
FOR nCont = 1 TO LEN(cTemp)
	cCar = MID(cTemp, nCont, 1)
	nPos = InStr(cSup, cCar)
	IF nPos = 10 THEN
		nPos = 0
	ENDIF
	cExp = cExp &amp; LTRIM(STR(nPos))
NEXT
cTemp = cAntes &amp; "E" &amp; cExp
AValor = cDbl(cTemp)
End Function


Function NumForma(numero as Double, Optional nCifras as Integer, Optional nMax as Integer) as String
' nMax: nº cifras enteras para formato decimal. Si un número tiene más se vería en formato científico

Dim cTemp, cFormato as String
Dim nNum as Double
Dim nDec, nSignif as Integer

IF IsMissing(nMax) THEN
	nMax = 3
ELSE
	IF nMax = 0 THEN
		nMax = 3
	ENDIF
ENDIF
nMax = INT(ABS(nMax))
IF IsMissing(nCifras) THEN
	nSignif = 3
ELSE
	IF nCifras &lt; 1 THEN
		nSignif = 3
	ELSE
		nSignif = nCifras
	ENDIF
ENDIF
nNum = ABS(numero)
IF  nNum = 0 THEN
	NumForma = "0"
ELSEIF (nNum &lt; 10^-nMax) OR (nNum &gt;= 10^nMax) then
	NumForma = NotaCien(numero, nSignif)
ELSE
	nDec = nSignif - INT( LOG(nNum)/ LOG(10)) - 1
'	nDec = nSignif - FIX( LOG(nNum)/ LOG(10)) - 1
	IF nDec &lt;= 0 THEN
		NumForma = FORMAT(INT(numero*10^nDec + 0.5)*10^-nDec, "0" )
	ELSE
		cFormato = "0."&amp;String(nDec, "0")
		NumForma = FORMAT(numero, cFormato)
	ENDIF
ENDIF
End Function


Function nPos10(cTexto as String) as Byte
DIM nPos,nComa as Byte
' Determina la posición de "·10","×10"," 10" ó "E" en una cadena que respresenta a un número

IF LEN(cTexto) &lt; 3 THEN
	nPos = 0
ELSE
	nPos = InStr(cTexto,"·10")
	IF nPos = 0 THEN
		nPos = InStr(cTexto,"×10")
	ENDIF
	IF nPos = 0 THEN
		nPos = InStr(cTexto," 10")
	ENDIF
	IF nPos = 0 THEN
		nPos = InStr(cTexto,"E")
	ENDIF
ENDIF
nPos10 = nPos
End Function

</script:module>
</file>

<file path=Basic/Standard/Module2.xml><?xml version="1.0" encoding="utf-8"?>
<!DOCTYPE module  PUBLIC '-//OpenOffice.org//DTD OfficeDocument 1.0//EN'  'module.dtd'>
<script:module xmlns:script="http://openoffice.org/2000/script" script:name="Module2" script:language="StarBasic" script:moduleType="normal">Function ExpandeTexto(Texto as String, Optional nEspacios As Integer) as String
Dim cFinal, cSepara As String
Dim nLong, nCont As Integer
IF IsMissing(nEspacios) THEN
	nEspacios = 1
Else
	If nEspacios &lt; 1 Then
		nEspacios = 1
	EndIf
EndIf
nLong = LEN(Texto)
If nLong &lt; 2 Then
	ExpandeTexto = Texto
	Exit Function
EndIf
cSepara = space(nEspacios)
cFinal = mid(Texto,1,1)
For nCont = 2 To nLong
	cFinal = cFinal &amp; cSepara &amp; mid(Texto, nCont, 1)
Next
ExpandeTexto = cFinal
End Function


Sub VaciarCeldasNoProteg()
' Borra el contenido de las celdas no protegidas en el Rango "A1:J40"
' Sólo borra si es un número, una fecha/hora, un texto o una fórmula
' No borra si la celda está unida a otras
Dim oRango, oSel as object
Dim cRango, cMens as string
dim document   as object
dim dispatcher as object
'Dim bSel as Boolean
dim args1(0) as new com.sun.star.beans.PropertyValue
DIM oDir, ufr, e, rgs as object

oSel = ThisComponent.getCurrentSelection()
If oSel.getImplementationName() = "ScCellObj" then
	cRango = "A1:J40"
	cMens = "desta folla"
	oRango = ThisComponent.getCurrentController.getActiveSheet().getCellRangeByName( cRango )
'	bSel = False
else
	cMens = "no intervalo seleccionado"
	oRango = oSel
'	bSel = True
endIf
If MsgBox ("Borrar os datos " &amp; cMens &amp; "?",1,"Borrar datos") = 1 Then
	with com.sun.star.sheet.CellFlags
		flags = .VALUE + .DATETIME + .STRING + .FORMULA
	end with
	ufr = oRango.getCellFormatRanges()
	e = ufr.createEnumeration()
	while e.hasMoreElements()
		rgs = e.nextElement()
'		if NOT rgs.CellProtection.IsLocked and (bSel or NOT rgs.getIsMerged()) then
		if NOT rgs.CellProtection.IsLocked then
      		rgs.clearContents(flags)
		endif
	wend
	document   = ThisComponent.CurrentController.Frame
	dispatcher = createUnoService("com.sun.star.frame.DispatchHelper")
	args1(0).Name = "ToPoint"
	args1(0).Value = "$A$1"
	dispatcher.executeDispatch(document, ".uno:GoToCell", "", 0, args1())
	dispatcher.executeDispatch(document, ".uno:JumpToNextUnprotected", "", 0, Array())
EndIf
end Sub
</script:module>
</file>

<file path=Basic/Standard/Multipl.xml><?xml version="1.0" encoding="utf-8"?>
<!DOCTYPE module  PUBLIC '-//OpenOffice.org//DTD OfficeDocument 1.0//EN'  'module.dtd'>
<script:module xmlns:script="http://openoffice.org/2000/script" script:name="Multipl" script:language="StarBasic" script:moduleType="normal">Function ASubMultTabla(cNumero as String, Optional nCifras as Integer) as Variant
' Devuelve una matriz con el primer elemento conteniendo elprefijo del múltiplo o submúltiplo &gt; 1
' y el segundo elemento como el num expresado con nCifras (seis por defecto) cifras significativas

Dim cResult as String
Dim nPos, nLong as Integer
Dim vTabla(1 to 2) as Variant

cResult = ASubMult(cNumero, nCifras)
nLong = LEN(cResult)
nPos = PosPot10(cNumero)
IF nPos &gt;-9 and nPos&lt;&gt;1 and nPos&lt;10 then
	vTabla(1) = Left(cResult, nLong - 2)
	vTabla(2) = Right(cResult, 1)
else
	vTabla(1) = cResult
	vTabla(2) = ""
endif
ASubMultTabla = vTabla
End Function


Function PrefSM(numero as String) as String
Dim nPos as Integer
Const cSimbol = "yzafpnµm kMGTPEZY"

nPos = PosPot10(numero)
PrefSM=""
IF nPos &gt;-9 and nPos&lt;&gt;1 and nPos&lt;10 then
	PrefSM = TRIM( MID(cSimbol, nPos + 8, 1))
endif
end Function


Function PosPot10(cNumero as String) as Integer
' Encuentra la posición del prefijo S.I. del múltiplo o submúltiplo (10³)ⁿ
Dim nCont as Integer
Dim nLog, num as Double

num = AValor(cNumero)
PosPot10 = -9
IF num = 0 then
	Exit Function
endif
nLog = LOG(ABS(num))/LOG(10)
If (nLog &lt;-24) or (nLog &gt;=27) THEN
	Exit Function
endif	
FOR nCont =-8 to 9
	If 3 * nCont &gt; nLog THEN
		EXIT FOR
	ENDIF
NEXT
PosPot10 = nCont
end Function


Function ASubMult(cNumero as String, Optional nCifSig as Integer) as String
Dim nCifras as Byte
Dim nPos, nExpon as Integer
Dim cPref, cNum as String
Dim nResult as Double
Const cSimbol = "yzafpnµm kMGTPEZY"

IF IsMissing(nCifSig) THEN
	nCifras = 3
ELSE
	IF nCifSig &lt; 1 THEN
		nCifras = 1
	ELSE
		nCifras = nCifSig
	ENDIF
ENDIF
nPos = PosPot10(cNumero)
IF nPos &gt;-9 and nPos&lt;&gt;1 and nPos&lt;10 then
	nExpon = 3 * (1 - nPos)
	nResult =  AValor(cNumero) * 10^nExpon
	cNum = NumForma(nResult, nCifras)
	ASubMult = cNum
	cPref = MID(cSimbol, nPos + 8, 1)
	If LEN(cPref) &gt; 0 then
		ASubMult = cNum &amp; " " &amp; cPref
	EndIf
else
	ASubMult = NumForma(avalor(cNumero), nCifras)
endif
end Function


Function MaxAbs(Rango) as Double
' Encuentra el valor máximo de los valores absolutos de los elementos de un rango
' bien como números o como texto numforma
Dim nRef, nElem  as Double
Dim nItem as String

nRef = 0
IF IsArray(Rango) Then
	For each nItem in Rango
		nElem = ABS(AValor(nItem))
		IF (nElem &gt; nRef) and (nElem &lt;&gt; 0) then
			nRef = nElem
		ENDIF
	Next nItem
else
	nRef = ABS(AValor(Rango))
endif
MaxAbs = nRef
end Function


Function FactorSM(cPrefijo as String) as Double
' Devuelve	
' P. ej.: FactorSM("k") = 1000

DIM cAbr as String
DIM nPos as Integer
DIM ALaUnidad as Double
Const cSimbol = "yzafpnµm'kMGTPEZY"

If Len(cPrefijo) = 0 Then
	FactorSM = 1
	Exit Function
Endif
cAbr = left(cPrefijo, 1)
nPos =InStr(1, cSimbol, cAbr, 0)
If nPos &lt;&gt; 0 Then
	ALaUnidad = 10^(3 * nPos - 27)
else
	Select Case cAbr
		CASE "c"
			ALaUnidad = 0.01
		CASE "d"
			IF  left(cPrefijo, 2) = "da" THEN
				ALaUnidad = 10
			ELSE
				ALaUnidad = 0.1
			ENDIF
		CASE "h"
			ALaUnidad = 100
		CASE  "μ", "u"
			ALaUnidad = 1E-6
		CASE ELSE
			ALaUnidad = 1
	End Select
Endif
FactorSM = ALaUnidad
End Function


Function EntreParent(cTexto as String, Optional nExp as Integer) as String
' Si cTexto &lt; 0 lo encierra entre paréntesis
' para evitar acumulación de signos negativos  (3 - - 5)
' Si hay un nExp, y cTexto está en notación científica o es negayivo, lo encierra entre paréntesis 
' 4·10³² -&gt; (4·10³)²

IF IsMissing(nExp) THEN
	nExp = 0
ENDIF
EntreParent = cTexto
IF nExp = 0 THEN
	IF (left(cTexto,1) = "-") THEN
		EntreParent = "(" &amp; cTexto &amp; ")"
	ENDIF
ELSE
	IF (nPos10(cTexto)&gt;0) or (left(cTexto,1) = "-") THEN
		EntreParent = "(" &amp; cTexto &amp; ")" &amp; Superind(nExp)
	ELSE
		EntreParent = cTexto &amp; Superind(nExp)		
	ENDIF
ENDIF
End Function

</script:module>
</file>

<file path=Basic/Standard/Superindice.xml><?xml version="1.0" encoding="utf-8"?>
<!DOCTYPE module  PUBLIC '-//OpenOffice.org//DTD OfficeDocument 1.0//EN'  'module.dtd'>
<script:module xmlns:script="http://openoffice.org/2000/script" script:name="Superindice" script:language="StarBasic" script:moduleType="normal">REM  *****  BASIC  *****
Function Superind(Texto as String) as String
' Da un texto con todos los números como superíndices

Dim nCont, nAsc as Integer
Dim cCar as String
Const cSup as String = "¹²³⁴⁵⁶⁷⁸⁹"
Const cCero as String = "⁰"
Const cMas as String = "⁺"
Const cMenos as String = "⁻"

Superind = ""
IF Texto = "" THEN
	EXIT FUNCTION
ENDIF
FOR nCont=1 TO LEN(Texto)
	cCar = MID(Texto, nCont, 1)
	nAsc = ASC(cCar)
	SELECT CASE nAsc
		CASE 43
			cCar = cMas
		CASE 45
			cCar = cMenos
		CASE 48
			cCar = cCero
		CASE 49 TO 57
			cCar = MID(cSup, nAsc-48, 1)
		CASE ELSE
	END SELECT
	Superind = Superind &amp; cCar
NEX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element library:name="Multipl"/>
  <library:element library:name="Superindic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origin="0" chart:reverse-direction="false" text:line-break="false" loext:try-staggering-first="false" chart:link-data-style-to-source="true" chart:axis-position="0" chart:axis-label-position="outside-start"/>
      <style:graphic-properties svg:stroke-color="#b3b3b3"/>
      <style:text-properties fo:font-size="10pt" style:font-size-asian="10pt" style:font-size-complex="10pt"/>
    </style:style>
    <style:style style:name="ch4" style:family="chart" style:data-style-name="N0">
      <style:chart-properties chart:symbol-type="none" chart:link-data-style-to-source="true"/>
      <style:graphic-properties draw:stroke="none" svg:stroke-width="0.08cm" svg:stroke-color="#004586" draw:fill-color="#004586" dr3d:edge-rounding="5%"/>
      <style:text-properties fo:font-size="10pt" style:font-size-asian="10pt" style:font-size-complex="10pt"/>
    </style:style>
    <style:style style:name="ch5" style:family="chart" style:data-style-name="N0">
      <style:chart-properties chart:symbol-type="named-symbol" chart:symbol-name="circle" chart:symbol-width="0.1cm" chart:symbol-height="0.1cm" loext:label-stroke-color="#3465a4" chart:link-data-style-to-source="true" chart:data-label-number="none" chart:data-label-text="true" chart:data-label-symbol="false" chart:data-label-series="false" chart:label-position="top"/>
      <style:graphic-properties draw:stroke="none" svg:stroke-width="0.08cm" svg:stroke-color="#ed1c24" draw:fill-color="#ed1c24" dr3d:edge-rounding="5%"/>
      <style:text-properties fo:font-size="10pt" style:font-size-asian="10pt" style:font-size-complex="10pt"/>
    </style:style>
    <style:style style:name="ch6" style:family="chart">
      <style:graphic-properties svg:stroke-color="#3465a4"/>
    </style:style>
    <style:style style:name="ch7" style:family="chart" style:data-style-name="N0">
      <style:chart-properties chart:symbol-type="none" loext:label-stroke-color="#3465a4" chart:link-data-style-to-source="true"/>
      <style:graphic-properties svg:stroke-width="0.03cm" svg:stroke-color="#579d1c" draw:fill-color="#579d1c"/>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0066b3" draw:fill-color="#0066b3"/>
      <style:text-properties fo:font-size="10pt" style:font-size-asian="10pt" style:font-size-complex="10pt"/>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9.001cm" svg:height="9.001cm" xlink:href=".." xlink:type="simple" chart:class="chart:scatter" chart:style-name="ch1">
        <chart:plot-area chart:style-name="ch2" table:cell-range-address="Campo.Y20:Campo.Y25 Campo.Z16:Campo.Z20 Campo.AA17:Campo.AA20 Campo.AB21:Campo.AB25 Campo.AC26:Campo.AC49 Campo.AD50:Campo.AD54" chart:data-source-has-labels="both" svg:x="0.18cm" svg:y="0.18cm" svg:width="8.641cm" svg:height="8.641cm">
          <chart:coordinate-region svg:x="1.092cm" svg:y="0.379cm" svg:width="7.449cm" svg:height="7.795cm"/>
          <chart:axis chart:dimension="x" chart:name="primary-x" chart:style-name="ch3" chartooo:axis-type="auto">
            <chart:categories table:cell-range-address="Campo.Y21:Campo.Y25"/>
          </chart:axis>
          <chart:axis chart:dimension="y" chart:name="primary-y" chart:style-name="ch3"/>
          <chart:series chart:style-name="ch4" chart:values-cell-range-address="Campo.AA17:Campo.AA20" chart:label-cell-address="Campo.Z16:Campo.Z16" chart:class="chart:scatter">
            <chart:domain table:cell-range-address="Campo.Z17:Campo.Z20"/>
            <chart:data-point chart:repeated="4"/>
          </chart:series>
          <chart:series chart:style-name="ch5" chart:values-cell-range-address="Campo.AB21:Campo.AB25" chart:label-cell-address="Campo.Y20:Campo.Y20" chart:class="chart:scatter">
            <chart:domain table:cell-range-address="Campo.Z21:Campo.Z25"/>
            <chart:data-point chart:repeated="5"/>
            <chart:data-label chart:style-name="ch6"/>
          </chart:series>
          <chart:series chart:style-name="ch7" chart:values-cell-range-address="Campo.AC26:Campo.AC49" chart:class="chart:scatter">
            <chart:domain table:cell-range-address="Campo.Z26:Campo.Z49"/>
            <chart:data-point chart:repeated="24"/>
            <chart:data-label chart:style-name="ch6"/>
          </chart:series>
          <chart:series chart:style-name="ch8" chart:values-cell-range-address="Campo.AD50:Campo.AD54" chart:class="chart:scatter">
            <chart:domain table:cell-range-address="Campo.Z50:Campo.Z54"/>
            <chart:data-point chart:repeated="5"/>
          </chart:series>
          <chart:wall chart:style-name="ch9"/>
          <chart:floor chart:style-name="ch10"/>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Columna Z</text:p>
              </table:table-cell>
              <table:table-cell office:value-type="string">
                <text:p>Recuadro</text:p>
                <draw:g>
                  <svg:desc>Campo.Z16:Campo.Z16</svg:desc>
                </draw:g>
              </table:table-cell>
              <table:table-cell office:value-type="string">
                <text:p>Columna Z</text:p>
              </table:table-cell>
              <table:table-cell office:value-type="string">
                <text:p>Puntos</text:p>
                <draw:g>
                  <svg:desc>Campo.Y20:Campo.Y20</svg:desc>
                </draw:g>
              </table:table-cell>
              <table:table-cell office:value-type="string">
                <text:p>Columna Z</text:p>
              </table:table-cell>
              <table:table-cell office:value-type="string">
                <text:p>Columna AC</text:p>
              </table:table-cell>
              <table:table-cell office:value-type="string">
                <text:p>Columna Z</text:p>
              </table:table-cell>
              <table:table-cell office:value-type="string">
                <text:p>Columna AD</text:p>
              </table:table-cell>
            </table:table-row>
          </table:table-header-rows>
          <table:table-rows>
            <table:table-row>
              <table:table-cell office:value-type="string">
                <text:p>A</text:p>
                <draw:g>
                  <svg:desc>Campo.Y21:Campo.Y25</svg:desc>
                </draw:g>
              </table:table-cell>
              <table:table-cell office:value-type="float" office:value="-577.35026919">
                <text:p>-577.35026919</text:p>
                <draw:g>
                  <svg:desc>Campo.Z17:Campo.Z20</svg:desc>
                </draw:g>
              </table:table-cell>
              <table:table-cell office:value-type="float" office:value="-577.35026919">
                <text:p>-577.35026919</text:p>
                <draw:g>
                  <svg:desc>Campo.AA17:Campo.AA20</svg:desc>
                </draw:g>
              </table:table-cell>
              <table:table-cell office:value-type="float" office:value="0">
                <text:p>0</text:p>
                <draw:g>
                  <svg:desc>Campo.Z21:Campo.Z25</svg:desc>
                </draw:g>
              </table:table-cell>
              <table:table-cell office:value-type="float" office:value="288.675134595">
                <text:p>288.675134595</text:p>
                <draw:g>
                  <svg:desc>Campo.AB21:Campo.AB25</svg:desc>
                </draw:g>
              </table:table-cell>
              <table:table-cell office:value-type="float" office:value="0">
                <text:p>0</text:p>
                <draw:g>
                  <svg:desc>Campo.Z26:Campo.Z49</svg:desc>
                </draw:g>
              </table:table-cell>
              <table:table-cell office:value-type="float" office:value="288.675134595">
                <text:p>288.675134595</text:p>
                <draw:g>
                  <svg:desc>Campo.AC26:Campo.AC49</svg:desc>
                </draw:g>
              </table:table-cell>
              <table:table-cell office:value-type="float" office:value="0">
                <text:p>0</text:p>
                <draw:g>
                  <svg:desc>Campo.Z50:Campo.Z54</svg:desc>
                </draw:g>
              </table:table-cell>
              <table:table-cell office:value-type="float" office:value="288.675134595">
                <text:p>288.675134595</text:p>
                <draw:g>
                  <svg:desc>Campo.AD50:Campo.AD54</svg:desc>
                </draw:g>
              </table:table-cell>
            </table:table-row>
            <table:table-row>
              <table:table-cell office:value-type="string">
                <text:p>𝘘₁</text:p>
              </table:table-cell>
              <table:table-cell office:value-type="float" office:value="-577.35026919">
                <text:p>-577.35026919</text:p>
              </table:table-cell>
              <table:table-cell office:value-type="float" office:value="538.675134594676">
                <text:p>538.675134594676</text:p>
              </table:table-cell>
              <table:table-cell office:value-type="float" office:value="500">
                <text:p>500</text:p>
              </table:table-cell>
              <table:table-cell office:value-type="float" office:value="288.675134595">
                <text:p>288.675134595</text:p>
              </table:table-cell>
              <table:table-cell office:value-type="float" office:value="500">
                <text:p>500</text:p>
              </table:table-cell>
              <table:table-cell office:value-type="float" office:value="288.675134595">
                <text:p>288.675134595</text:p>
              </table:table-cell>
              <table:table-cell office:value-type="float" office:value="0">
                <text:p>0</text:p>
              </table:table-cell>
              <table:table-cell office:value-type="float" office:value="538.675134594676">
                <text:p>538.675134594676</text:p>
              </table:table-cell>
            </table:table-row>
            <table:table-row>
              <table:table-cell office:value-type="string">
                <text:p>𝘘₂</text:p>
              </table:table-cell>
              <table:table-cell office:value-type="float" office:value="538.675134594676">
                <text:p>538.675134594676</text:p>
              </table:table-cell>
              <table:table-cell office:value-type="float" office:value="538.675134594676">
                <text:p>538.675134594676</text:p>
              </table:table-cell>
              <table:table-cell office:value-type="float" office:value="-500">
                <text:p>-500</text:p>
              </table:table-cell>
              <table:table-cell office:value-type="float" office:value="288.675134595">
                <text:p>288.675134595</text:p>
              </table:table-cell>
              <table:table-cell office:value-type="float" office:value="456.698729810778">
                <text:p>456.698729810778</text:p>
              </table:table-cell>
              <table:table-cell office:value-type="float" office:value="313.675134595">
                <text:p>313.675134595</text:p>
              </table:table-cell>
              <table:table-cell office:value-type="float" office:value="-25.0000000000002">
                <text:p>-25.0000000000002</text:p>
              </table:table-cell>
              <table:table-cell office:value-type="float" office:value="495.373864405454">
                <text:p>495.373864405454</text:p>
              </table:table-cell>
            </table:table-row>
            <table:table-row>
              <table:table-cell office:value-type="string">
                <text:p>𝘘₃</text:p>
              </table:table-cell>
              <table:table-cell office:value-type="float" office:value="538.675134594676">
                <text:p>538.675134594676</text:p>
              </table:table-cell>
              <table:table-cell office:value-type="float" office:value="-577.35026919">
                <text:p>-577.35026919</text:p>
              </table:table-cell>
              <table:table-cell office:value-type="float" office:value="0">
                <text:p>0</text:p>
              </table:table-cell>
              <table:table-cell office:value-type="float" office:value="-577.35026919">
                <text:p>-577.35026919</text:p>
              </table:table-cell>
              <table:table-cell office:value-type="float" office:value="500">
                <text:p>500</text:p>
              </table:table-cell>
              <table:table-cell office:value-type="float" office:value="288.675134595">
                <text:p>288.675134595</text:p>
              </table:table-cell>
              <table:table-cell office:value-type="float" office:value="0">
                <text:p>0</text:p>
              </table:table-cell>
              <table:table-cell office:value-type="float" office:value="538.675134594676">
                <text:p>538.675134594676</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56.698729810778">
                <text:p>456.698729810778</text:p>
              </table:table-cell>
              <table:table-cell office:value-type="float" office:value="263.675134595">
                <text:p>263.675134595</text:p>
              </table:table-cell>
              <table:table-cell office:value-type="float" office:value="25.0000000000002">
                <text:p>25.0000000000002</text:p>
              </table:table-cell>
              <table:table-cell office:value-type="float" office:value="495.373864405454">
                <text:p>495.373864405454</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4595">
                <text:p>288.675134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88.675134595">
                <text:p>288.675134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4595">
                <text:p>288.675134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56.698729810778">
                <text:p>-456.698729810778</text:p>
              </table:table-cell>
              <table:table-cell office:value-type="float" office:value="263.675134595">
                <text:p>263.675134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4595">
                <text:p>288.675134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56.698729810778">
                <text:p>-456.698729810778</text:p>
              </table:table-cell>
              <table:table-cell office:value-type="float" office:value="313.675134595">
                <text:p>313.675134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4595">
                <text:p>288.675134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88.675134595">
                <text:p>288.675134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538.675134594676">
                <text:p>538.6751345946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5.0000000000002">
                <text:p>-25.0000000000002</text:p>
              </table:table-cell>
              <table:table-cell office:value-type="float" office:value="495.373864405454">
                <text:p>495.3738644054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538.675134594676">
                <text:p>538.6751345946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5.0000000000002">
                <text:p>25.0000000000002</text:p>
              </table:table-cell>
              <table:table-cell office:value-type="float" office:value="495.373864405454">
                <text:p>495.3738644054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538.675134594676">
                <text:p>538.6751345946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88.675134595">
                <text:p>288.675134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88.675134595">
                <text:p>288.675134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88.675134595">
                <text:p>288.675134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88.675134595">
                <text:p>288.675134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88.675134595">
                <text:p>288.675134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88.675134595">
                <text:p>288.675134595</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7.2$Windows_X86_64 LibreOffice_project/723314e595e8007d3cf785c16538505a1c878ca5</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2/content.xml><?xml version="1.0" encoding="utf-8"?>
<math xmlns="http://www.w3.org/1998/Math/MathML" display="block">
  <semantics>
    <mrow>
      <mstyle mathvariant="sans-serif">
        <msqrt>
          <mfrac>
            <mrow>
              <mn>2</mn>
              <mi>·</mi>
              <msub>
                <mi>E</mi>
                <mstyle mathvariant="normal">
                  <mi mathvariant="normal">c</mi>
                </mstyle>
              </msub>
            </mrow>
            <mi>m</mi>
          </mfrac>
        </msqrt>
      </mstyle>
      <mo stretchy="false">=</mo>
      <mrow/>
    </mrow>
    <annotation encoding="StarMath 5.0">font sans sqrt{{2 · E_nitalic c} over m} ={ }</annotation>
  </semantics>
</math>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symbol-type="none" loext:label-stroke-color="#3465a4" chart:link-data-style-to-source="true" chart:data-label-number="none" chart:data-label-text="true" chart:data-label-symbol="false" chart:data-label-series="false" chart:label-position="top"/>
      <style:graphic-properties svg:stroke-width="0.08cm" svg:stroke-color="#004586" draw:fill-color="#004586" fo:wrap-option="wrap" dr3d:edge-rounding="5%"/>
      <style:text-properties fo:font-size="10pt" style:font-size-asian="10pt" style:font-size-complex="10pt"/>
    </style:style>
    <style:style style:name="ch6" style:family="chart">
      <style:graphic-properties svg:stroke-color="#3465a4"/>
    </style:style>
    <style:style style:name="ch7" style:family="chart" style:data-style-name="N0">
      <style:chart-properties chart:symbol-type="none" chart:link-data-style-to-source="true"/>
      <style:graphic-properties draw:stroke="none"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424cm" svg:height="9.424cm" xlink:href=".." xlink:type="simple" chart:class="chart:scatter" chart:column-mapping="0 1" chart:style-name="ch1">
        <chart:plot-area chart:style-name="ch2" table:cell-range-address="Coords.T28:Coords.T31 Coords.Q28:Coords.S34" chart:data-source-has-labels="column" svg:x="0.188cm" svg:y="0.188cm" svg:width="9.048cm" svg:height="9.048cm">
          <chart:coordinate-region svg:x="0.479cm" svg:y="0.387cm" svg:width="8.517cm" svg:height="8.65cm"/>
          <chart:axis chart:dimension="x" chart:name="primary-x" chart:style-name="ch3" chartooo:axis-type="auto">
            <chart:categories table:cell-range-address="Coords.T28:Coords.T31"/>
            <chart:grid chart:style-name="ch4" chart:class="major"/>
          </chart:axis>
          <chart:axis chart:dimension="y" chart:name="primary-y" chart:style-name="ch3">
            <chart:grid chart:style-name="ch4" chart:class="major"/>
          </chart:axis>
          <chart:series chart:style-name="ch5" chart:values-cell-range-address="Coords.R28:Coords.R34" chart:class="chart:scatter">
            <chart:domain table:cell-range-address="Coords.Q28:Coords.Q34"/>
            <chart:data-point chart:repeated="7"/>
            <chart:data-label chart:style-name="ch6"/>
          </chart:series>
          <chart:series chart:style-name="ch7" chart:values-cell-range-address="Coords.S28:Coords.S34" chart:class="chart:scatter">
            <chart:data-point chart:repeated="7"/>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a Q</text:p>
              </table:table-cell>
              <table:table-cell office:value-type="string">
                <text:p>Columna R</text:p>
              </table:table-cell>
              <table:table-cell office:value-type="string">
                <text:p>Columna S</text:p>
              </table:table-cell>
            </table:table-row>
          </table:table-header-rows>
          <table:table-rows>
            <table:table-row>
              <table:table-cell office:value-type="string">
                <text:p>A</text:p>
                <draw:g>
                  <svg:desc>Coords.T28:Coords.T31</svg:desc>
                </draw:g>
              </table:table-cell>
              <table:table-cell office:value-type="float" office:value="0.499999999999999">
                <text:p>0.499999999999999</text:p>
                <draw:g>
                  <svg:desc>Coords.Q28:Coords.Q34</svg:desc>
                </draw:g>
              </table:table-cell>
              <table:table-cell office:value-type="float" office:value="0.288675134594812">
                <text:p>0.288675134594812</text:p>
                <draw:g>
                  <svg:desc>Coords.R28:Coords.R34</svg:desc>
                </draw:g>
              </table:table-cell>
              <table:table-cell office:value-type="float" office:value="NaN">
                <text:p>NaN</text:p>
                <draw:g>
                  <svg:desc>Coords.S28:Coords.S34</svg:desc>
                </draw:g>
              </table:table-cell>
            </table:table-row>
            <table:table-row>
              <table:table-cell office:value-type="string">
                <text:p>B</text:p>
              </table:table-cell>
              <table:table-cell office:value-type="float" office:value="-0.500000000000001">
                <text:p>-0.500000000000001</text:p>
              </table:table-cell>
              <table:table-cell office:value-type="float" office:value="0.28867513459481">
                <text:p>0.28867513459481</text:p>
              </table:table-cell>
              <table:table-cell office:value-type="float" office:value="NaN">
                <text:p>NaN</text:p>
              </table:table-cell>
            </table:table-row>
            <table:table-row>
              <table:table-cell office:value-type="string">
                <text:p>C</text:p>
              </table:table-cell>
              <table:table-cell office:value-type="float" office:value="5.53463302285262E-015">
                <text:p>5.53463302285262E-015</text:p>
              </table:table-cell>
              <table:table-cell office:value-type="float" office:value="-0.577350269189625">
                <text:p>-0.577350269189625</text:p>
              </table:table-cell>
              <table:table-cell office:value-type="float" office:value="NaN">
                <text:p>NaN</text:p>
              </table:table-cell>
            </table:table-row>
            <table:table-row>
              <table:table-cell office:value-type="string">
                <text:p/>
              </table:table-cell>
              <table:table-cell office:value-type="float" office:value="0.499999999999999">
                <text:p>0.499999999999999</text:p>
              </table:table-cell>
              <table:table-cell office:value-type="float" office:value="0.288675134594812">
                <text:p>0.288675134594812</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0.6">
                <text:p>-0.6</text:p>
              </table:table-cell>
              <table:table-cell office:value-type="float" office:value="NaN">
                <text:p>NaN</text:p>
              </table:table-cell>
              <table:table-cell office:value-type="float" office:value="-0.744337567297406">
                <text:p>-0.744337567297406</text:p>
              </table:table-cell>
            </table:table-row>
            <table:table-row>
              <table:table-cell office:value-type="string"/>
              <table:table-cell office:value-type="float" office:value="0.6">
                <text:p>0.6</text:p>
              </table:table-cell>
              <table:table-cell office:value-type="float" office:value="NaN">
                <text:p>NaN</text:p>
              </table:table-cell>
              <table:table-cell office:value-type="float" office:value="0.455662432702594">
                <text:p>0.455662432702594</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7.2$Windows_X86_64 LibreOffice_project/723314e595e8007d3cf785c16538505a1c878ca5</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origin="0" chart:reverse-direction="false" text:line-break="false" loext:try-staggering-first="false" chart:link-data-style-to-source="true" chart:axis-position="0" chart:axis-label-position="outside-start"/>
      <style:graphic-properties svg:stroke-color="#b3b3b3"/>
      <style:text-properties fo:font-size="10pt" style:font-size-asian="10pt" style:font-size-complex="10pt"/>
    </style:style>
    <style:style style:name="ch4" style:family="chart" style:data-style-name="N0">
      <style:chart-properties chart:symbol-type="none" chart:link-data-style-to-source="true"/>
      <style:graphic-properties draw:stroke="none" svg:stroke-width="0.08cm" svg:stroke-color="#ed1c24" draw:fill-color="#ed1c24" dr3d:edge-rounding="5%"/>
      <style:text-properties fo:font-size="10pt" style:font-size-asian="10pt" style:font-size-complex="10pt"/>
    </style:style>
    <style:style style:name="ch5" style:family="chart" style:data-style-name="N0">
      <style:chart-properties chart:symbol-type="named-symbol" chart:symbol-name="circle" chart:symbol-width="0.1cm" chart:symbol-height="0.1cm" loext:label-stroke-color="#3465a4" chart:link-data-style-to-source="true" chart:data-label-number="none" chart:data-label-text="true" chart:data-label-symbol="false" chart:data-label-series="false" chart:label-position="top"/>
      <style:graphic-properties draw:stroke="none" svg:stroke-width="0.08cm" svg:stroke-color="#ff420e" draw:fill-color="#ff420e" dr3d:edge-rounding="5%"/>
      <style:text-properties fo:font-size="10pt" style:font-size-asian="10pt" style:font-size-complex="10pt"/>
    </style:style>
    <style:style style:name="ch6" style:family="chart">
      <style:graphic-properties svg:stroke-color="#3465a4"/>
    </style:style>
    <style:style style:name="ch7" style:family="chart" style:data-style-name="N0">
      <style:chart-properties chart:symbol-type="none" chart:link-data-style-to-source="true"/>
      <style:graphic-properties svg:stroke-color="#006c3b" draw:fill-color="#006c3b"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001cm" svg:height="9.001cm" xlink:href=".." xlink:type="simple" chart:class="chart:scatter" chart:column-mapping="0" chart:style-name="ch1">
        <chart:plot-area chart:style-name="ch2" table:cell-range-address="Equilibrio.Y21:Equilibrio.Y25 Equilibrio.Z17:Equilibrio.AA20 Equilibrio.AB21:Equilibrio.AB25 Equilibrio.AC26:Equilibrio.AC49" chart:data-source-has-labels="column" svg:x="0.18cm" svg:y="0.18cm" svg:width="8.641cm" svg:height="8.641cm">
          <chart:coordinate-region svg:x="1.278cm" svg:y="0.379cm" svg:width="7.171cm" svg:height="7.795cm"/>
          <chart:axis chart:dimension="x" chart:name="primary-x" chart:style-name="ch3" chartooo:axis-type="auto">
            <chart:categories table:cell-range-address="Equilibrio.Y21:Equilibrio.Y25"/>
          </chart:axis>
          <chart:axis chart:dimension="y" chart:name="primary-y" chart:style-name="ch3"/>
          <chart:series chart:style-name="ch4" chart:values-cell-range-address="Equilibrio.AA17:Equilibrio.AA20" chart:class="chart:scatter">
            <chart:domain table:cell-range-address="Equilibrio.Z17:Equilibrio.Z20"/>
            <chart:data-point chart:repeated="4"/>
          </chart:series>
          <chart:series chart:style-name="ch5" chart:values-cell-range-address="Equilibrio.AB21:Equilibrio.AB25" chart:class="chart:scatter">
            <chart:domain table:cell-range-address="Equilibrio.Z21:Equilibrio.Z25"/>
            <chart:data-point chart:repeated="5"/>
            <chart:data-label chart:style-name="ch6"/>
          </chart:series>
          <chart:series chart:style-name="ch7" chart:values-cell-range-address="Equilibrio.AC26:Equilibrio.AC49" chart:class="chart:scatter">
            <chart:domain table:cell-range-address="Equilibrio.Z26:Equilibrio.Z49"/>
            <chart:data-point chart:repeated="24"/>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Z</text:p>
              </table:table-cell>
              <table:table-cell office:value-type="string">
                <text:p>Columna AA</text:p>
              </table:table-cell>
              <table:table-cell office:value-type="string">
                <text:p>Columna Z</text:p>
              </table:table-cell>
              <table:table-cell office:value-type="string">
                <text:p>Columna AB</text:p>
              </table:table-cell>
              <table:table-cell office:value-type="string">
                <text:p>Columna Z</text:p>
              </table:table-cell>
              <table:table-cell office:value-type="string">
                <text:p>Columna AC</text:p>
              </table:table-cell>
            </table:table-row>
          </table:table-header-rows>
          <table:table-rows>
            <table:table-row>
              <table:table-cell office:value-type="float" office:value="1">
                <text:p>1</text:p>
                <draw:g>
                  <svg:desc>Equilibrio.Y21:Equilibrio.Y25</svg:desc>
                </draw:g>
              </table:table-cell>
              <table:table-cell office:value-type="float" office:value="-577.35026919">
                <text:p>-577.35026919</text:p>
                <draw:g>
                  <svg:desc>Equilibrio.Z17:Equilibrio.Z20</svg:desc>
                </draw:g>
              </table:table-cell>
              <table:table-cell office:value-type="float" office:value="-577.35026919">
                <text:p>-577.35026919</text:p>
                <draw:g>
                  <svg:desc>Equilibrio.AA17:Equilibrio.AA20</svg:desc>
                </draw:g>
              </table:table-cell>
              <table:table-cell office:value-type="float" office:value="500">
                <text:p>500</text:p>
                <draw:g>
                  <svg:desc>Equilibrio.Z21:Equilibrio.Z25</svg:desc>
                </draw:g>
              </table:table-cell>
              <table:table-cell office:value-type="float" office:value="288.675134595">
                <text:p>288.675134595</text:p>
                <draw:g>
                  <svg:desc>Equilibrio.AB21:Equilibrio.AB25</svg:desc>
                </draw:g>
              </table:table-cell>
              <table:table-cell office:value-type="float" office:value="500">
                <text:p>500</text:p>
                <draw:g>
                  <svg:desc>Equilibrio.Z26:Equilibrio.Z49</svg:desc>
                </draw:g>
              </table:table-cell>
              <table:table-cell office:value-type="float" office:value="288.675134595">
                <text:p>288.675134595</text:p>
                <draw:g>
                  <svg:desc>Equilibrio.AC26:Equilibrio.AC49</svg:desc>
                </draw:g>
              </table:table-cell>
            </table:table-row>
            <table:table-row>
              <table:table-cell office:value-type="string">
                <text:p>𝘘₂</text:p>
              </table:table-cell>
              <table:table-cell office:value-type="float" office:value="-577.35026919">
                <text:p>-577.35026919</text:p>
              </table:table-cell>
              <table:table-cell office:value-type="float" office:value="2788.67513459565">
                <text:p>2788.67513459565</text:p>
              </table:table-cell>
              <table:table-cell office:value-type="float" office:value="-500">
                <text:p>-500</text:p>
              </table:table-cell>
              <table:table-cell office:value-type="float" office:value="288.675134595">
                <text:p>288.675134595</text:p>
              </table:table-cell>
              <table:table-cell office:value-type="float" office:value="166.666666666343">
                <text:p>166.666666666343</text:p>
              </table:table-cell>
              <table:table-cell office:value-type="float" office:value="288.675134595">
                <text:p>288.675134595</text:p>
              </table:table-cell>
            </table:table-row>
            <table:table-row>
              <table:table-cell office:value-type="string">
                <text:p>𝘘₃</text:p>
              </table:table-cell>
              <table:table-cell office:value-type="float" office:value="2788.67513459565">
                <text:p>2788.67513459565</text:p>
              </table:table-cell>
              <table:table-cell office:value-type="float" office:value="2788.67513459565">
                <text:p>2788.67513459565</text:p>
              </table:table-cell>
              <table:table-cell office:value-type="float" office:value="0">
                <text:p>0</text:p>
              </table:table-cell>
              <table:table-cell office:value-type="float" office:value="-577.35026919">
                <text:p>-577.35026919</text:p>
              </table:table-cell>
              <table:table-cell office:value-type="float" office:value="209.967936855564">
                <text:p>209.967936855564</text:p>
              </table:table-cell>
              <table:table-cell office:value-type="float" office:value="263.675134595">
                <text:p>263.675134595</text:p>
              </table:table-cell>
            </table:table-row>
            <table:table-row>
              <table:table-cell office:value-type="string">
                <text:p/>
              </table:table-cell>
              <table:table-cell office:value-type="float" office:value="2788.67513459565">
                <text:p>2788.67513459565</text:p>
              </table:table-cell>
              <table:table-cell office:value-type="float" office:value="-577.35026919">
                <text:p>-577.35026919</text:p>
              </table:table-cell>
              <table:table-cell office:value-type="float" office:value="NaN">
                <text:p>NaN</text:p>
              </table:table-cell>
              <table:table-cell office:value-type="float" office:value="NaN">
                <text:p>NaN</text:p>
              </table:table-cell>
              <table:table-cell office:value-type="float" office:value="166.666666666343">
                <text:p>166.666666666343</text:p>
              </table:table-cell>
              <table:table-cell office:value-type="float" office:value="288.675134595">
                <text:p>288.675134595</text:p>
              </table:table-cell>
            </table:table-row>
            <table:table-row>
              <table:table-cell office:value-type="string">
                <text:p>𝘘ₘ</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209.967936855564">
                <text:p>209.967936855564</text:p>
              </table:table-cell>
              <table:table-cell office:value-type="float" office:value="313.675134595">
                <text:p>313.67513459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6.666666666343">
                <text:p>166.666666666343</text:p>
              </table:table-cell>
              <table:table-cell office:value-type="float" office:value="288.675134595">
                <text:p>288.67513459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4595">
                <text:p>288.67513459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49.999999999879">
                <text:p>749.999999999879</text:p>
              </table:table-cell>
              <table:table-cell office:value-type="float" office:value="721.68783648729">
                <text:p>721.68783648729</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06.698729810664">
                <text:p>706.698729810664</text:p>
              </table:table-cell>
              <table:table-cell office:value-type="float" office:value="696.687836487278">
                <text:p>696.687836487278</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49.999999999879">
                <text:p>749.999999999879</text:p>
              </table:table-cell>
              <table:table-cell office:value-type="float" office:value="721.68783648729">
                <text:p>721.68783648729</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49.999999999893">
                <text:p>749.999999999893</text:p>
              </table:table-cell>
              <table:table-cell office:value-type="float" office:value="671.68783648729">
                <text:p>671.68783648729</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49.999999999879">
                <text:p>749.999999999879</text:p>
              </table:table-cell>
              <table:table-cell office:value-type="float" office:value="721.68783648729">
                <text:p>721.68783648729</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4595">
                <text:p>288.67513459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4595">
                <text:p>288.67513459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4595">
                <text:p>288.67513459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4595">
                <text:p>288.67513459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4595">
                <text:p>288.67513459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4595">
                <text:p>288.67513459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4595">
                <text:p>288.67513459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3.333333333779">
                <text:p>583.333333333779</text:p>
              </table:table-cell>
              <table:table-cell office:value-type="float" office:value="-144.33756729729">
                <text:p>-144.33756729729</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99.699675101433">
                <text:p>599.699675101433</text:p>
              </table:table-cell>
              <table:table-cell office:value-type="float" office:value="-97.0920081711204">
                <text:p>-97.0920081711204</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3.333333333779">
                <text:p>583.333333333779</text:p>
              </table:table-cell>
              <table:table-cell office:value-type="float" office:value="-144.33756729729">
                <text:p>-144.33756729729</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50.600649798344">
                <text:p>550.600649798344</text:p>
              </table:table-cell>
              <table:table-cell office:value-type="float" office:value="-106.541119996398">
                <text:p>-106.541119996398</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3.333333333779">
                <text:p>583.333333333779</text:p>
              </table:table-cell>
              <table:table-cell office:value-type="float" office:value="-144.33756729729">
                <text:p>-144.33756729729</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7.2$Windows_X86_64 LibreOffice_project/723314e595e8007d3cf785c16538505a1c878ca5</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